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Replacements/Object 1" manifest:media-type=""/>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Titolo2" style:family="paragraph">
      <style:paragraph-properties fo:break-before="page"/>
    </style:style>
    <style:style style:name="T21" style:parent-style-name="Car.predefinitoparagrafo" style:family="text">
      <style:text-properties style:language-asian="it" style:country-asian="IT"/>
    </style:style>
    <style:style style:name="TableColumn23" style:family="table-column">
      <style:table-column-properties style:column-width="3.1013in" style:use-optimal-column-width="false"/>
    </style:style>
    <style:style style:name="TableColumn24" style:family="table-column">
      <style:table-column-properties style:column-width="3.2326in" style:use-optimal-column-width="false"/>
    </style:style>
    <style:style style:name="Table22" style:family="table">
      <style:table-properties style:width="6.334in" fo:margin-left="0in" table:align="left"/>
    </style:style>
    <style:style style:name="TableRow25" style:family="table-row">
      <style:table-row-properties style:min-row-height="0.6694in" style:use-optimal-row-height="false" fo:keep-together="always"/>
    </style:style>
    <style:style style:name="TableCell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7" style:parent-style-name="Standard" style:family="paragraph">
      <style:text-properties fo:color="#000000"/>
    </style:style>
    <style:style style:name="P28" style:parent-style-name="Standard" style:family="paragraph">
      <style:text-properties fo:color="#000000"/>
    </style:style>
    <style:style style:name="TableCell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 style:parent-style-name="Standard" style:family="paragraph">
      <style:text-properties fo:font-style="italic" style:font-style-asian="italic" fo:color="#C00000" fo:font-size="8pt" style:font-size-asian="8pt"/>
    </style:style>
    <style:style style:name="P31" style:parent-style-name="Standard" style:family="paragraph">
      <style:text-properties fo:font-style="italic" style:font-style-asian="italic" fo:color="#C00000" fo:font-size="8pt" style:font-size-asian="8pt"/>
    </style:style>
    <style:style style:name="TableRow32" style:family="table-row">
      <style:table-row-properties style:min-row-height="0.6694in" style:use-optimal-row-height="false" fo:keep-together="always"/>
    </style:style>
    <style:style style:name="TableCell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 style:parent-style-name="Standard" style:family="paragraph">
      <style:text-properties fo:color="#000000"/>
    </style:style>
    <style:style style:name="P35" style:parent-style-name="Standard" style:family="paragraph">
      <style:text-properties fo:color="#000000"/>
    </style:style>
    <style:style style:name="TableCell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 style:parent-style-name="Standard" style:family="paragraph">
      <style:text-properties fo:font-style="italic" style:font-style-asian="italic" fo:color="#C00000" fo:font-size="8pt" style:font-size-asian="8pt"/>
    </style:style>
    <style:style style:name="P38" style:parent-style-name="Standard" style:family="paragraph">
      <style:text-properties fo:font-style="italic" style:font-style-asian="italic" fo:color="#C00000" fo:font-size="8pt" style:font-size-asian="8pt"/>
    </style:style>
    <style:style style:name="TableRow39" style:family="table-row">
      <style:table-row-properties style:min-row-height="0.6694in" style:use-optimal-row-height="false" fo:keep-together="always"/>
    </style:style>
    <style:style style:name="TableCell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 style:parent-style-name="Standard" style:family="paragraph">
      <style:text-properties fo:color="#000000"/>
    </style:style>
    <style:style style:name="P42" style:parent-style-name="Standard" style:family="paragraph">
      <style:text-properties fo:color="#000000"/>
    </style:style>
    <style:style style:name="TableRow43" style:family="table-row">
      <style:table-row-properties style:min-row-height="2.0548in" style:use-optimal-row-height="false" fo:keep-together="always"/>
    </style:style>
    <style:style style:name="TableCell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 style:parent-style-name="Standard" style:family="paragraph">
      <style:text-properties fo:color="#000000"/>
    </style:style>
    <style:style style:name="P46" style:parent-style-name="Standard" style:family="paragraph">
      <style:text-properties fo:color="#000000"/>
    </style:style>
    <style:style style:name="TableRow47" style:family="table-row">
      <style:table-row-properties style:min-row-height="1.3562in" style:use-optimal-row-height="false" fo:keep-together="always"/>
    </style:style>
    <style:style style:name="TableCell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 style:parent-style-name="Standard" style:family="paragraph">
      <style:text-properties fo:color="#000000"/>
    </style:style>
    <style:style style:name="P50" style:parent-style-name="Standard" style:family="paragraph">
      <style:text-properties fo:color="#000000"/>
    </style:style>
    <style:style style:name="TableRow51" style:family="table-row">
      <style:table-row-properties style:min-row-height="0.6694in" style:use-optimal-row-height="false" fo:keep-together="always"/>
    </style:style>
    <style:style style:name="TableCell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 style:parent-style-name="Standard" style:family="paragraph">
      <style:text-properties fo:color="#000000"/>
    </style:style>
    <style:style style:name="P54" style:parent-style-name="Standard" style:family="paragraph">
      <style:text-properties fo:color="#000000"/>
    </style:style>
    <style:style style:name="TableRow55" style:family="table-row">
      <style:table-row-properties style:min-row-height="0.6694in" style:use-optimal-row-height="false" fo:keep-together="always"/>
    </style:style>
    <style:style style:name="TableCell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 style:parent-style-name="Standard" style:family="paragraph">
      <style:text-properties fo:color="#000000"/>
    </style:style>
    <style:style style:name="P58" style:parent-style-name="Standard" style:family="paragraph">
      <style:text-properties fo:color="#000000"/>
    </style:style>
    <style:style style:name="TableRow59" style:family="table-row">
      <style:table-row-properties style:min-row-height="0.6694in" style:use-optimal-row-height="false" fo:keep-together="always"/>
    </style:style>
    <style:style style:name="TableCell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 style:parent-style-name="Standard" style:family="paragraph">
      <style:text-properties fo:color="#000000"/>
    </style:style>
    <style:style style:name="P62" style:parent-style-name="Standard" style:family="paragraph">
      <style:text-properties fo:color="#000000"/>
    </style:style>
    <style:style style:name="TableRow63" style:family="table-row">
      <style:table-row-properties style:min-row-height="0.6694in" style:use-optimal-row-height="false" fo:keep-together="always"/>
    </style:style>
    <style:style style:name="TableCell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 style:parent-style-name="Standard" style:family="paragraph">
      <style:text-properties fo:color="#000000"/>
    </style:style>
    <style:style style:name="P66" style:parent-style-name="Standard" style:family="paragraph">
      <style:text-properties fo:color="#000000"/>
    </style:style>
    <style:style style:name="TableRow67" style:family="table-row">
      <style:table-row-properties style:min-row-height="0.6097in" style:use-optimal-row-height="false" fo:keep-together="always"/>
    </style:style>
    <style:style style:name="TableCell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 style:parent-style-name="Standard" style:family="paragraph">
      <style:text-properties fo:color="#000000"/>
    </style:style>
    <style:style style:name="TableRow70" style:family="table-row">
      <style:table-row-properties style:min-row-height="0.6694in" style:use-optimal-row-height="false" fo:keep-together="always"/>
    </style:style>
    <style:style style:name="TableCell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2" style:parent-style-name="Standard" style:family="paragraph">
      <style:text-properties fo:color="#000000"/>
    </style:style>
    <style:style style:name="P73" style:parent-style-name="Titolo2" style:family="paragraph">
      <style:paragraph-properties fo:break-before="page"/>
    </style:style>
    <style:style style:name="TableColumn75" style:family="table-column">
      <style:table-column-properties style:column-width="3.1013in" style:use-optimal-column-width="false"/>
    </style:style>
    <style:style style:name="TableColumn76" style:family="table-column">
      <style:table-column-properties style:column-width="3.2326in" style:use-optimal-column-width="false"/>
    </style:style>
    <style:style style:name="Table74" style:family="table">
      <style:table-properties style:width="6.334in" fo:margin-left="0in" table:align="left"/>
    </style:style>
    <style:style style:name="TableRow77" style:family="table-row">
      <style:table-row-properties style:min-row-height="0.6694in" style:use-optimal-row-height="false" fo:keep-together="always"/>
    </style:style>
    <style:style style:name="TableCell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9" style:parent-style-name="Standard" style:family="paragraph">
      <style:text-properties fo:color="#000000"/>
    </style:style>
    <style:style style:name="P80" style:parent-style-name="Standard" style:family="paragraph">
      <style:text-properties fo:color="#000000"/>
    </style:style>
    <style:style style:name="TableCell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font-style="italic" style:font-style-asian="italic" fo:color="#C00000" fo:font-size="8pt" style:font-size-asian="8pt"/>
    </style:style>
    <style:style style:name="P83" style:parent-style-name="Standard" style:family="paragraph">
      <style:text-properties fo:font-style="italic" style:font-style-asian="italic" fo:color="#C00000" fo:font-size="8pt" style:font-size-asian="8pt"/>
    </style:style>
    <style:style style:name="TableRow84" style:family="table-row">
      <style:table-row-properties style:min-row-height="0.6694in" style:use-optimal-row-height="false"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P87" style:parent-style-name="Standard" style:family="paragraph">
      <style:text-properties fo:color="#000000"/>
    </style:style>
    <style:style style:name="TableCell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 style:parent-style-name="Standard" style:family="paragraph">
      <style:text-properties fo:font-style="italic" style:font-style-asian="italic" fo:color="#C00000" fo:font-size="8pt" style:font-size-asian="8pt"/>
    </style:style>
    <style:style style:name="P90" style:parent-style-name="Standard" style:family="paragraph">
      <style:text-properties fo:font-style="italic" style:font-style-asian="italic" fo:color="#C00000" fo:font-size="8pt" style:font-size-asian="8pt"/>
    </style:style>
    <style:style style:name="TableRow91" style:family="table-row">
      <style:table-row-properties style:min-row-height="0.6694in" style:use-optimal-row-height="false" fo:keep-together="always"/>
    </style:style>
    <style:style style:name="TableCell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 style:parent-style-name="Standard" style:family="paragraph">
      <style:text-properties fo:color="#000000"/>
    </style:style>
    <style:style style:name="P94" style:parent-style-name="Standard" style:family="paragraph">
      <style:text-properties fo:color="#000000"/>
    </style:style>
    <style:style style:name="TableRow95" style:family="table-row">
      <style:table-row-properties style:min-row-height="2.0548in" style:use-optimal-row-height="false"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T98" style:parent-style-name="Car.predefinitoparagrafo" style:family="text">
      <style:text-properties fo:color="#000000"/>
    </style:style>
    <style:style style:name="T99" style:parent-style-name="Car.predefinitoparagrafo" style:family="text">
      <style:text-properties fo:color="#000000"/>
    </style:style>
    <style:style style:name="T100" style:parent-style-name="Car.predefinitoparagrafo" style:family="text">
      <style:text-properties fo:color="#000000" fo:background-color="#FFFFFF"/>
    </style:style>
    <style:style style:name="TableRow101" style:family="table-row">
      <style:table-row-properties style:min-row-height="1.3562in" style:use-optimal-row-height="false" fo:keep-together="always"/>
    </style:style>
    <style:style style:name="TableCell1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 style:parent-style-name="Standard" style:family="paragraph">
      <style:text-properties fo:color="#000000"/>
    </style:style>
    <style:style style:name="P104" style:parent-style-name="Standard" style:family="paragraph">
      <style:text-properties fo:color="#000000"/>
    </style:style>
    <style:style style:name="P105" style:parent-style-name="Standard" style:family="paragraph">
      <style:text-properties fo:color="#000000"/>
    </style:style>
    <style:style style:name="TableRow106" style:family="table-row">
      <style:table-row-properties style:min-row-height="0.6694in" style:use-optimal-row-height="false" fo:keep-together="always"/>
    </style:style>
    <style:style style:name="TableCell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 style:parent-style-name="Standard" style:family="paragraph">
      <style:text-properties fo:color="#000000"/>
    </style:style>
    <style:style style:name="P109" style:parent-style-name="Standard" style:family="paragraph">
      <style:text-properties fo:color="#000000"/>
    </style:style>
    <style:style style:name="P110" style:parent-style-name="Standard" style:family="paragraph">
      <style:text-properties fo:color="#000000"/>
    </style:style>
    <style:style style:name="TableRow111" style:family="table-row">
      <style:table-row-properties style:min-row-height="0.6694in" style:use-optimal-row-height="false" fo:keep-together="always"/>
    </style:style>
    <style:style style:name="TableCell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 style:parent-style-name="Standard" style:family="paragraph">
      <style:text-properties fo:color="#000000"/>
    </style:style>
    <style:style style:name="P114" style:parent-style-name="Standard" style:family="paragraph">
      <style:text-properties fo:color="#000000"/>
    </style:style>
    <style:style style:name="P115" style:parent-style-name="Standard" style:family="paragraph">
      <style:text-properties fo:color="#000000"/>
    </style:style>
    <style:style style:name="TableRow116" style:family="table-row">
      <style:table-row-properties style:min-row-height="0.6694in" style:use-optimal-row-height="false" fo:keep-together="always"/>
    </style:style>
    <style:style style:name="TableCell1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color="#000000"/>
    </style:style>
    <style:style style:name="P119" style:parent-style-name="Standard" style:family="paragraph">
      <style:text-properties fo:color="#000000"/>
    </style:style>
    <style:style style:name="P120" style:parent-style-name="Standard" style:family="paragraph">
      <style:text-properties fo:color="#000000"/>
    </style:style>
    <style:style style:name="TableRow121" style:family="table-row">
      <style:table-row-properties style:min-row-height="0.6694in" style:use-optimal-row-height="false" fo:keep-together="always"/>
    </style:style>
    <style:style style:name="TableCell1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TableRow126" style:family="table-row">
      <style:table-row-properties style:min-row-height="0.6097in" style:use-optimal-row-height="false" fo:keep-together="always"/>
    </style:style>
    <style:style style:name="TableCell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 style:parent-style-name="Standard" style:family="paragraph">
      <style:text-properties fo:color="#000000"/>
    </style:style>
    <style:style style:name="TableRow129" style:family="table-row">
      <style:table-row-properties style:min-row-height="0.6694in" style:use-optimal-row-height="false" fo:keep-together="always"/>
    </style:style>
    <style:style style:name="TableCell1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 style:parent-style-name="Standard" style:family="paragraph">
      <style:text-properties fo:color="#000000"/>
    </style:style>
    <style:style style:name="T132" style:parent-style-name="Car.predefinitoparagrafo" style:family="text">
      <style:text-properties fo:color="#000000"/>
    </style:style>
    <style:style style:name="T133" style:parent-style-name="Car.predefinitoparagrafo" style:family="text">
      <style:text-properties fo:color="#000000" fo:font-size="10pt" style:font-size-asian="10pt"/>
    </style:style>
    <style:style style:name="P134" style:parent-style-name="Standard" style:family="paragraph">
      <style:text-properties fo:color="#000000"/>
    </style:style>
    <style:style style:name="P135" style:parent-style-name="Titolo2" style:family="paragraph">
      <style:paragraph-properties fo:break-before="page"/>
    </style:style>
    <style:style style:name="TableColumn137" style:family="table-column">
      <style:table-column-properties style:column-width="3.1013in" style:use-optimal-column-width="false"/>
    </style:style>
    <style:style style:name="TableColumn138" style:family="table-column">
      <style:table-column-properties style:column-width="3.2326in" style:use-optimal-column-width="false"/>
    </style:style>
    <style:style style:name="Table136" style:family="table">
      <style:table-properties style:width="6.334in" fo:margin-left="0in" table:align="left"/>
    </style:style>
    <style:style style:name="TableRow139" style:family="table-row">
      <style:table-row-properties style:min-row-height="0.6694in" style:use-optimal-row-height="false" fo:keep-together="always"/>
    </style:style>
    <style:style style:name="TableCell1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 style:parent-style-name="Standard" style:family="paragraph">
      <style:text-properties fo:color="#000000"/>
    </style:style>
    <style:style style:name="P142" style:parent-style-name="Standard" style:family="paragraph">
      <style:text-properties fo:color="#000000"/>
    </style:style>
    <style:style style:name="TableCell1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 style:parent-style-name="Standard" style:family="paragraph">
      <style:text-properties fo:font-style="italic" style:font-style-asian="italic" fo:color="#C00000" fo:font-size="8pt" style:font-size-asian="8pt"/>
    </style:style>
    <style:style style:name="P145" style:parent-style-name="Standard" style:family="paragraph">
      <style:text-properties fo:font-style="italic" style:font-style-asian="italic" fo:color="#C00000" fo:font-size="8pt" style:font-size-asian="8pt"/>
    </style:style>
    <style:style style:name="TableRow146" style:family="table-row">
      <style:table-row-properties style:min-row-height="0.6694in" style:use-optimal-row-height="false" fo:keep-together="always"/>
    </style:style>
    <style:style style:name="TableCell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 style:parent-style-name="Standard" style:family="paragraph">
      <style:text-properties fo:color="#000000"/>
    </style:style>
    <style:style style:name="P149" style:parent-style-name="Standard" style:family="paragraph">
      <style:text-properties fo:color="#000000"/>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font-style="italic" style:font-style-asian="italic" fo:color="#C00000" fo:font-size="8pt" style:font-size-asian="8pt"/>
    </style:style>
    <style:style style:name="P152" style:parent-style-name="Standard" style:family="paragraph">
      <style:text-properties fo:font-style="italic" style:font-style-asian="italic" fo:color="#C00000" fo:font-size="8pt" style:font-size-asian="8pt"/>
    </style:style>
    <style:style style:name="TableRow153" style:family="table-row">
      <style:table-row-properties style:min-row-height="0.6694in" style:use-optimal-row-height="false" fo:keep-together="always"/>
    </style:style>
    <style:style style:name="TableCell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 style:parent-style-name="Standard" style:family="paragraph">
      <style:text-properties fo:color="#000000"/>
    </style:style>
    <style:style style:name="P156" style:parent-style-name="Standard" style:family="paragraph">
      <style:text-properties fo:color="#000000"/>
    </style:style>
    <style:style style:name="TableRow157" style:family="table-row">
      <style:table-row-properties style:min-row-height="2.0548in" style:use-optimal-row-height="false" fo:keep-together="always"/>
    </style:style>
    <style:style style:name="TableCell1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TableRow162" style:family="table-row">
      <style:table-row-properties style:min-row-height="1.3562in" style:use-optimal-row-height="false" fo:keep-together="always"/>
    </style:style>
    <style:style style:name="TableCell1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 style:parent-style-name="Standard" style:family="paragraph">
      <style:text-properties fo:color="#000000"/>
    </style:style>
    <style:style style:name="T165" style:parent-style-name="Car.predefinitoparagrafo" style:family="text">
      <style:text-properties fo:color="#000000"/>
    </style:style>
    <style:style style:name="T166" style:parent-style-name="Car.predefinitoparagrafo" style:family="text">
      <style:text-properties fo:color="#000000"/>
    </style:style>
    <style:style style:name="T167" style:parent-style-name="Car.predefinitoparagrafo" style:family="text">
      <style:text-properties fo:color="#000000"/>
    </style:style>
    <style:style style:name="T168" style:parent-style-name="Car.predefinitoparagrafo" style:family="text">
      <style:text-properties fo:color="#000000"/>
    </style:style>
    <style:style style:name="T169" style:parent-style-name="Car.predefinitoparagrafo" style:family="text">
      <style:text-properties fo:color="#000000"/>
    </style:style>
    <style:style style:name="TableRow170" style:family="table-row">
      <style:table-row-properties style:min-row-height="0.6694in" style:use-optimal-row-height="false" fo:keep-together="always"/>
    </style:style>
    <style:style style:name="TableCell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TableRow175" style:family="table-row">
      <style:table-row-properties style:min-row-height="0.6694in" style:use-optimal-row-height="false" fo:keep-together="always"/>
    </style:style>
    <style:style style:name="TableCell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TableRow180" style:family="table-row">
      <style:table-row-properties style:min-row-height="0.6694in" style:use-optimal-row-height="false" fo:keep-together="always"/>
    </style:style>
    <style:style style:name="TableCell1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TableRow185" style:family="table-row">
      <style:table-row-properties style:min-row-height="0.6694in" style:use-optimal-row-height="false" fo:keep-together="always"/>
    </style:style>
    <style:style style:name="TableCell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TableRow190" style:family="table-row">
      <style:table-row-properties style:min-row-height="0.6097in" style:use-optimal-row-height="false" fo:keep-together="always"/>
    </style:style>
    <style:style style:name="TableCell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TableRow195" style:family="table-row">
      <style:table-row-properties style:min-row-height="0.6694in" style:use-optimal-row-height="false" fo:keep-together="always"/>
    </style:style>
    <style:style style:name="TableCell19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Titolo2" style:family="paragraph">
      <style:paragraph-properties fo:break-before="page"/>
    </style:style>
    <style:style style:name="TableColumn202" style:family="table-column">
      <style:table-column-properties style:column-width="3.1013in" style:use-optimal-column-width="false"/>
    </style:style>
    <style:style style:name="TableColumn203" style:family="table-column">
      <style:table-column-properties style:column-width="3.2326in" style:use-optimal-column-width="false"/>
    </style:style>
    <style:style style:name="Table201" style:family="table">
      <style:table-properties style:width="6.334in" fo:margin-left="0in" table:align="left"/>
    </style:style>
    <style:style style:name="TableRow204" style:family="table-row">
      <style:table-row-properties style:min-row-height="0.6694in" style:use-optimal-row-height="false" fo:keep-together="always"/>
    </style:style>
    <style:style style:name="TableCell2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6" style:parent-style-name="Standard" style:family="paragraph">
      <style:text-properties fo:color="#000000"/>
    </style:style>
    <style:style style:name="P207" style:parent-style-name="Standard" style:family="paragraph">
      <style:text-properties fo:color="#000000"/>
    </style:style>
    <style:style style:name="TableCell2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9" style:parent-style-name="Standard" style:family="paragraph">
      <style:text-properties fo:font-style="italic" style:font-style-asian="italic" fo:color="#C00000" fo:font-size="8pt" style:font-size-asian="8pt"/>
    </style:style>
    <style:style style:name="P210" style:parent-style-name="Standard" style:family="paragraph">
      <style:text-properties fo:font-style="italic" style:font-style-asian="italic" fo:color="#C00000" fo:font-size="8pt" style:font-size-asian="8pt"/>
    </style:style>
    <style:style style:name="TableRow211" style:family="table-row">
      <style:table-row-properties style:min-row-height="0.6694in" style:use-optimal-row-height="false"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text-properties fo:color="#000000"/>
    </style:style>
    <style:style style:name="P214" style:parent-style-name="Standard" style:family="paragraph">
      <style:text-properties fo:color="#000000"/>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font-style="italic" style:font-style-asian="italic" fo:color="#C00000" fo:font-size="8pt" style:font-size-asian="8pt"/>
    </style:style>
    <style:style style:name="P217" style:parent-style-name="Standard" style:family="paragraph">
      <style:text-properties fo:font-style="italic" style:font-style-asian="italic" fo:color="#C00000" fo:font-size="8pt" style:font-size-asian="8pt"/>
    </style:style>
    <style:style style:name="TableRow218" style:family="table-row">
      <style:table-row-properties style:min-row-height="0.6694in" style:use-optimal-row-height="false" fo:keep-together="always"/>
    </style:style>
    <style:style style:name="TableCell2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0" style:parent-style-name="Standard" style:family="paragraph">
      <style:text-properties fo:color="#000000"/>
    </style:style>
    <style:style style:name="P221" style:parent-style-name="Standard" style:family="paragraph">
      <style:text-properties fo:color="#000000"/>
    </style:style>
    <style:style style:name="TableRow222" style:family="table-row">
      <style:table-row-properties style:min-row-height="2.0548in" style:use-optimal-row-height="false" fo:keep-together="always"/>
    </style:style>
    <style:style style:name="TableCell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4" style:parent-style-name="Standard" style:family="paragraph">
      <style:text-properties fo:color="#000000"/>
    </style:style>
    <style:style style:name="P225" style:parent-style-name="Standard" style:family="paragraph">
      <style:text-properties fo:color="#000000"/>
    </style:style>
    <style:style style:name="P226" style:parent-style-name="Standard" style:family="paragraph">
      <style:text-properties fo:color="#000000"/>
    </style:style>
    <style:style style:name="TableRow227" style:family="table-row">
      <style:table-row-properties style:min-row-height="1.3562in" style:use-optimal-row-height="false" fo:keep-together="always"/>
    </style:style>
    <style:style style:name="TableCell2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9" style:parent-style-name="Standard" style:family="paragraph">
      <style:text-properties fo:color="#000000"/>
    </style:style>
    <style:style style:name="P230" style:parent-style-name="Standard" style:family="paragraph">
      <style:text-properties fo:color="#000000"/>
    </style:style>
    <style:style style:name="P231" style:parent-style-name="Standard" style:family="paragraph">
      <style:text-properties fo:color="#000000"/>
    </style:style>
    <style:style style:name="TableRow232" style:family="table-row">
      <style:table-row-properties style:min-row-height="0.6694in" style:use-optimal-row-height="false" fo:keep-together="always"/>
    </style:style>
    <style:style style:name="TableCell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Standard" style:family="paragraph">
      <style:text-properties fo:color="#000000"/>
    </style:style>
    <style:style style:name="TableRow237" style:family="table-row">
      <style:table-row-properties style:min-row-height="0.6694in" style:use-optimal-row-height="false" fo:keep-together="always"/>
    </style:style>
    <style:style style:name="TableCell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9" style:parent-style-name="Standard" style:family="paragraph">
      <style:text-properties fo:color="#000000"/>
    </style:style>
    <style:style style:name="P240" style:parent-style-name="Standard" style:family="paragraph">
      <style:text-properties fo:color="#000000"/>
    </style:style>
    <style:style style:name="P241" style:parent-style-name="Standard" style:family="paragraph">
      <style:text-properties fo:color="#000000"/>
    </style:style>
    <style:style style:name="TableRow242" style:family="table-row">
      <style:table-row-properties style:min-row-height="0.6694in" style:use-optimal-row-height="false" fo:keep-together="always"/>
    </style:style>
    <style:style style:name="TableCell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TableRow247" style:family="table-row">
      <style:table-row-properties style:min-row-height="0.6694in" style:use-optimal-row-height="false" fo:keep-together="always"/>
    </style:style>
    <style:style style:name="TableCell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Standard" style:family="paragraph">
      <style:text-properties fo:color="#000000"/>
    </style:style>
    <style:style style:name="TableRow252" style:family="table-row">
      <style:table-row-properties style:min-row-height="0.6097in" style:use-optimal-row-height="false" fo:keep-together="always"/>
    </style:style>
    <style:style style:name="TableCell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4" style:parent-style-name="Standard" style:family="paragraph">
      <style:text-properties fo:color="#000000"/>
    </style:style>
    <style:style style:name="P255" style:parent-style-name="Standard" style:family="paragraph">
      <style:text-properties fo:color="#000000"/>
    </style:style>
    <style:style style:name="P256" style:parent-style-name="Standard" style:family="paragraph">
      <style:text-properties fo:color="#000000"/>
    </style:style>
    <style:style style:name="TableRow257" style:family="table-row">
      <style:table-row-properties style:min-row-height="0.6694in" style:use-optimal-row-height="false" fo:keep-together="always"/>
    </style:style>
    <style:style style:name="TableCell25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P261" style:parent-style-name="Standard" style:family="paragraph">
      <style:text-properties fo:color="#000000"/>
    </style:style>
    <style:style style:name="P262" style:parent-style-name="Titolo2" style:family="paragraph">
      <style:paragraph-properties fo:break-before="page"/>
    </style:style>
    <style:style style:name="TableColumn264" style:family="table-column">
      <style:table-column-properties style:column-width="3.1013in" style:use-optimal-column-width="false"/>
    </style:style>
    <style:style style:name="TableColumn265" style:family="table-column">
      <style:table-column-properties style:column-width="3.2326in" style:use-optimal-column-width="false"/>
    </style:style>
    <style:style style:name="Table263" style:family="table">
      <style:table-properties style:width="6.334in" fo:margin-left="0in" table:align="left"/>
    </style:style>
    <style:style style:name="TableRow266" style:family="table-row">
      <style:table-row-properties style:min-row-height="0.6694in" style:use-optimal-row-height="false" fo:keep-together="always"/>
    </style:style>
    <style:style style:name="TableCell2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text-properties fo:color="#000000"/>
    </style:style>
    <style:style style:name="P269" style:parent-style-name="Standard" style:family="paragraph">
      <style:text-properties fo:color="#000000"/>
    </style:style>
    <style:style style:name="TableCell2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71" style:parent-style-name="Standard" style:family="paragraph">
      <style:text-properties fo:font-style="italic" style:font-style-asian="italic" fo:color="#C00000" fo:font-size="8pt" style:font-size-asian="8pt"/>
    </style:style>
    <style:style style:name="P272" style:parent-style-name="Standard" style:family="paragraph">
      <style:text-properties fo:font-style="italic" style:font-style-asian="italic" fo:color="#C00000" fo:font-size="8pt" style:font-size-asian="8pt"/>
    </style:style>
    <style:style style:name="TableRow273" style:family="table-row">
      <style:table-row-properties style:min-row-height="0.6694in" style:use-optimal-row-height="false" fo:keep-together="always"/>
    </style:style>
    <style:style style:name="TableCell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5" style:parent-style-name="Standard" style:family="paragraph">
      <style:text-properties fo:color="#000000"/>
    </style:style>
    <style:style style:name="P276" style:parent-style-name="Standard" style:family="paragraph">
      <style:text-properties fo:color="#000000"/>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text-properties fo:font-style="italic" style:font-style-asian="italic" fo:color="#C00000" fo:font-size="8pt" style:font-size-asian="8pt"/>
    </style:style>
    <style:style style:name="P279" style:parent-style-name="Standard" style:family="paragraph">
      <style:text-properties fo:font-style="italic" style:font-style-asian="italic" fo:color="#C00000" fo:font-size="8pt" style:font-size-asian="8pt"/>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P283" style:parent-style-name="Standard" style:family="paragraph">
      <style:text-properties fo:color="#000000"/>
    </style:style>
    <style:style style:name="TableRow284" style:family="table-row">
      <style:table-row-properties style:min-row-height="2.0548in" style:use-optimal-row-height="false"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TableRow288" style:family="table-row">
      <style:table-row-properties style:min-row-height="1.3562in" style:use-optimal-row-height="false" fo:keep-together="always"/>
    </style:style>
    <style:style style:name="TableCell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0" style:parent-style-name="Standard" style:family="paragraph">
      <style:text-properties fo:color="#000000"/>
    </style:style>
    <style:style style:name="P291" style:parent-style-name="Standard" style:family="paragraph">
      <style:text-properties fo:color="#000000"/>
    </style:style>
    <style:style style:name="P292" style:parent-style-name="Standard" style:family="paragraph">
      <style:text-properties fo:color="#000000"/>
    </style:style>
    <style:style style:name="TableRow293" style:family="table-row">
      <style:table-row-properties style:min-row-height="0.6694in" style:use-optimal-row-height="false" fo:keep-together="always"/>
    </style:style>
    <style:style style:name="TableCell2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5" style:parent-style-name="Standard" style:family="paragraph">
      <style:text-properties fo:color="#000000"/>
    </style:style>
    <style:style style:name="P296" style:parent-style-name="Standard" style:family="paragraph">
      <style:text-properties fo:color="#000000"/>
    </style:style>
    <style:style style:name="TableRow297" style:family="table-row">
      <style:table-row-properties style:min-row-height="0.6694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TableRow307" style:family="table-row">
      <style:table-row-properties style:min-row-height="0.6694in" style:use-optimal-row-height="false" fo:keep-together="always"/>
    </style:style>
    <style:style style:name="TableCell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9" style:parent-style-name="Standard" style:family="paragraph">
      <style:text-properties fo:color="#000000"/>
    </style:style>
    <style:style style:name="TableRow310" style:family="table-row">
      <style:table-row-properties style:min-row-height="0.6097in" style:use-optimal-row-height="false" fo:keep-together="always"/>
    </style:style>
    <style:style style:name="TableCell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TableRow315" style:family="table-row">
      <style:table-row-properties style:min-row-height="0.6694in" style:use-optimal-row-height="false" fo:keep-together="always"/>
    </style:style>
    <style:style style:name="TableCell3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17" style:parent-style-name="Standard" style:family="paragraph">
      <style:text-properties fo:color="#000000"/>
    </style:style>
    <style:style style:name="P318" style:parent-style-name="Titolo2" style:family="paragraph">
      <style:paragraph-properties fo:break-before="page"/>
    </style:style>
    <style:style style:name="TableColumn320" style:family="table-column">
      <style:table-column-properties style:column-width="3.1013in" style:use-optimal-column-width="false"/>
    </style:style>
    <style:style style:name="TableColumn321" style:family="table-column">
      <style:table-column-properties style:column-width="3.2326in" style:use-optimal-column-width="false"/>
    </style:style>
    <style:style style:name="Table319" style:family="table">
      <style:table-properties style:width="6.334in" fo:margin-left="0in" table:align="left"/>
    </style:style>
    <style:style style:name="TableRow322" style:family="table-row">
      <style:table-row-properties style:min-row-height="0.6694in" style:use-optimal-row-height="false" fo:keep-together="always"/>
    </style:style>
    <style:style style:name="TableCell3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24" style:parent-style-name="Standard" style:family="paragraph">
      <style:text-properties fo:color="#000000"/>
    </style:style>
    <style:style style:name="P325" style:parent-style-name="Standard" style:family="paragraph">
      <style:text-properties fo:color="#000000"/>
    </style:style>
    <style:style style:name="TableCell3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27" style:parent-style-name="Standard" style:family="paragraph">
      <style:text-properties fo:font-style="italic" style:font-style-asian="italic" fo:color="#C00000" fo:font-size="8pt" style:font-size-asian="8pt"/>
    </style:style>
    <style:style style:name="P328" style:parent-style-name="Standard" style:family="paragraph">
      <style:text-properties fo:font-style="italic" style:font-style-asian="italic" fo:color="#C00000" fo:font-size="8pt" style:font-size-asian="8pt"/>
    </style:style>
    <style:style style:name="TableRow329" style:family="table-row">
      <style:table-row-properties style:min-row-height="0.6694in" style:use-optimal-row-height="false" fo:keep-together="always"/>
    </style:style>
    <style:style style:name="TableCell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1" style:parent-style-name="Standard" style:family="paragraph">
      <style:text-properties fo:color="#000000"/>
    </style:style>
    <style:style style:name="P332" style:parent-style-name="Standard" style:family="paragraph">
      <style:text-properties fo:color="#000000"/>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font-style="italic" style:font-style-asian="italic" fo:color="#C00000" fo:font-size="8pt" style:font-size-asian="8pt"/>
    </style:style>
    <style:style style:name="P335" style:parent-style-name="Standard" style:family="paragraph">
      <style:text-properties fo:font-style="italic" style:font-style-asian="italic" fo:color="#C00000" fo:font-size="8pt" style:font-size-asian="8pt"/>
    </style:style>
    <style:style style:name="TableRow336" style:family="table-row">
      <style:table-row-properties style:min-row-height="0.6694in" style:use-optimal-row-height="false" fo:keep-together="always"/>
    </style:style>
    <style:style style:name="TableCell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8" style:parent-style-name="Standard" style:family="paragraph">
      <style:text-properties fo:color="#000000"/>
    </style:style>
    <style:style style:name="P339" style:parent-style-name="Standard" style:family="paragraph">
      <style:text-properties fo:color="#000000"/>
    </style:style>
    <style:style style:name="TableRow340" style:family="table-row">
      <style:table-row-properties style:min-row-height="2.0548in" style:use-optimal-row-height="false" fo:keep-together="always"/>
    </style:style>
    <style:style style:name="TableCell3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2" style:parent-style-name="Standard" style:family="paragraph">
      <style:text-properties fo:color="#000000"/>
    </style:style>
    <style:style style:name="P343" style:parent-style-name="Standard" style:family="paragraph">
      <style:text-properties fo:color="#000000"/>
    </style:style>
    <style:style style:name="P344" style:parent-style-name="Standard" style:family="paragraph">
      <style:text-properties fo:color="#000000"/>
    </style:style>
    <style:style style:name="TableRow345" style:family="table-row">
      <style:table-row-properties style:min-row-height="1.3562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text-properties fo:color="#000000"/>
    </style:style>
    <style:style style:name="P348" style:parent-style-name="Standard" style:family="paragraph">
      <style:text-properties fo:color="#000000"/>
    </style:style>
    <style:style style:name="P349" style:parent-style-name="Standard" style:family="paragraph">
      <style:text-properties fo:color="#000000"/>
    </style:style>
    <style:style style:name="TableRow350" style:family="table-row">
      <style:table-row-properties style:min-row-height="0.6694in" style:use-optimal-row-height="false" fo:keep-together="always"/>
    </style:style>
    <style:style style:name="TableCell3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2" style:parent-style-name="Standard" style:family="paragraph">
      <style:text-properties fo:color="#000000"/>
    </style:style>
    <style:style style:name="P353" style:parent-style-name="Standard" style:family="paragraph">
      <style:text-properties fo:color="#000000"/>
    </style:style>
    <style:style style:name="TableRow354" style:family="table-row">
      <style:table-row-properties style:min-row-height="0.6694in" style:use-optimal-row-height="false" fo:keep-together="always"/>
    </style:style>
    <style:style style:name="TableCell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6" style:parent-style-name="Standard" style:family="paragraph">
      <style:text-properties fo:color="#000000"/>
    </style:style>
    <style:style style:name="P357" style:parent-style-name="Standard" style:family="paragraph">
      <style:text-properties fo:color="#000000"/>
    </style:style>
    <style:style style:name="TableRow358" style:family="table-row">
      <style:table-row-properties style:min-row-height="0.6694in" style:use-optimal-row-height="false" fo:keep-together="always"/>
    </style:style>
    <style:style style:name="TableCell3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0" style:parent-style-name="Standard" style:family="paragraph">
      <style:text-properties fo:color="#000000"/>
    </style:style>
    <style:style style:name="P361" style:parent-style-name="Textbody" style:family="paragraph">
      <style:text-properties fo:color="#000000"/>
    </style:style>
    <style:style style:name="P362" style:parent-style-name="Textbody" style:family="paragraph">
      <style:paragraph-properties fo:margin-bottom="0in" fo:line-height="137%"/>
      <style:text-properties fo:color="#000000"/>
    </style:style>
    <style:style style:name="P363" style:parent-style-name="Textbody" style:family="paragraph">
      <style:paragraph-properties fo:margin-bottom="0in" fo:line-height="137%"/>
      <style:text-properties fo:color="#000000"/>
    </style:style>
    <style:style style:name="P364" style:parent-style-name="Textbody" style:family="paragraph">
      <style:paragraph-properties fo:margin-bottom="0in" fo:line-height="137%"/>
      <style:text-properties fo:color="#000000"/>
    </style:style>
    <style:style style:name="P365" style:parent-style-name="Textbody" style:family="paragraph">
      <style:paragraph-properties fo:margin-bottom="0.1388in" fo:line-height="137%"/>
      <style:text-properties fo:color="#000000"/>
    </style:style>
    <style:style style:name="P366" style:parent-style-name="Textbody" style:family="paragraph">
      <style:paragraph-properties fo:margin-bottom="0in" fo:line-height="137%"/>
      <style:text-properties fo:color="#000000"/>
    </style:style>
    <style:style style:name="P367" style:parent-style-name="Standard" style:family="paragraph">
      <style:text-properties fo:color="#000000"/>
    </style:style>
    <style:style style:name="TableRow368" style:family="table-row">
      <style:table-row-properties style:min-row-height="0.6694in" style:use-optimal-row-height="false" fo:keep-together="always"/>
    </style:style>
    <style:style style:name="TableCell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0" style:parent-style-name="Standard" style:family="paragraph">
      <style:text-properties fo:color="#000000"/>
    </style:style>
    <style:style style:name="P371" style:parent-style-name="Standard" style:family="paragraph">
      <style:text-properties fo:color="#000000"/>
    </style:style>
    <style:style style:name="P372" style:parent-style-name="Standard" style:family="paragraph">
      <style:text-properties fo:color="#000000"/>
    </style:style>
    <style:style style:name="TableRow373" style:family="table-row">
      <style:table-row-properties style:min-row-height="0.6097in" style:use-optimal-row-height="false" fo:keep-together="always"/>
    </style:style>
    <style:style style:name="TableCell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5" style:parent-style-name="Standard" style:family="paragraph">
      <style:text-properties fo:color="#000000"/>
    </style:style>
    <style:style style:name="P376" style:parent-style-name="Standard" style:family="paragraph">
      <style:text-properties fo:color="#000000"/>
    </style:style>
    <style:style style:name="P377" style:parent-style-name="Standard" style:family="paragraph">
      <style:text-properties fo:color="#000000"/>
    </style:style>
    <style:style style:name="TableRow378" style:family="table-row">
      <style:table-row-properties style:min-row-height="0.6694in" style:use-optimal-row-height="false" fo:keep-together="always"/>
    </style:style>
    <style:style style:name="TableCell3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80" style:parent-style-name="Standard" style:family="paragraph">
      <style:text-properties fo:color="#000000"/>
    </style:style>
    <style:style style:name="T381" style:parent-style-name="Car.predefinitoparagrafo" style:family="text">
      <style:text-properties fo:color="#000000"/>
    </style:style>
    <style:style style:name="T382" style:parent-style-name="Car.predefinitoparagrafo" style:family="text">
      <style:text-properties fo:font-style="italic" style:font-style-asian="italic" fo:color="#000000" fo:font-size="10pt" style:font-size-asian="10pt"/>
    </style:style>
    <style:style style:name="P383" style:parent-style-name="Standard" style:family="paragraph">
      <style:text-properties fo:color="#000000"/>
    </style:style>
    <style:style style:name="P384" style:parent-style-name="Titolo2" style:family="paragraph">
      <style:paragraph-properties fo:break-before="page"/>
    </style:style>
    <style:style style:name="TableColumn386" style:family="table-column">
      <style:table-column-properties style:column-width="3.1013in" style:use-optimal-column-width="false"/>
    </style:style>
    <style:style style:name="TableColumn387" style:family="table-column">
      <style:table-column-properties style:column-width="3.2326in" style:use-optimal-column-width="false"/>
    </style:style>
    <style:style style:name="Table385" style:family="table">
      <style:table-properties style:width="6.334in" fo:margin-left="0in" table:align="left"/>
    </style:style>
    <style:style style:name="TableRow388" style:family="table-row">
      <style:table-row-properties style:min-row-height="0.6694in" style:use-optimal-row-height="false" fo:keep-together="always"/>
    </style:style>
    <style:style style:name="TableCell3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90" style:parent-style-name="Standard" style:family="paragraph">
      <style:text-properties fo:color="#000000"/>
    </style:style>
    <style:style style:name="P391" style:parent-style-name="Standard" style:family="paragraph">
      <style:text-properties fo:color="#000000"/>
    </style:style>
    <style:style style:name="TableCell3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font-style="italic" style:font-style-asian="italic" fo:color="#C00000" fo:font-size="8pt" style:font-size-asian="8pt"/>
    </style:style>
    <style:style style:name="P394" style:parent-style-name="Standard" style:family="paragraph">
      <style:text-properties fo:font-style="italic" style:font-style-asian="italic" fo:color="#C00000" fo:font-size="8pt" style:font-size-asian="8pt"/>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Standard" style:family="paragraph">
      <style:text-properties fo:color="#000000"/>
    </style:style>
    <style:style style:name="TableCell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0" style:parent-style-name="Standard" style:family="paragraph">
      <style:text-properties fo:font-style="italic" style:font-style-asian="italic" fo:color="#C00000" fo:font-size="8pt" style:font-size-asian="8pt"/>
    </style:style>
    <style:style style:name="P401" style:parent-style-name="Standard" style:family="paragraph">
      <style:text-properties fo:font-style="italic" style:font-style-asian="italic" fo:color="#C00000" fo:font-size="8pt" style:font-size-asian="8pt"/>
    </style:style>
    <style:style style:name="TableRow402" style:family="table-row">
      <style:table-row-properties style:min-row-height="0.6694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TableRow406" style:family="table-row">
      <style:table-row-properties style:min-row-height="2.0548in" style:use-optimal-row-height="false" fo:keep-together="always"/>
    </style:style>
    <style:style style:name="TableCell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8" style:parent-style-name="Standard" style:family="paragraph">
      <style:text-properties fo:color="#000000"/>
    </style:style>
    <style:style style:name="P409" style:parent-style-name="Standard" style:family="paragraph">
      <style:text-properties fo:color="#000000"/>
    </style:style>
    <style:style style:name="P410" style:parent-style-name="Standard" style:family="paragraph">
      <style:text-properties fo:color="#000000"/>
    </style:style>
    <style:style style:name="TableRow411" style:family="table-row">
      <style:table-row-properties style:min-row-height="1.3562in" style:use-optimal-row-height="false" fo:keep-together="always"/>
    </style:style>
    <style:style style:name="TableCell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3" style:parent-style-name="Standard" style:family="paragraph">
      <style:text-properties fo:color="#000000"/>
    </style:style>
    <style:style style:name="P414" style:parent-style-name="Standard" style:family="paragraph">
      <style:text-properties fo:color="#000000"/>
    </style:style>
    <style:style style:name="P415" style:parent-style-name="Standard" style:family="paragraph">
      <style:text-properties fo:color="#000000"/>
    </style:style>
    <style:style style:name="TableRow416" style:family="table-row">
      <style:table-row-properties style:min-row-height="0.6694in" style:use-optimal-row-height="false" fo:keep-together="always"/>
    </style:style>
    <style:style style:name="TableCell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TableRow421" style:family="table-row">
      <style:table-row-properties style:min-row-height="0.6694in" style:use-optimal-row-height="false" fo:keep-together="always"/>
    </style:style>
    <style:style style:name="TableCell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3" style:parent-style-name="Standard" style:family="paragraph">
      <style:text-properties fo:color="#000000"/>
    </style:style>
    <style:style style:name="P424" style:parent-style-name="Textbody" style:family="paragraph">
      <style:text-properties fo:color="#000000"/>
    </style:style>
    <style:style style:name="T425" style:parent-style-name="Car.predefinitoparagrafo" style:family="text">
      <style:text-properties fo:color="#000000"/>
    </style:style>
    <style:style style:name="T426" style:parent-style-name="Car.predefinitoparagrafo" style:family="text">
      <style:text-properties fo:color="#000000"/>
    </style:style>
    <style:style style:name="T427" style:parent-style-name="Car.predefinitoparagrafo" style:family="text">
      <style:text-properties fo:color="#000000"/>
    </style:style>
    <style:style style:name="TableRow428" style:family="table-row">
      <style:table-row-properties style:min-row-height="0.6694in" style:use-optimal-row-height="false" fo:keep-together="always"/>
    </style:style>
    <style:style style:name="TableCell4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0" style:parent-style-name="Standard" style:family="paragraph">
      <style:text-properties fo:color="#000000"/>
    </style:style>
    <style:style style:name="P431" style:parent-style-name="Standard" style:family="paragraph">
      <style:text-properties fo:color="#000000"/>
    </style:style>
    <style:style style:name="P432" style:parent-style-name="Standard" style:family="paragraph">
      <style:text-properties fo:color="#000000"/>
    </style:style>
    <style:style style:name="TableRow433" style:family="table-row">
      <style:table-row-properties style:min-row-height="0.6694in" style:use-optimal-row-height="false" fo:keep-together="always"/>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text-properties fo:color="#000000"/>
    </style:style>
    <style:style style:name="P436" style:parent-style-name="Standard" style:family="paragraph">
      <style:text-properties fo:color="#000000"/>
    </style:style>
    <style:style style:name="P437" style:parent-style-name="Standard" style:family="paragraph">
      <style:text-properties fo:color="#000000"/>
    </style:style>
    <style:style style:name="TableRow438" style:family="table-row">
      <style:table-row-properties style:min-row-height="0.6097in" style:use-optimal-row-height="false" fo:keep-together="always"/>
    </style:style>
    <style:style style:name="TableCell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0" style:parent-style-name="Standard" style:family="paragraph">
      <style:text-properties fo:color="#000000"/>
    </style:style>
    <style:style style:name="TableRow441" style:family="table-row">
      <style:table-row-properties style:min-row-height="0.6694in" style:use-optimal-row-height="false" fo:keep-together="always"/>
    </style:style>
    <style:style style:name="TableCell4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43" style:parent-style-name="Standard" style:family="paragraph">
      <style:text-properties fo:color="#000000"/>
    </style:style>
    <style:style style:name="P444" style:parent-style-name="Standard" style:family="paragraph">
      <style:text-properties fo:color="#000000"/>
    </style:style>
    <style:style style:name="P445" style:parent-style-name="Standard" style:family="paragraph">
      <style:text-properties fo:color="#000000"/>
    </style:style>
    <style:style style:name="P446" style:parent-style-name="Titolo2" style:family="paragraph">
      <style:paragraph-properties fo:break-before="page"/>
    </style:style>
    <style:style style:name="TableColumn448" style:family="table-column">
      <style:table-column-properties style:column-width="3.1013in" style:use-optimal-column-width="false"/>
    </style:style>
    <style:style style:name="TableColumn449" style:family="table-column">
      <style:table-column-properties style:column-width="3.2326in" style:use-optimal-column-width="false"/>
    </style:style>
    <style:style style:name="Table447" style:family="table">
      <style:table-properties style:width="6.334in" fo:margin-left="0in" table:align="left"/>
    </style:style>
    <style:style style:name="TableRow450" style:family="table-row">
      <style:table-row-properties style:min-row-height="0.6694in" style:use-optimal-row-height="false" fo:keep-together="always"/>
    </style:style>
    <style:style style:name="TableCell4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TableCell4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font-style="italic" style:font-style-asian="italic" fo:color="#C00000" fo:font-size="8pt" style:font-size-asian="8pt"/>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TableCell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9" style:parent-style-name="Standard" style:family="paragraph">
      <style:text-properties fo:font-style="italic" style:font-style-asian="italic" fo:color="#C00000" fo:font-size="8pt" style:font-size-asian="8pt"/>
    </style:style>
    <style:style style:name="TableRow460" style:family="table-row">
      <style:table-row-properties style:min-row-height="0.6694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TableRow463" style:family="table-row">
      <style:table-row-properties style:min-row-height="2.0548in" style:use-optimal-row-height="false" fo:keep-together="always"/>
    </style:style>
    <style:style style:name="TableCell4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5" style:parent-style-name="Standard" style:family="paragraph">
      <style:text-properties fo:color="#000000"/>
    </style:style>
    <style:style style:name="TableRow466" style:family="table-row">
      <style:table-row-properties style:min-row-height="1.3562in" style:use-optimal-row-height="false" fo:keep-together="always"/>
    </style:style>
    <style:style style:name="TableCell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8" style:parent-style-name="Standard" style:family="paragraph">
      <style:text-properties fo:color="#000000"/>
    </style:style>
    <style:style style:name="TableRow469" style:family="table-row">
      <style:table-row-properties style:min-row-height="0.6694in" style:use-optimal-row-height="false"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4" style:parent-style-name="Standard" style:family="paragraph">
      <style:text-properties fo:color="#000000"/>
    </style:style>
    <style:style style:name="TableRow475" style:family="table-row">
      <style:table-row-properties style:min-row-height="0.6694in" style:use-optimal-row-height="false" fo:keep-together="always"/>
    </style:style>
    <style:style style:name="TableCell4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7" style:parent-style-name="Standard" style:family="paragraph">
      <style:text-properties fo:color="#000000"/>
    </style:style>
    <style:style style:name="TableRow478" style:family="table-row">
      <style:table-row-properties style:min-row-height="0.6694in" style:use-optimal-row-height="false" fo:keep-together="always"/>
    </style:style>
    <style:style style:name="TableCell4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0" style:parent-style-name="Standard" style:family="paragraph">
      <style:text-properties fo:color="#000000"/>
    </style:style>
    <style:style style:name="TableRow481" style:family="table-row">
      <style:table-row-properties style:min-row-height="0.6097in" style:use-optimal-row-height="false" fo:keep-together="always"/>
    </style:style>
    <style:style style:name="TableCell4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3" style:parent-style-name="Standard" style:family="paragraph">
      <style:text-properties fo:color="#000000"/>
    </style:style>
    <style:style style:name="TableRow484" style:family="table-row">
      <style:table-row-properties style:min-row-height="0.6694in" style:use-optimal-row-height="false" fo:keep-together="always"/>
    </style:style>
    <style:style style:name="TableCell48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P487" style:parent-style-name="Titolo2" style:family="paragraph">
      <style:paragraph-properties fo:break-before="page"/>
    </style:style>
    <style:style style:name="TableColumn489" style:family="table-column">
      <style:table-column-properties style:column-width="3.1013in" style:use-optimal-column-width="false"/>
    </style:style>
    <style:style style:name="TableColumn490" style:family="table-column">
      <style:table-column-properties style:column-width="3.2326in" style:use-optimal-column-width="false"/>
    </style:style>
    <style:style style:name="Table488" style:family="table">
      <style:table-properties style:width="6.334in" fo:margin-left="0in" table:align="left"/>
    </style:style>
    <style:style style:name="TableRow491" style:family="table-row">
      <style:table-row-properties style:min-row-height="0.6694in" style:use-optimal-row-height="false" fo:keep-together="always"/>
    </style:style>
    <style:style style:name="TableCell4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3" style:parent-style-name="Standard" style:family="paragraph">
      <style:text-properties fo:color="#000000"/>
    </style:style>
    <style:style style:name="TableCell4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text-properties fo:font-style="italic" style:font-style-asian="italic" fo:color="#C00000" fo:font-size="8pt" style:font-size-asian="8pt"/>
    </style:style>
    <style:style style:name="TableRow496" style:family="table-row">
      <style:table-row-properties style:min-row-height="0.6694in" style:use-optimal-row-height="false" fo:keep-together="always"/>
    </style:style>
    <style:style style:name="TableCell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8" style:parent-style-name="Standard" style:family="paragraph">
      <style:text-properties fo:color="#000000"/>
    </style:style>
    <style:style style:name="TableCell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0" style:parent-style-name="Standard" style:family="paragraph">
      <style:text-properties fo:font-style="italic" style:font-style-asian="italic" fo:color="#C00000" fo:font-size="8pt" style:font-size-asian="8pt"/>
    </style:style>
    <style:style style:name="TableRow501" style:family="table-row">
      <style:table-row-properties style:min-row-height="0.6694in" style:use-optimal-row-height="false" fo:keep-together="always"/>
    </style:style>
    <style:style style:name="TableCell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color="#000000"/>
    </style:style>
    <style:style style:name="TableRow504" style:family="table-row">
      <style:table-row-properties style:min-row-height="2.0548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text-properties fo:color="#000000"/>
    </style:style>
    <style:style style:name="TableRow507" style:family="table-row">
      <style:table-row-properties style:min-row-height="1.3562in" style:use-optimal-row-height="false" fo:keep-together="always"/>
    </style:style>
    <style:style style:name="TableCell5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9" style:parent-style-name="Standard" style:family="paragraph">
      <style:text-properties fo:color="#000000"/>
    </style:style>
    <style:style style:name="TableRow510" style:family="table-row">
      <style:table-row-properties style:min-row-height="0.6694in" style:use-optimal-row-height="false"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text-properties fo:color="#000000"/>
    </style:style>
    <style:style style:name="TableRow513" style:family="table-row">
      <style:table-row-properties style:min-row-height="0.6694in" style:use-optimal-row-height="false" fo:keep-together="always"/>
    </style:style>
    <style:style style:name="TableCell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5" style:parent-style-name="Standard" style:family="paragraph">
      <style:text-properties fo:color="#000000"/>
    </style:style>
    <style:style style:name="TableRow516" style:family="table-row">
      <style:table-row-properties style:min-row-height="0.6694in" style:use-optimal-row-height="false" fo:keep-together="always"/>
    </style:style>
    <style:style style:name="TableCell5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8" style:parent-style-name="Standard" style:family="paragraph">
      <style:text-properties fo:color="#000000"/>
    </style:style>
    <style:style style:name="TableRow519" style:family="table-row">
      <style:table-row-properties style:min-row-height="0.6694in" style:use-optimal-row-height="false" fo:keep-together="always"/>
    </style:style>
    <style:style style:name="TableCell5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1" style:parent-style-name="Standard" style:family="paragraph">
      <style:text-properties fo:color="#000000"/>
    </style:style>
    <style:style style:name="TableRow522" style:family="table-row">
      <style:table-row-properties style:min-row-height="0.6097in" style:use-optimal-row-height="false" fo:keep-together="always"/>
    </style:style>
    <style:style style:name="TableCell5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4" style:parent-style-name="Standard" style:family="paragraph">
      <style:text-properties fo:color="#000000"/>
    </style:style>
    <style:style style:name="TableRow525" style:family="table-row">
      <style:table-row-properties style:min-row-height="0.6694in" style:use-optimal-row-height="false" fo:keep-together="always"/>
    </style:style>
    <style:style style:name="TableCell52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7" style:parent-style-name="Standard" style:family="paragraph">
      <style:text-properties fo:color="#000000"/>
    </style:style>
    <style:style style:name="P528" style:parent-style-name="Titolo2" style:family="paragraph">
      <style:paragraph-properties fo:break-before="page"/>
    </style:style>
    <style:style style:name="TableColumn530" style:family="table-column">
      <style:table-column-properties style:column-width="3.1013in" style:use-optimal-column-width="false"/>
    </style:style>
    <style:style style:name="TableColumn531" style:family="table-column">
      <style:table-column-properties style:column-width="3.2326in" style:use-optimal-column-width="false"/>
    </style:style>
    <style:style style:name="Table529" style:family="table">
      <style:table-properties style:width="6.334in" fo:margin-left="0in" table:align="left"/>
    </style:style>
    <style:style style:name="TableRow532" style:family="table-row">
      <style:table-row-properties style:min-row-height="0.6694in" style:use-optimal-row-height="false" fo:keep-together="always"/>
    </style:style>
    <style:style style:name="TableCell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4" style:parent-style-name="Standard" style:family="paragraph">
      <style:text-properties fo:color="#000000"/>
    </style:style>
    <style:style style:name="TableCell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font-style="italic" style:font-style-asian="italic" fo:color="#C00000" fo:font-size="8pt" style:font-size-asian="8pt"/>
    </style:style>
    <style:style style:name="TableRow537" style:family="table-row">
      <style:table-row-properties style:min-row-height="0.6694in" style:use-optimal-row-height="false" fo:keep-together="always"/>
    </style:style>
    <style:style style:name="TableCell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9" style:parent-style-name="Standard" style:family="paragraph">
      <style:text-properties fo:color="#000000"/>
    </style:style>
    <style:style style:name="TableCell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1" style:parent-style-name="Standard" style:family="paragraph">
      <style:text-properties fo:font-style="italic" style:font-style-asian="italic" fo:color="#C00000" fo:font-size="8pt" style:font-size-asian="8pt"/>
    </style:style>
    <style:style style:name="TableRow542" style:family="table-row">
      <style:table-row-properties style:min-row-height="0.6694in" style:use-optimal-row-height="false" fo:keep-together="always"/>
    </style:style>
    <style:style style:name="TableCell5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4" style:parent-style-name="Standard" style:family="paragraph">
      <style:text-properties fo:color="#000000"/>
    </style:style>
    <style:style style:name="TableRow545" style:family="table-row">
      <style:table-row-properties style:min-row-height="2.0548in" style:use-optimal-row-height="false" fo:keep-together="always"/>
    </style:style>
    <style:style style:name="TableCell5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7" style:parent-style-name="Standard" style:family="paragraph">
      <style:text-properties fo:color="#000000"/>
    </style:style>
    <style:style style:name="TableRow548" style:family="table-row">
      <style:table-row-properties style:min-row-height="1.3562in" style:use-optimal-row-height="false" fo:keep-together="always"/>
    </style:style>
    <style:style style:name="TableCell5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0" style:parent-style-name="Standard" style:family="paragraph">
      <style:text-properties fo:color="#000000"/>
    </style:style>
    <style:style style:name="TableRow551" style:family="table-row">
      <style:table-row-properties style:min-row-height="0.6694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style:style>
    <style:style style:name="TableRow554" style:family="table-row">
      <style:table-row-properties style:min-row-height="0.6694in" style:use-optimal-row-height="false" fo:keep-together="always"/>
    </style:style>
    <style:style style:name="TableCell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text-properties fo:color="#000000"/>
    </style:style>
    <style:style style:name="TableRow557" style:family="table-row">
      <style:table-row-properties style:min-row-height="0.6694in" style:use-optimal-row-height="false" fo:keep-together="always"/>
    </style:style>
    <style:style style:name="TableCell5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9" style:parent-style-name="Standard" style:family="paragraph">
      <style:text-properties fo:color="#000000"/>
    </style:style>
    <style:style style:name="TableRow560" style:family="table-row">
      <style:table-row-properties style:min-row-height="0.6694in" style:use-optimal-row-height="false" fo:keep-together="always"/>
    </style:style>
    <style:style style:name="TableCell5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2" style:parent-style-name="Standard" style:family="paragraph">
      <style:text-properties fo:color="#000000"/>
    </style:style>
    <style:style style:name="TableRow563" style:family="table-row">
      <style:table-row-properties style:min-row-height="0.6097in" style:use-optimal-row-height="false" fo:keep-together="always"/>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color="#000000"/>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Titolo2" style:family="paragraph">
      <style:paragraph-properties fo:break-before="page"/>
    </style:style>
    <style:style style:name="TableColumn571" style:family="table-column">
      <style:table-column-properties style:column-width="3.1013in" style:use-optimal-column-width="false"/>
    </style:style>
    <style:style style:name="TableColumn572" style:family="table-column">
      <style:table-column-properties style:column-width="3.2326in" style:use-optimal-column-width="false"/>
    </style:style>
    <style:style style:name="Table570" style:family="table">
      <style:table-properties style:width="6.334in" fo:margin-left="0in" table:align="left"/>
    </style:style>
    <style:style style:name="TableRow573" style:family="table-row">
      <style:table-row-properties style:min-row-height="0.6694in" style:use-optimal-row-height="false" fo:keep-together="always"/>
    </style:style>
    <style:style style:name="TableCell5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75" style:parent-style-name="Standard" style:family="paragraph">
      <style:text-properties fo:color="#000000"/>
    </style:style>
    <style:style style:name="TableCell5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77" style:parent-style-name="Standard" style:family="paragraph">
      <style:text-properties fo:font-style="italic" style:font-style-asian="italic" fo:color="#C00000" fo:font-size="8pt" style:font-size-asian="8pt"/>
    </style:style>
    <style:style style:name="TableRow578" style:family="table-row">
      <style:table-row-properties style:min-row-height="0.6694in" style:use-optimal-row-height="false" fo:keep-together="always"/>
    </style:style>
    <style:style style:name="TableCell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0" style:parent-style-name="Standard" style:family="paragraph">
      <style:text-properties fo:color="#000000"/>
    </style:style>
    <style:style style:name="TableCell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2" style:parent-style-name="Standard" style:family="paragraph">
      <style:text-properties fo:font-style="italic" style:font-style-asian="italic" fo:color="#C00000" fo:font-size="8pt" style:font-size-asian="8pt"/>
    </style:style>
    <style:style style:name="TableRow583" style:family="table-row">
      <style:table-row-properties style:min-row-height="0.6694in" style:use-optimal-row-height="false" fo:keep-together="always"/>
    </style:style>
    <style:style style:name="TableCell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text-properties fo:color="#000000"/>
    </style:style>
    <style:style style:name="TableRow586" style:family="table-row">
      <style:table-row-properties style:min-row-height="2.0548in" style:use-optimal-row-height="false" fo:keep-together="always"/>
    </style:style>
    <style:style style:name="TableCell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8" style:parent-style-name="Standard" style:family="paragraph">
      <style:text-properties fo:color="#000000"/>
    </style:style>
    <style:style style:name="TableRow589" style:family="table-row">
      <style:table-row-properties style:min-row-height="1.3562in" style:use-optimal-row-height="false" fo:keep-together="always"/>
    </style:style>
    <style:style style:name="TableCell5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1" style:parent-style-name="Standard" style:family="paragraph">
      <style:text-properties fo:color="#000000"/>
    </style:style>
    <style:style style:name="TableRow592" style:family="table-row">
      <style:table-row-properties style:min-row-height="0.6694in" style:use-optimal-row-height="false" fo:keep-together="always"/>
    </style:style>
    <style:style style:name="TableCell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4" style:parent-style-name="Standard" style:family="paragraph">
      <style:text-properties fo:color="#000000"/>
    </style:style>
    <style:style style:name="TableRow595" style:family="table-row">
      <style:table-row-properties style:min-row-height="0.6694in" style:use-optimal-row-height="false" fo:keep-together="always"/>
    </style:style>
    <style:style style:name="TableCell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7" style:parent-style-name="Standard" style:family="paragraph">
      <style:text-properties fo:color="#000000"/>
    </style:style>
    <style:style style:name="TableRow598" style:family="table-row">
      <style:table-row-properties style:min-row-height="0.6694in" style:use-optimal-row-height="false" fo:keep-together="always"/>
    </style:style>
    <style:style style:name="TableCell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text-properties fo:color="#000000"/>
    </style:style>
    <style:style style:name="TableRow601" style:family="table-row">
      <style:table-row-properties style:min-row-height="0.6694in" style:use-optimal-row-height="false" fo:keep-together="always"/>
    </style:style>
    <style:style style:name="TableCell6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text-properties fo:color="#000000"/>
    </style:style>
    <style:style style:name="TableRow604" style:family="table-row">
      <style:table-row-properties style:min-row-height="0.6097in" style:use-optimal-row-height="false" fo:keep-together="always"/>
    </style:style>
    <style:style style:name="TableCell6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text-properties fo:color="#000000"/>
    </style:style>
    <style:style style:name="TableRow607" style:family="table-row">
      <style:table-row-properties style:min-row-height="0.6694in" style:use-optimal-row-height="false" fo:keep-together="always"/>
    </style:style>
    <style:style style:name="TableCell60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9" style:parent-style-name="Standard" style:family="paragraph">
      <style:text-properties fo:color="#000000"/>
    </style:style>
    <style:style style:name="P610" style:parent-style-name="Titolo2" style:family="paragraph">
      <style:paragraph-properties fo:break-before="page"/>
    </style:style>
    <style:style style:name="TableColumn612" style:family="table-column">
      <style:table-column-properties style:column-width="3.1013in" style:use-optimal-column-width="false"/>
    </style:style>
    <style:style style:name="TableColumn613" style:family="table-column">
      <style:table-column-properties style:column-width="3.2326in" style:use-optimal-column-width="false"/>
    </style:style>
    <style:style style:name="Table611" style:family="table">
      <style:table-properties style:width="6.334in" fo:margin-left="0in" table:align="left"/>
    </style:style>
    <style:style style:name="TableRow614" style:family="table-row">
      <style:table-row-properties style:min-row-height="0.6694in" style:use-optimal-row-height="false" fo:keep-together="always"/>
    </style:style>
    <style:style style:name="TableCell6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TableCell6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8" style:parent-style-name="Standard" style:family="paragraph">
      <style:text-properties fo:font-style="italic" style:font-style-asian="italic" fo:color="#C00000" fo:font-size="8pt" style:font-size-asian="8pt"/>
    </style:style>
    <style:style style:name="TableRow619" style:family="table-row">
      <style:table-row-properties style:min-row-height="0.6694in" style:use-optimal-row-height="false" fo:keep-together="always"/>
    </style:style>
    <style:style style:name="TableCell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1" style:parent-style-name="Standard" style:family="paragraph">
      <style:text-properties fo:color="#000000"/>
    </style:style>
    <style:style style:name="TableCell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3" style:parent-style-name="Standard" style:family="paragraph">
      <style:text-properties fo:font-style="italic" style:font-style-asian="italic" fo:color="#C00000" fo:font-size="8pt" style:font-size-asian="8pt"/>
    </style:style>
    <style:style style:name="TableRow624" style:family="table-row">
      <style:table-row-properties style:min-row-height="0.6694in" style:use-optimal-row-height="false" fo:keep-together="always"/>
    </style:style>
    <style:style style:name="TableCell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6" style:parent-style-name="Standard" style:family="paragraph">
      <style:text-properties fo:color="#000000"/>
    </style:style>
    <style:style style:name="TableRow627" style:family="table-row">
      <style:table-row-properties style:min-row-height="2.0548in" style:use-optimal-row-height="false" fo:keep-together="always"/>
    </style:style>
    <style:style style:name="TableCell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9" style:parent-style-name="Standard" style:family="paragraph">
      <style:text-properties fo:color="#000000"/>
    </style:style>
    <style:style style:name="TableRow630" style:family="table-row">
      <style:table-row-properties style:min-row-height="1.3562in" style:use-optimal-row-height="false" fo:keep-together="always"/>
    </style:style>
    <style:style style:name="TableCell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2" style:parent-style-name="Standard" style:family="paragraph">
      <style:text-properties fo:color="#000000"/>
    </style:style>
    <style:style style:name="TableRow633" style:family="table-row">
      <style:table-row-properties style:min-row-height="0.6694in" style:use-optimal-row-height="false" fo:keep-together="always"/>
    </style:style>
    <style:style style:name="TableCell6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5" style:parent-style-name="Standard" style:family="paragraph">
      <style:text-properties fo:color="#000000"/>
    </style:style>
    <style:style style:name="TableRow636" style:family="table-row">
      <style:table-row-properties style:min-row-height="0.6694in" style:use-optimal-row-height="false" fo:keep-together="always"/>
    </style:style>
    <style:style style:name="TableCell6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8" style:parent-style-name="Standard" style:family="paragraph">
      <style:text-properties fo:color="#000000"/>
    </style:style>
    <style:style style:name="TableRow639" style:family="table-row">
      <style:table-row-properties style:min-row-height="0.6694in" style:use-optimal-row-height="false" fo:keep-together="always"/>
    </style:style>
    <style:style style:name="TableCell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1" style:parent-style-name="Standard" style:family="paragraph">
      <style:text-properties fo:color="#000000"/>
    </style:style>
    <style:style style:name="TableRow642" style:family="table-row">
      <style:table-row-properties style:min-row-height="0.6694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TableRow645" style:family="table-row">
      <style:table-row-properties style:min-row-height="0.6097in" style:use-optimal-row-height="false" fo:keep-together="always"/>
    </style:style>
    <style:style style:name="TableCell6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7" style:parent-style-name="Standard" style:family="paragraph">
      <style:text-properties fo:color="#000000"/>
    </style:style>
    <style:style style:name="TableRow648" style:family="table-row">
      <style:table-row-properties style:min-row-height="0.6694in" style:use-optimal-row-height="false" fo:keep-together="always"/>
    </style:style>
    <style:style style:name="TableCell64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0" style:parent-style-name="Standard" style:family="paragraph">
      <style:text-properties fo:color="#000000"/>
    </style:style>
    <style:style style:name="P651" style:parent-style-name="Titolo2" style:family="paragraph">
      <style:paragraph-properties fo:break-before="page"/>
    </style:style>
    <style:style style:name="TableColumn653" style:family="table-column">
      <style:table-column-properties style:column-width="3.1013in" style:use-optimal-column-width="false"/>
    </style:style>
    <style:style style:name="TableColumn654" style:family="table-column">
      <style:table-column-properties style:column-width="3.2326in" style:use-optimal-column-width="false"/>
    </style:style>
    <style:style style:name="Table652" style:family="table">
      <style:table-properties style:width="6.334in" fo:margin-left="0in" table:align="left"/>
    </style:style>
    <style:style style:name="TableRow655" style:family="table-row">
      <style:table-row-properties style:min-row-height="0.6694in" style:use-optimal-row-height="false" fo:keep-together="always"/>
    </style:style>
    <style:style style:name="TableCell6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57" style:parent-style-name="Standard" style:family="paragraph">
      <style:text-properties fo:color="#000000"/>
    </style:style>
    <style:style style:name="TableCell6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59" style:parent-style-name="Standard" style:family="paragraph">
      <style:text-properties fo:font-style="italic" style:font-style-asian="italic" fo:color="#C00000" fo:font-size="8pt" style:font-size-asian="8pt"/>
    </style:style>
    <style:style style:name="TableRow660" style:family="table-row">
      <style:table-row-properties style:min-row-height="0.6694in" style:use-optimal-row-height="false" fo:keep-together="always"/>
    </style:style>
    <style:style style:name="TableCell6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2" style:parent-style-name="Standard" style:family="paragraph">
      <style:text-properties fo:color="#000000"/>
    </style:style>
    <style:style style:name="TableCell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4" style:parent-style-name="Standard" style:family="paragraph">
      <style:text-properties fo:font-style="italic" style:font-style-asian="italic" fo:color="#C00000" fo:font-size="8pt" style:font-size-asian="8pt"/>
    </style:style>
    <style:style style:name="TableRow665" style:family="table-row">
      <style:table-row-properties style:min-row-height="0.6694in" style:use-optimal-row-height="false" fo:keep-together="always"/>
    </style:style>
    <style:style style:name="TableCell6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7" style:parent-style-name="Standard" style:family="paragraph">
      <style:text-properties fo:color="#000000"/>
    </style:style>
    <style:style style:name="TableRow668" style:family="table-row">
      <style:table-row-properties style:min-row-height="2.0548in" style:use-optimal-row-height="false" fo:keep-together="always"/>
    </style:style>
    <style:style style:name="TableCell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text-properties fo:color="#000000"/>
    </style:style>
    <style:style style:name="TableRow671" style:family="table-row">
      <style:table-row-properties style:min-row-height="1.3562in" style:use-optimal-row-height="false"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TableRow677" style:family="table-row">
      <style:table-row-properties style:min-row-height="0.6694in" style:use-optimal-row-height="false"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TableRow680" style:family="table-row">
      <style:table-row-properties style:min-row-height="0.6694in" style:use-optimal-row-height="false" fo:keep-together="always"/>
    </style:style>
    <style:style style:name="TableCell6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2" style:parent-style-name="Standard" style:family="paragraph">
      <style:text-properties fo:color="#000000"/>
    </style:style>
    <style:style style:name="TableRow683" style:family="table-row">
      <style:table-row-properties style:min-row-height="0.6694in" style:use-optimal-row-height="false" fo:keep-together="always"/>
    </style:style>
    <style:style style:name="TableCell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5" style:parent-style-name="Standard" style:family="paragraph">
      <style:text-properties fo:color="#000000"/>
    </style:style>
    <style:style style:name="TableRow686" style:family="table-row">
      <style:table-row-properties style:min-row-height="0.6097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TableRow689" style:family="table-row">
      <style:table-row-properties style:min-row-height="0.6694in" style:use-optimal-row-height="false" fo:keep-together="always"/>
    </style:style>
    <style:style style:name="TableCell6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91" style:parent-style-name="Standard" style:family="paragraph">
      <style:text-properties fo:color="#000000"/>
    </style:style>
    <style:style style:name="P692" style:parent-style-name="Titolo2" style:family="paragraph">
      <style:paragraph-properties fo:break-before="page"/>
    </style:style>
    <style:style style:name="TableColumn694" style:family="table-column">
      <style:table-column-properties style:column-width="3.1013in" style:use-optimal-column-width="false"/>
    </style:style>
    <style:style style:name="TableColumn695" style:family="table-column">
      <style:table-column-properties style:column-width="3.2326in" style:use-optimal-column-width="false"/>
    </style:style>
    <style:style style:name="Table693" style:family="table">
      <style:table-properties style:width="6.334in" fo:margin-left="0in" table:align="left"/>
    </style:style>
    <style:style style:name="TableRow696" style:family="table-row">
      <style:table-row-properties style:min-row-height="0.6694in" style:use-optimal-row-height="false" fo:keep-together="always"/>
    </style:style>
    <style:style style:name="TableCell6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text-properties fo:color="#000000"/>
    </style:style>
    <style:style style:name="TableCell6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00" style:parent-style-name="Standard" style:family="paragraph">
      <style:text-properties fo:font-style="italic" style:font-style-asian="italic" fo:color="#C00000" fo:font-size="8pt" style:font-size-asian="8pt"/>
    </style:style>
    <style:style style:name="TableRow701" style:family="table-row">
      <style:table-row-properties style:min-row-height="0.6694in" style:use-optimal-row-height="false"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text-properties fo:color="#000000"/>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font-style="italic" style:font-style-asian="italic" fo:color="#C00000" fo:font-size="8pt" style:font-size-asian="8pt"/>
    </style:style>
    <style:style style:name="TableRow706" style:family="table-row">
      <style:table-row-properties style:min-row-height="0.6694in" style:use-optimal-row-height="false" fo:keep-together="always"/>
    </style:style>
    <style:style style:name="TableCell7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8" style:parent-style-name="Standard" style:family="paragraph">
      <style:text-properties fo:color="#000000"/>
    </style:style>
    <style:style style:name="TableRow709" style:family="table-row">
      <style:table-row-properties style:min-row-height="2.0548in" style:use-optimal-row-height="false" fo:keep-together="always"/>
    </style:style>
    <style:style style:name="TableCell7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1" style:parent-style-name="Standard" style:family="paragraph">
      <style:text-properties fo:color="#000000"/>
    </style:style>
    <style:style style:name="TableRow712" style:family="table-row">
      <style:table-row-properties style:min-row-height="1.3562in" style:use-optimal-row-height="false" fo:keep-together="always"/>
    </style:style>
    <style:style style:name="TableCell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4" style:parent-style-name="Standard" style:family="paragraph">
      <style:text-properties fo:color="#000000"/>
    </style:style>
    <style:style style:name="TableRow715" style:family="table-row">
      <style:table-row-properties style:min-row-height="0.6694in" style:use-optimal-row-height="false" fo:keep-together="always"/>
    </style:style>
    <style:style style:name="TableCell7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7" style:parent-style-name="Standard" style:family="paragraph">
      <style:text-properties fo:color="#000000"/>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text-properties fo:color="#000000"/>
    </style:style>
    <style:style style:name="TableRow721" style:family="table-row">
      <style:table-row-properties style:min-row-height="0.6694in" style:use-optimal-row-height="false" fo:keep-together="always"/>
    </style:style>
    <style:style style:name="TableCell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3" style:parent-style-name="Standard" style:family="paragraph">
      <style:text-properties fo:color="#000000"/>
    </style:style>
    <style:style style:name="TableRow724" style:family="table-row">
      <style:table-row-properties style:min-row-height="0.6694in" style:use-optimal-row-height="false" fo:keep-together="always"/>
    </style:style>
    <style:style style:name="TableCell7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6" style:parent-style-name="Standard" style:family="paragraph">
      <style:text-properties fo:color="#000000"/>
    </style:style>
    <style:style style:name="TableRow727" style:family="table-row">
      <style:table-row-properties style:min-row-height="0.6097in" style:use-optimal-row-height="false" fo:keep-together="always"/>
    </style:style>
    <style:style style:name="TableCell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TableRow730" style:family="table-row">
      <style:table-row-properties style:min-row-height="0.6694in" style:use-optimal-row-height="false" fo:keep-together="always"/>
    </style:style>
    <style:style style:name="TableCell7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Titolo2" style:family="paragraph">
      <style:paragraph-properties fo:break-before="page"/>
    </style:style>
    <style:style style:name="TableColumn735" style:family="table-column">
      <style:table-column-properties style:column-width="3.1013in" style:use-optimal-column-width="false"/>
    </style:style>
    <style:style style:name="TableColumn736" style:family="table-column">
      <style:table-column-properties style:column-width="3.2326in" style:use-optimal-column-width="false"/>
    </style:style>
    <style:style style:name="Table734" style:family="table">
      <style:table-properties style:width="6.334in" fo:margin-left="0in" table:align="left"/>
    </style:style>
    <style:style style:name="TableRow737" style:family="table-row">
      <style:table-row-properties style:min-row-height="0.6694in" style:use-optimal-row-height="false" fo:keep-together="always"/>
    </style:style>
    <style:style style:name="TableCell7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TableCell7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1" style:parent-style-name="Standard" style:family="paragraph">
      <style:text-properties fo:font-style="italic" style:font-style-asian="italic" fo:color="#C00000" fo:font-size="8pt" style:font-size-asian="8pt"/>
    </style:style>
    <style:style style:name="TableRow742" style:family="table-row">
      <style:table-row-properties style:min-row-height="0.6694in" style:use-optimal-row-height="false" fo:keep-together="always"/>
    </style:style>
    <style:style style:name="TableCell7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4" style:parent-style-name="Standard" style:family="paragraph">
      <style:text-properties fo:color="#000000"/>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font-style="italic" style:font-style-asian="italic" fo:color="#C00000" fo:font-size="8pt" style:font-size-asian="8pt"/>
    </style:style>
    <style:style style:name="TableRow747" style:family="table-row">
      <style:table-row-properties style:min-row-height="0.6694in" style:use-optimal-row-height="false" fo:keep-together="always"/>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color="#000000"/>
    </style:style>
    <style:style style:name="TableRow750" style:family="table-row">
      <style:table-row-properties style:min-row-height="2.0548in" style:use-optimal-row-height="false"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TableRow753" style:family="table-row">
      <style:table-row-properties style:min-row-height="1.3562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TableRow756" style:family="table-row">
      <style:table-row-properties style:min-row-height="0.6694in" style:use-optimal-row-height="false" fo:keep-together="always"/>
    </style:style>
    <style:style style:name="TableCell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8" style:parent-style-name="Standard" style:family="paragraph">
      <style:text-properties fo:color="#000000"/>
    </style:style>
    <style:style style:name="TableRow759" style:family="table-row">
      <style:table-row-properties style:min-row-height="0.6694in" style:use-optimal-row-height="false" fo:keep-together="always"/>
    </style:style>
    <style:style style:name="TableCell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1" style:parent-style-name="Standard" style:family="paragraph">
      <style:text-properties fo:color="#000000"/>
    </style:style>
    <style:style style:name="TableRow762" style:family="table-row">
      <style:table-row-properties style:min-row-height="0.6694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TableRow765" style:family="table-row">
      <style:table-row-properties style:min-row-height="0.6694in" style:use-optimal-row-height="false" fo:keep-together="always"/>
    </style:style>
    <style:style style:name="TableCell7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7" style:parent-style-name="Standard" style:family="paragraph">
      <style:text-properties fo:color="#000000"/>
    </style:style>
    <style:style style:name="TableRow768" style:family="table-row">
      <style:table-row-properties style:min-row-height="0.6097in" style:use-optimal-row-height="false" fo:keep-together="always"/>
    </style:style>
    <style:style style:name="TableCell7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0" style:parent-style-name="Standard" style:family="paragraph">
      <style:text-properties fo:color="#000000"/>
    </style:style>
    <style:style style:name="TableRow771" style:family="table-row">
      <style:table-row-properties style:min-row-height="0.6694in" style:use-optimal-row-height="false" fo:keep-together="always"/>
    </style:style>
    <style:style style:name="TableCell7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3" style:parent-style-name="Standard" style:family="paragraph">
      <style:text-properties fo:color="#000000"/>
    </style:style>
    <style:style style:name="P774" style:parent-style-name="Titolo2" style:family="paragraph">
      <style:paragraph-properties fo:break-before="page"/>
    </style:style>
    <style:style style:name="TableColumn776" style:family="table-column">
      <style:table-column-properties style:column-width="3.1013in" style:use-optimal-column-width="false"/>
    </style:style>
    <style:style style:name="TableColumn777" style:family="table-column">
      <style:table-column-properties style:column-width="3.2326in" style:use-optimal-column-width="false"/>
    </style:style>
    <style:style style:name="Table775" style:family="table">
      <style:table-properties style:width="6.334in" fo:margin-left="0in" table:align="left"/>
    </style:style>
    <style:style style:name="TableRow778" style:family="table-row">
      <style:table-row-properties style:min-row-height="0.6694in" style:use-optimal-row-height="false" fo:keep-together="always"/>
    </style:style>
    <style:style style:name="TableCell7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0" style:parent-style-name="Standard" style:family="paragraph">
      <style:text-properties fo:color="#000000"/>
    </style:style>
    <style:style style:name="TableCell7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2" style:parent-style-name="Standard" style:family="paragraph">
      <style:text-properties fo:font-style="italic" style:font-style-asian="italic" fo:color="#C00000" fo:font-size="8pt" style:font-size-asian="8pt"/>
    </style:style>
    <style:style style:name="TableRow783" style:family="table-row">
      <style:table-row-properties style:min-row-height="0.6694in" style:use-optimal-row-height="false" fo:keep-together="always"/>
    </style:style>
    <style:style style:name="TableCell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5" style:parent-style-name="Standard" style:family="paragraph">
      <style:text-properties fo:color="#000000"/>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font-style="italic" style:font-style-asian="italic" fo:color="#C00000" fo:font-size="8pt" style:font-size-asian="8pt"/>
    </style:style>
    <style:style style:name="TableRow788" style:family="table-row">
      <style:table-row-properties style:min-row-height="0.6694in" style:use-optimal-row-height="false" fo:keep-together="always"/>
    </style:style>
    <style:style style:name="TableCell7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0" style:parent-style-name="Standard" style:family="paragraph">
      <style:text-properties fo:color="#000000"/>
    </style:style>
    <style:style style:name="TableRow791" style:family="table-row">
      <style:table-row-properties style:min-row-height="2.0548in" style:use-optimal-row-height="false" fo:keep-together="always"/>
    </style:style>
    <style:style style:name="TableCell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3" style:parent-style-name="Standard" style:family="paragraph">
      <style:text-properties fo:color="#000000"/>
    </style:style>
    <style:style style:name="TableRow794" style:family="table-row">
      <style:table-row-properties style:min-row-height="1.3562in" style:use-optimal-row-height="false"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TableRow800" style:family="table-row">
      <style:table-row-properties style:min-row-height="0.6694in" style:use-optimal-row-height="false" fo:keep-together="always"/>
    </style:style>
    <style:style style:name="TableCell8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TableRow803" style:family="table-row">
      <style:table-row-properties style:min-row-height="0.6694in" style:use-optimal-row-height="false" fo:keep-together="always"/>
    </style:style>
    <style:style style:name="TableCell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color="#000000"/>
    </style:style>
    <style:style style:name="TableRow806" style:family="table-row">
      <style:table-row-properties style:min-row-height="0.6694in" style:use-optimal-row-height="false" fo:keep-together="always"/>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color="#000000"/>
    </style:style>
    <style:style style:name="TableRow809" style:family="table-row">
      <style:table-row-properties style:min-row-height="0.6097in" style:use-optimal-row-height="false" fo:keep-together="always"/>
    </style:style>
    <style:style style:name="TableCell8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1" style:parent-style-name="Standard" style:family="paragraph">
      <style:text-properties fo:color="#000000"/>
    </style:style>
    <style:style style:name="TableRow812" style:family="table-row">
      <style:table-row-properties style:min-row-height="0.6694in" style:use-optimal-row-height="false" fo:keep-together="always"/>
    </style:style>
    <style:style style:name="TableCell8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4" style:parent-style-name="Standard" style:family="paragraph">
      <style:text-properties fo:color="#000000"/>
    </style:style>
    <style:style style:name="P815" style:parent-style-name="Titolo2" style:family="paragraph">
      <style:paragraph-properties fo:break-before="page"/>
    </style:style>
    <style:style style:name="TableColumn817" style:family="table-column">
      <style:table-column-properties style:column-width="3.1013in" style:use-optimal-column-width="false"/>
    </style:style>
    <style:style style:name="TableColumn818" style:family="table-column">
      <style:table-column-properties style:column-width="3.2326in" style:use-optimal-column-width="false"/>
    </style:style>
    <style:style style:name="Table816" style:family="table">
      <style:table-properties style:width="6.334in" fo:margin-left="0in" table:align="left"/>
    </style:style>
    <style:style style:name="TableRow819" style:family="table-row">
      <style:table-row-properties style:min-row-height="0.6694in" style:use-optimal-row-height="false" fo:keep-together="always"/>
    </style:style>
    <style:style style:name="TableCell8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1" style:parent-style-name="Standard" style:family="paragraph">
      <style:text-properties fo:color="#000000"/>
    </style:style>
    <style:style style:name="TableCell8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font-style="italic" style:font-style-asian="italic" fo:color="#C00000" fo:font-size="8pt" style:font-size-asian="8pt"/>
    </style:style>
    <style:style style:name="TableRow824" style:family="table-row">
      <style:table-row-properties style:min-row-height="0.6694in" style:use-optimal-row-height="false" fo:keep-together="always"/>
    </style:style>
    <style:style style:name="TableCell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6" style:parent-style-name="Standard" style:family="paragraph">
      <style:text-properties fo:color="#000000"/>
    </style:style>
    <style:style style:name="TableCell8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8" style:parent-style-name="Standard" style:family="paragraph">
      <style:text-properties fo:font-style="italic" style:font-style-asian="italic" fo:color="#C00000" fo:font-size="8pt" style:font-size-asian="8pt"/>
    </style:style>
    <style:style style:name="TableRow829" style:family="table-row">
      <style:table-row-properties style:min-row-height="0.6694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TableRow832" style:family="table-row">
      <style:table-row-properties style:min-row-height="2.0548in" style:use-optimal-row-height="false" fo:keep-together="always"/>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text-properties fo:color="#000000"/>
    </style:style>
    <style:style style:name="TableRow835" style:family="table-row">
      <style:table-row-properties style:min-row-height="1.3562in" style:use-optimal-row-height="false" fo:keep-together="always"/>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0.6694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0.6097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P856" style:parent-style-name="Titolo2" style:family="paragraph">
      <style:paragraph-properties fo:break-before="page"/>
    </style:style>
    <style:style style:name="TableColumn858" style:family="table-column">
      <style:table-column-properties style:column-width="3.1013in" style:use-optimal-column-width="false"/>
    </style:style>
    <style:style style:name="TableColumn859" style:family="table-column">
      <style:table-column-properties style:column-width="3.2326in" style:use-optimal-column-width="false"/>
    </style:style>
    <style:style style:name="Table857" style:family="table">
      <style:table-properties style:width="6.334in" fo:margin-left="0in" table:align="left"/>
    </style:style>
    <style:style style:name="TableRow860" style:family="table-row">
      <style:table-row-properties style:min-row-height="0.6694in" style:use-optimal-row-height="false" fo:keep-together="always"/>
    </style:style>
    <style:style style:name="TableCell8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color="#000000"/>
    </style:style>
    <style:style style:name="TableCell8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4" style:parent-style-name="Standard" style:family="paragraph">
      <style:text-properties fo:font-style="italic" style:font-style-asian="italic" fo:color="#C00000" fo:font-size="8pt" style:font-size-asian="8pt"/>
    </style:style>
    <style:style style:name="TableRow865" style:family="table-row">
      <style:table-row-properties style:min-row-height="0.6694in" style:use-optimal-row-height="false"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color="#000000"/>
    </style:style>
    <style:style style:name="TableCell8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9" style:parent-style-name="Standard" style:family="paragraph">
      <style:text-properties fo:font-style="italic" style:font-style-asian="italic" fo:color="#C00000" fo:font-size="8pt" style:font-size-asian="8pt"/>
    </style:style>
    <style:style style:name="TableRow870" style:family="table-row">
      <style:table-row-properties style:min-row-height="0.6694in" style:use-optimal-row-height="false" fo:keep-together="always"/>
    </style:style>
    <style:style style:name="TableCell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2" style:parent-style-name="Standard" style:family="paragraph">
      <style:text-properties fo:color="#000000"/>
    </style:style>
    <style:style style:name="TableRow873" style:family="table-row">
      <style:table-row-properties style:min-row-height="2.0548in" style:use-optimal-row-height="false" fo:keep-together="always"/>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color="#000000"/>
    </style:style>
    <style:style style:name="TableRow876" style:family="table-row">
      <style:table-row-properties style:min-row-height="1.3562in" style:use-optimal-row-height="false"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0.6694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0.6694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097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P897" style:parent-style-name="Titolo2" style:family="paragraph">
      <style:paragraph-properties fo:break-before="page"/>
    </style:style>
    <style:style style:name="TableColumn899" style:family="table-column">
      <style:table-column-properties style:column-width="3.1013in" style:use-optimal-column-width="false"/>
    </style:style>
    <style:style style:name="TableColumn900" style:family="table-column">
      <style:table-column-properties style:column-width="3.2326in" style:use-optimal-column-width="false"/>
    </style:style>
    <style:style style:name="Table898" style:family="table">
      <style:table-properties style:width="6.334in" fo:margin-left="0in" table:align="left"/>
    </style:style>
    <style:style style:name="TableRow901" style:family="table-row">
      <style:table-row-properties style:min-row-height="0.6694in" style:use-optimal-row-height="false" fo:keep-together="always"/>
    </style:style>
    <style:style style:name="TableCell9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color="#000000"/>
    </style:style>
    <style:style style:name="TableCell9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text-properties fo:font-style="italic" style:font-style-asian="italic" fo:color="#C00000" fo:font-size="8pt" style:font-size-asian="8pt"/>
    </style:style>
    <style:style style:name="TableRow906" style:family="table-row">
      <style:table-row-properties style:min-row-height="0.6694in" style:use-optimal-row-height="false"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color="#000000"/>
    </style:style>
    <style:style style:name="TableCell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0" style:parent-style-name="Standard" style:family="paragraph">
      <style:text-properties fo:font-style="italic" style:font-style-asian="italic" fo:color="#C00000" fo:font-size="8pt" style:font-size-asian="8pt"/>
    </style:style>
    <style:style style:name="TableRow911" style:family="table-row">
      <style:table-row-properties style:min-row-height="0.6694in" style:use-optimal-row-height="false" fo:keep-together="always"/>
    </style:style>
    <style:style style:name="TableCell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3" style:parent-style-name="Standard" style:family="paragraph">
      <style:text-properties fo:color="#000000"/>
    </style:style>
    <style:style style:name="TableRow914" style:family="table-row">
      <style:table-row-properties style:min-row-height="2.0548in" style:use-optimal-row-height="false" fo:keep-together="always"/>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color="#000000"/>
    </style:style>
    <style:style style:name="TableRow917" style:family="table-row">
      <style:table-row-properties style:min-row-height="1.3562in" style:use-optimal-row-height="false"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0.6694in" style:use-optimal-row-height="false"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0.6694in" style:use-optimal-row-height="false"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097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P938" style:parent-style-name="Titolo2" style:family="paragraph">
      <style:paragraph-properties fo:break-before="page"/>
    </style:style>
    <style:style style:name="TableColumn940" style:family="table-column">
      <style:table-column-properties style:column-width="3.1013in" style:use-optimal-column-width="false"/>
    </style:style>
    <style:style style:name="TableColumn941" style:family="table-column">
      <style:table-column-properties style:column-width="3.2326in" style:use-optimal-column-width="false"/>
    </style:style>
    <style:style style:name="Table939" style:family="table">
      <style:table-properties style:width="6.334in" fo:margin-left="0in" table:align="left"/>
    </style:style>
    <style:style style:name="TableRow942" style:family="table-row">
      <style:table-row-properties style:min-row-height="0.6694in" style:use-optimal-row-height="false" fo:keep-together="always"/>
    </style:style>
    <style:style style:name="TableCell9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color="#000000"/>
    </style:style>
    <style:style style:name="TableCell9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text-properties fo:font-style="italic" style:font-style-asian="italic" fo:color="#C00000" fo:font-size="8pt" style:font-size-asian="8pt"/>
    </style:style>
    <style:style style:name="TableRow947" style:family="table-row">
      <style:table-row-properties style:min-row-height="0.6694in" style:use-optimal-row-height="false"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color="#000000"/>
    </style:style>
    <style:style style:name="TableCell9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1" style:parent-style-name="Standard" style:family="paragraph">
      <style:text-properties fo:font-style="italic" style:font-style-asian="italic" fo:color="#C00000" fo:font-size="8pt" style:font-size-asian="8pt"/>
    </style:style>
    <style:style style:name="TableRow952" style:family="table-row">
      <style:table-row-properties style:min-row-height="0.6694in" style:use-optimal-row-height="false" fo:keep-together="always"/>
    </style:style>
    <style:style style:name="TableCell9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4" style:parent-style-name="Standard" style:family="paragraph">
      <style:text-properties fo:color="#000000"/>
    </style:style>
    <style:style style:name="TableRow955" style:family="table-row">
      <style:table-row-properties style:min-row-height="2.0548in" style:use-optimal-row-height="false" fo:keep-together="always"/>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color="#000000"/>
    </style:style>
    <style:style style:name="TableRow958" style:family="table-row">
      <style:table-row-properties style:min-row-height="1.3562in" style:use-optimal-row-height="false"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0.6694in" style:use-optimal-row-height="false"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0.6694in" style:use-optimal-row-height="false"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097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P979" style:parent-style-name="Titolo2" style:family="paragraph">
      <style:paragraph-properties fo:break-before="page"/>
    </style:style>
    <style:style style:name="TableColumn981" style:family="table-column">
      <style:table-column-properties style:column-width="3.1013in" style:use-optimal-column-width="false"/>
    </style:style>
    <style:style style:name="TableColumn982" style:family="table-column">
      <style:table-column-properties style:column-width="3.2326in" style:use-optimal-column-width="false"/>
    </style:style>
    <style:style style:name="Table980" style:family="table">
      <style:table-properties style:width="6.334in" fo:margin-left="0in" table:align="left"/>
    </style:style>
    <style:style style:name="TableRow983" style:family="table-row">
      <style:table-row-properties style:min-row-height="0.6694in" style:use-optimal-row-height="false" fo:keep-together="always"/>
    </style:style>
    <style:style style:name="TableCell9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color="#000000"/>
    </style:style>
    <style:style style:name="TableCell9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text-properties fo:font-style="italic" style:font-style-asian="italic" fo:color="#C00000" fo:font-size="8pt" style:font-size-asian="8pt"/>
    </style:style>
    <style:style style:name="TableRow988" style:family="table-row">
      <style:table-row-properties style:min-row-height="0.6694in" style:use-optimal-row-height="false"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color="#000000"/>
    </style:style>
    <style:style style:name="TableCell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2" style:parent-style-name="Standard" style:family="paragraph">
      <style:text-properties fo:font-style="italic" style:font-style-asian="italic" fo:color="#C00000" fo:font-size="8pt" style:font-size-asian="8pt"/>
    </style:style>
    <style:style style:name="TableRow993" style:family="table-row">
      <style:table-row-properties style:min-row-height="0.6694in" style:use-optimal-row-height="false" fo:keep-together="always"/>
    </style:style>
    <style:style style:name="TableCell9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5" style:parent-style-name="Standard" style:family="paragraph">
      <style:text-properties fo:color="#000000"/>
    </style:style>
    <style:style style:name="TableRow996" style:family="table-row">
      <style:table-row-properties style:min-row-height="2.0548in" style:use-optimal-row-height="false" fo:keep-together="always"/>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color="#000000"/>
    </style:style>
    <style:style style:name="TableRow999" style:family="table-row">
      <style:table-row-properties style:min-row-height="1.3562in" style:use-optimal-row-height="false"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0.6694in" style:use-optimal-row-height="false"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0.6694in" style:use-optimal-row-height="false"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097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P1020" style:parent-style-name="Titolo2" style:family="paragraph">
      <style:paragraph-properties fo:break-before="page"/>
    </style:style>
    <style:style style:name="TableColumn1022" style:family="table-column">
      <style:table-column-properties style:column-width="3.1013in" style:use-optimal-column-width="false"/>
    </style:style>
    <style:style style:name="TableColumn1023" style:family="table-column">
      <style:table-column-properties style:column-width="3.2326in" style:use-optimal-column-width="false"/>
    </style:style>
    <style:style style:name="Table1021" style:family="table">
      <style:table-properties style:width="6.334in" fo:margin-left="0in" table:align="left"/>
    </style:style>
    <style:style style:name="TableRow1024" style:family="table-row">
      <style:table-row-properties style:min-row-height="0.6694in" style:use-optimal-row-height="false" fo:keep-together="always"/>
    </style:style>
    <style:style style:name="TableCell10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color="#000000"/>
    </style:style>
    <style:style style:name="TableCell10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text-properties fo:font-style="italic" style:font-style-asian="italic" fo:color="#C00000" fo:font-size="8pt" style:font-size-asian="8pt"/>
    </style:style>
    <style:style style:name="TableRow1029" style:family="table-row">
      <style:table-row-properties style:min-row-height="0.6694in" style:use-optimal-row-height="false"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color="#000000"/>
    </style:style>
    <style:style style:name="TableCell10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3" style:parent-style-name="Standard" style:family="paragraph">
      <style:text-properties fo:font-style="italic" style:font-style-asian="italic" fo:color="#C00000" fo:font-size="8pt" style:font-size-asian="8pt"/>
    </style:style>
    <style:style style:name="TableRow1034" style:family="table-row">
      <style:table-row-properties style:min-row-height="0.6694in" style:use-optimal-row-height="false" fo:keep-together="always"/>
    </style:style>
    <style:style style:name="TableCell10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6" style:parent-style-name="Standard" style:family="paragraph">
      <style:text-properties fo:color="#000000"/>
    </style:style>
    <style:style style:name="TableRow1037" style:family="table-row">
      <style:table-row-properties style:min-row-height="2.0548in" style:use-optimal-row-height="false" fo:keep-together="always"/>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color="#000000"/>
    </style:style>
    <style:style style:name="TableRow1040" style:family="table-row">
      <style:table-row-properties style:min-row-height="1.3562in" style:use-optimal-row-height="false"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0.6694in" style:use-optimal-row-height="false"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0.6694in" style:use-optimal-row-height="false"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097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P1061" style:parent-style-name="Titolo2" style:family="paragraph">
      <style:paragraph-properties fo:break-before="page"/>
    </style:style>
    <style:style style:name="TableColumn1063" style:family="table-column">
      <style:table-column-properties style:column-width="3.1013in" style:use-optimal-column-width="false"/>
    </style:style>
    <style:style style:name="TableColumn1064" style:family="table-column">
      <style:table-column-properties style:column-width="3.2326in" style:use-optimal-column-width="false"/>
    </style:style>
    <style:style style:name="Table1062" style:family="table">
      <style:table-properties style:width="6.334in" fo:margin-left="0in" table:align="left"/>
    </style:style>
    <style:style style:name="TableRow1065" style:family="table-row">
      <style:table-row-properties style:min-row-height="0.6694in" style:use-optimal-row-height="false" fo:keep-together="always"/>
    </style:style>
    <style:style style:name="TableCell10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color="#000000"/>
    </style:style>
    <style:style style:name="TableCell10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text-properties fo:font-style="italic" style:font-style-asian="italic" fo:color="#C00000" fo:font-size="8pt" style:font-size-asian="8pt"/>
    </style:style>
    <style:style style:name="TableRow1070" style:family="table-row">
      <style:table-row-properties style:min-row-height="0.6694in" style:use-optimal-row-height="false"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color="#000000"/>
    </style:style>
    <style:style style:name="TableCell10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4" style:parent-style-name="Standard" style:family="paragraph">
      <style:text-properties fo:font-style="italic" style:font-style-asian="italic" fo:color="#C00000" fo:font-size="8pt" style:font-size-asian="8pt"/>
    </style:style>
    <style:style style:name="TableRow1075" style:family="table-row">
      <style:table-row-properties style:min-row-height="0.6694in" style:use-optimal-row-height="false" fo:keep-together="always"/>
    </style:style>
    <style:style style:name="TableCell10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7" style:parent-style-name="Standard" style:family="paragraph">
      <style:text-properties fo:color="#000000"/>
    </style:style>
    <style:style style:name="TableRow1078" style:family="table-row">
      <style:table-row-properties style:min-row-height="2.0548in" style:use-optimal-row-height="false" fo:keep-together="always"/>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color="#000000"/>
    </style:style>
    <style:style style:name="TableRow1081" style:family="table-row">
      <style:table-row-properties style:min-row-height="1.3562in" style:use-optimal-row-height="false"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0.6694in" style:use-optimal-row-height="false"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0.6694in" style:use-optimal-row-height="false"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097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P1102" style:parent-style-name="Titolo2" style:family="paragraph">
      <style:paragraph-properties fo:break-before="page"/>
    </style:style>
    <style:style style:name="TableColumn1104" style:family="table-column">
      <style:table-column-properties style:column-width="3.1013in" style:use-optimal-column-width="false"/>
    </style:style>
    <style:style style:name="TableColumn1105" style:family="table-column">
      <style:table-column-properties style:column-width="3.2326in" style:use-optimal-column-width="false"/>
    </style:style>
    <style:style style:name="Table1103" style:family="table">
      <style:table-properties style:width="6.334in" fo:margin-left="0in" table:align="left"/>
    </style:style>
    <style:style style:name="TableRow1106" style:family="table-row">
      <style:table-row-properties style:min-row-height="0.6694in" style:use-optimal-row-height="false" fo:keep-together="always"/>
    </style:style>
    <style:style style:name="TableCell11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color="#000000"/>
    </style:style>
    <style:style style:name="TableCell11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text-properties fo:font-style="italic" style:font-style-asian="italic" fo:color="#C00000" fo:font-size="8pt" style:font-size-asian="8pt"/>
    </style:style>
    <style:style style:name="TableRow1111" style:family="table-row">
      <style:table-row-properties style:min-row-height="0.6694in" style:use-optimal-row-height="false"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color="#000000"/>
    </style:style>
    <style:style style:name="TableCell11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5" style:parent-style-name="Standard" style:family="paragraph">
      <style:text-properties fo:font-style="italic" style:font-style-asian="italic" fo:color="#C00000" fo:font-size="8pt" style:font-size-asian="8pt"/>
    </style:style>
    <style:style style:name="TableRow1116" style:family="table-row">
      <style:table-row-properties style:min-row-height="0.6694in" style:use-optimal-row-height="false" fo:keep-together="always"/>
    </style:style>
    <style:style style:name="TableCell11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8" style:parent-style-name="Standard" style:family="paragraph">
      <style:text-properties fo:color="#000000"/>
    </style:style>
    <style:style style:name="TableRow1119" style:family="table-row">
      <style:table-row-properties style:min-row-height="2.0548in" style:use-optimal-row-height="false" fo:keep-together="always"/>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color="#000000"/>
    </style:style>
    <style:style style:name="TableRow1122" style:family="table-row">
      <style:table-row-properties style:min-row-height="1.3562in" style:use-optimal-row-height="false"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0.6694in" style:use-optimal-row-height="false"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0.6694in" style:use-optimal-row-height="false"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097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P1143" style:parent-style-name="Titolo2" style:family="paragraph">
      <style:paragraph-properties fo:break-before="page"/>
    </style:style>
    <style:style style:name="TableColumn1145" style:family="table-column">
      <style:table-column-properties style:column-width="3.1013in" style:use-optimal-column-width="false"/>
    </style:style>
    <style:style style:name="TableColumn1146" style:family="table-column">
      <style:table-column-properties style:column-width="3.2326in" style:use-optimal-column-width="false"/>
    </style:style>
    <style:style style:name="Table1144" style:family="table">
      <style:table-properties style:width="6.334in" fo:margin-left="0in" table:align="left"/>
    </style:style>
    <style:style style:name="TableRow1147" style:family="table-row">
      <style:table-row-properties style:min-row-height="0.6694in" style:use-optimal-row-height="false" fo:keep-together="always"/>
    </style:style>
    <style:style style:name="TableCell11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color="#000000"/>
    </style:style>
    <style:style style:name="TableCell11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text-properties fo:font-style="italic" style:font-style-asian="italic" fo:color="#C00000" fo:font-size="8pt" style:font-size-asian="8pt"/>
    </style:style>
    <style:style style:name="TableRow1152" style:family="table-row">
      <style:table-row-properties style:min-row-height="0.6694in" style:use-optimal-row-height="false"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color="#000000"/>
    </style:style>
    <style:style style:name="TableCell1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6" style:parent-style-name="Standard" style:family="paragraph">
      <style:text-properties fo:font-style="italic" style:font-style-asian="italic" fo:color="#C00000" fo:font-size="8pt" style:font-size-asian="8pt"/>
    </style:style>
    <style:style style:name="TableRow1157" style:family="table-row">
      <style:table-row-properties style:min-row-height="0.6694in" style:use-optimal-row-height="false" fo:keep-together="always"/>
    </style:style>
    <style:style style:name="TableCell11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9" style:parent-style-name="Standard" style:family="paragraph">
      <style:text-properties fo:color="#000000"/>
    </style:style>
    <style:style style:name="TableRow1160" style:family="table-row">
      <style:table-row-properties style:min-row-height="2.0548in" style:use-optimal-row-height="false" fo:keep-together="always"/>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color="#000000"/>
    </style:style>
    <style:style style:name="TableRow1163" style:family="table-row">
      <style:table-row-properties style:min-row-height="1.3562in" style:use-optimal-row-height="false"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0.6694in" style:use-optimal-row-height="false"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0.6694in" style:use-optimal-row-height="false"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097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Column1185" style:family="table-column">
      <style:table-column-properties style:column-width="3.1013in" style:use-optimal-column-width="false"/>
    </style:style>
    <style:style style:name="TableColumn1186" style:family="table-column">
      <style:table-column-properties style:column-width="3.2326in" style:use-optimal-column-width="false"/>
    </style:style>
    <style:style style:name="Table1184" style:family="table">
      <style:table-properties style:width="6.334in" fo:margin-left="0in" table:align="left"/>
    </style:style>
    <style:style style:name="TableRow1187" style:family="table-row">
      <style:table-row-properties style:min-row-height="0.6694in" style:use-optimal-row-height="false" fo:keep-together="always"/>
    </style:style>
    <style:style style:name="TableCell11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TableCell11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1" style:parent-style-name="Standard" style:family="paragraph">
      <style:text-properties fo:font-style="italic" style:font-style-asian="italic" fo:color="#C00000" fo:font-size="8pt" style:font-size-asian="8pt"/>
    </style:style>
    <style:style style:name="TableRow1192" style:family="table-row">
      <style:table-row-properties style:min-row-height="0.6694in" style:use-optimal-row-height="false" fo:keep-together="always"/>
    </style:style>
    <style:style style:name="TableCell11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4" style:parent-style-name="Standard" style:family="paragraph">
      <style:text-properties fo:color="#000000"/>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font-style="italic" style:font-style-asian="italic" fo:color="#C00000" fo:font-size="8pt" style:font-size-asian="8pt"/>
    </style:style>
    <style:style style:name="TableRow1197" style:family="table-row">
      <style:table-row-properties style:min-row-height="0.6694in" style:use-optimal-row-height="false" fo:keep-together="always"/>
    </style:style>
    <style:style style:name="TableCell11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TableRow1200" style:family="table-row">
      <style:table-row-properties style:min-row-height="2.0548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Row1203" style:family="table-row">
      <style:table-row-properties style:min-row-height="1.3562in" style:use-optimal-row-height="false" fo:keep-together="always"/>
    </style:style>
    <style:style style:name="TableCell1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Row1206" style:family="table-row">
      <style:table-row-properties style:min-row-height="0.6694in" style:use-optimal-row-height="false" fo:keep-together="always"/>
    </style:style>
    <style:style style:name="TableCell1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color="#000000"/>
    </style:style>
    <style:style style:name="TableRow1209" style:family="table-row">
      <style:table-row-properties style:min-row-height="0.6694in" style:use-optimal-row-height="false"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Row1212" style:family="table-row">
      <style:table-row-properties style:min-row-height="0.6694in" style:use-optimal-row-height="false" fo:keep-together="always"/>
    </style:style>
    <style:style style:name="TableCell12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4" style:parent-style-name="Standard" style:family="paragraph">
      <style:text-properties fo:color="#000000"/>
    </style:style>
    <style:style style:name="TableRow1215" style:family="table-row">
      <style:table-row-properties style:min-row-height="0.6694in" style:use-optimal-row-height="false" fo:keep-together="always"/>
    </style:style>
    <style:style style:name="TableCell1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7" style:parent-style-name="Standard" style:family="paragraph">
      <style:text-properties fo:color="#000000"/>
    </style:style>
    <style:style style:name="TableRow1218" style:family="table-row">
      <style:table-row-properties style:min-row-height="0.6097in" style:use-optimal-row-height="false" fo:keep-together="always"/>
    </style:style>
    <style:style style:name="TableCell12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0" style:parent-style-name="Standard" style:family="paragraph">
      <style:text-properties fo:color="#000000"/>
    </style:style>
    <style:style style:name="TableRow1221" style:family="table-row">
      <style:table-row-properties style:min-row-height="0.6694in" style:use-optimal-row-height="false" fo:keep-together="always"/>
    </style:style>
    <style:style style:name="TableCell122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23" style:parent-style-name="Standard" style:family="paragraph">
      <style:text-properties fo:color="#000000"/>
    </style:style>
    <style:style style:name="P1224" style:parent-style-name="Titolo2" style:family="paragraph">
      <style:paragraph-properties fo:break-before="page"/>
    </style:style>
    <style:style style:name="TableColumn1226" style:family="table-column">
      <style:table-column-properties style:column-width="3.1013in" style:use-optimal-column-width="false"/>
    </style:style>
    <style:style style:name="TableColumn1227" style:family="table-column">
      <style:table-column-properties style:column-width="3.2326in" style:use-optimal-column-width="false"/>
    </style:style>
    <style:style style:name="Table1225" style:family="table">
      <style:table-properties style:width="6.334in" fo:margin-left="0in" table:align="left"/>
    </style:style>
    <style:style style:name="TableRow1228" style:family="table-row">
      <style:table-row-properties style:min-row-height="0.6694in" style:use-optimal-row-height="false" fo:keep-together="always"/>
    </style:style>
    <style:style style:name="TableCell12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TableCell12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2" style:parent-style-name="Standard" style:family="paragraph">
      <style:text-properties fo:font-style="italic" style:font-style-asian="italic" fo:color="#C00000" fo:font-size="8pt" style:font-size-asian="8pt"/>
    </style:style>
    <style:style style:name="TableRow1233" style:family="table-row">
      <style:table-row-properties style:min-row-height="0.6694in" style:use-optimal-row-height="false" fo:keep-together="always"/>
    </style:style>
    <style:style style:name="TableCell12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5" style:parent-style-name="Standard" style:family="paragraph">
      <style:text-properties fo:color="#000000"/>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font-style="italic" style:font-style-asian="italic" fo:color="#C00000" fo:font-size="8pt" style:font-size-asian="8pt"/>
    </style:style>
    <style:style style:name="TableRow1238" style:family="table-row">
      <style:table-row-properties style:min-row-height="0.6694in" style:use-optimal-row-height="false" fo:keep-together="always"/>
    </style:style>
    <style:style style:name="TableCell12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TableRow1241" style:family="table-row">
      <style:table-row-properties style:min-row-height="2.0548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Row1244" style:family="table-row">
      <style:table-row-properties style:min-row-height="1.3562in" style:use-optimal-row-height="false" fo:keep-together="always"/>
    </style:style>
    <style:style style:name="TableCell12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Row1247" style:family="table-row">
      <style:table-row-properties style:min-row-height="0.6694in" style:use-optimal-row-height="false" fo:keep-together="always"/>
    </style:style>
    <style:style style:name="TableCell1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color="#000000"/>
    </style:style>
    <style:style style:name="TableRow1250" style:family="table-row">
      <style:table-row-properties style:min-row-height="0.6694in" style:use-optimal-row-height="false"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Row1253" style:family="table-row">
      <style:table-row-properties style:min-row-height="0.6694in" style:use-optimal-row-height="false" fo:keep-together="always"/>
    </style:style>
    <style:style style:name="TableCell1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5" style:parent-style-name="Standard" style:family="paragraph">
      <style:text-properties fo:color="#000000"/>
    </style:style>
    <style:style style:name="TableRow1256" style:family="table-row">
      <style:table-row-properties style:min-row-height="0.6694in" style:use-optimal-row-height="false" fo:keep-together="always"/>
    </style:style>
    <style:style style:name="TableCell1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8" style:parent-style-name="Standard" style:family="paragraph">
      <style:text-properties fo:color="#000000"/>
    </style:style>
    <style:style style:name="TableRow1259" style:family="table-row">
      <style:table-row-properties style:min-row-height="0.6097in" style:use-optimal-row-height="false" fo:keep-together="always"/>
    </style:style>
    <style:style style:name="TableCell12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1" style:parent-style-name="Standard" style:family="paragraph">
      <style:text-properties fo:color="#000000"/>
    </style:style>
    <style:style style:name="TableRow1262" style:family="table-row">
      <style:table-row-properties style:min-row-height="0.6694in" style:use-optimal-row-height="false" fo:keep-together="always"/>
    </style:style>
    <style:style style:name="TableCell126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64" style:parent-style-name="Standard" style:family="paragraph">
      <style:text-properties fo:color="#000000"/>
    </style:style>
    <style:style style:name="P1265" style:parent-style-name="Titolo2" style:family="paragraph">
      <style:paragraph-properties fo:break-before="page"/>
    </style:style>
    <style:style style:name="TableColumn1267" style:family="table-column">
      <style:table-column-properties style:column-width="3.1013in" style:use-optimal-column-width="false"/>
    </style:style>
    <style:style style:name="TableColumn1268" style:family="table-column">
      <style:table-column-properties style:column-width="3.2326in" style:use-optimal-column-width="false"/>
    </style:style>
    <style:style style:name="Table1266" style:family="table">
      <style:table-properties style:width="6.334in" fo:margin-left="0in" table:align="left"/>
    </style:style>
    <style:style style:name="TableRow1269" style:family="table-row">
      <style:table-row-properties style:min-row-height="0.6694in" style:use-optimal-row-height="false" fo:keep-together="always"/>
    </style:style>
    <style:style style:name="TableCell12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Cell12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3" style:parent-style-name="Standard" style:family="paragraph">
      <style:text-properties fo:font-style="italic" style:font-style-asian="italic" fo:color="#C00000" fo:font-size="8pt" style:font-size-asian="8pt"/>
    </style:style>
    <style:style style:name="TableRow1274" style:family="table-row">
      <style:table-row-properties style:min-row-height="0.6694in" style:use-optimal-row-height="false" fo:keep-together="always"/>
    </style:style>
    <style:style style:name="TableCell12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6" style:parent-style-name="Standard" style:family="paragraph">
      <style:text-properties fo:color="#000000"/>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font-style="italic" style:font-style-asian="italic" fo:color="#C00000" fo:font-size="8pt" style:font-size-asian="8pt"/>
    </style:style>
    <style:style style:name="TableRow1279" style:family="table-row">
      <style:table-row-properties style:min-row-height="0.6694in" style:use-optimal-row-height="false" fo:keep-together="always"/>
    </style:style>
    <style:style style:name="TableCell1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Row1282" style:family="table-row">
      <style:table-row-properties style:min-row-height="2.0548in" style:use-optimal-row-height="false" fo:keep-together="always"/>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color="#000000"/>
    </style:style>
    <style:style style:name="TableRow1285" style:family="table-row">
      <style:table-row-properties style:min-row-height="1.3562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0.6694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0.6694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0.6097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P1306" style:parent-style-name="Titolo2" style:family="paragraph">
      <style:paragraph-properties fo:break-before="page"/>
    </style:style>
    <style:style style:name="TableColumn1308" style:family="table-column">
      <style:table-column-properties style:column-width="3.1013in" style:use-optimal-column-width="false"/>
    </style:style>
    <style:style style:name="TableColumn1309" style:family="table-column">
      <style:table-column-properties style:column-width="3.2326in" style:use-optimal-column-width="false"/>
    </style:style>
    <style:style style:name="Table1307" style:family="table">
      <style:table-properties style:width="6.334in" fo:margin-left="0in" table:align="left"/>
    </style:style>
    <style:style style:name="TableRow1310" style:family="table-row">
      <style:table-row-properties style:min-row-height="0.6694in" style:use-optimal-row-height="false" fo:keep-together="always"/>
    </style:style>
    <style:style style:name="TableCell13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color="#000000"/>
    </style:style>
    <style:style style:name="TableCell13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4" style:parent-style-name="Standard" style:family="paragraph">
      <style:text-properties fo:font-style="italic" style:font-style-asian="italic" fo:color="#C00000" fo:font-size="8pt" style:font-size-asian="8pt"/>
    </style:style>
    <style:style style:name="TableRow1315" style:family="table-row">
      <style:table-row-properties style:min-row-height="0.6694in" style:use-optimal-row-height="false" fo:keep-together="always"/>
    </style:style>
    <style:style style:name="TableCell1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color="#000000"/>
    </style:style>
    <style:style style:name="TableCell1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9" style:parent-style-name="Standard" style:family="paragraph">
      <style:text-properties fo:font-style="italic" style:font-style-asian="italic" fo:color="#C00000" fo:font-size="8pt" style:font-size-asian="8pt"/>
    </style:style>
    <style:style style:name="TableRow1320" style:family="table-row">
      <style:table-row-properties style:min-row-height="0.6694in" style:use-optimal-row-height="false" fo:keep-together="always"/>
    </style:style>
    <style:style style:name="TableCell13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2" style:parent-style-name="Standard" style:family="paragraph">
      <style:text-properties fo:color="#000000"/>
    </style:style>
    <style:style style:name="TableRow1323" style:family="table-row">
      <style:table-row-properties style:min-row-height="2.0548in" style:use-optimal-row-height="false" fo:keep-together="always"/>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color="#000000"/>
    </style:style>
    <style:style style:name="TableRow1326" style:family="table-row">
      <style:table-row-properties style:min-row-height="1.3562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0.6694in" style:use-optimal-row-height="false"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0.6694in" style:use-optimal-row-height="false"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097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P1347" style:parent-style-name="Titolo2" style:family="paragraph">
      <style:paragraph-properties fo:break-before="page"/>
    </style:style>
    <style:style style:name="TableColumn1349" style:family="table-column">
      <style:table-column-properties style:column-width="3.1013in" style:use-optimal-column-width="false"/>
    </style:style>
    <style:style style:name="TableColumn1350" style:family="table-column">
      <style:table-column-properties style:column-width="3.2326in" style:use-optimal-column-width="false"/>
    </style:style>
    <style:style style:name="Table1348" style:family="table">
      <style:table-properties style:width="6.334in" fo:margin-left="0in" table:align="left"/>
    </style:style>
    <style:style style:name="TableRow1351" style:family="table-row">
      <style:table-row-properties style:min-row-height="0.6694in" style:use-optimal-row-height="false" fo:keep-together="always"/>
    </style:style>
    <style:style style:name="TableCell13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color="#000000"/>
    </style:style>
    <style:style style:name="TableCell13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5" style:parent-style-name="Standard" style:family="paragraph">
      <style:text-properties fo:font-style="italic" style:font-style-asian="italic" fo:color="#C00000" fo:font-size="8pt" style:font-size-asian="8pt"/>
    </style:style>
    <style:style style:name="TableRow1356" style:family="table-row">
      <style:table-row-properties style:min-row-height="0.6694in" style:use-optimal-row-height="false" fo:keep-together="always"/>
    </style:style>
    <style:style style:name="TableCell1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color="#000000"/>
    </style:style>
    <style:style style:name="TableCell13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0" style:parent-style-name="Standard" style:family="paragraph">
      <style:text-properties fo:font-style="italic" style:font-style-asian="italic" fo:color="#C00000" fo:font-size="8pt" style:font-size-asian="8pt"/>
    </style:style>
    <style:style style:name="TableRow1361" style:family="table-row">
      <style:table-row-properties style:min-row-height="0.6694in" style:use-optimal-row-height="false" fo:keep-together="always"/>
    </style:style>
    <style:style style:name="TableCell13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3" style:parent-style-name="Standard" style:family="paragraph">
      <style:text-properties fo:color="#000000"/>
    </style:style>
    <style:style style:name="TableRow1364" style:family="table-row">
      <style:table-row-properties style:min-row-height="2.0548in" style:use-optimal-row-height="false" fo:keep-together="always"/>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color="#000000"/>
    </style:style>
    <style:style style:name="TableRow1367" style:family="table-row">
      <style:table-row-properties style:min-row-height="1.3562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0.6694in" style:use-optimal-row-height="false"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0.6694in" style:use-optimal-row-height="false"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097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P1388" style:parent-style-name="Titolo2" style:family="paragraph">
      <style:paragraph-properties fo:break-before="page"/>
    </style:style>
    <style:style style:name="TableColumn1390" style:family="table-column">
      <style:table-column-properties style:column-width="3.1013in" style:use-optimal-column-width="false"/>
    </style:style>
    <style:style style:name="TableColumn1391" style:family="table-column">
      <style:table-column-properties style:column-width="3.2326in" style:use-optimal-column-width="false"/>
    </style:style>
    <style:style style:name="Table1389" style:family="table">
      <style:table-properties style:width="6.334in" fo:margin-left="0in" table:align="left"/>
    </style:style>
    <style:style style:name="TableRow1392" style:family="table-row">
      <style:table-row-properties style:min-row-height="0.6694in" style:use-optimal-row-height="false" fo:keep-together="always"/>
    </style:style>
    <style:style style:name="TableCell13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color="#000000"/>
    </style:style>
    <style:style style:name="TableCell13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6" style:parent-style-name="Standard" style:family="paragraph">
      <style:text-properties fo:font-style="italic" style:font-style-asian="italic" fo:color="#C00000" fo:font-size="8pt" style:font-size-asian="8pt"/>
    </style:style>
    <style:style style:name="TableRow1397" style:family="table-row">
      <style:table-row-properties style:min-row-height="0.6694in" style:use-optimal-row-height="false" fo:keep-together="always"/>
    </style:style>
    <style:style style:name="TableCell1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color="#000000"/>
    </style:style>
    <style:style style:name="TableCell14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1" style:parent-style-name="Standard" style:family="paragraph">
      <style:text-properties fo:font-style="italic" style:font-style-asian="italic" fo:color="#C00000" fo:font-size="8pt" style:font-size-asian="8pt"/>
    </style:style>
    <style:style style:name="TableRow1402" style:family="table-row">
      <style:table-row-properties style:min-row-height="0.6694in" style:use-optimal-row-height="false" fo:keep-together="always"/>
    </style:style>
    <style:style style:name="TableCell1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4" style:parent-style-name="Standard" style:family="paragraph">
      <style:text-properties fo:color="#000000"/>
    </style:style>
    <style:style style:name="TableRow1405" style:family="table-row">
      <style:table-row-properties style:min-row-height="2.0548in" style:use-optimal-row-height="false" fo:keep-together="always"/>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color="#000000"/>
    </style:style>
    <style:style style:name="TableRow1408" style:family="table-row">
      <style:table-row-properties style:min-row-height="1.3562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0.6694in" style:use-optimal-row-height="false"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0.6694in" style:use-optimal-row-height="false"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097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P1429" style:parent-style-name="Titolo2" style:family="paragraph">
      <style:paragraph-properties fo:break-before="page"/>
    </style:style>
    <style:style style:name="TableColumn1431" style:family="table-column">
      <style:table-column-properties style:column-width="3.1013in" style:use-optimal-column-width="false"/>
    </style:style>
    <style:style style:name="TableColumn1432" style:family="table-column">
      <style:table-column-properties style:column-width="3.2326in" style:use-optimal-column-width="false"/>
    </style:style>
    <style:style style:name="Table1430" style:family="table">
      <style:table-properties style:width="6.334in" fo:margin-left="0in" table:align="left"/>
    </style:style>
    <style:style style:name="TableRow1433" style:family="table-row">
      <style:table-row-properties style:min-row-height="0.6694in" style:use-optimal-row-height="false" fo:keep-together="always"/>
    </style:style>
    <style:style style:name="TableCell14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color="#000000"/>
    </style:style>
    <style:style style:name="TableCell14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7" style:parent-style-name="Standard" style:family="paragraph">
      <style:text-properties fo:font-style="italic" style:font-style-asian="italic" fo:color="#C00000" fo:font-size="8pt" style:font-size-asian="8pt"/>
    </style:style>
    <style:style style:name="TableRow1438" style:family="table-row">
      <style:table-row-properties style:min-row-height="0.6694in" style:use-optimal-row-height="false" fo:keep-together="always"/>
    </style:style>
    <style:style style:name="TableCell1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color="#000000"/>
    </style:style>
    <style:style style:name="TableCell1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2" style:parent-style-name="Standard" style:family="paragraph">
      <style:text-properties fo:font-style="italic" style:font-style-asian="italic" fo:color="#C00000" fo:font-size="8pt" style:font-size-asian="8pt"/>
    </style:style>
    <style:style style:name="TableRow1443" style:family="table-row">
      <style:table-row-properties style:min-row-height="0.6694in" style:use-optimal-row-height="false" fo:keep-together="always"/>
    </style:style>
    <style:style style:name="TableCell14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5" style:parent-style-name="Standard" style:family="paragraph">
      <style:text-properties fo:color="#000000"/>
    </style:style>
    <style:style style:name="TableRow1446" style:family="table-row">
      <style:table-row-properties style:min-row-height="2.0548in" style:use-optimal-row-height="false" fo:keep-together="always"/>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color="#000000"/>
    </style:style>
    <style:style style:name="TableRow1449" style:family="table-row">
      <style:table-row-properties style:min-row-height="1.3562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0.6694in" style:use-optimal-row-height="false"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0.6694in" style:use-optimal-row-height="false"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097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Column1471" style:family="table-column">
      <style:table-column-properties style:column-width="3.3145in" style:use-optimal-column-width="false"/>
    </style:style>
    <style:style style:name="TableColumn1472" style:family="table-column">
      <style:table-column-properties style:column-width="0.0694in" style:use-optimal-column-width="false"/>
    </style:style>
    <style:style style:name="TableColumn1473" style:family="table-column">
      <style:table-column-properties style:column-width="3.3847in" style:use-optimal-column-width="false"/>
    </style:style>
    <style:style style:name="Table1470" style:family="table">
      <style:table-properties style:width="6.7687in" fo:margin-left="0in" table:align="left"/>
    </style:style>
    <style:style style:name="TableRow1474" style:family="table-row">
      <style:table-row-properties style:min-row-height="0.6694in" style:use-optimal-row-height="false" fo:keep-together="always"/>
    </style:style>
    <style:style style:name="TableCell14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color="#000000"/>
    </style:style>
    <style:style style:name="P1477" style:parent-style-name="Standard" style:family="paragraph">
      <style:text-properties fo:color="#000000"/>
    </style:style>
    <style:style style:name="TableCell14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font-style="italic" style:font-style-asian="italic" fo:color="#C00000" fo:font-size="8pt" style:font-size-asian="8pt"/>
    </style:style>
    <style:style style:name="TableRow1480" style:family="table-row">
      <style:table-row-properties style:min-row-height="0.6694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2.0548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Row1488" style:family="table-row">
      <style:table-row-properties style:min-row-height="1.3388in" style:use-optimal-row-height="false" fo:keep-together="always"/>
    </style:style>
    <style:style style:name="TableCell1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0" style:parent-style-name="Standard" style:family="paragraph">
      <style:text-properties fo:color="#000000"/>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font-style="italic" style:font-style-asian="italic" fo:color="#C00000" fo:font-size="8pt" style:font-size-asian="8pt"/>
    </style:style>
    <style:style style:name="TableRow1493" style:family="table-row">
      <style:table-row-properties style:min-row-height="1.3388in" style:use-optimal-row-height="false"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0.7868in" style:use-optimal-row-height="false"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1.6729in" style:use-optimal-row-height="false" fo:keep-together="always"/>
    </style:style>
    <style:style style:name="TableCell150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Column1503" style:family="table-column">
      <style:table-column-properties style:column-width="3.3145in" style:use-optimal-column-width="false"/>
    </style:style>
    <style:style style:name="TableColumn1504" style:family="table-column">
      <style:table-column-properties style:column-width="0.0694in" style:use-optimal-column-width="false"/>
    </style:style>
    <style:style style:name="TableColumn1505" style:family="table-column">
      <style:table-column-properties style:column-width="3.3847in" style:use-optimal-column-width="false"/>
    </style:style>
    <style:style style:name="Table1502" style:family="table">
      <style:table-properties style:width="6.7687in" fo:margin-left="0in" table:align="left"/>
    </style:style>
    <style:style style:name="TableRow1506" style:family="table-row">
      <style:table-row-properties style:min-row-height="0.6694in" style:use-optimal-row-height="false" fo:keep-together="always"/>
    </style:style>
    <style:style style:name="TableCell15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P1509" style:parent-style-name="Standard" style:family="paragraph">
      <style:text-properties fo:color="#000000"/>
    </style:style>
    <style:style style:name="TableCell15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font-style="italic" style:font-style-asian="italic" fo:color="#C00000" fo:font-size="8pt" style:font-size-asian="8pt"/>
    </style:style>
    <style:style style:name="TableRow1512" style:family="table-row">
      <style:table-row-properties style:min-row-height="0.6694in" style:use-optimal-row-height="false"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text-properties fo:color="#000000"/>
    </style:style>
    <style:style style:name="TableCell1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6" style:parent-style-name="Standard" style:family="paragraph">
      <style:text-properties fo:font-style="italic" style:font-style-asian="italic" fo:color="#C00000" fo:font-size="8pt" style:font-size-asian="8pt"/>
    </style:style>
    <style:style style:name="TableRow1517" style:family="table-row">
      <style:table-row-properties style:min-row-height="2.0548in" style:use-optimal-row-height="false" fo:keep-together="always"/>
    </style:style>
    <style:style style:name="TableCell1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9" style:parent-style-name="Standard" style:family="paragraph">
      <style:text-properties fo:color="#000000"/>
    </style:style>
    <style:style style:name="TableRow1520" style:family="table-row">
      <style:table-row-properties style:min-row-height="1.3388in" style:use-optimal-row-height="false" fo:keep-together="always"/>
    </style:style>
    <style:style style:name="TableCell1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color="#000000"/>
    </style:style>
    <style:style style:name="TableCell15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4" style:parent-style-name="Standard" style:family="paragraph">
      <style:text-properties fo:font-style="italic" style:font-style-asian="italic" fo:color="#C00000" fo:font-size="8pt" style:font-size-asian="8pt"/>
    </style:style>
    <style:style style:name="TableRow1525" style:family="table-row">
      <style:table-row-properties style:min-row-height="1.3388in" style:use-optimal-row-height="false" fo:keep-together="always"/>
    </style:style>
    <style:style style:name="TableCell15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7" style:parent-style-name="Standard" style:family="paragraph">
      <style:text-properties fo:color="#000000"/>
    </style:style>
    <style:style style:name="TableRow1528" style:family="table-row">
      <style:table-row-properties style:min-row-height="0.7868in" style:use-optimal-row-height="false" fo:keep-together="always"/>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color="#000000"/>
    </style:style>
    <style:style style:name="TableRow1531" style:family="table-row">
      <style:table-row-properties style:min-row-height="1.6729in" style:use-optimal-row-height="false" fo:keep-together="always"/>
    </style:style>
    <style:style style:name="TableCell15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P1534" style:parent-style-name="Standard" style:family="paragraph">
      <style:text-properties style:font-name="Arial" fo:font-weight="bold" style:font-weight-asian="bold" style:font-weight-complex="bold" fo:color="#000000" fo:font-size="13pt" style:font-size-asian="13pt" style:font-size-complex="13pt"/>
    </style:style>
    <style:style style:name="P1535" style:parent-style-name="Titolo2" style:family="paragraph">
      <style:paragraph-properties fo:break-before="page"/>
    </style:style>
    <style:style style:name="TableColumn1537" style:family="table-column">
      <style:table-column-properties style:column-width="3.3145in" style:use-optimal-column-width="false"/>
    </style:style>
    <style:style style:name="TableColumn1538" style:family="table-column">
      <style:table-column-properties style:column-width="0.0694in" style:use-optimal-column-width="false"/>
    </style:style>
    <style:style style:name="TableColumn1539" style:family="table-column">
      <style:table-column-properties style:column-width="3.3847in" style:use-optimal-column-width="false"/>
    </style:style>
    <style:style style:name="Table1536" style:family="table">
      <style:table-properties style:width="6.7687in" fo:margin-left="0in" table:align="left"/>
    </style:style>
    <style:style style:name="TableRow1540" style:family="table-row">
      <style:table-row-properties style:min-row-height="0.6694in" style:use-optimal-row-height="false" fo:keep-together="always"/>
    </style:style>
    <style:style style:name="TableCell15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P1543" style:parent-style-name="Standard" style:family="paragraph">
      <style:text-properties fo:color="#000000"/>
    </style:style>
    <style:style style:name="TableCell15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font-style="italic" style:font-style-asian="italic" fo:color="#C00000" fo:font-size="8pt" style:font-size-asian="8pt"/>
    </style:style>
    <style:style style:name="TableRow1546" style:family="table-row">
      <style:table-row-properties style:min-row-height="0.6694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Cell15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0" style:parent-style-name="Standard" style:family="paragraph">
      <style:text-properties fo:font-style="italic" style:font-style-asian="italic" fo:color="#C00000" fo:font-size="8pt" style:font-size-asian="8pt"/>
    </style:style>
    <style:style style:name="TableRow1551" style:family="table-row">
      <style:table-row-properties style:min-row-height="2.0548in" style:use-optimal-row-height="false" fo:keep-together="always"/>
    </style:style>
    <style:style style:name="TableCell1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text-properties fo:color="#000000"/>
    </style:style>
    <style:style style:name="TableRow1554" style:family="table-row">
      <style:table-row-properties style:min-row-height="1.3388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text-properties fo:color="#000000"/>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font-style="italic" style:font-style-asian="italic" fo:color="#C00000" fo:font-size="8pt" style:font-size-asian="8pt"/>
    </style:style>
    <style:style style:name="TableRow1559" style:family="table-row">
      <style:table-row-properties style:min-row-height="1.3388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0.7868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1.6729in" style:use-optimal-row-height="false" fo:keep-together="always"/>
    </style:style>
    <style:style style:name="TableCell15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P1568" style:parent-style-name="Standard" style:family="paragraph">
      <style:text-properties style:font-name="Arial" fo:font-weight="bold" style:font-weight-asian="bold" style:font-weight-complex="bold" fo:color="#000000" fo:font-size="13pt" style:font-size-asian="13pt" style:font-size-complex="13pt"/>
    </style:style>
    <style:style style:name="P1569" style:parent-style-name="Titolo2" style:family="paragraph">
      <style:paragraph-properties fo:break-before="page"/>
    </style:style>
    <style:style style:name="P1570" style:parent-style-name="Standard" style:family="paragraph">
      <style:text-properties style:font-name="Arial" fo:font-weight="bold" style:font-weight-asian="bold" style:font-weight-complex="bold" fo:color="#000000" fo:font-size="13pt" style:font-size-asian="13pt" style:font-size-complex="13pt"/>
    </style:style>
    <style:style style:name="P1571" style:parent-style-name="Titolo2" style:family="paragraph">
      <style:paragraph-properties fo:break-before="page"/>
    </style:style>
    <style:style style:name="TableColumn1573" style:family="table-column">
      <style:table-column-properties style:column-width="6.693in" style:use-optimal-column-width="false"/>
    </style:style>
    <style:style style:name="Table1572" style:family="table">
      <style:table-properties style:width="6.693in" fo:margin-left="-0.075in" table:align="left"/>
    </style:style>
    <style:style style:name="TableRow1574" style:family="table-row">
      <style:table-row-properties style:use-optimal-row-height="false"/>
    </style:style>
    <style:style style:name="TableCell1575" style:family="table-cell">
      <style:table-cell-properties fo:border-top="none" fo:border-left="none" fo:border-bottom="0.0069in solid #808080" fo:border-right="0.0069in solid #808080" style:writing-mode="lr-tb" fo:padding-top="0in" fo:padding-left="0.075in" fo:padding-bottom="0in" fo:padding-right="0.075in"/>
    </style:style>
    <style:style style:name="P1576" style:parent-style-name="Standard" style:family="paragraph">
      <style:paragraph-properties fo:margin-bottom="0in" fo:line-height="100%"/>
    </style:style>
    <style:style style:name="TableRow1577" style:family="table-row">
      <style:table-row-properties style:use-optimal-row-height="false"/>
    </style:style>
    <style:style style:name="TableCell1578"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79" style:parent-style-name="Standard" style:family="paragraph">
      <style:paragraph-properties fo:margin-bottom="0in" fo:line-height="100%"/>
    </style:style>
    <style:style style:name="TableRow1580" style:family="table-row">
      <style:table-row-properties style:use-optimal-row-height="false"/>
    </style:style>
    <style:style style:name="TableCell1581"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82" style:parent-style-name="Standard" style:family="paragraph">
      <style:paragraph-properties fo:margin-bottom="0in" fo:line-height="100%"/>
    </style:style>
    <style:style style:name="TableRow1583" style:family="table-row">
      <style:table-row-properties style:use-optimal-row-height="false"/>
    </style:style>
    <style:style style:name="TableCell1584"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85" style:parent-style-name="Standard" style:family="paragraph">
      <style:paragraph-properties fo:margin-bottom="0in" fo:line-height="100%"/>
    </style:style>
    <style:style style:name="TableRow1586" style:family="table-row">
      <style:table-row-properties style:use-optimal-row-height="false"/>
    </style:style>
    <style:style style:name="TableCell1587"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88" style:parent-style-name="Standard" style:family="paragraph">
      <style:paragraph-properties fo:margin-bottom="0in" fo:line-height="100%"/>
    </style:style>
    <style:style style:name="TableRow1589" style:family="table-row">
      <style:table-row-properties style:use-optimal-row-height="false"/>
    </style:style>
    <style:style style:name="TableCell1590"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91" style:parent-style-name="Standard" style:family="paragraph">
      <style:paragraph-properties fo:margin-bottom="0in" fo:line-height="100%"/>
    </style:style>
    <style:style style:name="TableRow1592" style:family="table-row">
      <style:table-row-properties style:use-optimal-row-height="false"/>
    </style:style>
    <style:style style:name="TableCell1593"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94" style:parent-style-name="Standard" style:family="paragraph">
      <style:paragraph-properties fo:margin-bottom="0in" fo:line-height="100%"/>
    </style:style>
    <style:style style:name="TableRow1595" style:family="table-row">
      <style:table-row-properties style:use-optimal-row-height="false"/>
    </style:style>
    <style:style style:name="TableCell1596"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597" style:parent-style-name="Standard" style:family="paragraph">
      <style:paragraph-properties fo:margin-bottom="0in" fo:line-height="100%"/>
    </style:style>
    <style:style style:name="TableRow1598" style:family="table-row">
      <style:table-row-properties style:use-optimal-row-height="false"/>
    </style:style>
    <style:style style:name="TableCell1599"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00" style:parent-style-name="Standard" style:family="paragraph">
      <style:paragraph-properties fo:margin-bottom="0in" fo:line-height="100%"/>
    </style:style>
    <style:style style:name="TableRow1601" style:family="table-row">
      <style:table-row-properties style:use-optimal-row-height="false"/>
    </style:style>
    <style:style style:name="TableCell1602"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03" style:parent-style-name="Standard" style:family="paragraph">
      <style:paragraph-properties fo:margin-bottom="0in" fo:line-height="100%"/>
    </style:style>
    <style:style style:name="TableRow1604" style:family="table-row">
      <style:table-row-properties style:use-optimal-row-height="false"/>
    </style:style>
    <style:style style:name="TableCell1605"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06" style:parent-style-name="Standard" style:family="paragraph">
      <style:paragraph-properties fo:margin-bottom="0in" fo:line-height="100%"/>
    </style:style>
    <style:style style:name="TableRow1607" style:family="table-row">
      <style:table-row-properties style:use-optimal-row-height="false"/>
    </style:style>
    <style:style style:name="TableCell1608"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09" style:parent-style-name="Standard" style:family="paragraph">
      <style:paragraph-properties fo:margin-bottom="0in" fo:line-height="100%"/>
    </style:style>
    <style:style style:name="TableRow1610" style:family="table-row">
      <style:table-row-properties style:use-optimal-row-height="false"/>
    </style:style>
    <style:style style:name="TableCell1611"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12" style:parent-style-name="Standard" style:family="paragraph">
      <style:paragraph-properties fo:margin-bottom="0in" fo:line-height="100%"/>
    </style:style>
    <style:style style:name="TableColumn1614" style:family="table-column">
      <style:table-column-properties style:column-width="6.693in" style:use-optimal-column-width="false"/>
    </style:style>
    <style:style style:name="Table1613" style:family="table">
      <style:table-properties style:width="6.693in" fo:margin-left="-0.075in" table:align="left"/>
    </style:style>
    <style:style style:name="TableRow1615" style:family="table-row">
      <style:table-row-properties style:use-optimal-row-height="false"/>
    </style:style>
    <style:style style:name="TableCell1616" style:family="table-cell">
      <style:table-cell-properties fo:border-top="none" fo:border-left="none" fo:border-bottom="0.0069in solid #808080" fo:border-right="0.0069in solid #808080" style:writing-mode="lr-tb" fo:padding-top="0in" fo:padding-left="0.075in" fo:padding-bottom="0in" fo:padding-right="0.075in"/>
    </style:style>
    <style:style style:name="P1617" style:parent-style-name="Standard" style:family="paragraph">
      <style:paragraph-properties fo:margin-bottom="0in" fo:line-height="100%"/>
    </style:style>
    <style:style style:name="TableRow1618" style:family="table-row">
      <style:table-row-properties style:use-optimal-row-height="false"/>
    </style:style>
    <style:style style:name="TableCell1619"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20" style:parent-style-name="Standard" style:family="paragraph">
      <style:paragraph-properties fo:margin-bottom="0in" fo:line-height="100%"/>
    </style:style>
    <style:style style:name="TableRow1621" style:family="table-row">
      <style:table-row-properties style:use-optimal-row-height="false"/>
    </style:style>
    <style:style style:name="TableCell1622"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23" style:parent-style-name="Standard" style:family="paragraph">
      <style:paragraph-properties fo:margin-bottom="0in" fo:line-height="100%"/>
    </style:style>
    <style:style style:name="TableRow1624" style:family="table-row">
      <style:table-row-properties style:use-optimal-row-height="false"/>
    </style:style>
    <style:style style:name="TableCell1625"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26" style:parent-style-name="Standard" style:family="paragraph">
      <style:paragraph-properties fo:margin-bottom="0in" fo:line-height="100%"/>
    </style:style>
    <style:style style:name="TableRow1627" style:family="table-row">
      <style:table-row-properties style:use-optimal-row-height="false"/>
    </style:style>
    <style:style style:name="TableCell1628"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29" style:parent-style-name="Standard" style:family="paragraph">
      <style:paragraph-properties fo:margin-bottom="0in" fo:line-height="100%"/>
    </style:style>
    <style:style style:name="TableRow1630" style:family="table-row">
      <style:table-row-properties style:use-optimal-row-height="false"/>
    </style:style>
    <style:style style:name="TableCell1631"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32" style:parent-style-name="Standard" style:family="paragraph">
      <style:paragraph-properties fo:margin-bottom="0in" fo:line-height="100%"/>
    </style:style>
    <style:style style:name="TableRow1633" style:family="table-row">
      <style:table-row-properties style:use-optimal-row-height="false"/>
    </style:style>
    <style:style style:name="TableCell1634"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35" style:parent-style-name="Standard" style:family="paragraph">
      <style:paragraph-properties fo:margin-bottom="0in" fo:line-height="100%"/>
    </style:style>
    <style:style style:name="TableRow1636" style:family="table-row">
      <style:table-row-properties style:use-optimal-row-height="false"/>
    </style:style>
    <style:style style:name="TableCell1637"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38" style:parent-style-name="Standard" style:family="paragraph">
      <style:paragraph-properties fo:margin-bottom="0in" fo:line-height="100%"/>
    </style:style>
    <style:style style:name="TableRow1639" style:family="table-row">
      <style:table-row-properties style:use-optimal-row-height="false"/>
    </style:style>
    <style:style style:name="TableCell1640"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41" style:parent-style-name="Standard" style:family="paragraph">
      <style:paragraph-properties fo:margin-bottom="0in" fo:line-height="100%"/>
    </style:style>
    <style:style style:name="TableRow1642" style:family="table-row">
      <style:table-row-properties style:use-optimal-row-height="false"/>
    </style:style>
    <style:style style:name="TableCell1643"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44" style:parent-style-name="Standard" style:family="paragraph">
      <style:paragraph-properties fo:margin-bottom="0in" fo:line-height="100%"/>
    </style:style>
    <style:style style:name="TableRow1645" style:family="table-row">
      <style:table-row-properties style:use-optimal-row-height="false"/>
    </style:style>
    <style:style style:name="TableCell1646"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47" style:parent-style-name="Standard" style:family="paragraph">
      <style:paragraph-properties fo:margin-bottom="0in" fo:line-height="100%"/>
    </style:style>
    <style:style style:name="TableRow1648" style:family="table-row">
      <style:table-row-properties style:use-optimal-row-height="false"/>
    </style:style>
    <style:style style:name="TableCell1649"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50" style:parent-style-name="Standard" style:family="paragraph">
      <style:paragraph-properties fo:margin-bottom="0in" fo:line-height="100%"/>
    </style:style>
    <style:style style:name="TableRow1651" style:family="table-row">
      <style:table-row-properties style:use-optimal-row-height="false"/>
    </style:style>
    <style:style style:name="TableCell1652"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53" style:parent-style-name="Standard" style:family="paragraph">
      <style:paragraph-properties fo:margin-bottom="0in" fo:line-height="100%"/>
    </style:style>
    <style:style style:name="TableColumn1655" style:family="table-column">
      <style:table-column-properties style:column-width="6.693in" style:use-optimal-column-width="false"/>
    </style:style>
    <style:style style:name="Table1654" style:family="table">
      <style:table-properties style:width="6.693in" fo:margin-left="-0.075in" table:align="left"/>
    </style:style>
    <style:style style:name="TableRow1656" style:family="table-row">
      <style:table-row-properties style:use-optimal-row-height="false"/>
    </style:style>
    <style:style style:name="TableCell1657" style:family="table-cell">
      <style:table-cell-properties fo:border-top="none" fo:border-left="none" fo:border-bottom="0.0069in solid #808080" fo:border-right="0.0069in solid #808080" style:writing-mode="lr-tb" fo:padding-top="0in" fo:padding-left="0.075in" fo:padding-bottom="0in" fo:padding-right="0.075in"/>
    </style:style>
    <style:style style:name="P1658" style:parent-style-name="Standard" style:family="paragraph">
      <style:paragraph-properties fo:margin-bottom="0in" fo:line-height="100%"/>
    </style:style>
    <style:style style:name="TableRow1659" style:family="table-row">
      <style:table-row-properties style:use-optimal-row-height="false"/>
    </style:style>
    <style:style style:name="TableCell1660"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61" style:parent-style-name="Standard" style:family="paragraph">
      <style:paragraph-properties fo:margin-bottom="0in" fo:line-height="100%"/>
    </style:style>
    <style:style style:name="TableRow1662" style:family="table-row">
      <style:table-row-properties style:use-optimal-row-height="false"/>
    </style:style>
    <style:style style:name="TableCell1663"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64" style:parent-style-name="Standard" style:family="paragraph">
      <style:paragraph-properties fo:margin-bottom="0in" fo:line-height="100%"/>
    </style:style>
    <style:style style:name="TableRow1665" style:family="table-row">
      <style:table-row-properties style:use-optimal-row-height="false"/>
    </style:style>
    <style:style style:name="TableCell1666"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67" style:parent-style-name="Standard" style:family="paragraph">
      <style:paragraph-properties fo:margin-bottom="0in" fo:line-height="100%"/>
    </style:style>
    <style:style style:name="TableRow1668" style:family="table-row">
      <style:table-row-properties style:use-optimal-row-height="false"/>
    </style:style>
    <style:style style:name="TableCell1669"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70" style:parent-style-name="Standard" style:family="paragraph">
      <style:paragraph-properties fo:margin-bottom="0in" fo:line-height="100%"/>
    </style:style>
    <style:style style:name="TableRow1671" style:family="table-row">
      <style:table-row-properties style:use-optimal-row-height="false"/>
    </style:style>
    <style:style style:name="TableCell1672"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73" style:parent-style-name="Standard" style:family="paragraph">
      <style:paragraph-properties fo:margin-bottom="0in" fo:line-height="100%"/>
    </style:style>
    <style:style style:name="TableRow1674" style:family="table-row">
      <style:table-row-properties style:use-optimal-row-height="false"/>
    </style:style>
    <style:style style:name="TableCell1675"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76" style:parent-style-name="Standard" style:family="paragraph">
      <style:paragraph-properties fo:margin-bottom="0in" fo:line-height="100%"/>
    </style:style>
    <style:style style:name="TableRow1677" style:family="table-row">
      <style:table-row-properties style:use-optimal-row-height="false"/>
    </style:style>
    <style:style style:name="TableCell1678"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79" style:parent-style-name="Standard" style:family="paragraph">
      <style:paragraph-properties fo:margin-bottom="0in" fo:line-height="100%"/>
    </style:style>
    <style:style style:name="TableRow1680" style:family="table-row">
      <style:table-row-properties style:use-optimal-row-height="false"/>
    </style:style>
    <style:style style:name="TableCell1681"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82" style:parent-style-name="Standard" style:family="paragraph">
      <style:paragraph-properties fo:margin-bottom="0in" fo:line-height="100%"/>
    </style:style>
    <style:style style:name="TableRow1683" style:family="table-row">
      <style:table-row-properties style:use-optimal-row-height="false"/>
    </style:style>
    <style:style style:name="TableCell1684"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85" style:parent-style-name="Standard" style:family="paragraph">
      <style:paragraph-properties fo:margin-bottom="0in" fo:line-height="100%"/>
    </style:style>
    <style:style style:name="TableRow1686" style:family="table-row">
      <style:table-row-properties style:use-optimal-row-height="false"/>
    </style:style>
    <style:style style:name="TableCell1687"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88" style:parent-style-name="Standard" style:family="paragraph">
      <style:paragraph-properties fo:margin-bottom="0in" fo:line-height="100%"/>
    </style:style>
    <style:style style:name="TableRow1689" style:family="table-row">
      <style:table-row-properties style:use-optimal-row-height="false"/>
    </style:style>
    <style:style style:name="TableCell1690"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91" style:parent-style-name="Standard" style:family="paragraph">
      <style:paragraph-properties fo:margin-bottom="0in" fo:line-height="100%"/>
    </style:style>
    <style:style style:name="TableRow1692" style:family="table-row">
      <style:table-row-properties style:use-optimal-row-height="false"/>
    </style:style>
    <style:style style:name="TableCell1693" style:family="table-cell">
      <style:table-cell-properties fo:border-top="0.0069in solid #808080" fo:border-left="none" fo:border-bottom="0.0069in solid #808080" fo:border-right="0.0069in solid #808080" style:writing-mode="lr-tb" fo:padding-top="0in" fo:padding-left="0.075in" fo:padding-bottom="0in" fo:padding-right="0.075in"/>
    </style:style>
    <style:style style:name="P1694" style:parent-style-name="Standard" style:family="paragraph">
      <style:paragraph-properties fo:margin-bottom="0in" fo:line-height="100%"/>
    </style:style>
    <style:style style:name="P1695" style:parent-style-name="Standard" style:family="paragraph">
      <style:paragraph-properties fo:margin-bottom="0in" fo:line-height="100%"/>
      <style:text-properties fo:font-weight="bold" style:font-weight-asian="bold" style:font-weight-complex="bold" fo:color="#000000"/>
    </style:style>
    <style:style style:name="P1696" style:parent-style-name="Standard" style:family="paragraph">
      <style:paragraph-properties fo:margin-bottom="0in" fo:line-height="100%"/>
    </style:style>
    <style:style style:name="T1697" style:parent-style-name="Car.predefinitoparagrafo" style:family="text">
      <style:text-properties fo:font-weight="bold" style:font-weight-asian="bold" style:font-weight-complex="bold" fo:color="#000000"/>
    </style:style>
    <style:style style:name="T1698" style:parent-style-name="Car.predefinitoparagrafo" style:family="text">
      <style:text-properties fo:color="#000000"/>
    </style:style>
    <style:style style:name="T1699" style:parent-style-name="Car.predefinitoparagrafo" style:family="text">
      <style:text-properties fo:font-weight="bold" style:font-weight-asian="bold" style:font-weight-complex="bold" fo:color="#000000"/>
    </style:style>
    <style:style style:name="P1700" style:parent-style-name="Standard" style:family="paragraph">
      <style:paragraph-properties fo:margin-bottom="0in" fo:line-height="100%"/>
      <style:text-properties fo:color="#000000"/>
    </style:style>
    <style:style style:name="P1701" style:parent-style-name="Standard" style:family="paragraph">
      <style:paragraph-properties fo:margin-bottom="0in" fo:line-height="100%"/>
      <style:text-properties fo:color="#000000"/>
    </style:style>
    <style:style style:name="P1702" style:parent-style-name="Standard" style:family="paragraph">
      <style:paragraph-properties fo:margin-bottom="0in" fo:line-height="100%"/>
      <style:text-properties fo:color="#000000"/>
    </style:style>
    <style:style style:name="P1703" style:parent-style-name="Standard" style:family="paragraph">
      <style:paragraph-properties fo:margin-bottom="0in" fo:line-height="100%"/>
      <style:text-properties fo:color="#000000"/>
    </style:style>
    <style:style style:name="P1704" style:parent-style-name="Standard" style:family="paragraph">
      <style:paragraph-properties fo:margin-bottom="0in" fo:line-height="100%"/>
      <style:text-properties fo:color="#000000"/>
    </style:style>
    <style:style style:name="P1705" style:parent-style-name="Standard" style:family="paragraph">
      <style:paragraph-properties fo:margin-bottom="0in" fo:line-height="100%"/>
      <style:text-properties fo:color="#000000"/>
    </style:style>
    <style:style style:name="P1706" style:parent-style-name="Standard" style:family="paragraph">
      <style:paragraph-properties fo:margin-bottom="0in" fo:line-height="100%"/>
      <style:text-properties fo:color="#000000"/>
    </style:style>
    <style:style style:name="P1707" style:parent-style-name="Standard" style:family="paragraph">
      <style:paragraph-properties fo:margin-bottom="0in" fo:line-height="100%"/>
    </style:style>
    <style:style style:name="P1708" style:parent-style-name="Standard" style:family="paragraph">
      <style:paragraph-properties fo:margin-bottom="0in" fo:line-height="100%"/>
      <style:text-properties fo:font-weight="bold" style:font-weight-asian="bold" style:font-weight-complex="bold" fo:color="#000000"/>
    </style:style>
    <style:style style:name="P1709" style:parent-style-name="Standard" style:family="paragraph">
      <style:paragraph-properties fo:margin-bottom="0in" fo:line-height="100%"/>
      <style:text-properties fo:font-weight="bold" style:font-weight-asian="bold" style:font-weight-complex="bold" fo:color="#000000"/>
    </style:style>
    <style:style style:name="P1710" style:parent-style-name="Standard" style:family="paragraph">
      <style:paragraph-properties fo:margin-bottom="0in" fo:line-height="100%"/>
      <style:text-properties fo:font-weight="bold" style:font-weight-asian="bold" style:font-weight-complex="bold" fo:color="#000000"/>
    </style:style>
    <style:style style:name="P1711" style:parent-style-name="Standard" style:family="paragraph">
      <style:paragraph-properties fo:margin-bottom="0in" fo:line-height="100%"/>
      <style:text-properties fo:color="#000000"/>
    </style:style>
    <style:style style:name="P1712" style:parent-style-name="Standard" style:family="paragraph">
      <style:paragraph-properties fo:margin-bottom="0in" fo:line-height="100%"/>
      <style:text-properties fo:color="#000000"/>
    </style:style>
    <style:style style:name="P1713" style:parent-style-name="Standard" style:family="paragraph">
      <style:paragraph-properties fo:margin-bottom="0in" fo:line-height="100%"/>
      <style:text-properties fo:color="#000000"/>
    </style:style>
    <style:style style:name="P1714" style:parent-style-name="Standard" style:family="paragraph">
      <style:paragraph-properties fo:margin-bottom="0in" fo:line-height="100%"/>
      <style:text-properties fo:color="#000000"/>
    </style:style>
    <style:style style:name="P1715" style:parent-style-name="Standard" style:family="paragraph">
      <style:paragraph-properties fo:margin-bottom="0in" fo:line-height="100%"/>
      <style:text-properties fo:color="#000000"/>
    </style:style>
    <style:style style:name="P1716" style:parent-style-name="Standard" style:family="paragraph">
      <style:paragraph-properties fo:margin-bottom="0in" fo:line-height="100%"/>
      <style:text-properties fo:color="#000000"/>
    </style:style>
    <style:style style:name="P1717" style:parent-style-name="Standard" style:family="paragraph">
      <style:paragraph-properties fo:margin-bottom="0in" fo:line-height="100%"/>
      <style:text-properties fo:font-weight="bold" style:font-weight-asian="bold" style:font-weight-complex="bold" fo:color="#000000"/>
    </style:style>
    <style:style style:name="P1718" style:parent-style-name="Standard" style:family="paragraph">
      <style:paragraph-properties fo:margin-bottom="0in" fo:line-height="100%"/>
      <style:text-properties fo:font-weight="bold" style:font-weight-asian="bold" style:font-weight-complex="bold" fo:color="#000000"/>
    </style:style>
    <style:style style:name="P1719" style:parent-style-name="Standard" style:family="paragraph">
      <style:paragraph-properties fo:margin-bottom="0in" fo:line-height="100%"/>
      <style:text-properties fo:font-weight="bold" style:font-weight-asian="bold" style:font-weight-complex="bold" fo:color="#000000"/>
    </style:style>
    <style:style style:name="P1720" style:parent-style-name="Standard" style:family="paragraph">
      <style:paragraph-properties fo:margin-bottom="0in" fo:line-height="100%"/>
      <style:text-properties fo:color="#000000"/>
    </style:style>
    <style:style style:name="P1721" style:parent-style-name="Standard" style:family="paragraph">
      <style:paragraph-properties fo:margin-bottom="0in" fo:line-height="100%"/>
      <style:text-properties fo:color="#000000"/>
    </style:style>
    <style:style style:name="P1722" style:parent-style-name="Standard" style:family="paragraph">
      <style:paragraph-properties fo:margin-bottom="0in" fo:line-height="100%"/>
      <style:text-properties fo:color="#000000"/>
    </style:style>
    <style:style style:name="P1723" style:parent-style-name="Standard" style:family="paragraph">
      <style:paragraph-properties fo:margin-bottom="0in" fo:line-height="100%"/>
      <style:text-properties fo:color="#000000"/>
    </style:style>
    <style:style style:name="P1724" style:parent-style-name="Standard" style:family="paragraph">
      <style:paragraph-properties fo:margin-bottom="0in" fo:line-height="100%"/>
      <style:text-properties fo:color="#000000"/>
    </style:style>
    <style:style style:name="P1725" style:parent-style-name="Standard" style:family="paragraph">
      <style:paragraph-properties fo:margin-bottom="0in" fo:line-height="100%"/>
      <style:text-properties fo:color="#000000"/>
    </style:style>
    <style:style style:name="P1726" style:parent-style-name="Standard" style:family="paragraph">
      <style:paragraph-properties fo:margin-bottom="0in" fo:line-height="100%"/>
      <style:text-properties fo:font-weight="bold" style:font-weight-asian="bold" style:font-weight-complex="bold" fo:color="#000000"/>
    </style:style>
    <style:style style:name="P1727" style:parent-style-name="Standard" style:family="paragraph">
      <style:paragraph-properties fo:margin-bottom="0in" fo:line-height="100%"/>
      <style:text-properties fo:font-weight="bold" style:font-weight-asian="bold" style:font-weight-complex="bold" fo:color="#000000"/>
    </style:style>
    <style:style style:name="P1728" style:parent-style-name="Standard" style:family="paragraph">
      <style:paragraph-properties fo:margin-bottom="0in" fo:line-height="100%"/>
      <style:text-properties fo:color="#000000"/>
    </style:style>
    <style:style style:name="P1729" style:parent-style-name="Standard" style:family="paragraph">
      <style:paragraph-properties fo:margin-bottom="0in" fo:line-height="100%"/>
      <style:text-properties fo:color="#000000"/>
    </style:style>
    <style:style style:name="P1730" style:parent-style-name="Standard" style:family="paragraph">
      <style:paragraph-properties fo:margin-bottom="0in" fo:line-height="100%"/>
      <style:text-properties fo:color="#000000"/>
    </style:style>
    <style:style style:name="P1731" style:parent-style-name="Standard" style:family="paragraph">
      <style:paragraph-properties fo:margin-bottom="0in" fo:line-height="100%"/>
      <style:text-properties fo:font-weight="bold" style:font-weight-asian="bold" style:font-weight-complex="bold" fo:color="#000000"/>
    </style:style>
    <style:style style:name="P1732" style:parent-style-name="Standard" style:family="paragraph">
      <style:paragraph-properties fo:margin-bottom="0in" fo:line-height="100%"/>
      <style:text-properties fo:font-weight="bold" style:font-weight-asian="bold" style:font-weight-complex="bold" fo:color="#000000"/>
    </style:style>
    <style:style style:name="P1733" style:parent-style-name="Standard" style:family="paragraph">
      <style:paragraph-properties fo:margin-bottom="0in" fo:line-height="100%"/>
      <style:text-properties fo:font-weight="bold" style:font-weight-asian="bold" style:font-weight-complex="bold" fo:color="#000000"/>
    </style:style>
    <style:style style:name="P1734" style:parent-style-name="Standard" style:family="paragraph">
      <style:paragraph-properties fo:margin-bottom="0in" fo:line-height="100%"/>
      <style:text-properties fo:color="#000000"/>
    </style:style>
    <style:style style:name="P1735" style:parent-style-name="Standard" style:family="paragraph">
      <style:paragraph-properties fo:margin-bottom="0in" fo:line-height="100%"/>
      <style:text-properties fo:color="#000000"/>
    </style:style>
    <style:style style:name="P1736" style:parent-style-name="Standard" style:family="paragraph">
      <style:paragraph-properties fo:margin-bottom="0in" fo:line-height="100%"/>
      <style:text-properties fo:color="#000000"/>
    </style:style>
    <style:style style:name="P1737" style:parent-style-name="Standard" style:family="paragraph">
      <style:paragraph-properties fo:margin-bottom="0in" fo:line-height="100%"/>
      <style:text-properties fo:font-weight="bold" style:font-weight-asian="bold" style:font-weight-complex="bold" fo:color="#000000"/>
    </style:style>
    <style:style style:name="P1738" style:parent-style-name="Standard" style:family="paragraph">
      <style:paragraph-properties fo:margin-bottom="0in" fo:line-height="100%"/>
      <style:text-properties fo:font-weight="bold" style:font-weight-asian="bold" style:font-weight-complex="bold" fo:color="#000000"/>
    </style:style>
    <style:style style:name="P1739" style:parent-style-name="Standard" style:family="paragraph">
      <style:paragraph-properties fo:margin-bottom="0in" fo:line-height="100%"/>
      <style:text-properties fo:font-weight="bold" style:font-weight-asian="bold" style:font-weight-complex="bold" fo:color="#000000"/>
    </style:style>
    <style:style style:name="P1740" style:parent-style-name="Standard" style:family="paragraph">
      <style:paragraph-properties fo:margin-bottom="0in" fo:line-height="100%"/>
      <style:text-properties fo:font-weight="bold" style:font-weight-asian="bold" style:font-weight-complex="bold" fo:color="#000000"/>
    </style:style>
    <style:style style:name="P1741" style:parent-style-name="Standard" style:family="paragraph">
      <style:paragraph-properties fo:margin-bottom="0in" fo:line-height="100%"/>
      <style:text-properties fo:font-weight="bold" style:font-weight-asian="bold" style:font-weight-complex="bold" fo:color="#000000"/>
    </style:style>
    <style:style style:name="P1742" style:parent-style-name="Standard" style:family="paragraph">
      <style:paragraph-properties fo:margin-bottom="0in" fo:line-height="100%"/>
      <style:text-properties fo:font-weight="bold" style:font-weight-asian="bold" style:font-weight-complex="bold" fo:color="#000000"/>
    </style:style>
    <style:style style:name="P1743" style:parent-style-name="Standard" style:family="paragraph">
      <style:paragraph-properties fo:margin-bottom="0in" fo:line-height="100%"/>
      <style:text-properties fo:color="#000000"/>
    </style:style>
    <style:style style:name="P1744" style:parent-style-name="Standard" style:family="paragraph">
      <style:paragraph-properties fo:margin-bottom="0in" fo:line-height="100%"/>
      <style:text-properties fo:color="#000000"/>
    </style:style>
    <style:style style:name="P1745" style:parent-style-name="Standard" style:family="paragraph">
      <style:paragraph-properties fo:margin-bottom="0in" fo:line-height="100%"/>
      <style:text-properties fo:color="#000000"/>
    </style:style>
    <style:style style:name="P1746" style:parent-style-name="Standard" style:family="paragraph">
      <style:paragraph-properties fo:margin-bottom="0in" fo:line-height="100%"/>
      <style:text-properties fo:color="#000000"/>
    </style:style>
    <style:style style:name="P1747" style:parent-style-name="Standard" style:family="paragraph">
      <style:paragraph-properties fo:margin-bottom="0in" fo:line-height="100%"/>
      <style:text-properties fo:font-weight="bold" style:font-weight-asian="bold" style:font-weight-complex="bold" fo:color="#000000"/>
    </style:style>
    <style:style style:name="P1748" style:parent-style-name="Standard" style:family="paragraph">
      <style:paragraph-properties fo:margin-bottom="0in" fo:line-height="100%"/>
    </style:style>
    <style:style style:name="T1749" style:parent-style-name="Car.predefinitoparagrafo" style:family="text">
      <style:text-properties fo:font-weight="bold" style:font-weight-asian="bold" style:font-weight-complex="bold" fo:color="#000000"/>
    </style:style>
    <style:style style:name="P1750" style:parent-style-name="Standard" style:family="paragraph">
      <style:paragraph-properties fo:margin-bottom="0in" fo:line-height="100%"/>
      <style:text-properties fo:color="#000000"/>
    </style:style>
    <style:style style:name="P1751" style:parent-style-name="Standard" style:family="paragraph">
      <style:paragraph-properties fo:margin-bottom="0in" fo:line-height="100%"/>
      <style:text-properties fo:color="#000000"/>
    </style:style>
    <style:style style:name="P1752" style:parent-style-name="Standard" style:family="paragraph">
      <style:paragraph-properties fo:margin-bottom="0in" fo:line-height="100%"/>
      <style:text-properties fo:color="#000000"/>
    </style:style>
    <style:style style:name="P1753" style:parent-style-name="Standard" style:family="paragraph">
      <style:paragraph-properties fo:margin-bottom="0in" fo:line-height="100%"/>
      <style:text-properties fo:font-weight="bold" style:font-weight-asian="bold" style:font-weight-complex="bold" fo:color="#000000"/>
    </style:style>
    <style:style style:name="P1754" style:parent-style-name="Standard" style:family="paragraph">
      <style:paragraph-properties fo:margin-bottom="0in" fo:line-height="100%"/>
      <style:text-properties fo:font-weight="bold" style:font-weight-asian="bold" style:font-weight-complex="bold" fo:color="#000000"/>
    </style:style>
    <style:style style:name="P1755" style:parent-style-name="Standard" style:family="paragraph">
      <style:paragraph-properties fo:margin-bottom="0in" fo:line-height="100%"/>
      <style:text-properties fo:color="#000000"/>
    </style:style>
    <style:style style:name="P1756" style:parent-style-name="Standard" style:family="paragraph">
      <style:paragraph-properties fo:margin-bottom="0in" fo:line-height="100%"/>
      <style:text-properties fo:color="#000000"/>
    </style:style>
    <style:style style:name="P1757" style:parent-style-name="Standard" style:family="paragraph">
      <style:paragraph-properties fo:margin-bottom="0in" fo:line-height="100%"/>
      <style:text-properties fo:font-weight="bold" style:font-weight-asian="bold" style:font-weight-complex="bold" fo:color="#000000"/>
    </style:style>
    <style:style style:name="P1758" style:parent-style-name="Standard" style:family="paragraph">
      <style:paragraph-properties fo:margin-bottom="0in" fo:line-height="100%"/>
      <style:text-properties fo:font-weight="bold" style:font-weight-asian="bold" style:font-weight-complex="bold" fo:color="#000000"/>
    </style:style>
    <style:style style:name="P1759" style:parent-style-name="Standard" style:family="paragraph">
      <style:paragraph-properties fo:margin-bottom="0in" fo:line-height="100%"/>
      <style:text-properties fo:font-weight="bold" style:font-weight-asian="bold" style:font-weight-complex="bold" fo:color="#000000"/>
    </style:style>
    <style:style style:name="P1760" style:parent-style-name="Standard" style:family="paragraph">
      <style:paragraph-properties fo:margin-bottom="0in" fo:line-height="100%"/>
      <style:text-properties fo:color="#000000"/>
    </style:style>
    <style:style style:name="P1761" style:parent-style-name="Standard" style:family="paragraph">
      <style:paragraph-properties fo:margin-bottom="0in" fo:line-height="100%"/>
      <style:text-properties fo:color="#000000"/>
    </style:style>
    <style:style style:name="P1762" style:parent-style-name="Standard" style:family="paragraph">
      <style:paragraph-properties fo:margin-bottom="0in" fo:line-height="100%"/>
      <style:text-properties fo:color="#000000"/>
    </style:style>
    <style:style style:name="P1763" style:parent-style-name="Normale" style:family="paragraph">
      <style:paragraph-properties fo:widows="2" fo:orphans="2" style:vertical-align="auto" fo:margin-bottom="0.1388in"/>
      <style:text-properties fo:hyphenate="true"/>
    </style:style>
    <style:style style:name="T1764"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765" style:parent-style-name="Normale" style:family="paragraph">
      <style:paragraph-properties fo:widows="2" fo:orphans="2" style:vertical-align="auto" fo:margin-bottom="0.1388in"/>
      <style:text-properties fo:hyphenate="true"/>
    </style:style>
    <style:style style:name="T1766"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67"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68" style:parent-style-name="Normale" style:family="paragraph">
      <style:paragraph-properties fo:widows="2" fo:orphans="2" fo:text-align="justify" style:vertical-align="auto"/>
      <style:text-properties fo:hyphenate="true"/>
    </style:style>
    <style:style style:name="T1769"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70"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71"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772" style:parent-style-name="Normale" style:family="paragraph">
      <style:paragraph-properties fo:widows="2" fo:orphans="2" style:vertical-align="auto" fo:margin-bottom="0.1388in"/>
      <style:text-properties fo:hyphenate="true"/>
    </style:style>
    <style:style style:name="T1773"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774" style:parent-style-name="Normale" style:family="paragraph">
      <style:paragraph-properties fo:widows="2" fo:orphans="2" fo:text-align="justify" style:vertical-align="auto"/>
      <style:text-properties fo:hyphenate="true"/>
    </style:style>
    <style:style style:name="T1775"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76"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77" style:parent-style-name="Normale" style:family="paragraph">
      <style:paragraph-properties fo:widows="2" fo:orphans="2" fo:text-align="justify" style:vertical-align="auto"/>
      <style:text-properties fo:hyphenate="true"/>
    </style:style>
    <style:style style:name="T1778"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79"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80"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781" style:parent-style-name="Normale" style:family="paragraph">
      <style:paragraph-properties fo:widows="2" fo:orphans="2" style:vertical-align="auto" fo:margin-bottom="0.1388in"/>
      <style:text-properties fo:hyphenate="true"/>
    </style:style>
    <style:style style:name="T1782"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783" style:parent-style-name="Normale" style:family="paragraph">
      <style:paragraph-properties fo:widows="2" fo:orphans="2" fo:text-align="justify" style:vertical-align="auto"/>
      <style:text-properties fo:hyphenate="true"/>
    </style:style>
    <style:style style:name="T1784"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85"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86" style:parent-style-name="Normale" style:family="paragraph">
      <style:paragraph-properties fo:widows="2" fo:orphans="2" fo:text-align="justify" style:vertical-align="auto"/>
      <style:text-properties fo:hyphenate="true"/>
    </style:style>
    <style:style style:name="T1787"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88"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89"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790" style:parent-style-name="Normale" style:family="paragraph">
      <style:paragraph-properties fo:widows="2" fo:orphans="2" style:vertical-align="auto" fo:margin-bottom="0.1388in"/>
      <style:text-properties fo:hyphenate="true"/>
    </style:style>
    <style:style style:name="T1791"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792" style:parent-style-name="Normale" style:family="paragraph">
      <style:paragraph-properties fo:widows="2" fo:orphans="2" fo:text-align="justify" style:vertical-align="auto"/>
      <style:text-properties fo:hyphenate="true"/>
    </style:style>
    <style:style style:name="T1793"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94"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95" style:parent-style-name="Normale" style:family="paragraph">
      <style:paragraph-properties fo:widows="2" fo:orphans="2" fo:text-align="justify" style:vertical-align="auto"/>
      <style:text-properties fo:hyphenate="true"/>
    </style:style>
    <style:style style:name="T1796"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797"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798"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799" style:parent-style-name="Normale" style:family="paragraph">
      <style:paragraph-properties fo:widows="2" fo:orphans="2" style:vertical-align="auto" fo:margin-bottom="0.1388in"/>
      <style:text-properties fo:hyphenate="true"/>
    </style:style>
    <style:style style:name="T1800"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01" style:parent-style-name="Normale" style:family="paragraph">
      <style:paragraph-properties fo:widows="2" fo:orphans="2" fo:text-align="justify" style:vertical-align="auto"/>
      <style:text-properties fo:hyphenate="true"/>
    </style:style>
    <style:style style:name="T1802"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03"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04"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05"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06" style:parent-style-name="Normale" style:family="paragraph">
      <style:paragraph-properties fo:widows="2" fo:orphans="2" fo:text-align="justify" style:vertical-align="auto"/>
      <style:text-properties fo:hyphenate="true"/>
    </style:style>
    <style:style style:name="T1807"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08"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09" style:parent-style-name="Normale" style:family="paragraph">
      <style:paragraph-properties fo:widows="2" fo:orphans="2" fo:text-align="justify" style:vertical-align="auto"/>
      <style:text-properties fo:hyphenate="true"/>
    </style:style>
    <style:style style:name="T1810"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11"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12" style:parent-style-name="Normale" style:family="paragraph">
      <style:paragraph-properties fo:widows="2" fo:orphans="2" fo:text-align="justify" style:vertical-align="auto"/>
      <style:text-properties fo:hyphenate="true"/>
    </style:style>
    <style:style style:name="T1813"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14"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15" style:parent-style-name="Normale" style:family="paragraph">
      <style:paragraph-properties fo:widows="2" fo:orphans="2" fo:text-align="justify" style:vertical-align="auto"/>
      <style:text-properties fo:hyphenate="true"/>
    </style:style>
    <style:style style:name="T1816"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17"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18"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819" style:parent-style-name="Normale" style:family="paragraph">
      <style:paragraph-properties fo:widows="2" fo:orphans="2" style:vertical-align="auto" fo:margin-bottom="0.1388in"/>
      <style:text-properties fo:hyphenate="true"/>
    </style:style>
    <style:style style:name="T1820"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21" style:parent-style-name="Normale" style:family="paragraph">
      <style:paragraph-properties fo:widows="2" fo:orphans="2" fo:text-align="justify" style:vertical-align="auto"/>
      <style:text-properties fo:hyphenate="true"/>
    </style:style>
    <style:style style:name="T1822"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23"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24" style:parent-style-name="Normale" style:family="paragraph">
      <style:paragraph-properties fo:widows="2" fo:orphans="2" fo:text-align="justify" style:vertical-align="auto"/>
      <style:text-properties fo:hyphenate="true"/>
    </style:style>
    <style:style style:name="T1825"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26"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27"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828" style:parent-style-name="Normale" style:family="paragraph">
      <style:paragraph-properties fo:widows="2" fo:orphans="2" style:vertical-align="auto" fo:margin-bottom="0.1388in"/>
      <style:text-properties fo:hyphenate="true"/>
    </style:style>
    <style:style style:name="T1829"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30" style:parent-style-name="Normale" style:family="paragraph">
      <style:paragraph-properties fo:widows="2" fo:orphans="2" fo:text-align="justify" style:vertical-align="auto"/>
      <style:text-properties fo:hyphenate="true"/>
    </style:style>
    <style:style style:name="T1831"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32"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33" style:parent-style-name="Normale" style:family="paragraph">
      <style:paragraph-properties fo:widows="2" fo:orphans="2" fo:text-align="justify" style:vertical-align="auto"/>
      <style:text-properties fo:hyphenate="true"/>
    </style:style>
    <style:style style:name="T1834"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35"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36"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837" style:parent-style-name="Normale" style:family="paragraph">
      <style:paragraph-properties fo:widows="2" fo:orphans="2" style:vertical-align="auto" fo:margin-bottom="0.1388in"/>
      <style:text-properties fo:hyphenate="true"/>
    </style:style>
    <style:style style:name="T1838"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39" style:parent-style-name="Normale" style:family="paragraph">
      <style:paragraph-properties fo:widows="2" fo:orphans="2" fo:text-align="justify" style:vertical-align="auto"/>
      <style:text-properties fo:hyphenate="true"/>
    </style:style>
    <style:style style:name="T1840"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41"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42" style:parent-style-name="Normale" style:family="paragraph">
      <style:paragraph-properties fo:widows="2" fo:orphans="2" fo:text-align="justify" style:vertical-align="auto"/>
      <style:text-properties fo:hyphenate="true"/>
    </style:style>
    <style:style style:name="T1843"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44"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45" style:parent-style-name="Normale" style:family="paragraph">
      <style:paragraph-properties fo:widows="2" fo:orphans="2" style:vertical-align="auto"/>
      <style:text-properties style:font-name="Times New Roman" style:font-name-asian="Times New Roman" style:font-name-complex="Times New Roman" style:letter-kerning="false" fo:font-size="12pt" style:font-size-asian="12pt" style:font-size-complex="12pt" style:language-asian="it" style:country-asian="IT" fo:hyphenate="true"/>
    </style:style>
    <style:style style:name="P1846" style:parent-style-name="Normale" style:family="paragraph">
      <style:paragraph-properties fo:widows="2" fo:orphans="2" style:vertical-align="auto" fo:margin-bottom="0.1388in"/>
      <style:text-properties fo:hyphenate="true"/>
    </style:style>
    <style:style style:name="T1847" style:parent-style-name="Car.predefinitoparagrafo" style:family="text">
      <style:text-properties style:font-name-asian="Times New Roman" style:font-name-complex="Times New Roman" fo:color="#808080" style:letter-kerning="false" fo:font-size="12pt" style:font-size-asian="12pt" style:font-size-complex="12pt" style:language-asian="it" style:country-asian="IT"/>
    </style:style>
    <style:style style:name="P1848" style:parent-style-name="Normale" style:family="paragraph">
      <style:paragraph-properties fo:widows="2" fo:orphans="2" fo:text-align="justify" style:vertical-align="auto" fo:margin-bottom="0.1111in"/>
      <style:text-properties fo:hyphenate="true"/>
    </style:style>
    <style:style style:name="T1849"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50"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51"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52"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53" style:parent-style-name="Normale" style:family="paragraph">
      <style:paragraph-properties fo:widows="2" fo:orphans="2" fo:text-align="justify" style:vertical-align="auto" fo:margin-bottom="0.1111in"/>
      <style:text-properties fo:hyphenate="true"/>
    </style:style>
    <style:style style:name="T1854" style:parent-style-name="Car.predefinitoparagrafo" style:family="text">
      <style:text-properties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T1855"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56"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T1857" style:parent-style-name="Car.predefinitoparagrafo" style:family="text">
      <style:text-properties style:font-name-asian="Times New Roman" style:font-name-complex="Times New Roman" fo:color="#000000" style:letter-kerning="false" fo:font-size="12pt" style:font-size-asian="12pt" style:font-size-complex="12pt" style:language-asian="it" style:country-asian="IT"/>
    </style:style>
    <style:style style:name="P1858" style:parent-style-name="Standard" style:family="paragraph">
      <style:paragraph-properties fo:text-align="justify"/>
      <style:text-properties fo:color="#000000"/>
    </style:style>
    <style:style style:name="P1859" style:parent-style-name="Standard" style:family="paragraph">
      <style:paragraph-properties fo:text-align="justify"/>
      <style:text-properties fo:color="#000000"/>
    </style:style>
    <style:style style:name="P1860" style:parent-style-name="Standard" style:family="paragraph">
      <style:paragraph-properties fo:text-align="justify"/>
      <style:text-properties fo:color="#000000"/>
    </style:style>
    <style:style style:name="P1861" style:parent-style-name="Standard" style:family="paragraph">
      <style:paragraph-properties fo:text-align="justify"/>
      <style:text-properties fo:color="#000000"/>
    </style:style>
    <style:style style:name="P1862" style:parent-style-name="Titolo1" style:family="paragraph">
      <style:paragraph-properties fo:break-before="page"/>
    </style:style>
    <style:style style:name="P1863" style:parent-style-name="Standard" style:family="paragraph">
      <style:text-properties fo:color="#000000" fo:language="en" fo:country="US"/>
    </style:style>
    <style:style style:name="P1864" style:parent-style-name="Standard" style:family="paragraph">
      <style:text-properties fo:color="#000000" fo:language="en" fo:country="US"/>
    </style:style>
    <style:style style:name="P1865" style:parent-style-name="Standard" style:family="paragraph">
      <style:text-properties fo:color="#000000" fo:language="en" fo:country="US"/>
    </style:style>
    <style:style style:name="P1866" style:parent-style-name="Standard" style:family="paragraph">
      <style:text-properties fo:color="#000000" fo:language="en" fo:country="US"/>
    </style:style>
    <style:style style:name="TableColumn1868" style:family="table-column">
      <style:table-column-properties style:column-width="3.3472in" style:use-optimal-column-width="false"/>
    </style:style>
    <style:style style:name="TableColumn1869" style:family="table-column">
      <style:table-column-properties style:column-width="3.3458in" style:use-optimal-column-width="false"/>
    </style:style>
    <style:style style:name="Table1867" style:family="table">
      <style:table-properties style:width="6.693in" fo:margin-left="-0.075in" table:align="left"/>
    </style:style>
    <style:style style:name="TableRow1870" style:family="table-row">
      <style:table-row-properties style:min-row-height="0.3937in" style:use-optimal-row-height="false"/>
    </style:style>
    <style:style style:name="TableCell1871"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1872" style:parent-style-name="Standard" style:family="paragraph">
      <style:paragraph-properties fo:margin-bottom="0in" fo:line-height="100%"/>
    </style:style>
    <style:style style:name="TableRow1873" style:family="table-row">
      <style:table-row-properties style:min-row-height="2.5194in" style:use-optimal-row-height="false"/>
    </style:style>
    <style:style style:name="TableCell1874"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1875" style:parent-style-name="Standard" style:family="paragraph">
      <style:paragraph-properties fo:margin-bottom="0in" fo:line-height="100%"/>
      <style:text-properties fo:font-weight="bold" style:font-weight-asian="bold"/>
    </style:style>
    <style:style style:name="TableCell1876" style:family="table-cell">
      <style:table-cell-properties fo:border-top="0.0833in solid #FFFFFF" fo:border-left="0.0833in solid #FFFFFF" fo:border-bottom="0.0833in solid #FFFFFF" fo:border-right="none" fo:background-color="#FFFFCC" style:writing-mode="lr-tb" fo:padding-top="0in" fo:padding-left="0.075in" fo:padding-bottom="0in" fo:padding-right="0.075in"/>
    </style:style>
    <style:style style:name="P1877" style:parent-style-name="Standard" style:family="paragraph">
      <style:paragraph-properties fo:margin-bottom="0in" fo:line-height="100%"/>
      <style:text-properties fo:font-weight="bold" style:font-weight-asian="bold"/>
    </style:style>
    <style:style style:name="TableRow1878" style:family="table-row">
      <style:table-row-properties style:min-row-height="2.5194in" style:use-optimal-row-height="false"/>
    </style:style>
    <style:style style:name="TableCell1879" style:family="table-cell">
      <style:table-cell-properties fo:border-top="0.0833in solid #FFFFFF" fo:border-left="none" fo:border-bottom="none" fo:border-right="0.0833in solid #FFFFFF" fo:background-color="#DBE5F1" style:writing-mode="lr-tb" fo:padding-top="0in" fo:padding-left="0.075in" fo:padding-bottom="0in" fo:padding-right="0.075in"/>
    </style:style>
    <style:style style:name="P1880" style:parent-style-name="Standard" style:family="paragraph">
      <style:paragraph-properties fo:margin-bottom="0in" fo:line-height="100%"/>
      <style:text-properties fo:font-weight="bold" style:font-weight-asian="bold"/>
    </style:style>
    <style:style style:name="TableCell1881" style:family="table-cell">
      <style:table-cell-properties fo:border-top="0.0833in solid #FFFFFF" fo:border-left="0.0833in solid #FFFFFF" fo:border-bottom="none" fo:border-right="none" fo:background-color="#FDE9D9" style:writing-mode="lr-tb" fo:padding-top="0in" fo:padding-left="0.075in" fo:padding-bottom="0in" fo:padding-right="0.075in"/>
    </style:style>
    <style:style style:name="P1882" style:parent-style-name="Standard" style:family="paragraph">
      <style:paragraph-properties fo:margin-bottom="0in" fo:line-height="100%"/>
      <style:text-properties fo:font-weight="bold" style:font-weight-asian="bold"/>
    </style:style>
    <style:style style:name="TableColumn1884" style:family="table-column">
      <style:table-column-properties style:column-width="6.693in" style:use-optimal-column-width="false"/>
    </style:style>
    <style:style style:name="Table1883" style:family="table">
      <style:table-properties style:width="6.693in" fo:margin-left="-0.075in" table:align="left"/>
    </style:style>
    <style:style style:name="TableRow1885" style:family="table-row">
      <style:table-row-properties style:use-optimal-row-height="false"/>
    </style:style>
    <style:style style:name="TableCell18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87" style:parent-style-name="Standard" style:family="paragraph">
      <style:paragraph-properties fo:margin-bottom="0in" fo:line-height="100%"/>
    </style:style>
    <style:style style:name="TableRow1888" style:family="table-row">
      <style:table-row-properties style:use-optimal-row-height="false"/>
    </style:style>
    <style:style style:name="TableCell18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90" style:parent-style-name="Standard" style:family="paragraph">
      <style:paragraph-properties fo:margin-bottom="0in" fo:line-height="100%"/>
    </style:style>
    <style:style style:name="TableRow1891" style:family="table-row">
      <style:table-row-properties style:use-optimal-row-height="false"/>
    </style:style>
    <style:style style:name="TableCell18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93" style:parent-style-name="Standard" style:family="paragraph">
      <style:paragraph-properties fo:margin-bottom="0in" fo:line-height="100%"/>
    </style:style>
    <style:style style:name="TableRow1894" style:family="table-row">
      <style:table-row-properties style:use-optimal-row-height="false"/>
    </style:style>
    <style:style style:name="TableCell1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96" style:parent-style-name="Standard" style:family="paragraph">
      <style:paragraph-properties fo:margin-bottom="0in" fo:line-height="100%"/>
    </style:style>
    <style:style style:name="TableRow1897" style:family="table-row">
      <style:table-row-properties style:use-optimal-row-height="false"/>
    </style:style>
    <style:style style:name="TableCell18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99" style:parent-style-name="Standard" style:family="paragraph">
      <style:paragraph-properties fo:margin-bottom="0in" fo:line-height="100%"/>
    </style:style>
    <style:style style:name="TableRow1900" style:family="table-row">
      <style:table-row-properties style:use-optimal-row-height="false"/>
    </style:style>
    <style:style style:name="TableCell19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02" style:parent-style-name="Standard" style:family="paragraph">
      <style:paragraph-properties fo:margin-bottom="0in" fo:line-height="100%"/>
    </style:style>
    <style:style style:name="TableRow1903" style:family="table-row">
      <style:table-row-properties style:use-optimal-row-height="false"/>
    </style:style>
    <style:style style:name="TableCell19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05" style:parent-style-name="Standard" style:family="paragraph">
      <style:paragraph-properties fo:margin-bottom="0in" fo:line-height="100%"/>
    </style:style>
    <style:style style:name="TableRow1906" style:family="table-row">
      <style:table-row-properties style:use-optimal-row-height="false"/>
    </style:style>
    <style:style style:name="TableCell19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08" style:parent-style-name="Standard" style:family="paragraph">
      <style:paragraph-properties fo:margin-bottom="0in" fo:line-height="100%"/>
    </style:style>
    <style:style style:name="TableRow1909" style:family="table-row">
      <style:table-row-properties style:use-optimal-row-height="false"/>
    </style:style>
    <style:style style:name="TableCell19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11" style:parent-style-name="Standard" style:family="paragraph">
      <style:paragraph-properties fo:margin-bottom="0in" fo:line-height="100%"/>
    </style:style>
    <style:style style:name="TableRow1912" style:family="table-row">
      <style:table-row-properties style:use-optimal-row-height="false"/>
    </style:style>
    <style:style style:name="TableCell19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14" style:parent-style-name="Standard" style:family="paragraph">
      <style:paragraph-properties fo:margin-bottom="0in" fo:line-height="100%"/>
    </style:style>
    <style:style style:name="TableRow1915" style:family="table-row">
      <style:table-row-properties style:use-optimal-row-height="false"/>
    </style:style>
    <style:style style:name="TableCell19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17" style:parent-style-name="Standard" style:family="paragraph">
      <style:paragraph-properties fo:margin-bottom="0in" fo:line-height="100%"/>
    </style:style>
    <style:style style:name="TableRow1918" style:family="table-row">
      <style:table-row-properties style:use-optimal-row-height="false"/>
    </style:style>
    <style:style style:name="TableCell19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0" style:parent-style-name="Standard" style:family="paragraph">
      <style:paragraph-properties fo:margin-bottom="0in" fo:line-height="100%"/>
    </style:style>
    <style:style style:name="TableRow1921" style:family="table-row">
      <style:table-row-properties style:use-optimal-row-height="false"/>
    </style:style>
    <style:style style:name="TableCell19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3" style:parent-style-name="Standard" style:family="paragraph">
      <style:paragraph-properties fo:margin-bottom="0in" fo:line-height="100%"/>
    </style:style>
    <style:style style:name="TableRow1924" style:family="table-row">
      <style:table-row-properties style:use-optimal-row-height="false"/>
    </style:style>
    <style:style style:name="TableCell19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6" style:parent-style-name="Standard" style:family="paragraph">
      <style:paragraph-properties fo:margin-bottom="0in" fo:line-height="100%"/>
    </style:style>
    <style:style style:name="TableRow1927" style:family="table-row">
      <style:table-row-properties style:use-optimal-row-height="false"/>
    </style:style>
    <style:style style:name="TableCell19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9" style:parent-style-name="Standard" style:family="paragraph">
      <style:paragraph-properties fo:margin-bottom="0in" fo:line-height="100%"/>
    </style:style>
    <style:style style:name="TableColumn1931" style:family="table-column">
      <style:table-column-properties style:column-width="6.693in" style:use-optimal-column-width="false"/>
    </style:style>
    <style:style style:name="Table1930" style:family="table">
      <style:table-properties style:width="6.693in" fo:margin-left="-0.075in" table:align="left"/>
    </style:style>
    <style:style style:name="TableRow1932" style:family="table-row">
      <style:table-row-properties style:use-optimal-row-height="false"/>
    </style:style>
    <style:style style:name="TableCell1933" style:family="table-cell">
      <style:table-cell-properties fo:border-top="none" fo:border-left="none" fo:border-bottom="0.0069in solid #808080" fo:border-right="none" style:writing-mode="lr-tb" fo:padding-top="0in" fo:padding-left="0.075in" fo:padding-bottom="0in" fo:padding-right="0.075in"/>
    </style:style>
    <style:style style:name="P1934" style:parent-style-name="Standard" style:family="paragraph">
      <style:paragraph-properties fo:margin-bottom="0in" fo:line-height="100%"/>
      <style:text-properties fo:language="en" fo:country="US"/>
    </style:style>
    <style:style style:name="TableRow1935" style:family="table-row">
      <style:table-row-properties style:use-optimal-row-height="false"/>
    </style:style>
    <style:style style:name="TableCell19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37" style:parent-style-name="Standard" style:family="paragraph">
      <style:paragraph-properties fo:margin-bottom="0in" fo:line-height="100%"/>
    </style:style>
    <style:style style:name="P1938" style:parent-style-name="Standard" style:family="paragraph">
      <style:paragraph-properties fo:margin-bottom="0in" fo:line-height="100%"/>
    </style:style>
    <style:style style:name="TableRow1939" style:family="table-row">
      <style:table-row-properties style:use-optimal-row-height="false"/>
    </style:style>
    <style:style style:name="TableCell19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41" style:parent-style-name="Standard" style:family="paragraph">
      <style:paragraph-properties fo:margin-bottom="0in" fo:line-height="100%"/>
    </style:style>
    <style:style style:name="TableRow1942" style:family="table-row">
      <style:table-row-properties style:use-optimal-row-height="false"/>
    </style:style>
    <style:style style:name="TableCell19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44" style:parent-style-name="Standard" style:family="paragraph">
      <style:paragraph-properties fo:margin-bottom="0in" fo:line-height="100%"/>
    </style:style>
    <style:style style:name="TableRow1945" style:family="table-row">
      <style:table-row-properties style:use-optimal-row-height="false"/>
    </style:style>
    <style:style style:name="TableCell19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47" style:parent-style-name="Standard" style:family="paragraph">
      <style:paragraph-properties fo:margin-bottom="0in" fo:line-height="100%"/>
    </style:style>
    <style:style style:name="TableRow1948" style:family="table-row">
      <style:table-row-properties style:use-optimal-row-height="false"/>
    </style:style>
    <style:style style:name="TableCell19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0" style:parent-style-name="Standard" style:family="paragraph">
      <style:paragraph-properties fo:margin-bottom="0in" fo:line-height="100%"/>
    </style:style>
    <style:style style:name="TableRow1951" style:family="table-row">
      <style:table-row-properties style:use-optimal-row-height="false"/>
    </style:style>
    <style:style style:name="TableCell19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3" style:parent-style-name="Standard" style:family="paragraph">
      <style:paragraph-properties fo:margin-bottom="0in" fo:line-height="100%"/>
    </style:style>
    <style:style style:name="TableRow1954" style:family="table-row">
      <style:table-row-properties style:use-optimal-row-height="false"/>
    </style:style>
    <style:style style:name="TableCell19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6" style:parent-style-name="Standard" style:family="paragraph">
      <style:paragraph-properties fo:margin-bottom="0in" fo:line-height="100%"/>
    </style:style>
    <style:style style:name="TableRow1957" style:family="table-row">
      <style:table-row-properties style:use-optimal-row-height="false"/>
    </style:style>
    <style:style style:name="TableCell19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9" style:parent-style-name="Standard" style:family="paragraph">
      <style:paragraph-properties fo:margin-bottom="0in" fo:line-height="100%"/>
    </style:style>
    <style:style style:name="TableRow1960" style:family="table-row">
      <style:table-row-properties style:use-optimal-row-height="false"/>
    </style:style>
    <style:style style:name="TableCell19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62" style:parent-style-name="Standard" style:family="paragraph">
      <style:paragraph-properties fo:margin-bottom="0in" fo:line-height="100%"/>
    </style:style>
    <style:style style:name="TableRow1963" style:family="table-row">
      <style:table-row-properties style:use-optimal-row-height="false"/>
    </style:style>
    <style:style style:name="TableCell19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65" style:parent-style-name="Standard" style:family="paragraph">
      <style:paragraph-properties fo:margin-bottom="0in" fo:line-height="100%"/>
    </style:style>
    <style:style style:name="TableRow1966" style:family="table-row">
      <style:table-row-properties style:use-optimal-row-height="false"/>
    </style:style>
    <style:style style:name="TableCell19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68" style:parent-style-name="Standard" style:family="paragraph">
      <style:paragraph-properties fo:margin-bottom="0in" fo:line-height="100%"/>
    </style:style>
    <style:style style:name="TableRow1969" style:family="table-row">
      <style:table-row-properties style:use-optimal-row-height="false"/>
    </style:style>
    <style:style style:name="TableCell19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1" style:parent-style-name="Standard" style:family="paragraph">
      <style:paragraph-properties fo:margin-bottom="0in" fo:line-height="100%"/>
    </style:style>
    <style:style style:name="TableRow1972" style:family="table-row">
      <style:table-row-properties style:use-optimal-row-height="false"/>
    </style:style>
    <style:style style:name="TableCell19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4" style:parent-style-name="Standard" style:family="paragraph">
      <style:paragraph-properties fo:margin-bottom="0in" fo:line-height="100%"/>
    </style:style>
    <style:style style:name="TableRow1975" style:family="table-row">
      <style:table-row-properties style:use-optimal-row-height="false"/>
    </style:style>
    <style:style style:name="TableCell19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7" style:parent-style-name="Standard" style:family="paragraph">
      <style:paragraph-properties fo:margin-bottom="0in" fo:line-height="100%"/>
    </style:style>
    <style:style style:name="TableRow1978" style:family="table-row">
      <style:table-row-properties style:use-optimal-row-height="false"/>
    </style:style>
    <style:style style:name="TableCell19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0" style:parent-style-name="Standard" style:family="paragraph">
      <style:paragraph-properties fo:margin-bottom="0in" fo:line-height="100%"/>
    </style:style>
    <style:style style:name="TableRow1981" style:family="table-row">
      <style:table-row-properties style:use-optimal-row-height="false"/>
    </style:style>
    <style:style style:name="TableCell19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3" style:parent-style-name="Standard" style:family="paragraph">
      <style:paragraph-properties fo:margin-bottom="0in" fo:line-height="100%"/>
    </style:style>
    <style:style style:name="TableRow1984" style:family="table-row">
      <style:table-row-properties style:use-optimal-row-height="false"/>
    </style:style>
    <style:style style:name="TableCell19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6" style:parent-style-name="Standard" style:family="paragraph">
      <style:paragraph-properties fo:margin-bottom="0in" fo:line-height="100%"/>
    </style:style>
    <style:style style:name="TableRow1987" style:family="table-row">
      <style:table-row-properties style:use-optimal-row-height="false"/>
    </style:style>
    <style:style style:name="TableCell19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9" style:parent-style-name="Standard" style:family="paragraph">
      <style:paragraph-properties fo:margin-bottom="0in" fo:line-height="100%"/>
    </style:style>
    <style:style style:name="TableRow1990" style:family="table-row">
      <style:table-row-properties style:use-optimal-row-height="false"/>
    </style:style>
    <style:style style:name="TableCell19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2" style:parent-style-name="Standard" style:family="paragraph">
      <style:paragraph-properties fo:margin-bottom="0in" fo:line-height="100%"/>
    </style:style>
    <style:style style:name="TableRow1993" style:family="table-row">
      <style:table-row-properties style:use-optimal-row-height="false"/>
    </style:style>
    <style:style style:name="TableCell19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5" style:parent-style-name="Standard" style:family="paragraph">
      <style:paragraph-properties fo:margin-bottom="0in" fo:line-height="100%"/>
    </style:style>
    <style:style style:name="TableRow1996" style:family="table-row">
      <style:table-row-properties style:use-optimal-row-height="false"/>
    </style:style>
    <style:style style:name="TableCell19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8" style:parent-style-name="Standard" style:family="paragraph">
      <style:paragraph-properties fo:margin-bottom="0in" fo:line-height="100%"/>
    </style:style>
    <style:style style:name="TableRow1999" style:family="table-row">
      <style:table-row-properties style:use-optimal-row-height="false"/>
    </style:style>
    <style:style style:name="TableCell20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1" style:parent-style-name="Standard" style:family="paragraph">
      <style:paragraph-properties fo:margin-bottom="0in" fo:line-height="100%"/>
    </style:style>
    <style:style style:name="TableRow2002" style:family="table-row">
      <style:table-row-properties style:use-optimal-row-height="false"/>
    </style:style>
    <style:style style:name="TableCell20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4" style:parent-style-name="Standard" style:family="paragraph">
      <style:paragraph-properties fo:margin-bottom="0in" fo:line-height="100%"/>
    </style:style>
    <style:style style:name="TableRow2005" style:family="table-row">
      <style:table-row-properties style:use-optimal-row-height="false"/>
    </style:style>
    <style:style style:name="TableCell20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7" style:parent-style-name="Standard" style:family="paragraph">
      <style:paragraph-properties fo:margin-bottom="0in" fo:line-height="100%"/>
    </style:style>
    <style:style style:name="TableRow2008" style:family="table-row">
      <style:table-row-properties style:use-optimal-row-height="false"/>
    </style:style>
    <style:style style:name="TableCell20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0" style:parent-style-name="Standard" style:family="paragraph">
      <style:paragraph-properties fo:margin-bottom="0in" fo:line-height="100%"/>
    </style:style>
    <style:style style:name="TableRow2011" style:family="table-row">
      <style:table-row-properties style:use-optimal-row-height="false"/>
    </style:style>
    <style:style style:name="TableCell20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3" style:parent-style-name="Standard" style:family="paragraph">
      <style:paragraph-properties fo:margin-bottom="0in" fo:line-height="100%"/>
    </style:style>
    <style:style style:name="TableRow2014" style:family="table-row">
      <style:table-row-properties style:use-optimal-row-height="false"/>
    </style:style>
    <style:style style:name="TableCell20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6" style:parent-style-name="Standard" style:family="paragraph">
      <style:paragraph-properties fo:margin-bottom="0in" fo:line-height="100%"/>
    </style:style>
    <style:style style:name="TableRow2017" style:family="table-row">
      <style:table-row-properties style:use-optimal-row-height="false"/>
    </style:style>
    <style:style style:name="TableCell20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9" style:parent-style-name="Standard" style:family="paragraph">
      <style:paragraph-properties fo:margin-bottom="0in" fo:line-height="100%"/>
    </style:style>
    <style:style style:name="TableRow2020" style:family="table-row">
      <style:table-row-properties style:use-optimal-row-height="false"/>
    </style:style>
    <style:style style:name="TableCell20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2" style:parent-style-name="Standard" style:family="paragraph">
      <style:paragraph-properties fo:margin-bottom="0in" fo:line-height="100%"/>
    </style:style>
    <style:style style:name="TableRow2023" style:family="table-row">
      <style:table-row-properties style:use-optimal-row-height="false"/>
    </style:style>
    <style:style style:name="TableCell20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5" style:parent-style-name="Standard" style:family="paragraph">
      <style:paragraph-properties fo:margin-bottom="0in" fo:line-height="100%"/>
    </style:style>
    <style:style style:name="TableRow2026" style:family="table-row">
      <style:table-row-properties style:use-optimal-row-height="false"/>
    </style:style>
    <style:style style:name="TableCell20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8" style:parent-style-name="Standard" style:family="paragraph">
      <style:paragraph-properties fo:margin-bottom="0in" fo:line-height="100%"/>
    </style:style>
    <style:style style:name="TableRow2029" style:family="table-row">
      <style:table-row-properties style:use-optimal-row-height="false"/>
    </style:style>
    <style:style style:name="TableCell20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1" style:parent-style-name="Standard" style:family="paragraph">
      <style:paragraph-properties fo:margin-bottom="0in" fo:line-height="100%"/>
    </style:style>
    <style:style style:name="TableRow2032" style:family="table-row">
      <style:table-row-properties style:use-optimal-row-height="false"/>
    </style:style>
    <style:style style:name="TableCell20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4" style:parent-style-name="Standard" style:family="paragraph">
      <style:paragraph-properties fo:margin-bottom="0in" fo:line-height="100%"/>
    </style:style>
    <style:style style:name="TableRow2035" style:family="table-row">
      <style:table-row-properties style:use-optimal-row-height="false"/>
    </style:style>
    <style:style style:name="TableCell20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7" style:parent-style-name="Standard" style:family="paragraph">
      <style:paragraph-properties fo:margin-bottom="0in" fo:line-height="100%"/>
    </style:style>
    <style:style style:name="TableRow2038" style:family="table-row">
      <style:table-row-properties style:use-optimal-row-height="false"/>
    </style:style>
    <style:style style:name="TableCell20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0" style:parent-style-name="Standard" style:family="paragraph">
      <style:paragraph-properties fo:margin-bottom="0in" fo:line-height="100%"/>
    </style:style>
    <style:style style:name="TableRow2041" style:family="table-row">
      <style:table-row-properties style:use-optimal-row-height="false"/>
    </style:style>
    <style:style style:name="TableCell20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3" style:parent-style-name="Standard" style:family="paragraph">
      <style:paragraph-properties fo:margin-bottom="0in" fo:line-height="100%"/>
    </style:style>
    <style:style style:name="TableRow2044" style:family="table-row">
      <style:table-row-properties style:use-optimal-row-height="false"/>
    </style:style>
    <style:style style:name="TableCell20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6" style:parent-style-name="Standard" style:family="paragraph">
      <style:paragraph-properties fo:margin-bottom="0in" fo:line-height="100%"/>
    </style:style>
    <style:style style:name="TableRow2047" style:family="table-row">
      <style:table-row-properties style:use-optimal-row-height="false"/>
    </style:style>
    <style:style style:name="TableCell2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9" style:parent-style-name="Standard" style:family="paragraph">
      <style:paragraph-properties fo:margin-bottom="0in" fo:line-height="100%"/>
    </style:style>
    <style:style style:name="TableRow2050" style:family="table-row">
      <style:table-row-properties style:use-optimal-row-height="false"/>
    </style:style>
    <style:style style:name="TableCell20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2" style:parent-style-name="Standard" style:family="paragraph">
      <style:paragraph-properties fo:margin-bottom="0in" fo:line-height="100%"/>
    </style:style>
    <style:style style:name="TableRow2053" style:family="table-row">
      <style:table-row-properties style:use-optimal-row-height="false"/>
    </style:style>
    <style:style style:name="TableCell20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5" style:parent-style-name="Standard" style:family="paragraph">
      <style:paragraph-properties fo:margin-bottom="0in" fo:line-height="100%"/>
    </style:style>
    <style:style style:name="TableRow2056" style:family="table-row">
      <style:table-row-properties style:use-optimal-row-height="false"/>
    </style:style>
    <style:style style:name="TableCell20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8" style:parent-style-name="Standard" style:family="paragraph">
      <style:paragraph-properties fo:margin-bottom="0in" fo:line-height="100%"/>
    </style:style>
    <style:style style:name="TableRow2059" style:family="table-row">
      <style:table-row-properties style:use-optimal-row-height="false"/>
    </style:style>
    <style:style style:name="TableCell20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1" style:parent-style-name="Standard" style:family="paragraph">
      <style:paragraph-properties fo:margin-bottom="0in" fo:line-height="100%"/>
    </style:style>
    <style:style style:name="TableRow2062" style:family="table-row">
      <style:table-row-properties style:use-optimal-row-height="false"/>
    </style:style>
    <style:style style:name="TableCell20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4" style:parent-style-name="Standard" style:family="paragraph">
      <style:paragraph-properties fo:margin-bottom="0in" fo:line-height="100%"/>
    </style:style>
    <style:style style:name="TableRow2065" style:family="table-row">
      <style:table-row-properties style:use-optimal-row-height="false"/>
    </style:style>
    <style:style style:name="TableCell20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7" style:parent-style-name="Standard" style:family="paragraph">
      <style:paragraph-properties fo:margin-bottom="0in" fo:line-height="100%"/>
    </style:style>
    <style:style style:name="TableColumn2069" style:family="table-column">
      <style:table-column-properties style:column-width="6.693in" style:use-optimal-column-width="false"/>
    </style:style>
    <style:style style:name="Table2068" style:family="table">
      <style:table-properties style:width="6.693in" fo:margin-left="-0.075in" table:align="left"/>
    </style:style>
    <style:style style:name="TableRow2070" style:family="table-row">
      <style:table-row-properties style:use-optimal-row-height="false"/>
    </style:style>
    <style:style style:name="TableCell20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2" style:parent-style-name="Standard" style:family="paragraph">
      <style:paragraph-properties fo:margin-bottom="0in" fo:line-height="100%"/>
    </style:style>
    <style:style style:name="TableRow2073" style:family="table-row">
      <style:table-row-properties style:use-optimal-row-height="false"/>
    </style:style>
    <style:style style:name="TableCell20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5" style:parent-style-name="Standard" style:family="paragraph">
      <style:paragraph-properties fo:margin-bottom="0in" fo:line-height="100%"/>
    </style:style>
    <style:style style:name="TableRow2076" style:family="table-row">
      <style:table-row-properties style:use-optimal-row-height="false"/>
    </style:style>
    <style:style style:name="TableCell20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8" style:parent-style-name="Standard" style:family="paragraph">
      <style:paragraph-properties fo:margin-bottom="0in" fo:line-height="100%"/>
    </style:style>
    <style:style style:name="TableRow2079" style:family="table-row">
      <style:table-row-properties style:use-optimal-row-height="false"/>
    </style:style>
    <style:style style:name="TableCell20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1" style:parent-style-name="Standard" style:family="paragraph">
      <style:paragraph-properties fo:margin-bottom="0in" fo:line-height="100%"/>
    </style:style>
    <style:style style:name="TableRow2082" style:family="table-row">
      <style:table-row-properties style:use-optimal-row-height="false"/>
    </style:style>
    <style:style style:name="TableCell20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4" style:parent-style-name="Standard" style:family="paragraph">
      <style:paragraph-properties fo:margin-bottom="0in" fo:line-height="100%"/>
    </style:style>
    <style:style style:name="TableRow2085" style:family="table-row">
      <style:table-row-properties style:use-optimal-row-height="false"/>
    </style:style>
    <style:style style:name="TableCell20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7" style:parent-style-name="Standard" style:family="paragraph">
      <style:paragraph-properties fo:margin-bottom="0in" fo:line-height="100%"/>
    </style:style>
    <style:style style:name="TableRow2088" style:family="table-row">
      <style:table-row-properties style:use-optimal-row-height="false"/>
    </style:style>
    <style:style style:name="TableCell20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0" style:parent-style-name="Standard" style:family="paragraph">
      <style:paragraph-properties fo:margin-bottom="0in" fo:line-height="100%"/>
    </style:style>
    <style:style style:name="TableRow2091" style:family="table-row">
      <style:table-row-properties style:use-optimal-row-height="false"/>
    </style:style>
    <style:style style:name="TableCell20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3" style:parent-style-name="Standard" style:family="paragraph">
      <style:paragraph-properties fo:margin-bottom="0in" fo:line-height="100%"/>
    </style:style>
    <style:style style:name="TableRow2094" style:family="table-row">
      <style:table-row-properties style:use-optimal-row-height="false"/>
    </style:style>
    <style:style style:name="TableCell20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6" style:parent-style-name="Standard" style:family="paragraph">
      <style:paragraph-properties fo:margin-bottom="0in" fo:line-height="100%"/>
    </style:style>
    <style:style style:name="TableRow2097" style:family="table-row">
      <style:table-row-properties style:use-optimal-row-height="false"/>
    </style:style>
    <style:style style:name="TableCell2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9" style:parent-style-name="Standard" style:family="paragraph">
      <style:paragraph-properties fo:margin-bottom="0in" fo:line-height="100%"/>
    </style:style>
    <style:style style:name="TableRow2100" style:family="table-row">
      <style:table-row-properties style:use-optimal-row-height="false"/>
    </style:style>
    <style:style style:name="TableCell21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2" style:parent-style-name="Standard" style:family="paragraph">
      <style:paragraph-properties fo:margin-bottom="0in" fo:line-height="100%"/>
    </style:style>
    <style:style style:name="TableRow2103" style:family="table-row">
      <style:table-row-properties style:use-optimal-row-height="false"/>
    </style:style>
    <style:style style:name="TableCell2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5" style:parent-style-name="Standard" style:family="paragraph">
      <style:paragraph-properties fo:margin-bottom="0in" fo:line-height="100%"/>
    </style:style>
    <style:style style:name="TableRow2106" style:family="table-row">
      <style:table-row-properties style:use-optimal-row-height="false"/>
    </style:style>
    <style:style style:name="TableCell2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8" style:parent-style-name="Standard" style:family="paragraph">
      <style:paragraph-properties fo:margin-bottom="0in" fo:line-height="100%"/>
    </style:style>
    <style:style style:name="TableRow2109" style:family="table-row">
      <style:table-row-properties style:use-optimal-row-height="false"/>
    </style:style>
    <style:style style:name="TableCell2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1" style:parent-style-name="Standard" style:family="paragraph">
      <style:paragraph-properties fo:margin-bottom="0in" fo:line-height="100%"/>
    </style:style>
    <style:style style:name="TableRow2112" style:family="table-row">
      <style:table-row-properties style:use-optimal-row-height="false"/>
    </style:style>
    <style:style style:name="TableCell2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4" style:parent-style-name="Standard" style:family="paragraph">
      <style:paragraph-properties fo:margin-bottom="0in" fo:line-height="100%"/>
    </style:style>
    <style:style style:name="TableRow2115" style:family="table-row">
      <style:table-row-properties style:use-optimal-row-height="false"/>
    </style:style>
    <style:style style:name="TableCell2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7" style:parent-style-name="Standard" style:family="paragraph">
      <style:paragraph-properties fo:margin-bottom="0in" fo:line-height="100%"/>
    </style:style>
    <style:style style:name="TableRow2118" style:family="table-row">
      <style:table-row-properties style:use-optimal-row-height="false"/>
    </style:style>
    <style:style style:name="TableCell2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0" style:parent-style-name="Standard" style:family="paragraph">
      <style:paragraph-properties fo:margin-bottom="0in" fo:line-height="100%"/>
    </style:style>
    <style:style style:name="TableRow2121" style:family="table-row">
      <style:table-row-properties style:use-optimal-row-height="false"/>
    </style:style>
    <style:style style:name="TableCell2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3" style:parent-style-name="Standard" style:family="paragraph">
      <style:paragraph-properties fo:margin-bottom="0in" fo:line-height="100%"/>
    </style:style>
    <style:style style:name="TableRow2124" style:family="table-row">
      <style:table-row-properties style:use-optimal-row-height="false"/>
    </style:style>
    <style:style style:name="TableCell2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6" style:parent-style-name="Standard" style:family="paragraph">
      <style:paragraph-properties fo:margin-bottom="0in" fo:line-height="100%"/>
    </style:style>
    <style:style style:name="TableRow2127" style:family="table-row">
      <style:table-row-properties style:use-optimal-row-height="false"/>
    </style:style>
    <style:style style:name="TableCell2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9" style:parent-style-name="Standard" style:family="paragraph">
      <style:paragraph-properties fo:margin-bottom="0in" fo:line-height="100%"/>
    </style:style>
    <style:style style:name="TableRow2130" style:family="table-row">
      <style:table-row-properties style:use-optimal-row-height="false"/>
    </style:style>
    <style:style style:name="TableCell2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2" style:parent-style-name="Standard" style:family="paragraph">
      <style:paragraph-properties fo:margin-bottom="0in" fo:line-height="100%"/>
    </style:style>
    <style:style style:name="TableRow2133" style:family="table-row">
      <style:table-row-properties style:use-optimal-row-height="false"/>
    </style:style>
    <style:style style:name="TableCell2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5" style:parent-style-name="Standard" style:family="paragraph">
      <style:paragraph-properties fo:margin-bottom="0in" fo:line-height="100%"/>
    </style:style>
    <style:style style:name="TableColumn2137" style:family="table-column">
      <style:table-column-properties style:column-width="6.693in" style:use-optimal-column-width="false"/>
    </style:style>
    <style:style style:name="Table2136" style:family="table">
      <style:table-properties style:width="6.693in" fo:margin-left="-0.075in" table:align="left"/>
    </style:style>
    <style:style style:name="TableRow2138" style:family="table-row">
      <style:table-row-properties style:use-optimal-row-height="false"/>
    </style:style>
    <style:style style:name="TableCell2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0" style:parent-style-name="Standard" style:family="paragraph">
      <style:paragraph-properties fo:margin-bottom="0in" fo:line-height="100%"/>
    </style:style>
    <style:style style:name="TableRow2141" style:family="table-row">
      <style:table-row-properties style:use-optimal-row-height="false"/>
    </style:style>
    <style:style style:name="TableCell2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3" style:parent-style-name="Standard" style:family="paragraph">
      <style:paragraph-properties fo:margin-bottom="0in" fo:line-height="100%"/>
    </style:style>
    <style:style style:name="TableRow2144" style:family="table-row">
      <style:table-row-properties style:use-optimal-row-height="false"/>
    </style:style>
    <style:style style:name="TableCell2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6" style:parent-style-name="Standard" style:family="paragraph">
      <style:paragraph-properties fo:margin-bottom="0in" fo:line-height="100%"/>
    </style:style>
    <style:style style:name="TableRow2147" style:family="table-row">
      <style:table-row-properties style:use-optimal-row-height="false"/>
    </style:style>
    <style:style style:name="TableCell2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9" style:parent-style-name="Standard" style:family="paragraph">
      <style:paragraph-properties fo:margin-bottom="0in" fo:line-height="100%"/>
    </style:style>
    <style:style style:name="TableRow2150" style:family="table-row">
      <style:table-row-properties style:use-optimal-row-height="false"/>
    </style:style>
    <style:style style:name="TableCell2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2" style:parent-style-name="Standard" style:family="paragraph">
      <style:paragraph-properties fo:margin-bottom="0in" fo:line-height="100%"/>
    </style:style>
    <style:style style:name="TableRow2153" style:family="table-row">
      <style:table-row-properties style:use-optimal-row-height="false"/>
    </style:style>
    <style:style style:name="TableCell2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5" style:parent-style-name="Standard" style:family="paragraph">
      <style:paragraph-properties fo:margin-bottom="0in" fo:line-height="100%"/>
    </style:style>
    <style:style style:name="TableRow2156" style:family="table-row">
      <style:table-row-properties style:use-optimal-row-height="false"/>
    </style:style>
    <style:style style:name="TableCell2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8" style:parent-style-name="Standard" style:family="paragraph">
      <style:paragraph-properties fo:margin-bottom="0in" fo:line-height="100%"/>
    </style:style>
    <style:style style:name="TableRow2159" style:family="table-row">
      <style:table-row-properties style:use-optimal-row-height="false"/>
    </style:style>
    <style:style style:name="TableCell2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1" style:parent-style-name="Standard" style:family="paragraph">
      <style:paragraph-properties fo:margin-bottom="0in" fo:line-height="100%"/>
    </style:style>
    <style:style style:name="TableRow2162" style:family="table-row">
      <style:table-row-properties style:use-optimal-row-height="false"/>
    </style:style>
    <style:style style:name="TableCell2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4" style:parent-style-name="Standard" style:family="paragraph">
      <style:paragraph-properties fo:margin-bottom="0in" fo:line-height="100%"/>
    </style:style>
    <style:style style:name="TableRow2165" style:family="table-row">
      <style:table-row-properties style:use-optimal-row-height="false"/>
    </style:style>
    <style:style style:name="TableCell2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7" style:parent-style-name="Standard" style:family="paragraph">
      <style:paragraph-properties fo:margin-bottom="0in" fo:line-height="100%"/>
    </style:style>
    <style:style style:name="TableRow2168" style:family="table-row">
      <style:table-row-properties style:use-optimal-row-height="false"/>
    </style:style>
    <style:style style:name="TableCell2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0" style:parent-style-name="Standard" style:family="paragraph">
      <style:paragraph-properties fo:margin-bottom="0in" fo:line-height="100%"/>
    </style:style>
    <style:style style:name="TableRow2171" style:family="table-row">
      <style:table-row-properties style:use-optimal-row-height="false"/>
    </style:style>
    <style:style style:name="TableCell2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3" style:parent-style-name="Standard" style:family="paragraph">
      <style:paragraph-properties fo:margin-bottom="0in" fo:line-height="100%"/>
    </style:style>
    <style:style style:name="TableRow2174" style:family="table-row">
      <style:table-row-properties style:use-optimal-row-height="false"/>
    </style:style>
    <style:style style:name="TableCell2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6" style:parent-style-name="Standard" style:family="paragraph">
      <style:paragraph-properties fo:margin-bottom="0in" fo:line-height="100%"/>
    </style:style>
    <style:style style:name="TableRow2177" style:family="table-row">
      <style:table-row-properties style:use-optimal-row-height="false"/>
    </style:style>
    <style:style style:name="TableCell2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9" style:parent-style-name="Standard" style:family="paragraph">
      <style:paragraph-properties fo:margin-bottom="0in" fo:line-height="100%"/>
    </style:style>
    <style:style style:name="TableRow2180" style:family="table-row">
      <style:table-row-properties style:use-optimal-row-height="false"/>
    </style:style>
    <style:style style:name="TableCell2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2" style:parent-style-name="Standard" style:family="paragraph">
      <style:paragraph-properties fo:margin-bottom="0in" fo:line-height="100%"/>
    </style:style>
    <style:style style:name="TableColumn2184" style:family="table-column">
      <style:table-column-properties style:column-width="6.693in" style:use-optimal-column-width="false"/>
    </style:style>
    <style:style style:name="Table2183" style:family="table">
      <style:table-properties style:width="6.693in" fo:margin-left="-0.075in" table:align="left"/>
    </style:style>
    <style:style style:name="TableRow2185" style:family="table-row">
      <style:table-row-properties style:use-optimal-row-height="false"/>
    </style:style>
    <style:style style:name="TableCell2186" style:family="table-cell">
      <style:table-cell-properties fo:border-top="none" fo:border-left="none" fo:border-bottom="0.0069in solid #808080" fo:border-right="none" style:writing-mode="lr-tb" fo:padding-top="0in" fo:padding-left="0.075in" fo:padding-bottom="0in" fo:padding-right="0.075in"/>
    </style:style>
    <style:style style:name="P2187" style:parent-style-name="Standard" style:family="paragraph">
      <style:paragraph-properties fo:margin-bottom="0in" fo:line-height="100%"/>
      <style:text-properties fo:language="en" fo:country="US"/>
    </style:style>
    <style:style style:name="TableRow2188" style:family="table-row">
      <style:table-row-properties style:use-optimal-row-height="false"/>
    </style:style>
    <style:style style:name="TableCell2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0" style:parent-style-name="Standard" style:family="paragraph">
      <style:paragraph-properties fo:margin-bottom="0in" fo:line-height="100%"/>
      <style:text-properties fo:language="en" fo:country="US"/>
    </style:style>
    <style:style style:name="TableRow2191" style:family="table-row">
      <style:table-row-properties style:use-optimal-row-height="false"/>
    </style:style>
    <style:style style:name="TableCell2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3" style:parent-style-name="Standard" style:family="paragraph">
      <style:paragraph-properties fo:margin-bottom="0in" fo:line-height="100%"/>
      <style:text-properties fo:language="en" fo:country="US"/>
    </style:style>
    <style:style style:name="TableRow2194" style:family="table-row">
      <style:table-row-properties style:use-optimal-row-height="false"/>
    </style:style>
    <style:style style:name="TableCell2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6" style:parent-style-name="Standard" style:family="paragraph">
      <style:paragraph-properties fo:margin-bottom="0in" fo:line-height="100%"/>
      <style:text-properties fo:language="en" fo:country="US"/>
    </style:style>
    <style:style style:name="TableRow2197" style:family="table-row">
      <style:table-row-properties style:use-optimal-row-height="false"/>
    </style:style>
    <style:style style:name="TableCell2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9" style:parent-style-name="Standard" style:family="paragraph">
      <style:paragraph-properties fo:margin-bottom="0in" fo:line-height="100%"/>
      <style:text-properties fo:language="en" fo:country="US"/>
    </style:style>
    <style:style style:name="TableRow2200" style:family="table-row">
      <style:table-row-properties style:use-optimal-row-height="false"/>
    </style:style>
    <style:style style:name="TableCell2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2" style:parent-style-name="Standard" style:family="paragraph">
      <style:paragraph-properties fo:margin-bottom="0in" fo:line-height="100%"/>
      <style:text-properties fo:language="en" fo:country="US"/>
    </style:style>
    <style:style style:name="TableRow2203" style:family="table-row">
      <style:table-row-properties style:use-optimal-row-height="false"/>
    </style:style>
    <style:style style:name="TableCell2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5" style:parent-style-name="Standard" style:family="paragraph">
      <style:paragraph-properties fo:margin-bottom="0in" fo:line-height="100%"/>
      <style:text-properties fo:language="en" fo:country="US"/>
    </style:style>
    <style:style style:name="TableColumn2207" style:family="table-column">
      <style:table-column-properties style:column-width="6.693in" style:use-optimal-column-width="false"/>
    </style:style>
    <style:style style:name="Table2206" style:family="table">
      <style:table-properties style:width="6.693in" fo:margin-left="-0.075in" table:align="left"/>
    </style:style>
    <style:style style:name="TableRow2208" style:family="table-row">
      <style:table-row-properties style:use-optimal-row-height="false"/>
    </style:style>
    <style:style style:name="TableCell2209" style:family="table-cell">
      <style:table-cell-properties fo:border-top="none" fo:border-left="none" fo:border-bottom="0.0069in solid #808080" fo:border-right="none" style:writing-mode="lr-tb" fo:padding-top="0in" fo:padding-left="0.075in" fo:padding-bottom="0in" fo:padding-right="0.075in"/>
    </style:style>
    <style:style style:name="P2210" style:parent-style-name="Standard" style:family="paragraph">
      <style:paragraph-properties fo:margin-bottom="0in" fo:line-height="100%"/>
      <style:text-properties fo:language="en" fo:country="US"/>
    </style:style>
    <style:style style:name="TableRow2211" style:family="table-row">
      <style:table-row-properties style:use-optimal-row-height="false"/>
    </style:style>
    <style:style style:name="TableCell2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3" style:parent-style-name="Standard" style:family="paragraph">
      <style:paragraph-properties fo:margin-bottom="0in" fo:line-height="100%"/>
      <style:text-properties fo:language="en" fo:country="US"/>
    </style:style>
    <style:style style:name="TableRow2214" style:family="table-row">
      <style:table-row-properties style:use-optimal-row-height="false"/>
    </style:style>
    <style:style style:name="TableCell2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6" style:parent-style-name="Standard" style:family="paragraph">
      <style:paragraph-properties fo:margin-bottom="0in" fo:line-height="100%"/>
      <style:text-properties fo:language="en" fo:country="US"/>
    </style:style>
    <style:style style:name="TableRow2217" style:family="table-row">
      <style:table-row-properties style:use-optimal-row-height="false"/>
    </style:style>
    <style:style style:name="TableCell2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9" style:parent-style-name="Standard" style:family="paragraph">
      <style:paragraph-properties fo:margin-bottom="0in" fo:line-height="100%"/>
      <style:text-properties fo:language="en" fo:country="US"/>
    </style:style>
    <style:style style:name="TableRow2220" style:family="table-row">
      <style:table-row-properties style:use-optimal-row-height="false"/>
    </style:style>
    <style:style style:name="TableCell2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2" style:parent-style-name="Standard" style:family="paragraph">
      <style:paragraph-properties fo:margin-bottom="0in" fo:line-height="100%"/>
      <style:text-properties fo:language="en" fo:country="US"/>
    </style:style>
    <style:style style:name="TableRow2223" style:family="table-row">
      <style:table-row-properties style:use-optimal-row-height="false"/>
    </style:style>
    <style:style style:name="TableCell2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5" style:parent-style-name="Standard" style:family="paragraph">
      <style:paragraph-properties fo:margin-bottom="0in" fo:line-height="100%"/>
      <style:text-properties fo:language="en" fo:country="US"/>
    </style:style>
    <style:style style:name="TableRow2226" style:family="table-row">
      <style:table-row-properties style:use-optimal-row-height="false"/>
    </style:style>
    <style:style style:name="TableCell2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8" style:parent-style-name="Standard" style:family="paragraph">
      <style:paragraph-properties fo:margin-bottom="0in" fo:line-height="100%"/>
      <style:text-properties fo:language="en" fo:country="US"/>
    </style:style>
    <style:style style:name="TableColumn2230" style:family="table-column">
      <style:table-column-properties style:column-width="6.693in" style:use-optimal-column-width="false"/>
    </style:style>
    <style:style style:name="Table2229" style:family="table">
      <style:table-properties style:width="6.693in" fo:margin-left="-0.075in" table:align="left"/>
    </style:style>
    <style:style style:name="TableRow2231" style:family="table-row">
      <style:table-row-properties style:use-optimal-row-height="false"/>
    </style:style>
    <style:style style:name="TableCell2232" style:family="table-cell">
      <style:table-cell-properties fo:border-top="none" fo:border-left="none" fo:border-bottom="0.0069in solid #808080" fo:border-right="none" style:writing-mode="lr-tb" fo:padding-top="0in" fo:padding-left="0.075in" fo:padding-bottom="0in" fo:padding-right="0.075in"/>
    </style:style>
    <style:style style:name="P2233" style:parent-style-name="Standard" style:family="paragraph">
      <style:paragraph-properties fo:margin-bottom="0in" fo:line-height="100%"/>
      <style:text-properties fo:language="en" fo:country="US"/>
    </style:style>
    <style:style style:name="TableRow2234" style:family="table-row">
      <style:table-row-properties style:use-optimal-row-height="false"/>
    </style:style>
    <style:style style:name="TableCell2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6" style:parent-style-name="Standard" style:family="paragraph">
      <style:paragraph-properties fo:margin-bottom="0in" fo:line-height="100%"/>
      <style:text-properties fo:language="en" fo:country="US"/>
    </style:style>
    <style:style style:name="TableRow2237" style:family="table-row">
      <style:table-row-properties style:use-optimal-row-height="false"/>
    </style:style>
    <style:style style:name="TableCell2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9" style:parent-style-name="Standard" style:family="paragraph">
      <style:paragraph-properties fo:margin-bottom="0in" fo:line-height="100%"/>
      <style:text-properties fo:language="en" fo:country="US"/>
    </style:style>
    <style:style style:name="TableRow2240" style:family="table-row">
      <style:table-row-properties style:use-optimal-row-height="false"/>
    </style:style>
    <style:style style:name="TableCell2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2" style:parent-style-name="Standard" style:family="paragraph">
      <style:paragraph-properties fo:margin-bottom="0in" fo:line-height="100%"/>
      <style:text-properties fo:language="en" fo:country="US"/>
    </style:style>
    <style:style style:name="TableRow2243" style:family="table-row">
      <style:table-row-properties style:use-optimal-row-height="false"/>
    </style:style>
    <style:style style:name="TableCell2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5" style:parent-style-name="Standard" style:family="paragraph">
      <style:paragraph-properties fo:margin-bottom="0in" fo:line-height="100%"/>
      <style:text-properties fo:language="en" fo:country="US"/>
    </style:style>
    <style:style style:name="TableRow2246" style:family="table-row">
      <style:table-row-properties style:use-optimal-row-height="false"/>
    </style:style>
    <style:style style:name="TableCell2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8" style:parent-style-name="Standard" style:family="paragraph">
      <style:paragraph-properties fo:margin-bottom="0in" fo:line-height="100%"/>
      <style:text-properties fo:language="en" fo:country="US"/>
    </style:style>
    <style:style style:name="TableRow2249" style:family="table-row">
      <style:table-row-properties style:use-optimal-row-height="false"/>
    </style:style>
    <style:style style:name="TableCell2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1" style:parent-style-name="Standard" style:family="paragraph">
      <style:paragraph-properties fo:margin-bottom="0in" fo:line-height="100%"/>
      <style:text-properties fo:language="en" fo:country="US"/>
    </style:style>
    <style:style style:name="TableColumn2253" style:family="table-column">
      <style:table-column-properties style:column-width="6.693in" style:use-optimal-column-width="false"/>
    </style:style>
    <style:style style:name="Table2252" style:family="table">
      <style:table-properties style:width="6.693in" fo:margin-left="-0.075in" table:align="left"/>
    </style:style>
    <style:style style:name="TableRow2254" style:family="table-row">
      <style:table-row-properties style:use-optimal-row-height="false"/>
    </style:style>
    <style:style style:name="TableCell2255" style:family="table-cell">
      <style:table-cell-properties fo:border-top="none" fo:border-left="none" fo:border-bottom="0.0069in solid #808080" fo:border-right="none" style:writing-mode="lr-tb" fo:padding-top="0in" fo:padding-left="0.075in" fo:padding-bottom="0in" fo:padding-right="0.075in"/>
    </style:style>
    <style:style style:name="P2256" style:parent-style-name="Standard" style:family="paragraph">
      <style:paragraph-properties fo:margin-bottom="0in" fo:line-height="100%"/>
      <style:text-properties fo:language="en" fo:country="US"/>
    </style:style>
    <style:style style:name="TableRow2257" style:family="table-row">
      <style:table-row-properties style:use-optimal-row-height="false"/>
    </style:style>
    <style:style style:name="TableCell2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9" style:parent-style-name="Standard" style:family="paragraph">
      <style:paragraph-properties fo:margin-bottom="0in" fo:line-height="100%"/>
      <style:text-properties fo:language="en" fo:country="US"/>
    </style:style>
    <style:style style:name="TableRow2260" style:family="table-row">
      <style:table-row-properties style:use-optimal-row-height="false"/>
    </style:style>
    <style:style style:name="TableCell2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2" style:parent-style-name="Standard" style:family="paragraph">
      <style:paragraph-properties fo:margin-bottom="0in" fo:line-height="100%"/>
      <style:text-properties fo:language="en" fo:country="US"/>
    </style:style>
    <style:style style:name="TableRow2263" style:family="table-row">
      <style:table-row-properties style:use-optimal-row-height="false"/>
    </style:style>
    <style:style style:name="TableCell2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5" style:parent-style-name="Standard" style:family="paragraph">
      <style:paragraph-properties fo:margin-bottom="0in" fo:line-height="100%"/>
      <style:text-properties fo:language="en" fo:country="US"/>
    </style:style>
    <style:style style:name="TableRow2266" style:family="table-row">
      <style:table-row-properties style:use-optimal-row-height="false"/>
    </style:style>
    <style:style style:name="TableCell2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8" style:parent-style-name="Standard" style:family="paragraph">
      <style:paragraph-properties fo:margin-bottom="0in" fo:line-height="100%"/>
      <style:text-properties fo:language="en" fo:country="US"/>
    </style:style>
    <style:style style:name="TableRow2269" style:family="table-row">
      <style:table-row-properties style:use-optimal-row-height="false"/>
    </style:style>
    <style:style style:name="TableCell2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1" style:parent-style-name="Standard" style:family="paragraph">
      <style:paragraph-properties fo:margin-bottom="0in" fo:line-height="100%"/>
      <style:text-properties fo:language="en" fo:country="US"/>
    </style:style>
    <style:style style:name="TableRow2272" style:family="table-row">
      <style:table-row-properties style:use-optimal-row-height="false"/>
    </style:style>
    <style:style style:name="TableCell2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4" style:parent-style-name="Standard" style:family="paragraph">
      <style:paragraph-properties fo:margin-bottom="0in" fo:line-height="100%"/>
      <style:text-properties fo:language="en" fo:country="US"/>
    </style:style>
    <style:style style:name="P2275" style:parent-style-name="Standard" style:family="paragraph">
      <style:text-properties style:font-name="Arial Black" fo:color="#000000" fo:font-size="14pt" style:font-size-asian="14pt" style:font-size-complex="14pt"/>
    </style:style>
    <style:style style:name="P2276" style:parent-style-name="Titolo1" style:family="paragraph">
      <style:paragraph-properties fo:break-before="page"/>
    </style:style>
    <style:style style:name="TableColumn2278" style:family="table-column">
      <style:table-column-properties style:column-width="6.693in" style:use-optimal-column-width="false"/>
    </style:style>
    <style:style style:name="Table2277" style:family="table">
      <style:table-properties style:width="6.693in" fo:margin-left="-0.075in" table:align="left"/>
    </style:style>
    <style:style style:name="TableRow2279" style:family="table-row">
      <style:table-row-properties style:use-optimal-row-height="false"/>
    </style:style>
    <style:style style:name="TableCell228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81" style:parent-style-name="Standard" style:family="paragraph">
      <style:paragraph-properties fo:margin-bottom="0in" fo:line-height="100%"/>
    </style:style>
    <style:style style:name="TableRow2282" style:family="table-row">
      <style:table-row-properties style:use-optimal-row-height="false"/>
    </style:style>
    <style:style style:name="TableCell228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84" style:parent-style-name="Standard" style:family="paragraph">
      <style:paragraph-properties fo:margin-bottom="0in" fo:line-height="100%"/>
    </style:style>
    <style:style style:name="TableRow2285" style:family="table-row">
      <style:table-row-properties style:use-optimal-row-height="false"/>
    </style:style>
    <style:style style:name="TableCell228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87" style:parent-style-name="Standard" style:family="paragraph">
      <style:paragraph-properties fo:margin-bottom="0in" fo:line-height="100%"/>
    </style:style>
    <style:style style:name="TableRow2288" style:family="table-row">
      <style:table-row-properties style:use-optimal-row-height="false"/>
    </style:style>
    <style:style style:name="TableCell228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90" style:parent-style-name="Standard" style:family="paragraph">
      <style:paragraph-properties fo:margin-bottom="0in" fo:line-height="100%"/>
    </style:style>
    <style:style style:name="TableRow2291" style:family="table-row">
      <style:table-row-properties style:use-optimal-row-height="false"/>
    </style:style>
    <style:style style:name="TableCell229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93" style:parent-style-name="Standard" style:family="paragraph">
      <style:paragraph-properties fo:margin-bottom="0in" fo:line-height="100%"/>
    </style:style>
    <style:style style:name="TableRow2294" style:family="table-row">
      <style:table-row-properties style:use-optimal-row-height="false"/>
    </style:style>
    <style:style style:name="TableCell229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96" style:parent-style-name="Standard" style:family="paragraph">
      <style:paragraph-properties fo:margin-bottom="0in" fo:line-height="100%"/>
    </style:style>
    <style:style style:name="TableRow2297" style:family="table-row">
      <style:table-row-properties style:use-optimal-row-height="false"/>
    </style:style>
    <style:style style:name="TableCell229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299" style:parent-style-name="Standard" style:family="paragraph">
      <style:paragraph-properties fo:margin-bottom="0in" fo:line-height="100%"/>
    </style:style>
    <style:style style:name="TableRow2300" style:family="table-row">
      <style:table-row-properties style:use-optimal-row-height="false"/>
    </style:style>
    <style:style style:name="TableCell230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02" style:parent-style-name="Standard" style:family="paragraph">
      <style:paragraph-properties fo:margin-bottom="0in" fo:line-height="100%"/>
    </style:style>
    <style:style style:name="TableRow2303" style:family="table-row">
      <style:table-row-properties style:use-optimal-row-height="false"/>
    </style:style>
    <style:style style:name="TableCell230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05" style:parent-style-name="Standard" style:family="paragraph">
      <style:paragraph-properties fo:margin-bottom="0in" fo:line-height="100%"/>
    </style:style>
    <style:style style:name="TableRow2306" style:family="table-row">
      <style:table-row-properties style:use-optimal-row-height="false"/>
    </style:style>
    <style:style style:name="TableCell230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08" style:parent-style-name="Standard" style:family="paragraph">
      <style:paragraph-properties fo:margin-bottom="0in" fo:line-height="100%"/>
    </style:style>
    <style:style style:name="TableRow2309" style:family="table-row">
      <style:table-row-properties style:use-optimal-row-height="false"/>
    </style:style>
    <style:style style:name="TableCell231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11" style:parent-style-name="Standard" style:family="paragraph">
      <style:paragraph-properties fo:margin-bottom="0in" fo:line-height="100%"/>
    </style:style>
    <style:style style:name="P2312" style:parent-style-name="Standard" style:family="paragraph">
      <style:text-properties style:font-name="Arial Black" fo:font-weight="bold" style:font-weight-asian="bold" style:font-weight-complex="bold" fo:color="#000000" fo:font-size="14pt" style:font-size-asian="14pt" style:font-size-complex="14pt"/>
    </style:style>
    <style:style style:name="P2313" style:parent-style-name="Titolo1" style:family="paragraph">
      <style:paragraph-properties fo:break-before="page"/>
    </style:style>
    <style:style style:name="TableColumn2315" style:family="table-column">
      <style:table-column-properties style:column-width="6.693in" style:use-optimal-column-width="false"/>
    </style:style>
    <style:style style:name="Table2314" style:family="table">
      <style:table-properties style:width="6.693in" fo:margin-left="-0.075in" table:align="left"/>
    </style:style>
    <style:style style:name="TableRow2316" style:family="table-row">
      <style:table-row-properties style:use-optimal-row-height="false"/>
    </style:style>
    <style:style style:name="TableCell231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18" style:parent-style-name="Standard" style:family="paragraph">
      <style:paragraph-properties fo:margin-bottom="0in" fo:line-height="100%"/>
    </style:style>
    <style:style style:name="TableRow2319" style:family="table-row">
      <style:table-row-properties style:use-optimal-row-height="false"/>
    </style:style>
    <style:style style:name="TableCell232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21" style:parent-style-name="Standard" style:family="paragraph">
      <style:paragraph-properties fo:margin-bottom="0in" fo:line-height="100%"/>
    </style:style>
    <style:style style:name="TableRow2322" style:family="table-row">
      <style:table-row-properties style:use-optimal-row-height="false"/>
    </style:style>
    <style:style style:name="TableCell232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24" style:parent-style-name="Standard" style:family="paragraph">
      <style:paragraph-properties fo:margin-bottom="0in" fo:line-height="100%"/>
    </style:style>
    <style:style style:name="TableRow2325" style:family="table-row">
      <style:table-row-properties style:use-optimal-row-height="false"/>
    </style:style>
    <style:style style:name="TableCell232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27" style:parent-style-name="Standard" style:family="paragraph">
      <style:paragraph-properties fo:margin-bottom="0in" fo:line-height="100%"/>
    </style:style>
    <style:style style:name="TableRow2328" style:family="table-row">
      <style:table-row-properties style:use-optimal-row-height="false"/>
    </style:style>
    <style:style style:name="TableCell232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30" style:parent-style-name="Standard" style:family="paragraph">
      <style:paragraph-properties fo:margin-bottom="0in" fo:line-height="100%"/>
    </style:style>
    <style:style style:name="TableRow2331" style:family="table-row">
      <style:table-row-properties style:use-optimal-row-height="false"/>
    </style:style>
    <style:style style:name="TableCell233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33" style:parent-style-name="Standard" style:family="paragraph">
      <style:paragraph-properties fo:margin-bottom="0in" fo:line-height="100%"/>
    </style:style>
    <style:style style:name="TableRow2334" style:family="table-row">
      <style:table-row-properties style:use-optimal-row-height="false"/>
    </style:style>
    <style:style style:name="TableCell233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36" style:parent-style-name="Standard" style:family="paragraph">
      <style:paragraph-properties fo:margin-bottom="0in" fo:line-height="100%"/>
    </style:style>
    <style:style style:name="TableRow2337" style:family="table-row">
      <style:table-row-properties style:use-optimal-row-height="false"/>
    </style:style>
    <style:style style:name="TableCell233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39" style:parent-style-name="Standard" style:family="paragraph">
      <style:paragraph-properties fo:margin-bottom="0in" fo:line-height="100%"/>
    </style:style>
    <style:style style:name="TableRow2340" style:family="table-row">
      <style:table-row-properties style:use-optimal-row-height="false"/>
    </style:style>
    <style:style style:name="TableCell234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42" style:parent-style-name="Standard" style:family="paragraph">
      <style:paragraph-properties fo:margin-bottom="0in" fo:line-height="100%"/>
    </style:style>
    <style:style style:name="TableRow2343" style:family="table-row">
      <style:table-row-properties style:use-optimal-row-height="false"/>
    </style:style>
    <style:style style:name="TableCell234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45" style:parent-style-name="Standard" style:family="paragraph">
      <style:paragraph-properties fo:margin-bottom="0in" fo:line-height="100%"/>
    </style:style>
    <style:style style:name="TableRow2346" style:family="table-row">
      <style:table-row-properties style:use-optimal-row-height="false"/>
    </style:style>
    <style:style style:name="TableCell234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48" style:parent-style-name="Standard" style:family="paragraph">
      <style:paragraph-properties fo:margin-bottom="0in" fo:line-height="100%"/>
    </style:style>
    <style:style style:name="TableColumn2350" style:family="table-column">
      <style:table-column-properties style:column-width="6.693in" style:use-optimal-column-width="false"/>
    </style:style>
    <style:style style:name="Table2349" style:family="table">
      <style:table-properties style:width="6.693in" fo:margin-left="-0.075in" table:align="left"/>
    </style:style>
    <style:style style:name="TableRow2351" style:family="table-row">
      <style:table-row-properties style:use-optimal-row-height="false"/>
    </style:style>
    <style:style style:name="TableCell235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53" style:parent-style-name="Standard" style:family="paragraph">
      <style:paragraph-properties fo:margin-bottom="0in" fo:line-height="100%"/>
    </style:style>
    <style:style style:name="TableRow2354" style:family="table-row">
      <style:table-row-properties style:use-optimal-row-height="false"/>
    </style:style>
    <style:style style:name="TableCell235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56" style:parent-style-name="Standard" style:family="paragraph">
      <style:paragraph-properties fo:margin-bottom="0in" fo:line-height="100%"/>
    </style:style>
    <style:style style:name="TableRow2357" style:family="table-row">
      <style:table-row-properties style:use-optimal-row-height="false"/>
    </style:style>
    <style:style style:name="TableCell235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59" style:parent-style-name="Standard" style:family="paragraph">
      <style:paragraph-properties fo:margin-bottom="0in" fo:line-height="100%"/>
    </style:style>
    <style:style style:name="TableRow2360" style:family="table-row">
      <style:table-row-properties style:use-optimal-row-height="false"/>
    </style:style>
    <style:style style:name="TableCell236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62" style:parent-style-name="Standard" style:family="paragraph">
      <style:paragraph-properties fo:margin-bottom="0in" fo:line-height="100%"/>
    </style:style>
    <style:style style:name="TableRow2363" style:family="table-row">
      <style:table-row-properties style:use-optimal-row-height="false"/>
    </style:style>
    <style:style style:name="TableCell236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65" style:parent-style-name="Standard" style:family="paragraph">
      <style:paragraph-properties fo:margin-bottom="0in" fo:line-height="100%"/>
    </style:style>
    <style:style style:name="TableRow2366" style:family="table-row">
      <style:table-row-properties style:use-optimal-row-height="false"/>
    </style:style>
    <style:style style:name="TableCell236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68" style:parent-style-name="Standard" style:family="paragraph">
      <style:paragraph-properties fo:margin-bottom="0in" fo:line-height="100%"/>
    </style:style>
    <style:style style:name="TableRow2369" style:family="table-row">
      <style:table-row-properties style:use-optimal-row-height="false"/>
    </style:style>
    <style:style style:name="TableCell237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71" style:parent-style-name="Standard" style:family="paragraph">
      <style:paragraph-properties fo:margin-bottom="0in" fo:line-height="100%"/>
    </style:style>
    <style:style style:name="TableRow2372" style:family="table-row">
      <style:table-row-properties style:use-optimal-row-height="false"/>
    </style:style>
    <style:style style:name="TableCell237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74" style:parent-style-name="Standard" style:family="paragraph">
      <style:paragraph-properties fo:margin-bottom="0in" fo:line-height="100%"/>
    </style:style>
    <style:style style:name="TableRow2375" style:family="table-row">
      <style:table-row-properties style:use-optimal-row-height="false"/>
    </style:style>
    <style:style style:name="TableCell237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77" style:parent-style-name="Standard" style:family="paragraph">
      <style:paragraph-properties fo:margin-bottom="0in" fo:line-height="100%"/>
    </style:style>
    <style:style style:name="TableRow2378" style:family="table-row">
      <style:table-row-properties style:use-optimal-row-height="false"/>
    </style:style>
    <style:style style:name="TableCell237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80" style:parent-style-name="Standard" style:family="paragraph">
      <style:paragraph-properties fo:margin-bottom="0in" fo:line-height="100%"/>
    </style:style>
    <style:style style:name="TableRow2381" style:family="table-row">
      <style:table-row-properties style:use-optimal-row-height="false"/>
    </style:style>
    <style:style style:name="TableCell238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83" style:parent-style-name="Standard" style:family="paragraph">
      <style:paragraph-properties fo:margin-bottom="0in" fo:line-height="100%"/>
    </style:style>
    <style:style style:name="TableColumn2385" style:family="table-column">
      <style:table-column-properties style:column-width="6.693in" style:use-optimal-column-width="false"/>
    </style:style>
    <style:style style:name="Table2384" style:family="table">
      <style:table-properties style:width="6.693in" fo:margin-left="-0.075in" table:align="left"/>
    </style:style>
    <style:style style:name="TableRow2386" style:family="table-row">
      <style:table-row-properties style:use-optimal-row-height="false"/>
    </style:style>
    <style:style style:name="TableCell238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88" style:parent-style-name="Standard" style:family="paragraph">
      <style:paragraph-properties fo:margin-bottom="0in" fo:line-height="100%"/>
    </style:style>
    <style:style style:name="TableRow2389" style:family="table-row">
      <style:table-row-properties style:use-optimal-row-height="false"/>
    </style:style>
    <style:style style:name="TableCell239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91" style:parent-style-name="Standard" style:family="paragraph">
      <style:paragraph-properties fo:margin-bottom="0in" fo:line-height="100%"/>
    </style:style>
    <style:style style:name="TableRow2392" style:family="table-row">
      <style:table-row-properties style:use-optimal-row-height="false"/>
    </style:style>
    <style:style style:name="TableCell239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94" style:parent-style-name="Standard" style:family="paragraph">
      <style:paragraph-properties fo:margin-bottom="0in" fo:line-height="100%"/>
    </style:style>
    <style:style style:name="TableRow2395" style:family="table-row">
      <style:table-row-properties style:use-optimal-row-height="false"/>
    </style:style>
    <style:style style:name="TableCell239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397" style:parent-style-name="Standard" style:family="paragraph">
      <style:paragraph-properties fo:margin-bottom="0in" fo:line-height="100%"/>
    </style:style>
    <style:style style:name="TableRow2398" style:family="table-row">
      <style:table-row-properties style:use-optimal-row-height="false"/>
    </style:style>
    <style:style style:name="TableCell239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00" style:parent-style-name="Standard" style:family="paragraph">
      <style:paragraph-properties fo:margin-bottom="0in" fo:line-height="100%"/>
    </style:style>
    <style:style style:name="TableRow2401" style:family="table-row">
      <style:table-row-properties style:use-optimal-row-height="false"/>
    </style:style>
    <style:style style:name="TableCell240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03" style:parent-style-name="Standard" style:family="paragraph">
      <style:paragraph-properties fo:margin-bottom="0in" fo:line-height="100%"/>
    </style:style>
    <style:style style:name="TableRow2404" style:family="table-row">
      <style:table-row-properties style:use-optimal-row-height="false"/>
    </style:style>
    <style:style style:name="TableCell240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06" style:parent-style-name="Standard" style:family="paragraph">
      <style:paragraph-properties fo:margin-bottom="0in" fo:line-height="100%"/>
    </style:style>
    <style:style style:name="TableRow2407" style:family="table-row">
      <style:table-row-properties style:use-optimal-row-height="false"/>
    </style:style>
    <style:style style:name="TableCell240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09" style:parent-style-name="Standard" style:family="paragraph">
      <style:paragraph-properties fo:margin-bottom="0in" fo:line-height="100%"/>
    </style:style>
    <style:style style:name="TableRow2410" style:family="table-row">
      <style:table-row-properties style:use-optimal-row-height="false"/>
    </style:style>
    <style:style style:name="TableCell241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12" style:parent-style-name="Standard" style:family="paragraph">
      <style:paragraph-properties fo:margin-bottom="0in" fo:line-height="100%"/>
    </style:style>
    <style:style style:name="TableRow2413" style:family="table-row">
      <style:table-row-properties style:use-optimal-row-height="false"/>
    </style:style>
    <style:style style:name="TableCell241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15" style:parent-style-name="Standard" style:family="paragraph">
      <style:paragraph-properties fo:margin-bottom="0in" fo:line-height="100%"/>
    </style:style>
    <style:style style:name="TableRow2416" style:family="table-row">
      <style:table-row-properties style:use-optimal-row-height="false"/>
    </style:style>
    <style:style style:name="TableCell241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18" style:parent-style-name="Standard" style:family="paragraph">
      <style:paragraph-properties fo:margin-bottom="0in" fo:line-height="100%"/>
    </style:style>
    <style:style style:name="TableColumn2420" style:family="table-column">
      <style:table-column-properties style:column-width="6.693in" style:use-optimal-column-width="false"/>
    </style:style>
    <style:style style:name="Table2419" style:family="table">
      <style:table-properties style:width="6.693in" fo:margin-left="-0.075in" table:align="left"/>
    </style:style>
    <style:style style:name="TableRow2421" style:family="table-row">
      <style:table-row-properties style:use-optimal-row-height="false"/>
    </style:style>
    <style:style style:name="TableCell242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23" style:parent-style-name="Standard" style:family="paragraph">
      <style:paragraph-properties fo:margin-bottom="0in" fo:line-height="100%"/>
    </style:style>
    <style:style style:name="TableRow2424" style:family="table-row">
      <style:table-row-properties style:use-optimal-row-height="false"/>
    </style:style>
    <style:style style:name="TableCell242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26" style:parent-style-name="Standard" style:family="paragraph">
      <style:paragraph-properties fo:margin-bottom="0in" fo:line-height="100%"/>
    </style:style>
    <style:style style:name="TableRow2427" style:family="table-row">
      <style:table-row-properties style:use-optimal-row-height="false"/>
    </style:style>
    <style:style style:name="TableCell242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29" style:parent-style-name="Standard" style:family="paragraph">
      <style:paragraph-properties fo:margin-bottom="0in" fo:line-height="100%"/>
    </style:style>
    <style:style style:name="TableRow2430" style:family="table-row">
      <style:table-row-properties style:use-optimal-row-height="false"/>
    </style:style>
    <style:style style:name="TableCell243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32" style:parent-style-name="Standard" style:family="paragraph">
      <style:paragraph-properties fo:margin-bottom="0in" fo:line-height="100%"/>
    </style:style>
    <style:style style:name="TableColumn2434" style:family="table-column">
      <style:table-column-properties style:column-width="6.693in" style:use-optimal-column-width="false"/>
    </style:style>
    <style:style style:name="Table2433" style:family="table">
      <style:table-properties style:width="6.693in" fo:margin-left="-0.075in" table:align="left"/>
    </style:style>
    <style:style style:name="TableRow2435" style:family="table-row">
      <style:table-row-properties style:use-optimal-row-height="false"/>
    </style:style>
    <style:style style:name="TableCell243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37" style:parent-style-name="Standard" style:family="paragraph">
      <style:paragraph-properties fo:margin-bottom="0in" fo:line-height="100%"/>
    </style:style>
    <style:style style:name="TableRow2438" style:family="table-row">
      <style:table-row-properties style:use-optimal-row-height="false"/>
    </style:style>
    <style:style style:name="TableCell243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40" style:parent-style-name="Standard" style:family="paragraph">
      <style:paragraph-properties fo:margin-bottom="0in" fo:line-height="100%"/>
    </style:style>
    <style:style style:name="TableRow2441" style:family="table-row">
      <style:table-row-properties style:use-optimal-row-height="false"/>
    </style:style>
    <style:style style:name="TableCell244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43" style:parent-style-name="Standard" style:family="paragraph">
      <style:paragraph-properties fo:margin-bottom="0in" fo:line-height="100%"/>
    </style:style>
    <style:style style:name="TableRow2444" style:family="table-row">
      <style:table-row-properties style:use-optimal-row-height="false"/>
    </style:style>
    <style:style style:name="TableCell244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46" style:parent-style-name="Standard" style:family="paragraph">
      <style:paragraph-properties fo:margin-bottom="0in" fo:line-height="100%"/>
    </style:style>
    <style:style style:name="TableColumn2448" style:family="table-column">
      <style:table-column-properties style:column-width="6.693in" style:use-optimal-column-width="false"/>
    </style:style>
    <style:style style:name="Table2447" style:family="table">
      <style:table-properties style:width="6.693in" fo:margin-left="-0.075in" table:align="left"/>
    </style:style>
    <style:style style:name="TableRow2449" style:family="table-row">
      <style:table-row-properties style:use-optimal-row-height="false"/>
    </style:style>
    <style:style style:name="TableCell245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51" style:parent-style-name="Standard" style:family="paragraph">
      <style:paragraph-properties fo:margin-bottom="0in" fo:line-height="100%"/>
    </style:style>
    <style:style style:name="TableRow2452" style:family="table-row">
      <style:table-row-properties style:use-optimal-row-height="false"/>
    </style:style>
    <style:style style:name="TableCell245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54" style:parent-style-name="Standard" style:family="paragraph">
      <style:paragraph-properties fo:margin-bottom="0in" fo:line-height="100%"/>
    </style:style>
    <style:style style:name="TableRow2455" style:family="table-row">
      <style:table-row-properties style:use-optimal-row-height="false"/>
    </style:style>
    <style:style style:name="TableCell2456"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57" style:parent-style-name="Standard" style:family="paragraph">
      <style:paragraph-properties fo:margin-bottom="0in" fo:line-height="100%"/>
    </style:style>
    <style:style style:name="TableRow2458" style:family="table-row">
      <style:table-row-properties style:use-optimal-row-height="false"/>
    </style:style>
    <style:style style:name="TableCell2459"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60" style:parent-style-name="Standard" style:family="paragraph">
      <style:paragraph-properties fo:margin-bottom="0in" fo:line-height="100%"/>
    </style:style>
    <style:style style:name="TableColumn2462" style:family="table-column">
      <style:table-column-properties style:column-width="6.693in" style:use-optimal-column-width="false"/>
    </style:style>
    <style:style style:name="Table2461" style:family="table">
      <style:table-properties style:width="6.693in" fo:margin-left="-0.075in" table:align="left"/>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65" style:parent-style-name="Standard" style:family="paragraph">
      <style:paragraph-properties fo:margin-bottom="0in" fo:line-height="100%"/>
    </style:style>
    <style:style style:name="TableRow2466" style:family="table-row">
      <style:table-row-properties style:use-optimal-row-height="false"/>
    </style:style>
    <style:style style:name="TableCell246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68" style:parent-style-name="Standard" style:family="paragraph">
      <style:paragraph-properties fo:margin-bottom="0in" fo:line-height="100%"/>
    </style:style>
    <style:style style:name="TableRow2469" style:family="table-row">
      <style:table-row-properties style:use-optimal-row-height="false"/>
    </style:style>
    <style:style style:name="TableCell247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71" style:parent-style-name="Standard" style:family="paragraph">
      <style:paragraph-properties fo:margin-bottom="0in" fo:line-height="100%"/>
    </style:style>
    <style:style style:name="TableRow2472" style:family="table-row">
      <style:table-row-properties style:use-optimal-row-height="false"/>
    </style:style>
    <style:style style:name="TableCell247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74" style:parent-style-name="Standard" style:family="paragraph">
      <style:paragraph-properties fo:margin-bottom="0in" fo:line-height="100%"/>
    </style:style>
    <style:style style:name="TableColumn2476" style:family="table-column">
      <style:table-column-properties style:column-width="6.693in" style:use-optimal-column-width="false"/>
    </style:style>
    <style:style style:name="Table2475" style:family="table">
      <style:table-properties style:width="6.693in" fo:margin-left="-0.075in" table:align="left"/>
    </style:style>
    <style:style style:name="TableRow2477" style:family="table-row">
      <style:table-row-properties style:use-optimal-row-height="false"/>
    </style:style>
    <style:style style:name="TableCell247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79" style:parent-style-name="Standard" style:family="paragraph">
      <style:paragraph-properties fo:margin-bottom="0in" fo:line-height="100%"/>
    </style:style>
    <style:style style:name="TableRow2480" style:family="table-row">
      <style:table-row-properties style:use-optimal-row-height="false"/>
    </style:style>
    <style:style style:name="TableCell248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82" style:parent-style-name="Standard" style:family="paragraph">
      <style:paragraph-properties fo:margin-bottom="0in" fo:line-height="100%"/>
    </style:style>
    <style:style style:name="TableRow2483" style:family="table-row">
      <style:table-row-properties style:use-optimal-row-height="false"/>
    </style:style>
    <style:style style:name="TableCell248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85" style:parent-style-name="Standard" style:family="paragraph">
      <style:paragraph-properties fo:margin-bottom="0in" fo:line-height="100%"/>
    </style:style>
    <style:style style:name="TableRow2486" style:family="table-row">
      <style:table-row-properties style:use-optimal-row-height="false"/>
    </style:style>
    <style:style style:name="TableCell248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88" style:parent-style-name="Standard" style:family="paragraph">
      <style:paragraph-properties fo:margin-bottom="0in" fo:line-height="100%"/>
    </style:style>
    <style:style style:name="P2489" style:parent-style-name="Standard" style:family="paragraph">
      <style:text-properties style:font-name="Arial Black" fo:color="#000000" fo:font-size="14pt" style:font-size-asian="14pt" style:font-size-complex="14pt"/>
    </style:style>
    <style:style style:name="P2490" style:parent-style-name="Titolo1" style:family="paragraph">
      <style:paragraph-properties fo:break-before="page"/>
    </style:style>
    <style:style style:name="TableColumn2492" style:family="table-column">
      <style:table-column-properties style:column-width="6.693in" style:use-optimal-column-width="false"/>
    </style:style>
    <style:style style:name="Table2491" style:family="table">
      <style:table-properties style:width="6.693in" fo:margin-left="-0.075in" table:align="left"/>
    </style:style>
    <style:style style:name="TableRow2493" style:family="table-row">
      <style:table-row-properties style:use-optimal-row-height="false"/>
    </style:style>
    <style:style style:name="TableCell249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95" style:parent-style-name="Standard" style:family="paragraph">
      <style:paragraph-properties fo:margin-bottom="0in" fo:line-height="100%"/>
    </style:style>
    <style:style style:name="TableRow2496" style:family="table-row">
      <style:table-row-properties style:use-optimal-row-height="false"/>
    </style:style>
    <style:style style:name="TableCell249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498" style:parent-style-name="Standard" style:family="paragraph">
      <style:paragraph-properties fo:margin-bottom="0in" fo:line-height="100%"/>
    </style:style>
    <style:style style:name="TableRow2499" style:family="table-row">
      <style:table-row-properties style:use-optimal-row-height="false"/>
    </style:style>
    <style:style style:name="TableCell2500"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01" style:parent-style-name="Standard" style:family="paragraph">
      <style:paragraph-properties fo:margin-bottom="0in" fo:line-height="100%"/>
    </style:style>
    <style:style style:name="TableRow2502" style:family="table-row">
      <style:table-row-properties style:use-optimal-row-height="false"/>
    </style:style>
    <style:style style:name="TableCell2503"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04" style:parent-style-name="Standard" style:family="paragraph">
      <style:paragraph-properties fo:margin-bottom="0in" fo:line-height="100%"/>
    </style:style>
    <style:style style:name="TableColumn2506" style:family="table-column">
      <style:table-column-properties style:column-width="6.693in" style:use-optimal-column-width="false"/>
    </style:style>
    <style:style style:name="Table2505" style:family="table">
      <style:table-properties style:width="6.693in" fo:margin-left="-0.075in" table:align="left"/>
    </style:style>
    <style:style style:name="TableRow2507" style:family="table-row">
      <style:table-row-properties style:use-optimal-row-height="false"/>
    </style:style>
    <style:style style:name="TableCell250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09" style:parent-style-name="Standard" style:family="paragraph">
      <style:paragraph-properties fo:margin-bottom="0in" fo:line-height="100%"/>
    </style:style>
    <style:style style:name="TableRow2510" style:family="table-row">
      <style:table-row-properties style:use-optimal-row-height="false"/>
    </style:style>
    <style:style style:name="TableCell251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12" style:parent-style-name="Standard" style:family="paragraph">
      <style:paragraph-properties fo:margin-bottom="0in" fo:line-height="100%"/>
    </style:style>
    <style:style style:name="TableRow2513" style:family="table-row">
      <style:table-row-properties style:use-optimal-row-height="false"/>
    </style:style>
    <style:style style:name="TableCell2514"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15" style:parent-style-name="Standard" style:family="paragraph">
      <style:paragraph-properties fo:margin-bottom="0in" fo:line-height="100%"/>
    </style:style>
    <style:style style:name="TableRow2516" style:family="table-row">
      <style:table-row-properties style:use-optimal-row-height="false"/>
    </style:style>
    <style:style style:name="TableCell2517"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18" style:parent-style-name="Standard" style:family="paragraph">
      <style:paragraph-properties fo:margin-bottom="0in" fo:line-height="100%"/>
    </style:style>
    <style:style style:name="TableColumn2520" style:family="table-column">
      <style:table-column-properties style:column-width="6.693in" style:use-optimal-column-width="false"/>
    </style:style>
    <style:style style:name="Table2519" style:family="table">
      <style:table-properties style:width="6.693in" fo:margin-left="-0.075in" table:align="left"/>
    </style:style>
    <style:style style:name="TableRow2521" style:family="table-row">
      <style:table-row-properties style:use-optimal-row-height="false"/>
    </style:style>
    <style:style style:name="TableCell2522"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23" style:parent-style-name="Standard" style:family="paragraph">
      <style:paragraph-properties fo:margin-bottom="0in" fo:line-height="100%"/>
    </style:style>
    <style:style style:name="TableRow2524" style:family="table-row">
      <style:table-row-properties style:use-optimal-row-height="false"/>
    </style:style>
    <style:style style:name="TableCell2525"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26" style:parent-style-name="Standard" style:family="paragraph">
      <style:paragraph-properties fo:margin-bottom="0in" fo:line-height="100%"/>
    </style:style>
    <style:style style:name="TableRow2527" style:family="table-row">
      <style:table-row-properties style:use-optimal-row-height="false"/>
    </style:style>
    <style:style style:name="TableCell2528"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29" style:parent-style-name="Standard" style:family="paragraph">
      <style:paragraph-properties fo:margin-bottom="0in" fo:line-height="100%"/>
    </style:style>
    <style:style style:name="TableRow2530" style:family="table-row">
      <style:table-row-properties style:use-optimal-row-height="false"/>
    </style:style>
    <style:style style:name="TableCell2531" style:family="table-cell">
      <style:table-cell-properties fo:border-top="0.0069in solid #808080" fo:border-left="none" fo:border-bottom="0.0069in solid #808080" fo:border-right="0.0069in solid #00000A" style:writing-mode="lr-tb" fo:padding-top="0in" fo:padding-left="0.075in" fo:padding-bottom="0in" fo:padding-right="0.075in"/>
    </style:style>
    <style:style style:name="P2532" style:parent-style-name="Standard" style:family="paragraph">
      <style:paragraph-properties fo:margin-bottom="0in" fo:line-height="100%"/>
    </style:style>
    <style:style style:name="P2533" style:parent-style-name="Standard" style:family="paragraph">
      <style:text-properties style:font-name="Arial Black" fo:font-weight="bold" style:font-weight-asian="bold" style:font-weight-complex="bold" fo:color="#000000" fo:font-size="14pt" style:font-size-asian="14pt" style:font-size-complex="14pt"/>
    </style:style>
    <style:style style:name="P2534" style:parent-style-name="Titolo1" style:family="paragraph">
      <style:paragraph-properties fo:break-before="page"/>
    </style:style>
    <style:style style:name="P2535" style:parent-style-name="Normale" style:family="paragraph">
      <style:paragraph-properties fo:break-before="page"/>
    </style:style>
    <style:style style:name="TableColumn2537" style:family="table-column">
      <style:table-column-properties style:column-width="2.027in" style:use-optimal-column-width="false"/>
    </style:style>
    <style:style style:name="TableColumn2538" style:family="table-column">
      <style:table-column-properties style:column-width="1.7784in" style:use-optimal-column-width="false"/>
    </style:style>
    <style:style style:name="TableColumn2539" style:family="table-column">
      <style:table-column-properties style:column-width="1.9027in" style:use-optimal-column-width="false"/>
    </style:style>
    <style:style style:name="Table2536" style:family="table">
      <style:table-properties style:width="5.7083in" fo:margin-left="-0.0104in" table:align="left"/>
    </style:style>
    <style:style style:name="TableRow2540" style:family="table-row">
      <style:table-row-properties style:min-row-height="0.2604in" style:use-optimal-row-height="false"/>
    </style:style>
    <style:style style:name="TableCell2541" style:family="table-cell">
      <style:table-cell-properties fo:border="none" style:writing-mode="lr-tb" style:vertical-align="bottom" fo:padding-top="0in" fo:padding-left="0.0486in" fo:padding-bottom="0in" fo:padding-right="0.0486in"/>
    </style:style>
    <style:style style:name="P2542" style:parent-style-name="Titolo1" style:family="paragraph">
      <style:text-properties style:font-name-asian="Times New Roman" style:language-asian="it" style:country-asian="IT"/>
    </style:style>
    <style:style style:name="TableCell2543" style:family="table-cell">
      <style:table-cell-properties fo:border="none" style:writing-mode="lr-tb" style:vertical-align="bottom" fo:padding-top="0in" fo:padding-left="0.0486in" fo:padding-bottom="0in" fo:padding-right="0.0486in"/>
    </style:style>
    <style:style style:name="P254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545" style:family="table-cell">
      <style:table-cell-properties fo:border="none" style:writing-mode="lr-tb" style:vertical-align="bottom" fo:padding-top="0in" fo:padding-left="0.0486in" fo:padding-bottom="0in" fo:padding-right="0.0486in"/>
    </style:style>
    <style:style style:name="P2546" style:parent-style-name="Standard" style:family="paragraph">
      <style:paragraph-properties fo:margin-bottom="0in"/>
      <style:text-properties fo:color="#00000A" fo:font-size="10pt" style:font-size-asian="10pt" style:font-size-complex="10pt" style:language-asian="it" style:country-asian="IT"/>
    </style:style>
    <style:style style:name="TableRow2547" style:family="table-row">
      <style:table-row-properties style:row-height="0.0159in" style:use-optimal-row-height="false"/>
    </style:style>
    <style:style style:name="TableCell2548" style:family="table-cell">
      <style:table-cell-properties fo:border="none" style:writing-mode="lr-tb" style:vertical-align="bottom" fo:padding-top="0in" fo:padding-left="0.0486in" fo:padding-bottom="0in" fo:padding-right="0.0486in"/>
    </style:style>
    <style:style style:name="P2549" style:parent-style-name="Standard" style:family="paragraph">
      <style:paragraph-properties fo:margin-bottom="0in"/>
      <style:text-properties fo:color="#00000A" fo:font-size="10pt" style:font-size-asian="10pt" style:font-size-complex="10pt" style:language-asian="it" style:country-asian="IT"/>
    </style:style>
    <style:style style:name="TableCell2550" style:family="table-cell">
      <style:table-cell-properties fo:border="none" style:writing-mode="lr-tb" style:vertical-align="bottom" fo:padding-top="0in" fo:padding-left="0.0486in" fo:padding-bottom="0in" fo:padding-right="0.0486in"/>
    </style:style>
    <style:style style:name="P2551" style:parent-style-name="Standard" style:family="paragraph">
      <style:paragraph-properties fo:margin-bottom="0in"/>
      <style:text-properties fo:color="#00000A" fo:font-size="10pt" style:font-size-asian="10pt" style:font-size-complex="10pt" style:language-asian="it" style:country-asian="IT"/>
    </style:style>
    <style:style style:name="TableCell2552" style:family="table-cell">
      <style:table-cell-properties fo:border="none" style:writing-mode="lr-tb" style:vertical-align="bottom" fo:padding-top="0in" fo:padding-left="0.0486in" fo:padding-bottom="0in" fo:padding-right="0.0486in"/>
    </style:style>
    <style:style style:name="P2553" style:parent-style-name="Standard" style:family="paragraph">
      <style:paragraph-properties fo:margin-bottom="0in"/>
      <style:text-properties fo:color="#00000A" fo:font-size="10pt" style:font-size-asian="10pt" style:font-size-complex="10pt" style:language-asian="it" style:country-asian="IT"/>
    </style:style>
    <style:style style:name="TableRow2554" style:family="table-row">
      <style:table-row-properties style:min-row-height="0.2083in" style:use-optimal-row-height="false"/>
    </style:style>
    <style:style style:name="TableCell2555" style:family="table-cell">
      <style:table-cell-properties fo:border="none" style:writing-mode="lr-tb" style:vertical-align="bottom" fo:padding-top="0in" fo:padding-left="0.0486in" fo:padding-bottom="0in" fo:padding-right="0.0486in"/>
    </style:style>
    <style:style style:name="P255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557" style:family="table-cell">
      <style:table-cell-properties fo:border="none" style:writing-mode="lr-tb" style:vertical-align="bottom" fo:padding-top="0in" fo:padding-left="0.0486in" fo:padding-bottom="0in" fo:padding-right="0.0486in"/>
    </style:style>
    <style:style style:name="P25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559" style:family="table-cell">
      <style:table-cell-properties fo:border="none" style:writing-mode="lr-tb" style:vertical-align="bottom" fo:padding-top="0in" fo:padding-left="0.0486in" fo:padding-bottom="0in" fo:padding-right="0.0486in"/>
    </style:style>
    <style:style style:name="P2560" style:parent-style-name="Standard" style:family="paragraph">
      <style:paragraph-properties fo:margin-bottom="0in"/>
      <style:text-properties fo:color="#00000A" fo:font-size="10pt" style:font-size-asian="10pt" style:font-size-complex="10pt" style:language-asian="it" style:country-asian="IT"/>
    </style:style>
    <style:style style:name="TableRow2561" style:family="table-row">
      <style:table-row-properties style:row-height="0.0159in" style:use-optimal-row-height="false"/>
    </style:style>
    <style:style style:name="TableCell2562" style:family="table-cell">
      <style:table-cell-properties fo:border="none" style:writing-mode="lr-tb" style:vertical-align="bottom" fo:padding-top="0in" fo:padding-left="0.0486in" fo:padding-bottom="0in" fo:padding-right="0.0486in"/>
    </style:style>
    <style:style style:name="P2563" style:parent-style-name="Standard" style:family="paragraph">
      <style:paragraph-properties fo:margin-bottom="0in"/>
      <style:text-properties fo:color="#00000A" fo:font-size="10pt" style:font-size-asian="10pt" style:font-size-complex="10pt" style:language-asian="it" style:country-asian="IT"/>
    </style:style>
    <style:style style:name="TableCell2564" style:family="table-cell">
      <style:table-cell-properties fo:border="none" style:writing-mode="lr-tb" style:vertical-align="bottom" fo:padding-top="0in" fo:padding-left="0.0486in" fo:padding-bottom="0in" fo:padding-right="0.0486in"/>
    </style:style>
    <style:style style:name="P2565" style:parent-style-name="Standard" style:family="paragraph">
      <style:paragraph-properties fo:margin-bottom="0in"/>
      <style:text-properties fo:color="#00000A" fo:font-size="10pt" style:font-size-asian="10pt" style:font-size-complex="10pt" style:language-asian="it" style:country-asian="IT"/>
    </style:style>
    <style:style style:name="TableCell2566" style:family="table-cell">
      <style:table-cell-properties fo:border="none" style:writing-mode="lr-tb" style:vertical-align="bottom" fo:padding-top="0in" fo:padding-left="0.0486in" fo:padding-bottom="0in" fo:padding-right="0.0486in"/>
    </style:style>
    <style:style style:name="P2567" style:parent-style-name="Standard" style:family="paragraph">
      <style:paragraph-properties fo:margin-bottom="0in"/>
      <style:text-properties fo:color="#00000A" fo:font-size="10pt" style:font-size-asian="10pt" style:font-size-complex="10pt" style:language-asian="it" style:country-asian="IT"/>
    </style:style>
    <style:style style:name="TableRow2568" style:family="table-row">
      <style:table-row-properties style:min-row-height="0.2083in" style:use-optimal-row-height="false"/>
    </style:style>
    <style:style style:name="TableCell2569" style:family="table-cell">
      <style:table-cell-properties fo:border="none" style:writing-mode="lr-tb" style:vertical-align="bottom" fo:padding-top="0in" fo:padding-left="0.0486in" fo:padding-bottom="0in" fo:padding-right="0.0486in"/>
    </style:style>
    <style:style style:name="P257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571" style:family="table-cell">
      <style:table-cell-properties fo:border="none" style:writing-mode="lr-tb" style:vertical-align="bottom" fo:padding-top="0in" fo:padding-left="0.0486in" fo:padding-bottom="0in" fo:padding-right="0.0486in"/>
    </style:style>
    <style:style style:name="P25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573" style:family="table-cell">
      <style:table-cell-properties fo:border="none" style:writing-mode="lr-tb" style:vertical-align="bottom" fo:padding-top="0in" fo:padding-left="0.0486in" fo:padding-bottom="0in" fo:padding-right="0.0486in"/>
    </style:style>
    <style:style style:name="P2574" style:parent-style-name="Standard" style:family="paragraph">
      <style:paragraph-properties fo:margin-bottom="0in"/>
      <style:text-properties fo:color="#00000A" fo:font-size="10pt" style:font-size-asian="10pt" style:font-size-complex="10pt" style:language-asian="it" style:country-asian="IT"/>
    </style:style>
    <style:style style:name="TableRow2575" style:family="table-row">
      <style:table-row-properties style:min-row-height="0.2083in" style:use-optimal-row-height="false"/>
    </style:style>
    <style:style style:name="TableCell2576" style:family="table-cell">
      <style:table-cell-properties fo:border="none" style:writing-mode="lr-tb" style:vertical-align="bottom" fo:padding-top="0in" fo:padding-left="0.0486in" fo:padding-bottom="0in" fo:padding-right="0.0486in"/>
    </style:style>
    <style:style style:name="P25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578" style:family="table-cell">
      <style:table-cell-properties fo:border="none" style:writing-mode="lr-tb" style:vertical-align="bottom" fo:padding-top="0in" fo:padding-left="0.0486in" fo:padding-bottom="0in" fo:padding-right="0.0486in"/>
    </style:style>
    <style:style style:name="P25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580" style:family="table-cell">
      <style:table-cell-properties fo:border="none" style:writing-mode="lr-tb" style:vertical-align="bottom" fo:padding-top="0in" fo:padding-left="0.0486in" fo:padding-bottom="0in" fo:padding-right="0.0486in"/>
    </style:style>
    <style:style style:name="P258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582" style:family="table-row">
      <style:table-row-properties style:row-height="0.0159in" style:use-optimal-row-height="false"/>
    </style:style>
    <style:style style:name="TableCell2583" style:family="table-cell">
      <style:table-cell-properties fo:border="none" style:writing-mode="lr-tb" style:vertical-align="bottom" fo:padding-top="0in" fo:padding-left="0.0486in" fo:padding-bottom="0in" fo:padding-right="0.0486in"/>
    </style:style>
    <style:style style:name="P25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585" style:family="table-cell">
      <style:table-cell-properties fo:border="none" style:writing-mode="lr-tb" style:vertical-align="bottom" fo:padding-top="0in" fo:padding-left="0.0486in" fo:padding-bottom="0in" fo:padding-right="0.0486in"/>
    </style:style>
    <style:style style:name="P2586" style:parent-style-name="Standard" style:family="paragraph">
      <style:paragraph-properties fo:margin-bottom="0in"/>
      <style:text-properties fo:color="#00000A" fo:font-size="10pt" style:font-size-asian="10pt" style:font-size-complex="10pt" style:language-asian="it" style:country-asian="IT"/>
    </style:style>
    <style:style style:name="TableCell2587" style:family="table-cell">
      <style:table-cell-properties fo:border="none" style:writing-mode="lr-tb" style:vertical-align="bottom" fo:padding-top="0in" fo:padding-left="0.0486in" fo:padding-bottom="0in" fo:padding-right="0.0486in"/>
    </style:style>
    <style:style style:name="P2588" style:parent-style-name="Standard" style:family="paragraph">
      <style:paragraph-properties fo:margin-bottom="0in"/>
      <style:text-properties fo:color="#00000A" fo:font-size="10pt" style:font-size-asian="10pt" style:font-size-complex="10pt" style:language-asian="it" style:country-asian="IT"/>
    </style:style>
    <style:style style:name="TableRow2589" style:family="table-row">
      <style:table-row-properties style:row-height="0.0159in" style:use-optimal-row-height="false"/>
    </style:style>
    <style:style style:name="TableCell2590" style:family="table-cell">
      <style:table-cell-properties fo:border="none" style:writing-mode="lr-tb" style:vertical-align="bottom" fo:padding-top="0in" fo:padding-left="0.0486in" fo:padding-bottom="0in" fo:padding-right="0.0486in"/>
    </style:style>
    <style:style style:name="P2591" style:parent-style-name="Standard" style:family="paragraph">
      <style:paragraph-properties fo:margin-bottom="0in"/>
      <style:text-properties fo:color="#00000A" fo:font-size="10pt" style:font-size-asian="10pt" style:font-size-complex="10pt" style:language-asian="it" style:country-asian="IT"/>
    </style:style>
    <style:style style:name="TableCell2592" style:family="table-cell">
      <style:table-cell-properties fo:border="none" style:writing-mode="lr-tb" style:vertical-align="bottom" fo:padding-top="0in" fo:padding-left="0.0486in" fo:padding-bottom="0in" fo:padding-right="0.0486in"/>
    </style:style>
    <style:style style:name="P2593" style:parent-style-name="Standard" style:family="paragraph">
      <style:paragraph-properties fo:margin-bottom="0in"/>
      <style:text-properties fo:color="#00000A" fo:font-size="10pt" style:font-size-asian="10pt" style:font-size-complex="10pt" style:language-asian="it" style:country-asian="IT"/>
    </style:style>
    <style:style style:name="TableCell2594" style:family="table-cell">
      <style:table-cell-properties fo:border="none" style:writing-mode="lr-tb" style:vertical-align="bottom" fo:padding-top="0in" fo:padding-left="0.0486in" fo:padding-bottom="0in" fo:padding-right="0.0486in"/>
    </style:style>
    <style:style style:name="P2595" style:parent-style-name="Standard" style:family="paragraph">
      <style:paragraph-properties fo:margin-bottom="0in"/>
      <style:text-properties fo:color="#00000A" fo:font-size="10pt" style:font-size-asian="10pt" style:font-size-complex="10pt" style:language-asian="it" style:country-asian="IT"/>
    </style:style>
    <style:style style:name="TableRow2596" style:family="table-row">
      <style:table-row-properties style:row-height="0.0159in" style:use-optimal-row-height="false"/>
    </style:style>
    <style:style style:name="TableCell2597" style:family="table-cell">
      <style:table-cell-properties fo:border="none" style:writing-mode="lr-tb" style:vertical-align="bottom" fo:padding-top="0in" fo:padding-left="0.0486in" fo:padding-bottom="0in" fo:padding-right="0.0486in"/>
    </style:style>
    <style:style style:name="P2598" style:parent-style-name="Standard" style:family="paragraph">
      <style:paragraph-properties fo:margin-bottom="0in"/>
      <style:text-properties fo:color="#00000A" fo:font-size="10pt" style:font-size-asian="10pt" style:font-size-complex="10pt" style:language-asian="it" style:country-asian="IT"/>
    </style:style>
    <style:style style:name="TableCell2599" style:family="table-cell">
      <style:table-cell-properties fo:border="none" style:writing-mode="lr-tb" style:vertical-align="bottom" fo:padding-top="0in" fo:padding-left="0.0486in" fo:padding-bottom="0in" fo:padding-right="0.0486in"/>
    </style:style>
    <style:style style:name="P2600" style:parent-style-name="Standard" style:family="paragraph">
      <style:paragraph-properties fo:margin-bottom="0in"/>
      <style:text-properties fo:color="#00000A" fo:font-size="10pt" style:font-size-asian="10pt" style:font-size-complex="10pt" style:language-asian="it" style:country-asian="IT"/>
    </style:style>
    <style:style style:name="TableCell2601" style:family="table-cell">
      <style:table-cell-properties fo:border="none" style:writing-mode="lr-tb" style:vertical-align="bottom" fo:padding-top="0in" fo:padding-left="0.0486in" fo:padding-bottom="0in" fo:padding-right="0.0486in"/>
    </style:style>
    <style:style style:name="P2602" style:parent-style-name="Standard" style:family="paragraph">
      <style:paragraph-properties fo:margin-bottom="0in"/>
      <style:text-properties fo:color="#00000A" fo:font-size="10pt" style:font-size-asian="10pt" style:font-size-complex="10pt" style:language-asian="it" style:country-asian="IT"/>
    </style:style>
    <style:style style:name="TableRow2603" style:family="table-row">
      <style:table-row-properties style:row-height="0.0159in" style:use-optimal-row-height="false"/>
    </style:style>
    <style:style style:name="TableCell2604" style:family="table-cell">
      <style:table-cell-properties fo:border="none" style:writing-mode="lr-tb" style:vertical-align="bottom" fo:padding-top="0in" fo:padding-left="0.0486in" fo:padding-bottom="0in" fo:padding-right="0.0486in"/>
    </style:style>
    <style:style style:name="P2605" style:parent-style-name="Standard" style:family="paragraph">
      <style:paragraph-properties fo:margin-bottom="0in"/>
      <style:text-properties fo:color="#00000A" fo:font-size="10pt" style:font-size-asian="10pt" style:font-size-complex="10pt" style:language-asian="it" style:country-asian="IT"/>
    </style:style>
    <style:style style:name="TableCell2606" style:family="table-cell">
      <style:table-cell-properties fo:border="none" style:writing-mode="lr-tb" style:vertical-align="bottom" fo:padding-top="0in" fo:padding-left="0.0486in" fo:padding-bottom="0in" fo:padding-right="0.0486in"/>
    </style:style>
    <style:style style:name="P2607" style:parent-style-name="Standard" style:family="paragraph">
      <style:paragraph-properties fo:margin-bottom="0in"/>
      <style:text-properties fo:color="#00000A" fo:font-size="10pt" style:font-size-asian="10pt" style:font-size-complex="10pt" style:language-asian="it" style:country-asian="IT"/>
    </style:style>
    <style:style style:name="TableCell2608" style:family="table-cell">
      <style:table-cell-properties fo:border="none" style:writing-mode="lr-tb" style:vertical-align="bottom" fo:padding-top="0in" fo:padding-left="0.0486in" fo:padding-bottom="0in" fo:padding-right="0.0486in"/>
    </style:style>
    <style:style style:name="P2609" style:parent-style-name="Standard" style:family="paragraph">
      <style:paragraph-properties fo:margin-bottom="0in"/>
      <style:text-properties fo:color="#00000A" fo:font-size="10pt" style:font-size-asian="10pt" style:font-size-complex="10pt" style:language-asian="it" style:country-asian="IT"/>
    </style:style>
    <style:style style:name="TableRow2610" style:family="table-row">
      <style:table-row-properties style:row-height="0.0159in" style:use-optimal-row-height="false"/>
    </style:style>
    <style:style style:name="TableCell2611" style:family="table-cell">
      <style:table-cell-properties fo:border="none" style:writing-mode="lr-tb" style:vertical-align="bottom" fo:padding-top="0in" fo:padding-left="0.0486in" fo:padding-bottom="0in" fo:padding-right="0.0486in"/>
    </style:style>
    <style:style style:name="P2612" style:parent-style-name="Standard" style:family="paragraph">
      <style:paragraph-properties fo:margin-bottom="0in"/>
      <style:text-properties fo:color="#00000A" fo:font-size="10pt" style:font-size-asian="10pt" style:font-size-complex="10pt" style:language-asian="it" style:country-asian="IT"/>
    </style:style>
    <style:style style:name="TableCell2613" style:family="table-cell">
      <style:table-cell-properties fo:border="none" style:writing-mode="lr-tb" style:vertical-align="bottom" fo:padding-top="0in" fo:padding-left="0.0486in" fo:padding-bottom="0in" fo:padding-right="0.0486in"/>
    </style:style>
    <style:style style:name="P2614" style:parent-style-name="Standard" style:family="paragraph">
      <style:paragraph-properties fo:margin-bottom="0in"/>
      <style:text-properties fo:color="#00000A" fo:font-size="10pt" style:font-size-asian="10pt" style:font-size-complex="10pt" style:language-asian="it" style:country-asian="IT"/>
    </style:style>
    <style:style style:name="TableCell2615" style:family="table-cell">
      <style:table-cell-properties fo:border="none" style:writing-mode="lr-tb" style:vertical-align="bottom" fo:padding-top="0in" fo:padding-left="0.0486in" fo:padding-bottom="0in" fo:padding-right="0.0486in"/>
    </style:style>
    <style:style style:name="P2616" style:parent-style-name="Standard" style:family="paragraph">
      <style:paragraph-properties fo:margin-bottom="0in"/>
      <style:text-properties fo:color="#00000A" fo:font-size="10pt" style:font-size-asian="10pt" style:font-size-complex="10pt" style:language-asian="it" style:country-asian="IT"/>
    </style:style>
    <style:style style:name="TableRow2617" style:family="table-row">
      <style:table-row-properties style:row-height="0.0159in" style:use-optimal-row-height="false"/>
    </style:style>
    <style:style style:name="TableCell2618" style:family="table-cell">
      <style:table-cell-properties fo:border="none" style:writing-mode="lr-tb" style:vertical-align="bottom" fo:padding-top="0in" fo:padding-left="0.0486in" fo:padding-bottom="0in" fo:padding-right="0.0486in"/>
    </style:style>
    <style:style style:name="P2619" style:parent-style-name="Standard" style:family="paragraph">
      <style:paragraph-properties fo:margin-bottom="0in"/>
      <style:text-properties fo:color="#00000A" fo:font-size="10pt" style:font-size-asian="10pt" style:font-size-complex="10pt" style:language-asian="it" style:country-asian="IT"/>
    </style:style>
    <style:style style:name="TableCell2620" style:family="table-cell">
      <style:table-cell-properties fo:border="none" style:writing-mode="lr-tb" style:vertical-align="bottom" fo:padding-top="0in" fo:padding-left="0.0486in" fo:padding-bottom="0in" fo:padding-right="0.0486in"/>
    </style:style>
    <style:style style:name="P2621" style:parent-style-name="Standard" style:family="paragraph">
      <style:paragraph-properties fo:margin-bottom="0in"/>
      <style:text-properties fo:color="#00000A" fo:font-size="10pt" style:font-size-asian="10pt" style:font-size-complex="10pt" style:language-asian="it" style:country-asian="IT"/>
    </style:style>
    <style:style style:name="TableCell2622" style:family="table-cell">
      <style:table-cell-properties fo:border="none" style:writing-mode="lr-tb" style:vertical-align="bottom" fo:padding-top="0in" fo:padding-left="0.0486in" fo:padding-bottom="0in" fo:padding-right="0.0486in"/>
    </style:style>
    <style:style style:name="P2623" style:parent-style-name="Standard" style:family="paragraph">
      <style:paragraph-properties fo:margin-bottom="0in"/>
      <style:text-properties fo:color="#00000A" fo:font-size="10pt" style:font-size-asian="10pt" style:font-size-complex="10pt" style:language-asian="it" style:country-asian="IT"/>
    </style:style>
    <style:style style:name="TableRow2624" style:family="table-row">
      <style:table-row-properties style:min-row-height="0.2083in" style:use-optimal-row-height="false"/>
    </style:style>
    <style:style style:name="TableCell2625" style:family="table-cell">
      <style:table-cell-properties fo:border="none" style:writing-mode="lr-tb" style:vertical-align="bottom" fo:padding-top="0in" fo:padding-left="0.0486in" fo:padding-bottom="0in" fo:padding-right="0.0486in"/>
    </style:style>
    <style:style style:name="P262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627" style:family="table-cell">
      <style:table-cell-properties fo:border="none" style:writing-mode="lr-tb" style:vertical-align="bottom" fo:padding-top="0in" fo:padding-left="0.0486in" fo:padding-bottom="0in" fo:padding-right="0.0486in"/>
    </style:style>
    <style:style style:name="P26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629" style:family="table-cell">
      <style:table-cell-properties fo:border="none" style:writing-mode="lr-tb" style:vertical-align="bottom" fo:padding-top="0in" fo:padding-left="0.0486in" fo:padding-bottom="0in" fo:padding-right="0.0486in"/>
    </style:style>
    <style:style style:name="P2630" style:parent-style-name="Standard" style:family="paragraph">
      <style:paragraph-properties fo:margin-bottom="0in"/>
      <style:text-properties fo:color="#00000A" fo:font-size="10pt" style:font-size-asian="10pt" style:font-size-complex="10pt" style:language-asian="it" style:country-asian="IT"/>
    </style:style>
    <style:style style:name="TableRow2631" style:family="table-row">
      <style:table-row-properties style:min-row-height="0.2083in" style:use-optimal-row-height="false"/>
    </style:style>
    <style:style style:name="TableCell2632" style:family="table-cell">
      <style:table-cell-properties fo:border="none" style:writing-mode="lr-tb" style:vertical-align="bottom" fo:padding-top="0in" fo:padding-left="0.0486in" fo:padding-bottom="0in" fo:padding-right="0.0486in"/>
    </style:style>
    <style:style style:name="P263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634" style:family="table-cell">
      <style:table-cell-properties fo:border="none" style:writing-mode="lr-tb" style:vertical-align="bottom" fo:padding-top="0in" fo:padding-left="0.0486in" fo:padding-bottom="0in" fo:padding-right="0.0486in"/>
    </style:style>
    <style:style style:name="P26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636" style:family="table-cell">
      <style:table-cell-properties fo:border="none" style:writing-mode="lr-tb" style:vertical-align="bottom" fo:padding-top="0in" fo:padding-left="0.0486in" fo:padding-bottom="0in" fo:padding-right="0.0486in"/>
    </style:style>
    <style:style style:name="P26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638" style:family="table-row">
      <style:table-row-properties style:row-height="0.0159in" style:use-optimal-row-height="false"/>
    </style:style>
    <style:style style:name="TableCell2639" style:family="table-cell">
      <style:table-cell-properties fo:border="none" style:writing-mode="lr-tb" style:vertical-align="bottom" fo:padding-top="0in" fo:padding-left="0.0486in" fo:padding-bottom="0in" fo:padding-right="0.0486in"/>
    </style:style>
    <style:style style:name="P26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641" style:family="table-cell">
      <style:table-cell-properties fo:border="none" style:writing-mode="lr-tb" style:vertical-align="bottom" fo:padding-top="0in" fo:padding-left="0.0486in" fo:padding-bottom="0in" fo:padding-right="0.0486in"/>
    </style:style>
    <style:style style:name="P2642" style:parent-style-name="Standard" style:family="paragraph">
      <style:paragraph-properties fo:margin-bottom="0in"/>
      <style:text-properties fo:color="#00000A" fo:font-size="10pt" style:font-size-asian="10pt" style:font-size-complex="10pt" style:language-asian="it" style:country-asian="IT"/>
    </style:style>
    <style:style style:name="TableCell2643" style:family="table-cell">
      <style:table-cell-properties fo:border="none" style:writing-mode="lr-tb" style:vertical-align="bottom" fo:padding-top="0in" fo:padding-left="0.0486in" fo:padding-bottom="0in" fo:padding-right="0.0486in"/>
    </style:style>
    <style:style style:name="P2644" style:parent-style-name="Standard" style:family="paragraph">
      <style:paragraph-properties fo:margin-bottom="0in"/>
      <style:text-properties fo:color="#00000A" fo:font-size="10pt" style:font-size-asian="10pt" style:font-size-complex="10pt" style:language-asian="it" style:country-asian="IT"/>
    </style:style>
    <style:style style:name="TableRow2645" style:family="table-row">
      <style:table-row-properties style:row-height="0.0159in" style:use-optimal-row-height="false"/>
    </style:style>
    <style:style style:name="TableCell2646" style:family="table-cell">
      <style:table-cell-properties fo:border="none" style:writing-mode="lr-tb" style:vertical-align="bottom" fo:padding-top="0in" fo:padding-left="0.0486in" fo:padding-bottom="0in" fo:padding-right="0.0486in"/>
    </style:style>
    <style:style style:name="P2647" style:parent-style-name="Standard" style:family="paragraph">
      <style:paragraph-properties fo:margin-bottom="0in"/>
      <style:text-properties fo:color="#00000A" fo:font-size="10pt" style:font-size-asian="10pt" style:font-size-complex="10pt" style:language-asian="it" style:country-asian="IT"/>
    </style:style>
    <style:style style:name="TableCell2648" style:family="table-cell">
      <style:table-cell-properties fo:border="none" style:writing-mode="lr-tb" style:vertical-align="bottom" fo:padding-top="0in" fo:padding-left="0.0486in" fo:padding-bottom="0in" fo:padding-right="0.0486in"/>
    </style:style>
    <style:style style:name="P2649" style:parent-style-name="Standard" style:family="paragraph">
      <style:paragraph-properties fo:margin-bottom="0in"/>
      <style:text-properties fo:color="#00000A" fo:font-size="10pt" style:font-size-asian="10pt" style:font-size-complex="10pt" style:language-asian="it" style:country-asian="IT"/>
    </style:style>
    <style:style style:name="TableCell2650" style:family="table-cell">
      <style:table-cell-properties fo:border="none" style:writing-mode="lr-tb" style:vertical-align="bottom" fo:padding-top="0in" fo:padding-left="0.0486in" fo:padding-bottom="0in" fo:padding-right="0.0486in"/>
    </style:style>
    <style:style style:name="P2651" style:parent-style-name="Standard" style:family="paragraph">
      <style:paragraph-properties fo:margin-bottom="0in"/>
      <style:text-properties fo:color="#00000A" fo:font-size="10pt" style:font-size-asian="10pt" style:font-size-complex="10pt" style:language-asian="it" style:country-asian="IT"/>
    </style:style>
    <style:style style:name="TableRow2652" style:family="table-row">
      <style:table-row-properties style:row-height="0.0159in" style:use-optimal-row-height="false"/>
    </style:style>
    <style:style style:name="TableCell2653" style:family="table-cell">
      <style:table-cell-properties fo:border="none" style:writing-mode="lr-tb" style:vertical-align="bottom" fo:padding-top="0in" fo:padding-left="0.0486in" fo:padding-bottom="0in" fo:padding-right="0.0486in"/>
    </style:style>
    <style:style style:name="P2654" style:parent-style-name="Standard" style:family="paragraph">
      <style:paragraph-properties fo:margin-bottom="0in"/>
      <style:text-properties fo:color="#00000A" fo:font-size="10pt" style:font-size-asian="10pt" style:font-size-complex="10pt" style:language-asian="it" style:country-asian="IT"/>
    </style:style>
    <style:style style:name="TableCell2655" style:family="table-cell">
      <style:table-cell-properties fo:border="none" style:writing-mode="lr-tb" style:vertical-align="bottom" fo:padding-top="0in" fo:padding-left="0.0486in" fo:padding-bottom="0in" fo:padding-right="0.0486in"/>
    </style:style>
    <style:style style:name="P2656" style:parent-style-name="Standard" style:family="paragraph">
      <style:paragraph-properties fo:margin-bottom="0in"/>
      <style:text-properties fo:color="#00000A" fo:font-size="10pt" style:font-size-asian="10pt" style:font-size-complex="10pt" style:language-asian="it" style:country-asian="IT"/>
    </style:style>
    <style:style style:name="TableCell2657" style:family="table-cell">
      <style:table-cell-properties fo:border="none" style:writing-mode="lr-tb" style:vertical-align="bottom" fo:padding-top="0in" fo:padding-left="0.0486in" fo:padding-bottom="0in" fo:padding-right="0.0486in"/>
    </style:style>
    <style:style style:name="P2658" style:parent-style-name="Standard" style:family="paragraph">
      <style:paragraph-properties fo:margin-bottom="0in"/>
      <style:text-properties fo:color="#00000A" fo:font-size="10pt" style:font-size-asian="10pt" style:font-size-complex="10pt" style:language-asian="it" style:country-asian="IT"/>
    </style:style>
    <style:style style:name="TableRow2659" style:family="table-row">
      <style:table-row-properties style:row-height="0.0159in" style:use-optimal-row-height="false"/>
    </style:style>
    <style:style style:name="TableCell2660" style:family="table-cell">
      <style:table-cell-properties fo:border="none" style:writing-mode="lr-tb" style:vertical-align="bottom" fo:padding-top="0in" fo:padding-left="0.0486in" fo:padding-bottom="0in" fo:padding-right="0.0486in"/>
    </style:style>
    <style:style style:name="P2661" style:parent-style-name="Standard" style:family="paragraph">
      <style:paragraph-properties fo:margin-bottom="0in"/>
      <style:text-properties fo:color="#00000A" fo:font-size="10pt" style:font-size-asian="10pt" style:font-size-complex="10pt" style:language-asian="it" style:country-asian="IT"/>
    </style:style>
    <style:style style:name="TableCell2662" style:family="table-cell">
      <style:table-cell-properties fo:border="none" style:writing-mode="lr-tb" style:vertical-align="bottom" fo:padding-top="0in" fo:padding-left="0.0486in" fo:padding-bottom="0in" fo:padding-right="0.0486in"/>
    </style:style>
    <style:style style:name="P2663" style:parent-style-name="Standard" style:family="paragraph">
      <style:paragraph-properties fo:margin-bottom="0in"/>
      <style:text-properties fo:color="#00000A" fo:font-size="10pt" style:font-size-asian="10pt" style:font-size-complex="10pt" style:language-asian="it" style:country-asian="IT"/>
    </style:style>
    <style:style style:name="TableCell2664" style:family="table-cell">
      <style:table-cell-properties fo:border="none" style:writing-mode="lr-tb" style:vertical-align="bottom" fo:padding-top="0in" fo:padding-left="0.0486in" fo:padding-bottom="0in" fo:padding-right="0.0486in"/>
    </style:style>
    <style:style style:name="P2665" style:parent-style-name="Standard" style:family="paragraph">
      <style:paragraph-properties fo:margin-bottom="0in"/>
      <style:text-properties fo:color="#00000A" fo:font-size="10pt" style:font-size-asian="10pt" style:font-size-complex="10pt" style:language-asian="it" style:country-asian="IT"/>
    </style:style>
    <style:style style:name="TableRow2666" style:family="table-row">
      <style:table-row-properties style:row-height="0.0159in" style:use-optimal-row-height="false"/>
    </style:style>
    <style:style style:name="TableCell2667" style:family="table-cell">
      <style:table-cell-properties fo:border="none" style:writing-mode="lr-tb" style:vertical-align="bottom" fo:padding-top="0in" fo:padding-left="0.0486in" fo:padding-bottom="0in" fo:padding-right="0.0486in"/>
    </style:style>
    <style:style style:name="P2668" style:parent-style-name="Standard" style:family="paragraph">
      <style:paragraph-properties fo:margin-bottom="0in"/>
      <style:text-properties fo:color="#00000A" fo:font-size="10pt" style:font-size-asian="10pt" style:font-size-complex="10pt" style:language-asian="it" style:country-asian="IT"/>
    </style:style>
    <style:style style:name="TableCell2669" style:family="table-cell">
      <style:table-cell-properties fo:border="none" style:writing-mode="lr-tb" style:vertical-align="bottom" fo:padding-top="0in" fo:padding-left="0.0486in" fo:padding-bottom="0in" fo:padding-right="0.0486in"/>
    </style:style>
    <style:style style:name="P2670" style:parent-style-name="Standard" style:family="paragraph">
      <style:paragraph-properties fo:margin-bottom="0in"/>
      <style:text-properties fo:color="#00000A" fo:font-size="10pt" style:font-size-asian="10pt" style:font-size-complex="10pt" style:language-asian="it" style:country-asian="IT"/>
    </style:style>
    <style:style style:name="TableCell2671" style:family="table-cell">
      <style:table-cell-properties fo:border="none" style:writing-mode="lr-tb" style:vertical-align="bottom" fo:padding-top="0in" fo:padding-left="0.0486in" fo:padding-bottom="0in" fo:padding-right="0.0486in"/>
    </style:style>
    <style:style style:name="P2672" style:parent-style-name="Standard" style:family="paragraph">
      <style:paragraph-properties fo:margin-bottom="0in"/>
      <style:text-properties fo:color="#00000A" fo:font-size="10pt" style:font-size-asian="10pt" style:font-size-complex="10pt" style:language-asian="it" style:country-asian="IT"/>
    </style:style>
    <style:style style:name="TableRow2673" style:family="table-row">
      <style:table-row-properties style:row-height="0.0159in" style:use-optimal-row-height="false"/>
    </style:style>
    <style:style style:name="TableCell2674" style:family="table-cell">
      <style:table-cell-properties fo:border="none" style:writing-mode="lr-tb" style:vertical-align="bottom" fo:padding-top="0in" fo:padding-left="0.0486in" fo:padding-bottom="0in" fo:padding-right="0.0486in"/>
    </style:style>
    <style:style style:name="P2675" style:parent-style-name="Standard" style:family="paragraph">
      <style:paragraph-properties fo:margin-bottom="0in"/>
      <style:text-properties fo:color="#00000A" fo:font-size="10pt" style:font-size-asian="10pt" style:font-size-complex="10pt" style:language-asian="it" style:country-asian="IT"/>
    </style:style>
    <style:style style:name="TableCell2676" style:family="table-cell">
      <style:table-cell-properties fo:border="none" style:writing-mode="lr-tb" style:vertical-align="bottom" fo:padding-top="0in" fo:padding-left="0.0486in" fo:padding-bottom="0in" fo:padding-right="0.0486in"/>
    </style:style>
    <style:style style:name="P2677" style:parent-style-name="Standard" style:family="paragraph">
      <style:paragraph-properties fo:margin-bottom="0in"/>
      <style:text-properties fo:color="#00000A" fo:font-size="10pt" style:font-size-asian="10pt" style:font-size-complex="10pt" style:language-asian="it" style:country-asian="IT"/>
    </style:style>
    <style:style style:name="TableCell2678" style:family="table-cell">
      <style:table-cell-properties fo:border="none" style:writing-mode="lr-tb" style:vertical-align="bottom" fo:padding-top="0in" fo:padding-left="0.0486in" fo:padding-bottom="0in" fo:padding-right="0.0486in"/>
    </style:style>
    <style:style style:name="P2679" style:parent-style-name="Standard" style:family="paragraph">
      <style:paragraph-properties fo:margin-bottom="0in"/>
      <style:text-properties fo:color="#00000A" fo:font-size="10pt" style:font-size-asian="10pt" style:font-size-complex="10pt" style:language-asian="it" style:country-asian="IT"/>
    </style:style>
    <style:style style:name="TableRow2680" style:family="table-row">
      <style:table-row-properties style:row-height="0.0159in" style:use-optimal-row-height="false"/>
    </style:style>
    <style:style style:name="TableCell2681" style:family="table-cell">
      <style:table-cell-properties fo:border="none" style:writing-mode="lr-tb" style:vertical-align="bottom" fo:padding-top="0in" fo:padding-left="0.0486in" fo:padding-bottom="0in" fo:padding-right="0.0486in"/>
    </style:style>
    <style:style style:name="P2682" style:parent-style-name="Standard" style:family="paragraph">
      <style:paragraph-properties fo:margin-bottom="0in"/>
      <style:text-properties fo:color="#00000A" fo:font-size="10pt" style:font-size-asian="10pt" style:font-size-complex="10pt" style:language-asian="it" style:country-asian="IT"/>
    </style:style>
    <style:style style:name="TableCell2683" style:family="table-cell">
      <style:table-cell-properties fo:border="none" style:writing-mode="lr-tb" style:vertical-align="bottom" fo:padding-top="0in" fo:padding-left="0.0486in" fo:padding-bottom="0in" fo:padding-right="0.0486in"/>
    </style:style>
    <style:style style:name="P2684" style:parent-style-name="Standard" style:family="paragraph">
      <style:paragraph-properties fo:margin-bottom="0in"/>
      <style:text-properties fo:color="#00000A" fo:font-size="10pt" style:font-size-asian="10pt" style:font-size-complex="10pt" style:language-asian="it" style:country-asian="IT"/>
    </style:style>
    <style:style style:name="TableCell2685" style:family="table-cell">
      <style:table-cell-properties fo:border="none" style:writing-mode="lr-tb" style:vertical-align="bottom" fo:padding-top="0in" fo:padding-left="0.0486in" fo:padding-bottom="0in" fo:padding-right="0.0486in"/>
    </style:style>
    <style:style style:name="P2686" style:parent-style-name="Standard" style:family="paragraph">
      <style:paragraph-properties fo:margin-bottom="0in"/>
      <style:text-properties fo:color="#00000A" fo:font-size="10pt" style:font-size-asian="10pt" style:font-size-complex="10pt" style:language-asian="it" style:country-asian="IT"/>
    </style:style>
    <style:style style:name="TableRow2687" style:family="table-row">
      <style:table-row-properties style:row-height="0.0159in" style:use-optimal-row-height="false"/>
    </style:style>
    <style:style style:name="TableCell2688" style:family="table-cell">
      <style:table-cell-properties fo:border="none" style:writing-mode="lr-tb" style:vertical-align="bottom" fo:padding-top="0in" fo:padding-left="0.0486in" fo:padding-bottom="0in" fo:padding-right="0.0486in"/>
    </style:style>
    <style:style style:name="P2689" style:parent-style-name="Standard" style:family="paragraph">
      <style:paragraph-properties fo:margin-bottom="0in"/>
      <style:text-properties fo:color="#00000A" fo:font-size="10pt" style:font-size-asian="10pt" style:font-size-complex="10pt" style:language-asian="it" style:country-asian="IT"/>
    </style:style>
    <style:style style:name="TableCell2690" style:family="table-cell">
      <style:table-cell-properties fo:border="none" style:writing-mode="lr-tb" style:vertical-align="bottom" fo:padding-top="0in" fo:padding-left="0.0486in" fo:padding-bottom="0in" fo:padding-right="0.0486in"/>
    </style:style>
    <style:style style:name="P2691" style:parent-style-name="Standard" style:family="paragraph">
      <style:paragraph-properties fo:margin-bottom="0in"/>
      <style:text-properties fo:color="#00000A" fo:font-size="10pt" style:font-size-asian="10pt" style:font-size-complex="10pt" style:language-asian="it" style:country-asian="IT"/>
    </style:style>
    <style:style style:name="TableCell2692" style:family="table-cell">
      <style:table-cell-properties fo:border="none" style:writing-mode="lr-tb" style:vertical-align="bottom" fo:padding-top="0in" fo:padding-left="0.0486in" fo:padding-bottom="0in" fo:padding-right="0.0486in"/>
    </style:style>
    <style:style style:name="P2693" style:parent-style-name="Standard" style:family="paragraph">
      <style:paragraph-properties fo:margin-bottom="0in"/>
      <style:text-properties fo:color="#00000A" fo:font-size="10pt" style:font-size-asian="10pt" style:font-size-complex="10pt" style:language-asian="it" style:country-asian="IT"/>
    </style:style>
    <style:style style:name="TableRow2694" style:family="table-row">
      <style:table-row-properties style:row-height="0.0159in" style:use-optimal-row-height="false"/>
    </style:style>
    <style:style style:name="TableCell2695" style:family="table-cell">
      <style:table-cell-properties fo:border="none" style:writing-mode="lr-tb" style:vertical-align="bottom" fo:padding-top="0in" fo:padding-left="0.0486in" fo:padding-bottom="0in" fo:padding-right="0.0486in"/>
    </style:style>
    <style:style style:name="P2696" style:parent-style-name="Standard" style:family="paragraph">
      <style:paragraph-properties fo:margin-bottom="0in"/>
      <style:text-properties fo:color="#00000A" fo:font-size="10pt" style:font-size-asian="10pt" style:font-size-complex="10pt" style:language-asian="it" style:country-asian="IT"/>
    </style:style>
    <style:style style:name="TableCell2697" style:family="table-cell">
      <style:table-cell-properties fo:border="none" style:writing-mode="lr-tb" style:vertical-align="bottom" fo:padding-top="0in" fo:padding-left="0.0486in" fo:padding-bottom="0in" fo:padding-right="0.0486in"/>
    </style:style>
    <style:style style:name="P2698" style:parent-style-name="Standard" style:family="paragraph">
      <style:paragraph-properties fo:margin-bottom="0in"/>
      <style:text-properties fo:color="#00000A" fo:font-size="10pt" style:font-size-asian="10pt" style:font-size-complex="10pt" style:language-asian="it" style:country-asian="IT"/>
    </style:style>
    <style:style style:name="TableCell2699" style:family="table-cell">
      <style:table-cell-properties fo:border="none" style:writing-mode="lr-tb" style:vertical-align="bottom" fo:padding-top="0in" fo:padding-left="0.0486in" fo:padding-bottom="0in" fo:padding-right="0.0486in"/>
    </style:style>
    <style:style style:name="P2700" style:parent-style-name="Standard" style:family="paragraph">
      <style:paragraph-properties fo:margin-bottom="0in"/>
      <style:text-properties fo:color="#00000A" fo:font-size="10pt" style:font-size-asian="10pt" style:font-size-complex="10pt" style:language-asian="it" style:country-asian="IT"/>
    </style:style>
    <style:style style:name="TableRow2701" style:family="table-row">
      <style:table-row-properties style:row-height="0.0159in" style:use-optimal-row-height="false"/>
    </style:style>
    <style:style style:name="TableCell2702" style:family="table-cell">
      <style:table-cell-properties fo:border="none" style:writing-mode="lr-tb" style:vertical-align="bottom" fo:padding-top="0in" fo:padding-left="0.0486in" fo:padding-bottom="0in" fo:padding-right="0.0486in"/>
    </style:style>
    <style:style style:name="P2703" style:parent-style-name="Standard" style:family="paragraph">
      <style:paragraph-properties fo:margin-bottom="0in"/>
      <style:text-properties fo:color="#00000A" fo:font-size="10pt" style:font-size-asian="10pt" style:font-size-complex="10pt" style:language-asian="it" style:country-asian="IT"/>
    </style:style>
    <style:style style:name="TableCell2704" style:family="table-cell">
      <style:table-cell-properties fo:border="none" style:writing-mode="lr-tb" style:vertical-align="bottom" fo:padding-top="0in" fo:padding-left="0.0486in" fo:padding-bottom="0in" fo:padding-right="0.0486in"/>
    </style:style>
    <style:style style:name="P2705" style:parent-style-name="Standard" style:family="paragraph">
      <style:paragraph-properties fo:margin-bottom="0in"/>
      <style:text-properties fo:color="#00000A" fo:font-size="10pt" style:font-size-asian="10pt" style:font-size-complex="10pt" style:language-asian="it" style:country-asian="IT"/>
    </style:style>
    <style:style style:name="TableCell2706" style:family="table-cell">
      <style:table-cell-properties fo:border="none" style:writing-mode="lr-tb" style:vertical-align="bottom" fo:padding-top="0in" fo:padding-left="0.0486in" fo:padding-bottom="0in" fo:padding-right="0.0486in"/>
    </style:style>
    <style:style style:name="P2707" style:parent-style-name="Standard" style:family="paragraph">
      <style:paragraph-properties fo:margin-bottom="0in"/>
      <style:text-properties fo:color="#00000A" fo:font-size="10pt" style:font-size-asian="10pt" style:font-size-complex="10pt" style:language-asian="it" style:country-asian="IT"/>
    </style:style>
    <style:style style:name="TableRow2708" style:family="table-row">
      <style:table-row-properties style:min-row-height="0.2083in" style:use-optimal-row-height="false"/>
    </style:style>
    <style:style style:name="TableCell2709" style:family="table-cell">
      <style:table-cell-properties fo:border="none" style:writing-mode="lr-tb" style:vertical-align="bottom" fo:padding-top="0in" fo:padding-left="0.0486in" fo:padding-bottom="0in" fo:padding-right="0.0486in"/>
    </style:style>
    <style:style style:name="P271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711" style:family="table-cell">
      <style:table-cell-properties fo:border="none" style:writing-mode="lr-tb" style:vertical-align="bottom" fo:padding-top="0in" fo:padding-left="0.0486in" fo:padding-bottom="0in" fo:padding-right="0.0486in"/>
    </style:style>
    <style:style style:name="P27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713" style:family="table-cell">
      <style:table-cell-properties fo:border="none" style:writing-mode="lr-tb" style:vertical-align="bottom" fo:padding-top="0in" fo:padding-left="0.0486in" fo:padding-bottom="0in" fo:padding-right="0.0486in"/>
    </style:style>
    <style:style style:name="P2714" style:parent-style-name="Standard" style:family="paragraph">
      <style:paragraph-properties fo:margin-bottom="0in"/>
      <style:text-properties fo:color="#00000A" fo:font-size="10pt" style:font-size-asian="10pt" style:font-size-complex="10pt" style:language-asian="it" style:country-asian="IT"/>
    </style:style>
    <style:style style:name="TableRow2715" style:family="table-row">
      <style:table-row-properties style:min-row-height="0.2083in" style:use-optimal-row-height="false"/>
    </style:style>
    <style:style style:name="TableCell2716" style:family="table-cell">
      <style:table-cell-properties fo:border="none" style:writing-mode="lr-tb" style:vertical-align="bottom" fo:padding-top="0in" fo:padding-left="0.0486in" fo:padding-bottom="0in" fo:padding-right="0.0486in"/>
    </style:style>
    <style:style style:name="P271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718" style:family="table-cell">
      <style:table-cell-properties fo:border="none" style:writing-mode="lr-tb" style:vertical-align="bottom" fo:padding-top="0in" fo:padding-left="0.0486in" fo:padding-bottom="0in" fo:padding-right="0.0486in"/>
    </style:style>
    <style:style style:name="P27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720" style:family="table-cell">
      <style:table-cell-properties fo:border="none" style:writing-mode="lr-tb" style:vertical-align="bottom" fo:padding-top="0in" fo:padding-left="0.0486in" fo:padding-bottom="0in" fo:padding-right="0.0486in"/>
    </style:style>
    <style:style style:name="P27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722" style:family="table-row">
      <style:table-row-properties style:row-height="0.0159in" style:use-optimal-row-height="false"/>
    </style:style>
    <style:style style:name="TableCell2723" style:family="table-cell">
      <style:table-cell-properties fo:border="none" style:writing-mode="lr-tb" style:vertical-align="bottom" fo:padding-top="0in" fo:padding-left="0.0486in" fo:padding-bottom="0in" fo:padding-right="0.0486in"/>
    </style:style>
    <style:style style:name="P27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725" style:family="table-cell">
      <style:table-cell-properties fo:border="none" style:writing-mode="lr-tb" style:vertical-align="bottom" fo:padding-top="0in" fo:padding-left="0.0486in" fo:padding-bottom="0in" fo:padding-right="0.0486in"/>
    </style:style>
    <style:style style:name="P2726" style:parent-style-name="Standard" style:family="paragraph">
      <style:paragraph-properties fo:margin-bottom="0in"/>
      <style:text-properties fo:color="#00000A" fo:font-size="10pt" style:font-size-asian="10pt" style:font-size-complex="10pt" style:language-asian="it" style:country-asian="IT"/>
    </style:style>
    <style:style style:name="TableCell2727" style:family="table-cell">
      <style:table-cell-properties fo:border="none" style:writing-mode="lr-tb" style:vertical-align="bottom" fo:padding-top="0in" fo:padding-left="0.0486in" fo:padding-bottom="0in" fo:padding-right="0.0486in"/>
    </style:style>
    <style:style style:name="P2728" style:parent-style-name="Standard" style:family="paragraph">
      <style:paragraph-properties fo:margin-bottom="0in"/>
      <style:text-properties fo:color="#00000A" fo:font-size="10pt" style:font-size-asian="10pt" style:font-size-complex="10pt" style:language-asian="it" style:country-asian="IT"/>
    </style:style>
    <style:style style:name="TableRow2729" style:family="table-row">
      <style:table-row-properties style:row-height="0.0159in" style:use-optimal-row-height="false"/>
    </style:style>
    <style:style style:name="TableCell2730" style:family="table-cell">
      <style:table-cell-properties fo:border="none" style:writing-mode="lr-tb" style:vertical-align="bottom" fo:padding-top="0in" fo:padding-left="0.0486in" fo:padding-bottom="0in" fo:padding-right="0.0486in"/>
    </style:style>
    <style:style style:name="P2731" style:parent-style-name="Standard" style:family="paragraph">
      <style:paragraph-properties fo:margin-bottom="0in"/>
      <style:text-properties fo:color="#00000A" fo:font-size="10pt" style:font-size-asian="10pt" style:font-size-complex="10pt" style:language-asian="it" style:country-asian="IT"/>
    </style:style>
    <style:style style:name="TableCell2732" style:family="table-cell">
      <style:table-cell-properties fo:border="none" style:writing-mode="lr-tb" style:vertical-align="bottom" fo:padding-top="0in" fo:padding-left="0.0486in" fo:padding-bottom="0in" fo:padding-right="0.0486in"/>
    </style:style>
    <style:style style:name="P2733" style:parent-style-name="Standard" style:family="paragraph">
      <style:paragraph-properties fo:margin-bottom="0in"/>
      <style:text-properties fo:color="#00000A" fo:font-size="10pt" style:font-size-asian="10pt" style:font-size-complex="10pt" style:language-asian="it" style:country-asian="IT"/>
    </style:style>
    <style:style style:name="TableCell2734" style:family="table-cell">
      <style:table-cell-properties fo:border="none" style:writing-mode="lr-tb" style:vertical-align="bottom" fo:padding-top="0in" fo:padding-left="0.0486in" fo:padding-bottom="0in" fo:padding-right="0.0486in"/>
    </style:style>
    <style:style style:name="P2735" style:parent-style-name="Standard" style:family="paragraph">
      <style:paragraph-properties fo:margin-bottom="0in"/>
      <style:text-properties fo:color="#00000A" fo:font-size="10pt" style:font-size-asian="10pt" style:font-size-complex="10pt" style:language-asian="it" style:country-asian="IT"/>
    </style:style>
    <style:style style:name="TableRow2736" style:family="table-row">
      <style:table-row-properties style:row-height="0.0159in" style:use-optimal-row-height="false"/>
    </style:style>
    <style:style style:name="TableCell2737" style:family="table-cell">
      <style:table-cell-properties fo:border="none" style:writing-mode="lr-tb" style:vertical-align="bottom" fo:padding-top="0in" fo:padding-left="0.0486in" fo:padding-bottom="0in" fo:padding-right="0.0486in"/>
    </style:style>
    <style:style style:name="P2738" style:parent-style-name="Standard" style:family="paragraph">
      <style:paragraph-properties fo:margin-bottom="0in"/>
      <style:text-properties fo:color="#00000A" fo:font-size="10pt" style:font-size-asian="10pt" style:font-size-complex="10pt" style:language-asian="it" style:country-asian="IT"/>
    </style:style>
    <style:style style:name="TableCell2739" style:family="table-cell">
      <style:table-cell-properties fo:border="none" style:writing-mode="lr-tb" style:vertical-align="bottom" fo:padding-top="0in" fo:padding-left="0.0486in" fo:padding-bottom="0in" fo:padding-right="0.0486in"/>
    </style:style>
    <style:style style:name="P2740" style:parent-style-name="Standard" style:family="paragraph">
      <style:paragraph-properties fo:margin-bottom="0in"/>
      <style:text-properties fo:color="#00000A" fo:font-size="10pt" style:font-size-asian="10pt" style:font-size-complex="10pt" style:language-asian="it" style:country-asian="IT"/>
    </style:style>
    <style:style style:name="TableCell2741" style:family="table-cell">
      <style:table-cell-properties fo:border="none" style:writing-mode="lr-tb" style:vertical-align="bottom" fo:padding-top="0in" fo:padding-left="0.0486in" fo:padding-bottom="0in" fo:padding-right="0.0486in"/>
    </style:style>
    <style:style style:name="P2742" style:parent-style-name="Standard" style:family="paragraph">
      <style:paragraph-properties fo:margin-bottom="0in"/>
      <style:text-properties fo:color="#00000A" fo:font-size="10pt" style:font-size-asian="10pt" style:font-size-complex="10pt" style:language-asian="it" style:country-asian="IT"/>
    </style:style>
    <style:style style:name="TableRow2743" style:family="table-row">
      <style:table-row-properties style:min-row-height="0.2083in" style:use-optimal-row-height="false"/>
    </style:style>
    <style:style style:name="TableCell2744" style:family="table-cell">
      <style:table-cell-properties fo:border="none" style:writing-mode="lr-tb" style:vertical-align="bottom" fo:padding-top="0in" fo:padding-left="0.0486in" fo:padding-bottom="0in" fo:padding-right="0.0486in"/>
    </style:style>
    <style:style style:name="P274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746" style:family="table-cell">
      <style:table-cell-properties fo:border="none" style:writing-mode="lr-tb" style:vertical-align="bottom" fo:padding-top="0in" fo:padding-left="0.0486in" fo:padding-bottom="0in" fo:padding-right="0.0486in"/>
    </style:style>
    <style:style style:name="P274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748" style:family="table-row">
      <style:table-row-properties style:row-height="0.0159in" style:use-optimal-row-height="false"/>
    </style:style>
    <style:style style:name="TableCell2749" style:family="table-cell">
      <style:table-cell-properties fo:border="none" style:writing-mode="lr-tb" style:vertical-align="bottom" fo:padding-top="0in" fo:padding-left="0.0486in" fo:padding-bottom="0in" fo:padding-right="0.0486in"/>
    </style:style>
    <style:style style:name="P27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751" style:family="table-cell">
      <style:table-cell-properties fo:border="none" style:writing-mode="lr-tb" style:vertical-align="bottom" fo:padding-top="0in" fo:padding-left="0.0486in" fo:padding-bottom="0in" fo:padding-right="0.0486in"/>
    </style:style>
    <style:style style:name="P2752" style:parent-style-name="Standard" style:family="paragraph">
      <style:paragraph-properties fo:margin-bottom="0in"/>
      <style:text-properties fo:color="#00000A" fo:font-size="10pt" style:font-size-asian="10pt" style:font-size-complex="10pt" style:language-asian="it" style:country-asian="IT"/>
    </style:style>
    <style:style style:name="TableCell2753" style:family="table-cell">
      <style:table-cell-properties fo:border="none" style:writing-mode="lr-tb" style:vertical-align="bottom" fo:padding-top="0in" fo:padding-left="0.0486in" fo:padding-bottom="0in" fo:padding-right="0.0486in"/>
    </style:style>
    <style:style style:name="P2754" style:parent-style-name="Standard" style:family="paragraph">
      <style:paragraph-properties fo:margin-bottom="0in"/>
      <style:text-properties fo:color="#00000A" fo:font-size="10pt" style:font-size-asian="10pt" style:font-size-complex="10pt" style:language-asian="it" style:country-asian="IT"/>
    </style:style>
    <style:style style:name="TableRow2755" style:family="table-row">
      <style:table-row-properties style:row-height="0.0159in" style:use-optimal-row-height="false"/>
    </style:style>
    <style:style style:name="TableCell2756" style:family="table-cell">
      <style:table-cell-properties fo:border="none" style:writing-mode="lr-tb" style:vertical-align="bottom" fo:padding-top="0in" fo:padding-left="0.0486in" fo:padding-bottom="0in" fo:padding-right="0.0486in"/>
    </style:style>
    <style:style style:name="P2757" style:parent-style-name="Standard" style:family="paragraph">
      <style:paragraph-properties fo:margin-bottom="0in"/>
      <style:text-properties fo:color="#00000A" fo:font-size="10pt" style:font-size-asian="10pt" style:font-size-complex="10pt" style:language-asian="it" style:country-asian="IT"/>
    </style:style>
    <style:style style:name="TableCell2758" style:family="table-cell">
      <style:table-cell-properties fo:border="none" style:writing-mode="lr-tb" style:vertical-align="bottom" fo:padding-top="0in" fo:padding-left="0.0486in" fo:padding-bottom="0in" fo:padding-right="0.0486in"/>
    </style:style>
    <style:style style:name="P2759" style:parent-style-name="Standard" style:family="paragraph">
      <style:paragraph-properties fo:margin-bottom="0in"/>
      <style:text-properties fo:color="#00000A" fo:font-size="10pt" style:font-size-asian="10pt" style:font-size-complex="10pt" style:language-asian="it" style:country-asian="IT"/>
    </style:style>
    <style:style style:name="TableCell2760" style:family="table-cell">
      <style:table-cell-properties fo:border="none" style:writing-mode="lr-tb" style:vertical-align="bottom" fo:padding-top="0in" fo:padding-left="0.0486in" fo:padding-bottom="0in" fo:padding-right="0.0486in"/>
    </style:style>
    <style:style style:name="P2761" style:parent-style-name="Standard" style:family="paragraph">
      <style:paragraph-properties fo:margin-bottom="0in"/>
      <style:text-properties fo:color="#00000A" fo:font-size="10pt" style:font-size-asian="10pt" style:font-size-complex="10pt" style:language-asian="it" style:country-asian="IT"/>
    </style:style>
    <style:style style:name="TableRow2762" style:family="table-row">
      <style:table-row-properties style:row-height="0.0159in" style:use-optimal-row-height="false"/>
    </style:style>
    <style:style style:name="TableCell2763" style:family="table-cell">
      <style:table-cell-properties fo:border="none" style:writing-mode="lr-tb" style:vertical-align="bottom" fo:padding-top="0in" fo:padding-left="0.0486in" fo:padding-bottom="0in" fo:padding-right="0.0486in"/>
    </style:style>
    <style:style style:name="P2764" style:parent-style-name="Standard" style:family="paragraph">
      <style:paragraph-properties fo:margin-bottom="0in"/>
      <style:text-properties fo:color="#00000A" fo:font-size="10pt" style:font-size-asian="10pt" style:font-size-complex="10pt" style:language-asian="it" style:country-asian="IT"/>
    </style:style>
    <style:style style:name="TableCell2765" style:family="table-cell">
      <style:table-cell-properties fo:border="none" style:writing-mode="lr-tb" style:vertical-align="bottom" fo:padding-top="0in" fo:padding-left="0.0486in" fo:padding-bottom="0in" fo:padding-right="0.0486in"/>
    </style:style>
    <style:style style:name="P2766" style:parent-style-name="Standard" style:family="paragraph">
      <style:paragraph-properties fo:margin-bottom="0in"/>
      <style:text-properties fo:color="#00000A" fo:font-size="10pt" style:font-size-asian="10pt" style:font-size-complex="10pt" style:language-asian="it" style:country-asian="IT"/>
    </style:style>
    <style:style style:name="TableCell2767" style:family="table-cell">
      <style:table-cell-properties fo:border="none" style:writing-mode="lr-tb" style:vertical-align="bottom" fo:padding-top="0in" fo:padding-left="0.0486in" fo:padding-bottom="0in" fo:padding-right="0.0486in"/>
    </style:style>
    <style:style style:name="P2768" style:parent-style-name="Standard" style:family="paragraph">
      <style:paragraph-properties fo:margin-bottom="0in"/>
      <style:text-properties fo:color="#00000A" fo:font-size="10pt" style:font-size-asian="10pt" style:font-size-complex="10pt" style:language-asian="it" style:country-asian="IT"/>
    </style:style>
    <style:style style:name="TableRow2769" style:family="table-row">
      <style:table-row-properties style:row-height="0.0159in" style:use-optimal-row-height="false"/>
    </style:style>
    <style:style style:name="TableCell2770" style:family="table-cell">
      <style:table-cell-properties fo:border="none" style:writing-mode="lr-tb" style:vertical-align="bottom" fo:padding-top="0in" fo:padding-left="0.0486in" fo:padding-bottom="0in" fo:padding-right="0.0486in"/>
    </style:style>
    <style:style style:name="P2771" style:parent-style-name="Standard" style:family="paragraph">
      <style:paragraph-properties fo:margin-bottom="0in"/>
      <style:text-properties fo:color="#00000A" fo:font-size="10pt" style:font-size-asian="10pt" style:font-size-complex="10pt" style:language-asian="it" style:country-asian="IT"/>
    </style:style>
    <style:style style:name="TableCell2772" style:family="table-cell">
      <style:table-cell-properties fo:border="none" style:writing-mode="lr-tb" style:vertical-align="bottom" fo:padding-top="0in" fo:padding-left="0.0486in" fo:padding-bottom="0in" fo:padding-right="0.0486in"/>
    </style:style>
    <style:style style:name="P2773" style:parent-style-name="Standard" style:family="paragraph">
      <style:paragraph-properties fo:margin-bottom="0in"/>
      <style:text-properties fo:color="#00000A" fo:font-size="10pt" style:font-size-asian="10pt" style:font-size-complex="10pt" style:language-asian="it" style:country-asian="IT"/>
    </style:style>
    <style:style style:name="TableCell2774" style:family="table-cell">
      <style:table-cell-properties fo:border="none" style:writing-mode="lr-tb" style:vertical-align="bottom" fo:padding-top="0in" fo:padding-left="0.0486in" fo:padding-bottom="0in" fo:padding-right="0.0486in"/>
    </style:style>
    <style:style style:name="P2775" style:parent-style-name="Standard" style:family="paragraph">
      <style:paragraph-properties fo:margin-bottom="0in"/>
      <style:text-properties fo:color="#00000A" fo:font-size="10pt" style:font-size-asian="10pt" style:font-size-complex="10pt" style:language-asian="it" style:country-asian="IT"/>
    </style:style>
    <style:style style:name="TableRow2776" style:family="table-row">
      <style:table-row-properties style:row-height="0.0159in" style:use-optimal-row-height="false"/>
    </style:style>
    <style:style style:name="TableCell2777" style:family="table-cell">
      <style:table-cell-properties fo:border="none" style:writing-mode="lr-tb" style:vertical-align="bottom" fo:padding-top="0in" fo:padding-left="0.0486in" fo:padding-bottom="0in" fo:padding-right="0.0486in"/>
    </style:style>
    <style:style style:name="P2778" style:parent-style-name="Standard" style:family="paragraph">
      <style:paragraph-properties fo:margin-bottom="0in"/>
      <style:text-properties fo:color="#00000A" fo:font-size="10pt" style:font-size-asian="10pt" style:font-size-complex="10pt" style:language-asian="it" style:country-asian="IT"/>
    </style:style>
    <style:style style:name="TableCell2779" style:family="table-cell">
      <style:table-cell-properties fo:border="none" style:writing-mode="lr-tb" style:vertical-align="bottom" fo:padding-top="0in" fo:padding-left="0.0486in" fo:padding-bottom="0in" fo:padding-right="0.0486in"/>
    </style:style>
    <style:style style:name="P2780" style:parent-style-name="Standard" style:family="paragraph">
      <style:paragraph-properties fo:margin-bottom="0in"/>
      <style:text-properties fo:color="#00000A" fo:font-size="10pt" style:font-size-asian="10pt" style:font-size-complex="10pt" style:language-asian="it" style:country-asian="IT"/>
    </style:style>
    <style:style style:name="TableCell2781" style:family="table-cell">
      <style:table-cell-properties fo:border="none" style:writing-mode="lr-tb" style:vertical-align="bottom" fo:padding-top="0in" fo:padding-left="0.0486in" fo:padding-bottom="0in" fo:padding-right="0.0486in"/>
    </style:style>
    <style:style style:name="P2782" style:parent-style-name="Standard" style:family="paragraph">
      <style:paragraph-properties fo:margin-bottom="0in"/>
      <style:text-properties fo:color="#00000A" fo:font-size="10pt" style:font-size-asian="10pt" style:font-size-complex="10pt" style:language-asian="it" style:country-asian="IT"/>
    </style:style>
    <style:style style:name="TableRow2783" style:family="table-row">
      <style:table-row-properties style:row-height="0.0159in" style:use-optimal-row-height="false"/>
    </style:style>
    <style:style style:name="TableCell2784" style:family="table-cell">
      <style:table-cell-properties fo:border="none" style:writing-mode="lr-tb" style:vertical-align="bottom" fo:padding-top="0in" fo:padding-left="0.0486in" fo:padding-bottom="0in" fo:padding-right="0.0486in"/>
    </style:style>
    <style:style style:name="P2785" style:parent-style-name="Standard" style:family="paragraph">
      <style:paragraph-properties fo:margin-bottom="0in"/>
      <style:text-properties fo:color="#00000A" fo:font-size="10pt" style:font-size-asian="10pt" style:font-size-complex="10pt" style:language-asian="it" style:country-asian="IT"/>
    </style:style>
    <style:style style:name="TableCell2786" style:family="table-cell">
      <style:table-cell-properties fo:border="none" style:writing-mode="lr-tb" style:vertical-align="bottom" fo:padding-top="0in" fo:padding-left="0.0486in" fo:padding-bottom="0in" fo:padding-right="0.0486in"/>
    </style:style>
    <style:style style:name="P2787" style:parent-style-name="Standard" style:family="paragraph">
      <style:paragraph-properties fo:margin-bottom="0in"/>
      <style:text-properties fo:color="#00000A" fo:font-size="10pt" style:font-size-asian="10pt" style:font-size-complex="10pt" style:language-asian="it" style:country-asian="IT"/>
    </style:style>
    <style:style style:name="TableCell2788" style:family="table-cell">
      <style:table-cell-properties fo:border="none" style:writing-mode="lr-tb" style:vertical-align="bottom" fo:padding-top="0in" fo:padding-left="0.0486in" fo:padding-bottom="0in" fo:padding-right="0.0486in"/>
    </style:style>
    <style:style style:name="P2789" style:parent-style-name="Standard" style:family="paragraph">
      <style:paragraph-properties fo:margin-bottom="0in"/>
      <style:text-properties fo:color="#00000A" fo:font-size="10pt" style:font-size-asian="10pt" style:font-size-complex="10pt" style:language-asian="it" style:country-asian="IT"/>
    </style:style>
    <style:style style:name="TableRow2790" style:family="table-row">
      <style:table-row-properties style:row-height="0.0159in" style:use-optimal-row-height="false"/>
    </style:style>
    <style:style style:name="TableCell2791" style:family="table-cell">
      <style:table-cell-properties fo:border="none" style:writing-mode="lr-tb" style:vertical-align="bottom" fo:padding-top="0in" fo:padding-left="0.0486in" fo:padding-bottom="0in" fo:padding-right="0.0486in"/>
    </style:style>
    <style:style style:name="P2792" style:parent-style-name="Standard" style:family="paragraph">
      <style:paragraph-properties fo:margin-bottom="0in"/>
      <style:text-properties fo:color="#00000A" fo:font-size="10pt" style:font-size-asian="10pt" style:font-size-complex="10pt" style:language-asian="it" style:country-asian="IT"/>
    </style:style>
    <style:style style:name="TableCell2793" style:family="table-cell">
      <style:table-cell-properties fo:border="none" style:writing-mode="lr-tb" style:vertical-align="bottom" fo:padding-top="0in" fo:padding-left="0.0486in" fo:padding-bottom="0in" fo:padding-right="0.0486in"/>
    </style:style>
    <style:style style:name="P2794" style:parent-style-name="Standard" style:family="paragraph">
      <style:paragraph-properties fo:margin-bottom="0in"/>
      <style:text-properties fo:color="#00000A" fo:font-size="10pt" style:font-size-asian="10pt" style:font-size-complex="10pt" style:language-asian="it" style:country-asian="IT"/>
    </style:style>
    <style:style style:name="TableCell2795" style:family="table-cell">
      <style:table-cell-properties fo:border="none" style:writing-mode="lr-tb" style:vertical-align="bottom" fo:padding-top="0in" fo:padding-left="0.0486in" fo:padding-bottom="0in" fo:padding-right="0.0486in"/>
    </style:style>
    <style:style style:name="P2796" style:parent-style-name="Standard" style:family="paragraph">
      <style:paragraph-properties fo:margin-bottom="0in"/>
      <style:text-properties fo:color="#00000A" fo:font-size="10pt" style:font-size-asian="10pt" style:font-size-complex="10pt" style:language-asian="it" style:country-asian="IT"/>
    </style:style>
    <style:style style:name="TableRow2797" style:family="table-row">
      <style:table-row-properties style:row-height="0.0159in" style:use-optimal-row-height="false"/>
    </style:style>
    <style:style style:name="TableCell2798" style:family="table-cell">
      <style:table-cell-properties fo:border="none" style:writing-mode="lr-tb" style:vertical-align="bottom" fo:padding-top="0in" fo:padding-left="0.0486in" fo:padding-bottom="0in" fo:padding-right="0.0486in"/>
    </style:style>
    <style:style style:name="P2799" style:parent-style-name="Standard" style:family="paragraph">
      <style:paragraph-properties fo:margin-bottom="0in"/>
      <style:text-properties fo:color="#00000A" fo:font-size="10pt" style:font-size-asian="10pt" style:font-size-complex="10pt" style:language-asian="it" style:country-asian="IT"/>
    </style:style>
    <style:style style:name="TableCell2800" style:family="table-cell">
      <style:table-cell-properties fo:border="none" style:writing-mode="lr-tb" style:vertical-align="bottom" fo:padding-top="0in" fo:padding-left="0.0486in" fo:padding-bottom="0in" fo:padding-right="0.0486in"/>
    </style:style>
    <style:style style:name="P2801" style:parent-style-name="Standard" style:family="paragraph">
      <style:paragraph-properties fo:margin-bottom="0in"/>
      <style:text-properties fo:color="#00000A" fo:font-size="10pt" style:font-size-asian="10pt" style:font-size-complex="10pt" style:language-asian="it" style:country-asian="IT"/>
    </style:style>
    <style:style style:name="TableCell2802" style:family="table-cell">
      <style:table-cell-properties fo:border="none" style:writing-mode="lr-tb" style:vertical-align="bottom" fo:padding-top="0in" fo:padding-left="0.0486in" fo:padding-bottom="0in" fo:padding-right="0.0486in"/>
    </style:style>
    <style:style style:name="P2803" style:parent-style-name="Standard" style:family="paragraph">
      <style:paragraph-properties fo:margin-bottom="0in"/>
      <style:text-properties fo:color="#00000A" fo:font-size="10pt" style:font-size-asian="10pt" style:font-size-complex="10pt" style:language-asian="it" style:country-asian="IT"/>
    </style:style>
    <style:style style:name="TableRow2804" style:family="table-row">
      <style:table-row-properties style:row-height="0.0159in" style:use-optimal-row-height="false"/>
    </style:style>
    <style:style style:name="TableCell2805" style:family="table-cell">
      <style:table-cell-properties fo:border="none" style:writing-mode="lr-tb" style:vertical-align="bottom" fo:padding-top="0in" fo:padding-left="0.0486in" fo:padding-bottom="0in" fo:padding-right="0.0486in"/>
    </style:style>
    <style:style style:name="P2806" style:parent-style-name="Standard" style:family="paragraph">
      <style:paragraph-properties fo:margin-bottom="0in"/>
      <style:text-properties fo:color="#00000A" fo:font-size="10pt" style:font-size-asian="10pt" style:font-size-complex="10pt" style:language-asian="it" style:country-asian="IT"/>
    </style:style>
    <style:style style:name="TableCell2807" style:family="table-cell">
      <style:table-cell-properties fo:border="none" style:writing-mode="lr-tb" style:vertical-align="bottom" fo:padding-top="0in" fo:padding-left="0.0486in" fo:padding-bottom="0in" fo:padding-right="0.0486in"/>
    </style:style>
    <style:style style:name="P2808" style:parent-style-name="Standard" style:family="paragraph">
      <style:paragraph-properties fo:margin-bottom="0in"/>
      <style:text-properties fo:color="#00000A" fo:font-size="10pt" style:font-size-asian="10pt" style:font-size-complex="10pt" style:language-asian="it" style:country-asian="IT"/>
    </style:style>
    <style:style style:name="TableCell2809" style:family="table-cell">
      <style:table-cell-properties fo:border="none" style:writing-mode="lr-tb" style:vertical-align="bottom" fo:padding-top="0in" fo:padding-left="0.0486in" fo:padding-bottom="0in" fo:padding-right="0.0486in"/>
    </style:style>
    <style:style style:name="P2810" style:parent-style-name="Standard" style:family="paragraph">
      <style:paragraph-properties fo:margin-bottom="0in"/>
      <style:text-properties fo:color="#00000A" fo:font-size="10pt" style:font-size-asian="10pt" style:font-size-complex="10pt" style:language-asian="it" style:country-asian="IT"/>
    </style:style>
    <style:style style:name="TableRow2811" style:family="table-row">
      <style:table-row-properties style:row-height="0.0159in" style:use-optimal-row-height="false"/>
    </style:style>
    <style:style style:name="TableCell2812" style:family="table-cell">
      <style:table-cell-properties fo:border="none" style:writing-mode="lr-tb" style:vertical-align="bottom" fo:padding-top="0in" fo:padding-left="0.0486in" fo:padding-bottom="0in" fo:padding-right="0.0486in"/>
    </style:style>
    <style:style style:name="P2813" style:parent-style-name="Standard" style:family="paragraph">
      <style:paragraph-properties fo:margin-bottom="0in"/>
      <style:text-properties fo:color="#00000A" fo:font-size="10pt" style:font-size-asian="10pt" style:font-size-complex="10pt" style:language-asian="it" style:country-asian="IT"/>
    </style:style>
    <style:style style:name="TableCell2814" style:family="table-cell">
      <style:table-cell-properties fo:border="none" style:writing-mode="lr-tb" style:vertical-align="bottom" fo:padding-top="0in" fo:padding-left="0.0486in" fo:padding-bottom="0in" fo:padding-right="0.0486in"/>
    </style:style>
    <style:style style:name="P2815" style:parent-style-name="Standard" style:family="paragraph">
      <style:paragraph-properties fo:margin-bottom="0in"/>
      <style:text-properties fo:color="#00000A" fo:font-size="10pt" style:font-size-asian="10pt" style:font-size-complex="10pt" style:language-asian="it" style:country-asian="IT"/>
    </style:style>
    <style:style style:name="TableCell2816" style:family="table-cell">
      <style:table-cell-properties fo:border="none" style:writing-mode="lr-tb" style:vertical-align="bottom" fo:padding-top="0in" fo:padding-left="0.0486in" fo:padding-bottom="0in" fo:padding-right="0.0486in"/>
    </style:style>
    <style:style style:name="P2817" style:parent-style-name="Standard" style:family="paragraph">
      <style:paragraph-properties fo:margin-bottom="0in"/>
      <style:text-properties fo:color="#00000A" fo:font-size="10pt" style:font-size-asian="10pt" style:font-size-complex="10pt" style:language-asian="it" style:country-asian="IT"/>
    </style:style>
    <style:style style:name="TableRow2818" style:family="table-row">
      <style:table-row-properties style:row-height="0.0159in" style:use-optimal-row-height="false"/>
    </style:style>
    <style:style style:name="TableCell2819" style:family="table-cell">
      <style:table-cell-properties fo:border="none" style:writing-mode="lr-tb" style:vertical-align="bottom" fo:padding-top="0in" fo:padding-left="0.0486in" fo:padding-bottom="0in" fo:padding-right="0.0486in"/>
    </style:style>
    <style:style style:name="P2820" style:parent-style-name="Standard" style:family="paragraph">
      <style:paragraph-properties fo:margin-bottom="0in"/>
      <style:text-properties fo:color="#00000A" fo:font-size="10pt" style:font-size-asian="10pt" style:font-size-complex="10pt" style:language-asian="it" style:country-asian="IT"/>
    </style:style>
    <style:style style:name="TableCell2821" style:family="table-cell">
      <style:table-cell-properties fo:border="none" style:writing-mode="lr-tb" style:vertical-align="bottom" fo:padding-top="0in" fo:padding-left="0.0486in" fo:padding-bottom="0in" fo:padding-right="0.0486in"/>
    </style:style>
    <style:style style:name="P2822" style:parent-style-name="Standard" style:family="paragraph">
      <style:paragraph-properties fo:margin-bottom="0in"/>
      <style:text-properties fo:color="#00000A" fo:font-size="10pt" style:font-size-asian="10pt" style:font-size-complex="10pt" style:language-asian="it" style:country-asian="IT"/>
    </style:style>
    <style:style style:name="TableCell2823" style:family="table-cell">
      <style:table-cell-properties fo:border="none" style:writing-mode="lr-tb" style:vertical-align="bottom" fo:padding-top="0in" fo:padding-left="0.0486in" fo:padding-bottom="0in" fo:padding-right="0.0486in"/>
    </style:style>
    <style:style style:name="P2824" style:parent-style-name="Standard" style:family="paragraph">
      <style:paragraph-properties fo:margin-bottom="0in"/>
      <style:text-properties fo:color="#00000A" fo:font-size="10pt" style:font-size-asian="10pt" style:font-size-complex="10pt" style:language-asian="it" style:country-asian="IT"/>
    </style:style>
    <style:style style:name="TableRow2825" style:family="table-row">
      <style:table-row-properties style:row-height="0.0159in" style:use-optimal-row-height="false"/>
    </style:style>
    <style:style style:name="TableCell2826" style:family="table-cell">
      <style:table-cell-properties fo:border="none" style:writing-mode="lr-tb" style:vertical-align="bottom" fo:padding-top="0in" fo:padding-left="0.0486in" fo:padding-bottom="0in" fo:padding-right="0.0486in"/>
    </style:style>
    <style:style style:name="P2827" style:parent-style-name="Standard" style:family="paragraph">
      <style:paragraph-properties fo:margin-bottom="0in"/>
      <style:text-properties fo:color="#00000A" fo:font-size="10pt" style:font-size-asian="10pt" style:font-size-complex="10pt" style:language-asian="it" style:country-asian="IT"/>
    </style:style>
    <style:style style:name="TableCell2828" style:family="table-cell">
      <style:table-cell-properties fo:border="none" style:writing-mode="lr-tb" style:vertical-align="bottom" fo:padding-top="0in" fo:padding-left="0.0486in" fo:padding-bottom="0in" fo:padding-right="0.0486in"/>
    </style:style>
    <style:style style:name="P2829" style:parent-style-name="Standard" style:family="paragraph">
      <style:paragraph-properties fo:margin-bottom="0in"/>
      <style:text-properties fo:color="#00000A" fo:font-size="10pt" style:font-size-asian="10pt" style:font-size-complex="10pt" style:language-asian="it" style:country-asian="IT"/>
    </style:style>
    <style:style style:name="TableCell2830" style:family="table-cell">
      <style:table-cell-properties fo:border="none" style:writing-mode="lr-tb" style:vertical-align="bottom" fo:padding-top="0in" fo:padding-left="0.0486in" fo:padding-bottom="0in" fo:padding-right="0.0486in"/>
    </style:style>
    <style:style style:name="P2831" style:parent-style-name="Standard" style:family="paragraph">
      <style:paragraph-properties fo:margin-bottom="0in"/>
      <style:text-properties fo:color="#00000A" fo:font-size="10pt" style:font-size-asian="10pt" style:font-size-complex="10pt" style:language-asian="it" style:country-asian="IT"/>
    </style:style>
    <style:style style:name="TableRow2832" style:family="table-row">
      <style:table-row-properties style:row-height="0.0159in" style:use-optimal-row-height="false"/>
    </style:style>
    <style:style style:name="TableCell2833" style:family="table-cell">
      <style:table-cell-properties fo:border="none" style:writing-mode="lr-tb" style:vertical-align="bottom" fo:padding-top="0in" fo:padding-left="0.0486in" fo:padding-bottom="0in" fo:padding-right="0.0486in"/>
    </style:style>
    <style:style style:name="P2834" style:parent-style-name="Standard" style:family="paragraph">
      <style:paragraph-properties fo:margin-bottom="0in"/>
      <style:text-properties fo:color="#00000A" fo:font-size="10pt" style:font-size-asian="10pt" style:font-size-complex="10pt" style:language-asian="it" style:country-asian="IT"/>
    </style:style>
    <style:style style:name="TableCell2835" style:family="table-cell">
      <style:table-cell-properties fo:border="none" style:writing-mode="lr-tb" style:vertical-align="bottom" fo:padding-top="0in" fo:padding-left="0.0486in" fo:padding-bottom="0in" fo:padding-right="0.0486in"/>
    </style:style>
    <style:style style:name="P2836" style:parent-style-name="Standard" style:family="paragraph">
      <style:paragraph-properties fo:margin-bottom="0in"/>
      <style:text-properties fo:color="#00000A" fo:font-size="10pt" style:font-size-asian="10pt" style:font-size-complex="10pt" style:language-asian="it" style:country-asian="IT"/>
    </style:style>
    <style:style style:name="TableCell2837" style:family="table-cell">
      <style:table-cell-properties fo:border="none" style:writing-mode="lr-tb" style:vertical-align="bottom" fo:padding-top="0in" fo:padding-left="0.0486in" fo:padding-bottom="0in" fo:padding-right="0.0486in"/>
    </style:style>
    <style:style style:name="P2838" style:parent-style-name="Standard" style:family="paragraph">
      <style:paragraph-properties fo:margin-bottom="0in"/>
      <style:text-properties fo:color="#00000A" fo:font-size="10pt" style:font-size-asian="10pt" style:font-size-complex="10pt" style:language-asian="it" style:country-asian="IT"/>
    </style:style>
    <style:style style:name="TableRow2839" style:family="table-row">
      <style:table-row-properties style:row-height="0.0159in" style:use-optimal-row-height="false"/>
    </style:style>
    <style:style style:name="TableCell2840" style:family="table-cell">
      <style:table-cell-properties fo:border="none" style:writing-mode="lr-tb" style:vertical-align="bottom" fo:padding-top="0in" fo:padding-left="0.0486in" fo:padding-bottom="0in" fo:padding-right="0.0486in"/>
    </style:style>
    <style:style style:name="P2841" style:parent-style-name="Standard" style:family="paragraph">
      <style:paragraph-properties fo:margin-bottom="0in"/>
      <style:text-properties fo:color="#00000A" fo:font-size="10pt" style:font-size-asian="10pt" style:font-size-complex="10pt" style:language-asian="it" style:country-asian="IT"/>
    </style:style>
    <style:style style:name="TableCell2842" style:family="table-cell">
      <style:table-cell-properties fo:border="none" style:writing-mode="lr-tb" style:vertical-align="bottom" fo:padding-top="0in" fo:padding-left="0.0486in" fo:padding-bottom="0in" fo:padding-right="0.0486in"/>
    </style:style>
    <style:style style:name="P2843" style:parent-style-name="Standard" style:family="paragraph">
      <style:paragraph-properties fo:margin-bottom="0in"/>
      <style:text-properties fo:color="#00000A" fo:font-size="10pt" style:font-size-asian="10pt" style:font-size-complex="10pt" style:language-asian="it" style:country-asian="IT"/>
    </style:style>
    <style:style style:name="TableCell2844" style:family="table-cell">
      <style:table-cell-properties fo:border="none" style:writing-mode="lr-tb" style:vertical-align="bottom" fo:padding-top="0in" fo:padding-left="0.0486in" fo:padding-bottom="0in" fo:padding-right="0.0486in"/>
    </style:style>
    <style:style style:name="P2845" style:parent-style-name="Standard" style:family="paragraph">
      <style:paragraph-properties fo:margin-bottom="0in"/>
      <style:text-properties fo:color="#00000A" fo:font-size="10pt" style:font-size-asian="10pt" style:font-size-complex="10pt" style:language-asian="it" style:country-asian="IT"/>
    </style:style>
    <style:style style:name="TableRow2846" style:family="table-row">
      <style:table-row-properties style:row-height="0.0159in" style:use-optimal-row-height="false"/>
    </style:style>
    <style:style style:name="TableCell2847" style:family="table-cell">
      <style:table-cell-properties fo:border="none" style:writing-mode="lr-tb" style:vertical-align="bottom" fo:padding-top="0in" fo:padding-left="0.0486in" fo:padding-bottom="0in" fo:padding-right="0.0486in"/>
    </style:style>
    <style:style style:name="P2848" style:parent-style-name="Standard" style:family="paragraph">
      <style:paragraph-properties fo:margin-bottom="0in"/>
      <style:text-properties fo:color="#00000A" fo:font-size="10pt" style:font-size-asian="10pt" style:font-size-complex="10pt" style:language-asian="it" style:country-asian="IT"/>
    </style:style>
    <style:style style:name="TableCell2849" style:family="table-cell">
      <style:table-cell-properties fo:border="none" style:writing-mode="lr-tb" style:vertical-align="bottom" fo:padding-top="0in" fo:padding-left="0.0486in" fo:padding-bottom="0in" fo:padding-right="0.0486in"/>
    </style:style>
    <style:style style:name="P2850" style:parent-style-name="Standard" style:family="paragraph">
      <style:paragraph-properties fo:margin-bottom="0in"/>
      <style:text-properties fo:color="#00000A" fo:font-size="10pt" style:font-size-asian="10pt" style:font-size-complex="10pt" style:language-asian="it" style:country-asian="IT"/>
    </style:style>
    <style:style style:name="TableCell2851" style:family="table-cell">
      <style:table-cell-properties fo:border="none" style:writing-mode="lr-tb" style:vertical-align="bottom" fo:padding-top="0in" fo:padding-left="0.0486in" fo:padding-bottom="0in" fo:padding-right="0.0486in"/>
    </style:style>
    <style:style style:name="P2852" style:parent-style-name="Standard" style:family="paragraph">
      <style:paragraph-properties fo:margin-bottom="0in"/>
      <style:text-properties fo:color="#00000A" fo:font-size="10pt" style:font-size-asian="10pt" style:font-size-complex="10pt" style:language-asian="it" style:country-asian="IT"/>
    </style:style>
    <style:style style:name="TableRow2853" style:family="table-row">
      <style:table-row-properties style:row-height="0.0159in" style:use-optimal-row-height="false"/>
    </style:style>
    <style:style style:name="TableCell2854" style:family="table-cell">
      <style:table-cell-properties fo:border="none" style:writing-mode="lr-tb" style:vertical-align="bottom" fo:padding-top="0in" fo:padding-left="0.0486in" fo:padding-bottom="0in" fo:padding-right="0.0486in"/>
    </style:style>
    <style:style style:name="P2855" style:parent-style-name="Standard" style:family="paragraph">
      <style:paragraph-properties fo:margin-bottom="0in"/>
      <style:text-properties fo:color="#00000A" fo:font-size="10pt" style:font-size-asian="10pt" style:font-size-complex="10pt" style:language-asian="it" style:country-asian="IT"/>
    </style:style>
    <style:style style:name="TableCell2856" style:family="table-cell">
      <style:table-cell-properties fo:border="none" style:writing-mode="lr-tb" style:vertical-align="bottom" fo:padding-top="0in" fo:padding-left="0.0486in" fo:padding-bottom="0in" fo:padding-right="0.0486in"/>
    </style:style>
    <style:style style:name="P2857" style:parent-style-name="Standard" style:family="paragraph">
      <style:paragraph-properties fo:margin-bottom="0in"/>
      <style:text-properties fo:color="#00000A" fo:font-size="10pt" style:font-size-asian="10pt" style:font-size-complex="10pt" style:language-asian="it" style:country-asian="IT"/>
    </style:style>
    <style:style style:name="TableCell2858" style:family="table-cell">
      <style:table-cell-properties fo:border="none" style:writing-mode="lr-tb" style:vertical-align="bottom" fo:padding-top="0in" fo:padding-left="0.0486in" fo:padding-bottom="0in" fo:padding-right="0.0486in"/>
    </style:style>
    <style:style style:name="P2859" style:parent-style-name="Standard" style:family="paragraph">
      <style:paragraph-properties fo:margin-bottom="0in"/>
      <style:text-properties fo:color="#00000A" fo:font-size="10pt" style:font-size-asian="10pt" style:font-size-complex="10pt" style:language-asian="it" style:country-asian="IT"/>
    </style:style>
    <style:style style:name="TableRow2860" style:family="table-row">
      <style:table-row-properties style:row-height="0.0159in" style:use-optimal-row-height="false"/>
    </style:style>
    <style:style style:name="TableCell2861" style:family="table-cell">
      <style:table-cell-properties fo:border="none" style:writing-mode="lr-tb" style:vertical-align="bottom" fo:padding-top="0in" fo:padding-left="0.0486in" fo:padding-bottom="0in" fo:padding-right="0.0486in"/>
    </style:style>
    <style:style style:name="P2862" style:parent-style-name="Standard" style:family="paragraph">
      <style:paragraph-properties fo:margin-bottom="0in"/>
      <style:text-properties fo:color="#00000A" fo:font-size="10pt" style:font-size-asian="10pt" style:font-size-complex="10pt" style:language-asian="it" style:country-asian="IT"/>
    </style:style>
    <style:style style:name="TableCell2863" style:family="table-cell">
      <style:table-cell-properties fo:border="none" style:writing-mode="lr-tb" style:vertical-align="bottom" fo:padding-top="0in" fo:padding-left="0.0486in" fo:padding-bottom="0in" fo:padding-right="0.0486in"/>
    </style:style>
    <style:style style:name="P2864" style:parent-style-name="Standard" style:family="paragraph">
      <style:paragraph-properties fo:margin-bottom="0in"/>
      <style:text-properties fo:color="#00000A" fo:font-size="10pt" style:font-size-asian="10pt" style:font-size-complex="10pt" style:language-asian="it" style:country-asian="IT"/>
    </style:style>
    <style:style style:name="TableCell2865" style:family="table-cell">
      <style:table-cell-properties fo:border="none" style:writing-mode="lr-tb" style:vertical-align="bottom" fo:padding-top="0in" fo:padding-left="0.0486in" fo:padding-bottom="0in" fo:padding-right="0.0486in"/>
    </style:style>
    <style:style style:name="P2866" style:parent-style-name="Standard" style:family="paragraph">
      <style:paragraph-properties fo:margin-bottom="0in"/>
      <style:text-properties fo:color="#00000A" fo:font-size="10pt" style:font-size-asian="10pt" style:font-size-complex="10pt" style:language-asian="it" style:country-asian="IT"/>
    </style:style>
    <style:style style:name="TableRow2867" style:family="table-row">
      <style:table-row-properties style:min-row-height="0.2083in" style:use-optimal-row-height="false"/>
    </style:style>
    <style:style style:name="TableCell2868" style:family="table-cell">
      <style:table-cell-properties fo:border="none" style:writing-mode="lr-tb" style:vertical-align="bottom" fo:padding-top="0in" fo:padding-left="0.0486in" fo:padding-bottom="0in" fo:padding-right="0.0486in"/>
    </style:style>
    <style:style style:name="P286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70" style:family="table-cell">
      <style:table-cell-properties fo:border="none" style:writing-mode="lr-tb" style:vertical-align="bottom" fo:padding-top="0in" fo:padding-left="0.0486in" fo:padding-bottom="0in" fo:padding-right="0.0486in"/>
    </style:style>
    <style:style style:name="P287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72" style:family="table-cell">
      <style:table-cell-properties fo:border="none" style:writing-mode="lr-tb" style:vertical-align="bottom" fo:padding-top="0in" fo:padding-left="0.0486in" fo:padding-bottom="0in" fo:padding-right="0.0486in"/>
    </style:style>
    <style:style style:name="P2873" style:parent-style-name="Standard" style:family="paragraph">
      <style:paragraph-properties fo:margin-bottom="0in"/>
      <style:text-properties fo:color="#00000A" fo:font-size="10pt" style:font-size-asian="10pt" style:font-size-complex="10pt" style:language-asian="it" style:country-asian="IT"/>
    </style:style>
    <style:style style:name="TableRow2874" style:family="table-row">
      <style:table-row-properties style:min-row-height="0.2083in" style:use-optimal-row-height="false"/>
    </style:style>
    <style:style style:name="TableCell2875" style:family="table-cell">
      <style:table-cell-properties fo:border="none" style:writing-mode="lr-tb" style:vertical-align="bottom" fo:padding-top="0in" fo:padding-left="0.0486in" fo:padding-bottom="0in" fo:padding-right="0.0486in"/>
    </style:style>
    <style:style style:name="P287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77" style:family="table-cell">
      <style:table-cell-properties fo:border="none" style:writing-mode="lr-tb" style:vertical-align="bottom" fo:padding-top="0in" fo:padding-left="0.0486in" fo:padding-bottom="0in" fo:padding-right="0.0486in"/>
    </style:style>
    <style:style style:name="P28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79" style:family="table-cell">
      <style:table-cell-properties fo:border="none" style:writing-mode="lr-tb" style:vertical-align="bottom" fo:padding-top="0in" fo:padding-left="0.0486in" fo:padding-bottom="0in" fo:padding-right="0.0486in"/>
    </style:style>
    <style:style style:name="P288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81" style:family="table-row">
      <style:table-row-properties style:row-height="0.0159in" style:use-optimal-row-height="false"/>
    </style:style>
    <style:style style:name="TableCell2882" style:family="table-cell">
      <style:table-cell-properties fo:border="none" style:writing-mode="lr-tb" style:vertical-align="bottom" fo:padding-top="0in" fo:padding-left="0.0486in" fo:padding-bottom="0in" fo:padding-right="0.0486in"/>
    </style:style>
    <style:style style:name="P28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84" style:family="table-cell">
      <style:table-cell-properties fo:border="none" style:writing-mode="lr-tb" style:vertical-align="bottom" fo:padding-top="0in" fo:padding-left="0.0486in" fo:padding-bottom="0in" fo:padding-right="0.0486in"/>
    </style:style>
    <style:style style:name="P2885" style:parent-style-name="Standard" style:family="paragraph">
      <style:paragraph-properties fo:margin-bottom="0in"/>
      <style:text-properties fo:color="#00000A" fo:font-size="10pt" style:font-size-asian="10pt" style:font-size-complex="10pt" style:language-asian="it" style:country-asian="IT"/>
    </style:style>
    <style:style style:name="TableCell2886" style:family="table-cell">
      <style:table-cell-properties fo:border="none" style:writing-mode="lr-tb" style:vertical-align="bottom" fo:padding-top="0in" fo:padding-left="0.0486in" fo:padding-bottom="0in" fo:padding-right="0.0486in"/>
    </style:style>
    <style:style style:name="P2887" style:parent-style-name="Standard" style:family="paragraph">
      <style:paragraph-properties fo:margin-bottom="0in"/>
      <style:text-properties fo:color="#00000A" fo:font-size="10pt" style:font-size-asian="10pt" style:font-size-complex="10pt" style:language-asian="it" style:country-asian="IT"/>
    </style:style>
    <style:style style:name="TableRow2888" style:family="table-row">
      <style:table-row-properties style:row-height="0.0159in" style:use-optimal-row-height="false"/>
    </style:style>
    <style:style style:name="TableCell2889" style:family="table-cell">
      <style:table-cell-properties fo:border="none" style:writing-mode="lr-tb" style:vertical-align="bottom" fo:padding-top="0in" fo:padding-left="0.0486in" fo:padding-bottom="0in" fo:padding-right="0.0486in"/>
    </style:style>
    <style:style style:name="P2890" style:parent-style-name="Standard" style:family="paragraph">
      <style:paragraph-properties fo:margin-bottom="0in"/>
      <style:text-properties fo:color="#00000A" fo:font-size="10pt" style:font-size-asian="10pt" style:font-size-complex="10pt" style:language-asian="it" style:country-asian="IT"/>
    </style:style>
    <style:style style:name="TableCell2891" style:family="table-cell">
      <style:table-cell-properties fo:border="none" style:writing-mode="lr-tb" style:vertical-align="bottom" fo:padding-top="0in" fo:padding-left="0.0486in" fo:padding-bottom="0in" fo:padding-right="0.0486in"/>
    </style:style>
    <style:style style:name="P2892" style:parent-style-name="Standard" style:family="paragraph">
      <style:paragraph-properties fo:margin-bottom="0in"/>
      <style:text-properties fo:color="#00000A" fo:font-size="10pt" style:font-size-asian="10pt" style:font-size-complex="10pt" style:language-asian="it" style:country-asian="IT"/>
    </style:style>
    <style:style style:name="TableCell2893" style:family="table-cell">
      <style:table-cell-properties fo:border="none" style:writing-mode="lr-tb" style:vertical-align="bottom" fo:padding-top="0in" fo:padding-left="0.0486in" fo:padding-bottom="0in" fo:padding-right="0.0486in"/>
    </style:style>
    <style:style style:name="P2894" style:parent-style-name="Standard" style:family="paragraph">
      <style:paragraph-properties fo:margin-bottom="0in"/>
      <style:text-properties fo:color="#00000A" fo:font-size="10pt" style:font-size-asian="10pt" style:font-size-complex="10pt" style:language-asian="it" style:country-asian="IT"/>
    </style:style>
    <style:style style:name="TableRow2895" style:family="table-row">
      <style:table-row-properties style:row-height="0.0159in" style:use-optimal-row-height="false"/>
    </style:style>
    <style:style style:name="TableCell2896" style:family="table-cell">
      <style:table-cell-properties fo:border="none" style:writing-mode="lr-tb" style:vertical-align="bottom" fo:padding-top="0in" fo:padding-left="0.0486in" fo:padding-bottom="0in" fo:padding-right="0.0486in"/>
    </style:style>
    <style:style style:name="P2897" style:parent-style-name="Standard" style:family="paragraph">
      <style:paragraph-properties fo:margin-bottom="0in"/>
      <style:text-properties fo:color="#00000A" fo:font-size="10pt" style:font-size-asian="10pt" style:font-size-complex="10pt" style:language-asian="it" style:country-asian="IT"/>
    </style:style>
    <style:style style:name="TableCell2898" style:family="table-cell">
      <style:table-cell-properties fo:border="none" style:writing-mode="lr-tb" style:vertical-align="bottom" fo:padding-top="0in" fo:padding-left="0.0486in" fo:padding-bottom="0in" fo:padding-right="0.0486in"/>
    </style:style>
    <style:style style:name="P2899" style:parent-style-name="Standard" style:family="paragraph">
      <style:paragraph-properties fo:margin-bottom="0in"/>
      <style:text-properties fo:color="#00000A" fo:font-size="10pt" style:font-size-asian="10pt" style:font-size-complex="10pt" style:language-asian="it" style:country-asian="IT"/>
    </style:style>
    <style:style style:name="TableCell2900" style:family="table-cell">
      <style:table-cell-properties fo:border="none" style:writing-mode="lr-tb" style:vertical-align="bottom" fo:padding-top="0in" fo:padding-left="0.0486in" fo:padding-bottom="0in" fo:padding-right="0.0486in"/>
    </style:style>
    <style:style style:name="P2901" style:parent-style-name="Standard" style:family="paragraph">
      <style:paragraph-properties fo:margin-bottom="0in"/>
      <style:text-properties fo:color="#00000A" fo:font-size="10pt" style:font-size-asian="10pt" style:font-size-complex="10pt" style:language-asian="it" style:country-asian="IT"/>
    </style:style>
    <style:style style:name="TableRow2902" style:family="table-row">
      <style:table-row-properties style:row-height="0.0159in" style:use-optimal-row-height="false"/>
    </style:style>
    <style:style style:name="TableCell2903" style:family="table-cell">
      <style:table-cell-properties fo:border="none" style:writing-mode="lr-tb" style:vertical-align="bottom" fo:padding-top="0in" fo:padding-left="0.0486in" fo:padding-bottom="0in" fo:padding-right="0.0486in"/>
    </style:style>
    <style:style style:name="P2904" style:parent-style-name="Standard" style:family="paragraph">
      <style:paragraph-properties fo:margin-bottom="0in"/>
      <style:text-properties fo:color="#00000A" fo:font-size="10pt" style:font-size-asian="10pt" style:font-size-complex="10pt" style:language-asian="it" style:country-asian="IT"/>
    </style:style>
    <style:style style:name="TableCell2905" style:family="table-cell">
      <style:table-cell-properties fo:border="none" style:writing-mode="lr-tb" style:vertical-align="bottom" fo:padding-top="0in" fo:padding-left="0.0486in" fo:padding-bottom="0in" fo:padding-right="0.0486in"/>
    </style:style>
    <style:style style:name="P2906" style:parent-style-name="Standard" style:family="paragraph">
      <style:paragraph-properties fo:margin-bottom="0in"/>
      <style:text-properties fo:color="#00000A" fo:font-size="10pt" style:font-size-asian="10pt" style:font-size-complex="10pt" style:language-asian="it" style:country-asian="IT"/>
    </style:style>
    <style:style style:name="TableCell2907" style:family="table-cell">
      <style:table-cell-properties fo:border="none" style:writing-mode="lr-tb" style:vertical-align="bottom" fo:padding-top="0in" fo:padding-left="0.0486in" fo:padding-bottom="0in" fo:padding-right="0.0486in"/>
    </style:style>
    <style:style style:name="P2908" style:parent-style-name="Standard" style:family="paragraph">
      <style:paragraph-properties fo:margin-bottom="0in"/>
      <style:text-properties fo:color="#00000A" fo:font-size="10pt" style:font-size-asian="10pt" style:font-size-complex="10pt" style:language-asian="it" style:country-asian="IT"/>
    </style:style>
    <style:style style:name="TableRow2909" style:family="table-row">
      <style:table-row-properties style:row-height="0.0159in" style:use-optimal-row-height="false"/>
    </style:style>
    <style:style style:name="TableCell2910" style:family="table-cell">
      <style:table-cell-properties fo:border="none" style:writing-mode="lr-tb" style:vertical-align="bottom" fo:padding-top="0in" fo:padding-left="0.0486in" fo:padding-bottom="0in" fo:padding-right="0.0486in"/>
    </style:style>
    <style:style style:name="P2911" style:parent-style-name="Standard" style:family="paragraph">
      <style:paragraph-properties fo:margin-bottom="0in"/>
      <style:text-properties fo:color="#00000A" fo:font-size="10pt" style:font-size-asian="10pt" style:font-size-complex="10pt" style:language-asian="it" style:country-asian="IT"/>
    </style:style>
    <style:style style:name="TableCell2912" style:family="table-cell">
      <style:table-cell-properties fo:border="none" style:writing-mode="lr-tb" style:vertical-align="bottom" fo:padding-top="0in" fo:padding-left="0.0486in" fo:padding-bottom="0in" fo:padding-right="0.0486in"/>
    </style:style>
    <style:style style:name="P2913" style:parent-style-name="Standard" style:family="paragraph">
      <style:paragraph-properties fo:margin-bottom="0in"/>
      <style:text-properties fo:color="#00000A" fo:font-size="10pt" style:font-size-asian="10pt" style:font-size-complex="10pt" style:language-asian="it" style:country-asian="IT"/>
    </style:style>
    <style:style style:name="TableCell2914" style:family="table-cell">
      <style:table-cell-properties fo:border="none" style:writing-mode="lr-tb" style:vertical-align="bottom" fo:padding-top="0in" fo:padding-left="0.0486in" fo:padding-bottom="0in" fo:padding-right="0.0486in"/>
    </style:style>
    <style:style style:name="P2915" style:parent-style-name="Standard" style:family="paragraph">
      <style:paragraph-properties fo:margin-bottom="0in"/>
      <style:text-properties fo:color="#00000A" fo:font-size="10pt" style:font-size-asian="10pt" style:font-size-complex="10pt" style:language-asian="it" style:country-asian="IT"/>
    </style:style>
    <style:style style:name="TableRow2916" style:family="table-row">
      <style:table-row-properties style:row-height="0.0159in" style:use-optimal-row-height="false"/>
    </style:style>
    <style:style style:name="TableCell2917" style:family="table-cell">
      <style:table-cell-properties fo:border="none" style:writing-mode="lr-tb" style:vertical-align="bottom" fo:padding-top="0in" fo:padding-left="0.0486in" fo:padding-bottom="0in" fo:padding-right="0.0486in"/>
    </style:style>
    <style:style style:name="P2918" style:parent-style-name="Standard" style:family="paragraph">
      <style:paragraph-properties fo:margin-bottom="0in"/>
      <style:text-properties fo:color="#00000A" fo:font-size="10pt" style:font-size-asian="10pt" style:font-size-complex="10pt" style:language-asian="it" style:country-asian="IT"/>
    </style:style>
    <style:style style:name="TableCell2919" style:family="table-cell">
      <style:table-cell-properties fo:border="none" style:writing-mode="lr-tb" style:vertical-align="bottom" fo:padding-top="0in" fo:padding-left="0.0486in" fo:padding-bottom="0in" fo:padding-right="0.0486in"/>
    </style:style>
    <style:style style:name="P2920" style:parent-style-name="Standard" style:family="paragraph">
      <style:paragraph-properties fo:margin-bottom="0in"/>
      <style:text-properties fo:color="#00000A" fo:font-size="10pt" style:font-size-asian="10pt" style:font-size-complex="10pt" style:language-asian="it" style:country-asian="IT"/>
    </style:style>
    <style:style style:name="TableCell2921" style:family="table-cell">
      <style:table-cell-properties fo:border="none" style:writing-mode="lr-tb" style:vertical-align="bottom" fo:padding-top="0in" fo:padding-left="0.0486in" fo:padding-bottom="0in" fo:padding-right="0.0486in"/>
    </style:style>
    <style:style style:name="P2922" style:parent-style-name="Standard" style:family="paragraph">
      <style:paragraph-properties fo:margin-bottom="0in"/>
      <style:text-properties fo:color="#00000A" fo:font-size="10pt" style:font-size-asian="10pt" style:font-size-complex="10pt" style:language-asian="it" style:country-asian="IT"/>
    </style:style>
    <style:style style:name="TableRow2923" style:family="table-row">
      <style:table-row-properties style:row-height="0.0159in" style:use-optimal-row-height="false"/>
    </style:style>
    <style:style style:name="TableCell2924" style:family="table-cell">
      <style:table-cell-properties fo:border="none" style:writing-mode="lr-tb" style:vertical-align="bottom" fo:padding-top="0in" fo:padding-left="0.0486in" fo:padding-bottom="0in" fo:padding-right="0.0486in"/>
    </style:style>
    <style:style style:name="P2925" style:parent-style-name="Standard" style:family="paragraph">
      <style:paragraph-properties fo:margin-bottom="0in"/>
      <style:text-properties fo:color="#00000A" fo:font-size="10pt" style:font-size-asian="10pt" style:font-size-complex="10pt" style:language-asian="it" style:country-asian="IT"/>
    </style:style>
    <style:style style:name="TableCell2926" style:family="table-cell">
      <style:table-cell-properties fo:border="none" style:writing-mode="lr-tb" style:vertical-align="bottom" fo:padding-top="0in" fo:padding-left="0.0486in" fo:padding-bottom="0in" fo:padding-right="0.0486in"/>
    </style:style>
    <style:style style:name="P2927" style:parent-style-name="Standard" style:family="paragraph">
      <style:paragraph-properties fo:margin-bottom="0in"/>
      <style:text-properties fo:color="#00000A" fo:font-size="10pt" style:font-size-asian="10pt" style:font-size-complex="10pt" style:language-asian="it" style:country-asian="IT"/>
    </style:style>
    <style:style style:name="TableCell2928" style:family="table-cell">
      <style:table-cell-properties fo:border="none" style:writing-mode="lr-tb" style:vertical-align="bottom" fo:padding-top="0in" fo:padding-left="0.0486in" fo:padding-bottom="0in" fo:padding-right="0.0486in"/>
    </style:style>
    <style:style style:name="P2929" style:parent-style-name="Standard" style:family="paragraph">
      <style:paragraph-properties fo:margin-bottom="0in"/>
      <style:text-properties fo:color="#00000A" fo:font-size="10pt" style:font-size-asian="10pt" style:font-size-complex="10pt" style:language-asian="it" style:country-asian="IT"/>
    </style:style>
    <style:style style:name="TableRow2930" style:family="table-row">
      <style:table-row-properties style:row-height="0.0159in" style:use-optimal-row-height="false"/>
    </style:style>
    <style:style style:name="TableCell2931" style:family="table-cell">
      <style:table-cell-properties fo:border="none" style:writing-mode="lr-tb" style:vertical-align="bottom" fo:padding-top="0in" fo:padding-left="0.0486in" fo:padding-bottom="0in" fo:padding-right="0.0486in"/>
    </style:style>
    <style:style style:name="P2932" style:parent-style-name="Standard" style:family="paragraph">
      <style:paragraph-properties fo:margin-bottom="0in"/>
      <style:text-properties fo:color="#00000A" fo:font-size="10pt" style:font-size-asian="10pt" style:font-size-complex="10pt" style:language-asian="it" style:country-asian="IT"/>
    </style:style>
    <style:style style:name="TableCell2933" style:family="table-cell">
      <style:table-cell-properties fo:border="none" style:writing-mode="lr-tb" style:vertical-align="bottom" fo:padding-top="0in" fo:padding-left="0.0486in" fo:padding-bottom="0in" fo:padding-right="0.0486in"/>
    </style:style>
    <style:style style:name="P2934" style:parent-style-name="Standard" style:family="paragraph">
      <style:paragraph-properties fo:margin-bottom="0in"/>
      <style:text-properties fo:color="#00000A" fo:font-size="10pt" style:font-size-asian="10pt" style:font-size-complex="10pt" style:language-asian="it" style:country-asian="IT"/>
    </style:style>
    <style:style style:name="TableCell2935" style:family="table-cell">
      <style:table-cell-properties fo:border="none" style:writing-mode="lr-tb" style:vertical-align="bottom" fo:padding-top="0in" fo:padding-left="0.0486in" fo:padding-bottom="0in" fo:padding-right="0.0486in"/>
    </style:style>
    <style:style style:name="P2936" style:parent-style-name="Standard" style:family="paragraph">
      <style:paragraph-properties fo:margin-bottom="0in"/>
      <style:text-properties fo:color="#00000A" fo:font-size="10pt" style:font-size-asian="10pt" style:font-size-complex="10pt" style:language-asian="it" style:country-asian="IT"/>
    </style:style>
    <style:style style:name="TableRow2937" style:family="table-row">
      <style:table-row-properties style:row-height="0.0159in" style:use-optimal-row-height="false"/>
    </style:style>
    <style:style style:name="TableCell2938" style:family="table-cell">
      <style:table-cell-properties fo:border="none" style:writing-mode="lr-tb" style:vertical-align="bottom" fo:padding-top="0in" fo:padding-left="0.0486in" fo:padding-bottom="0in" fo:padding-right="0.0486in"/>
    </style:style>
    <style:style style:name="P2939" style:parent-style-name="Standard" style:family="paragraph">
      <style:paragraph-properties fo:margin-bottom="0in"/>
      <style:text-properties fo:color="#00000A" fo:font-size="10pt" style:font-size-asian="10pt" style:font-size-complex="10pt" style:language-asian="it" style:country-asian="IT"/>
    </style:style>
    <style:style style:name="TableCell2940" style:family="table-cell">
      <style:table-cell-properties fo:border="none" style:writing-mode="lr-tb" style:vertical-align="bottom" fo:padding-top="0in" fo:padding-left="0.0486in" fo:padding-bottom="0in" fo:padding-right="0.0486in"/>
    </style:style>
    <style:style style:name="P2941" style:parent-style-name="Standard" style:family="paragraph">
      <style:paragraph-properties fo:margin-bottom="0in"/>
      <style:text-properties fo:color="#00000A" fo:font-size="10pt" style:font-size-asian="10pt" style:font-size-complex="10pt" style:language-asian="it" style:country-asian="IT"/>
    </style:style>
    <style:style style:name="TableCell2942" style:family="table-cell">
      <style:table-cell-properties fo:border="none" style:writing-mode="lr-tb" style:vertical-align="bottom" fo:padding-top="0in" fo:padding-left="0.0486in" fo:padding-bottom="0in" fo:padding-right="0.0486in"/>
    </style:style>
    <style:style style:name="P2943" style:parent-style-name="Standard" style:family="paragraph">
      <style:paragraph-properties fo:margin-bottom="0in"/>
      <style:text-properties fo:color="#00000A" fo:font-size="10pt" style:font-size-asian="10pt" style:font-size-complex="10pt" style:language-asian="it" style:country-asian="IT"/>
    </style:style>
    <style:style style:name="TableRow2944" style:family="table-row">
      <style:table-row-properties style:row-height="0.0159in" style:use-optimal-row-height="false"/>
    </style:style>
    <style:style style:name="TableCell2945" style:family="table-cell">
      <style:table-cell-properties fo:border="none" style:writing-mode="lr-tb" style:vertical-align="bottom" fo:padding-top="0in" fo:padding-left="0.0486in" fo:padding-bottom="0in" fo:padding-right="0.0486in"/>
    </style:style>
    <style:style style:name="P2946" style:parent-style-name="Standard" style:family="paragraph">
      <style:paragraph-properties fo:margin-bottom="0in"/>
      <style:text-properties fo:color="#00000A" fo:font-size="10pt" style:font-size-asian="10pt" style:font-size-complex="10pt" style:language-asian="it" style:country-asian="IT"/>
    </style:style>
    <style:style style:name="TableCell2947" style:family="table-cell">
      <style:table-cell-properties fo:border="none" style:writing-mode="lr-tb" style:vertical-align="bottom" fo:padding-top="0in" fo:padding-left="0.0486in" fo:padding-bottom="0in" fo:padding-right="0.0486in"/>
    </style:style>
    <style:style style:name="P2948" style:parent-style-name="Standard" style:family="paragraph">
      <style:paragraph-properties fo:margin-bottom="0in"/>
      <style:text-properties fo:color="#00000A" fo:font-size="10pt" style:font-size-asian="10pt" style:font-size-complex="10pt" style:language-asian="it" style:country-asian="IT"/>
    </style:style>
    <style:style style:name="TableCell2949" style:family="table-cell">
      <style:table-cell-properties fo:border="none" style:writing-mode="lr-tb" style:vertical-align="bottom" fo:padding-top="0in" fo:padding-left="0.0486in" fo:padding-bottom="0in" fo:padding-right="0.0486in"/>
    </style:style>
    <style:style style:name="P2950" style:parent-style-name="Standard" style:family="paragraph">
      <style:paragraph-properties fo:margin-bottom="0in"/>
      <style:text-properties fo:color="#00000A" fo:font-size="10pt" style:font-size-asian="10pt" style:font-size-complex="10pt" style:language-asian="it" style:country-asian="IT"/>
    </style:style>
    <style:style style:name="TableRow2951" style:family="table-row">
      <style:table-row-properties style:row-height="0.0159in" style:use-optimal-row-height="false"/>
    </style:style>
    <style:style style:name="TableCell2952" style:family="table-cell">
      <style:table-cell-properties fo:border="none" style:writing-mode="lr-tb" style:vertical-align="bottom" fo:padding-top="0in" fo:padding-left="0.0486in" fo:padding-bottom="0in" fo:padding-right="0.0486in"/>
    </style:style>
    <style:style style:name="P2953" style:parent-style-name="Standard" style:family="paragraph">
      <style:paragraph-properties fo:margin-bottom="0in"/>
      <style:text-properties fo:color="#00000A" fo:font-size="10pt" style:font-size-asian="10pt" style:font-size-complex="10pt" style:language-asian="it" style:country-asian="IT"/>
    </style:style>
    <style:style style:name="TableCell2954" style:family="table-cell">
      <style:table-cell-properties fo:border="none" style:writing-mode="lr-tb" style:vertical-align="bottom" fo:padding-top="0in" fo:padding-left="0.0486in" fo:padding-bottom="0in" fo:padding-right="0.0486in"/>
    </style:style>
    <style:style style:name="P2955" style:parent-style-name="Standard" style:family="paragraph">
      <style:paragraph-properties fo:margin-bottom="0in"/>
      <style:text-properties fo:color="#00000A" fo:font-size="10pt" style:font-size-asian="10pt" style:font-size-complex="10pt" style:language-asian="it" style:country-asian="IT"/>
    </style:style>
    <style:style style:name="TableCell2956" style:family="table-cell">
      <style:table-cell-properties fo:border="none" style:writing-mode="lr-tb" style:vertical-align="bottom" fo:padding-top="0in" fo:padding-left="0.0486in" fo:padding-bottom="0in" fo:padding-right="0.0486in"/>
    </style:style>
    <style:style style:name="P2957" style:parent-style-name="Standard" style:family="paragraph">
      <style:paragraph-properties fo:margin-bottom="0in"/>
      <style:text-properties fo:color="#00000A" fo:font-size="10pt" style:font-size-asian="10pt" style:font-size-complex="10pt" style:language-asian="it" style:country-asian="IT"/>
    </style:style>
    <style:style style:name="TableRow2958" style:family="table-row">
      <style:table-row-properties style:row-height="0.0159in" style:use-optimal-row-height="false"/>
    </style:style>
    <style:style style:name="TableCell2959" style:family="table-cell">
      <style:table-cell-properties fo:border="none" style:writing-mode="lr-tb" style:vertical-align="bottom" fo:padding-top="0in" fo:padding-left="0.0486in" fo:padding-bottom="0in" fo:padding-right="0.0486in"/>
    </style:style>
    <style:style style:name="P2960" style:parent-style-name="Standard" style:family="paragraph">
      <style:paragraph-properties fo:margin-bottom="0in"/>
      <style:text-properties fo:color="#00000A" fo:font-size="10pt" style:font-size-asian="10pt" style:font-size-complex="10pt" style:language-asian="it" style:country-asian="IT"/>
    </style:style>
    <style:style style:name="TableCell2961" style:family="table-cell">
      <style:table-cell-properties fo:border="none" style:writing-mode="lr-tb" style:vertical-align="bottom" fo:padding-top="0in" fo:padding-left="0.0486in" fo:padding-bottom="0in" fo:padding-right="0.0486in"/>
    </style:style>
    <style:style style:name="P2962" style:parent-style-name="Standard" style:family="paragraph">
      <style:paragraph-properties fo:margin-bottom="0in"/>
      <style:text-properties fo:color="#00000A" fo:font-size="10pt" style:font-size-asian="10pt" style:font-size-complex="10pt" style:language-asian="it" style:country-asian="IT"/>
    </style:style>
    <style:style style:name="TableCell2963" style:family="table-cell">
      <style:table-cell-properties fo:border="none" style:writing-mode="lr-tb" style:vertical-align="bottom" fo:padding-top="0in" fo:padding-left="0.0486in" fo:padding-bottom="0in" fo:padding-right="0.0486in"/>
    </style:style>
    <style:style style:name="P2964" style:parent-style-name="Standard" style:family="paragraph">
      <style:paragraph-properties fo:margin-bottom="0in"/>
      <style:text-properties fo:color="#00000A" fo:font-size="10pt" style:font-size-asian="10pt" style:font-size-complex="10pt" style:language-asian="it" style:country-asian="IT"/>
    </style:style>
    <style:style style:name="TableRow2965" style:family="table-row">
      <style:table-row-properties style:min-row-height="0.2083in" style:use-optimal-row-height="false"/>
    </style:style>
    <style:style style:name="TableCell2966" style:family="table-cell">
      <style:table-cell-properties fo:border="none" style:writing-mode="lr-tb" style:vertical-align="bottom" fo:padding-top="0in" fo:padding-left="0.0486in" fo:padding-bottom="0in" fo:padding-right="0.0486in"/>
    </style:style>
    <style:style style:name="P296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68" style:family="table-cell">
      <style:table-cell-properties fo:border="none" style:writing-mode="lr-tb" style:vertical-align="bottom" fo:padding-top="0in" fo:padding-left="0.0486in" fo:padding-bottom="0in" fo:padding-right="0.0486in"/>
    </style:style>
    <style:style style:name="P296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70" style:family="table-cell">
      <style:table-cell-properties fo:border="none" style:writing-mode="lr-tb" style:vertical-align="bottom" fo:padding-top="0in" fo:padding-left="0.0486in" fo:padding-bottom="0in" fo:padding-right="0.0486in"/>
    </style:style>
    <style:style style:name="P2971" style:parent-style-name="Standard" style:family="paragraph">
      <style:paragraph-properties fo:margin-bottom="0in"/>
      <style:text-properties fo:color="#00000A" fo:font-size="10pt" style:font-size-asian="10pt" style:font-size-complex="10pt" style:language-asian="it" style:country-asian="IT"/>
    </style:style>
    <style:style style:name="TableRow2972" style:family="table-row">
      <style:table-row-properties style:min-row-height="0.2083in" style:use-optimal-row-height="false"/>
    </style:style>
    <style:style style:name="TableCell2973" style:family="table-cell">
      <style:table-cell-properties fo:border="none" style:writing-mode="lr-tb" style:vertical-align="bottom" fo:padding-top="0in" fo:padding-left="0.0486in" fo:padding-bottom="0in" fo:padding-right="0.0486in"/>
    </style:style>
    <style:style style:name="P297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75" style:family="table-cell">
      <style:table-cell-properties fo:border="none" style:writing-mode="lr-tb" style:vertical-align="bottom" fo:padding-top="0in" fo:padding-left="0.0486in" fo:padding-bottom="0in" fo:padding-right="0.0486in"/>
    </style:style>
    <style:style style:name="P29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77" style:family="table-cell">
      <style:table-cell-properties fo:border="none" style:writing-mode="lr-tb" style:vertical-align="bottom" fo:padding-top="0in" fo:padding-left="0.0486in" fo:padding-bottom="0in" fo:padding-right="0.0486in"/>
    </style:style>
    <style:style style:name="P297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79" style:family="table-row">
      <style:table-row-properties style:row-height="0.0159in" style:use-optimal-row-height="false"/>
    </style:style>
    <style:style style:name="TableCell2980" style:family="table-cell">
      <style:table-cell-properties fo:border="none" style:writing-mode="lr-tb" style:vertical-align="bottom" fo:padding-top="0in" fo:padding-left="0.0486in" fo:padding-bottom="0in" fo:padding-right="0.0486in"/>
    </style:style>
    <style:style style:name="P29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82" style:family="table-cell">
      <style:table-cell-properties fo:border="none" style:writing-mode="lr-tb" style:vertical-align="bottom" fo:padding-top="0in" fo:padding-left="0.0486in" fo:padding-bottom="0in" fo:padding-right="0.0486in"/>
    </style:style>
    <style:style style:name="P2983" style:parent-style-name="Standard" style:family="paragraph">
      <style:paragraph-properties fo:margin-bottom="0in"/>
      <style:text-properties fo:color="#00000A" fo:font-size="10pt" style:font-size-asian="10pt" style:font-size-complex="10pt" style:language-asian="it" style:country-asian="IT"/>
    </style:style>
    <style:style style:name="TableCell2984" style:family="table-cell">
      <style:table-cell-properties fo:border="none" style:writing-mode="lr-tb" style:vertical-align="bottom" fo:padding-top="0in" fo:padding-left="0.0486in" fo:padding-bottom="0in" fo:padding-right="0.0486in"/>
    </style:style>
    <style:style style:name="P2985" style:parent-style-name="Standard" style:family="paragraph">
      <style:paragraph-properties fo:margin-bottom="0in"/>
      <style:text-properties fo:color="#00000A" fo:font-size="10pt" style:font-size-asian="10pt" style:font-size-complex="10pt" style:language-asian="it" style:country-asian="IT"/>
    </style:style>
    <style:style style:name="TableRow2986" style:family="table-row">
      <style:table-row-properties style:row-height="0.0159in" style:use-optimal-row-height="false"/>
    </style:style>
    <style:style style:name="TableCell2987" style:family="table-cell">
      <style:table-cell-properties fo:border="none" style:writing-mode="lr-tb" style:vertical-align="bottom" fo:padding-top="0in" fo:padding-left="0.0486in" fo:padding-bottom="0in" fo:padding-right="0.0486in"/>
    </style:style>
    <style:style style:name="P2988" style:parent-style-name="Standard" style:family="paragraph">
      <style:paragraph-properties fo:margin-bottom="0in"/>
      <style:text-properties fo:color="#00000A" fo:font-size="10pt" style:font-size-asian="10pt" style:font-size-complex="10pt" style:language-asian="it" style:country-asian="IT"/>
    </style:style>
    <style:style style:name="TableCell2989" style:family="table-cell">
      <style:table-cell-properties fo:border="none" style:writing-mode="lr-tb" style:vertical-align="bottom" fo:padding-top="0in" fo:padding-left="0.0486in" fo:padding-bottom="0in" fo:padding-right="0.0486in"/>
    </style:style>
    <style:style style:name="P2990" style:parent-style-name="Standard" style:family="paragraph">
      <style:paragraph-properties fo:margin-bottom="0in"/>
      <style:text-properties fo:color="#00000A" fo:font-size="10pt" style:font-size-asian="10pt" style:font-size-complex="10pt" style:language-asian="it" style:country-asian="IT"/>
    </style:style>
    <style:style style:name="TableCell2991" style:family="table-cell">
      <style:table-cell-properties fo:border="none" style:writing-mode="lr-tb" style:vertical-align="bottom" fo:padding-top="0in" fo:padding-left="0.0486in" fo:padding-bottom="0in" fo:padding-right="0.0486in"/>
    </style:style>
    <style:style style:name="P2992" style:parent-style-name="Standard" style:family="paragraph">
      <style:paragraph-properties fo:margin-bottom="0in"/>
      <style:text-properties fo:color="#00000A" fo:font-size="10pt" style:font-size-asian="10pt" style:font-size-complex="10pt" style:language-asian="it" style:country-asian="IT"/>
    </style:style>
    <style:style style:name="TableRow2993" style:family="table-row">
      <style:table-row-properties style:row-height="0.0159in" style:use-optimal-row-height="false"/>
    </style:style>
    <style:style style:name="TableCell2994" style:family="table-cell">
      <style:table-cell-properties fo:border="none" style:writing-mode="lr-tb" style:vertical-align="bottom" fo:padding-top="0in" fo:padding-left="0.0486in" fo:padding-bottom="0in" fo:padding-right="0.0486in"/>
    </style:style>
    <style:style style:name="P2995" style:parent-style-name="Standard" style:family="paragraph">
      <style:paragraph-properties fo:margin-bottom="0in"/>
      <style:text-properties fo:color="#00000A" fo:font-size="10pt" style:font-size-asian="10pt" style:font-size-complex="10pt" style:language-asian="it" style:country-asian="IT"/>
    </style:style>
    <style:style style:name="TableCell2996" style:family="table-cell">
      <style:table-cell-properties fo:border="none" style:writing-mode="lr-tb" style:vertical-align="bottom" fo:padding-top="0in" fo:padding-left="0.0486in" fo:padding-bottom="0in" fo:padding-right="0.0486in"/>
    </style:style>
    <style:style style:name="P2997" style:parent-style-name="Standard" style:family="paragraph">
      <style:paragraph-properties fo:margin-bottom="0in"/>
      <style:text-properties fo:color="#00000A" fo:font-size="10pt" style:font-size-asian="10pt" style:font-size-complex="10pt" style:language-asian="it" style:country-asian="IT"/>
    </style:style>
    <style:style style:name="TableCell2998" style:family="table-cell">
      <style:table-cell-properties fo:border="none" style:writing-mode="lr-tb" style:vertical-align="bottom" fo:padding-top="0in" fo:padding-left="0.0486in" fo:padding-bottom="0in" fo:padding-right="0.0486in"/>
    </style:style>
    <style:style style:name="P2999" style:parent-style-name="Standard" style:family="paragraph">
      <style:paragraph-properties fo:margin-bottom="0in"/>
      <style:text-properties fo:color="#00000A" fo:font-size="10pt" style:font-size-asian="10pt" style:font-size-complex="10pt" style:language-asian="it" style:country-asian="IT"/>
    </style:style>
    <style:style style:name="TableRow3000" style:family="table-row">
      <style:table-row-properties style:row-height="0.0159in" style:use-optimal-row-height="false"/>
    </style:style>
    <style:style style:name="TableCell3001" style:family="table-cell">
      <style:table-cell-properties fo:border="none" style:writing-mode="lr-tb" style:vertical-align="bottom" fo:padding-top="0in" fo:padding-left="0.0486in" fo:padding-bottom="0in" fo:padding-right="0.0486in"/>
    </style:style>
    <style:style style:name="P3002" style:parent-style-name="Standard" style:family="paragraph">
      <style:paragraph-properties fo:margin-bottom="0in"/>
      <style:text-properties fo:color="#00000A" fo:font-size="10pt" style:font-size-asian="10pt" style:font-size-complex="10pt" style:language-asian="it" style:country-asian="IT"/>
    </style:style>
    <style:style style:name="TableCell3003" style:family="table-cell">
      <style:table-cell-properties fo:border="none" style:writing-mode="lr-tb" style:vertical-align="bottom" fo:padding-top="0in" fo:padding-left="0.0486in" fo:padding-bottom="0in" fo:padding-right="0.0486in"/>
    </style:style>
    <style:style style:name="P3004" style:parent-style-name="Standard" style:family="paragraph">
      <style:paragraph-properties fo:margin-bottom="0in"/>
      <style:text-properties fo:color="#00000A" fo:font-size="10pt" style:font-size-asian="10pt" style:font-size-complex="10pt" style:language-asian="it" style:country-asian="IT"/>
    </style:style>
    <style:style style:name="TableCell3005" style:family="table-cell">
      <style:table-cell-properties fo:border="none" style:writing-mode="lr-tb" style:vertical-align="bottom" fo:padding-top="0in" fo:padding-left="0.0486in" fo:padding-bottom="0in" fo:padding-right="0.0486in"/>
    </style:style>
    <style:style style:name="P3006" style:parent-style-name="Standard" style:family="paragraph">
      <style:paragraph-properties fo:margin-bottom="0in"/>
      <style:text-properties fo:color="#00000A" fo:font-size="10pt" style:font-size-asian="10pt" style:font-size-complex="10pt" style:language-asian="it" style:country-asian="IT"/>
    </style:style>
    <style:style style:name="TableRow3007" style:family="table-row">
      <style:table-row-properties style:row-height="0.0159in" style:use-optimal-row-height="false"/>
    </style:style>
    <style:style style:name="TableCell3008" style:family="table-cell">
      <style:table-cell-properties fo:border="none" style:writing-mode="lr-tb" style:vertical-align="bottom" fo:padding-top="0in" fo:padding-left="0.0486in" fo:padding-bottom="0in" fo:padding-right="0.0486in"/>
    </style:style>
    <style:style style:name="P3009" style:parent-style-name="Standard" style:family="paragraph">
      <style:paragraph-properties fo:margin-bottom="0in"/>
      <style:text-properties fo:color="#00000A" fo:font-size="10pt" style:font-size-asian="10pt" style:font-size-complex="10pt" style:language-asian="it" style:country-asian="IT"/>
    </style:style>
    <style:style style:name="TableCell3010" style:family="table-cell">
      <style:table-cell-properties fo:border="none" style:writing-mode="lr-tb" style:vertical-align="bottom" fo:padding-top="0in" fo:padding-left="0.0486in" fo:padding-bottom="0in" fo:padding-right="0.0486in"/>
    </style:style>
    <style:style style:name="P3011" style:parent-style-name="Standard" style:family="paragraph">
      <style:paragraph-properties fo:margin-bottom="0in"/>
      <style:text-properties fo:color="#00000A" fo:font-size="10pt" style:font-size-asian="10pt" style:font-size-complex="10pt" style:language-asian="it" style:country-asian="IT"/>
    </style:style>
    <style:style style:name="TableCell3012" style:family="table-cell">
      <style:table-cell-properties fo:border="none" style:writing-mode="lr-tb" style:vertical-align="bottom" fo:padding-top="0in" fo:padding-left="0.0486in" fo:padding-bottom="0in" fo:padding-right="0.0486in"/>
    </style:style>
    <style:style style:name="P3013" style:parent-style-name="Standard" style:family="paragraph">
      <style:paragraph-properties fo:margin-bottom="0in"/>
      <style:text-properties fo:color="#00000A" fo:font-size="10pt" style:font-size-asian="10pt" style:font-size-complex="10pt" style:language-asian="it" style:country-asian="IT"/>
    </style:style>
    <style:style style:name="TableRow3014" style:family="table-row">
      <style:table-row-properties style:row-height="0.0159in" style:use-optimal-row-height="false"/>
    </style:style>
    <style:style style:name="TableCell3015" style:family="table-cell">
      <style:table-cell-properties fo:border="none" style:writing-mode="lr-tb" style:vertical-align="bottom" fo:padding-top="0in" fo:padding-left="0.0486in" fo:padding-bottom="0in" fo:padding-right="0.0486in"/>
    </style:style>
    <style:style style:name="P3016" style:parent-style-name="Standard" style:family="paragraph">
      <style:paragraph-properties fo:margin-bottom="0in"/>
      <style:text-properties fo:color="#00000A" fo:font-size="10pt" style:font-size-asian="10pt" style:font-size-complex="10pt" style:language-asian="it" style:country-asian="IT"/>
    </style:style>
    <style:style style:name="TableCell3017" style:family="table-cell">
      <style:table-cell-properties fo:border="none" style:writing-mode="lr-tb" style:vertical-align="bottom" fo:padding-top="0in" fo:padding-left="0.0486in" fo:padding-bottom="0in" fo:padding-right="0.0486in"/>
    </style:style>
    <style:style style:name="P3018" style:parent-style-name="Standard" style:family="paragraph">
      <style:paragraph-properties fo:margin-bottom="0in"/>
      <style:text-properties fo:color="#00000A" fo:font-size="10pt" style:font-size-asian="10pt" style:font-size-complex="10pt" style:language-asian="it" style:country-asian="IT"/>
    </style:style>
    <style:style style:name="TableCell3019" style:family="table-cell">
      <style:table-cell-properties fo:border="none" style:writing-mode="lr-tb" style:vertical-align="bottom" fo:padding-top="0in" fo:padding-left="0.0486in" fo:padding-bottom="0in" fo:padding-right="0.0486in"/>
    </style:style>
    <style:style style:name="P3020" style:parent-style-name="Standard" style:family="paragraph">
      <style:paragraph-properties fo:margin-bottom="0in"/>
      <style:text-properties fo:color="#00000A" fo:font-size="10pt" style:font-size-asian="10pt" style:font-size-complex="10pt" style:language-asian="it" style:country-asian="IT"/>
    </style:style>
    <style:style style:name="TableRow3021" style:family="table-row">
      <style:table-row-properties style:row-height="0.0159in" style:use-optimal-row-height="false"/>
    </style:style>
    <style:style style:name="TableCell3022" style:family="table-cell">
      <style:table-cell-properties fo:border="none" style:writing-mode="lr-tb" style:vertical-align="bottom" fo:padding-top="0in" fo:padding-left="0.0486in" fo:padding-bottom="0in" fo:padding-right="0.0486in"/>
    </style:style>
    <style:style style:name="P3023" style:parent-style-name="Standard" style:family="paragraph">
      <style:paragraph-properties fo:margin-bottom="0in"/>
      <style:text-properties fo:color="#00000A" fo:font-size="10pt" style:font-size-asian="10pt" style:font-size-complex="10pt" style:language-asian="it" style:country-asian="IT"/>
    </style:style>
    <style:style style:name="TableCell3024" style:family="table-cell">
      <style:table-cell-properties fo:border="none" style:writing-mode="lr-tb" style:vertical-align="bottom" fo:padding-top="0in" fo:padding-left="0.0486in" fo:padding-bottom="0in" fo:padding-right="0.0486in"/>
    </style:style>
    <style:style style:name="P3025" style:parent-style-name="Standard" style:family="paragraph">
      <style:paragraph-properties fo:margin-bottom="0in"/>
      <style:text-properties fo:color="#00000A" fo:font-size="10pt" style:font-size-asian="10pt" style:font-size-complex="10pt" style:language-asian="it" style:country-asian="IT"/>
    </style:style>
    <style:style style:name="TableCell3026" style:family="table-cell">
      <style:table-cell-properties fo:border="none" style:writing-mode="lr-tb" style:vertical-align="bottom" fo:padding-top="0in" fo:padding-left="0.0486in" fo:padding-bottom="0in" fo:padding-right="0.0486in"/>
    </style:style>
    <style:style style:name="P3027" style:parent-style-name="Standard" style:family="paragraph">
      <style:paragraph-properties fo:margin-bottom="0in"/>
      <style:text-properties fo:color="#00000A" fo:font-size="10pt" style:font-size-asian="10pt" style:font-size-complex="10pt" style:language-asian="it" style:country-asian="IT"/>
    </style:style>
    <style:style style:name="TableRow3028" style:family="table-row">
      <style:table-row-properties style:row-height="0.0159in" style:use-optimal-row-height="false"/>
    </style:style>
    <style:style style:name="TableCell3029" style:family="table-cell">
      <style:table-cell-properties fo:border="none" style:writing-mode="lr-tb" style:vertical-align="bottom" fo:padding-top="0in" fo:padding-left="0.0486in" fo:padding-bottom="0in" fo:padding-right="0.0486in"/>
    </style:style>
    <style:style style:name="P3030" style:parent-style-name="Standard" style:family="paragraph">
      <style:paragraph-properties fo:margin-bottom="0in"/>
      <style:text-properties fo:color="#00000A" fo:font-size="10pt" style:font-size-asian="10pt" style:font-size-complex="10pt" style:language-asian="it" style:country-asian="IT"/>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margin-bottom="0in"/>
      <style:text-properties fo:color="#00000A" fo:font-size="10pt" style:font-size-asian="10pt" style:font-size-complex="10pt" style:language-asian="it" style:country-asian="IT"/>
    </style:style>
    <style:style style:name="TableCell3033" style:family="table-cell">
      <style:table-cell-properties fo:border="none" style:writing-mode="lr-tb" style:vertical-align="bottom" fo:padding-top="0in" fo:padding-left="0.0486in" fo:padding-bottom="0in" fo:padding-right="0.0486in"/>
    </style:style>
    <style:style style:name="P3034" style:parent-style-name="Standard" style:family="paragraph">
      <style:paragraph-properties fo:margin-bottom="0in"/>
      <style:text-properties fo:color="#00000A" fo:font-size="10pt" style:font-size-asian="10pt" style:font-size-complex="10pt" style:language-asian="it" style:country-asian="IT"/>
    </style:style>
    <style:style style:name="TableRow3035" style:family="table-row">
      <style:table-row-properties style:min-row-height="0.2083in" style:use-optimal-row-height="false"/>
    </style:style>
    <style:style style:name="TableCell3036" style:family="table-cell">
      <style:table-cell-properties fo:border="none" style:writing-mode="lr-tb" style:vertical-align="bottom" fo:padding-top="0in" fo:padding-left="0.0486in" fo:padding-bottom="0in" fo:padding-right="0.0486in"/>
    </style:style>
    <style:style style:name="P303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margin-bottom="0in"/>
      <style:text-properties fo:color="#00000A" fo:font-size="10pt" style:font-size-asian="10pt" style:font-size-complex="10pt" style:language-asian="it" style:country-asian="IT"/>
    </style:style>
    <style:style style:name="TableRow3042" style:family="table-row">
      <style:table-row-properties style:min-row-height="0.2083in" style:use-optimal-row-height="false"/>
    </style:style>
    <style:style style:name="TableCell3043" style:family="table-cell">
      <style:table-cell-properties fo:border="none" style:writing-mode="lr-tb" style:vertical-align="bottom" fo:padding-top="0in" fo:padding-left="0.0486in" fo:padding-bottom="0in" fo:padding-right="0.0486in"/>
    </style:style>
    <style:style style:name="P3044" style:parent-style-name="Standard" style:family="paragraph">
      <style:paragraph-properties fo:margin-bottom="0in"/>
      <style:text-properties fo:color="#00000A" fo:font-size="10pt" style:font-size-asian="10pt" style:font-size-complex="10pt" style:language-asian="it" style:country-asian="IT"/>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margin-bottom="0in"/>
      <style:text-properties fo:color="#00000A" fo:font-size="10pt" style:font-size-asian="10pt" style:font-size-complex="10pt" style:language-asian="it" style:country-asian="IT"/>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49" style:family="table-row">
      <style:table-row-properties style:row-height="0.0159in" style:use-optimal-row-height="false"/>
    </style:style>
    <style:style style:name="TableCell3050" style:family="table-cell">
      <style:table-cell-properties fo:border="none" style:writing-mode="lr-tb" style:vertical-align="bottom" fo:padding-top="0in" fo:padding-left="0.0486in" fo:padding-bottom="0in" fo:padding-right="0.0486in"/>
    </style:style>
    <style:style style:name="P305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margin-bottom="0in"/>
      <style:text-properties fo:color="#00000A" fo:font-size="10pt" style:font-size-asian="10pt" style:font-size-complex="10pt" style:language-asian="it" style:country-asian="IT"/>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paragraph-properties fo:margin-bottom="0in"/>
      <style:text-properties fo:color="#00000A" fo:font-size="10pt" style:font-size-asian="10pt" style:font-size-complex="10pt" style:language-asian="it" style:country-asian="IT"/>
    </style:style>
    <style:style style:name="TableRow3056" style:family="table-row">
      <style:table-row-properties style:row-height="0.0159in" style:use-optimal-row-height="false"/>
    </style:style>
    <style:style style:name="TableCell3057" style:family="table-cell">
      <style:table-cell-properties fo:border="none" style:writing-mode="lr-tb" style:vertical-align="bottom" fo:padding-top="0in" fo:padding-left="0.0486in" fo:padding-bottom="0in" fo:padding-right="0.0486in"/>
    </style:style>
    <style:style style:name="P3058" style:parent-style-name="Standard" style:family="paragraph">
      <style:paragraph-properties fo:margin-bottom="0in"/>
      <style:text-properties fo:color="#00000A" fo:font-size="10pt" style:font-size-asian="10pt" style:font-size-complex="10pt" style:language-asian="it" style:country-asian="IT"/>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fo:color="#00000A" fo:font-size="10pt" style:font-size-asian="10pt" style:font-size-complex="10pt"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margin-bottom="0in"/>
      <style:text-properties fo:color="#00000A" fo:font-size="10pt" style:font-size-asian="10pt" style:font-size-complex="10pt" style:language-asian="it" style:country-asian="IT"/>
    </style:style>
    <style:style style:name="TableRow3063" style:family="table-row">
      <style:table-row-properties style:row-height="0.0159in" style:use-optimal-row-height="false"/>
    </style:style>
    <style:style style:name="TableCell3064" style:family="table-cell">
      <style:table-cell-properties fo:border="none" style:writing-mode="lr-tb" style:vertical-align="bottom" fo:padding-top="0in" fo:padding-left="0.0486in" fo:padding-bottom="0in" fo:padding-right="0.0486in"/>
    </style:style>
    <style:style style:name="P3065" style:parent-style-name="Standard" style:family="paragraph">
      <style:paragraph-properties fo:margin-bottom="0in"/>
      <style:text-properties fo:color="#00000A" fo:font-size="10pt" style:font-size-asian="10pt" style:font-size-complex="10pt" style:language-asian="it" style:country-asian="IT"/>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margin-bottom="0in"/>
      <style:text-properties fo:color="#00000A" fo:font-size="10pt" style:font-size-asian="10pt" style:font-size-complex="10pt"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fo:color="#00000A" fo:font-size="10pt" style:font-size-asian="10pt" style:font-size-complex="10pt" style:language-asian="it" style:country-asian="IT"/>
    </style:style>
    <style:style style:name="TableRow3070" style:family="table-row">
      <style:table-row-properties style:row-height="0.0159in" style:use-optimal-row-height="false"/>
    </style:style>
    <style:style style:name="TableCell3071" style:family="table-cell">
      <style:table-cell-properties fo:border="none" style:writing-mode="lr-tb" style:vertical-align="bottom" fo:padding-top="0in" fo:padding-left="0.0486in" fo:padding-bottom="0in" fo:padding-right="0.0486in"/>
    </style:style>
    <style:style style:name="P3072" style:parent-style-name="Standard" style:family="paragraph">
      <style:paragraph-properties fo:margin-bottom="0in"/>
      <style:text-properties fo:color="#00000A" fo:font-size="10pt" style:font-size-asian="10pt" style:font-size-complex="10pt" style:language-asian="it" style:country-asian="IT"/>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margin-bottom="0in"/>
      <style:text-properties fo:color="#00000A" fo:font-size="10pt" style:font-size-asian="10pt" style:font-size-complex="10pt" style:language-asian="it" style:country-asian="IT"/>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P3077" style:parent-style-name="Normale" style:family="paragraph">
      <style:paragraph-properties fo:break-before="page"/>
    </style:style>
    <style:style style:name="TableColumn3079" style:family="table-column">
      <style:table-column-properties style:column-width="2.027in" style:use-optimal-column-width="false"/>
    </style:style>
    <style:style style:name="TableColumn3080" style:family="table-column">
      <style:table-column-properties style:column-width="1.7784in" style:use-optimal-column-width="false"/>
    </style:style>
    <style:style style:name="TableColumn3081" style:family="table-column">
      <style:table-column-properties style:column-width="1.9027in" style:use-optimal-column-width="false"/>
    </style:style>
    <style:style style:name="Table3078" style:family="table">
      <style:table-properties style:width="5.7083in" fo:margin-left="-0.0104in" table:align="left"/>
    </style:style>
    <style:style style:name="TableRow3082" style:family="table-row">
      <style:table-row-properties style:min-row-height="0.2604in" style:use-optimal-row-height="false"/>
    </style:style>
    <style:style style:name="TableCell3083" style:family="table-cell">
      <style:table-cell-properties fo:border="none" style:writing-mode="lr-tb" style:vertical-align="bottom" fo:padding-top="0in" fo:padding-left="0.0486in" fo:padding-bottom="0in" fo:padding-right="0.0486in"/>
    </style:style>
    <style:style style:name="P3084" style:parent-style-name="Titolo1" style:family="paragraph">
      <style:text-properties style:font-name-asian="Times New Roman" style:language-asian="it" style:country-asian="IT"/>
    </style:style>
    <style:style style:name="TableCell3085" style:family="table-cell">
      <style:table-cell-properties fo:border="none" style:writing-mode="lr-tb" style:vertical-align="bottom" fo:padding-top="0in" fo:padding-left="0.0486in" fo:padding-bottom="0in" fo:padding-right="0.0486in"/>
    </style:style>
    <style:style style:name="P308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Row3089" style:family="table-row">
      <style:table-row-properties style:row-height="0.0159in" style:use-optimal-row-height="false"/>
    </style:style>
    <style:style style:name="TableCell3090" style:family="table-cell">
      <style:table-cell-properties fo:border="none" style:writing-mode="lr-tb" style:vertical-align="bottom" fo:padding-top="0in" fo:padding-left="0.0486in" fo:padding-bottom="0in" fo:padding-right="0.0486in"/>
    </style:style>
    <style:style style:name="P3091" style:parent-style-name="Standard" style:family="paragraph">
      <style:paragraph-properties fo:margin-bottom="0in"/>
      <style:text-properties fo:color="#00000A" fo:font-size="10pt" style:font-size-asian="10pt" style:font-size-complex="10pt" style:language-asian="it" style:country-asian="IT"/>
    </style:style>
    <style:style style:name="TableCell3092" style:family="table-cell">
      <style:table-cell-properties fo:border="none" style:writing-mode="lr-tb" style:vertical-align="bottom" fo:padding-top="0in" fo:padding-left="0.0486in" fo:padding-bottom="0in" fo:padding-right="0.0486in"/>
    </style:style>
    <style:style style:name="P3093" style:parent-style-name="Standard" style:family="paragraph">
      <style:paragraph-properties fo:margin-bottom="0in"/>
      <style:text-properties fo:color="#00000A" fo:font-size="10pt" style:font-size-asian="10pt" style:font-size-complex="10pt" style:language-asian="it" style:country-asian="IT"/>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Row3096" style:family="table-row">
      <style:table-row-properties style:min-row-height="0.2083in" style:use-optimal-row-height="false"/>
    </style:style>
    <style:style style:name="TableCell3097" style:family="table-cell">
      <style:table-cell-properties fo:border="none" style:writing-mode="lr-tb" style:vertical-align="bottom" fo:padding-top="0in" fo:padding-left="0.0486in" fo:padding-bottom="0in" fo:padding-right="0.0486in"/>
    </style:style>
    <style:style style:name="P309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099" style:family="table-cell">
      <style:table-cell-properties fo:border="none" style:writing-mode="lr-tb" style:vertical-align="bottom" fo:padding-top="0in" fo:padding-left="0.0486in" fo:padding-bottom="0in" fo:padding-right="0.0486in"/>
    </style:style>
    <style:style style:name="P31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fo:color="#00000A" fo:font-size="10pt" style:font-size-asian="10pt" style:font-size-complex="10pt" style:language-asian="it" style:country-asian="IT"/>
    </style:style>
    <style:style style:name="TableRow3103" style:family="table-row">
      <style:table-row-properties style:row-height="0.0159in" style:use-optimal-row-height="false"/>
    </style:style>
    <style:style style:name="TableCell3104" style:family="table-cell">
      <style:table-cell-properties fo:border="none" style:writing-mode="lr-tb" style:vertical-align="bottom" fo:padding-top="0in" fo:padding-left="0.0486in" fo:padding-bottom="0in" fo:padding-right="0.0486in"/>
    </style:style>
    <style:style style:name="P3105" style:parent-style-name="Standard" style:family="paragraph">
      <style:paragraph-properties fo:margin-bottom="0in"/>
      <style:text-properties fo:color="#00000A" fo:font-size="10pt" style:font-size-asian="10pt" style:font-size-complex="10pt" style:language-asian="it" style:country-asian="IT"/>
    </style:style>
    <style:style style:name="TableCell3106" style:family="table-cell">
      <style:table-cell-properties fo:border="none" style:writing-mode="lr-tb" style:vertical-align="bottom" fo:padding-top="0in" fo:padding-left="0.0486in" fo:padding-bottom="0in" fo:padding-right="0.0486in"/>
    </style:style>
    <style:style style:name="P3107" style:parent-style-name="Standard" style:family="paragraph">
      <style:paragraph-properties fo:margin-bottom="0in"/>
      <style:text-properties fo:color="#00000A" fo:font-size="10pt" style:font-size-asian="10pt" style:font-size-complex="10pt" style:language-asian="it" style:country-asian="IT"/>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fo:color="#00000A" fo:font-size="10pt" style:font-size-asian="10pt" style:font-size-complex="10pt" style:language-asian="it" style:country-asian="IT"/>
    </style:style>
    <style:style style:name="TableRow3110" style:family="table-row">
      <style:table-row-properties style:min-row-height="0.2083in" style:use-optimal-row-height="false"/>
    </style:style>
    <style:style style:name="TableCell3111" style:family="table-cell">
      <style:table-cell-properties fo:border="none" style:writing-mode="lr-tb" style:vertical-align="bottom" fo:padding-top="0in" fo:padding-left="0.0486in" fo:padding-bottom="0in" fo:padding-right="0.0486in"/>
    </style:style>
    <style:style style:name="P311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13" style:family="table-cell">
      <style:table-cell-properties fo:border="none" style:writing-mode="lr-tb" style:vertical-align="bottom" fo:padding-top="0in" fo:padding-left="0.0486in" fo:padding-bottom="0in" fo:padding-right="0.0486in"/>
    </style:style>
    <style:style style:name="P31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Row3117" style:family="table-row">
      <style:table-row-properties style:min-row-height="0.2083in" style:use-optimal-row-height="false"/>
    </style:style>
    <style:style style:name="TableCell3118" style:family="table-cell">
      <style:table-cell-properties fo:border="none" style:writing-mode="lr-tb" style:vertical-align="bottom" fo:padding-top="0in" fo:padding-left="0.0486in" fo:padding-bottom="0in" fo:padding-right="0.0486in"/>
    </style:style>
    <style:style style:name="P311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20" style:family="table-cell">
      <style:table-cell-properties fo:border="none" style:writing-mode="lr-tb" style:vertical-align="bottom" fo:padding-top="0in" fo:padding-left="0.0486in" fo:padding-bottom="0in" fo:padding-right="0.0486in"/>
    </style:style>
    <style:style style:name="P31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24" style:family="table-row">
      <style:table-row-properties style:row-height="0.0159in" style:use-optimal-row-height="false"/>
    </style:style>
    <style:style style:name="TableCell3125" style:family="table-cell">
      <style:table-cell-properties fo:border="none" style:writing-mode="lr-tb" style:vertical-align="bottom" fo:padding-top="0in" fo:padding-left="0.0486in" fo:padding-bottom="0in" fo:padding-right="0.0486in"/>
    </style:style>
    <style:style style:name="P31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27" style:family="table-cell">
      <style:table-cell-properties fo:border="none" style:writing-mode="lr-tb" style:vertical-align="bottom" fo:padding-top="0in" fo:padding-left="0.0486in" fo:padding-bottom="0in" fo:padding-right="0.0486in"/>
    </style:style>
    <style:style style:name="P3128" style:parent-style-name="Standard" style:family="paragraph">
      <style:paragraph-properties fo:margin-bottom="0in"/>
      <style:text-properties fo:color="#00000A" fo:font-size="10pt" style:font-size-asian="10pt" style:font-size-complex="10pt" style:language-asian="it" style:country-asian="IT"/>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Row3131" style:family="table-row">
      <style:table-row-properties style:row-height="0.0159in" style:use-optimal-row-height="false"/>
    </style:style>
    <style:style style:name="TableCell3132" style:family="table-cell">
      <style:table-cell-properties fo:border="none" style:writing-mode="lr-tb" style:vertical-align="bottom" fo:padding-top="0in" fo:padding-left="0.0486in" fo:padding-bottom="0in" fo:padding-right="0.0486in"/>
    </style:style>
    <style:style style:name="P3133" style:parent-style-name="Standard" style:family="paragraph">
      <style:paragraph-properties fo:margin-bottom="0in"/>
      <style:text-properties fo:color="#00000A" fo:font-size="10pt" style:font-size-asian="10pt" style:font-size-complex="10pt" style:language-asian="it" style:country-asian="IT"/>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margin-bottom="0in"/>
      <style:text-properties fo:color="#00000A" fo:font-size="10pt" style:font-size-asian="10pt" style:font-size-complex="10pt" style:language-asian="it" style:country-asian="IT"/>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style:text-properties fo:color="#00000A" fo:font-size="10pt" style:font-size-asian="10pt" style:font-size-complex="10pt" style:language-asian="it" style:country-asian="IT"/>
    </style:style>
    <style:style style:name="TableRow3138" style:family="table-row">
      <style:table-row-properties style:row-height="0.0159in" style:use-optimal-row-height="false"/>
    </style:style>
    <style:style style:name="TableCell3139" style:family="table-cell">
      <style:table-cell-properties fo:border="none" style:writing-mode="lr-tb" style:vertical-align="bottom" fo:padding-top="0in" fo:padding-left="0.0486in" fo:padding-bottom="0in" fo:padding-right="0.0486in"/>
    </style:style>
    <style:style style:name="P3140" style:parent-style-name="Standard" style:family="paragraph">
      <style:paragraph-properties fo:margin-bottom="0in"/>
      <style:text-properties fo:color="#00000A" fo:font-size="10pt" style:font-size-asian="10pt" style:font-size-complex="10pt" style:language-asian="it" style:country-asian="IT"/>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margin-bottom="0in"/>
      <style:text-properties fo:color="#00000A" fo:font-size="10pt" style:font-size-asian="10pt" style:font-size-complex="10pt" style:language-asian="it" style:country-asian="IT"/>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fo:color="#00000A" fo:font-size="10pt" style:font-size-asian="10pt" style:font-size-complex="10pt" style:language-asian="it" style:country-asian="IT"/>
    </style:style>
    <style:style style:name="TableRow3145" style:family="table-row">
      <style:table-row-properties style:row-height="0.0159in" style:use-optimal-row-height="false"/>
    </style:style>
    <style:style style:name="TableCell3146" style:family="table-cell">
      <style:table-cell-properties fo:border="none" style:writing-mode="lr-tb" style:vertical-align="bottom" fo:padding-top="0in" fo:padding-left="0.0486in" fo:padding-bottom="0in" fo:padding-right="0.0486in"/>
    </style:style>
    <style:style style:name="P3147" style:parent-style-name="Standard" style:family="paragraph">
      <style:paragraph-properties fo:margin-bottom="0in"/>
      <style:text-properties fo:color="#00000A" fo:font-size="10pt" style:font-size-asian="10pt" style:font-size-complex="10pt" style:language-asian="it" style:country-asian="IT"/>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margin-bottom="0in"/>
      <style:text-properties fo:color="#00000A" fo:font-size="10pt" style:font-size-asian="10pt" style:font-size-complex="10pt" style:language-asian="it" style:country-asian="IT"/>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margin-bottom="0in"/>
      <style:text-properties fo:color="#00000A" fo:font-size="10pt" style:font-size-asian="10pt" style:font-size-complex="10pt" style:language-asian="it" style:country-asian="IT"/>
    </style:style>
    <style:style style:name="TableRow3152" style:family="table-row">
      <style:table-row-properties style:row-height="0.0159in" style:use-optimal-row-height="false"/>
    </style:style>
    <style:style style:name="TableCell3153" style:family="table-cell">
      <style:table-cell-properties fo:border="none" style:writing-mode="lr-tb" style:vertical-align="bottom" fo:padding-top="0in" fo:padding-left="0.0486in" fo:padding-bottom="0in" fo:padding-right="0.0486in"/>
    </style:style>
    <style:style style:name="P3154" style:parent-style-name="Standard" style:family="paragraph">
      <style:paragraph-properties fo:margin-bottom="0in"/>
      <style:text-properties fo:color="#00000A" fo:font-size="10pt" style:font-size-asian="10pt" style:font-size-complex="10pt" style:language-asian="it" style:country-asian="IT"/>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margin-bottom="0in"/>
      <style:text-properties fo:color="#00000A" fo:font-size="10pt" style:font-size-asian="10pt" style:font-size-complex="10pt" style:language-asian="it" style:country-asian="IT"/>
    </style:style>
    <style:style style:name="TableCell3157" style:family="table-cell">
      <style:table-cell-properties fo:border="none" style:writing-mode="lr-tb" style:vertical-align="bottom" fo:padding-top="0in" fo:padding-left="0.0486in" fo:padding-bottom="0in" fo:padding-right="0.0486in"/>
    </style:style>
    <style:style style:name="P3158" style:parent-style-name="Standard" style:family="paragraph">
      <style:paragraph-properties fo:margin-bottom="0in"/>
      <style:text-properties fo:color="#00000A" fo:font-size="10pt" style:font-size-asian="10pt" style:font-size-complex="10pt" style:language-asian="it" style:country-asian="IT"/>
    </style:style>
    <style:style style:name="TableRow3159" style:family="table-row">
      <style:table-row-properties style:row-height="0.0159in" style:use-optimal-row-height="false"/>
    </style:style>
    <style:style style:name="TableCell3160" style:family="table-cell">
      <style:table-cell-properties fo:border="none" style:writing-mode="lr-tb" style:vertical-align="bottom" fo:padding-top="0in" fo:padding-left="0.0486in" fo:padding-bottom="0in" fo:padding-right="0.0486in"/>
    </style:style>
    <style:style style:name="P3161" style:parent-style-name="Standard" style:family="paragraph">
      <style:paragraph-properties fo:margin-bottom="0in"/>
      <style:text-properties fo:color="#00000A" fo:font-size="10pt" style:font-size-asian="10pt" style:font-size-complex="10pt" style:language-asian="it" style:country-asian="IT"/>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margin-bottom="0in"/>
      <style:text-properties fo:color="#00000A" fo:font-size="10pt" style:font-size-asian="10pt" style:font-size-complex="10pt" style:language-asian="it" style:country-asian="IT"/>
    </style:style>
    <style:style style:name="TableCell3164" style:family="table-cell">
      <style:table-cell-properties fo:border="none" style:writing-mode="lr-tb" style:vertical-align="bottom" fo:padding-top="0in" fo:padding-left="0.0486in" fo:padding-bottom="0in" fo:padding-right="0.0486in"/>
    </style:style>
    <style:style style:name="P3165" style:parent-style-name="Standard" style:family="paragraph">
      <style:paragraph-properties fo:margin-bottom="0in"/>
      <style:text-properties fo:color="#00000A" fo:font-size="10pt" style:font-size-asian="10pt" style:font-size-complex="10pt" style:language-asian="it" style:country-asian="IT"/>
    </style:style>
    <style:style style:name="TableRow3166" style:family="table-row">
      <style:table-row-properties style:min-row-height="0.2083in" style:use-optimal-row-height="false"/>
    </style:style>
    <style:style style:name="TableCell3167" style:family="table-cell">
      <style:table-cell-properties fo:border="none" style:writing-mode="lr-tb" style:vertical-align="bottom" fo:padding-top="0in" fo:padding-left="0.0486in" fo:padding-bottom="0in" fo:padding-right="0.0486in"/>
    </style:style>
    <style:style style:name="P316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69" style:family="table-cell">
      <style:table-cell-properties fo:border="none" style:writing-mode="lr-tb" style:vertical-align="bottom" fo:padding-top="0in" fo:padding-left="0.0486in" fo:padding-bottom="0in" fo:padding-right="0.0486in"/>
    </style:style>
    <style:style style:name="P31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71" style:family="table-cell">
      <style:table-cell-properties fo:border="none" style:writing-mode="lr-tb" style:vertical-align="bottom" fo:padding-top="0in" fo:padding-left="0.0486in" fo:padding-bottom="0in" fo:padding-right="0.0486in"/>
    </style:style>
    <style:style style:name="P3172" style:parent-style-name="Standard" style:family="paragraph">
      <style:paragraph-properties fo:margin-bottom="0in"/>
      <style:text-properties fo:color="#00000A" fo:font-size="10pt" style:font-size-asian="10pt" style:font-size-complex="10pt" style:language-asian="it" style:country-asian="IT"/>
    </style:style>
    <style:style style:name="TableRow3173" style:family="table-row">
      <style:table-row-properties style:min-row-height="0.2083in" style:use-optimal-row-height="false"/>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78" style:family="table-cell">
      <style:table-cell-properties fo:border="none" style:writing-mode="lr-tb" style:vertical-align="bottom" fo:padding-top="0in" fo:padding-left="0.0486in" fo:padding-bottom="0in" fo:padding-right="0.0486in"/>
    </style:style>
    <style:style style:name="P31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80" style:family="table-row">
      <style:table-row-properties style:row-height="0.0159in" style:use-optimal-row-height="false"/>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margin-bottom="0in"/>
      <style:text-properties fo:color="#00000A" fo:font-size="10pt" style:font-size-asian="10pt" style:font-size-complex="10pt" style:language-asian="it" style:country-asian="IT"/>
    </style:style>
    <style:style style:name="TableCell3185" style:family="table-cell">
      <style:table-cell-properties fo:border="none" style:writing-mode="lr-tb" style:vertical-align="bottom" fo:padding-top="0in" fo:padding-left="0.0486in" fo:padding-bottom="0in" fo:padding-right="0.0486in"/>
    </style:style>
    <style:style style:name="P3186" style:parent-style-name="Standard" style:family="paragraph">
      <style:paragraph-properties fo:margin-bottom="0in"/>
      <style:text-properties fo:color="#00000A" fo:font-size="10pt" style:font-size-asian="10pt" style:font-size-complex="10pt" style:language-asian="it" style:country-asian="IT"/>
    </style:style>
    <style:style style:name="TableRow3187" style:family="table-row">
      <style:table-row-properties style:row-height="0.0159in" style:use-optimal-row-height="false"/>
    </style:style>
    <style:style style:name="TableCell3188" style:family="table-cell">
      <style:table-cell-properties fo:border="none" style:writing-mode="lr-tb" style:vertical-align="bottom" fo:padding-top="0in" fo:padding-left="0.0486in" fo:padding-bottom="0in" fo:padding-right="0.0486in"/>
    </style:style>
    <style:style style:name="P3189" style:parent-style-name="Standard" style:family="paragraph">
      <style:paragraph-properties fo:margin-bottom="0in"/>
      <style:text-properties fo:color="#00000A" fo:font-size="10pt" style:font-size-asian="10pt" style:font-size-complex="10pt" style:language-asian="it" style:country-asian="IT"/>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margin-bottom="0in"/>
      <style:text-properties fo:color="#00000A" fo:font-size="10pt" style:font-size-asian="10pt" style:font-size-complex="10pt" style:language-asian="it" style:country-asian="IT"/>
    </style:style>
    <style:style style:name="TableCell3192" style:family="table-cell">
      <style:table-cell-properties fo:border="none" style:writing-mode="lr-tb" style:vertical-align="bottom" fo:padding-top="0in" fo:padding-left="0.0486in" fo:padding-bottom="0in" fo:padding-right="0.0486in"/>
    </style:style>
    <style:style style:name="P3193" style:parent-style-name="Standard" style:family="paragraph">
      <style:paragraph-properties fo:margin-bottom="0in"/>
      <style:text-properties fo:color="#00000A" fo:font-size="10pt" style:font-size-asian="10pt" style:font-size-complex="10pt" style:language-asian="it" style:country-asian="IT"/>
    </style:style>
    <style:style style:name="TableRow3194" style:family="table-row">
      <style:table-row-properties style:row-height="0.0159in" style:use-optimal-row-height="false"/>
    </style:style>
    <style:style style:name="TableCell3195" style:family="table-cell">
      <style:table-cell-properties fo:border="none" style:writing-mode="lr-tb" style:vertical-align="bottom" fo:padding-top="0in" fo:padding-left="0.0486in" fo:padding-bottom="0in" fo:padding-right="0.0486in"/>
    </style:style>
    <style:style style:name="P3196" style:parent-style-name="Standard" style:family="paragraph">
      <style:paragraph-properties fo:margin-bottom="0in"/>
      <style:text-properties fo:color="#00000A" fo:font-size="10pt" style:font-size-asian="10pt" style:font-size-complex="10pt" style:language-asian="it" style:country-asian="IT"/>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margin-bottom="0in"/>
      <style:text-properties fo:color="#00000A" fo:font-size="10pt" style:font-size-asian="10pt" style:font-size-complex="10pt"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paragraph-properties fo:margin-bottom="0in"/>
      <style:text-properties fo:color="#00000A" fo:font-size="10pt" style:font-size-asian="10pt" style:font-size-complex="10pt" style:language-asian="it" style:country-asian="IT"/>
    </style:style>
    <style:style style:name="TableRow3201" style:family="table-row">
      <style:table-row-properties style:row-height="0.0159in" style:use-optimal-row-height="false"/>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Standard" style:family="paragraph">
      <style:paragraph-properties fo:margin-bottom="0in"/>
      <style:text-properties fo:color="#00000A" fo:font-size="10pt" style:font-size-asian="10pt" style:font-size-complex="10pt" style:language-asian="it" style:country-asian="IT"/>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Row3208" style:family="table-row">
      <style:table-row-properties style:row-height="0.0159in" style:use-optimal-row-height="false"/>
    </style:style>
    <style:style style:name="TableCell3209" style:family="table-cell">
      <style:table-cell-properties fo:border="none" style:writing-mode="lr-tb" style:vertical-align="bottom" fo:padding-top="0in" fo:padding-left="0.0486in" fo:padding-bottom="0in" fo:padding-right="0.0486in"/>
    </style:style>
    <style:style style:name="P3210" style:parent-style-name="Standard" style:family="paragraph">
      <style:paragraph-properties fo:margin-bottom="0in"/>
      <style:text-properties fo:color="#00000A" fo:font-size="10pt" style:font-size-asian="10pt" style:font-size-complex="10pt"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fo:color="#00000A" fo:font-size="10pt" style:font-size-asian="10pt" style:font-size-complex="10pt"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paragraph-properties fo:margin-bottom="0in"/>
      <style:text-properties fo:color="#00000A" fo:font-size="10pt" style:font-size-asian="10pt" style:font-size-complex="10pt" style:language-asian="it" style:country-asian="IT"/>
    </style:style>
    <style:style style:name="TableRow3215" style:family="table-row">
      <style:table-row-properties style:row-height="0.0159in" style:use-optimal-row-height="false"/>
    </style:style>
    <style:style style:name="TableCell3216" style:family="table-cell">
      <style:table-cell-properties fo:border="none" style:writing-mode="lr-tb" style:vertical-align="bottom" fo:padding-top="0in" fo:padding-left="0.0486in" fo:padding-bottom="0in" fo:padding-right="0.0486in"/>
    </style:style>
    <style:style style:name="P3217" style:parent-style-name="Standard" style:family="paragraph">
      <style:paragraph-properties fo:margin-bottom="0in"/>
      <style:text-properties fo:color="#00000A" fo:font-size="10pt" style:font-size-asian="10pt" style:font-size-complex="10pt" style:language-asian="it" style:country-asian="IT"/>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margin-bottom="0in"/>
      <style:text-properties fo:color="#00000A" fo:font-size="10pt" style:font-size-asian="10pt" style:font-size-complex="10pt"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margin-bottom="0in"/>
      <style:text-properties fo:color="#00000A" fo:font-size="10pt" style:font-size-asian="10pt" style:font-size-complex="10pt" style:language-asian="it" style:country-asian="IT"/>
    </style:style>
    <style:style style:name="TableRow3222" style:family="table-row">
      <style:table-row-properties style:row-height="0.0159in" style:use-optimal-row-height="false"/>
    </style:style>
    <style:style style:name="TableCell3223" style:family="table-cell">
      <style:table-cell-properties fo:border="none" style:writing-mode="lr-tb" style:vertical-align="bottom" fo:padding-top="0in" fo:padding-left="0.0486in" fo:padding-bottom="0in" fo:padding-right="0.0486in"/>
    </style:style>
    <style:style style:name="P3224" style:parent-style-name="Standard" style:family="paragraph">
      <style:paragraph-properties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margin-bottom="0in"/>
      <style:text-properties fo:color="#00000A" fo:font-size="10pt" style:font-size-asian="10pt" style:font-size-complex="10pt" style:language-asian="it" style:country-asian="IT"/>
    </style:style>
    <style:style style:name="TableRow3229" style:family="table-row">
      <style:table-row-properties style:row-height="0.0159in" style:use-optimal-row-height="false"/>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paragraph-properties fo:margin-bottom="0in"/>
      <style:text-properties fo:color="#00000A" fo:font-size="10pt" style:font-size-asian="10pt" style:font-size-complex="10pt"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fo:color="#00000A" fo:font-size="10pt" style:font-size-asian="10pt" style:font-size-complex="10pt"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margin-bottom="0in"/>
      <style:text-properties fo:color="#00000A" fo:font-size="10pt" style:font-size-asian="10pt" style:font-size-complex="10pt" style:language-asian="it" style:country-asian="IT"/>
    </style:style>
    <style:style style:name="TableRow3236" style:family="table-row">
      <style:table-row-properties style:row-height="0.0159in" style:use-optimal-row-height="false"/>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margin-bottom="0in"/>
      <style:text-properties fo:color="#00000A" fo:font-size="10pt" style:font-size-asian="10pt" style:font-size-complex="10pt" style:language-asian="it" style:country-asian="IT"/>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margin-bottom="0in"/>
      <style:text-properties fo:color="#00000A" fo:font-size="10pt" style:font-size-asian="10pt" style:font-size-complex="10pt"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margin-bottom="0in"/>
      <style:text-properties fo:color="#00000A" fo:font-size="10pt" style:font-size-asian="10pt" style:font-size-complex="10pt" style:language-asian="it" style:country-asian="IT"/>
    </style:style>
    <style:style style:name="TableRow3243" style:family="table-row">
      <style:table-row-properties style:row-height="0.0159in" style:use-optimal-row-height="false"/>
    </style:style>
    <style:style style:name="TableCell3244" style:family="table-cell">
      <style:table-cell-properties fo:border="none" style:writing-mode="lr-tb" style:vertical-align="bottom" fo:padding-top="0in" fo:padding-left="0.0486in" fo:padding-bottom="0in" fo:padding-right="0.0486in"/>
    </style:style>
    <style:style style:name="P3245" style:parent-style-name="Standard" style:family="paragraph">
      <style:paragraph-properties fo:margin-bottom="0in"/>
      <style:text-properties fo:color="#00000A" fo:font-size="10pt" style:font-size-asian="10pt" style:font-size-complex="10pt"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margin-bottom="0in"/>
      <style:text-properties fo:color="#00000A" fo:font-size="10pt" style:font-size-asian="10pt" style:font-size-complex="10pt" style:language-asian="it" style:country-asian="IT"/>
    </style:style>
    <style:style style:name="TableRow3250" style:family="table-row">
      <style:table-row-properties style:min-row-height="0.2083in" style:use-optimal-row-height="false"/>
    </style:style>
    <style:style style:name="TableCell3251" style:family="table-cell">
      <style:table-cell-properties fo:border="none" style:writing-mode="lr-tb" style:vertical-align="bottom" fo:padding-top="0in" fo:padding-left="0.0486in" fo:padding-bottom="0in" fo:padding-right="0.0486in"/>
    </style:style>
    <style:style style:name="P325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Row3257" style:family="table-row">
      <style:table-row-properties style:min-row-height="0.2083in" style:use-optimal-row-height="false"/>
    </style:style>
    <style:style style:name="TableCell3258" style:family="table-cell">
      <style:table-cell-properties fo:border="none" style:writing-mode="lr-tb" style:vertical-align="bottom" fo:padding-top="0in" fo:padding-left="0.0486in" fo:padding-bottom="0in" fo:padding-right="0.0486in"/>
    </style:style>
    <style:style style:name="P325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64" style:family="table-row">
      <style:table-row-properties style:row-height="0.0159in" style:use-optimal-row-height="false"/>
    </style:style>
    <style:style style:name="TableCell3265" style:family="table-cell">
      <style:table-cell-properties fo:border="none" style:writing-mode="lr-tb" style:vertical-align="bottom" fo:padding-top="0in" fo:padding-left="0.0486in" fo:padding-bottom="0in" fo:padding-right="0.0486in"/>
    </style:style>
    <style:style style:name="P32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Row3271" style:family="table-row">
      <style:table-row-properties style:row-height="0.0159in" style:use-optimal-row-height="false"/>
    </style:style>
    <style:style style:name="TableCell3272" style:family="table-cell">
      <style:table-cell-properties fo:border="none" style:writing-mode="lr-tb" style:vertical-align="bottom" fo:padding-top="0in" fo:padding-left="0.0486in" fo:padding-bottom="0in" fo:padding-right="0.0486in"/>
    </style:style>
    <style:style style:name="P3273" style:parent-style-name="Standard" style:family="paragraph">
      <style:paragraph-properties fo:margin-bottom="0in"/>
      <style:text-properties fo:color="#00000A" fo:font-size="10pt" style:font-size-asian="10pt" style:font-size-complex="10pt" style:language-asian="it" style:country-asian="IT"/>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Row3278" style:family="table-row">
      <style:table-row-properties style:row-height="0.0159in" style:use-optimal-row-height="false"/>
    </style:style>
    <style:style style:name="TableCell3279" style:family="table-cell">
      <style:table-cell-properties fo:border="none" style:writing-mode="lr-tb" style:vertical-align="bottom" fo:padding-top="0in" fo:padding-left="0.0486in" fo:padding-bottom="0in" fo:padding-right="0.0486in"/>
    </style:style>
    <style:style style:name="P3280" style:parent-style-name="Standard" style:family="paragraph">
      <style:paragraph-properties fo:margin-bottom="0in"/>
      <style:text-properties fo:color="#00000A" fo:font-size="10pt" style:font-size-asian="10pt" style:font-size-complex="10pt" style:language-asian="it" style:country-asian="IT"/>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margin-bottom="0in"/>
      <style:text-properties fo:color="#00000A" fo:font-size="10pt" style:font-size-asian="10pt" style:font-size-complex="10pt" style:language-asian="it" style:country-asian="IT"/>
    </style:style>
    <style:style style:name="TableRow3285" style:family="table-row">
      <style:table-row-properties style:min-row-height="0.2083in" style:use-optimal-row-height="false"/>
    </style:style>
    <style:style style:name="TableCell3286" style:family="table-cell">
      <style:table-cell-properties fo:border="none" style:writing-mode="lr-tb" style:vertical-align="bottom" fo:padding-top="0in" fo:padding-left="0.0486in" fo:padding-bottom="0in" fo:padding-right="0.0486in"/>
    </style:style>
    <style:style style:name="P328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90" style:family="table-row">
      <style:table-row-properties style:row-height="0.0159in" style:use-optimal-row-height="false"/>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margin-bottom="0in"/>
      <style:text-properties fo:color="#00000A" fo:font-size="10pt" style:font-size-asian="10pt" style:font-size-complex="10pt" style:language-asian="it" style:country-asian="IT"/>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Row3297" style:family="table-row">
      <style:table-row-properties style:row-height="0.0159in" style:use-optimal-row-height="false"/>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paragraph-properties fo:margin-bottom="0in"/>
      <style:text-properties fo:color="#00000A" fo:font-size="10pt" style:font-size-asian="10pt" style:font-size-complex="10pt" style:language-asian="it" style:country-asian="IT"/>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Row3304" style:family="table-row">
      <style:table-row-properties style:row-height="0.0159in" style:use-optimal-row-height="false"/>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fo:color="#00000A" fo:font-size="10pt" style:font-size-asian="10pt" style:font-size-complex="10pt" style:language-asian="it" style:country-asian="IT"/>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Row3311" style:family="table-row">
      <style:table-row-properties style:row-height="0.0159in" style:use-optimal-row-height="false"/>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Row3318" style:family="table-row">
      <style:table-row-properties style:row-height="0.0159in" style:use-optimal-row-height="false"/>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Row3325" style:family="table-row">
      <style:table-row-properties style:row-height="0.0159in" style:use-optimal-row-height="false"/>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Row3332" style:family="table-row">
      <style:table-row-properties style:row-height="0.0159in" style:use-optimal-row-height="false"/>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Row3339" style:family="table-row">
      <style:table-row-properties style:row-height="0.0159in" style:use-optimal-row-height="false"/>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fo:color="#00000A" fo:font-size="10pt" style:font-size-asian="10pt" style:font-size-complex="10pt"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Row3346" style:family="table-row">
      <style:table-row-properties style:row-height="0.0159in" style:use-optimal-row-height="false"/>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Row3353" style:family="table-row">
      <style:table-row-properties style:row-height="0.0159in" style:use-optimal-row-height="false"/>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fo:color="#00000A" fo:font-size="10pt" style:font-size-asian="10pt" style:font-size-complex="10pt"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paragraph-properties fo:margin-bottom="0in"/>
      <style:text-properties fo:color="#00000A" fo:font-size="10pt" style:font-size-asian="10pt" style:font-size-complex="10pt"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Row3360" style:family="table-row">
      <style:table-row-properties style:row-height="0.0159in" style:use-optimal-row-height="false"/>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fo:color="#00000A" fo:font-size="10pt" style:font-size-asian="10pt" style:font-size-complex="10pt"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Row3367" style:family="table-row">
      <style:table-row-properties style:row-height="0.0159in" style:use-optimal-row-height="false"/>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fo:color="#00000A" fo:font-size="10pt" style:font-size-asian="10pt" style:font-size-complex="10pt"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Row3374" style:family="table-row">
      <style:table-row-properties style:row-height="0.0159in" style:use-optimal-row-height="false"/>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fo:color="#00000A" fo:font-size="10pt" style:font-size-asian="10pt" style:font-size-complex="10pt"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style:text-properties fo:color="#00000A" fo:font-size="10pt" style:font-size-asian="10pt" style:font-size-complex="10pt" style:language-asian="it" style:country-asian="IT"/>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Row3381" style:family="table-row">
      <style:table-row-properties style:row-height="0.0159in" style:use-optimal-row-height="false"/>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Row3388" style:family="table-row">
      <style:table-row-properties style:row-height="0.0159in" style:use-optimal-row-height="false"/>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Row3395" style:family="table-row">
      <style:table-row-properties style:row-height="0.0159in" style:use-optimal-row-height="false"/>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Row3402" style:family="table-row">
      <style:table-row-properties style:row-height="0.0159in" style:use-optimal-row-height="false"/>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fo:color="#00000A" fo:font-size="10pt" style:font-size-asian="10pt" style:font-size-complex="10pt" style:language-asian="it" style:country-asian="IT"/>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fo:color="#00000A" fo:font-size="10pt" style:font-size-asian="10pt" style:font-size-complex="10pt" style:language-asian="it" style:country-asian="IT"/>
    </style:style>
    <style:style style:name="TableRow3409" style:family="table-row">
      <style:table-row-properties style:min-row-height="0.2083in" style:use-optimal-row-height="false"/>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paragraph-properties fo:margin-bottom="0in"/>
      <style:text-properties fo:color="#00000A" fo:font-size="10pt" style:font-size-asian="10pt" style:font-size-complex="10pt" style:language-asian="it" style:country-asian="IT"/>
    </style:style>
    <style:style style:name="TableRow3416" style:family="table-row">
      <style:table-row-properties style:min-row-height="0.2083in" style:use-optimal-row-height="false"/>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21" style:family="table-cell">
      <style:table-cell-properties fo:border="none" style:writing-mode="lr-tb" style:vertical-align="bottom" fo:padding-top="0in" fo:padding-left="0.0486in" fo:padding-bottom="0in" fo:padding-right="0.0486in"/>
    </style:style>
    <style:style style:name="P342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23" style:family="table-row">
      <style:table-row-properties style:row-height="0.0159in" style:use-optimal-row-height="false"/>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fo:color="#00000A" fo:font-size="10pt" style:font-size-asian="10pt" style:font-size-complex="10pt" style:language-asian="it" style:country-asian="IT"/>
    </style:style>
    <style:style style:name="TableCell3428" style:family="table-cell">
      <style:table-cell-properties fo:border="none" style:writing-mode="lr-tb" style:vertical-align="bottom" fo:padding-top="0in" fo:padding-left="0.0486in" fo:padding-bottom="0in" fo:padding-right="0.0486in"/>
    </style:style>
    <style:style style:name="P3429" style:parent-style-name="Standard" style:family="paragraph">
      <style:paragraph-properties fo:margin-bottom="0in"/>
      <style:text-properties fo:color="#00000A" fo:font-size="10pt" style:font-size-asian="10pt" style:font-size-complex="10pt" style:language-asian="it" style:country-asian="IT"/>
    </style:style>
    <style:style style:name="TableRow3430" style:family="table-row">
      <style:table-row-properties style:row-height="0.0159in" style:use-optimal-row-height="false"/>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Cell3435" style:family="table-cell">
      <style:table-cell-properties fo:border="none" style:writing-mode="lr-tb" style:vertical-align="bottom" fo:padding-top="0in" fo:padding-left="0.0486in" fo:padding-bottom="0in" fo:padding-right="0.0486in"/>
    </style:style>
    <style:style style:name="P3436" style:parent-style-name="Standard" style:family="paragraph">
      <style:paragraph-properties fo:margin-bottom="0in"/>
      <style:text-properties fo:color="#00000A" fo:font-size="10pt" style:font-size-asian="10pt" style:font-size-complex="10pt" style:language-asian="it" style:country-asian="IT"/>
    </style:style>
    <style:style style:name="TableRow3437" style:family="table-row">
      <style:table-row-properties style:row-height="0.0159in" style:use-optimal-row-height="false"/>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fo:color="#00000A" fo:font-size="10pt" style:font-size-asian="10pt" style:font-size-complex="10pt" style:language-asian="it" style:country-asian="IT"/>
    </style:style>
    <style:style style:name="TableCell3442" style:family="table-cell">
      <style:table-cell-properties fo:border="none" style:writing-mode="lr-tb" style:vertical-align="bottom" fo:padding-top="0in" fo:padding-left="0.0486in" fo:padding-bottom="0in" fo:padding-right="0.0486in"/>
    </style:style>
    <style:style style:name="P3443" style:parent-style-name="Standard" style:family="paragraph">
      <style:paragraph-properties fo:margin-bottom="0in"/>
      <style:text-properties fo:color="#00000A" fo:font-size="10pt" style:font-size-asian="10pt" style:font-size-complex="10pt" style:language-asian="it" style:country-asian="IT"/>
    </style:style>
    <style:style style:name="TableRow3444" style:family="table-row">
      <style:table-row-properties style:row-height="0.0159in" style:use-optimal-row-height="false"/>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paragraph-properties fo:margin-bottom="0in"/>
      <style:text-properties fo:color="#00000A" fo:font-size="10pt" style:font-size-asian="10pt" style:font-size-complex="10pt" style:language-asian="it" style:country-asian="IT"/>
    </style:style>
    <style:style style:name="TableCell3449" style:family="table-cell">
      <style:table-cell-properties fo:border="none" style:writing-mode="lr-tb" style:vertical-align="bottom" fo:padding-top="0in" fo:padding-left="0.0486in" fo:padding-bottom="0in" fo:padding-right="0.0486in"/>
    </style:style>
    <style:style style:name="P3450" style:parent-style-name="Standard" style:family="paragraph">
      <style:paragraph-properties fo:margin-bottom="0in"/>
      <style:text-properties fo:color="#00000A" fo:font-size="10pt" style:font-size-asian="10pt" style:font-size-complex="10pt" style:language-asian="it" style:country-asian="IT"/>
    </style:style>
    <style:style style:name="TableRow3451" style:family="table-row">
      <style:table-row-properties style:row-height="0.0159in" style:use-optimal-row-height="false"/>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Cell3454"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Cell3456" style:family="table-cell">
      <style:table-cell-properties fo:border="none" style:writing-mode="lr-tb" style:vertical-align="bottom" fo:padding-top="0in" fo:padding-left="0.0486in" fo:padding-bottom="0in" fo:padding-right="0.0486in"/>
    </style:style>
    <style:style style:name="P3457" style:parent-style-name="Standard" style:family="paragraph">
      <style:paragraph-properties fo:margin-bottom="0in"/>
      <style:text-properties fo:color="#00000A" fo:font-size="10pt" style:font-size-asian="10pt" style:font-size-complex="10pt" style:language-asian="it" style:country-asian="IT"/>
    </style:style>
    <style:style style:name="TableRow3458" style:family="table-row">
      <style:table-row-properties style:row-height="0.0159in" style:use-optimal-row-height="false"/>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Cell3461"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Cell3463" style:family="table-cell">
      <style:table-cell-properties fo:border="none" style:writing-mode="lr-tb" style:vertical-align="bottom" fo:padding-top="0in" fo:padding-left="0.0486in" fo:padding-bottom="0in" fo:padding-right="0.0486in"/>
    </style:style>
    <style:style style:name="P3464" style:parent-style-name="Standard" style:family="paragraph">
      <style:paragraph-properties fo:margin-bottom="0in"/>
      <style:text-properties fo:color="#00000A" fo:font-size="10pt" style:font-size-asian="10pt" style:font-size-complex="10pt" style:language-asian="it" style:country-asian="IT"/>
    </style:style>
    <style:style style:name="TableRow3465" style:family="table-row">
      <style:table-row-properties style:row-height="0.0159in" style:use-optimal-row-height="false"/>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Row3472" style:family="table-row">
      <style:table-row-properties style:row-height="0.0159in" style:use-optimal-row-height="false"/>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Cell3477" style:family="table-cell">
      <style:table-cell-properties fo:border="none" style:writing-mode="lr-tb" style:vertical-align="bottom" fo:padding-top="0in" fo:padding-left="0.0486in" fo:padding-bottom="0in" fo:padding-right="0.0486in"/>
    </style:style>
    <style:style style:name="P3478" style:parent-style-name="Standard" style:family="paragraph">
      <style:paragraph-properties fo:margin-bottom="0in"/>
      <style:text-properties fo:color="#00000A" fo:font-size="10pt" style:font-size-asian="10pt" style:font-size-complex="10pt" style:language-asian="it" style:country-asian="IT"/>
    </style:style>
    <style:style style:name="TableRow3479" style:family="table-row">
      <style:table-row-properties style:row-height="0.0159in" style:use-optimal-row-height="false"/>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margin-bottom="0in"/>
      <style:text-properties fo:color="#00000A" fo:font-size="10pt" style:font-size-asian="10pt" style:font-size-complex="10pt" style:language-asian="it" style:country-asian="IT"/>
    </style:style>
    <style:style style:name="TableRow3486" style:family="table-row">
      <style:table-row-properties style:row-height="0.0159in" style:use-optimal-row-height="false"/>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Cell3491" style:family="table-cell">
      <style:table-cell-properties fo:border="none" style:writing-mode="lr-tb" style:vertical-align="bottom" fo:padding-top="0in" fo:padding-left="0.0486in" fo:padding-bottom="0in" fo:padding-right="0.0486in"/>
    </style:style>
    <style:style style:name="P3492" style:parent-style-name="Standard" style:family="paragraph">
      <style:paragraph-properties fo:margin-bottom="0in"/>
      <style:text-properties fo:color="#00000A" fo:font-size="10pt" style:font-size-asian="10pt" style:font-size-complex="10pt" style:language-asian="it" style:country-asian="IT"/>
    </style:style>
    <style:style style:name="TableRow3493" style:family="table-row">
      <style:table-row-properties style:row-height="0.0159in" style:use-optimal-row-height="false"/>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fo:color="#00000A" fo:font-size="10pt" style:font-size-asian="10pt" style:font-size-complex="10pt" style:language-asian="it" style:country-asian="IT"/>
    </style:style>
    <style:style style:name="TableRow3500" style:family="table-row">
      <style:table-row-properties style:row-height="0.0159in" style:use-optimal-row-height="false"/>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Row3507" style:family="table-row">
      <style:table-row-properties style:min-row-height="0.2083in" style:use-optimal-row-height="false"/>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Row3514" style:family="table-row">
      <style:table-row-properties style:min-row-height="0.2083in" style:use-optimal-row-height="false"/>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21" style:family="table-row">
      <style:table-row-properties style:row-height="0.0159in" style:use-optimal-row-height="false"/>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TableRow3528" style:family="table-row">
      <style:table-row-properties style:row-height="0.0159in" style:use-optimal-row-height="false"/>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margin-bottom="0in"/>
      <style:text-properties fo:color="#00000A" fo:font-size="10pt" style:font-size-asian="10pt" style:font-size-complex="10pt" style:language-asian="it" style:country-asian="IT"/>
    </style:style>
    <style:style style:name="TableRow3535" style:family="table-row">
      <style:table-row-properties style:row-height="0.0159in" style:use-optimal-row-height="false"/>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margin-bottom="0in"/>
      <style:text-properties fo:color="#00000A" fo:font-size="10pt" style:font-size-asian="10pt" style:font-size-complex="10pt"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paragraph-properties fo:margin-bottom="0in"/>
      <style:text-properties fo:color="#00000A" fo:font-size="10pt" style:font-size-asian="10pt" style:font-size-complex="10pt" style:language-asian="it" style:country-asian="IT"/>
    </style:style>
    <style:style style:name="TableRow3542" style:family="table-row">
      <style:table-row-properties style:row-height="0.0159in" style:use-optimal-row-height="false"/>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paragraph-properties fo:margin-bottom="0in"/>
      <style:text-properties fo:color="#00000A" fo:font-size="10pt" style:font-size-asian="10pt" style:font-size-complex="10pt" style:language-asian="it" style:country-asian="IT"/>
    </style:style>
    <style:style style:name="TableRow3549" style:family="table-row">
      <style:table-row-properties style:row-height="0.0159in" style:use-optimal-row-height="false"/>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margin-bottom="0in"/>
      <style:text-properties fo:color="#00000A" fo:font-size="10pt" style:font-size-asian="10pt" style:font-size-complex="10pt" style:language-asian="it" style:country-asian="IT"/>
    </style:style>
    <style:style style:name="TableRow3556" style:family="table-row">
      <style:table-row-properties style:row-height="0.0159in" style:use-optimal-row-height="false"/>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margin-bottom="0in"/>
      <style:text-properties fo:color="#00000A" fo:font-size="10pt" style:font-size-asian="10pt" style:font-size-complex="10pt" style:language-asian="it" style:country-asian="IT"/>
    </style:style>
    <style:style style:name="TableRow3563" style:family="table-row">
      <style:table-row-properties style:row-height="0.0159in" style:use-optimal-row-height="false"/>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margin-bottom="0in"/>
      <style:text-properties fo:color="#00000A" fo:font-size="10pt" style:font-size-asian="10pt" style:font-size-complex="10pt" style:language-asian="it" style:country-asian="IT"/>
    </style:style>
    <style:style style:name="TableRow3570" style:family="table-row">
      <style:table-row-properties style:row-height="0.0159in" style:use-optimal-row-height="false"/>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margin-bottom="0in"/>
      <style:text-properties fo:color="#00000A" fo:font-size="10pt" style:font-size-asian="10pt" style:font-size-complex="10pt" style:language-asian="it" style:country-asian="IT"/>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margin-bottom="0in"/>
      <style:text-properties fo:color="#00000A" fo:font-size="10pt" style:font-size-asian="10pt" style:font-size-complex="10pt" style:language-asian="it" style:country-asian="IT"/>
    </style:style>
    <style:style style:name="TableRow3577" style:family="table-row">
      <style:table-row-properties style:min-row-height="0.2083in" style:use-optimal-row-height="false"/>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margin-bottom="0in"/>
      <style:text-properties fo:color="#00000A" fo:font-size="10pt" style:font-size-asian="10pt" style:font-size-complex="10pt" style:language-asian="it" style:country-asian="IT"/>
    </style:style>
    <style:style style:name="TableRow3584" style:family="table-row">
      <style:table-row-properties style:min-row-height="0.2083in" style:use-optimal-row-height="false"/>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91" style:family="table-row">
      <style:table-row-properties style:row-height="0.0159in" style:use-optimal-row-height="false"/>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Cell3596" style:family="table-cell">
      <style:table-cell-properties fo:border="none" style:writing-mode="lr-tb" style:vertical-align="bottom" fo:padding-top="0in" fo:padding-left="0.0486in" fo:padding-bottom="0in" fo:padding-right="0.0486in"/>
    </style:style>
    <style:style style:name="P3597" style:parent-style-name="Standard" style:family="paragraph">
      <style:paragraph-properties fo:margin-bottom="0in"/>
      <style:text-properties fo:color="#00000A" fo:font-size="10pt" style:font-size-asian="10pt" style:font-size-complex="10pt" style:language-asian="it" style:country-asian="IT"/>
    </style:style>
    <style:style style:name="TableRow3598" style:family="table-row">
      <style:table-row-properties style:row-height="0.0159in" style:use-optimal-row-height="false"/>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Cell3603" style:family="table-cell">
      <style:table-cell-properties fo:border="none" style:writing-mode="lr-tb" style:vertical-align="bottom" fo:padding-top="0in" fo:padding-left="0.0486in" fo:padding-bottom="0in" fo:padding-right="0.0486in"/>
    </style:style>
    <style:style style:name="P3604" style:parent-style-name="Standard" style:family="paragraph">
      <style:paragraph-properties fo:margin-bottom="0in"/>
      <style:text-properties fo:color="#00000A" fo:font-size="10pt" style:font-size-asian="10pt" style:font-size-complex="10pt" style:language-asian="it" style:country-asian="IT"/>
    </style:style>
    <style:style style:name="TableRow3605" style:family="table-row">
      <style:table-row-properties style:row-height="0.0159in" style:use-optimal-row-height="false"/>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fo:color="#00000A" fo:font-size="10pt" style:font-size-asian="10pt" style:font-size-complex="10pt" style:language-asian="it" style:country-asian="IT"/>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paragraph-properties fo:margin-bottom="0in"/>
      <style:text-properties fo:color="#00000A" fo:font-size="10pt" style:font-size-asian="10pt" style:font-size-complex="10pt" style:language-asian="it" style:country-asian="IT"/>
    </style:style>
    <style:style style:name="TableRow3612" style:family="table-row">
      <style:table-row-properties style:row-height="0.0159in" style:use-optimal-row-height="false"/>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margin-bottom="0in"/>
      <style:text-properties fo:color="#00000A" fo:font-size="10pt" style:font-size-asian="10pt" style:font-size-complex="10pt" style:language-asian="it" style:country-asian="IT"/>
    </style:style>
    <style:style style:name="P3619" style:parent-style-name="Normale" style:family="paragraph">
      <style:paragraph-properties fo:break-before="page"/>
    </style:style>
    <style:style style:name="TableColumn3621" style:family="table-column">
      <style:table-column-properties style:column-width="2.027in" style:use-optimal-column-width="false"/>
    </style:style>
    <style:style style:name="TableColumn3622" style:family="table-column">
      <style:table-column-properties style:column-width="1.7784in" style:use-optimal-column-width="false"/>
    </style:style>
    <style:style style:name="TableColumn3623" style:family="table-column">
      <style:table-column-properties style:column-width="1.9027in" style:use-optimal-column-width="false"/>
    </style:style>
    <style:style style:name="Table3620" style:family="table">
      <style:table-properties style:width="5.7083in" fo:margin-left="-0.0104in" table:align="left"/>
    </style:style>
    <style:style style:name="TableRow3624" style:family="table-row">
      <style:table-row-properties style:min-row-height="0.2604in" style:use-optimal-row-height="false"/>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Titolo1" style:family="paragraph">
      <style:text-properties style:font-name-asian="Times New Roman"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Row3631" style:family="table-row">
      <style:table-row-properties style:row-height="0.0159in" style:use-optimal-row-height="false"/>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Row3638" style:family="table-row">
      <style:table-row-properties style:min-row-height="0.2083in" style:use-optimal-row-height="false"/>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Row3645" style:family="table-row">
      <style:table-row-properties style:row-height="0.0159in" style:use-optimal-row-height="false"/>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paragraph-properties fo:margin-bottom="0in"/>
      <style:text-properties fo:color="#00000A" fo:font-size="10pt" style:font-size-asian="10pt" style:font-size-complex="10pt"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Row3652" style:family="table-row">
      <style:table-row-properties style:min-row-height="0.2083in" style:use-optimal-row-height="false"/>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margin-bottom="0in"/>
      <style:text-properties fo:color="#00000A" fo:font-size="10pt" style:font-size-asian="10pt" style:font-size-complex="10pt" style:language-asian="it" style:country-asian="IT"/>
    </style:style>
    <style:style style:name="TableRow3659" style:family="table-row">
      <style:table-row-properties style:min-row-height="0.2083in" style:use-optimal-row-height="false"/>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66" style:family="table-row">
      <style:table-row-properties style:row-height="0.0159in" style:use-optimal-row-height="false"/>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Row3673" style:family="table-row">
      <style:table-row-properties style:row-height="0.0159in" style:use-optimal-row-height="false"/>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margin-bottom="0in"/>
      <style:text-properties fo:color="#00000A" fo:font-size="10pt" style:font-size-asian="10pt" style:font-size-complex="10pt" style:language-asian="it" style:country-asian="IT"/>
    </style:style>
    <style:style style:name="TableRow3680" style:family="table-row">
      <style:table-row-properties style:row-height="0.0159in" style:use-optimal-row-height="false"/>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fo:color="#00000A" fo:font-size="10pt" style:font-size-asian="10pt" style:font-size-complex="10pt" style:language-asian="it" style:country-asian="IT"/>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fo:color="#00000A" fo:font-size="10pt" style:font-size-asian="10pt" style:font-size-complex="10pt" style:language-asian="it" style:country-asian="IT"/>
    </style:style>
    <style:style style:name="TableCell3685" style:family="table-cell">
      <style:table-cell-properties fo:border="none" style:writing-mode="lr-tb" style:vertical-align="bottom" fo:padding-top="0in" fo:padding-left="0.0486in" fo:padding-bottom="0in" fo:padding-right="0.0486in"/>
    </style:style>
    <style:style style:name="P3686" style:parent-style-name="Standard" style:family="paragraph">
      <style:paragraph-properties fo:margin-bottom="0in"/>
      <style:text-properties fo:color="#00000A" fo:font-size="10pt" style:font-size-asian="10pt" style:font-size-complex="10pt" style:language-asian="it" style:country-asian="IT"/>
    </style:style>
    <style:style style:name="TableRow3687" style:family="table-row">
      <style:table-row-properties style:row-height="0.0159in" style:use-optimal-row-height="false"/>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Cell3690"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text-properties fo:color="#00000A" fo:font-size="10pt" style:font-size-asian="10pt" style:font-size-complex="10pt" style:language-asian="it" style:country-asian="IT"/>
    </style:style>
    <style:style style:name="TableCell3692" style:family="table-cell">
      <style:table-cell-properties fo:border="none" style:writing-mode="lr-tb" style:vertical-align="bottom" fo:padding-top="0in" fo:padding-left="0.0486in" fo:padding-bottom="0in" fo:padding-right="0.0486in"/>
    </style:style>
    <style:style style:name="P3693" style:parent-style-name="Standard" style:family="paragraph">
      <style:paragraph-properties fo:margin-bottom="0in"/>
      <style:text-properties fo:color="#00000A" fo:font-size="10pt" style:font-size-asian="10pt" style:font-size-complex="10pt" style:language-asian="it" style:country-asian="IT"/>
    </style:style>
    <style:style style:name="TableRow3694" style:family="table-row">
      <style:table-row-properties style:row-height="0.0159in" style:use-optimal-row-height="false"/>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fo:color="#00000A" fo:font-size="10pt" style:font-size-asian="10pt" style:font-size-complex="10pt" style:language-asian="it" style:country-asian="IT"/>
    </style:style>
    <style:style style:name="TableCell3699" style:family="table-cell">
      <style:table-cell-properties fo:border="none" style:writing-mode="lr-tb" style:vertical-align="bottom" fo:padding-top="0in" fo:padding-left="0.0486in" fo:padding-bottom="0in" fo:padding-right="0.0486in"/>
    </style:style>
    <style:style style:name="P3700" style:parent-style-name="Standard" style:family="paragraph">
      <style:paragraph-properties fo:margin-bottom="0in"/>
      <style:text-properties fo:color="#00000A" fo:font-size="10pt" style:font-size-asian="10pt" style:font-size-complex="10pt" style:language-asian="it" style:country-asian="IT"/>
    </style:style>
    <style:style style:name="TableRow3701" style:family="table-row">
      <style:table-row-properties style:row-height="0.0159in" style:use-optimal-row-height="false"/>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margin-bottom="0in"/>
      <style:text-properties fo:color="#00000A" fo:font-size="10pt" style:font-size-asian="10pt" style:font-size-complex="10pt" style:language-asian="it" style:country-asian="IT"/>
    </style:style>
    <style:style style:name="TableCell3706" style:family="table-cell">
      <style:table-cell-properties fo:border="none" style:writing-mode="lr-tb" style:vertical-align="bottom" fo:padding-top="0in" fo:padding-left="0.0486in" fo:padding-bottom="0in" fo:padding-right="0.0486in"/>
    </style:style>
    <style:style style:name="P3707" style:parent-style-name="Standard" style:family="paragraph">
      <style:paragraph-properties fo:margin-bottom="0in"/>
      <style:text-properties fo:color="#00000A" fo:font-size="10pt" style:font-size-asian="10pt" style:font-size-complex="10pt" style:language-asian="it" style:country-asian="IT"/>
    </style:style>
    <style:style style:name="TableRow3708" style:family="table-row">
      <style:table-row-properties style:min-row-height="0.2083in" style:use-optimal-row-height="false"/>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13" style:family="table-cell">
      <style:table-cell-properties fo:border="none" style:writing-mode="lr-tb" style:vertical-align="bottom" fo:padding-top="0in" fo:padding-left="0.0486in" fo:padding-bottom="0in" fo:padding-right="0.0486in"/>
    </style:style>
    <style:style style:name="P3714" style:parent-style-name="Standard" style:family="paragraph">
      <style:paragraph-properties fo:margin-bottom="0in"/>
      <style:text-properties fo:color="#00000A" fo:font-size="10pt" style:font-size-asian="10pt" style:font-size-complex="10pt" style:language-asian="it" style:country-asian="IT"/>
    </style:style>
    <style:style style:name="TableRow3715" style:family="table-row">
      <style:table-row-properties style:min-row-height="0.2083in" style:use-optimal-row-height="false"/>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20" style:family="table-cell">
      <style:table-cell-properties fo:border="none" style:writing-mode="lr-tb" style:vertical-align="bottom" fo:padding-top="0in" fo:padding-left="0.0486in" fo:padding-bottom="0in" fo:padding-right="0.0486in"/>
    </style:style>
    <style:style style:name="P37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22" style:family="table-row">
      <style:table-row-properties style:row-height="0.0159in" style:use-optimal-row-height="false"/>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Cell3727" style:family="table-cell">
      <style:table-cell-properties fo:border="none" style:writing-mode="lr-tb" style:vertical-align="bottom" fo:padding-top="0in" fo:padding-left="0.0486in" fo:padding-bottom="0in" fo:padding-right="0.0486in"/>
    </style:style>
    <style:style style:name="P3728" style:parent-style-name="Standard" style:family="paragraph">
      <style:paragraph-properties fo:margin-bottom="0in"/>
      <style:text-properties fo:color="#00000A" fo:font-size="10pt" style:font-size-asian="10pt" style:font-size-complex="10pt" style:language-asian="it" style:country-asian="IT"/>
    </style:style>
    <style:style style:name="TableRow3729" style:family="table-row">
      <style:table-row-properties style:row-height="0.0159in" style:use-optimal-row-height="false"/>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Cell3734" style:family="table-cell">
      <style:table-cell-properties fo:border="none" style:writing-mode="lr-tb" style:vertical-align="bottom" fo:padding-top="0in" fo:padding-left="0.0486in" fo:padding-bottom="0in" fo:padding-right="0.0486in"/>
    </style:style>
    <style:style style:name="P3735" style:parent-style-name="Standard" style:family="paragraph">
      <style:paragraph-properties fo:margin-bottom="0in"/>
      <style:text-properties fo:color="#00000A" fo:font-size="10pt" style:font-size-asian="10pt" style:font-size-complex="10pt" style:language-asian="it" style:country-asian="IT"/>
    </style:style>
    <style:style style:name="TableRow3736" style:family="table-row">
      <style:table-row-properties style:row-height="0.0159in" style:use-optimal-row-height="false"/>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Cell3741" style:family="table-cell">
      <style:table-cell-properties fo:border="none" style:writing-mode="lr-tb" style:vertical-align="bottom" fo:padding-top="0in" fo:padding-left="0.0486in" fo:padding-bottom="0in" fo:padding-right="0.0486in"/>
    </style:style>
    <style:style style:name="P3742" style:parent-style-name="Standard" style:family="paragraph">
      <style:paragraph-properties fo:margin-bottom="0in"/>
      <style:text-properties fo:color="#00000A" fo:font-size="10pt" style:font-size-asian="10pt" style:font-size-complex="10pt" style:language-asian="it" style:country-asian="IT"/>
    </style:style>
    <style:style style:name="TableRow3743" style:family="table-row">
      <style:table-row-properties style:row-height="0.0159in" style:use-optimal-row-height="false"/>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margin-bottom="0in"/>
      <style:text-properties fo:color="#00000A" fo:font-size="10pt" style:font-size-asian="10pt" style:font-size-complex="10pt" style:language-asian="it" style:country-asian="IT"/>
    </style:style>
    <style:style style:name="TableCell3748" style:family="table-cell">
      <style:table-cell-properties fo:border="none" style:writing-mode="lr-tb" style:vertical-align="bottom" fo:padding-top="0in" fo:padding-left="0.0486in" fo:padding-bottom="0in" fo:padding-right="0.0486in"/>
    </style:style>
    <style:style style:name="P3749" style:parent-style-name="Standard" style:family="paragraph">
      <style:paragraph-properties fo:margin-bottom="0in"/>
      <style:text-properties fo:color="#00000A" fo:font-size="10pt" style:font-size-asian="10pt" style:font-size-complex="10pt" style:language-asian="it" style:country-asian="IT"/>
    </style:style>
    <style:style style:name="TableRow3750" style:family="table-row">
      <style:table-row-properties style:row-height="0.0159in" style:use-optimal-row-height="false"/>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fo:color="#00000A" fo:font-size="10pt" style:font-size-asian="10pt" style:font-size-complex="10pt" style:language-asian="it" style:country-asian="IT"/>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margin-bottom="0in"/>
      <style:text-properties fo:color="#00000A" fo:font-size="10pt" style:font-size-asian="10pt" style:font-size-complex="10pt" style:language-asian="it" style:country-asian="IT"/>
    </style:style>
    <style:style style:name="TableCell3755" style:family="table-cell">
      <style:table-cell-properties fo:border="none" style:writing-mode="lr-tb" style:vertical-align="bottom" fo:padding-top="0in" fo:padding-left="0.0486in" fo:padding-bottom="0in" fo:padding-right="0.0486in"/>
    </style:style>
    <style:style style:name="P3756" style:parent-style-name="Standard" style:family="paragraph">
      <style:paragraph-properties fo:margin-bottom="0in"/>
      <style:text-properties fo:color="#00000A" fo:font-size="10pt" style:font-size-asian="10pt" style:font-size-complex="10pt" style:language-asian="it" style:country-asian="IT"/>
    </style:style>
    <style:style style:name="TableRow3757" style:family="table-row">
      <style:table-row-properties style:row-height="0.0159in" style:use-optimal-row-height="false"/>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Cell3760" style:family="table-cell">
      <style:table-cell-properties fo:border="none" style:writing-mode="lr-tb" style:vertical-align="bottom" fo:padding-top="0in" fo:padding-left="0.0486in" fo:padding-bottom="0in" fo:padding-right="0.0486in"/>
    </style:style>
    <style:style style:name="P3761" style:parent-style-name="Standard" style:family="paragraph">
      <style:paragraph-properties fo:margin-bottom="0in"/>
      <style:text-properties fo:color="#00000A" fo:font-size="10pt" style:font-size-asian="10pt" style:font-size-complex="10pt" style:language-asian="it" style:country-asian="IT"/>
    </style:style>
    <style:style style:name="TableCell3762" style:family="table-cell">
      <style:table-cell-properties fo:border="none" style:writing-mode="lr-tb" style:vertical-align="bottom" fo:padding-top="0in" fo:padding-left="0.0486in" fo:padding-bottom="0in" fo:padding-right="0.0486in"/>
    </style:style>
    <style:style style:name="P3763" style:parent-style-name="Standard" style:family="paragraph">
      <style:paragraph-properties fo:margin-bottom="0in"/>
      <style:text-properties fo:color="#00000A" fo:font-size="10pt" style:font-size-asian="10pt" style:font-size-complex="10pt" style:language-asian="it" style:country-asian="IT"/>
    </style:style>
    <style:style style:name="TableRow3764" style:family="table-row">
      <style:table-row-properties style:row-height="0.0159in" style:use-optimal-row-height="false"/>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fo:color="#00000A" fo:font-size="10pt" style:font-size-asian="10pt" style:font-size-complex="10pt"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margin-bottom="0in"/>
      <style:text-properties fo:color="#00000A" fo:font-size="10pt" style:font-size-asian="10pt" style:font-size-complex="10pt" style:language-asian="it" style:country-asian="IT"/>
    </style:style>
    <style:style style:name="TableCell3769" style:family="table-cell">
      <style:table-cell-properties fo:border="none" style:writing-mode="lr-tb" style:vertical-align="bottom" fo:padding-top="0in" fo:padding-left="0.0486in" fo:padding-bottom="0in" fo:padding-right="0.0486in"/>
    </style:style>
    <style:style style:name="P3770" style:parent-style-name="Standard" style:family="paragraph">
      <style:paragraph-properties fo:margin-bottom="0in"/>
      <style:text-properties fo:color="#00000A" fo:font-size="10pt" style:font-size-asian="10pt" style:font-size-complex="10pt" style:language-asian="it" style:country-asian="IT"/>
    </style:style>
    <style:style style:name="TableRow3771" style:family="table-row">
      <style:table-row-properties style:row-height="0.0159in" style:use-optimal-row-height="false"/>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margin-bottom="0in"/>
      <style:text-properties fo:color="#00000A" fo:font-size="10pt" style:font-size-asian="10pt" style:font-size-complex="10pt" style:language-asian="it" style:country-asian="IT"/>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margin-bottom="0in"/>
      <style:text-properties fo:color="#00000A" fo:font-size="10pt" style:font-size-asian="10pt" style:font-size-complex="10pt" style:language-asian="it" style:country-asian="IT"/>
    </style:style>
    <style:style style:name="TableRow3778" style:family="table-row">
      <style:table-row-properties style:row-height="0.0159in" style:use-optimal-row-height="false"/>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margin-bottom="0in"/>
      <style:text-properties fo:color="#00000A" fo:font-size="10pt" style:font-size-asian="10pt" style:font-size-complex="10pt" style:language-asian="it" style:country-asian="IT"/>
    </style:style>
    <style:style style:name="TableRow3785" style:family="table-row">
      <style:table-row-properties style:row-height="0.0159in" style:use-optimal-row-height="false"/>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margin-bottom="0in"/>
      <style:text-properties fo:color="#00000A" fo:font-size="10pt" style:font-size-asian="10pt" style:font-size-complex="10pt" style:language-asian="it" style:country-asian="IT"/>
    </style:style>
    <style:style style:name="TableRow3792" style:family="table-row">
      <style:table-row-properties style:min-row-height="0.2083in" style:use-optimal-row-height="false"/>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margin-bottom="0in"/>
      <style:text-properties fo:color="#00000A" fo:font-size="10pt" style:font-size-asian="10pt" style:font-size-complex="10pt" style:language-asian="it" style:country-asian="IT"/>
    </style:style>
    <style:style style:name="TableRow3799" style:family="table-row">
      <style:table-row-properties style:min-row-height="0.2083in" style:use-optimal-row-height="false"/>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06" style:family="table-row">
      <style:table-row-properties style:row-height="0.0159in" style:use-optimal-row-height="false"/>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margin-bottom="0in"/>
      <style:text-properties fo:color="#00000A" fo:font-size="10pt" style:font-size-asian="10pt" style:font-size-complex="10pt" style:language-asian="it" style:country-asian="IT"/>
    </style:style>
    <style:style style:name="TableCell3811" style:family="table-cell">
      <style:table-cell-properties fo:border="none" style:writing-mode="lr-tb" style:vertical-align="bottom" fo:padding-top="0in" fo:padding-left="0.0486in" fo:padding-bottom="0in" fo:padding-right="0.0486in"/>
    </style:style>
    <style:style style:name="P3812" style:parent-style-name="Standard" style:family="paragraph">
      <style:paragraph-properties fo:margin-bottom="0in"/>
      <style:text-properties fo:color="#00000A" fo:font-size="10pt" style:font-size-asian="10pt" style:font-size-complex="10pt" style:language-asian="it" style:country-asian="IT"/>
    </style:style>
    <style:style style:name="TableRow3813" style:family="table-row">
      <style:table-row-properties style:row-height="0.0159in" style:use-optimal-row-height="false"/>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Cell3818" style:family="table-cell">
      <style:table-cell-properties fo:border="none" style:writing-mode="lr-tb" style:vertical-align="bottom" fo:padding-top="0in" fo:padding-left="0.0486in" fo:padding-bottom="0in" fo:padding-right="0.0486in"/>
    </style:style>
    <style:style style:name="P3819" style:parent-style-name="Standard" style:family="paragraph">
      <style:paragraph-properties fo:margin-bottom="0in"/>
      <style:text-properties fo:color="#00000A" fo:font-size="10pt" style:font-size-asian="10pt" style:font-size-complex="10pt" style:language-asian="it" style:country-asian="IT"/>
    </style:style>
    <style:style style:name="TableRow3820" style:family="table-row">
      <style:table-row-properties style:row-height="0.0159in" style:use-optimal-row-height="false"/>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Cell3825" style:family="table-cell">
      <style:table-cell-properties fo:border="none" style:writing-mode="lr-tb" style:vertical-align="bottom" fo:padding-top="0in" fo:padding-left="0.0486in" fo:padding-bottom="0in" fo:padding-right="0.0486in"/>
    </style:style>
    <style:style style:name="P3826" style:parent-style-name="Standard" style:family="paragraph">
      <style:paragraph-properties fo:margin-bottom="0in"/>
      <style:text-properties fo:color="#00000A" fo:font-size="10pt" style:font-size-asian="10pt" style:font-size-complex="10pt" style:language-asian="it" style:country-asian="IT"/>
    </style:style>
    <style:style style:name="TableRow3827" style:family="table-row">
      <style:table-row-properties style:min-row-height="0.2083in" style:use-optimal-row-height="false"/>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32" style:family="table-row">
      <style:table-row-properties style:row-height="0.0159in" style:use-optimal-row-height="false"/>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Row3839" style:family="table-row">
      <style:table-row-properties style:row-height="0.0159in" style:use-optimal-row-height="false"/>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Row3846" style:family="table-row">
      <style:table-row-properties style:row-height="0.0159in" style:use-optimal-row-height="false"/>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fo:color="#00000A" fo:font-size="10pt" style:font-size-asian="10pt" style:font-size-complex="10pt" style:language-asian="it" style:country-asian="IT"/>
    </style:style>
    <style:style style:name="TableRow3853" style:family="table-row">
      <style:table-row-properties style:row-height="0.0159in" style:use-optimal-row-height="false"/>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Row3860" style:family="table-row">
      <style:table-row-properties style:row-height="0.0159in" style:use-optimal-row-height="false"/>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Row3867" style:family="table-row">
      <style:table-row-properties style:row-height="0.0159in" style:use-optimal-row-height="false"/>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Row3874" style:family="table-row">
      <style:table-row-properties style:row-height="0.0159in" style:use-optimal-row-height="false"/>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Row3881" style:family="table-row">
      <style:table-row-properties style:row-height="0.0159in" style:use-optimal-row-height="false"/>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margin-bottom="0in"/>
      <style:text-properties fo:color="#00000A" fo:font-size="10pt" style:font-size-asian="10pt" style:font-size-complex="10pt"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Row3888" style:family="table-row">
      <style:table-row-properties style:row-height="0.0159in" style:use-optimal-row-height="false"/>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style:text-properties fo:color="#00000A" fo:font-size="10pt" style:font-size-asian="10pt" style:font-size-complex="10pt" style:language-asian="it" style:country-asian="IT"/>
    </style:style>
    <style:style style:name="TableRow3895" style:family="table-row">
      <style:table-row-properties style:row-height="0.0159in" style:use-optimal-row-height="false"/>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fo:color="#00000A" fo:font-size="10pt" style:font-size-asian="10pt" style:font-size-complex="10pt"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Row3902" style:family="table-row">
      <style:table-row-properties style:row-height="0.0159in" style:use-optimal-row-height="false"/>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fo:color="#00000A" fo:font-size="10pt" style:font-size-asian="10pt" style:font-size-complex="10pt" style:language-asian="it" style:country-asian="IT"/>
    </style:style>
    <style:style style:name="TableRow3909" style:family="table-row">
      <style:table-row-properties style:row-height="0.0159in" style:use-optimal-row-height="false"/>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Row3916" style:family="table-row">
      <style:table-row-properties style:row-height="0.0159in" style:use-optimal-row-height="false"/>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style:text-properties fo:color="#00000A" fo:font-size="10pt" style:font-size-asian="10pt" style:font-size-complex="10pt" style:language-asian="it" style:country-asian="IT"/>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fo:color="#00000A" fo:font-size="10pt" style:font-size-asian="10pt" style:font-size-complex="10pt" style:language-asian="it" style:country-asian="IT"/>
    </style:style>
    <style:style style:name="TableRow3923" style:family="table-row">
      <style:table-row-properties style:row-height="0.0159in" style:use-optimal-row-height="false"/>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margin-bottom="0in"/>
      <style:text-properties fo:color="#00000A" fo:font-size="10pt" style:font-size-asian="10pt" style:font-size-complex="10pt" style:language-asian="it" style:country-asian="IT"/>
    </style:style>
    <style:style style:name="TableRow3930" style:family="table-row">
      <style:table-row-properties style:row-height="0.0159in" style:use-optimal-row-height="false"/>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margin-bottom="0in"/>
      <style:text-properties fo:color="#00000A" fo:font-size="10pt" style:font-size-asian="10pt" style:font-size-complex="10pt" style:language-asian="it" style:country-asian="IT"/>
    </style:style>
    <style:style style:name="TableRow3937" style:family="table-row">
      <style:table-row-properties style:row-height="0.0159in" style:use-optimal-row-height="false"/>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Row3944" style:family="table-row">
      <style:table-row-properties style:row-height="0.0159in" style:use-optimal-row-height="false"/>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Row3951" style:family="table-row">
      <style:table-row-properties style:min-row-height="0.2083in" style:use-optimal-row-height="false"/>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Row3958" style:family="table-row">
      <style:table-row-properties style:min-row-height="0.2083in" style:use-optimal-row-height="false"/>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63" style:family="table-cell">
      <style:table-cell-properties fo:border="none" style:writing-mode="lr-tb" style:vertical-align="bottom" fo:padding-top="0in" fo:padding-left="0.0486in" fo:padding-bottom="0in" fo:padding-right="0.0486in"/>
    </style:style>
    <style:style style:name="P396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65" style:family="table-row">
      <style:table-row-properties style:row-height="0.0159in" style:use-optimal-row-height="false"/>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margin-bottom="0in"/>
      <style:text-properties fo:color="#00000A" fo:font-size="10pt" style:font-size-asian="10pt" style:font-size-complex="10pt" style:language-asian="it" style:country-asian="IT"/>
    </style:style>
    <style:style style:name="TableCell3970" style:family="table-cell">
      <style:table-cell-properties fo:border="none" style:writing-mode="lr-tb" style:vertical-align="bottom" fo:padding-top="0in" fo:padding-left="0.0486in" fo:padding-bottom="0in" fo:padding-right="0.0486in"/>
    </style:style>
    <style:style style:name="P3971" style:parent-style-name="Standard" style:family="paragraph">
      <style:paragraph-properties fo:margin-bottom="0in"/>
      <style:text-properties fo:color="#00000A" fo:font-size="10pt" style:font-size-asian="10pt" style:font-size-complex="10pt" style:language-asian="it" style:country-asian="IT"/>
    </style:style>
    <style:style style:name="TableRow3972" style:family="table-row">
      <style:table-row-properties style:row-height="0.0159in" style:use-optimal-row-height="false"/>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margin-bottom="0in"/>
      <style:text-properties fo:color="#00000A" fo:font-size="10pt" style:font-size-asian="10pt" style:font-size-complex="10pt" style:language-asian="it" style:country-asian="IT"/>
    </style:style>
    <style:style style:name="TableCell3977" style:family="table-cell">
      <style:table-cell-properties fo:border="none" style:writing-mode="lr-tb" style:vertical-align="bottom" fo:padding-top="0in" fo:padding-left="0.0486in" fo:padding-bottom="0in" fo:padding-right="0.0486in"/>
    </style:style>
    <style:style style:name="P3978" style:parent-style-name="Standard" style:family="paragraph">
      <style:paragraph-properties fo:margin-bottom="0in"/>
      <style:text-properties fo:color="#00000A" fo:font-size="10pt" style:font-size-asian="10pt" style:font-size-complex="10pt" style:language-asian="it" style:country-asian="IT"/>
    </style:style>
    <style:style style:name="TableRow3979" style:family="table-row">
      <style:table-row-properties style:row-height="0.0159in" style:use-optimal-row-height="false"/>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margin-bottom="0in"/>
      <style:text-properties fo:color="#00000A" fo:font-size="10pt" style:font-size-asian="10pt" style:font-size-complex="10pt"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fo:color="#00000A" fo:font-size="10pt" style:font-size-asian="10pt" style:font-size-complex="10pt" style:language-asian="it" style:country-asian="IT"/>
    </style:style>
    <style:style style:name="TableRow3986" style:family="table-row">
      <style:table-row-properties style:row-height="0.0159in" style:use-optimal-row-height="false"/>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margin-bottom="0in"/>
      <style:text-properties fo:color="#00000A" fo:font-size="10pt" style:font-size-asian="10pt" style:font-size-complex="10pt" style:language-asian="it" style:country-asian="IT"/>
    </style:style>
    <style:style style:name="TableRow3993" style:family="table-row">
      <style:table-row-properties style:row-height="0.0159in" style:use-optimal-row-height="false"/>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Row4000" style:family="table-row">
      <style:table-row-properties style:row-height="0.0159in" style:use-optimal-row-height="false"/>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margin-bottom="0in"/>
      <style:text-properties fo:color="#00000A" fo:font-size="10pt" style:font-size-asian="10pt" style:font-size-complex="10pt" style:language-asian="it" style:country-asian="IT"/>
    </style:style>
    <style:style style:name="TableRow4007" style:family="table-row">
      <style:table-row-properties style:row-height="0.0159in" style:use-optimal-row-height="false"/>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fo:color="#00000A" fo:font-size="10pt" style:font-size-asian="10pt" style:font-size-complex="10pt" style:language-asian="it" style:country-asian="IT"/>
    </style:style>
    <style:style style:name="TableRow4014" style:family="table-row">
      <style:table-row-properties style:row-height="0.0159in" style:use-optimal-row-height="false"/>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fo:color="#00000A" fo:font-size="10pt" style:font-size-asian="10pt" style:font-size-complex="10pt" style:language-asian="it" style:country-asian="IT"/>
    </style:style>
    <style:style style:name="TableCell4019" style:family="table-cell">
      <style:table-cell-properties fo:border="none" style:writing-mode="lr-tb" style:vertical-align="bottom" fo:padding-top="0in" fo:padding-left="0.0486in" fo:padding-bottom="0in" fo:padding-right="0.0486in"/>
    </style:style>
    <style:style style:name="P4020" style:parent-style-name="Standard" style:family="paragraph">
      <style:paragraph-properties fo:margin-bottom="0in"/>
      <style:text-properties fo:color="#00000A" fo:font-size="10pt" style:font-size-asian="10pt" style:font-size-complex="10pt" style:language-asian="it" style:country-asian="IT"/>
    </style:style>
    <style:style style:name="TableRow4021" style:family="table-row">
      <style:table-row-properties style:row-height="0.0159in" style:use-optimal-row-height="false"/>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Cell4026" style:family="table-cell">
      <style:table-cell-properties fo:border="none" style:writing-mode="lr-tb" style:vertical-align="bottom" fo:padding-top="0in" fo:padding-left="0.0486in" fo:padding-bottom="0in" fo:padding-right="0.0486in"/>
    </style:style>
    <style:style style:name="P4027" style:parent-style-name="Standard" style:family="paragraph">
      <style:paragraph-properties fo:margin-bottom="0in"/>
      <style:text-properties fo:color="#00000A" fo:font-size="10pt" style:font-size-asian="10pt" style:font-size-complex="10pt" style:language-asian="it" style:country-asian="IT"/>
    </style:style>
    <style:style style:name="TableRow4028" style:family="table-row">
      <style:table-row-properties style:row-height="0.0159in" style:use-optimal-row-height="false"/>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margin-bottom="0in"/>
      <style:text-properties fo:color="#00000A" fo:font-size="10pt" style:font-size-asian="10pt" style:font-size-complex="10pt" style:language-asian="it" style:country-asian="IT"/>
    </style:style>
    <style:style style:name="TableRow4035" style:family="table-row">
      <style:table-row-properties style:row-height="0.0159in" style:use-optimal-row-height="false"/>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margin-bottom="0in"/>
      <style:text-properties fo:color="#00000A" fo:font-size="10pt" style:font-size-asian="10pt" style:font-size-complex="10pt" style:language-asian="it" style:country-asian="IT"/>
    </style:style>
    <style:style style:name="TableRow4042" style:family="table-row">
      <style:table-row-properties style:row-height="0.0159in" style:use-optimal-row-height="false"/>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Cell4047" style:family="table-cell">
      <style:table-cell-properties fo:border="none" style:writing-mode="lr-tb" style:vertical-align="bottom" fo:padding-top="0in" fo:padding-left="0.0486in" fo:padding-bottom="0in" fo:padding-right="0.0486in"/>
    </style:style>
    <style:style style:name="P4048" style:parent-style-name="Standard" style:family="paragraph">
      <style:paragraph-properties fo:margin-bottom="0in"/>
      <style:text-properties fo:color="#00000A" fo:font-size="10pt" style:font-size-asian="10pt" style:font-size-complex="10pt" style:language-asian="it" style:country-asian="IT"/>
    </style:style>
    <style:style style:name="TableRow4049" style:family="table-row">
      <style:table-row-properties style:min-row-height="0.2083in" style:use-optimal-row-height="false"/>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54" style:family="table-cell">
      <style:table-cell-properties fo:border="none" style:writing-mode="lr-tb" style:vertical-align="bottom" fo:padding-top="0in" fo:padding-left="0.0486in" fo:padding-bottom="0in" fo:padding-right="0.0486in"/>
    </style:style>
    <style:style style:name="P4055" style:parent-style-name="Standard" style:family="paragraph">
      <style:paragraph-properties fo:margin-bottom="0in"/>
      <style:text-properties fo:color="#00000A" fo:font-size="10pt" style:font-size-asian="10pt" style:font-size-complex="10pt" style:language-asian="it" style:country-asian="IT"/>
    </style:style>
    <style:style style:name="TableRow4056" style:family="table-row">
      <style:table-row-properties style:min-row-height="0.2083in" style:use-optimal-row-height="false"/>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1" style:family="table-cell">
      <style:table-cell-properties fo:border="none" style:writing-mode="lr-tb" style:vertical-align="bottom" fo:padding-top="0in" fo:padding-left="0.0486in" fo:padding-bottom="0in" fo:padding-right="0.0486in"/>
    </style:style>
    <style:style style:name="P406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63" style:family="table-row">
      <style:table-row-properties style:row-height="0.0159in" style:use-optimal-row-height="false"/>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Cell4068" style:family="table-cell">
      <style:table-cell-properties fo:border="none" style:writing-mode="lr-tb" style:vertical-align="bottom" fo:padding-top="0in" fo:padding-left="0.0486in" fo:padding-bottom="0in" fo:padding-right="0.0486in"/>
    </style:style>
    <style:style style:name="P4069" style:parent-style-name="Standard" style:family="paragraph">
      <style:paragraph-properties fo:margin-bottom="0in"/>
      <style:text-properties fo:color="#00000A" fo:font-size="10pt" style:font-size-asian="10pt" style:font-size-complex="10pt" style:language-asian="it" style:country-asian="IT"/>
    </style:style>
    <style:style style:name="TableRow4070" style:family="table-row">
      <style:table-row-properties style:row-height="0.0159in" style:use-optimal-row-height="false"/>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Cell4075" style:family="table-cell">
      <style:table-cell-properties fo:border="none" style:writing-mode="lr-tb" style:vertical-align="bottom" fo:padding-top="0in" fo:padding-left="0.0486in" fo:padding-bottom="0in" fo:padding-right="0.0486in"/>
    </style:style>
    <style:style style:name="P4076" style:parent-style-name="Standard" style:family="paragraph">
      <style:paragraph-properties fo:margin-bottom="0in"/>
      <style:text-properties fo:color="#00000A" fo:font-size="10pt" style:font-size-asian="10pt" style:font-size-complex="10pt" style:language-asian="it" style:country-asian="IT"/>
    </style:style>
    <style:style style:name="TableRow4077" style:family="table-row">
      <style:table-row-properties style:row-height="0.0159in" style:use-optimal-row-height="false"/>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Cell4082" style:family="table-cell">
      <style:table-cell-properties fo:border="none" style:writing-mode="lr-tb" style:vertical-align="bottom" fo:padding-top="0in" fo:padding-left="0.0486in" fo:padding-bottom="0in" fo:padding-right="0.0486in"/>
    </style:style>
    <style:style style:name="P4083" style:parent-style-name="Standard" style:family="paragraph">
      <style:paragraph-properties fo:margin-bottom="0in"/>
      <style:text-properties fo:color="#00000A" fo:font-size="10pt" style:font-size-asian="10pt" style:font-size-complex="10pt" style:language-asian="it" style:country-asian="IT"/>
    </style:style>
    <style:style style:name="TableRow4084" style:family="table-row">
      <style:table-row-properties style:row-height="0.0159in" style:use-optimal-row-height="false"/>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Cell4089" style:family="table-cell">
      <style:table-cell-properties fo:border="none" style:writing-mode="lr-tb" style:vertical-align="bottom" fo:padding-top="0in" fo:padding-left="0.0486in" fo:padding-bottom="0in" fo:padding-right="0.0486in"/>
    </style:style>
    <style:style style:name="P4090" style:parent-style-name="Standard" style:family="paragraph">
      <style:paragraph-properties fo:margin-bottom="0in"/>
      <style:text-properties fo:color="#00000A" fo:font-size="10pt" style:font-size-asian="10pt" style:font-size-complex="10pt" style:language-asian="it" style:country-asian="IT"/>
    </style:style>
    <style:style style:name="TableRow4091" style:family="table-row">
      <style:table-row-properties style:row-height="0.0159in" style:use-optimal-row-height="false"/>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TableCell4096" style:family="table-cell">
      <style:table-cell-properties fo:border="none" style:writing-mode="lr-tb" style:vertical-align="bottom" fo:padding-top="0in" fo:padding-left="0.0486in" fo:padding-bottom="0in" fo:padding-right="0.0486in"/>
    </style:style>
    <style:style style:name="P4097" style:parent-style-name="Standard" style:family="paragraph">
      <style:paragraph-properties fo:margin-bottom="0in"/>
      <style:text-properties fo:color="#00000A" fo:font-size="10pt" style:font-size-asian="10pt" style:font-size-complex="10pt" style:language-asian="it" style:country-asian="IT"/>
    </style:style>
    <style:style style:name="TableRow4098" style:family="table-row">
      <style:table-row-properties style:row-height="0.0159in" style:use-optimal-row-height="false"/>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margin-bottom="0in"/>
      <style:text-properties fo:color="#00000A" fo:font-size="10pt" style:font-size-asian="10pt" style:font-size-complex="10pt" style:language-asian="it" style:country-asian="IT"/>
    </style:style>
    <style:style style:name="TableRow4105" style:family="table-row">
      <style:table-row-properties style:row-height="0.0159in" style:use-optimal-row-height="false"/>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margin-bottom="0in"/>
      <style:text-properties fo:color="#00000A" fo:font-size="10pt" style:font-size-asian="10pt" style:font-size-complex="10pt" style:language-asian="it" style:country-asian="IT"/>
    </style:style>
    <style:style style:name="TableRow4112" style:family="table-row">
      <style:table-row-properties style:row-height="0.0159in" style:use-optimal-row-height="false"/>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margin-bottom="0in"/>
      <style:text-properties fo:color="#00000A" fo:font-size="10pt" style:font-size-asian="10pt" style:font-size-complex="10pt" style:language-asian="it" style:country-asian="IT"/>
    </style:style>
    <style:style style:name="TableRow4119" style:family="table-row">
      <style:table-row-properties style:min-row-height="0.2083in" style:use-optimal-row-height="false"/>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margin-bottom="0in"/>
      <style:text-properties fo:color="#00000A" fo:font-size="10pt" style:font-size-asian="10pt" style:font-size-complex="10pt" style:language-asian="it" style:country-asian="IT"/>
    </style:style>
    <style:style style:name="TableRow4126" style:family="table-row">
      <style:table-row-properties style:min-row-height="0.2083in" style:use-optimal-row-height="false"/>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133" style:family="table-row">
      <style:table-row-properties style:row-height="0.0159in" style:use-optimal-row-height="false"/>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Row4140" style:family="table-row">
      <style:table-row-properties style:min-row-height="0.2083in" style:use-optimal-row-height="false"/>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143"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144"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145"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146"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14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text-properties style:font-name-asian="Times New Roman" style:font-name-complex="Calibri" fo:color="#000000" style:language-asian="it" style:country-asian="IT"/>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style:text-properties fo:color="#00000A" fo:font-size="10pt" style:font-size-asian="10pt" style:font-size-complex="10pt" style:language-asian="it" style:country-asian="IT"/>
    </style:style>
    <style:style style:name="P4152" style:parent-style-name="Normale" style:family="paragraph">
      <style:paragraph-properties fo:break-before="page"/>
    </style:style>
    <style:style style:name="TableColumn4154" style:family="table-column">
      <style:table-column-properties style:column-width="2.027in" style:use-optimal-column-width="false"/>
    </style:style>
    <style:style style:name="TableColumn4155" style:family="table-column">
      <style:table-column-properties style:column-width="1.7784in" style:use-optimal-column-width="false"/>
    </style:style>
    <style:style style:name="TableColumn4156" style:family="table-column">
      <style:table-column-properties style:column-width="1.9027in" style:use-optimal-column-width="false"/>
    </style:style>
    <style:style style:name="Table4153" style:family="table">
      <style:table-properties style:width="5.7083in" fo:margin-left="-0.0104in" table:align="left"/>
    </style:style>
    <style:style style:name="TableRow4157" style:family="table-row">
      <style:table-row-properties style:min-row-height="0.2083in" style:use-optimal-row-height="false"/>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Titolo1" style:family="paragraph">
      <style:text-properties style:font-name-asian="Times New Roman" style:language-asian="it" style:country-asian="IT"/>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text-properties style:font-name-asian="Times New Roman" style:font-name-complex="Calibri" fo:font-weight="bold" style:font-weight-asian="bold" fo:color="#000000"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Row4164" style:family="table-row">
      <style:table-row-properties style:row-height="0.0159in" style:use-optimal-row-height="false"/>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Row4171" style:family="table-row">
      <style:table-row-properties style:min-row-height="0.2083in" style:use-optimal-row-height="false"/>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text-properties style:font-name-asian="Times New Roman" style:font-name-complex="Calibri" fo:color="#000000"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margin-bottom="0in"/>
      <style:text-properties fo:color="#00000A" fo:font-size="10pt" style:font-size-asian="10pt" style:font-size-complex="10pt" style:language-asian="it" style:country-asian="IT"/>
    </style:style>
    <style:style style:name="TableRow4178" style:family="table-row">
      <style:table-row-properties style:row-height="0.0159in" style:use-optimal-row-height="false"/>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margin-bottom="0in"/>
      <style:text-properties fo:color="#00000A" fo:font-size="10pt" style:font-size-asian="10pt" style:font-size-complex="10pt" style:language-asian="it" style:country-asian="IT"/>
    </style:style>
    <style:style style:name="TableRow4185" style:family="table-row">
      <style:table-row-properties style:row-height="0.0159in" style:use-optimal-row-height="false"/>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Row4192" style:family="table-row">
      <style:table-row-properties style:min-row-height="0.2083in" style:use-optimal-row-height="false"/>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text-properties style:font-name-asian="Times New Roman" style:font-name-complex="Calibri" fo:color="#000000"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Row4199" style:family="table-row">
      <style:table-row-properties style:row-height="0.0159in" style:use-optimal-row-height="false"/>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Row4206" style:family="table-row">
      <style:table-row-properties style:row-height="0.0159in" style:use-optimal-row-height="false"/>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style:text-properties fo:color="#00000A" fo:font-size="10pt" style:font-size-asian="10pt" style:font-size-complex="10pt" style:language-asian="it" style:country-asian="IT"/>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margin-bottom="0in"/>
      <style:text-properties fo:color="#00000A" fo:font-size="10pt" style:font-size-asian="10pt" style:font-size-complex="10pt" style:language-asian="it" style:country-asian="IT"/>
    </style:style>
    <style:style style:name="TableRow4213" style:family="table-row">
      <style:table-row-properties style:min-row-height="0.2083in" style:use-optimal-row-height="false"/>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text-properties style:font-name-asian="Times New Roman" style:font-name-complex="Calibri" fo:color="#000000" style:language-asian="it" style:country-asian="IT"/>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220" style:family="table-row">
      <style:table-row-properties style:row-height="0.0159in" style:use-optimal-row-height="false"/>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text-properties style:font-name-asian="Times New Roman" style:font-name-complex="Calibri" fo:color="#000000" style:language-asian="it" style:country-asian="IT"/>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margin-bottom="0in"/>
      <style:text-properties fo:color="#00000A" fo:font-size="10pt" style:font-size-asian="10pt" style:font-size-complex="10pt" style:language-asian="it" style:country-asian="IT"/>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margin-bottom="0in"/>
      <style:text-properties fo:color="#00000A" fo:font-size="10pt" style:font-size-asian="10pt" style:font-size-complex="10pt" style:language-asian="it" style:country-asian="IT"/>
    </style:style>
    <style:style style:name="TableRow4227" style:family="table-row">
      <style:table-row-properties style:row-height="0.0159in" style:use-optimal-row-height="false"/>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style:text-properties fo:color="#00000A" fo:font-size="10pt" style:font-size-asian="10pt" style:font-size-complex="10pt" style:language-asian="it" style:country-asian="IT"/>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margin-bottom="0in"/>
      <style:text-properties fo:color="#00000A" fo:font-size="10pt" style:font-size-asian="10pt" style:font-size-complex="10pt" style:language-asian="it" style:country-asian="IT"/>
    </style:style>
    <style:style style:name="TableRow4234" style:family="table-row">
      <style:table-row-properties style:row-height="0.0159in" style:use-optimal-row-height="false"/>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paragraph-properties fo:margin-bottom="0in"/>
      <style:text-properties fo:color="#00000A" fo:font-size="10pt" style:font-size-asian="10pt" style:font-size-complex="10pt" style:language-asian="it" style:country-asian="IT"/>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paragraph-properties fo:margin-bottom="0in"/>
      <style:text-properties fo:color="#00000A" fo:font-size="10pt" style:font-size-asian="10pt" style:font-size-complex="10pt" style:language-asian="it" style:country-asian="IT"/>
    </style:style>
    <style:style style:name="TableRow4241" style:family="table-row">
      <style:table-row-properties style:min-row-height="0.2083in" style:use-optimal-row-height="false"/>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44" style:family="table-cell">
      <style:table-cell-properties fo:border="none" style:writing-mode="lr-tb" style:vertical-align="bottom" fo:padding-top="0in" fo:padding-left="0.0486in" fo:padding-bottom="0in" fo:padding-right="0.0486in"/>
    </style:style>
    <style:style style:name="P4245" style:parent-style-name="Standard" style:family="paragraph">
      <style:text-properties style:font-name-asian="Times New Roman" style:font-name-complex="Calibri" fo:color="#000000" style:language-asian="it" style:country-asian="IT"/>
    </style:style>
    <style:style style:name="TableCell4246" style:family="table-cell">
      <style:table-cell-properties fo:border="none" style:writing-mode="lr-tb" style:vertical-align="bottom" fo:padding-top="0in" fo:padding-left="0.0486in" fo:padding-bottom="0in" fo:padding-right="0.0486in"/>
    </style:style>
    <style:style style:name="P424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248" style:family="table-row">
      <style:table-row-properties style:row-height="0.0159in" style:use-optimal-row-height="false"/>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text-properties style:font-name-asian="Times New Roman" style:font-name-complex="Calibri" fo:color="#000000" style:language-asian="it" style:country-asian="IT"/>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paragraph-properties fo:margin-bottom="0in"/>
      <style:text-properties fo:color="#00000A" fo:font-size="10pt" style:font-size-asian="10pt" style:font-size-complex="10pt" style:language-asian="it" style:country-asian="IT"/>
    </style:style>
    <style:style style:name="TableCell4253" style:family="table-cell">
      <style:table-cell-properties fo:border="none" style:writing-mode="lr-tb" style:vertical-align="bottom" fo:padding-top="0in" fo:padding-left="0.0486in" fo:padding-bottom="0in" fo:padding-right="0.0486in"/>
    </style:style>
    <style:style style:name="P4254" style:parent-style-name="Standard" style:family="paragraph">
      <style:paragraph-properties fo:margin-bottom="0in"/>
      <style:text-properties fo:color="#00000A" fo:font-size="10pt" style:font-size-asian="10pt" style:font-size-complex="10pt" style:language-asian="it" style:country-asian="IT"/>
    </style:style>
    <style:style style:name="TableRow4255" style:family="table-row">
      <style:table-row-properties style:row-height="0.0159in" style:use-optimal-row-height="false"/>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fo:color="#00000A" fo:font-size="10pt" style:font-size-asian="10pt" style:font-size-complex="10pt" style:language-asian="it" style:country-asian="IT"/>
    </style:style>
    <style:style style:name="TableCell4260" style:family="table-cell">
      <style:table-cell-properties fo:border="none" style:writing-mode="lr-tb" style:vertical-align="bottom" fo:padding-top="0in" fo:padding-left="0.0486in" fo:padding-bottom="0in" fo:padding-right="0.0486in"/>
    </style:style>
    <style:style style:name="P4261" style:parent-style-name="Standard" style:family="paragraph">
      <style:paragraph-properties fo:margin-bottom="0in"/>
      <style:text-properties fo:color="#00000A" fo:font-size="10pt" style:font-size-asian="10pt" style:font-size-complex="10pt" style:language-asian="it" style:country-asian="IT"/>
    </style:style>
    <style:style style:name="TableRow4262" style:family="table-row">
      <style:table-row-properties style:row-height="0.0159in" style:use-optimal-row-height="false"/>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Cell4265" style:family="table-cell">
      <style:table-cell-properties fo:border="none" style:writing-mode="lr-tb" style:vertical-align="bottom" fo:padding-top="0in" fo:padding-left="0.0486in" fo:padding-bottom="0in" fo:padding-right="0.0486in"/>
    </style:style>
    <style:style style:name="P4266" style:parent-style-name="Standard" style:family="paragraph">
      <style:paragraph-properties fo:margin-bottom="0in"/>
      <style:text-properties fo:color="#00000A" fo:font-size="10pt" style:font-size-asian="10pt" style:font-size-complex="10pt" style:language-asian="it" style:country-asian="IT"/>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margin-bottom="0in"/>
      <style:text-properties fo:color="#00000A" fo:font-size="10pt" style:font-size-asian="10pt" style:font-size-complex="10pt" style:language-asian="it" style:country-asian="IT"/>
    </style:style>
    <style:style style:name="TableRow4269" style:family="table-row">
      <style:table-row-properties style:min-row-height="0.2083in" style:use-optimal-row-height="false"/>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text-properties style:font-name-asian="Times New Roman" style:font-name-complex="Calibri" fo:color="#000000" style:language-asian="it" style:country-asian="IT"/>
    </style:style>
    <style:style style:name="TableCell4274" style:family="table-cell">
      <style:table-cell-properties fo:border="none" style:writing-mode="lr-tb" style:vertical-align="bottom" fo:padding-top="0in" fo:padding-left="0.0486in" fo:padding-bottom="0in" fo:padding-right="0.0486in"/>
    </style:style>
    <style:style style:name="P427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276" style:family="table-row">
      <style:table-row-properties style:row-height="0.0159in" style:use-optimal-row-height="false"/>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text-properties style:font-name-asian="Times New Roman" style:font-name-complex="Calibri" fo:color="#000000"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Cell4281" style:family="table-cell">
      <style:table-cell-properties fo:border="none" style:writing-mode="lr-tb" style:vertical-align="bottom" fo:padding-top="0in" fo:padding-left="0.0486in" fo:padding-bottom="0in" fo:padding-right="0.0486in"/>
    </style:style>
    <style:style style:name="P4282" style:parent-style-name="Standard" style:family="paragraph">
      <style:paragraph-properties fo:margin-bottom="0in"/>
      <style:text-properties fo:color="#00000A" fo:font-size="10pt" style:font-size-asian="10pt" style:font-size-complex="10pt" style:language-asian="it" style:country-asian="IT"/>
    </style:style>
    <style:style style:name="TableRow4283" style:family="table-row">
      <style:table-row-properties style:row-height="0.0159in" style:use-optimal-row-height="false"/>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Row4290" style:family="table-row">
      <style:table-row-properties style:row-height="0.0159in" style:use-optimal-row-height="false"/>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margin-bottom="0in"/>
      <style:text-properties fo:color="#00000A" fo:font-size="10pt" style:font-size-asian="10pt" style:font-size-complex="10pt" style:language-asian="it" style:country-asian="IT"/>
    </style:style>
    <style:style style:name="TableRow4297" style:family="table-row">
      <style:table-row-properties style:row-height="0.0159in" style:use-optimal-row-height="false"/>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margin-bottom="0in"/>
      <style:text-properties fo:color="#00000A" fo:font-size="10pt" style:font-size-asian="10pt" style:font-size-complex="10pt" style:language-asian="it" style:country-asian="IT"/>
    </style:style>
    <style:style style:name="TableRow4304" style:family="table-row">
      <style:table-row-properties style:min-row-height="0.2083in" style:use-optimal-row-height="false"/>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text-properties style:font-name-asian="Times New Roman" style:font-name-complex="Calibri" fo:color="#000000" style:language-asian="it" style:country-asian="IT"/>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paragraph-properties fo:margin-bottom="0in"/>
      <style:text-properties fo:color="#00000A" fo:font-size="10pt" style:font-size-asian="10pt" style:font-size-complex="10pt" style:language-asian="it" style:country-asian="IT"/>
    </style:style>
    <style:style style:name="TableRow4311" style:family="table-row">
      <style:table-row-properties style:row-height="0.0159in" style:use-optimal-row-height="false"/>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fo:color="#00000A" fo:font-size="10pt" style:font-size-asian="10pt" style:font-size-complex="10pt" style:language-asian="it" style:country-asian="IT"/>
    </style:style>
    <style:style style:name="TableCell4316" style:family="table-cell">
      <style:table-cell-properties fo:border="none" style:writing-mode="lr-tb" style:vertical-align="bottom" fo:padding-top="0in" fo:padding-left="0.0486in" fo:padding-bottom="0in" fo:padding-right="0.0486in"/>
    </style:style>
    <style:style style:name="P4317" style:parent-style-name="Standard" style:family="paragraph">
      <style:paragraph-properties fo:margin-bottom="0in"/>
      <style:text-properties fo:color="#00000A" fo:font-size="10pt" style:font-size-asian="10pt" style:font-size-complex="10pt" style:language-asian="it" style:country-asian="IT"/>
    </style:style>
    <style:style style:name="TableRow4318" style:family="table-row">
      <style:table-row-properties style:row-height="0.0159in" style:use-optimal-row-height="false"/>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Standard" style:family="paragraph">
      <style:paragraph-properties fo:margin-bottom="0in"/>
      <style:text-properties fo:color="#00000A" fo:font-size="10pt" style:font-size-asian="10pt" style:font-size-complex="10pt" style:language-asian="it" style:country-asian="IT"/>
    </style:style>
    <style:style style:name="TableCell4323" style:family="table-cell">
      <style:table-cell-properties fo:border="none" style:writing-mode="lr-tb" style:vertical-align="bottom" fo:padding-top="0in" fo:padding-left="0.0486in" fo:padding-bottom="0in" fo:padding-right="0.0486in"/>
    </style:style>
    <style:style style:name="P4324" style:parent-style-name="Standard" style:family="paragraph">
      <style:paragraph-properties fo:margin-bottom="0in"/>
      <style:text-properties fo:color="#00000A" fo:font-size="10pt" style:font-size-asian="10pt" style:font-size-complex="10pt" style:language-asian="it" style:country-asian="IT"/>
    </style:style>
    <style:style style:name="TableRow4325" style:family="table-row">
      <style:table-row-properties style:min-row-height="0.2083in" style:use-optimal-row-height="false"/>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text-properties style:font-name-asian="Times New Roman" style:font-name-complex="Calibri" fo:color="#000000" style:language-asian="it" style:country-asian="IT"/>
    </style:style>
    <style:style style:name="TableCell4330" style:family="table-cell">
      <style:table-cell-properties fo:border="none" style:writing-mode="lr-tb" style:vertical-align="bottom" fo:padding-top="0in" fo:padding-left="0.0486in" fo:padding-bottom="0in" fo:padding-right="0.0486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Row4332" style:family="table-row">
      <style:table-row-properties style:row-height="0.0159in" style:use-optimal-row-height="false"/>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paragraph-properties fo:margin-bottom="0in"/>
      <style:text-properties fo:color="#00000A" fo:font-size="10pt" style:font-size-asian="10pt" style:font-size-complex="10pt" style:language-asian="it" style:country-asian="IT"/>
    </style:style>
    <style:style style:name="TableRow4339" style:family="table-row">
      <style:table-row-properties style:row-height="0.0159in" style:use-optimal-row-height="false"/>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Row4346" style:family="table-row">
      <style:table-row-properties style:min-row-height="0.2083in" style:use-optimal-row-height="false"/>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text-properties style:font-name-asian="Times New Roman" style:font-name-complex="Calibri" fo:color="#000000"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353" style:family="table-row">
      <style:table-row-properties style:row-height="0.0159in" style:use-optimal-row-height="false"/>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text-properties style:font-name-asian="Times New Roman" style:font-name-complex="Calibri" fo:color="#000000"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00000A" fo:font-size="10pt" style:font-size-asian="10pt" style:font-size-complex="10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00000A" fo:font-size="10pt" style:font-size-asian="10pt" style:font-size-complex="10pt" style:language-asian="it" style:country-asian="IT"/>
    </style:style>
    <style:style style:name="TableRow4360" style:family="table-row">
      <style:table-row-properties style:row-height="0.0159in" style:use-optimal-row-height="false"/>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style:text-properties fo:color="#00000A" fo:font-size="10pt" style:font-size-asian="10pt" style:font-size-complex="10pt" style:language-asian="it" style:country-asian="IT"/>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00000A" fo:font-size="10pt" style:font-size-asian="10pt" style:font-size-complex="10pt" style:language-asian="it" style:country-asian="IT"/>
    </style:style>
    <style:style style:name="TableRow4367" style:family="table-row">
      <style:table-row-properties style:row-height="0.0159in" style:use-optimal-row-height="false"/>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margin-bottom="0in"/>
      <style:text-properties fo:color="#00000A" fo:font-size="10pt" style:font-size-asian="10pt" style:font-size-complex="10pt" style:language-asian="it" style:country-asian="IT"/>
    </style:style>
    <style:style style:name="TableCell4372" style:family="table-cell">
      <style:table-cell-properties fo:border="none" style:writing-mode="lr-tb" style:vertical-align="bottom" fo:padding-top="0in" fo:padding-left="0.0486in" fo:padding-bottom="0in" fo:padding-right="0.0486in"/>
    </style:style>
    <style:style style:name="P4373" style:parent-style-name="Standard" style:family="paragraph">
      <style:paragraph-properties fo:margin-bottom="0in"/>
      <style:text-properties fo:color="#00000A" fo:font-size="10pt" style:font-size-asian="10pt" style:font-size-complex="10pt" style:language-asian="it" style:country-asian="IT"/>
    </style:style>
    <style:style style:name="TableRow4374" style:family="table-row">
      <style:table-row-properties style:min-row-height="0.2083in" style:use-optimal-row-height="false"/>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text-properties style:font-name-asian="Times New Roman" style:font-name-complex="Calibri" fo:color="#000000" style:language-asian="it" style:country-asian="IT"/>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381" style:family="table-row">
      <style:table-row-properties style:row-height="0.0159in" style:use-optimal-row-height="false"/>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text-properties style:font-name-asian="Times New Roman" style:font-name-complex="Calibri" fo:color="#000000"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fo:color="#00000A" fo:font-size="10pt" style:font-size-asian="10pt" style:font-size-complex="10pt"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paragraph-properties fo:margin-bottom="0in"/>
      <style:text-properties fo:color="#00000A" fo:font-size="10pt" style:font-size-asian="10pt" style:font-size-complex="10pt" style:language-asian="it" style:country-asian="IT"/>
    </style:style>
    <style:style style:name="TableRow4388" style:family="table-row">
      <style:table-row-properties style:row-height="0.0159in" style:use-optimal-row-height="false"/>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margin-bottom="0in"/>
      <style:text-properties fo:color="#00000A" fo:font-size="10pt" style:font-size-asian="10pt" style:font-size-complex="10pt" style:language-asian="it" style:country-asian="IT"/>
    </style:style>
    <style:style style:name="TableRow4395" style:family="table-row">
      <style:table-row-properties style:row-height="0.0159in" style:use-optimal-row-height="false"/>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00000A" fo:font-size="10pt" style:font-size-asian="10pt" style:font-size-complex="10pt"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Row4402" style:family="table-row">
      <style:table-row-properties style:min-row-height="0.2083in" style:use-optimal-row-height="false"/>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text-properties style:font-name-asian="Times New Roman" style:font-name-complex="Calibri" fo:color="#000000"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09" style:family="table-row">
      <style:table-row-properties style:row-height="0.0159in" style:use-optimal-row-height="false"/>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text-properties style:font-name-asian="Times New Roman" style:font-name-complex="Calibri" fo:color="#000000" style:language-asian="it" style:country-asian="IT"/>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fo:color="#00000A" fo:font-size="10pt" style:font-size-asian="10pt" style:font-size-complex="10pt" style:language-asian="it" style:country-asian="IT"/>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margin-bottom="0in"/>
      <style:text-properties fo:color="#00000A" fo:font-size="10pt" style:font-size-asian="10pt" style:font-size-complex="10pt" style:language-asian="it" style:country-asian="IT"/>
    </style:style>
    <style:style style:name="TableRow4416" style:family="table-row">
      <style:table-row-properties style:row-height="0.0159in" style:use-optimal-row-height="false"/>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fo:color="#00000A" fo:font-size="10pt" style:font-size-asian="10pt" style:font-size-complex="10pt" style:language-asian="it" style:country-asian="IT"/>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paragraph-properties fo:margin-bottom="0in"/>
      <style:text-properties fo:color="#00000A" fo:font-size="10pt" style:font-size-asian="10pt" style:font-size-complex="10pt" style:language-asian="it" style:country-asian="IT"/>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Standard" style:family="paragraph">
      <style:paragraph-properties fo:margin-bottom="0in"/>
      <style:text-properties fo:color="#00000A" fo:font-size="10pt" style:font-size-asian="10pt" style:font-size-complex="10pt" style:language-asian="it" style:country-asian="IT"/>
    </style:style>
    <style:style style:name="TableRow4423" style:family="table-row">
      <style:table-row-properties style:row-height="0.0159in" style:use-optimal-row-height="false"/>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style:vertical-align="bottom" fo:padding-top="0in" fo:padding-left="0.0486in" fo:padding-bottom="0in" fo:padding-right="0.0486in"/>
    </style:style>
    <style:style style:name="P4427" style:parent-style-name="Standard" style:family="paragraph">
      <style:paragraph-properties fo:margin-bottom="0in"/>
      <style:text-properties fo:color="#00000A" fo:font-size="10pt" style:font-size-asian="10pt" style:font-size-complex="10pt" style:language-asian="it" style:country-asian="IT"/>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paragraph-properties fo:margin-bottom="0in"/>
      <style:text-properties fo:color="#00000A" fo:font-size="10pt" style:font-size-asian="10pt" style:font-size-complex="10pt" style:language-asian="it" style:country-asian="IT"/>
    </style:style>
    <style:style style:name="TableRow4430" style:family="table-row">
      <style:table-row-properties style:row-height="0.0159in" style:use-optimal-row-height="false"/>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margin-bottom="0in"/>
      <style:text-properties fo:color="#00000A" fo:font-size="10pt" style:font-size-asian="10pt" style:font-size-complex="10pt" style:language-asian="it" style:country-asian="IT"/>
    </style:style>
    <style:style style:name="TableCell4435" style:family="table-cell">
      <style:table-cell-properties fo:border="none" style:writing-mode="lr-tb" style:vertical-align="bottom" fo:padding-top="0in" fo:padding-left="0.0486in" fo:padding-bottom="0in" fo:padding-right="0.0486in"/>
    </style:style>
    <style:style style:name="P4436" style:parent-style-name="Standard" style:family="paragraph">
      <style:paragraph-properties fo:margin-bottom="0in"/>
      <style:text-properties fo:color="#00000A" fo:font-size="10pt" style:font-size-asian="10pt" style:font-size-complex="10pt" style:language-asian="it" style:country-asian="IT"/>
    </style:style>
    <style:style style:name="P4437" style:parent-style-name="Standard" style:family="paragraph">
      <style:paragraph-properties fo:break-before="page"/>
    </style:style>
    <style:style style:name="TableColumn4439" style:family="table-column">
      <style:table-column-properties style:column-width="6.693in" style:use-optimal-column-width="false"/>
    </style:style>
    <style:style style:name="Table4438" style:family="table">
      <style:table-properties style:width="6.693in" fo:margin-left="-0.075in" table:align="left"/>
    </style:style>
    <style:style style:name="TableRow4440" style:family="table-row">
      <style:table-row-properties style:use-optimal-row-height="false"/>
    </style:style>
    <style:style style:name="TableCell4441" style:family="table-cell">
      <style:table-cell-properties fo:border-top="none" fo:border-left="none" fo:border-bottom="0.0069in solid #808080" fo:border-right="none" style:writing-mode="lr-tb" fo:padding-top="0in" fo:padding-left="0.075in" fo:padding-bottom="0in" fo:padding-right="0.075in"/>
    </style:style>
    <style:style style:name="P4442" style:parent-style-name="Standard" style:family="paragraph">
      <style:paragraph-properties fo:margin-bottom="0in" fo:line-height="100%"/>
    </style:style>
    <style:style style:name="TableRow4443" style:family="table-row">
      <style:table-row-properties style:use-optimal-row-height="false"/>
    </style:style>
    <style:style style:name="TableCell4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45" style:parent-style-name="Standard" style:family="paragraph">
      <style:paragraph-properties fo:margin-bottom="0in" fo:line-height="100%"/>
    </style:style>
    <style:style style:name="TableRow4446" style:family="table-row">
      <style:table-row-properties style:use-optimal-row-height="false"/>
    </style:style>
    <style:style style:name="TableCell4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48" style:parent-style-name="Standard" style:family="paragraph">
      <style:paragraph-properties fo:margin-bottom="0in" fo:line-height="100%"/>
    </style:style>
    <style:style style:name="TableRow4449" style:family="table-row">
      <style:table-row-properties style:use-optimal-row-height="false"/>
    </style:style>
    <style:style style:name="TableCell4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51" style:parent-style-name="Standard" style:family="paragraph">
      <style:paragraph-properties fo:margin-bottom="0in" fo:line-height="100%"/>
    </style:style>
    <style:style style:name="TableRow4452" style:family="table-row">
      <style:table-row-properties style:use-optimal-row-height="false"/>
    </style:style>
    <style:style style:name="TableCell44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54" style:parent-style-name="Standard" style:family="paragraph">
      <style:paragraph-properties fo:margin-bottom="0in" fo:line-height="100%"/>
    </style:style>
    <style:style style:name="TableRow4455" style:family="table-row">
      <style:table-row-properties style:use-optimal-row-height="false"/>
    </style:style>
    <style:style style:name="TableCell4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57" style:parent-style-name="Standard" style:family="paragraph">
      <style:paragraph-properties fo:margin-bottom="0in" fo:line-height="100%"/>
    </style:style>
    <style:style style:name="TableRow4458" style:family="table-row">
      <style:table-row-properties style:use-optimal-row-height="false"/>
    </style:style>
    <style:style style:name="TableCell4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60" style:parent-style-name="Standard" style:family="paragraph">
      <style:paragraph-properties fo:margin-bottom="0in" fo:line-height="100%"/>
    </style:style>
    <style:style style:name="TableRow4461" style:family="table-row">
      <style:table-row-properties style:use-optimal-row-height="false"/>
    </style:style>
    <style:style style:name="TableCell44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63" style:parent-style-name="Standard" style:family="paragraph">
      <style:paragraph-properties fo:margin-bottom="0in" fo:line-height="100%"/>
    </style:style>
    <style:style style:name="TableRow4464" style:family="table-row">
      <style:table-row-properties style:use-optimal-row-height="false"/>
    </style:style>
    <style:style style:name="TableCell4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66" style:parent-style-name="Standard" style:family="paragraph">
      <style:paragraph-properties fo:margin-bottom="0in" fo:line-height="100%"/>
    </style:style>
    <style:style style:name="TableRow4467" style:family="table-row">
      <style:table-row-properties style:use-optimal-row-height="false"/>
    </style:style>
    <style:style style:name="TableCell4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69" style:parent-style-name="Standard" style:family="paragraph">
      <style:paragraph-properties fo:margin-bottom="0in" fo:line-height="100%"/>
    </style:style>
    <style:style style:name="TableRow4470" style:family="table-row">
      <style:table-row-properties style:use-optimal-row-height="false"/>
    </style:style>
    <style:style style:name="TableCell44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72" style:parent-style-name="Standard" style:family="paragraph">
      <style:paragraph-properties fo:margin-bottom="0in" fo:line-height="100%"/>
    </style:style>
    <style:style style:name="TableRow4473" style:family="table-row">
      <style:table-row-properties style:use-optimal-row-height="false"/>
    </style:style>
    <style:style style:name="TableCell44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75" style:parent-style-name="Standard" style:family="paragraph">
      <style:paragraph-properties fo:margin-bottom="0in" fo:line-height="100%"/>
    </style:style>
    <style:style style:name="TableRow4476" style:family="table-row">
      <style:table-row-properties style:use-optimal-row-height="false"/>
    </style:style>
    <style:style style:name="TableCell44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78" style:parent-style-name="Standard" style:family="paragraph">
      <style:paragraph-properties fo:margin-bottom="0in" fo:line-height="100%"/>
    </style:style>
    <style:style style:name="P4479" style:parent-style-name="Titolo1" style:family="paragraph">
      <style:paragraph-properties fo:break-before="page"/>
    </style:style>
    <style:style style:name="TableColumn4481" style:family="table-column">
      <style:table-column-properties style:column-width="6.693in" style:use-optimal-column-width="false"/>
    </style:style>
    <style:style style:name="Table4480" style:family="table">
      <style:table-properties style:width="6.693in" fo:margin-left="-0.075in" table:align="left"/>
    </style:style>
    <style:style style:name="TableRow4482" style:family="table-row">
      <style:table-row-properties style:use-optimal-row-height="false"/>
    </style:style>
    <style:style style:name="TableCell44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84" style:parent-style-name="Standard" style:family="paragraph">
      <style:paragraph-properties fo:margin-bottom="0in" fo:line-height="100%"/>
    </style:style>
    <style:style style:name="TableRow4485" style:family="table-row">
      <style:table-row-properties style:use-optimal-row-height="false"/>
    </style:style>
    <style:style style:name="TableCell44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87" style:parent-style-name="Standard" style:family="paragraph">
      <style:paragraph-properties fo:margin-bottom="0in" fo:line-height="100%"/>
    </style:style>
    <style:style style:name="TableRow4488" style:family="table-row">
      <style:table-row-properties style:use-optimal-row-height="false"/>
    </style:style>
    <style:style style:name="TableCell44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90" style:parent-style-name="Standard" style:family="paragraph">
      <style:paragraph-properties fo:margin-bottom="0in" fo:line-height="100%"/>
    </style:style>
    <style:style style:name="TableRow4491" style:family="table-row">
      <style:table-row-properties style:use-optimal-row-height="false"/>
    </style:style>
    <style:style style:name="TableCell44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93" style:parent-style-name="Standard" style:family="paragraph">
      <style:paragraph-properties fo:margin-bottom="0in" fo:line-height="100%"/>
    </style:style>
    <style:style style:name="TableRow4494" style:family="table-row">
      <style:table-row-properties style:use-optimal-row-height="false"/>
    </style:style>
    <style:style style:name="TableCell44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96" style:parent-style-name="Standard" style:family="paragraph">
      <style:paragraph-properties fo:margin-bottom="0in" fo:line-height="100%"/>
    </style:style>
    <style:style style:name="TableRow4497" style:family="table-row">
      <style:table-row-properties style:use-optimal-row-height="false"/>
    </style:style>
    <style:style style:name="TableCell44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499" style:parent-style-name="Standard" style:family="paragraph">
      <style:paragraph-properties fo:margin-bottom="0in" fo:line-height="100%"/>
    </style:style>
    <style:style style:name="TableRow4500" style:family="table-row">
      <style:table-row-properties style:use-optimal-row-height="false"/>
    </style:style>
    <style:style style:name="TableCell45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02" style:parent-style-name="Standard" style:family="paragraph">
      <style:paragraph-properties fo:margin-bottom="0in" fo:line-height="100%"/>
    </style:style>
    <style:style style:name="TableRow4503" style:family="table-row">
      <style:table-row-properties style:use-optimal-row-height="false"/>
    </style:style>
    <style:style style:name="TableCell45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05" style:parent-style-name="Standard" style:family="paragraph">
      <style:paragraph-properties fo:margin-bottom="0in" fo:line-height="100%"/>
    </style:style>
    <style:style style:name="TableRow4506" style:family="table-row">
      <style:table-row-properties style:use-optimal-row-height="false"/>
    </style:style>
    <style:style style:name="TableCell45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08" style:parent-style-name="Standard" style:family="paragraph">
      <style:paragraph-properties fo:margin-bottom="0in" fo:line-height="100%"/>
    </style:style>
    <style:style style:name="TableRow4509" style:family="table-row">
      <style:table-row-properties style:use-optimal-row-height="false"/>
    </style:style>
    <style:style style:name="TableCell45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11" style:parent-style-name="Standard" style:family="paragraph">
      <style:paragraph-properties fo:margin-bottom="0in" fo:line-height="100%"/>
    </style:style>
    <style:style style:name="TableRow4512" style:family="table-row">
      <style:table-row-properties style:use-optimal-row-height="false"/>
    </style:style>
    <style:style style:name="TableCell4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14" style:parent-style-name="Standard" style:family="paragraph">
      <style:paragraph-properties fo:margin-bottom="0in" fo:line-height="100%"/>
    </style:style>
    <style:style style:name="TableRow4515" style:family="table-row">
      <style:table-row-properties style:use-optimal-row-height="false"/>
    </style:style>
    <style:style style:name="TableCell4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17" style:parent-style-name="Standard" style:family="paragraph">
      <style:paragraph-properties fo:margin-bottom="0in" fo:line-height="100%"/>
    </style:style>
    <style:style style:name="TableRow4518" style:family="table-row">
      <style:table-row-properties style:use-optimal-row-height="false"/>
    </style:style>
    <style:style style:name="TableCell4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20" style:parent-style-name="Standard" style:family="paragraph">
      <style:paragraph-properties fo:margin-bottom="0in" fo:line-height="100%"/>
    </style:style>
    <style:style style:name="TableRow4521" style:family="table-row">
      <style:table-row-properties style:use-optimal-row-height="false"/>
    </style:style>
    <style:style style:name="TableCell4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23" style:parent-style-name="Standard" style:family="paragraph">
      <style:paragraph-properties fo:margin-bottom="0in" fo:line-height="100%"/>
    </style:style>
    <style:style style:name="TableRow4524" style:family="table-row">
      <style:table-row-properties style:use-optimal-row-height="false"/>
    </style:style>
    <style:style style:name="TableCell45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26" style:parent-style-name="Standard" style:family="paragraph">
      <style:paragraph-properties fo:margin-bottom="0in" fo:line-height="100%"/>
    </style:style>
    <style:style style:name="TableRow4527" style:family="table-row">
      <style:table-row-properties style:use-optimal-row-height="false"/>
    </style:style>
    <style:style style:name="TableCell45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29" style:parent-style-name="Standard" style:family="paragraph">
      <style:paragraph-properties fo:margin-bottom="0in" fo:line-height="100%"/>
    </style:style>
    <style:style style:name="TableRow4530" style:family="table-row">
      <style:table-row-properties style:use-optimal-row-height="false"/>
    </style:style>
    <style:style style:name="TableCell45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2" style:parent-style-name="Standard" style:family="paragraph">
      <style:paragraph-properties fo:margin-bottom="0in" fo:line-height="100%"/>
    </style:style>
    <style:style style:name="TableRow4533" style:family="table-row">
      <style:table-row-properties style:use-optimal-row-height="false"/>
    </style:style>
    <style:style style:name="TableCell45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5" style:parent-style-name="Standard" style:family="paragraph">
      <style:paragraph-properties fo:margin-bottom="0in" fo:line-height="100%"/>
    </style:style>
    <style:style style:name="TableRow4536" style:family="table-row">
      <style:table-row-properties style:use-optimal-row-height="false"/>
    </style:style>
    <style:style style:name="TableCell45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8" style:parent-style-name="Standard" style:family="paragraph">
      <style:paragraph-properties fo:margin-bottom="0in" fo:line-height="100%"/>
    </style:style>
    <style:style style:name="TableRow4539" style:family="table-row">
      <style:table-row-properties style:use-optimal-row-height="false"/>
    </style:style>
    <style:style style:name="TableCell45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1" style:parent-style-name="Standard" style:family="paragraph">
      <style:paragraph-properties fo:margin-bottom="0in" fo:line-height="100%"/>
    </style:style>
    <style:style style:name="TableRow4542" style:family="table-row">
      <style:table-row-properties style:use-optimal-row-height="false"/>
    </style:style>
    <style:style style:name="TableCell45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4" style:parent-style-name="Standard" style:family="paragraph">
      <style:paragraph-properties fo:margin-bottom="0in" fo:line-height="100%"/>
    </style:style>
    <style:style style:name="TableRow4545" style:family="table-row">
      <style:table-row-properties style:use-optimal-row-height="false"/>
    </style:style>
    <style:style style:name="TableCell45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7" style:parent-style-name="Standard" style:family="paragraph">
      <style:paragraph-properties fo:margin-bottom="0in" fo:line-height="100%"/>
    </style:style>
    <style:style style:name="TableRow4548" style:family="table-row">
      <style:table-row-properties style:use-optimal-row-height="false"/>
    </style:style>
    <style:style style:name="TableCell45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0" style:parent-style-name="Standard" style:family="paragraph">
      <style:paragraph-properties fo:margin-bottom="0in" fo:line-height="100%"/>
    </style:style>
    <style:style style:name="TableRow4551" style:family="table-row">
      <style:table-row-properties style:use-optimal-row-height="false"/>
    </style:style>
    <style:style style:name="TableCell45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3" style:parent-style-name="Standard" style:family="paragraph">
      <style:paragraph-properties fo:margin-bottom="0in" fo:line-height="100%"/>
    </style:style>
    <style:style style:name="TableRow4554" style:family="table-row">
      <style:table-row-properties style:use-optimal-row-height="false"/>
    </style:style>
    <style:style style:name="TableCell45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6" style:parent-style-name="Standard" style:family="paragraph">
      <style:paragraph-properties fo:margin-bottom="0in" fo:line-height="100%"/>
    </style:style>
    <style:style style:name="TableRow4557" style:family="table-row">
      <style:table-row-properties style:use-optimal-row-height="false"/>
    </style:style>
    <style:style style:name="TableCell45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9" style:parent-style-name="Standard" style:family="paragraph">
      <style:paragraph-properties fo:margin-bottom="0in" fo:line-height="100%"/>
    </style:style>
    <style:style style:name="TableRow4560" style:family="table-row">
      <style:table-row-properties style:use-optimal-row-height="false"/>
    </style:style>
    <style:style style:name="TableCell45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2" style:parent-style-name="Standard" style:family="paragraph">
      <style:paragraph-properties fo:margin-bottom="0in" fo:line-height="100%"/>
    </style:style>
    <style:style style:name="TableRow4563" style:family="table-row">
      <style:table-row-properties style:use-optimal-row-height="false"/>
    </style:style>
    <style:style style:name="TableCell45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5" style:parent-style-name="Standard" style:family="paragraph">
      <style:paragraph-properties fo:margin-bottom="0in" fo:line-height="100%"/>
    </style:style>
    <style:style style:name="TableRow4566" style:family="table-row">
      <style:table-row-properties style:use-optimal-row-height="false"/>
    </style:style>
    <style:style style:name="TableCell45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8" style:parent-style-name="Standard" style:family="paragraph">
      <style:paragraph-properties fo:margin-bottom="0in" fo:line-height="100%"/>
    </style:style>
    <style:style style:name="TableRow4569" style:family="table-row">
      <style:table-row-properties style:use-optimal-row-height="false"/>
    </style:style>
    <style:style style:name="TableCell45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1" style:parent-style-name="Standard" style:family="paragraph">
      <style:paragraph-properties fo:margin-bottom="0in" fo:line-height="100%"/>
    </style:style>
    <style:style style:name="TableRow4572" style:family="table-row">
      <style:table-row-properties style:use-optimal-row-height="false"/>
    </style:style>
    <style:style style:name="TableCell45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4" style:parent-style-name="Standard" style:family="paragraph">
      <style:paragraph-properties fo:margin-bottom="0in" fo:line-height="100%"/>
    </style:style>
    <style:style style:name="TableRow4575" style:family="table-row">
      <style:table-row-properties style:use-optimal-row-height="false"/>
    </style:style>
    <style:style style:name="TableCell45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7" style:parent-style-name="Standard" style:family="paragraph">
      <style:paragraph-properties fo:margin-bottom="0in" fo:line-height="100%"/>
    </style:style>
    <style:style style:name="TableRow4578" style:family="table-row">
      <style:table-row-properties style:use-optimal-row-height="false"/>
    </style:style>
    <style:style style:name="TableCell45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0" style:parent-style-name="Standard" style:family="paragraph">
      <style:paragraph-properties fo:margin-bottom="0in" fo:line-height="100%"/>
    </style:style>
    <style:style style:name="TableRow4581" style:family="table-row">
      <style:table-row-properties style:use-optimal-row-height="false"/>
    </style:style>
    <style:style style:name="TableCell45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3" style:parent-style-name="Standard" style:family="paragraph">
      <style:paragraph-properties fo:margin-bottom="0in" fo:line-height="100%"/>
    </style:style>
    <style:style style:name="TableRow4584" style:family="table-row">
      <style:table-row-properties style:use-optimal-row-height="false"/>
    </style:style>
    <style:style style:name="TableCell45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6" style:parent-style-name="Standard" style:family="paragraph">
      <style:paragraph-properties fo:margin-bottom="0in" fo:line-height="100%"/>
    </style:style>
    <style:style style:name="TableRow4587" style:family="table-row">
      <style:table-row-properties style:use-optimal-row-height="false"/>
    </style:style>
    <style:style style:name="TableCell45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9" style:parent-style-name="Standard" style:family="paragraph">
      <style:paragraph-properties fo:margin-bottom="0in" fo:line-height="100%"/>
    </style:style>
    <style:style style:name="TableRow4590" style:family="table-row">
      <style:table-row-properties style:use-optimal-row-height="false"/>
    </style:style>
    <style:style style:name="TableCell45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2" style:parent-style-name="Standard" style:family="paragraph">
      <style:paragraph-properties fo:margin-bottom="0in" fo:line-height="100%"/>
    </style:style>
    <style:style style:name="TableRow4593" style:family="table-row">
      <style:table-row-properties style:use-optimal-row-height="false"/>
    </style:style>
    <style:style style:name="TableCell45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5" style:parent-style-name="Standard" style:family="paragraph">
      <style:paragraph-properties fo:margin-bottom="0in" fo:line-height="100%"/>
    </style:style>
    <style:style style:name="TableRow4596" style:family="table-row">
      <style:table-row-properties style:use-optimal-row-height="false"/>
    </style:style>
    <style:style style:name="TableCell45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8" style:parent-style-name="Standard" style:family="paragraph">
      <style:paragraph-properties fo:margin-bottom="0in" fo:line-height="100%"/>
    </style:style>
    <style:style style:name="TableRow4599" style:family="table-row">
      <style:table-row-properties style:use-optimal-row-height="false"/>
    </style:style>
    <style:style style:name="TableCell46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1" style:parent-style-name="Standard" style:family="paragraph">
      <style:paragraph-properties fo:margin-bottom="0in" fo:line-height="100%"/>
    </style:style>
    <style:style style:name="TableRow4602" style:family="table-row">
      <style:table-row-properties style:use-optimal-row-height="false"/>
    </style:style>
    <style:style style:name="TableCell46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4" style:parent-style-name="Standard" style:family="paragraph">
      <style:paragraph-properties fo:margin-bottom="0in" fo:line-height="100%"/>
    </style:style>
    <style:style style:name="TableRow4605" style:family="table-row">
      <style:table-row-properties style:use-optimal-row-height="false"/>
    </style:style>
    <style:style style:name="TableCell46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7" style:parent-style-name="Standard" style:family="paragraph">
      <style:paragraph-properties fo:margin-bottom="0in" fo:line-height="100%"/>
    </style:style>
    <style:style style:name="TableRow4608" style:family="table-row">
      <style:table-row-properties style:use-optimal-row-height="false"/>
    </style:style>
    <style:style style:name="TableCell46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0" style:parent-style-name="Standard" style:family="paragraph">
      <style:paragraph-properties fo:margin-bottom="0in" fo:line-height="100%"/>
    </style:style>
    <style:style style:name="TableRow4611" style:family="table-row">
      <style:table-row-properties style:use-optimal-row-height="false"/>
    </style:style>
    <style:style style:name="TableCell46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3" style:parent-style-name="Standard" style:family="paragraph">
      <style:paragraph-properties fo:margin-bottom="0in" fo:line-height="100%"/>
    </style:style>
    <style:style style:name="TableRow4614" style:family="table-row">
      <style:table-row-properties style:use-optimal-row-height="false"/>
    </style:style>
    <style:style style:name="TableCell46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6" style:parent-style-name="Standard" style:family="paragraph">
      <style:paragraph-properties fo:margin-bottom="0in" fo:line-height="100%"/>
    </style:style>
    <style:style style:name="TableRow4617" style:family="table-row">
      <style:table-row-properties style:use-optimal-row-height="false"/>
    </style:style>
    <style:style style:name="TableCell46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9" style:parent-style-name="Standard" style:family="paragraph">
      <style:paragraph-properties fo:margin-bottom="0in" fo:line-height="100%"/>
    </style:style>
    <style:style style:name="TableColumn4621" style:family="table-column">
      <style:table-column-properties style:column-width="6.693in" style:use-optimal-column-width="false"/>
    </style:style>
    <style:style style:name="Table4620" style:family="table">
      <style:table-properties style:width="6.693in" fo:margin-left="-0.075in" table:align="left"/>
    </style:style>
    <style:style style:name="TableRow4622" style:family="table-row">
      <style:table-row-properties style:use-optimal-row-height="false"/>
    </style:style>
    <style:style style:name="TableCell4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4" style:parent-style-name="Standard" style:family="paragraph">
      <style:paragraph-properties fo:margin-bottom="0in" fo:line-height="100%"/>
    </style:style>
    <style:style style:name="TableRow4625" style:family="table-row">
      <style:table-row-properties style:use-optimal-row-height="false"/>
    </style:style>
    <style:style style:name="TableCell4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7" style:parent-style-name="Standard" style:family="paragraph">
      <style:paragraph-properties fo:margin-bottom="0in" fo:line-height="100%"/>
    </style:style>
    <style:style style:name="TableRow4628" style:family="table-row">
      <style:table-row-properties style:use-optimal-row-height="false"/>
    </style:style>
    <style:style style:name="TableCell46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0" style:parent-style-name="Standard" style:family="paragraph">
      <style:paragraph-properties fo:margin-bottom="0in" fo:line-height="100%"/>
    </style:style>
    <style:style style:name="TableRow4631" style:family="table-row">
      <style:table-row-properties style:use-optimal-row-height="false"/>
    </style:style>
    <style:style style:name="TableCell4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3" style:parent-style-name="Standard" style:family="paragraph">
      <style:paragraph-properties fo:margin-bottom="0in" fo:line-height="100%"/>
    </style:style>
    <style:style style:name="TableRow4634" style:family="table-row">
      <style:table-row-properties style:use-optimal-row-height="false"/>
    </style:style>
    <style:style style:name="TableCell46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6" style:parent-style-name="Standard" style:family="paragraph">
      <style:paragraph-properties fo:margin-bottom="0in" fo:line-height="100%"/>
    </style:style>
    <style:style style:name="TableRow4637" style:family="table-row">
      <style:table-row-properties style:use-optimal-row-height="false"/>
    </style:style>
    <style:style style:name="TableCell46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9" style:parent-style-name="Standard" style:family="paragraph">
      <style:paragraph-properties fo:margin-bottom="0in" fo:line-height="100%"/>
    </style:style>
    <style:style style:name="TableRow4640" style:family="table-row">
      <style:table-row-properties style:use-optimal-row-height="false"/>
    </style:style>
    <style:style style:name="TableCell46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2" style:parent-style-name="Standard" style:family="paragraph">
      <style:paragraph-properties fo:margin-bottom="0in" fo:line-height="100%"/>
    </style:style>
    <style:style style:name="TableRow4643" style:family="table-row">
      <style:table-row-properties style:use-optimal-row-height="false"/>
    </style:style>
    <style:style style:name="TableCell46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5" style:parent-style-name="Standard" style:family="paragraph">
      <style:paragraph-properties fo:margin-bottom="0in" fo:line-height="100%"/>
    </style:style>
    <style:style style:name="TableRow4646" style:family="table-row">
      <style:table-row-properties style:use-optimal-row-height="false"/>
    </style:style>
    <style:style style:name="TableCell46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8" style:parent-style-name="Standard" style:family="paragraph">
      <style:paragraph-properties fo:margin-bottom="0in" fo:line-height="100%"/>
    </style:style>
    <style:style style:name="TableRow4649" style:family="table-row">
      <style:table-row-properties style:use-optimal-row-height="false"/>
    </style:style>
    <style:style style:name="TableCell46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1" style:parent-style-name="Standard" style:family="paragraph">
      <style:paragraph-properties fo:margin-bottom="0in" fo:line-height="100%"/>
    </style:style>
    <style:style style:name="TableRow4652" style:family="table-row">
      <style:table-row-properties style:use-optimal-row-height="false"/>
    </style:style>
    <style:style style:name="TableCell46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4" style:parent-style-name="Standard" style:family="paragraph">
      <style:paragraph-properties fo:margin-bottom="0in" fo:line-height="100%"/>
    </style:style>
    <style:style style:name="TableRow4655" style:family="table-row">
      <style:table-row-properties style:use-optimal-row-height="false"/>
    </style:style>
    <style:style style:name="TableCell4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7" style:parent-style-name="Standard" style:family="paragraph">
      <style:paragraph-properties fo:margin-bottom="0in" fo:line-height="100%"/>
    </style:style>
    <style:style style:name="TableRow4658" style:family="table-row">
      <style:table-row-properties style:use-optimal-row-height="false"/>
    </style:style>
    <style:style style:name="TableCell46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0" style:parent-style-name="Standard" style:family="paragraph">
      <style:paragraph-properties fo:margin-bottom="0in" fo:line-height="100%"/>
    </style:style>
    <style:style style:name="TableRow4661" style:family="table-row">
      <style:table-row-properties style:use-optimal-row-height="false"/>
    </style:style>
    <style:style style:name="TableCell46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3" style:parent-style-name="Standard" style:family="paragraph">
      <style:paragraph-properties fo:margin-bottom="0in" fo:line-height="100%"/>
    </style:style>
    <style:style style:name="TableRow4664" style:family="table-row">
      <style:table-row-properties style:use-optimal-row-height="false"/>
    </style:style>
    <style:style style:name="TableCell46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6" style:parent-style-name="Standard" style:family="paragraph">
      <style:paragraph-properties fo:margin-bottom="0in" fo:line-height="100%"/>
    </style:style>
    <style:style style:name="TableRow4667" style:family="table-row">
      <style:table-row-properties style:use-optimal-row-height="false"/>
    </style:style>
    <style:style style:name="TableCell46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9" style:parent-style-name="Standard" style:family="paragraph">
      <style:paragraph-properties fo:margin-bottom="0in" fo:line-height="100%"/>
    </style:style>
    <style:style style:name="TableRow4670" style:family="table-row">
      <style:table-row-properties style:use-optimal-row-height="false"/>
    </style:style>
    <style:style style:name="TableCell46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2" style:parent-style-name="Standard" style:family="paragraph">
      <style:paragraph-properties fo:margin-bottom="0in" fo:line-height="100%"/>
    </style:style>
    <style:style style:name="TableRow4673" style:family="table-row">
      <style:table-row-properties style:use-optimal-row-height="false"/>
    </style:style>
    <style:style style:name="TableCell46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5" style:parent-style-name="Standard" style:family="paragraph">
      <style:paragraph-properties fo:margin-bottom="0in" fo:line-height="100%"/>
    </style:style>
    <style:style style:name="TableRow4676" style:family="table-row">
      <style:table-row-properties style:use-optimal-row-height="false"/>
    </style:style>
    <style:style style:name="TableCell46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8" style:parent-style-name="Standard" style:family="paragraph">
      <style:paragraph-properties fo:margin-bottom="0in" fo:line-height="100%"/>
    </style:style>
    <style:style style:name="TableRow4679" style:family="table-row">
      <style:table-row-properties style:use-optimal-row-height="false"/>
    </style:style>
    <style:style style:name="TableCell46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1" style:parent-style-name="Standard" style:family="paragraph">
      <style:paragraph-properties fo:margin-bottom="0in" fo:line-height="100%"/>
    </style:style>
    <style:style style:name="TableRow4682" style:family="table-row">
      <style:table-row-properties style:use-optimal-row-height="false"/>
    </style:style>
    <style:style style:name="TableCell4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4" style:parent-style-name="Standard" style:family="paragraph">
      <style:paragraph-properties fo:margin-bottom="0in" fo:line-height="100%"/>
    </style:style>
    <style:style style:name="TableRow4685" style:family="table-row">
      <style:table-row-properties style:use-optimal-row-height="false"/>
    </style:style>
    <style:style style:name="TableCell46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7" style:parent-style-name="Standard" style:family="paragraph">
      <style:paragraph-properties fo:margin-bottom="0in" fo:line-height="100%"/>
    </style:style>
    <style:style style:name="TableRow4688" style:family="table-row">
      <style:table-row-properties style:use-optimal-row-height="false"/>
    </style:style>
    <style:style style:name="TableCell46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0" style:parent-style-name="Standard" style:family="paragraph">
      <style:paragraph-properties fo:margin-bottom="0in" fo:line-height="100%"/>
    </style:style>
    <style:style style:name="TableRow4691" style:family="table-row">
      <style:table-row-properties style:use-optimal-row-height="false"/>
    </style:style>
    <style:style style:name="TableCell46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3" style:parent-style-name="Standard" style:family="paragraph">
      <style:paragraph-properties fo:margin-bottom="0in" fo:line-height="100%"/>
    </style:style>
    <style:style style:name="TableRow4694" style:family="table-row">
      <style:table-row-properties style:use-optimal-row-height="false"/>
    </style:style>
    <style:style style:name="TableCell46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6" style:parent-style-name="Standard" style:family="paragraph">
      <style:paragraph-properties fo:margin-bottom="0in" fo:line-height="100%"/>
    </style:style>
    <style:style style:name="TableRow4697" style:family="table-row">
      <style:table-row-properties style:use-optimal-row-height="false"/>
    </style:style>
    <style:style style:name="TableCell46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9" style:parent-style-name="Standard" style:family="paragraph">
      <style:paragraph-properties fo:margin-bottom="0in" fo:line-height="100%"/>
    </style:style>
    <style:style style:name="TableRow4700" style:family="table-row">
      <style:table-row-properties style:use-optimal-row-height="false"/>
    </style:style>
    <style:style style:name="TableCell47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2" style:parent-style-name="Standard" style:family="paragraph">
      <style:paragraph-properties fo:margin-bottom="0in" fo:line-height="100%"/>
    </style:style>
    <style:style style:name="TableRow4703" style:family="table-row">
      <style:table-row-properties style:use-optimal-row-height="false"/>
    </style:style>
    <style:style style:name="TableCell47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5" style:parent-style-name="Standard" style:family="paragraph">
      <style:paragraph-properties fo:margin-bottom="0in" fo:line-height="100%"/>
    </style:style>
    <style:style style:name="TableRow4706" style:family="table-row">
      <style:table-row-properties style:use-optimal-row-height="false"/>
    </style:style>
    <style:style style:name="TableCell47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8" style:parent-style-name="Standard" style:family="paragraph">
      <style:paragraph-properties fo:margin-bottom="0in" fo:line-height="100%"/>
    </style:style>
    <style:style style:name="TableRow4709" style:family="table-row">
      <style:table-row-properties style:use-optimal-row-height="false"/>
    </style:style>
    <style:style style:name="TableCell47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1" style:parent-style-name="Standard" style:family="paragraph">
      <style:paragraph-properties fo:margin-bottom="0in" fo:line-height="100%"/>
    </style:style>
    <style:style style:name="TableRow4712" style:family="table-row">
      <style:table-row-properties style:use-optimal-row-height="false"/>
    </style:style>
    <style:style style:name="TableCell4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4" style:parent-style-name="Standard" style:family="paragraph">
      <style:paragraph-properties fo:margin-bottom="0in" fo:line-height="100%"/>
    </style:style>
    <style:style style:name="TableRow4715" style:family="table-row">
      <style:table-row-properties style:use-optimal-row-height="false"/>
    </style:style>
    <style:style style:name="TableCell47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7" style:parent-style-name="Standard" style:family="paragraph">
      <style:paragraph-properties fo:margin-bottom="0in" fo:line-height="100%"/>
    </style:style>
    <style:style style:name="TableRow4718" style:family="table-row">
      <style:table-row-properties style:use-optimal-row-height="false"/>
    </style:style>
    <style:style style:name="TableCell47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0" style:parent-style-name="Standard" style:family="paragraph">
      <style:paragraph-properties fo:margin-bottom="0in" fo:line-height="100%"/>
    </style:style>
    <style:style style:name="TableRow4721" style:family="table-row">
      <style:table-row-properties style:use-optimal-row-height="false"/>
    </style:style>
    <style:style style:name="TableCell4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3" style:parent-style-name="Standard" style:family="paragraph">
      <style:paragraph-properties fo:margin-bottom="0in" fo:line-height="100%"/>
    </style:style>
    <style:style style:name="TableRow4724" style:family="table-row">
      <style:table-row-properties style:use-optimal-row-height="false"/>
    </style:style>
    <style:style style:name="TableCell47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6" style:parent-style-name="Standard" style:family="paragraph">
      <style:paragraph-properties fo:margin-bottom="0in" fo:line-height="100%"/>
    </style:style>
    <style:style style:name="TableRow4727" style:family="table-row">
      <style:table-row-properties style:use-optimal-row-height="false"/>
    </style:style>
    <style:style style:name="TableCell47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9" style:parent-style-name="Standard" style:family="paragraph">
      <style:paragraph-properties fo:margin-bottom="0in" fo:line-height="100%"/>
    </style:style>
    <style:style style:name="TableRow4730" style:family="table-row">
      <style:table-row-properties style:use-optimal-row-height="false"/>
    </style:style>
    <style:style style:name="TableCell47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2" style:parent-style-name="Standard" style:family="paragraph">
      <style:paragraph-properties fo:margin-bottom="0in" fo:line-height="100%"/>
    </style:style>
    <style:style style:name="TableRow4733" style:family="table-row">
      <style:table-row-properties style:use-optimal-row-height="false"/>
    </style:style>
    <style:style style:name="TableCell47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5" style:parent-style-name="Standard" style:family="paragraph">
      <style:paragraph-properties fo:margin-bottom="0in" fo:line-height="100%"/>
    </style:style>
    <style:style style:name="TableRow4736" style:family="table-row">
      <style:table-row-properties style:use-optimal-row-height="false"/>
    </style:style>
    <style:style style:name="TableCell47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8" style:parent-style-name="Standard" style:family="paragraph">
      <style:paragraph-properties fo:margin-bottom="0in" fo:line-height="100%"/>
    </style:style>
    <style:style style:name="TableRow4739" style:family="table-row">
      <style:table-row-properties style:use-optimal-row-height="false"/>
    </style:style>
    <style:style style:name="TableCell47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1" style:parent-style-name="Standard" style:family="paragraph">
      <style:paragraph-properties fo:margin-bottom="0in" fo:line-height="100%"/>
    </style:style>
    <style:style style:name="TableRow4742" style:family="table-row">
      <style:table-row-properties style:use-optimal-row-height="false"/>
    </style:style>
    <style:style style:name="TableCell47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4" style:parent-style-name="Standard" style:family="paragraph">
      <style:paragraph-properties fo:margin-bottom="0in" fo:line-height="100%"/>
    </style:style>
    <style:style style:name="TableRow4745" style:family="table-row">
      <style:table-row-properties style:use-optimal-row-height="false"/>
    </style:style>
    <style:style style:name="TableCell47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7" style:parent-style-name="Standard" style:family="paragraph">
      <style:paragraph-properties fo:margin-bottom="0in" fo:line-height="100%"/>
    </style:style>
    <style:style style:name="TableRow4748" style:family="table-row">
      <style:table-row-properties style:use-optimal-row-height="false"/>
    </style:style>
    <style:style style:name="TableCell47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0" style:parent-style-name="Standard" style:family="paragraph">
      <style:paragraph-properties fo:margin-bottom="0in" fo:line-height="100%"/>
    </style:style>
    <style:style style:name="TableRow4751" style:family="table-row">
      <style:table-row-properties style:use-optimal-row-height="false"/>
    </style:style>
    <style:style style:name="TableCell47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3" style:parent-style-name="Standard" style:family="paragraph">
      <style:paragraph-properties fo:margin-bottom="0in" fo:line-height="100%"/>
    </style:style>
    <style:style style:name="TableRow4754" style:family="table-row">
      <style:table-row-properties style:use-optimal-row-height="false"/>
    </style:style>
    <style:style style:name="TableCell4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6" style:parent-style-name="Standard" style:family="paragraph">
      <style:paragraph-properties fo:margin-bottom="0in" fo:line-height="100%"/>
    </style:style>
    <style:style style:name="TableRow4757" style:family="table-row">
      <style:table-row-properties style:use-optimal-row-height="false"/>
    </style:style>
    <style:style style:name="TableCell47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9" style:parent-style-name="Standard" style:family="paragraph">
      <style:paragraph-properties fo:margin-bottom="0in" fo:line-height="100%"/>
    </style:style>
    <style:style style:name="P4760" style:parent-style-name="Standard" style:family="paragraph">
      <style:text-properties fo:font-weight="bold" style:font-weight-asian="bold"/>
    </style:style>
    <style:style style:name="TableColumn4762" style:family="table-column">
      <style:table-column-properties style:column-width="6.693in" style:use-optimal-column-width="false"/>
    </style:style>
    <style:style style:name="Table4761" style:family="table">
      <style:table-properties style:width="6.693in" fo:margin-left="-0.075in" table:align="left"/>
    </style:style>
    <style:style style:name="TableRow4763" style:family="table-row">
      <style:table-row-properties style:use-optimal-row-height="false"/>
    </style:style>
    <style:style style:name="TableCell47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5" style:parent-style-name="Standard" style:family="paragraph">
      <style:paragraph-properties fo:margin-bottom="0in" fo:line-height="100%"/>
    </style:style>
    <style:style style:name="TableRow4766" style:family="table-row">
      <style:table-row-properties style:use-optimal-row-height="false"/>
    </style:style>
    <style:style style:name="TableCell47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8" style:parent-style-name="Standard" style:family="paragraph">
      <style:paragraph-properties fo:margin-bottom="0in" fo:line-height="100%"/>
    </style:style>
    <style:style style:name="TableRow4769" style:family="table-row">
      <style:table-row-properties style:use-optimal-row-height="false"/>
    </style:style>
    <style:style style:name="TableCell47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1" style:parent-style-name="Standard" style:family="paragraph">
      <style:paragraph-properties fo:margin-bottom="0in" fo:line-height="100%"/>
    </style:style>
    <style:style style:name="TableRow4772" style:family="table-row">
      <style:table-row-properties style:use-optimal-row-height="false"/>
    </style:style>
    <style:style style:name="TableCell47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4" style:parent-style-name="Standard" style:family="paragraph">
      <style:paragraph-properties fo:margin-bottom="0in" fo:line-height="100%"/>
    </style:style>
    <style:style style:name="TableRow4775" style:family="table-row">
      <style:table-row-properties style:use-optimal-row-height="false"/>
    </style:style>
    <style:style style:name="TableCell47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7" style:parent-style-name="Standard" style:family="paragraph">
      <style:paragraph-properties fo:margin-bottom="0in" fo:line-height="100%"/>
    </style:style>
    <style:style style:name="TableRow4778" style:family="table-row">
      <style:table-row-properties style:use-optimal-row-height="false"/>
    </style:style>
    <style:style style:name="TableCell47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0" style:parent-style-name="Standard" style:family="paragraph">
      <style:paragraph-properties fo:margin-bottom="0in" fo:line-height="100%"/>
    </style:style>
    <style:style style:name="TableRow4781" style:family="table-row">
      <style:table-row-properties style:use-optimal-row-height="false"/>
    </style:style>
    <style:style style:name="TableCell47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3" style:parent-style-name="Standard" style:family="paragraph">
      <style:paragraph-properties fo:margin-bottom="0in" fo:line-height="100%"/>
    </style:style>
    <style:style style:name="TableRow4784" style:family="table-row">
      <style:table-row-properties style:use-optimal-row-height="false"/>
    </style:style>
    <style:style style:name="TableCell47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6" style:parent-style-name="Standard" style:family="paragraph">
      <style:paragraph-properties fo:margin-bottom="0in" fo:line-height="100%"/>
    </style:style>
    <style:style style:name="TableRow4787" style:family="table-row">
      <style:table-row-properties style:use-optimal-row-height="false"/>
    </style:style>
    <style:style style:name="TableCell47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9" style:parent-style-name="Standard" style:family="paragraph">
      <style:paragraph-properties fo:margin-bottom="0in" fo:line-height="100%"/>
    </style:style>
    <style:style style:name="TableRow4790" style:family="table-row">
      <style:table-row-properties style:use-optimal-row-height="false"/>
    </style:style>
    <style:style style:name="TableCell47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2" style:parent-style-name="Standard" style:family="paragraph">
      <style:paragraph-properties fo:margin-bottom="0in" fo:line-height="100%"/>
    </style:style>
    <style:style style:name="P4793" style:parent-style-name="Standard" style:family="paragraph">
      <style:text-properties fo:font-weight="bold" style:font-weight-asian="bold"/>
    </style:style>
    <style:style style:name="TableColumn4795" style:family="table-column">
      <style:table-column-properties style:column-width="6.693in" style:use-optimal-column-width="false"/>
    </style:style>
    <style:style style:name="Table4794" style:family="table">
      <style:table-properties style:width="6.693in" fo:margin-left="-0.075in" table:align="left"/>
    </style:style>
    <style:style style:name="TableRow4796" style:family="table-row">
      <style:table-row-properties style:use-optimal-row-height="false"/>
    </style:style>
    <style:style style:name="TableCell47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8" style:parent-style-name="Standard" style:family="paragraph">
      <style:paragraph-properties fo:margin-bottom="0in" fo:line-height="100%"/>
    </style:style>
    <style:style style:name="TableRow4799" style:family="table-row">
      <style:table-row-properties style:use-optimal-row-height="false"/>
    </style:style>
    <style:style style:name="TableCell48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1" style:parent-style-name="Standard" style:family="paragraph">
      <style:paragraph-properties fo:margin-bottom="0in" fo:line-height="100%"/>
    </style:style>
    <style:style style:name="TableRow4802" style:family="table-row">
      <style:table-row-properties style:use-optimal-row-height="false"/>
    </style:style>
    <style:style style:name="TableCell48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4" style:parent-style-name="Standard" style:family="paragraph">
      <style:paragraph-properties fo:margin-bottom="0in" fo:line-height="100%"/>
    </style:style>
    <style:style style:name="TableRow4805" style:family="table-row">
      <style:table-row-properties style:use-optimal-row-height="false"/>
    </style:style>
    <style:style style:name="TableCell48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7" style:parent-style-name="Standard" style:family="paragraph">
      <style:paragraph-properties fo:margin-bottom="0in" fo:line-height="100%"/>
    </style:style>
    <style:style style:name="TableRow4808" style:family="table-row">
      <style:table-row-properties style:use-optimal-row-height="false"/>
    </style:style>
    <style:style style:name="TableCell48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0" style:parent-style-name="Standard" style:family="paragraph">
      <style:paragraph-properties fo:margin-bottom="0in" fo:line-height="100%"/>
    </style:style>
    <style:style style:name="TableRow4811" style:family="table-row">
      <style:table-row-properties style:use-optimal-row-height="false"/>
    </style:style>
    <style:style style:name="TableCell48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3" style:parent-style-name="Standard" style:family="paragraph">
      <style:paragraph-properties fo:margin-bottom="0in" fo:line-height="100%"/>
    </style:style>
    <style:style style:name="TableRow4814" style:family="table-row">
      <style:table-row-properties style:use-optimal-row-height="false"/>
    </style:style>
    <style:style style:name="TableCell48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6" style:parent-style-name="Standard" style:family="paragraph">
      <style:paragraph-properties fo:margin-bottom="0in" fo:line-height="100%"/>
    </style:style>
    <style:style style:name="TableRow4817" style:family="table-row">
      <style:table-row-properties style:use-optimal-row-height="false"/>
    </style:style>
    <style:style style:name="TableCell48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9" style:parent-style-name="Standard" style:family="paragraph">
      <style:paragraph-properties fo:margin-bottom="0in" fo:line-height="100%"/>
    </style:style>
    <style:style style:name="TableRow4820" style:family="table-row">
      <style:table-row-properties style:use-optimal-row-height="false"/>
    </style:style>
    <style:style style:name="TableCell48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2" style:parent-style-name="Standard" style:family="paragraph">
      <style:paragraph-properties fo:margin-bottom="0in" fo:line-height="100%"/>
    </style:style>
    <style:style style:name="TableRow4823" style:family="table-row">
      <style:table-row-properties style:use-optimal-row-height="false"/>
    </style:style>
    <style:style style:name="TableCell48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5" style:parent-style-name="Standard" style:family="paragraph">
      <style:paragraph-properties fo:margin-bottom="0in" fo:line-height="100%"/>
    </style:style>
    <style:style style:name="P4826" style:parent-style-name="Standard" style:family="paragraph">
      <style:text-properties fo:font-weight="bold" style:font-weight-asian="bold"/>
    </style:style>
    <style:style style:name="TableColumn4828" style:family="table-column">
      <style:table-column-properties style:column-width="6.693in" style:use-optimal-column-width="false"/>
    </style:style>
    <style:style style:name="Table4827" style:family="table">
      <style:table-properties style:width="6.693in" fo:margin-left="-0.075in" table:align="left"/>
    </style:style>
    <style:style style:name="TableRow4829" style:family="table-row">
      <style:table-row-properties style:use-optimal-row-height="false"/>
    </style:style>
    <style:style style:name="TableCell48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1" style:parent-style-name="Standard" style:family="paragraph">
      <style:paragraph-properties fo:margin-bottom="0in" fo:line-height="100%"/>
    </style:style>
    <style:style style:name="TableRow4832" style:family="table-row">
      <style:table-row-properties style:use-optimal-row-height="false"/>
    </style:style>
    <style:style style:name="TableCell48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4" style:parent-style-name="Standard" style:family="paragraph">
      <style:paragraph-properties fo:margin-bottom="0in" fo:line-height="100%"/>
    </style:style>
    <style:style style:name="TableRow4835" style:family="table-row">
      <style:table-row-properties style:use-optimal-row-height="false"/>
    </style:style>
    <style:style style:name="TableCell48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7" style:parent-style-name="Standard" style:family="paragraph">
      <style:paragraph-properties fo:margin-bottom="0in" fo:line-height="100%"/>
    </style:style>
    <style:style style:name="TableRow4838" style:family="table-row">
      <style:table-row-properties style:use-optimal-row-height="false"/>
    </style:style>
    <style:style style:name="TableCell48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0" style:parent-style-name="Standard" style:family="paragraph">
      <style:paragraph-properties fo:margin-bottom="0in" fo:line-height="100%"/>
    </style:style>
    <style:style style:name="TableRow4841" style:family="table-row">
      <style:table-row-properties style:use-optimal-row-height="false"/>
    </style:style>
    <style:style style:name="TableCell48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3" style:parent-style-name="Standard" style:family="paragraph">
      <style:paragraph-properties fo:margin-bottom="0in" fo:line-height="100%"/>
    </style:style>
    <style:style style:name="TableRow4844" style:family="table-row">
      <style:table-row-properties style:use-optimal-row-height="false"/>
    </style:style>
    <style:style style:name="TableCell48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6" style:parent-style-name="Standard" style:family="paragraph">
      <style:paragraph-properties fo:margin-bottom="0in" fo:line-height="100%"/>
    </style:style>
    <style:style style:name="TableRow4847" style:family="table-row">
      <style:table-row-properties style:use-optimal-row-height="false"/>
    </style:style>
    <style:style style:name="TableCell48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9" style:parent-style-name="Standard" style:family="paragraph">
      <style:paragraph-properties fo:margin-bottom="0in" fo:line-height="100%"/>
    </style:style>
    <style:style style:name="TableRow4850" style:family="table-row">
      <style:table-row-properties style:use-optimal-row-height="false"/>
    </style:style>
    <style:style style:name="TableCell4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2" style:parent-style-name="Standard" style:family="paragraph">
      <style:paragraph-properties fo:margin-bottom="0in" fo:line-height="100%"/>
    </style:style>
    <style:style style:name="TableRow4853" style:family="table-row">
      <style:table-row-properties style:use-optimal-row-height="false"/>
    </style:style>
    <style:style style:name="TableCell4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5" style:parent-style-name="Standard" style:family="paragraph">
      <style:paragraph-properties fo:margin-bottom="0in" fo:line-height="100%"/>
    </style:style>
    <style:style style:name="TableRow4856" style:family="table-row">
      <style:table-row-properties style:use-optimal-row-height="false"/>
    </style:style>
    <style:style style:name="TableCell48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8" style:parent-style-name="Standard" style:family="paragraph">
      <style:paragraph-properties fo:margin-bottom="0in" fo:line-height="100%"/>
    </style:style>
    <style:style style:name="TableColumn4860" style:family="table-column">
      <style:table-column-properties style:column-width="6.693in" style:use-optimal-column-width="false"/>
    </style:style>
    <style:style style:name="Table4859" style:family="table">
      <style:table-properties style:width="6.693in" fo:margin-left="-0.075in" table:align="left"/>
    </style:style>
    <style:style style:name="TableRow4861" style:family="table-row">
      <style:table-row-properties style:use-optimal-row-height="false"/>
    </style:style>
    <style:style style:name="TableCell48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3" style:parent-style-name="Standard" style:family="paragraph">
      <style:paragraph-properties fo:margin-bottom="0in" fo:line-height="100%"/>
    </style:style>
    <style:style style:name="TableRow4864" style:family="table-row">
      <style:table-row-properties style:use-optimal-row-height="false"/>
    </style:style>
    <style:style style:name="TableCell48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6" style:parent-style-name="Standard" style:family="paragraph">
      <style:paragraph-properties fo:margin-bottom="0in" fo:line-height="100%"/>
    </style:style>
    <style:style style:name="TableRow4867" style:family="table-row">
      <style:table-row-properties style:use-optimal-row-height="false"/>
    </style:style>
    <style:style style:name="TableCell48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9" style:parent-style-name="Standard" style:family="paragraph">
      <style:paragraph-properties fo:margin-bottom="0in" fo:line-height="100%"/>
    </style:style>
    <style:style style:name="TableRow4870" style:family="table-row">
      <style:table-row-properties style:use-optimal-row-height="false"/>
    </style:style>
    <style:style style:name="TableCell48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2" style:parent-style-name="Standard" style:family="paragraph">
      <style:paragraph-properties fo:margin-bottom="0in" fo:line-height="100%"/>
    </style:style>
    <style:style style:name="TableRow4873" style:family="table-row">
      <style:table-row-properties style:use-optimal-row-height="false"/>
    </style:style>
    <style:style style:name="TableCell48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5" style:parent-style-name="Standard" style:family="paragraph">
      <style:paragraph-properties fo:margin-bottom="0in" fo:line-height="100%"/>
    </style:style>
    <style:style style:name="TableRow4876" style:family="table-row">
      <style:table-row-properties style:use-optimal-row-height="false"/>
    </style:style>
    <style:style style:name="TableCell48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8" style:parent-style-name="Standard" style:family="paragraph">
      <style:paragraph-properties fo:margin-bottom="0in" fo:line-height="100%"/>
    </style:style>
    <style:style style:name="TableRow4879" style:family="table-row">
      <style:table-row-properties style:use-optimal-row-height="false"/>
    </style:style>
    <style:style style:name="TableCell48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1" style:parent-style-name="Standard" style:family="paragraph">
      <style:paragraph-properties fo:margin-bottom="0in" fo:line-height="100%"/>
    </style:style>
    <style:style style:name="TableRow4882" style:family="table-row">
      <style:table-row-properties style:use-optimal-row-height="false"/>
    </style:style>
    <style:style style:name="TableCell48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4" style:parent-style-name="Standard" style:family="paragraph">
      <style:paragraph-properties fo:margin-bottom="0in" fo:line-height="100%"/>
    </style:style>
    <style:style style:name="TableRow4885" style:family="table-row">
      <style:table-row-properties style:use-optimal-row-height="false"/>
    </style:style>
    <style:style style:name="TableCell48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7" style:parent-style-name="Standard" style:family="paragraph">
      <style:paragraph-properties fo:margin-bottom="0in" fo:line-height="100%"/>
    </style:style>
    <style:style style:name="TableRow4888" style:family="table-row">
      <style:table-row-properties style:use-optimal-row-height="false"/>
    </style:style>
    <style:style style:name="TableCell48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0" style:parent-style-name="Standard" style:family="paragraph">
      <style:paragraph-properties fo:margin-bottom="0in" fo:line-height="100%"/>
    </style:style>
    <style:style style:name="TableRow4891" style:family="table-row">
      <style:table-row-properties style:use-optimal-row-height="false"/>
    </style:style>
    <style:style style:name="TableCell48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3" style:parent-style-name="Standard" style:family="paragraph">
      <style:paragraph-properties fo:margin-bottom="0in" fo:line-height="100%"/>
    </style:style>
    <style:style style:name="TableRow4894" style:family="table-row">
      <style:table-row-properties style:use-optimal-row-height="false"/>
    </style:style>
    <style:style style:name="TableCell4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6" style:parent-style-name="Standard" style:family="paragraph">
      <style:paragraph-properties fo:margin-bottom="0in" fo:line-height="100%"/>
    </style:style>
    <style:style style:name="TableRow4897" style:family="table-row">
      <style:table-row-properties style:use-optimal-row-height="false"/>
    </style:style>
    <style:style style:name="TableCell48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9" style:parent-style-name="Standard" style:family="paragraph">
      <style:paragraph-properties fo:margin-bottom="0in" fo:line-height="100%"/>
    </style:style>
    <style:style style:name="TableRow4900" style:family="table-row">
      <style:table-row-properties style:use-optimal-row-height="false"/>
    </style:style>
    <style:style style:name="TableCell49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2" style:parent-style-name="Standard" style:family="paragraph">
      <style:paragraph-properties fo:margin-bottom="0in" fo:line-height="100%"/>
    </style:style>
    <style:style style:name="TableRow4903" style:family="table-row">
      <style:table-row-properties style:use-optimal-row-height="false"/>
    </style:style>
    <style:style style:name="TableCell49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5" style:parent-style-name="Standard" style:family="paragraph">
      <style:paragraph-properties fo:margin-bottom="0in" fo:line-height="100%"/>
    </style:style>
    <style:style style:name="TableRow4906" style:family="table-row">
      <style:table-row-properties style:use-optimal-row-height="false"/>
    </style:style>
    <style:style style:name="TableCell49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8" style:parent-style-name="Standard" style:family="paragraph">
      <style:paragraph-properties fo:margin-bottom="0in" fo:line-height="100%"/>
    </style:style>
    <style:style style:name="TableRow4909" style:family="table-row">
      <style:table-row-properties style:use-optimal-row-height="false"/>
    </style:style>
    <style:style style:name="TableCell49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1" style:parent-style-name="Standard" style:family="paragraph">
      <style:paragraph-properties fo:margin-bottom="0in" fo:line-height="100%"/>
    </style:style>
    <style:style style:name="TableRow4912" style:family="table-row">
      <style:table-row-properties style:use-optimal-row-height="false"/>
    </style:style>
    <style:style style:name="TableCell49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4" style:parent-style-name="Standard" style:family="paragraph">
      <style:paragraph-properties fo:margin-bottom="0in" fo:line-height="100%"/>
    </style:style>
    <style:style style:name="TableRow4915" style:family="table-row">
      <style:table-row-properties style:use-optimal-row-height="false"/>
    </style:style>
    <style:style style:name="TableCell49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7" style:parent-style-name="Standard" style:family="paragraph">
      <style:paragraph-properties fo:margin-bottom="0in" fo:line-height="100%"/>
    </style:style>
    <style:style style:name="TableRow4918" style:family="table-row">
      <style:table-row-properties style:use-optimal-row-height="false"/>
    </style:style>
    <style:style style:name="TableCell49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0" style:parent-style-name="Standard" style:family="paragraph">
      <style:paragraph-properties fo:margin-bottom="0in" fo:line-height="100%"/>
    </style:style>
    <style:style style:name="TableRow4921" style:family="table-row">
      <style:table-row-properties style:use-optimal-row-height="false"/>
    </style:style>
    <style:style style:name="TableCell49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3" style:parent-style-name="Standard" style:family="paragraph">
      <style:paragraph-properties fo:margin-bottom="0in" fo:line-height="100%"/>
    </style:style>
    <style:style style:name="TableRow4924" style:family="table-row">
      <style:table-row-properties style:use-optimal-row-height="false"/>
    </style:style>
    <style:style style:name="TableCell49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6" style:parent-style-name="Standard" style:family="paragraph">
      <style:paragraph-properties fo:margin-bottom="0in" fo:line-height="100%"/>
    </style:style>
    <style:style style:name="TableRow4927" style:family="table-row">
      <style:table-row-properties style:use-optimal-row-height="false"/>
    </style:style>
    <style:style style:name="TableCell49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9" style:parent-style-name="Standard" style:family="paragraph">
      <style:paragraph-properties fo:margin-bottom="0in" fo:line-height="100%"/>
    </style:style>
    <style:style style:name="TableRow4930" style:family="table-row">
      <style:table-row-properties style:use-optimal-row-height="false"/>
    </style:style>
    <style:style style:name="TableCell49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2" style:parent-style-name="Standard" style:family="paragraph">
      <style:paragraph-properties fo:margin-bottom="0in" fo:line-height="100%"/>
    </style:style>
    <style:style style:name="TableRow4933" style:family="table-row">
      <style:table-row-properties style:use-optimal-row-height="false"/>
    </style:style>
    <style:style style:name="TableCell49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5" style:parent-style-name="Standard" style:family="paragraph">
      <style:paragraph-properties fo:margin-bottom="0in" fo:line-height="100%"/>
    </style:style>
    <style:style style:name="TableRow4936" style:family="table-row">
      <style:table-row-properties style:use-optimal-row-height="false"/>
    </style:style>
    <style:style style:name="TableCell49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8" style:parent-style-name="Standard" style:family="paragraph">
      <style:paragraph-properties fo:margin-bottom="0in" fo:line-height="100%"/>
    </style:style>
    <style:style style:name="TableRow4939" style:family="table-row">
      <style:table-row-properties style:use-optimal-row-height="false"/>
    </style:style>
    <style:style style:name="TableCell49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1" style:parent-style-name="Standard" style:family="paragraph">
      <style:paragraph-properties fo:margin-bottom="0in" fo:line-height="100%"/>
    </style:style>
    <style:style style:name="TableRow4942" style:family="table-row">
      <style:table-row-properties style:use-optimal-row-height="false"/>
    </style:style>
    <style:style style:name="TableCell49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4" style:parent-style-name="Standard" style:family="paragraph">
      <style:paragraph-properties fo:margin-bottom="0in" fo:line-height="100%"/>
    </style:style>
    <style:style style:name="TableRow4945" style:family="table-row">
      <style:table-row-properties style:use-optimal-row-height="false"/>
    </style:style>
    <style:style style:name="TableCell49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7" style:parent-style-name="Standard" style:family="paragraph">
      <style:paragraph-properties fo:margin-bottom="0in" fo:line-height="100%"/>
    </style:style>
    <style:style style:name="TableRow4948" style:family="table-row">
      <style:table-row-properties style:use-optimal-row-height="false"/>
    </style:style>
    <style:style style:name="TableCell49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0" style:parent-style-name="Standard" style:family="paragraph">
      <style:paragraph-properties fo:margin-bottom="0in" fo:line-height="100%"/>
    </style:style>
    <style:style style:name="TableRow4951" style:family="table-row">
      <style:table-row-properties style:use-optimal-row-height="false"/>
    </style:style>
    <style:style style:name="TableCell49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3" style:parent-style-name="Standard" style:family="paragraph">
      <style:paragraph-properties fo:margin-bottom="0in" fo:line-height="100%"/>
    </style:style>
    <style:style style:name="TableRow4954" style:family="table-row">
      <style:table-row-properties style:use-optimal-row-height="false"/>
    </style:style>
    <style:style style:name="TableCell49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6" style:parent-style-name="Standard" style:family="paragraph">
      <style:paragraph-properties fo:margin-bottom="0in" fo:line-height="100%"/>
    </style:style>
    <style:style style:name="TableRow4957" style:family="table-row">
      <style:table-row-properties style:use-optimal-row-height="false"/>
    </style:style>
    <style:style style:name="TableCell49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9" style:parent-style-name="Standard" style:family="paragraph">
      <style:paragraph-properties fo:margin-bottom="0in" fo:line-height="100%"/>
    </style:style>
    <style:style style:name="TableRow4960" style:family="table-row">
      <style:table-row-properties style:use-optimal-row-height="false"/>
    </style:style>
    <style:style style:name="TableCell49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2" style:parent-style-name="Standard" style:family="paragraph">
      <style:paragraph-properties fo:margin-bottom="0in" fo:line-height="100%"/>
    </style:style>
    <style:style style:name="TableRow4963" style:family="table-row">
      <style:table-row-properties style:use-optimal-row-height="false"/>
    </style:style>
    <style:style style:name="TableCell49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5" style:parent-style-name="Standard" style:family="paragraph">
      <style:paragraph-properties fo:margin-bottom="0in" fo:line-height="100%"/>
    </style:style>
    <style:style style:name="TableRow4966" style:family="table-row">
      <style:table-row-properties style:use-optimal-row-height="false"/>
    </style:style>
    <style:style style:name="TableCell49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8" style:parent-style-name="Standard" style:family="paragraph">
      <style:paragraph-properties fo:margin-bottom="0in" fo:line-height="100%"/>
    </style:style>
    <style:style style:name="TableRow4969" style:family="table-row">
      <style:table-row-properties style:use-optimal-row-height="false"/>
    </style:style>
    <style:style style:name="TableCell49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1" style:parent-style-name="Standard" style:family="paragraph">
      <style:paragraph-properties fo:margin-bottom="0in" fo:line-height="100%"/>
    </style:style>
    <style:style style:name="TableRow4972" style:family="table-row">
      <style:table-row-properties style:use-optimal-row-height="false"/>
    </style:style>
    <style:style style:name="TableCell49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4" style:parent-style-name="Standard" style:family="paragraph">
      <style:paragraph-properties fo:margin-bottom="0in" fo:line-height="100%"/>
    </style:style>
    <style:style style:name="TableRow4975" style:family="table-row">
      <style:table-row-properties style:use-optimal-row-height="false"/>
    </style:style>
    <style:style style:name="TableCell49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7" style:parent-style-name="Standard" style:family="paragraph">
      <style:paragraph-properties fo:margin-bottom="0in" fo:line-height="100%"/>
    </style:style>
    <style:style style:name="TableRow4978" style:family="table-row">
      <style:table-row-properties style:use-optimal-row-height="false"/>
    </style:style>
    <style:style style:name="TableCell49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0" style:parent-style-name="Standard" style:family="paragraph">
      <style:paragraph-properties fo:margin-bottom="0in" fo:line-height="100%"/>
    </style:style>
    <style:style style:name="TableRow4981" style:family="table-row">
      <style:table-row-properties style:use-optimal-row-height="false"/>
    </style:style>
    <style:style style:name="TableCell49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3" style:parent-style-name="Standard" style:family="paragraph">
      <style:paragraph-properties fo:margin-bottom="0in" fo:line-height="100%"/>
    </style:style>
    <style:style style:name="TableRow4984" style:family="table-row">
      <style:table-row-properties style:use-optimal-row-height="false"/>
    </style:style>
    <style:style style:name="TableCell49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6" style:parent-style-name="Standard" style:family="paragraph">
      <style:paragraph-properties fo:margin-bottom="0in" fo:line-height="100%"/>
    </style:style>
    <style:style style:name="TableRow4987" style:family="table-row">
      <style:table-row-properties style:use-optimal-row-height="false"/>
    </style:style>
    <style:style style:name="TableCell49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9" style:parent-style-name="Standard" style:family="paragraph">
      <style:paragraph-properties fo:margin-bottom="0in" fo:line-height="100%"/>
    </style:style>
    <style:style style:name="TableRow4990" style:family="table-row">
      <style:table-row-properties style:use-optimal-row-height="false"/>
    </style:style>
    <style:style style:name="TableCell49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2" style:parent-style-name="Standard" style:family="paragraph">
      <style:paragraph-properties fo:margin-bottom="0in" fo:line-height="100%"/>
    </style:style>
    <style:style style:name="TableRow4993" style:family="table-row">
      <style:table-row-properties style:use-optimal-row-height="false"/>
    </style:style>
    <style:style style:name="TableCell49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5" style:parent-style-name="Standard" style:family="paragraph">
      <style:paragraph-properties fo:margin-bottom="0in" fo:line-height="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soft-page-break/>
      <text:h text:style-name="Titolo1" text:outline-level="1">Tema</text:h>
      <text:p text:style-name="Standard">Il primo passo è la scelta del tema su cui si vuole lavorare.</text:p>
      <text:h text:style-name="Titolo2" text:outline-level="2">Descrizione</text:h>
      <text:p text:style-name="Standard">Descrizione generica del tema che si è deciso di affrontare</text:p>
      <text:p text:style-name="P17">La Mixed Reality è la fusione di mondo reale e virtuale per produrre nuovi ambienti e visualizzazioni ibride, dove oggetti reali e digitali coesistono e interagiscono allo stesso tempo. La Mixed Reality comprende realtà aumentata (AR) e realtà virtuale (VR).</text:p>
      <text:p text:style-name="P18">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19">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p text:style-name="Standard"/>
      <text:soft-page-break/>
      <text:h text:style-name="P20" text:outline-level="2">COMPETITOR n. 1</text:h>
      <text:soft-page-break/>
      <text:h text:style-name="Titolo2" text:outline-level="2"><text:span text:style-name="T21"><draw:frame draw:z-index="76" draw:id="id0" draw:style-name="a0" draw:name="Frame10" text:anchor-type="paragraph" svg:x="-0.0752in" svg:y="0.00079in" svg:width="6.33333in" svg:height="0.01597in" style:rel-width="scale" style:rel-height="scale"><draw:text-box><table:table table:style-name="Table22"><table:table-columns><table:table-column table:style-name="TableColumn23"/><table:table-column table:style-name="TableColumn24"/></table:table-columns><table:table-row table:style-name="TableRow25"><table:table-cell table:style-name="TableCell26"><text:p text:style-name="P27">Nome Progetto:</text:p><text:p text:style-name="P28">Project Sansar</text:p></table:table-cell><table:table-cell table:style-name="TableCell29"><text:p text:style-name="P30">Anno Pubblicazione</text:p><text:p text:style-name="P31">2017</text:p></table:table-cell></table:table-row><table:table-row table:style-name="TableRow32"><table:table-cell table:style-name="TableCell33"><text:p text:style-name="P34">Nome Competitor:</text:p><text:p text:style-name="P35">Linden Lab</text:p></table:table-cell><table:table-cell table:style-name="TableCell36"><text:p text:style-name="P37">Dimensione Competitor</text:p><text:p text:style-name="P38">200-500 dipendenti</text:p></table:table-cell></table:table-row><table:table-row table:style-name="TableRow39"><table:table-cell table:style-name="TableCell40" table:number-columns-spanned="2"><text:p text:style-name="P41">Struttura Aziendale/Societaria:</text:p><text:p text:style-name="P42">Società privata</text:p></table:table-cell><table:covered-table-cell/></table:table-row><table:table-row table:style-name="TableRow43"><table:table-cell table:style-name="TableCell44" table:number-columns-spanned="2"><text:p text:style-name="P45">Descrizione Progetto:</text:p><text:p text:style-name="P46">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able:table-cell><table:covered-table-cell/></table:table-row><table:table-row table:style-name="TableRow47"><table:table-cell table:style-name="TableCell48" table:number-columns-spanned="2"><text:p text:style-name="P49">Value Proposition:</text:p><text:p text:style-name="P50">Novità</text:p></table:table-cell><table:covered-table-cell/></table:table-row><table:table-row table:style-name="TableRow51"><table:table-cell table:style-name="TableCell52" table:number-columns-spanned="2"><text:p text:style-name="P53">Customer Segments:</text:p><text:p text:style-name="P54">Tecnofili</text:p></table:table-cell><table:covered-table-cell/></table:table-row><table:table-row table:style-name="TableRow55"><table:table-cell table:style-name="TableCell56" table:number-columns-spanned="2"><text:p text:style-name="P57">Punti di Forza:</text:p><text:p text:style-name="P58">Innovazione ed ampia possibilità di utilizzo</text:p></table:table-cell><table:covered-table-cell/></table:table-row><table:table-row table:style-name="TableRow59"><table:table-cell table:style-name="TableCell60" table:number-columns-spanned="2"><text:p text:style-name="P61">Punti di Debolezza:</text:p><text:p text:style-name="P62">Tecnologia nuova e costo elevato</text:p></table:table-cell><table:covered-table-cell/></table:table-row><table:table-row table:style-name="TableRow63"><table:table-cell table:style-name="TableCell64" table:number-columns-spanned="2"><text:p text:style-name="P65">Canali Utilizzati:</text:p><text:p text:style-name="P66">Web</text:p></table:table-cell><table:covered-table-cell/></table:table-row><table:table-row table:style-name="TableRow67"><table:table-cell table:style-name="TableCell68" table:number-columns-spanned="2"><text:p text:style-name="P69">Note</text:p></table:table-cell><table:covered-table-cell/></table:table-row><table:table-row table:style-name="TableRow70"><table:table-cell table:style-name="TableCell71" table:number-columns-spanned="2"><text:p text:style-name="P72">Business Model</text:p></table:table-cell><table:covered-table-cell/></table:table-row></table:table><text:p text:style-name="Normale"/></draw:text-box><svg:title/><svg:desc/></draw:frame></text:span></text:h>
      <text:h text:style-name="Titolo2" text:outline-level="2"/>
      <text:p text:style-name="Standard"/>
      <text:soft-page-break/>
      <text:h text:style-name="P73" text:outline-level="2">COMPETITOR n. 2</text:h>
      <table:table table:style-name="Table74">
        <table:table-columns>
          <table:table-column table:style-name="TableColumn75"/>
          <table:table-column table:style-name="TableColumn76"/>
        </table:table-columns>
        <table:table-row table:style-name="TableRow77">
          <table:table-cell table:style-name="TableCell78">
            <text:p text:style-name="P79">Nome Progetto:</text:p>
            <text:p text:style-name="P80">HoloLens</text:p>
          </table:table-cell>
          <table:table-cell table:style-name="TableCell81">
            <text:p text:style-name="P82">Anno Pubblicazione</text:p>
            <text:p text:style-name="P83">2016</text:p>
          </table:table-cell>
        </table:table-row>
        <table:table-row table:style-name="TableRow84">
          <table:table-cell table:style-name="TableCell85">
            <text:p text:style-name="P86">Nome Competitor:</text:p>
            <text:p text:style-name="P87">Microsoft</text:p>
          </table:table-cell>
          <table:table-cell table:style-name="TableCell88">
            <text:p text:style-name="P89">Dimensione Competitor</text:p>
            <text:p text:style-name="P90">Multinazionale</text:p>
          </table:table-cell>
        </table:table-row>
        <table:table-row table:style-name="TableRow91">
          <table:table-cell table:style-name="TableCell92" table:number-columns-spanned="2">
            <text:p text:style-name="P93">Struttura Aziendale/Societaria:</text:p>
            <text:p text:style-name="P94">Public company</text:p>
          </table:table-cell>
          <table:covered-table-cell/>
        </table:table-row>
        <table:table-row table:style-name="TableRow95">
          <table:table-cell table:style-name="TableCell96" table:number-columns-spanned="2">
            <text:p text:style-name="P97">Descrizione Progetto:</text:p>
            <text:p text:style-name="Textbody"><text:bookmark-start text:name="docs-internal-guid-72f0b6d2-6da6-0c1d-5d"/><text:bookmark-end text:name="docs-internal-guid-72f0b6d2-6da6-0c1d-5d"/><text:span text:style-name="T98">Visore per la realtà mista.</text:span><text:span text:style-name="T99"><text:line-break/></text:span><text:span text:style-name="T100">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101">
          <table:table-cell table:style-name="TableCell102" table:number-columns-spanned="2">
            <text:p text:style-name="P103">Value Proposition:</text:p>
            <text:p text:style-name="P104"><text:bookmark-start text:name="docs-internal-guid-86fd5021-6da6-232f-a5"/><text:bookmark-end text:name="docs-internal-guid-86fd5021-6da6-232f-a5"/>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Novità, Accessibilità e riduzione dei costi.</text:p>
            <text:p text:style-name="P105"/>
          </table:table-cell>
          <table:covered-table-cell/>
        </table:table-row>
        <table:table-row table:style-name="TableRow106">
          <table:table-cell table:style-name="TableCell107" table:number-columns-spanned="2">
            <text:p text:style-name="P108">Customer Segments:</text:p>
            <text:p text:style-name="P109"><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110"/>
          </table:table-cell>
          <table:covered-table-cell/>
        </table:table-row>
        <table:table-row table:style-name="TableRow111">
          <table:table-cell table:style-name="TableCell112" table:number-columns-spanned="2">
            <text:p text:style-name="P113">Punti di Forza:</text:p>
            <text:p text:style-name="P114"><text:bookmark-start text:name="docs-internal-guid-f6f25b55-6da6-5730-2b"/><text:bookmark-end text:name="docs-internal-guid-f6f25b55-6da6-5730-2b"/>Sfrutta tecniche di sovrapposizione, tra  lenti ed occhio, per dare l’illusione di che gli oggetti virtuali siano ologrammi, visore di tipo “stand-alone”. L’introduzione della realtà mista ha permesso di ridurre il senso di nausea dato dal “motion-sickness”.</text:p>
            <text:p text:style-name="P115"/>
          </table:table-cell>
          <table:covered-table-cell/>
        </table:table-row>
        <text:soft-page-break/>
        <table:table-row table:style-name="TableRow116">
          <table:table-cell table:style-name="TableCell117" table:number-columns-spanned="2">
            <text:p text:style-name="P118">Punti di Debolezza:</text:p>
            <text:p text:style-name="P119"><text:bookmark-start text:name="docs-internal-guid-76a098ad-6da6-70d8-26"/><text:bookmark-end text:name="docs-internal-guid-76a098ad-6da6-70d8-26"/>Costo molto elevato ( 3000$ la versione base e 5000$ quella Enterprise ),  disponibilità in pochissimi paesi, pochissimi programmi compatibili o creati ad hoc.</text:p>
            <text:p text:style-name="P120"/>
          </table:table-cell>
          <table:covered-table-cell/>
        </table:table-row>
        <table:table-row table:style-name="TableRow121">
          <table:table-cell table:style-name="TableCell122" table:number-columns-spanned="2">
            <text:p text:style-name="P123">Canali Utilizzati:</text:p>
            <text:p text:style-name="P124"><text:bookmark-start text:name="docs-internal-guid-8725ff1d-6da6-8764-94"/><text:bookmark-end text:name="docs-internal-guid-8725ff1d-6da6-8764-94"/>Pubblicità online, conferenze e fiere di settore e recensioni/video recensioni del prodotto dato in prova a pagine dedicate.</text:p>
            <text:p text:style-name="P125"/>
          </table:table-cell>
          <table:covered-table-cell/>
        </table:table-row>
        <table:table-row table:style-name="TableRow126">
          <table:table-cell table:style-name="TableCell127" table:number-columns-spanned="2">
            <text:p text:style-name="P128">Note</text:p>
          </table:table-cell>
          <table:covered-table-cell/>
        </table:table-row>
        <table:table-row table:style-name="TableRow129">
          <table:table-cell table:style-name="TableCell130" table:number-columns-spanned="2">
            <text:p text:style-name="P131">Business Model</text:p>
            <text:p text:style-name="Standard"><text:bookmark-start text:name="docs-internal-guid-1f199f91-6da6-ac53-17"/><text:bookmark-end text:name="docs-internal-guid-1f199f91-6da6-ac53-17"/><text:span text:style-name="T132">Vendita diretta del prodotto principalmente quello in edizione Commercial verso le grandi aziende</text:span><text:span text:style-name="T133">.</text:span></text:p>
            <text:p text:style-name="P134"/>
          </table:table-cell>
          <table:covered-table-cell/>
        </table:table-row>
      </table:table>
      <text:soft-page-break/>
      <text:h text:style-name="P135" text:outline-level="2">COMPETITOR n. 3</text:h>
      <table:table table:style-name="Table136">
        <table:table-columns>
          <table:table-column table:style-name="TableColumn137"/>
          <table:table-column table:style-name="TableColumn138"/>
        </table:table-columns>
        <table:table-row table:style-name="TableRow139">
          <table:table-cell table:style-name="TableCell140">
            <text:p text:style-name="P141">Nome Progetto:</text:p>
            <text:p text:style-name="P142">Google Daydream View</text:p>
          </table:table-cell>
          <table:table-cell table:style-name="TableCell143">
            <text:p text:style-name="P144">Anno Pubblicazione</text:p>
            <text:p text:style-name="P145">2016</text:p>
          </table:table-cell>
        </table:table-row>
        <table:table-row table:style-name="TableRow146">
          <table:table-cell table:style-name="TableCell147">
            <text:p text:style-name="P148">Nome Competitor:</text:p>
            <text:p text:style-name="P149">Google</text:p>
          </table:table-cell>
          <table:table-cell table:style-name="TableCell150">
            <text:p text:style-name="P151">Dimensione Competitor</text:p>
            <text:p text:style-name="P152">Multinazionale</text:p>
          </table:table-cell>
        </table:table-row>
        <table:table-row table:style-name="TableRow153">
          <table:table-cell table:style-name="TableCell154" table:number-columns-spanned="2">
            <text:p text:style-name="P155">Struttura Aziendale/Societaria:</text:p>
            <text:p text:style-name="P156">Public company</text:p>
          </table:table-cell>
          <table:covered-table-cell/>
        </table:table-row>
        <table:table-row table:style-name="TableRow157">
          <table:table-cell table:style-name="TableCell158" table:number-columns-spanned="2">
            <text:p text:style-name="P159">Descrizione Progetto:</text:p>
            <text:p text:style-name="P160"><text:bookmark-start text:name="docs-internal-guid-066819d1-6da7-3cc8-f9"/><text:bookmark-end text:name="docs-internal-guid-066819d1-6da7-3cc8-f9"/>Daydream View è il dispositivo usato dalla piattaforma, sviluppata da Google, Daydream. Questo è compatibile con tutti i telefoni smartphone che supportano tale tecnologia e specifiche hardware.<text:line-break/>Essenzialmente è un supporto alla tecnologia Daydream. Il dispositivo non ha alcuna componente hardware o software ( a parte un dispositivo NFC per collegare il telefono al telecomando in dotazione ) che crea realtà virtuale. Tutta l’esperienza è affidata al dispositivo nella quale sono installati applicazioni che supportano la tecnologia Daydream.</text:p>
            <text:p text:style-name="P161"/>
          </table:table-cell>
          <table:covered-table-cell/>
        </table:table-row>
        <table:table-row table:style-name="TableRow162">
          <table:table-cell table:style-name="TableCell163" table:number-columns-spanned="2">
            <text:p text:style-name="P164">Value Proposition:</text:p>
            <text:p text:style-name="Standard"><text:span text:style-name="T165">A</text:span><text:bookmark-start text:name="docs-internal-guid-bd15840f-6da7-74ea-f3"/><text:bookmark-end text:name="docs-internal-guid-bd15840f-6da7-74ea-f3"/><text:span text:style-name="T166">d un prezzo contenuto riesce ad aprire a nuove persone il mondo della realtà virtuale.</text:span><text:span text:style-name="T167"><text:line-break/>La value proposition principale è legata al non essere un vero e proprio HW di realtà virtuale ma solo un supporto per telefono che consente di avere un’esperienza VR più completa. Questo si<text:s/></text:span><text:bookmark-start text:name="docs-internal-guid-15a80d05-6da7-8b17-89"/><text:bookmark-end text:name="docs-internal-guid-15a80d05-6da7-8b17-89"/><text:span text:style-name="T168">rispecchia nei prezzi contenuti ed una più ampia base di mercato.</text:span><text:span text:style-name="T169"><text:line-break/>Value proposition:  Prezzo e Accessibilità</text:span></text:p>
          </table:table-cell>
          <table:covered-table-cell/>
        </table:table-row>
        <table:table-row table:style-name="TableRow170">
          <table:table-cell table:style-name="TableCell171" table:number-columns-spanned="2">
            <text:p text:style-name="P172">Customer Segments:</text:p>
            <text:p text:style-name="P173"><text:bookmark-start text:name="docs-internal-guid-586191b3-6da7-abdc-3d"/><text:bookmark-end text:name="docs-internal-guid-586191b3-6da7-abdc-3d"/>Prodotto pensato essenzialmente per l’uso quotidiano di clienti privati potenzialmente di tutte le età ma più mirato verso i giovani.</text:p>
            <text:p text:style-name="P174"/>
          </table:table-cell>
          <table:covered-table-cell/>
        </table:table-row>
        <table:table-row table:style-name="TableRow175">
          <table:table-cell table:style-name="TableCell176" table:number-columns-spanned="2">
            <text:p text:style-name="P177">Punti di Forza:</text:p>
            <text:p text:style-name="P178"><text:bookmark-start text:name="docs-internal-guid-c214808d-6da7-bf57-2c"/><text:bookmark-end text:name="docs-internal-guid-c214808d-6da7-bf57-2c"/>Prezzo contenuto per quello che offre, grande adattabilità a molti smartphone, alta adattabilità e molto supporto da parte della casa produttrice.</text:p>
            <text:p text:style-name="P179"/>
          </table:table-cell>
          <table:covered-table-cell/>
        </table:table-row>
        <text:soft-page-break/>
        <table:table-row table:style-name="TableRow180">
          <table:table-cell table:style-name="TableCell181" table:number-columns-spanned="2">
            <text:p text:style-name="P182">Punti di Debolezza:</text:p>
            <text:p text:style-name="P183"><text:bookmark-start text:name="docs-internal-guid-4b77b049-6da7-d088-13"/><text:bookmark-end text:name="docs-internal-guid-4b77b049-6da7-d088-13"/>Non è una vera e propria esperienza di realtà virtuale in quanto, l’utente, non può interagire con gli oggetti ma può solo avere una esperienza immersiva delle applicazioni che supportano tale tecnologia. Necessità di un dispositivo compatibile.</text:p>
            <text:p text:style-name="P184"/>
          </table:table-cell>
          <table:covered-table-cell/>
        </table:table-row>
        <table:table-row table:style-name="TableRow185">
          <table:table-cell table:style-name="TableCell186" table:number-columns-spanned="2">
            <text:p text:style-name="P187">Canali Utilizzati:</text:p>
            <text:p text:style-name="P188"><text:bookmark-start text:name="docs-internal-guid-78691efc-6da7-e383-85"/><text:bookmark-end text:name="docs-internal-guid-78691efc-6da7-e383-85"/>Fiere a tema informatico, riviste specializzate, pubblicità ( anche sponsorizzata ) su browser o siti a tema tecnologia.</text:p>
            <text:p text:style-name="P189"/>
          </table:table-cell>
          <table:covered-table-cell/>
        </table:table-row>
        <table:table-row table:style-name="TableRow190">
          <table:table-cell table:style-name="TableCell191" table:number-columns-spanned="2">
            <text:p text:style-name="P192">Note</text:p>
            <text:p text:style-name="P193"><text:bookmark-start text:name="docs-internal-guid-0669ca61-6da8-0774-47"/><text:bookmark-end text:name="docs-internal-guid-0669ca61-6da8-0774-47"/>Di Google Daydream view esiste anche la versione 2</text:p>
            <text:p text:style-name="P194"/>
          </table:table-cell>
          <table:covered-table-cell/>
        </table:table-row>
        <table:table-row table:style-name="TableRow195">
          <table:table-cell table:style-name="TableCell196" table:number-columns-spanned="2">
            <text:p text:style-name="P197">Business Model</text:p>
            <text:p text:style-name="P198"><text:bookmark-start text:name="docs-internal-guid-2e95b74d-6da8-1ddc-0a"/><text:bookmark-end text:name="docs-internal-guid-2e95b74d-6da8-1ddc-0a"/>Vendita diretta del prodotto su larga scala ( visto il prezzo contenuto ) e sviluppo/ vendita di applicazioni ad hoc per il dispositivo.</text:p>
            <text:p text:style-name="P199"/>
          </table:table-cell>
          <table:covered-table-cell/>
        </table:table-row>
      </table:table>
      <text:soft-page-break/>
      <text:h text:style-name="P200" text:outline-level="2">COMPETITOR n. 4</text:h>
      <table:table table:style-name="Table201">
        <table:table-columns>
          <table:table-column table:style-name="TableColumn202"/>
          <table:table-column table:style-name="TableColumn203"/>
        </table:table-columns>
        <table:table-row table:style-name="TableRow204">
          <table:table-cell table:style-name="TableCell205">
            <text:p text:style-name="P206">Nome Progetto:</text:p>
            <text:p text:style-name="P207">Google Glass</text:p>
          </table:table-cell>
          <table:table-cell table:style-name="TableCell208">
            <text:p text:style-name="P209">Anno Pubblicazione</text:p>
            <text:p text:style-name="P210">2013</text:p>
          </table:table-cell>
        </table:table-row>
        <table:table-row table:style-name="TableRow211">
          <table:table-cell table:style-name="TableCell212">
            <text:p text:style-name="P213">Nome Competitor:</text:p>
            <text:p text:style-name="P214">Google</text:p>
          </table:table-cell>
          <table:table-cell table:style-name="TableCell215">
            <text:p text:style-name="P216">Dimensione Competitor</text:p>
            <text:p text:style-name="P217">Multinazionale</text:p>
          </table:table-cell>
        </table:table-row>
        <table:table-row table:style-name="TableRow218">
          <table:table-cell table:style-name="TableCell219" table:number-columns-spanned="2">
            <text:p text:style-name="P220">Struttura Aziendale/Societaria:</text:p>
            <text:p text:style-name="P221">Public company</text:p>
          </table:table-cell>
          <table:covered-table-cell/>
        </table:table-row>
        <table:table-row table:style-name="TableRow222">
          <table:table-cell table:style-name="TableCell223" table:number-columns-spanned="2">
            <text:p text:style-name="P224">Descrizione Progetto:</text:p>
            <text:p text:style-name="P225"><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26"/>
          </table:table-cell>
          <table:covered-table-cell/>
        </table:table-row>
        <table:table-row table:style-name="TableRow227">
          <table:table-cell table:style-name="TableCell228" table:number-columns-spanned="2">
            <text:p text:style-name="P229">Value Proposition:</text:p>
            <text:p text:style-name="P230"><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31"/>
          </table:table-cell>
          <table:covered-table-cell/>
        </table:table-row>
        <table:table-row table:style-name="TableRow232">
          <table:table-cell table:style-name="TableCell233" table:number-columns-spanned="2">
            <text:p text:style-name="P234">Customer Segments:</text:p>
            <text:p text:style-name="P235"><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36"/>
          </table:table-cell>
          <table:covered-table-cell/>
        </table:table-row>
        <table:table-row table:style-name="TableRow237">
          <table:table-cell table:style-name="TableCell238" table:number-columns-spanned="2">
            <text:p text:style-name="P239">Punti di Forza:</text:p>
            <text:p text:style-name="P240"><text:bookmark-start text:name="docs-internal-guid-fd923118-6da8-d053-df"/><text:bookmark-end text:name="docs-internal-guid-fd923118-6da8-d053-df"/>Design semplice ed elegante;<text:line-break/>Potenzialmente innovativi applicabili a molte realtà diverse;</text:p>
            <text:p text:style-name="P241"/>
          </table:table-cell>
          <table:covered-table-cell/>
        </table:table-row>
        <text:soft-page-break/>
        <table:table-row table:style-name="TableRow242">
          <table:table-cell table:style-name="TableCell243" table:number-columns-spanned="2">
            <text:p text:style-name="P244">Punti di Debolezza:</text:p>
            <text:p text:style-name="P245"><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46"/>
          </table:table-cell>
          <table:covered-table-cell/>
        </table:table-row>
        <table:table-row table:style-name="TableRow247">
          <table:table-cell table:style-name="TableCell248" table:number-columns-spanned="2">
            <text:p text:style-name="P249">Canali Utilizzati:</text:p>
            <text:p text:style-name="P250"><text:bookmark-start text:name="docs-internal-guid-d207908e-6da9-014f-ab"/><text:bookmark-end text:name="docs-internal-guid-d207908e-6da9-014f-ab"/>Conferenze e congressi a tema informatico e non ( per esempio Moscone Center o al Fashion Week di New York)</text:p>
            <text:p text:style-name="P251"/>
          </table:table-cell>
          <table:covered-table-cell/>
        </table:table-row>
        <table:table-row table:style-name="TableRow252">
          <table:table-cell table:style-name="TableCell253" table:number-columns-spanned="2">
            <text:p text:style-name="P254">Note</text:p>
            <text:p text:style-name="P255"><text:bookmark-start text:name="docs-internal-guid-9d441ec1-6da9-1522-82"/><text:bookmark-end text:name="docs-internal-guid-9d441ec1-6da9-1522-82"/>Progetto chiuso nel 2016 ( Progetto Explorer )</text:p>
            <text:p text:style-name="P256"/>
          </table:table-cell>
          <table:covered-table-cell/>
        </table:table-row>
        <table:table-row table:style-name="TableRow257">
          <table:table-cell table:style-name="TableCell258" table:number-columns-spanned="2">
            <text:p text:style-name="P259">Business Model</text:p>
            <text:p text:style-name="P260"><text:bookmark-start text:name="docs-internal-guid-02d50253-6da9-3040-3c"/><text:bookmark-end text:name="docs-internal-guid-02d50253-6da9-3040-3c"/>Vendita diretta del prodotto e vendita delle app create ad hoc per il sistema “Glass OS”</text:p>
            <text:p text:style-name="P261"/>
          </table:table-cell>
          <table:covered-table-cell/>
        </table:table-row>
      </table:table>
      <text:soft-page-break/>
      <text:h text:style-name="P262" text:outline-level="2">COMPETITOR n. 5</text:h>
      <table:table table:style-name="Table263">
        <table:table-columns>
          <table:table-column table:style-name="TableColumn264"/>
          <table:table-column table:style-name="TableColumn265"/>
        </table:table-columns>
        <table:table-row table:style-name="TableRow266">
          <table:table-cell table:style-name="TableCell267">
            <text:p text:style-name="P268">Nome Progetto:</text:p>
            <text:p text:style-name="P269">iGlasses</text:p>
          </table:table-cell>
          <table:table-cell table:style-name="TableCell270">
            <text:p text:style-name="P271">Anno Pubblicazione</text:p>
            <text:p text:style-name="P272">2020</text:p>
          </table:table-cell>
        </table:table-row>
        <table:table-row table:style-name="TableRow273">
          <table:table-cell table:style-name="TableCell274">
            <text:p text:style-name="P275">Nome Competitor:</text:p>
            <text:p text:style-name="P276">Apple</text:p>
          </table:table-cell>
          <table:table-cell table:style-name="TableCell277">
            <text:p text:style-name="P278">Dimensione Competitor</text:p>
            <text:p text:style-name="P279">Multinazionale</text:p>
          </table:table-cell>
        </table:table-row>
        <table:table-row table:style-name="TableRow280">
          <table:table-cell table:style-name="TableCell281" table:number-columns-spanned="2">
            <text:p text:style-name="P282">Struttura Aziendale/Societaria:</text:p>
            <text:p text:style-name="P283">Public company</text:p>
          </table:table-cell>
          <table:covered-table-cell/>
        </table:table-row>
        <table:table-row table:style-name="TableRow284">
          <table:table-cell table:style-name="TableCell285" table:number-columns-spanned="2">
            <text:p text:style-name="P286">Descrizione Progetto:</text:p>
            <text:p text:style-name="P287"><text:bookmark-start text:name="docs-internal-guid-4b72c78e-6da9-af58-70"/><text:bookmark-end text:name="docs-internal-guid-4b72c78e-6da9-af58-70"/>Occhiali in realtà aumentata in via di sviluppo da parte di Apple.</text:p>
          </table:table-cell>
          <table:covered-table-cell/>
        </table:table-row>
        <table:table-row table:style-name="TableRow288">
          <table:table-cell table:style-name="TableCell289" table:number-columns-spanned="2">
            <text:p text:style-name="P290">Value Proposition:</text:p>
            <text:p text:style-name="P291"><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92"/>
          </table:table-cell>
          <table:covered-table-cell/>
        </table:table-row>
        <table:table-row table:style-name="TableRow293">
          <table:table-cell table:style-name="TableCell294" table:number-columns-spanned="2">
            <text:p text:style-name="P295">Customer Segments:</text:p>
            <text:p text:style-name="P296"/>
          </table:table-cell>
          <table:covered-table-cell/>
        </table:table-row>
        <table:table-row table:style-name="TableRow297">
          <table:table-cell table:style-name="TableCell298" table:number-columns-spanned="2">
            <text:p text:style-name="P299">Punti di Forza:</text:p>
            <text:p text:style-name="P300"><text:bookmark-start text:name="docs-internal-guid-baa30d64-6daa-0db1-ab"/><text:bookmark-end text:name="docs-internal-guid-baa30d64-6daa-0db1-ab"/>Sistema Operativo ad hoc ( rOS );<text:line-break/>Sistema innovativo di interazione tramite display touch, comandi vocali e gesti della testa.</text:p>
            <text:p text:style-name="P301"/>
          </table:table-cell>
          <table:covered-table-cell/>
        </table:table-row>
        <table:table-row table:style-name="TableRow302">
          <table:table-cell table:style-name="TableCell303" table:number-columns-spanned="2">
            <text:p text:style-name="P304">Punti di Debolezza:</text:p>
            <text:p text:style-name="P305"><text:bookmark-start text:name="docs-internal-guid-ad705c4e-6daa-2397-63"/><text:bookmark-end text:name="docs-internal-guid-ad705c4e-6daa-2397-63"/>Difficile produrre un dispositivo con una montatura bella e leggera</text:p>
            <text:p text:style-name="P306"/>
          </table:table-cell>
          <table:covered-table-cell/>
        </table:table-row>
        <table:table-row table:style-name="TableRow307">
          <table:table-cell table:style-name="TableCell308" table:number-columns-spanned="2">
            <text:p text:style-name="P309">Canali Utilizzati:</text:p>
          </table:table-cell>
          <table:covered-table-cell/>
        </table:table-row>
        <text:soft-page-break/>
        <table:table-row table:style-name="TableRow310">
          <table:table-cell table:style-name="TableCell311" table:number-columns-spanned="2">
            <text:p text:style-name="P312">Note</text:p>
            <text:p text:style-name="P313"><text:bookmark-start text:name="docs-internal-guid-7c6ef651-6daa-491f-74"/><text:bookmark-end text:name="docs-internal-guid-7c6ef651-6daa-491f-74"/>Progetto in via di sviluppo. Non è facile trovare o ricavare alcune informazioni.</text:p>
            <text:p text:style-name="P314"/>
          </table:table-cell>
          <table:covered-table-cell/>
        </table:table-row>
        <table:table-row table:style-name="TableRow315">
          <table:table-cell table:style-name="TableCell316" table:number-columns-spanned="2">
            <text:p text:style-name="P317">Business Model</text:p>
          </table:table-cell>
          <table:covered-table-cell/>
        </table:table-row>
      </table:table>
      <text:soft-page-break/>
      <text:h text:style-name="P318" text:outline-level="2">COMPETITOR n. 6</text:h>
      <table:table table:style-name="Table319">
        <table:table-columns>
          <table:table-column table:style-name="TableColumn320"/>
          <table:table-column table:style-name="TableColumn321"/>
        </table:table-columns>
        <table:table-row table:style-name="TableRow322">
          <table:table-cell table:style-name="TableCell323">
            <text:p text:style-name="P324">Nome Progetto:</text:p>
            <text:p text:style-name="P325">Nintendo Virtual Boy</text:p>
          </table:table-cell>
          <table:table-cell table:style-name="TableCell326">
            <text:p text:style-name="P327">Anno Pubblicazione</text:p>
            <text:p text:style-name="P328">1995</text:p>
          </table:table-cell>
        </table:table-row>
        <table:table-row table:style-name="TableRow329">
          <table:table-cell table:style-name="TableCell330">
            <text:p text:style-name="P331">Nome Competitor:</text:p>
            <text:p text:style-name="P332">Nintendo</text:p>
          </table:table-cell>
          <table:table-cell table:style-name="TableCell333">
            <text:p text:style-name="P334">Dimensione Competitor</text:p>
            <text:p text:style-name="P335">Multinazionale</text:p>
          </table:table-cell>
        </table:table-row>
        <table:table-row table:style-name="TableRow336">
          <table:table-cell table:style-name="TableCell337" table:number-columns-spanned="2">
            <text:p text:style-name="P338">Struttura Aziendale/Societaria:</text:p>
            <text:p text:style-name="P339">Società per azioni</text:p>
          </table:table-cell>
          <table:covered-table-cell/>
        </table:table-row>
        <table:table-row table:style-name="TableRow340">
          <table:table-cell table:style-name="TableCell341" table:number-columns-spanned="2">
            <text:p text:style-name="P342">Descrizione Progetto:</text:p>
            <text:p text:style-name="P343"><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44"/>
          </table:table-cell>
          <table:covered-table-cell/>
        </table:table-row>
        <table:table-row table:style-name="TableRow345">
          <table:table-cell table:style-name="TableCell346" table:number-columns-spanned="2">
            <text:p text:style-name="P347">Value Proposition:</text:p>
            <text:p text:style-name="P348"><text:bookmark-start text:name="docs-internal-guid-a4f77dd9-6daa-eb07-32"/><text:bookmark-end text:name="docs-internal-guid-a4f77dd9-6daa-eb07-32"/>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 nemmeno all’epoca lo era secondo noi ) né uno strumento con un design accattivante.</text:p>
            <text:p text:style-name="P349"/>
          </table:table-cell>
          <table:covered-table-cell/>
        </table:table-row>
        <table:table-row table:style-name="TableRow350">
          <table:table-cell table:style-name="TableCell351" table:number-columns-spanned="2">
            <text:p text:style-name="P352">Customer Segments:</text:p>
            <text:p text:style-name="P353">Videogiocatori hardcore e casual</text:p>
          </table:table-cell>
          <table:covered-table-cell/>
        </table:table-row>
        <table:table-row table:style-name="TableRow354">
          <table:table-cell table:style-name="TableCell355" table:number-columns-spanned="2">
            <text:p text:style-name="P356">Punti di Forza:</text:p>
            <text:p text:style-name="P357">Novità assoluta nel campo videoludico ( all’epoca )</text:p>
          </table:table-cell>
          <table:covered-table-cell/>
        </table:table-row>
        <text:soft-page-break/>
        <table:table-row table:style-name="TableRow358">
          <table:table-cell table:style-name="TableCell359" table:number-columns-spanned="2">
            <text:p text:style-name="P360">Punti di Debolezza:</text:p>
            <text:p text:style-name="P361"><text:bookmark-start text:name="docs-internal-guid-7bfba0c1-6dab-6983-f2"/><text:bookmark-end text:name="docs-internal-guid-7bfba0c1-6dab-6983-f2"/>Generava solamente due colori ( rosso e nero ) rendendo l’esperienza di gioco sgradevole;</text:p>
            <text:list text:style-name="LFO2" text:continue-numbering="true">
              <text:list-item>
                <text:p text:style-name="P362">I giochi non sfruttavano a pieno le potenzialità del dispositivo;</text:p>
              </text:list-item>
              <text:list-item>
                <text:p text:style-name="P363">Libreria di giochi scarsa per quantità e qualità;</text:p>
              </text:list-item>
              <text:list-item>
                <text:p text:style-name="P364">Marketing non efficiente ( era pubblicizzata come una console portatile ma il peso e le dimensioni erano considerevoli rispetto ad altre console dell’epoca);</text:p>
              </text:list-item>
              <text:list-item>
                <text:p text:style-name="P365">Difficoltà nell’utilizzare la console in quanto non aveva nessun tipo di supporto che agevolasse l’utente nell’indossarla;</text:p>
              </text:list-item>
              <text:list-item>
                <text:p text:style-name="P366">Causava fastidio agli occhi e nausea dopo appena un ora di utilizzo.</text:p>
              </text:list-item>
            </text:list>
            <text:p text:style-name="P367"/>
          </table:table-cell>
          <table:covered-table-cell/>
        </table:table-row>
        <table:table-row table:style-name="TableRow368">
          <table:table-cell table:style-name="TableCell369" table:number-columns-spanned="2">
            <text:p text:style-name="P370">Canali Utilizzati:</text:p>
            <text:p text:style-name="P371"><text:bookmark-start text:name="docs-internal-guid-879adc81-6dab-8c2a-91"/><text:bookmark-end text:name="docs-internal-guid-879adc81-6dab-8c2a-91"/>Pubblicità televisiva</text:p>
            <text:p text:style-name="P372"/>
          </table:table-cell>
          <table:covered-table-cell/>
        </table:table-row>
        <table:table-row table:style-name="TableRow373">
          <table:table-cell table:style-name="TableCell374" table:number-columns-spanned="2">
            <text:p text:style-name="P375">Note</text:p>
            <text:p text:style-name="P376"><text:bookmark-start text:name="docs-internal-guid-e8996004-6dab-9ef3-6e"/><text:bookmark-end text:name="docs-internal-guid-e8996004-6dab-9ef3-6e"/>Prodotto fallito l’anno successivo alla sua commercializzazione. E’ noto come uno dei più grandi flop della storia di Nintendo.</text:p>
            <text:p text:style-name="P377"/>
          </table:table-cell>
          <table:covered-table-cell/>
        </table:table-row>
        <table:table-row table:style-name="TableRow378">
          <table:table-cell table:style-name="TableCell379" table:number-columns-spanned="2">
            <text:p text:style-name="P380">Business Model</text:p>
            <text:p text:style-name="Standard"><text:bookmark-start text:name="docs-internal-guid-531375b4-6dab-b4ec-ba"/><text:bookmark-end text:name="docs-internal-guid-531375b4-6dab-b4ec-ba"/><text:span text:style-name="T381">Vendita diretta del prodotto e dei giochi a corredo</text:span><text:span text:style-name="T382">.</text:span></text:p>
            <text:p text:style-name="P383"/>
          </table:table-cell>
          <table:covered-table-cell/>
        </table:table-row>
      </table:table>
      <text:soft-page-break/>
      <text:h text:style-name="P384" text:outline-level="2">COMPETITOR n. 7</text:h>
      <table:table table:style-name="Table385">
        <table:table-columns>
          <table:table-column table:style-name="TableColumn386"/>
          <table:table-column table:style-name="TableColumn387"/>
        </table:table-columns>
        <table:table-row table:style-name="TableRow388">
          <table:table-cell table:style-name="TableCell389">
            <text:p text:style-name="P390">Nome Progetto:</text:p>
            <text:p text:style-name="P391">FXMirror</text:p>
          </table:table-cell>
          <table:table-cell table:style-name="TableCell392">
            <text:p text:style-name="P393">Anno Pubblicazione</text:p>
            <text:p text:style-name="P394">2012</text:p>
          </table:table-cell>
        </table:table-row>
        <table:table-row table:style-name="TableRow395">
          <table:table-cell table:style-name="TableCell396">
            <text:p text:style-name="P397">Nome Competitor:</text:p>
            <text:p text:style-name="P398">FXGear</text:p>
          </table:table-cell>
          <table:table-cell table:style-name="TableCell399">
            <text:p text:style-name="P400">Dimensione Competitor</text:p>
            <text:p text:style-name="P401">Multinazionale</text:p>
          </table:table-cell>
        </table:table-row>
        <table:table-row table:style-name="TableRow402">
          <table:table-cell table:style-name="TableCell403" table:number-columns-spanned="2">
            <text:p text:style-name="P404">Struttura Aziendale/Societaria:</text:p>
            <text:p text:style-name="P405">Incorporated</text:p>
          </table:table-cell>
          <table:covered-table-cell/>
        </table:table-row>
        <table:table-row table:style-name="TableRow406">
          <table:table-cell table:style-name="TableCell407" table:number-columns-spanned="2">
            <text:p text:style-name="P408">Descrizione Progetto:</text:p>
            <text:p text:style-name="P409"><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10"/>
          </table:table-cell>
          <table:covered-table-cell/>
        </table:table-row>
        <table:table-row table:style-name="TableRow411">
          <table:table-cell table:style-name="TableCell412" table:number-columns-spanned="2">
            <text:p text:style-name="P413">Value Proposition:</text:p>
            <text:p text:style-name="P414"><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15"/>
          </table:table-cell>
          <table:covered-table-cell/>
        </table:table-row>
        <table:table-row table:style-name="TableRow416">
          <table:table-cell table:style-name="TableCell417" table:number-columns-spanned="2">
            <text:p text:style-name="P418">Customer Segments:</text:p>
            <text:p text:style-name="P419"><text:bookmark-start text:name="docs-internal-guid-12f66333-6dac-3f2c-6f"/><text:bookmark-end text:name="docs-internal-guid-12f66333-6dac-3f2c-6f"/>I principali clienti sono i negozi di moda che espongono il prodotto e che lo fanno utilizzare alla clientela del negozio.</text:p>
            <text:p text:style-name="P420"/>
          </table:table-cell>
          <table:covered-table-cell/>
        </table:table-row>
        <table:table-row table:style-name="TableRow421">
          <table:table-cell table:style-name="TableCell422" table:number-columns-spanned="2">
            <text:p text:style-name="P423">Punti di Forza:</text:p>
            <text:p text:style-name="P424"><text:bookmark-start text:name="docs-internal-guid-f99febb9-6dac-5750-8c"/><text:bookmark-end text:name="docs-internal-guid-f99febb9-6dac-5750-8c"/>Interfaccia semplice ed intuitiva;<text:line-break/>Riconoscimento del corpo istantanea;</text:p>
            <text:p text:style-name="Textbody"><text:span text:style-name="T425">I vestiti si adattano al corpo del utente;</text:span><text:span text:style-name="T426"><text:line-break/>Permette di provare più vestiti contemporaneamente;</text:span><text:span text:style-name="T427"><text:line-break/>Condivisione e salvataggio su smartphone dell’outfit scelto;</text:span></text:p>
          </table:table-cell>
          <table:covered-table-cell/>
        </table:table-row>
        <text:soft-page-break/>
        <table:table-row table:style-name="TableRow428">
          <table:table-cell table:style-name="TableCell429" table:number-columns-spanned="2">
            <text:p text:style-name="P430">Punti di Debolezza:</text:p>
            <text:p text:style-name="P431"><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32"/>
          </table:table-cell>
          <table:covered-table-cell/>
        </table:table-row>
        <table:table-row table:style-name="TableRow433">
          <table:table-cell table:style-name="TableCell434" table:number-columns-spanned="2">
            <text:p text:style-name="P435">Canali Utilizzati:</text:p>
            <text:p text:style-name="P436"><text:bookmark-start text:name="docs-internal-guid-8eb6eefe-6dac-799d-b3"/><text:bookmark-end text:name="docs-internal-guid-8eb6eefe-6dac-799d-b3"/>Fiere e conferenze specializzate nel settore della moda e dell’innovazione,  vendita diretta all’azienda.</text:p>
            <text:p text:style-name="P437"/>
          </table:table-cell>
          <table:covered-table-cell/>
        </table:table-row>
        <table:table-row table:style-name="TableRow438">
          <table:table-cell table:style-name="TableCell439" table:number-columns-spanned="2">
            <text:p text:style-name="P440">Note</text:p>
          </table:table-cell>
          <table:covered-table-cell/>
        </table:table-row>
        <table:table-row table:style-name="TableRow441">
          <table:table-cell table:style-name="TableCell442" table:number-columns-spanned="2">
            <text:p text:style-name="P443">Business Model</text:p>
            <text:p text:style-name="P444"><text:bookmark-start text:name="docs-internal-guid-93b67110-6dac-98ee-74"/><text:bookmark-end text:name="docs-internal-guid-93b67110-6dac-98ee-74"/>Vendita del prodotto e supporto ai negozi aderenti</text:p>
            <text:p text:style-name="P445"/>
          </table:table-cell>
          <table:covered-table-cell/>
        </table:table-row>
      </table:table>
      <text:soft-page-break/>
      <text:h text:style-name="P446" text:outline-level="2">COMPETITOR n. 8</text:h>
      <table:table table:style-name="Table447">
        <table:table-columns>
          <table:table-column table:style-name="TableColumn448"/>
          <table:table-column table:style-name="TableColumn449"/>
        </table:table-columns>
        <table:table-row table:style-name="TableRow450">
          <table:table-cell table:style-name="TableCell451">
            <text:p text:style-name="P452">Nome Progetto:</text:p>
          </table:table-cell>
          <table:table-cell table:style-name="TableCell453">
            <text:p text:style-name="P454">Anno Pubblicazione</text:p>
          </table:table-cell>
        </table:table-row>
        <table:table-row table:style-name="TableRow455">
          <table:table-cell table:style-name="TableCell456">
            <text:p text:style-name="P457">Nome Competitor:</text:p>
          </table:table-cell>
          <table:table-cell table:style-name="TableCell458">
            <text:p text:style-name="P459">Dimensione Competitor</text:p>
          </table:table-cell>
        </table:table-row>
        <table:table-row table:style-name="TableRow460">
          <table:table-cell table:style-name="TableCell461" table:number-columns-spanned="2">
            <text:p text:style-name="P462">Struttura Aziendale/Societaria:</text:p>
          </table:table-cell>
          <table:covered-table-cell/>
        </table:table-row>
        <table:table-row table:style-name="TableRow463">
          <table:table-cell table:style-name="TableCell464" table:number-columns-spanned="2">
            <text:p text:style-name="P465">Descrizione Progetto:</text:p>
          </table:table-cell>
          <table:covered-table-cell/>
        </table:table-row>
        <table:table-row table:style-name="TableRow466">
          <table:table-cell table:style-name="TableCell467" table:number-columns-spanned="2">
            <text:p text:style-name="P468">Value Proposition:</text:p>
          </table:table-cell>
          <table:covered-table-cell/>
        </table:table-row>
        <table:table-row table:style-name="TableRow469">
          <table:table-cell table:style-name="TableCell470" table:number-columns-spanned="2">
            <text:p text:style-name="P471">Customer Segments:</text:p>
          </table:table-cell>
          <table:covered-table-cell/>
        </table:table-row>
        <table:table-row table:style-name="TableRow472">
          <table:table-cell table:style-name="TableCell473" table:number-columns-spanned="2">
            <text:p text:style-name="P474">Punti di Forza:</text:p>
          </table:table-cell>
          <table:covered-table-cell/>
        </table:table-row>
        <table:table-row table:style-name="TableRow475">
          <table:table-cell table:style-name="TableCell476" table:number-columns-spanned="2">
            <text:p text:style-name="P477">Punti di Debolezza:</text:p>
          </table:table-cell>
          <table:covered-table-cell/>
        </table:table-row>
        <table:table-row table:style-name="TableRow478">
          <table:table-cell table:style-name="TableCell479" table:number-columns-spanned="2">
            <text:p text:style-name="P480">Canali Utilizzati:</text:p>
          </table:table-cell>
          <table:covered-table-cell/>
        </table:table-row>
        <table:table-row table:style-name="TableRow481">
          <table:table-cell table:style-name="TableCell482" table:number-columns-spanned="2">
            <text:p text:style-name="P483">Note</text:p>
          </table:table-cell>
          <table:covered-table-cell/>
        </table:table-row>
        <table:table-row table:style-name="TableRow484">
          <table:table-cell table:style-name="TableCell485" table:number-columns-spanned="2">
            <text:p text:style-name="P486">Business Model</text:p>
          </table:table-cell>
          <table:covered-table-cell/>
        </table:table-row>
      </table:table>
      <text:soft-page-break/>
      <text:h text:style-name="P487" text:outline-level="2">COMPETITOR n. 9</text:h>
      <table:table table:style-name="Table488">
        <table:table-columns>
          <table:table-column table:style-name="TableColumn489"/>
          <table:table-column table:style-name="TableColumn490"/>
        </table:table-columns>
        <table:table-row table:style-name="TableRow491">
          <table:table-cell table:style-name="TableCell492">
            <text:p text:style-name="P493">Nome Progetto:</text:p>
          </table:table-cell>
          <table:table-cell table:style-name="TableCell494">
            <text:p text:style-name="P495">Anno Pubblicazione</text:p>
          </table:table-cell>
        </table:table-row>
        <table:table-row table:style-name="TableRow496">
          <table:table-cell table:style-name="TableCell497">
            <text:p text:style-name="P498">Nome Competitor:</text:p>
          </table:table-cell>
          <table:table-cell table:style-name="TableCell499">
            <text:p text:style-name="P500">Dimensione Competitor</text:p>
          </table:table-cell>
        </table:table-row>
        <table:table-row table:style-name="TableRow501">
          <table:table-cell table:style-name="TableCell502" table:number-columns-spanned="2">
            <text:p text:style-name="P503">Struttura Aziendale/Societaria:</text:p>
          </table:table-cell>
          <table:covered-table-cell/>
        </table:table-row>
        <table:table-row table:style-name="TableRow504">
          <table:table-cell table:style-name="TableCell505" table:number-columns-spanned="2">
            <text:p text:style-name="P506">Descrizione Progetto:</text:p>
          </table:table-cell>
          <table:covered-table-cell/>
        </table:table-row>
        <table:table-row table:style-name="TableRow507">
          <table:table-cell table:style-name="TableCell508" table:number-columns-spanned="2">
            <text:p text:style-name="P509">Value Proposition:</text:p>
          </table:table-cell>
          <table:covered-table-cell/>
        </table:table-row>
        <table:table-row table:style-name="TableRow510">
          <table:table-cell table:style-name="TableCell511" table:number-columns-spanned="2">
            <text:p text:style-name="P512">Customer Segments:</text:p>
          </table:table-cell>
          <table:covered-table-cell/>
        </table:table-row>
        <table:table-row table:style-name="TableRow513">
          <table:table-cell table:style-name="TableCell514" table:number-columns-spanned="2">
            <text:p text:style-name="P515">Punti di Forza:</text:p>
          </table:table-cell>
          <table:covered-table-cell/>
        </table:table-row>
        <table:table-row table:style-name="TableRow516">
          <table:table-cell table:style-name="TableCell517" table:number-columns-spanned="2">
            <text:p text:style-name="P518">Punti di Debolezza:</text:p>
          </table:table-cell>
          <table:covered-table-cell/>
        </table:table-row>
        <table:table-row table:style-name="TableRow519">
          <table:table-cell table:style-name="TableCell520" table:number-columns-spanned="2">
            <text:p text:style-name="P521">Canali Utilizzati:</text:p>
          </table:table-cell>
          <table:covered-table-cell/>
        </table:table-row>
        <table:table-row table:style-name="TableRow522">
          <table:table-cell table:style-name="TableCell523" table:number-columns-spanned="2">
            <text:p text:style-name="P524">Note</text:p>
          </table:table-cell>
          <table:covered-table-cell/>
        </table:table-row>
        <table:table-row table:style-name="TableRow525">
          <table:table-cell table:style-name="TableCell526" table:number-columns-spanned="2">
            <text:p text:style-name="P527">Business Model</text:p>
          </table:table-cell>
          <table:covered-table-cell/>
        </table:table-row>
      </table:table>
      <text:soft-page-break/>
      <text:h text:style-name="P528" text:outline-level="2">COMPETITOR n. 10</text:h>
      <table:table table:style-name="Table529">
        <table:table-columns>
          <table:table-column table:style-name="TableColumn530"/>
          <table:table-column table:style-name="TableColumn531"/>
        </table:table-columns>
        <table:table-row table:style-name="TableRow532">
          <table:table-cell table:style-name="TableCell533">
            <text:p text:style-name="P534">Nome Progetto:</text:p>
          </table:table-cell>
          <table:table-cell table:style-name="TableCell535">
            <text:p text:style-name="P536">Anno Pubblicazione</text:p>
          </table:table-cell>
        </table:table-row>
        <table:table-row table:style-name="TableRow537">
          <table:table-cell table:style-name="TableCell538">
            <text:p text:style-name="P539">Nome Competitor:</text:p>
          </table:table-cell>
          <table:table-cell table:style-name="TableCell540">
            <text:p text:style-name="P541">Dimensione Competitor</text:p>
          </table:table-cell>
        </table:table-row>
        <table:table-row table:style-name="TableRow542">
          <table:table-cell table:style-name="TableCell543" table:number-columns-spanned="2">
            <text:p text:style-name="P544">Struttura Aziendale/Societaria:</text:p>
          </table:table-cell>
          <table:covered-table-cell/>
        </table:table-row>
        <table:table-row table:style-name="TableRow545">
          <table:table-cell table:style-name="TableCell546" table:number-columns-spanned="2">
            <text:p text:style-name="P547">Descrizione Progetto:</text:p>
          </table:table-cell>
          <table:covered-table-cell/>
        </table:table-row>
        <table:table-row table:style-name="TableRow548">
          <table:table-cell table:style-name="TableCell549" table:number-columns-spanned="2">
            <text:p text:style-name="P550">Value Proposition:</text:p>
          </table:table-cell>
          <table:covered-table-cell/>
        </table:table-row>
        <table:table-row table:style-name="TableRow551">
          <table:table-cell table:style-name="TableCell552" table:number-columns-spanned="2">
            <text:p text:style-name="P553">Customer Segments:</text:p>
          </table:table-cell>
          <table:covered-table-cell/>
        </table:table-row>
        <table:table-row table:style-name="TableRow554">
          <table:table-cell table:style-name="TableCell555" table:number-columns-spanned="2">
            <text:p text:style-name="P556">Punti di Forza:</text:p>
          </table:table-cell>
          <table:covered-table-cell/>
        </table:table-row>
        <table:table-row table:style-name="TableRow557">
          <table:table-cell table:style-name="TableCell558" table:number-columns-spanned="2">
            <text:p text:style-name="P559">Punti di Debolezza:</text:p>
          </table:table-cell>
          <table:covered-table-cell/>
        </table:table-row>
        <table:table-row table:style-name="TableRow560">
          <table:table-cell table:style-name="TableCell561" table:number-columns-spanned="2">
            <text:p text:style-name="P562">Canali Utilizzati:</text:p>
          </table:table-cell>
          <table:covered-table-cell/>
        </table:table-row>
        <table:table-row table:style-name="TableRow563">
          <table:table-cell table:style-name="TableCell564" table:number-columns-spanned="2">
            <text:p text:style-name="P565">Note</text:p>
          </table:table-cell>
          <table:covered-table-cell/>
        </table:table-row>
        <table:table-row table:style-name="TableRow566">
          <table:table-cell table:style-name="TableCell567" table:number-columns-spanned="2">
            <text:p text:style-name="P568">Business Model</text:p>
          </table:table-cell>
          <table:covered-table-cell/>
        </table:table-row>
      </table:table>
      <text:soft-page-break/>
      <text:h text:style-name="P569" text:outline-level="2">COMPETITOR n. 11</text:h>
      <table:table table:style-name="Table570">
        <table:table-columns>
          <table:table-column table:style-name="TableColumn571"/>
          <table:table-column table:style-name="TableColumn572"/>
        </table:table-columns>
        <table:table-row table:style-name="TableRow573">
          <table:table-cell table:style-name="TableCell574">
            <text:p text:style-name="P575">Nome Progetto:</text:p>
          </table:table-cell>
          <table:table-cell table:style-name="TableCell576">
            <text:p text:style-name="P577">Anno Pubblicazione</text:p>
          </table:table-cell>
        </table:table-row>
        <table:table-row table:style-name="TableRow578">
          <table:table-cell table:style-name="TableCell579">
            <text:p text:style-name="P580">Nome Competitor:</text:p>
          </table:table-cell>
          <table:table-cell table:style-name="TableCell581">
            <text:p text:style-name="P582">Dimensione Competitor</text:p>
          </table:table-cell>
        </table:table-row>
        <table:table-row table:style-name="TableRow583">
          <table:table-cell table:style-name="TableCell584" table:number-columns-spanned="2">
            <text:p text:style-name="P585">Struttura Aziendale/Societaria:</text:p>
          </table:table-cell>
          <table:covered-table-cell/>
        </table:table-row>
        <table:table-row table:style-name="TableRow586">
          <table:table-cell table:style-name="TableCell587" table:number-columns-spanned="2">
            <text:p text:style-name="P588">Descrizione Progetto:</text:p>
          </table:table-cell>
          <table:covered-table-cell/>
        </table:table-row>
        <table:table-row table:style-name="TableRow589">
          <table:table-cell table:style-name="TableCell590" table:number-columns-spanned="2">
            <text:p text:style-name="P591">Value Proposition:</text:p>
          </table:table-cell>
          <table:covered-table-cell/>
        </table:table-row>
        <table:table-row table:style-name="TableRow592">
          <table:table-cell table:style-name="TableCell593" table:number-columns-spanned="2">
            <text:p text:style-name="P594">Customer Segments:</text:p>
          </table:table-cell>
          <table:covered-table-cell/>
        </table:table-row>
        <table:table-row table:style-name="TableRow595">
          <table:table-cell table:style-name="TableCell596" table:number-columns-spanned="2">
            <text:p text:style-name="P597">Punti di Forza:</text:p>
          </table:table-cell>
          <table:covered-table-cell/>
        </table:table-row>
        <table:table-row table:style-name="TableRow598">
          <table:table-cell table:style-name="TableCell599" table:number-columns-spanned="2">
            <text:p text:style-name="P600">Punti di Debolezza:</text:p>
          </table:table-cell>
          <table:covered-table-cell/>
        </table:table-row>
        <table:table-row table:style-name="TableRow601">
          <table:table-cell table:style-name="TableCell602" table:number-columns-spanned="2">
            <text:p text:style-name="P603">Canali Utilizzati:</text:p>
          </table:table-cell>
          <table:covered-table-cell/>
        </table:table-row>
        <table:table-row table:style-name="TableRow604">
          <table:table-cell table:style-name="TableCell605" table:number-columns-spanned="2">
            <text:p text:style-name="P606">Note</text:p>
          </table:table-cell>
          <table:covered-table-cell/>
        </table:table-row>
        <table:table-row table:style-name="TableRow607">
          <table:table-cell table:style-name="TableCell608" table:number-columns-spanned="2">
            <text:p text:style-name="P609">Business Model</text:p>
          </table:table-cell>
          <table:covered-table-cell/>
        </table:table-row>
      </table:table>
      <text:soft-page-break/>
      <text:h text:style-name="P610" text:outline-level="2">COMPETITOR n. 12</text:h>
      <table:table table:style-name="Table611">
        <table:table-columns>
          <table:table-column table:style-name="TableColumn612"/>
          <table:table-column table:style-name="TableColumn613"/>
        </table:table-columns>
        <table:table-row table:style-name="TableRow614">
          <table:table-cell table:style-name="TableCell615">
            <text:p text:style-name="P616">Nome Progetto:</text:p>
          </table:table-cell>
          <table:table-cell table:style-name="TableCell617">
            <text:p text:style-name="P618">Anno Pubblicazione</text:p>
          </table:table-cell>
        </table:table-row>
        <table:table-row table:style-name="TableRow619">
          <table:table-cell table:style-name="TableCell620">
            <text:p text:style-name="P621">Nome Competitor:</text:p>
          </table:table-cell>
          <table:table-cell table:style-name="TableCell622">
            <text:p text:style-name="P623">Dimensione Competitor</text:p>
          </table:table-cell>
        </table:table-row>
        <table:table-row table:style-name="TableRow624">
          <table:table-cell table:style-name="TableCell625" table:number-columns-spanned="2">
            <text:p text:style-name="P626">Struttura Aziendale/Societaria:</text:p>
          </table:table-cell>
          <table:covered-table-cell/>
        </table:table-row>
        <table:table-row table:style-name="TableRow627">
          <table:table-cell table:style-name="TableCell628" table:number-columns-spanned="2">
            <text:p text:style-name="P629">Descrizione Progetto:</text:p>
          </table:table-cell>
          <table:covered-table-cell/>
        </table:table-row>
        <table:table-row table:style-name="TableRow630">
          <table:table-cell table:style-name="TableCell631" table:number-columns-spanned="2">
            <text:p text:style-name="P632">Value Proposition:</text:p>
          </table:table-cell>
          <table:covered-table-cell/>
        </table:table-row>
        <table:table-row table:style-name="TableRow633">
          <table:table-cell table:style-name="TableCell634" table:number-columns-spanned="2">
            <text:p text:style-name="P635">Customer Segments:</text:p>
          </table:table-cell>
          <table:covered-table-cell/>
        </table:table-row>
        <table:table-row table:style-name="TableRow636">
          <table:table-cell table:style-name="TableCell637" table:number-columns-spanned="2">
            <text:p text:style-name="P638">Punti di Forza:</text:p>
          </table:table-cell>
          <table:covered-table-cell/>
        </table:table-row>
        <table:table-row table:style-name="TableRow639">
          <table:table-cell table:style-name="TableCell640" table:number-columns-spanned="2">
            <text:p text:style-name="P641">Punti di Debolezza:</text:p>
          </table:table-cell>
          <table:covered-table-cell/>
        </table:table-row>
        <table:table-row table:style-name="TableRow642">
          <table:table-cell table:style-name="TableCell643" table:number-columns-spanned="2">
            <text:p text:style-name="P644">Canali Utilizzati:</text:p>
          </table:table-cell>
          <table:covered-table-cell/>
        </table:table-row>
        <table:table-row table:style-name="TableRow645">
          <table:table-cell table:style-name="TableCell646" table:number-columns-spanned="2">
            <text:p text:style-name="P647">Note</text:p>
          </table:table-cell>
          <table:covered-table-cell/>
        </table:table-row>
        <table:table-row table:style-name="TableRow648">
          <table:table-cell table:style-name="TableCell649" table:number-columns-spanned="2">
            <text:p text:style-name="P650">Business Model</text:p>
          </table:table-cell>
          <table:covered-table-cell/>
        </table:table-row>
      </table:table>
      <text:soft-page-break/>
      <text:h text:style-name="P651" text:outline-level="2">COMPETITOR n. 13</text:h>
      <table:table table:style-name="Table652">
        <table:table-columns>
          <table:table-column table:style-name="TableColumn653"/>
          <table:table-column table:style-name="TableColumn654"/>
        </table:table-columns>
        <table:table-row table:style-name="TableRow655">
          <table:table-cell table:style-name="TableCell656">
            <text:p text:style-name="P657">Nome Progetto:</text:p>
          </table:table-cell>
          <table:table-cell table:style-name="TableCell658">
            <text:p text:style-name="P659">Anno Pubblicazione</text:p>
          </table:table-cell>
        </table:table-row>
        <table:table-row table:style-name="TableRow660">
          <table:table-cell table:style-name="TableCell661">
            <text:p text:style-name="P662">Nome Competitor:</text:p>
          </table:table-cell>
          <table:table-cell table:style-name="TableCell663">
            <text:p text:style-name="P664">Dimensione Competitor</text:p>
          </table:table-cell>
        </table:table-row>
        <table:table-row table:style-name="TableRow665">
          <table:table-cell table:style-name="TableCell666" table:number-columns-spanned="2">
            <text:p text:style-name="P667">Struttura Aziendale/Societaria:</text:p>
          </table:table-cell>
          <table:covered-table-cell/>
        </table:table-row>
        <table:table-row table:style-name="TableRow668">
          <table:table-cell table:style-name="TableCell669" table:number-columns-spanned="2">
            <text:p text:style-name="P670">Descrizione Progetto:</text:p>
          </table:table-cell>
          <table:covered-table-cell/>
        </table:table-row>
        <table:table-row table:style-name="TableRow671">
          <table:table-cell table:style-name="TableCell672" table:number-columns-spanned="2">
            <text:p text:style-name="P673">Value Proposition:</text:p>
          </table:table-cell>
          <table:covered-table-cell/>
        </table:table-row>
        <table:table-row table:style-name="TableRow674">
          <table:table-cell table:style-name="TableCell675" table:number-columns-spanned="2">
            <text:p text:style-name="P676">Customer Segments:</text:p>
          </table:table-cell>
          <table:covered-table-cell/>
        </table:table-row>
        <table:table-row table:style-name="TableRow677">
          <table:table-cell table:style-name="TableCell678" table:number-columns-spanned="2">
            <text:p text:style-name="P679">Punti di Forza:</text:p>
          </table:table-cell>
          <table:covered-table-cell/>
        </table:table-row>
        <table:table-row table:style-name="TableRow680">
          <table:table-cell table:style-name="TableCell681" table:number-columns-spanned="2">
            <text:p text:style-name="P682">Punti di Debolezza:</text:p>
          </table:table-cell>
          <table:covered-table-cell/>
        </table:table-row>
        <table:table-row table:style-name="TableRow683">
          <table:table-cell table:style-name="TableCell684" table:number-columns-spanned="2">
            <text:p text:style-name="P685">Canali Utilizzati:</text:p>
          </table:table-cell>
          <table:covered-table-cell/>
        </table:table-row>
        <table:table-row table:style-name="TableRow686">
          <table:table-cell table:style-name="TableCell687" table:number-columns-spanned="2">
            <text:p text:style-name="P688">Note</text:p>
          </table:table-cell>
          <table:covered-table-cell/>
        </table:table-row>
        <table:table-row table:style-name="TableRow689">
          <table:table-cell table:style-name="TableCell690" table:number-columns-spanned="2">
            <text:p text:style-name="P691">Business Model</text:p>
          </table:table-cell>
          <table:covered-table-cell/>
        </table:table-row>
      </table:table>
      <text:soft-page-break/>
      <text:h text:style-name="P692" text:outline-level="2">COMPETITOR n. 14</text:h>
      <table:table table:style-name="Table693">
        <table:table-columns>
          <table:table-column table:style-name="TableColumn694"/>
          <table:table-column table:style-name="TableColumn695"/>
        </table:table-columns>
        <table:table-row table:style-name="TableRow696">
          <table:table-cell table:style-name="TableCell697">
            <text:p text:style-name="P698">Nome Progetto:</text:p>
          </table:table-cell>
          <table:table-cell table:style-name="TableCell699">
            <text:p text:style-name="P700">Anno Pubblicazione</text:p>
          </table:table-cell>
        </table:table-row>
        <table:table-row table:style-name="TableRow701">
          <table:table-cell table:style-name="TableCell702">
            <text:p text:style-name="P703">Nome Competitor:</text:p>
          </table:table-cell>
          <table:table-cell table:style-name="TableCell704">
            <text:p text:style-name="P705">Dimensione Competitor</text:p>
          </table:table-cell>
        </table:table-row>
        <table:table-row table:style-name="TableRow706">
          <table:table-cell table:style-name="TableCell707" table:number-columns-spanned="2">
            <text:p text:style-name="P708">Struttura Aziendale/Societaria:</text:p>
          </table:table-cell>
          <table:covered-table-cell/>
        </table:table-row>
        <table:table-row table:style-name="TableRow709">
          <table:table-cell table:style-name="TableCell710" table:number-columns-spanned="2">
            <text:p text:style-name="P711">Descrizione Progetto:</text:p>
          </table:table-cell>
          <table:covered-table-cell/>
        </table:table-row>
        <table:table-row table:style-name="TableRow712">
          <table:table-cell table:style-name="TableCell713" table:number-columns-spanned="2">
            <text:p text:style-name="P714">Value Proposition:</text:p>
          </table:table-cell>
          <table:covered-table-cell/>
        </table:table-row>
        <table:table-row table:style-name="TableRow715">
          <table:table-cell table:style-name="TableCell716" table:number-columns-spanned="2">
            <text:p text:style-name="P717">Customer Segments:</text:p>
          </table:table-cell>
          <table:covered-table-cell/>
        </table:table-row>
        <table:table-row table:style-name="TableRow718">
          <table:table-cell table:style-name="TableCell719" table:number-columns-spanned="2">
            <text:p text:style-name="P720">Punti di Forza:</text:p>
          </table:table-cell>
          <table:covered-table-cell/>
        </table:table-row>
        <table:table-row table:style-name="TableRow721">
          <table:table-cell table:style-name="TableCell722" table:number-columns-spanned="2">
            <text:p text:style-name="P723">Punti di Debolezza:</text:p>
          </table:table-cell>
          <table:covered-table-cell/>
        </table:table-row>
        <table:table-row table:style-name="TableRow724">
          <table:table-cell table:style-name="TableCell725" table:number-columns-spanned="2">
            <text:p text:style-name="P726">Canali Utilizzati:</text:p>
          </table:table-cell>
          <table:covered-table-cell/>
        </table:table-row>
        <table:table-row table:style-name="TableRow727">
          <table:table-cell table:style-name="TableCell728" table:number-columns-spanned="2">
            <text:p text:style-name="P729">Note</text:p>
          </table:table-cell>
          <table:covered-table-cell/>
        </table:table-row>
        <table:table-row table:style-name="TableRow730">
          <table:table-cell table:style-name="TableCell731" table:number-columns-spanned="2">
            <text:p text:style-name="P732">Business Model</text:p>
          </table:table-cell>
          <table:covered-table-cell/>
        </table:table-row>
      </table:table>
      <text:soft-page-break/>
      <text:h text:style-name="P733" text:outline-level="2">COMPETITOR n. 15</text:h>
      <table:table table:style-name="Table734">
        <table:table-columns>
          <table:table-column table:style-name="TableColumn735"/>
          <table:table-column table:style-name="TableColumn736"/>
        </table:table-columns>
        <table:table-row table:style-name="TableRow737">
          <table:table-cell table:style-name="TableCell738">
            <text:p text:style-name="P739">Nome Progetto:</text:p>
          </table:table-cell>
          <table:table-cell table:style-name="TableCell740">
            <text:p text:style-name="P741">Anno Pubblicazione</text:p>
          </table:table-cell>
        </table:table-row>
        <table:table-row table:style-name="TableRow742">
          <table:table-cell table:style-name="TableCell743">
            <text:p text:style-name="P744">Nome Competitor:</text:p>
          </table:table-cell>
          <table:table-cell table:style-name="TableCell745">
            <text:p text:style-name="P746">Dimensione Competitor</text:p>
          </table:table-cell>
        </table:table-row>
        <table:table-row table:style-name="TableRow747">
          <table:table-cell table:style-name="TableCell748" table:number-columns-spanned="2">
            <text:p text:style-name="P749">Struttura Aziendale/Societaria:</text:p>
          </table:table-cell>
          <table:covered-table-cell/>
        </table:table-row>
        <table:table-row table:style-name="TableRow750">
          <table:table-cell table:style-name="TableCell751" table:number-columns-spanned="2">
            <text:p text:style-name="P752">Descrizione Progetto:</text:p>
          </table:table-cell>
          <table:covered-table-cell/>
        </table:table-row>
        <table:table-row table:style-name="TableRow753">
          <table:table-cell table:style-name="TableCell754" table:number-columns-spanned="2">
            <text:p text:style-name="P755">Value Proposition:</text:p>
          </table:table-cell>
          <table:covered-table-cell/>
        </table:table-row>
        <table:table-row table:style-name="TableRow756">
          <table:table-cell table:style-name="TableCell757" table:number-columns-spanned="2">
            <text:p text:style-name="P758">Customer Segments:</text:p>
          </table:table-cell>
          <table:covered-table-cell/>
        </table:table-row>
        <table:table-row table:style-name="TableRow759">
          <table:table-cell table:style-name="TableCell760" table:number-columns-spanned="2">
            <text:p text:style-name="P761">Punti di Forza:</text:p>
          </table:table-cell>
          <table:covered-table-cell/>
        </table:table-row>
        <table:table-row table:style-name="TableRow762">
          <table:table-cell table:style-name="TableCell763" table:number-columns-spanned="2">
            <text:p text:style-name="P764">Punti di Debolezza:</text:p>
          </table:table-cell>
          <table:covered-table-cell/>
        </table:table-row>
        <table:table-row table:style-name="TableRow765">
          <table:table-cell table:style-name="TableCell766" table:number-columns-spanned="2">
            <text:p text:style-name="P767">Canali Utilizzati:</text:p>
          </table:table-cell>
          <table:covered-table-cell/>
        </table:table-row>
        <table:table-row table:style-name="TableRow768">
          <table:table-cell table:style-name="TableCell769" table:number-columns-spanned="2">
            <text:p text:style-name="P770">Note</text:p>
          </table:table-cell>
          <table:covered-table-cell/>
        </table:table-row>
        <table:table-row table:style-name="TableRow771">
          <table:table-cell table:style-name="TableCell772" table:number-columns-spanned="2">
            <text:p text:style-name="P773">Business Model</text:p>
          </table:table-cell>
          <table:covered-table-cell/>
        </table:table-row>
      </table:table>
      <text:soft-page-break/>
      <text:h text:style-name="P774" text:outline-level="2">COMPETITOR n. 16</text:h>
      <table:table table:style-name="Table775">
        <table:table-columns>
          <table:table-column table:style-name="TableColumn776"/>
          <table:table-column table:style-name="TableColumn777"/>
        </table:table-columns>
        <table:table-row table:style-name="TableRow778">
          <table:table-cell table:style-name="TableCell779">
            <text:p text:style-name="P780">Nome Progetto:</text:p>
          </table:table-cell>
          <table:table-cell table:style-name="TableCell781">
            <text:p text:style-name="P782">Anno Pubblicazione</text:p>
          </table:table-cell>
        </table:table-row>
        <table:table-row table:style-name="TableRow783">
          <table:table-cell table:style-name="TableCell784">
            <text:p text:style-name="P785">Nome Competitor:</text:p>
          </table:table-cell>
          <table:table-cell table:style-name="TableCell786">
            <text:p text:style-name="P787">Dimensione Competitor</text:p>
          </table:table-cell>
        </table:table-row>
        <table:table-row table:style-name="TableRow788">
          <table:table-cell table:style-name="TableCell789" table:number-columns-spanned="2">
            <text:p text:style-name="P790">Struttura Aziendale/Societaria:</text:p>
          </table:table-cell>
          <table:covered-table-cell/>
        </table:table-row>
        <table:table-row table:style-name="TableRow791">
          <table:table-cell table:style-name="TableCell792" table:number-columns-spanned="2">
            <text:p text:style-name="P793">Descrizione Progetto:</text:p>
          </table:table-cell>
          <table:covered-table-cell/>
        </table:table-row>
        <table:table-row table:style-name="TableRow794">
          <table:table-cell table:style-name="TableCell795" table:number-columns-spanned="2">
            <text:p text:style-name="P796">Value Proposition:</text:p>
          </table:table-cell>
          <table:covered-table-cell/>
        </table:table-row>
        <table:table-row table:style-name="TableRow797">
          <table:table-cell table:style-name="TableCell798" table:number-columns-spanned="2">
            <text:p text:style-name="P799">Customer Segments:</text:p>
          </table:table-cell>
          <table:covered-table-cell/>
        </table:table-row>
        <table:table-row table:style-name="TableRow800">
          <table:table-cell table:style-name="TableCell801" table:number-columns-spanned="2">
            <text:p text:style-name="P802">Punti di Forza:</text:p>
          </table:table-cell>
          <table:covered-table-cell/>
        </table:table-row>
        <table:table-row table:style-name="TableRow803">
          <table:table-cell table:style-name="TableCell804" table:number-columns-spanned="2">
            <text:p text:style-name="P805">Punti di Debolezza:</text:p>
          </table:table-cell>
          <table:covered-table-cell/>
        </table:table-row>
        <table:table-row table:style-name="TableRow806">
          <table:table-cell table:style-name="TableCell807" table:number-columns-spanned="2">
            <text:p text:style-name="P808">Canali Utilizzati:</text:p>
          </table:table-cell>
          <table:covered-table-cell/>
        </table:table-row>
        <table:table-row table:style-name="TableRow809">
          <table:table-cell table:style-name="TableCell810" table:number-columns-spanned="2">
            <text:p text:style-name="P811">Note</text:p>
          </table:table-cell>
          <table:covered-table-cell/>
        </table:table-row>
        <table:table-row table:style-name="TableRow812">
          <table:table-cell table:style-name="TableCell813" table:number-columns-spanned="2">
            <text:p text:style-name="P814">Business Model</text:p>
          </table:table-cell>
          <table:covered-table-cell/>
        </table:table-row>
      </table:table>
      <text:soft-page-break/>
      <text:h text:style-name="P815" text:outline-level="2">COMPETITOR n. 17</text:h>
      <table:table table:style-name="Table816">
        <table:table-columns>
          <table:table-column table:style-name="TableColumn817"/>
          <table:table-column table:style-name="TableColumn818"/>
        </table:table-columns>
        <table:table-row table:style-name="TableRow819">
          <table:table-cell table:style-name="TableCell820">
            <text:p text:style-name="P821">Nome Progetto:</text:p>
          </table:table-cell>
          <table:table-cell table:style-name="TableCell822">
            <text:p text:style-name="P823">Anno Pubblicazione</text:p>
          </table:table-cell>
        </table:table-row>
        <table:table-row table:style-name="TableRow824">
          <table:table-cell table:style-name="TableCell825">
            <text:p text:style-name="P826">Nome Competitor:</text:p>
          </table:table-cell>
          <table:table-cell table:style-name="TableCell827">
            <text:p text:style-name="P828">Dimensione Competitor</text:p>
          </table:table-cell>
        </table:table-row>
        <table:table-row table:style-name="TableRow829">
          <table:table-cell table:style-name="TableCell830" table:number-columns-spanned="2">
            <text:p text:style-name="P831">Struttura Aziendale/Societaria:</text:p>
          </table:table-cell>
          <table:covered-table-cell/>
        </table:table-row>
        <table:table-row table:style-name="TableRow832">
          <table:table-cell table:style-name="TableCell833" table:number-columns-spanned="2">
            <text:p text:style-name="P834">Descrizione Progetto:</text:p>
          </table:table-cell>
          <table:covered-table-cell/>
        </table:table-row>
        <table:table-row table:style-name="TableRow835">
          <table:table-cell table:style-name="TableCell836" table:number-columns-spanned="2">
            <text:p text:style-name="P837">Value Proposition:</text:p>
          </table:table-cell>
          <table:covered-table-cell/>
        </table:table-row>
        <table:table-row table:style-name="TableRow838">
          <table:table-cell table:style-name="TableCell839" table:number-columns-spanned="2">
            <text:p text:style-name="P840">Customer Segments:</text:p>
          </table:table-cell>
          <table:covered-table-cell/>
        </table:table-row>
        <table:table-row table:style-name="TableRow841">
          <table:table-cell table:style-name="TableCell842" table:number-columns-spanned="2">
            <text:p text:style-name="P843">Punti di Forza:</text:p>
          </table:table-cell>
          <table:covered-table-cell/>
        </table:table-row>
        <table:table-row table:style-name="TableRow844">
          <table:table-cell table:style-name="TableCell845" table:number-columns-spanned="2">
            <text:p text:style-name="P846">Punti di Debolezza:</text:p>
          </table:table-cell>
          <table:covered-table-cell/>
        </table:table-row>
        <table:table-row table:style-name="TableRow847">
          <table:table-cell table:style-name="TableCell848" table:number-columns-spanned="2">
            <text:p text:style-name="P849">Canali Utilizzati:</text:p>
          </table:table-cell>
          <table:covered-table-cell/>
        </table:table-row>
        <table:table-row table:style-name="TableRow850">
          <table:table-cell table:style-name="TableCell851" table:number-columns-spanned="2">
            <text:p text:style-name="P852">Note</text:p>
          </table:table-cell>
          <table:covered-table-cell/>
        </table:table-row>
        <table:table-row table:style-name="TableRow853">
          <table:table-cell table:style-name="TableCell854" table:number-columns-spanned="2">
            <text:p text:style-name="P855">Business Model</text:p>
          </table:table-cell>
          <table:covered-table-cell/>
        </table:table-row>
      </table:table>
      <text:soft-page-break/>
      <text:h text:style-name="P856" text:outline-level="2">COMPETITOR n. 18</text:h>
      <table:table table:style-name="Table857">
        <table:table-columns>
          <table:table-column table:style-name="TableColumn858"/>
          <table:table-column table:style-name="TableColumn859"/>
        </table:table-columns>
        <table:table-row table:style-name="TableRow860">
          <table:table-cell table:style-name="TableCell861">
            <text:p text:style-name="P862">Nome Progetto:</text:p>
          </table:table-cell>
          <table:table-cell table:style-name="TableCell863">
            <text:p text:style-name="P864">Anno Pubblicazione</text:p>
          </table:table-cell>
        </table:table-row>
        <table:table-row table:style-name="TableRow865">
          <table:table-cell table:style-name="TableCell866">
            <text:p text:style-name="P867">Nome Competitor:</text:p>
          </table:table-cell>
          <table:table-cell table:style-name="TableCell868">
            <text:p text:style-name="P869">Dimensione Competitor</text:p>
          </table:table-cell>
        </table:table-row>
        <table:table-row table:style-name="TableRow870">
          <table:table-cell table:style-name="TableCell871" table:number-columns-spanned="2">
            <text:p text:style-name="P872">Struttura Aziendale/Societaria:</text:p>
          </table:table-cell>
          <table:covered-table-cell/>
        </table:table-row>
        <table:table-row table:style-name="TableRow873">
          <table:table-cell table:style-name="TableCell874" table:number-columns-spanned="2">
            <text:p text:style-name="P875">Descrizione Progetto:</text:p>
          </table:table-cell>
          <table:covered-table-cell/>
        </table:table-row>
        <table:table-row table:style-name="TableRow876">
          <table:table-cell table:style-name="TableCell877" table:number-columns-spanned="2">
            <text:p text:style-name="P878">Value Proposition:</text:p>
          </table:table-cell>
          <table:covered-table-cell/>
        </table:table-row>
        <table:table-row table:style-name="TableRow879">
          <table:table-cell table:style-name="TableCell880" table:number-columns-spanned="2">
            <text:p text:style-name="P881">Customer Segments:</text:p>
          </table:table-cell>
          <table:covered-table-cell/>
        </table:table-row>
        <table:table-row table:style-name="TableRow882">
          <table:table-cell table:style-name="TableCell883" table:number-columns-spanned="2">
            <text:p text:style-name="P884">Punti di Forza:</text:p>
          </table:table-cell>
          <table:covered-table-cell/>
        </table:table-row>
        <table:table-row table:style-name="TableRow885">
          <table:table-cell table:style-name="TableCell886" table:number-columns-spanned="2">
            <text:p text:style-name="P887">Punti di Debolezza:</text:p>
          </table:table-cell>
          <table:covered-table-cell/>
        </table:table-row>
        <table:table-row table:style-name="TableRow888">
          <table:table-cell table:style-name="TableCell889" table:number-columns-spanned="2">
            <text:p text:style-name="P890">Canali Utilizzati:</text:p>
          </table:table-cell>
          <table:covered-table-cell/>
        </table:table-row>
        <table:table-row table:style-name="TableRow891">
          <table:table-cell table:style-name="TableCell892" table:number-columns-spanned="2">
            <text:p text:style-name="P893">Note</text:p>
          </table:table-cell>
          <table:covered-table-cell/>
        </table:table-row>
        <table:table-row table:style-name="TableRow894">
          <table:table-cell table:style-name="TableCell895" table:number-columns-spanned="2">
            <text:p text:style-name="P896">Business Model</text:p>
          </table:table-cell>
          <table:covered-table-cell/>
        </table:table-row>
      </table:table>
      <text:soft-page-break/>
      <text:h text:style-name="P897" text:outline-level="2">COMPETITOR n. 19</text:h>
      <table:table table:style-name="Table898">
        <table:table-columns>
          <table:table-column table:style-name="TableColumn899"/>
          <table:table-column table:style-name="TableColumn900"/>
        </table:table-columns>
        <table:table-row table:style-name="TableRow901">
          <table:table-cell table:style-name="TableCell902">
            <text:p text:style-name="P903">Nome Progetto:</text:p>
          </table:table-cell>
          <table:table-cell table:style-name="TableCell904">
            <text:p text:style-name="P905">Anno Pubblicazione</text:p>
          </table:table-cell>
        </table:table-row>
        <table:table-row table:style-name="TableRow906">
          <table:table-cell table:style-name="TableCell907">
            <text:p text:style-name="P908">Nome Competitor:</text:p>
          </table:table-cell>
          <table:table-cell table:style-name="TableCell909">
            <text:p text:style-name="P910">Dimensione Competitor</text:p>
          </table:table-cell>
        </table:table-row>
        <table:table-row table:style-name="TableRow911">
          <table:table-cell table:style-name="TableCell912" table:number-columns-spanned="2">
            <text:p text:style-name="P913">Struttura Aziendale/Societaria:</text:p>
          </table:table-cell>
          <table:covered-table-cell/>
        </table:table-row>
        <table:table-row table:style-name="TableRow914">
          <table:table-cell table:style-name="TableCell915" table:number-columns-spanned="2">
            <text:p text:style-name="P916">Descrizione Progetto:</text:p>
          </table:table-cell>
          <table:covered-table-cell/>
        </table:table-row>
        <table:table-row table:style-name="TableRow917">
          <table:table-cell table:style-name="TableCell918" table:number-columns-spanned="2">
            <text:p text:style-name="P919">Value Proposition:</text:p>
          </table:table-cell>
          <table:covered-table-cell/>
        </table:table-row>
        <table:table-row table:style-name="TableRow920">
          <table:table-cell table:style-name="TableCell921" table:number-columns-spanned="2">
            <text:p text:style-name="P922">Customer Segments:</text:p>
          </table:table-cell>
          <table:covered-table-cell/>
        </table:table-row>
        <table:table-row table:style-name="TableRow923">
          <table:table-cell table:style-name="TableCell924" table:number-columns-spanned="2">
            <text:p text:style-name="P925">Punti di Forza:</text:p>
          </table:table-cell>
          <table:covered-table-cell/>
        </table:table-row>
        <table:table-row table:style-name="TableRow926">
          <table:table-cell table:style-name="TableCell927" table:number-columns-spanned="2">
            <text:p text:style-name="P928">Punti di Debolezza:</text:p>
          </table:table-cell>
          <table:covered-table-cell/>
        </table:table-row>
        <table:table-row table:style-name="TableRow929">
          <table:table-cell table:style-name="TableCell930" table:number-columns-spanned="2">
            <text:p text:style-name="P931">Canali Utilizzati:</text:p>
          </table:table-cell>
          <table:covered-table-cell/>
        </table:table-row>
        <table:table-row table:style-name="TableRow932">
          <table:table-cell table:style-name="TableCell933" table:number-columns-spanned="2">
            <text:p text:style-name="P934">Note</text:p>
          </table:table-cell>
          <table:covered-table-cell/>
        </table:table-row>
        <table:table-row table:style-name="TableRow935">
          <table:table-cell table:style-name="TableCell936" table:number-columns-spanned="2">
            <text:p text:style-name="P937">Business Model</text:p>
          </table:table-cell>
          <table:covered-table-cell/>
        </table:table-row>
      </table:table>
      <text:soft-page-break/>
      <text:h text:style-name="P938" text:outline-level="2">COMPETITOR n. 20</text:h>
      <table:table table:style-name="Table939">
        <table:table-columns>
          <table:table-column table:style-name="TableColumn940"/>
          <table:table-column table:style-name="TableColumn941"/>
        </table:table-columns>
        <table:table-row table:style-name="TableRow942">
          <table:table-cell table:style-name="TableCell943">
            <text:p text:style-name="P944">Nome Progetto:</text:p>
          </table:table-cell>
          <table:table-cell table:style-name="TableCell945">
            <text:p text:style-name="P946">Anno Pubblicazione</text:p>
          </table:table-cell>
        </table:table-row>
        <table:table-row table:style-name="TableRow947">
          <table:table-cell table:style-name="TableCell948">
            <text:p text:style-name="P949">Nome Competitor:</text:p>
          </table:table-cell>
          <table:table-cell table:style-name="TableCell950">
            <text:p text:style-name="P951">Dimensione Competitor</text:p>
          </table:table-cell>
        </table:table-row>
        <table:table-row table:style-name="TableRow952">
          <table:table-cell table:style-name="TableCell953" table:number-columns-spanned="2">
            <text:p text:style-name="P954">Struttura Aziendale/Societaria:</text:p>
          </table:table-cell>
          <table:covered-table-cell/>
        </table:table-row>
        <table:table-row table:style-name="TableRow955">
          <table:table-cell table:style-name="TableCell956" table:number-columns-spanned="2">
            <text:p text:style-name="P957">Descrizione Progetto:</text:p>
          </table:table-cell>
          <table:covered-table-cell/>
        </table:table-row>
        <table:table-row table:style-name="TableRow958">
          <table:table-cell table:style-name="TableCell959" table:number-columns-spanned="2">
            <text:p text:style-name="P960">Value Proposition:</text:p>
          </table:table-cell>
          <table:covered-table-cell/>
        </table:table-row>
        <table:table-row table:style-name="TableRow961">
          <table:table-cell table:style-name="TableCell962" table:number-columns-spanned="2">
            <text:p text:style-name="P963">Customer Segments:</text:p>
          </table:table-cell>
          <table:covered-table-cell/>
        </table:table-row>
        <table:table-row table:style-name="TableRow964">
          <table:table-cell table:style-name="TableCell965" table:number-columns-spanned="2">
            <text:p text:style-name="P966">Punti di Forza:</text:p>
          </table:table-cell>
          <table:covered-table-cell/>
        </table:table-row>
        <table:table-row table:style-name="TableRow967">
          <table:table-cell table:style-name="TableCell968" table:number-columns-spanned="2">
            <text:p text:style-name="P969">Punti di Debolezza:</text:p>
          </table:table-cell>
          <table:covered-table-cell/>
        </table:table-row>
        <table:table-row table:style-name="TableRow970">
          <table:table-cell table:style-name="TableCell971" table:number-columns-spanned="2">
            <text:p text:style-name="P972">Canali Utilizzati:</text:p>
          </table:table-cell>
          <table:covered-table-cell/>
        </table:table-row>
        <table:table-row table:style-name="TableRow973">
          <table:table-cell table:style-name="TableCell974" table:number-columns-spanned="2">
            <text:p text:style-name="P975">Note</text:p>
          </table:table-cell>
          <table:covered-table-cell/>
        </table:table-row>
        <table:table-row table:style-name="TableRow976">
          <table:table-cell table:style-name="TableCell977" table:number-columns-spanned="2">
            <text:p text:style-name="P978">Business Model</text:p>
          </table:table-cell>
          <table:covered-table-cell/>
        </table:table-row>
      </table:table>
      <text:soft-page-break/>
      <text:h text:style-name="P979" text:outline-level="2">COMPETITOR n. 21</text:h>
      <table:table table:style-name="Table980">
        <table:table-columns>
          <table:table-column table:style-name="TableColumn981"/>
          <table:table-column table:style-name="TableColumn982"/>
        </table:table-columns>
        <table:table-row table:style-name="TableRow983">
          <table:table-cell table:style-name="TableCell984">
            <text:p text:style-name="P985">Nome Progetto:</text:p>
          </table:table-cell>
          <table:table-cell table:style-name="TableCell986">
            <text:p text:style-name="P987">Anno Pubblicazione</text:p>
          </table:table-cell>
        </table:table-row>
        <table:table-row table:style-name="TableRow988">
          <table:table-cell table:style-name="TableCell989">
            <text:p text:style-name="P990">Nome Competitor:</text:p>
          </table:table-cell>
          <table:table-cell table:style-name="TableCell991">
            <text:p text:style-name="P992">Dimensione Competitor</text:p>
          </table:table-cell>
        </table:table-row>
        <table:table-row table:style-name="TableRow993">
          <table:table-cell table:style-name="TableCell994" table:number-columns-spanned="2">
            <text:p text:style-name="P995">Struttura Aziendale/Societaria:</text:p>
          </table:table-cell>
          <table:covered-table-cell/>
        </table:table-row>
        <table:table-row table:style-name="TableRow996">
          <table:table-cell table:style-name="TableCell997" table:number-columns-spanned="2">
            <text:p text:style-name="P998">Descrizione Progetto:</text:p>
          </table:table-cell>
          <table:covered-table-cell/>
        </table:table-row>
        <table:table-row table:style-name="TableRow999">
          <table:table-cell table:style-name="TableCell1000" table:number-columns-spanned="2">
            <text:p text:style-name="P1001">Value Proposition:</text:p>
          </table:table-cell>
          <table:covered-table-cell/>
        </table:table-row>
        <table:table-row table:style-name="TableRow1002">
          <table:table-cell table:style-name="TableCell1003" table:number-columns-spanned="2">
            <text:p text:style-name="P1004">Customer Segments:</text:p>
          </table:table-cell>
          <table:covered-table-cell/>
        </table:table-row>
        <table:table-row table:style-name="TableRow1005">
          <table:table-cell table:style-name="TableCell1006" table:number-columns-spanned="2">
            <text:p text:style-name="P1007">Punti di Forza:</text:p>
          </table:table-cell>
          <table:covered-table-cell/>
        </table:table-row>
        <table:table-row table:style-name="TableRow1008">
          <table:table-cell table:style-name="TableCell1009" table:number-columns-spanned="2">
            <text:p text:style-name="P1010">Punti di Debolezza:</text:p>
          </table:table-cell>
          <table:covered-table-cell/>
        </table:table-row>
        <table:table-row table:style-name="TableRow1011">
          <table:table-cell table:style-name="TableCell1012" table:number-columns-spanned="2">
            <text:p text:style-name="P1013">Canali Utilizzati:</text:p>
          </table:table-cell>
          <table:covered-table-cell/>
        </table:table-row>
        <table:table-row table:style-name="TableRow1014">
          <table:table-cell table:style-name="TableCell1015" table:number-columns-spanned="2">
            <text:p text:style-name="P1016">Note</text:p>
          </table:table-cell>
          <table:covered-table-cell/>
        </table:table-row>
        <table:table-row table:style-name="TableRow1017">
          <table:table-cell table:style-name="TableCell1018" table:number-columns-spanned="2">
            <text:p text:style-name="P1019">Business Model</text:p>
          </table:table-cell>
          <table:covered-table-cell/>
        </table:table-row>
      </table:table>
      <text:soft-page-break/>
      <text:h text:style-name="P1020" text:outline-level="2">COMPETITOR n. 22</text:h>
      <table:table table:style-name="Table1021">
        <table:table-columns>
          <table:table-column table:style-name="TableColumn1022"/>
          <table:table-column table:style-name="TableColumn1023"/>
        </table:table-columns>
        <table:table-row table:style-name="TableRow1024">
          <table:table-cell table:style-name="TableCell1025">
            <text:p text:style-name="P1026">Nome Progetto:</text:p>
          </table:table-cell>
          <table:table-cell table:style-name="TableCell1027">
            <text:p text:style-name="P1028">Anno Pubblicazione</text:p>
          </table:table-cell>
        </table:table-row>
        <table:table-row table:style-name="TableRow1029">
          <table:table-cell table:style-name="TableCell1030">
            <text:p text:style-name="P1031">Nome Competitor:</text:p>
          </table:table-cell>
          <table:table-cell table:style-name="TableCell1032">
            <text:p text:style-name="P1033">Dimensione Competitor</text:p>
          </table:table-cell>
        </table:table-row>
        <table:table-row table:style-name="TableRow1034">
          <table:table-cell table:style-name="TableCell1035" table:number-columns-spanned="2">
            <text:p text:style-name="P1036">Struttura Aziendale/Societaria:</text:p>
          </table:table-cell>
          <table:covered-table-cell/>
        </table:table-row>
        <table:table-row table:style-name="TableRow1037">
          <table:table-cell table:style-name="TableCell1038" table:number-columns-spanned="2">
            <text:p text:style-name="P1039">Descrizione Progetto:</text:p>
          </table:table-cell>
          <table:covered-table-cell/>
        </table:table-row>
        <table:table-row table:style-name="TableRow1040">
          <table:table-cell table:style-name="TableCell1041" table:number-columns-spanned="2">
            <text:p text:style-name="P1042">Value Proposition:</text:p>
          </table:table-cell>
          <table:covered-table-cell/>
        </table:table-row>
        <table:table-row table:style-name="TableRow1043">
          <table:table-cell table:style-name="TableCell1044" table:number-columns-spanned="2">
            <text:p text:style-name="P1045">Customer Segments:</text:p>
          </table:table-cell>
          <table:covered-table-cell/>
        </table:table-row>
        <table:table-row table:style-name="TableRow1046">
          <table:table-cell table:style-name="TableCell1047" table:number-columns-spanned="2">
            <text:p text:style-name="P1048">Punti di Forza:</text:p>
          </table:table-cell>
          <table:covered-table-cell/>
        </table:table-row>
        <table:table-row table:style-name="TableRow1049">
          <table:table-cell table:style-name="TableCell1050" table:number-columns-spanned="2">
            <text:p text:style-name="P1051">Punti di Debolezza:</text:p>
          </table:table-cell>
          <table:covered-table-cell/>
        </table:table-row>
        <table:table-row table:style-name="TableRow1052">
          <table:table-cell table:style-name="TableCell1053" table:number-columns-spanned="2">
            <text:p text:style-name="P1054">Canali Utilizzati:</text:p>
          </table:table-cell>
          <table:covered-table-cell/>
        </table:table-row>
        <table:table-row table:style-name="TableRow1055">
          <table:table-cell table:style-name="TableCell1056" table:number-columns-spanned="2">
            <text:p text:style-name="P1057">Note</text:p>
          </table:table-cell>
          <table:covered-table-cell/>
        </table:table-row>
        <table:table-row table:style-name="TableRow1058">
          <table:table-cell table:style-name="TableCell1059" table:number-columns-spanned="2">
            <text:p text:style-name="P1060">Business Model</text:p>
          </table:table-cell>
          <table:covered-table-cell/>
        </table:table-row>
      </table:table>
      <text:soft-page-break/>
      <text:h text:style-name="P1061" text:outline-level="2">COMPETITOR n. 23</text:h>
      <table:table table:style-name="Table1062">
        <table:table-columns>
          <table:table-column table:style-name="TableColumn1063"/>
          <table:table-column table:style-name="TableColumn1064"/>
        </table:table-columns>
        <table:table-row table:style-name="TableRow1065">
          <table:table-cell table:style-name="TableCell1066">
            <text:p text:style-name="P1067">Nome Progetto:</text:p>
          </table:table-cell>
          <table:table-cell table:style-name="TableCell1068">
            <text:p text:style-name="P1069">Anno Pubblicazione</text:p>
          </table:table-cell>
        </table:table-row>
        <table:table-row table:style-name="TableRow1070">
          <table:table-cell table:style-name="TableCell1071">
            <text:p text:style-name="P1072">Nome Competitor:</text:p>
          </table:table-cell>
          <table:table-cell table:style-name="TableCell1073">
            <text:p text:style-name="P1074">Dimensione Competitor</text:p>
          </table:table-cell>
        </table:table-row>
        <table:table-row table:style-name="TableRow1075">
          <table:table-cell table:style-name="TableCell1076" table:number-columns-spanned="2">
            <text:p text:style-name="P1077">Struttura Aziendale/Societaria:</text:p>
          </table:table-cell>
          <table:covered-table-cell/>
        </table:table-row>
        <table:table-row table:style-name="TableRow1078">
          <table:table-cell table:style-name="TableCell1079" table:number-columns-spanned="2">
            <text:p text:style-name="P1080">Descrizione Progetto:</text:p>
          </table:table-cell>
          <table:covered-table-cell/>
        </table:table-row>
        <table:table-row table:style-name="TableRow1081">
          <table:table-cell table:style-name="TableCell1082" table:number-columns-spanned="2">
            <text:p text:style-name="P1083">Value Proposition:</text:p>
          </table:table-cell>
          <table:covered-table-cell/>
        </table:table-row>
        <table:table-row table:style-name="TableRow1084">
          <table:table-cell table:style-name="TableCell1085" table:number-columns-spanned="2">
            <text:p text:style-name="P1086">Customer Segments:</text:p>
          </table:table-cell>
          <table:covered-table-cell/>
        </table:table-row>
        <table:table-row table:style-name="TableRow1087">
          <table:table-cell table:style-name="TableCell1088" table:number-columns-spanned="2">
            <text:p text:style-name="P1089">Punti di Forza:</text:p>
          </table:table-cell>
          <table:covered-table-cell/>
        </table:table-row>
        <table:table-row table:style-name="TableRow1090">
          <table:table-cell table:style-name="TableCell1091" table:number-columns-spanned="2">
            <text:p text:style-name="P1092">Punti di Debolezza:</text:p>
          </table:table-cell>
          <table:covered-table-cell/>
        </table:table-row>
        <table:table-row table:style-name="TableRow1093">
          <table:table-cell table:style-name="TableCell1094" table:number-columns-spanned="2">
            <text:p text:style-name="P1095">Canali Utilizzati:</text:p>
          </table:table-cell>
          <table:covered-table-cell/>
        </table:table-row>
        <table:table-row table:style-name="TableRow1096">
          <table:table-cell table:style-name="TableCell1097" table:number-columns-spanned="2">
            <text:p text:style-name="P1098">Note</text:p>
          </table:table-cell>
          <table:covered-table-cell/>
        </table:table-row>
        <table:table-row table:style-name="TableRow1099">
          <table:table-cell table:style-name="TableCell1100" table:number-columns-spanned="2">
            <text:p text:style-name="P1101">Business Model</text:p>
          </table:table-cell>
          <table:covered-table-cell/>
        </table:table-row>
      </table:table>
      <text:soft-page-break/>
      <text:h text:style-name="P1102" text:outline-level="2">COMPETITOR n. 24</text:h>
      <table:table table:style-name="Table1103">
        <table:table-columns>
          <table:table-column table:style-name="TableColumn1104"/>
          <table:table-column table:style-name="TableColumn1105"/>
        </table:table-columns>
        <table:table-row table:style-name="TableRow1106">
          <table:table-cell table:style-name="TableCell1107">
            <text:p text:style-name="P1108">Nome Progetto:</text:p>
          </table:table-cell>
          <table:table-cell table:style-name="TableCell1109">
            <text:p text:style-name="P1110">Anno Pubblicazione</text:p>
          </table:table-cell>
        </table:table-row>
        <table:table-row table:style-name="TableRow1111">
          <table:table-cell table:style-name="TableCell1112">
            <text:p text:style-name="P1113">Nome Competitor:</text:p>
          </table:table-cell>
          <table:table-cell table:style-name="TableCell1114">
            <text:p text:style-name="P1115">Dimensione Competitor</text:p>
          </table:table-cell>
        </table:table-row>
        <table:table-row table:style-name="TableRow1116">
          <table:table-cell table:style-name="TableCell1117" table:number-columns-spanned="2">
            <text:p text:style-name="P1118">Struttura Aziendale/Societaria:</text:p>
          </table:table-cell>
          <table:covered-table-cell/>
        </table:table-row>
        <table:table-row table:style-name="TableRow1119">
          <table:table-cell table:style-name="TableCell1120" table:number-columns-spanned="2">
            <text:p text:style-name="P1121">Descrizione Progetto:</text:p>
          </table:table-cell>
          <table:covered-table-cell/>
        </table:table-row>
        <table:table-row table:style-name="TableRow1122">
          <table:table-cell table:style-name="TableCell1123" table:number-columns-spanned="2">
            <text:p text:style-name="P1124">Value Proposition:</text:p>
          </table:table-cell>
          <table:covered-table-cell/>
        </table:table-row>
        <table:table-row table:style-name="TableRow1125">
          <table:table-cell table:style-name="TableCell1126" table:number-columns-spanned="2">
            <text:p text:style-name="P1127">Customer Segments:</text:p>
          </table:table-cell>
          <table:covered-table-cell/>
        </table:table-row>
        <table:table-row table:style-name="TableRow1128">
          <table:table-cell table:style-name="TableCell1129" table:number-columns-spanned="2">
            <text:p text:style-name="P1130">Punti di Forza:</text:p>
          </table:table-cell>
          <table:covered-table-cell/>
        </table:table-row>
        <table:table-row table:style-name="TableRow1131">
          <table:table-cell table:style-name="TableCell1132" table:number-columns-spanned="2">
            <text:p text:style-name="P1133">Punti di Debolezza:</text:p>
          </table:table-cell>
          <table:covered-table-cell/>
        </table:table-row>
        <table:table-row table:style-name="TableRow1134">
          <table:table-cell table:style-name="TableCell1135" table:number-columns-spanned="2">
            <text:p text:style-name="P1136">Canali Utilizzati:</text:p>
          </table:table-cell>
          <table:covered-table-cell/>
        </table:table-row>
        <table:table-row table:style-name="TableRow1137">
          <table:table-cell table:style-name="TableCell1138" table:number-columns-spanned="2">
            <text:p text:style-name="P1139">Note</text:p>
          </table:table-cell>
          <table:covered-table-cell/>
        </table:table-row>
        <table:table-row table:style-name="TableRow1140">
          <table:table-cell table:style-name="TableCell1141" table:number-columns-spanned="2">
            <text:p text:style-name="P1142">Business Model</text:p>
          </table:table-cell>
          <table:covered-table-cell/>
        </table:table-row>
      </table:table>
      <text:soft-page-break/>
      <text:h text:style-name="P1143" text:outline-level="2">COMPETITOR n. 25</text:h>
      <table:table table:style-name="Table1144">
        <table:table-columns>
          <table:table-column table:style-name="TableColumn1145"/>
          <table:table-column table:style-name="TableColumn1146"/>
        </table:table-columns>
        <table:table-row table:style-name="TableRow1147">
          <table:table-cell table:style-name="TableCell1148">
            <text:p text:style-name="P1149">Nome Progetto:</text:p>
          </table:table-cell>
          <table:table-cell table:style-name="TableCell1150">
            <text:p text:style-name="P1151">Anno Pubblicazione</text:p>
          </table:table-cell>
        </table:table-row>
        <table:table-row table:style-name="TableRow1152">
          <table:table-cell table:style-name="TableCell1153">
            <text:p text:style-name="P1154">Nome Competitor:</text:p>
          </table:table-cell>
          <table:table-cell table:style-name="TableCell1155">
            <text:p text:style-name="P1156">Dimensione Competitor</text:p>
          </table:table-cell>
        </table:table-row>
        <table:table-row table:style-name="TableRow1157">
          <table:table-cell table:style-name="TableCell1158" table:number-columns-spanned="2">
            <text:p text:style-name="P1159">Struttura Aziendale/Societaria:</text:p>
          </table:table-cell>
          <table:covered-table-cell/>
        </table:table-row>
        <table:table-row table:style-name="TableRow1160">
          <table:table-cell table:style-name="TableCell1161" table:number-columns-spanned="2">
            <text:p text:style-name="P1162">Descrizione Progetto:</text:p>
          </table:table-cell>
          <table:covered-table-cell/>
        </table:table-row>
        <table:table-row table:style-name="TableRow1163">
          <table:table-cell table:style-name="TableCell1164" table:number-columns-spanned="2">
            <text:p text:style-name="P1165">Value Proposition:</text:p>
          </table:table-cell>
          <table:covered-table-cell/>
        </table:table-row>
        <table:table-row table:style-name="TableRow1166">
          <table:table-cell table:style-name="TableCell1167" table:number-columns-spanned="2">
            <text:p text:style-name="P1168">Customer Segments:</text:p>
          </table:table-cell>
          <table:covered-table-cell/>
        </table:table-row>
        <table:table-row table:style-name="TableRow1169">
          <table:table-cell table:style-name="TableCell1170" table:number-columns-spanned="2">
            <text:p text:style-name="P1171">Punti di Forza:</text:p>
          </table:table-cell>
          <table:covered-table-cell/>
        </table:table-row>
        <table:table-row table:style-name="TableRow1172">
          <table:table-cell table:style-name="TableCell1173" table:number-columns-spanned="2">
            <text:p text:style-name="P1174">Punti di Debolezza:</text:p>
          </table:table-cell>
          <table:covered-table-cell/>
        </table:table-row>
        <table:table-row table:style-name="TableRow1175">
          <table:table-cell table:style-name="TableCell1176" table:number-columns-spanned="2">
            <text:p text:style-name="P1177">Canali Utilizzati:</text:p>
          </table:table-cell>
          <table:covered-table-cell/>
        </table:table-row>
        <table:table-row table:style-name="TableRow1178">
          <table:table-cell table:style-name="TableCell1179" table:number-columns-spanned="2">
            <text:p text:style-name="P1180">Note</text:p>
          </table:table-cell>
          <table:covered-table-cell/>
        </table:table-row>
        <table:table-row table:style-name="TableRow1181">
          <table:table-cell table:style-name="TableCell1182" table:number-columns-spanned="2">
            <text:p text:style-name="P1183">Business Model</text:p>
          </table:table-cell>
          <table:covered-table-cell/>
        </table:table-row>
      </table:table>
      <text:soft-page-break/>
      <text:h text:style-name="Titolo2" text:outline-level="2">COMPETITOR n. 26</text:h>
      <table:table table:style-name="Table1184">
        <table:table-columns>
          <table:table-column table:style-name="TableColumn1185"/>
          <table:table-column table:style-name="TableColumn1186"/>
        </table:table-columns>
        <table:table-row table:style-name="TableRow1187">
          <table:table-cell table:style-name="TableCell1188">
            <text:p text:style-name="P1189">Nome Progetto:</text:p>
          </table:table-cell>
          <table:table-cell table:style-name="TableCell1190">
            <text:p text:style-name="P1191">Anno Pubblicazione</text:p>
          </table:table-cell>
        </table:table-row>
        <table:table-row table:style-name="TableRow1192">
          <table:table-cell table:style-name="TableCell1193">
            <text:p text:style-name="P1194">Nome Competitor:</text:p>
          </table:table-cell>
          <table:table-cell table:style-name="TableCell1195">
            <text:p text:style-name="P1196">Dimensione Competitor</text:p>
          </table:table-cell>
        </table:table-row>
        <table:table-row table:style-name="TableRow1197">
          <table:table-cell table:style-name="TableCell1198" table:number-columns-spanned="2">
            <text:p text:style-name="P1199">Struttura Aziendale/Societaria:</text:p>
          </table:table-cell>
          <table:covered-table-cell/>
        </table:table-row>
        <table:table-row table:style-name="TableRow1200">
          <table:table-cell table:style-name="TableCell1201" table:number-columns-spanned="2">
            <text:p text:style-name="P1202">Descrizione Progetto:</text:p>
          </table:table-cell>
          <table:covered-table-cell/>
        </table:table-row>
        <table:table-row table:style-name="TableRow1203">
          <table:table-cell table:style-name="TableCell1204" table:number-columns-spanned="2">
            <text:p text:style-name="P1205">Value Proposition:</text:p>
          </table:table-cell>
          <table:covered-table-cell/>
        </table:table-row>
        <table:table-row table:style-name="TableRow1206">
          <table:table-cell table:style-name="TableCell1207" table:number-columns-spanned="2">
            <text:p text:style-name="P1208">Customer Segments:</text:p>
          </table:table-cell>
          <table:covered-table-cell/>
        </table:table-row>
        <table:table-row table:style-name="TableRow1209">
          <table:table-cell table:style-name="TableCell1210" table:number-columns-spanned="2">
            <text:p text:style-name="P1211">Punti di Forza:</text:p>
          </table:table-cell>
          <table:covered-table-cell/>
        </table:table-row>
        <table:table-row table:style-name="TableRow1212">
          <table:table-cell table:style-name="TableCell1213" table:number-columns-spanned="2">
            <text:p text:style-name="P1214">Punti di Debolezza:</text:p>
          </table:table-cell>
          <table:covered-table-cell/>
        </table:table-row>
        <table:table-row table:style-name="TableRow1215">
          <table:table-cell table:style-name="TableCell1216" table:number-columns-spanned="2">
            <text:p text:style-name="P1217">Canali Utilizzati:</text:p>
          </table:table-cell>
          <table:covered-table-cell/>
        </table:table-row>
        <table:table-row table:style-name="TableRow1218">
          <table:table-cell table:style-name="TableCell1219" table:number-columns-spanned="2">
            <text:p text:style-name="P1220">Note</text:p>
          </table:table-cell>
          <table:covered-table-cell/>
        </table:table-row>
        <table:table-row table:style-name="TableRow1221">
          <table:table-cell table:style-name="TableCell1222" table:number-columns-spanned="2">
            <text:p text:style-name="P1223">Business Model</text:p>
          </table:table-cell>
          <table:covered-table-cell/>
        </table:table-row>
      </table:table>
      <text:soft-page-break/>
      <text:h text:style-name="P1224" text:outline-level="2">COMPETITOR n. 27</text:h>
      <table:table table:style-name="Table1225">
        <table:table-columns>
          <table:table-column table:style-name="TableColumn1226"/>
          <table:table-column table:style-name="TableColumn1227"/>
        </table:table-columns>
        <table:table-row table:style-name="TableRow1228">
          <table:table-cell table:style-name="TableCell1229">
            <text:p text:style-name="P1230">Nome Progetto:</text:p>
          </table:table-cell>
          <table:table-cell table:style-name="TableCell1231">
            <text:p text:style-name="P1232">Anno Pubblicazione</text:p>
          </table:table-cell>
        </table:table-row>
        <table:table-row table:style-name="TableRow1233">
          <table:table-cell table:style-name="TableCell1234">
            <text:p text:style-name="P1235">Nome Competitor:</text:p>
          </table:table-cell>
          <table:table-cell table:style-name="TableCell1236">
            <text:p text:style-name="P1237">Dimensione Competitor</text:p>
          </table:table-cell>
        </table:table-row>
        <table:table-row table:style-name="TableRow1238">
          <table:table-cell table:style-name="TableCell1239" table:number-columns-spanned="2">
            <text:p text:style-name="P1240">Struttura Aziendale/Societaria:</text:p>
          </table:table-cell>
          <table:covered-table-cell/>
        </table:table-row>
        <table:table-row table:style-name="TableRow1241">
          <table:table-cell table:style-name="TableCell1242" table:number-columns-spanned="2">
            <text:p text:style-name="P1243">Descrizione Progetto:</text:p>
          </table:table-cell>
          <table:covered-table-cell/>
        </table:table-row>
        <table:table-row table:style-name="TableRow1244">
          <table:table-cell table:style-name="TableCell1245" table:number-columns-spanned="2">
            <text:p text:style-name="P1246">Value Proposition:</text:p>
          </table:table-cell>
          <table:covered-table-cell/>
        </table:table-row>
        <table:table-row table:style-name="TableRow1247">
          <table:table-cell table:style-name="TableCell1248" table:number-columns-spanned="2">
            <text:p text:style-name="P1249">Customer Segments:</text:p>
          </table:table-cell>
          <table:covered-table-cell/>
        </table:table-row>
        <table:table-row table:style-name="TableRow1250">
          <table:table-cell table:style-name="TableCell1251" table:number-columns-spanned="2">
            <text:p text:style-name="P1252">Punti di Forza:</text:p>
          </table:table-cell>
          <table:covered-table-cell/>
        </table:table-row>
        <table:table-row table:style-name="TableRow1253">
          <table:table-cell table:style-name="TableCell1254" table:number-columns-spanned="2">
            <text:p text:style-name="P1255">Punti di Debolezza:</text:p>
          </table:table-cell>
          <table:covered-table-cell/>
        </table:table-row>
        <table:table-row table:style-name="TableRow1256">
          <table:table-cell table:style-name="TableCell1257" table:number-columns-spanned="2">
            <text:p text:style-name="P1258">Canali Utilizzati:</text:p>
          </table:table-cell>
          <table:covered-table-cell/>
        </table:table-row>
        <table:table-row table:style-name="TableRow1259">
          <table:table-cell table:style-name="TableCell1260" table:number-columns-spanned="2">
            <text:p text:style-name="P1261">Note</text:p>
          </table:table-cell>
          <table:covered-table-cell/>
        </table:table-row>
        <table:table-row table:style-name="TableRow1262">
          <table:table-cell table:style-name="TableCell1263" table:number-columns-spanned="2">
            <text:p text:style-name="P1264">Business Model</text:p>
          </table:table-cell>
          <table:covered-table-cell/>
        </table:table-row>
      </table:table>
      <text:soft-page-break/>
      <text:h text:style-name="P1265" text:outline-level="2">COMPETITOR n. 28</text:h>
      <table:table table:style-name="Table1266">
        <table:table-columns>
          <table:table-column table:style-name="TableColumn1267"/>
          <table:table-column table:style-name="TableColumn1268"/>
        </table:table-columns>
        <table:table-row table:style-name="TableRow1269">
          <table:table-cell table:style-name="TableCell1270">
            <text:p text:style-name="P1271">Nome Progetto:</text:p>
          </table:table-cell>
          <table:table-cell table:style-name="TableCell1272">
            <text:p text:style-name="P1273">Anno Pubblicazione</text:p>
          </table:table-cell>
        </table:table-row>
        <table:table-row table:style-name="TableRow1274">
          <table:table-cell table:style-name="TableCell1275">
            <text:p text:style-name="P1276">Nome Competitor:</text:p>
          </table:table-cell>
          <table:table-cell table:style-name="TableCell1277">
            <text:p text:style-name="P1278">Dimensione Competitor</text:p>
          </table:table-cell>
        </table:table-row>
        <table:table-row table:style-name="TableRow1279">
          <table:table-cell table:style-name="TableCell1280" table:number-columns-spanned="2">
            <text:p text:style-name="P1281">Struttura Aziendale/Societaria:</text:p>
          </table:table-cell>
          <table:covered-table-cell/>
        </table:table-row>
        <table:table-row table:style-name="TableRow1282">
          <table:table-cell table:style-name="TableCell1283" table:number-columns-spanned="2">
            <text:p text:style-name="P1284">Descrizione Progetto:</text:p>
          </table:table-cell>
          <table:covered-table-cell/>
        </table:table-row>
        <table:table-row table:style-name="TableRow1285">
          <table:table-cell table:style-name="TableCell1286" table:number-columns-spanned="2">
            <text:p text:style-name="P1287">Value Proposition:</text:p>
          </table:table-cell>
          <table:covered-table-cell/>
        </table:table-row>
        <table:table-row table:style-name="TableRow1288">
          <table:table-cell table:style-name="TableCell1289" table:number-columns-spanned="2">
            <text:p text:style-name="P1290">Customer Segments:</text:p>
          </table:table-cell>
          <table:covered-table-cell/>
        </table:table-row>
        <table:table-row table:style-name="TableRow1291">
          <table:table-cell table:style-name="TableCell1292" table:number-columns-spanned="2">
            <text:p text:style-name="P1293">Punti di Forza:</text:p>
          </table:table-cell>
          <table:covered-table-cell/>
        </table:table-row>
        <table:table-row table:style-name="TableRow1294">
          <table:table-cell table:style-name="TableCell1295" table:number-columns-spanned="2">
            <text:p text:style-name="P1296">Punti di Debolezza:</text:p>
          </table:table-cell>
          <table:covered-table-cell/>
        </table:table-row>
        <table:table-row table:style-name="TableRow1297">
          <table:table-cell table:style-name="TableCell1298" table:number-columns-spanned="2">
            <text:p text:style-name="P1299">Canali Utilizzati:</text:p>
          </table:table-cell>
          <table:covered-table-cell/>
        </table:table-row>
        <table:table-row table:style-name="TableRow1300">
          <table:table-cell table:style-name="TableCell1301" table:number-columns-spanned="2">
            <text:p text:style-name="P1302">Note</text:p>
          </table:table-cell>
          <table:covered-table-cell/>
        </table:table-row>
        <table:table-row table:style-name="TableRow1303">
          <table:table-cell table:style-name="TableCell1304" table:number-columns-spanned="2">
            <text:p text:style-name="P1305">Business Model</text:p>
          </table:table-cell>
          <table:covered-table-cell/>
        </table:table-row>
      </table:table>
      <text:soft-page-break/>
      <text:h text:style-name="P1306" text:outline-level="2">COMPETITOR n. 29</text:h>
      <table:table table:style-name="Table1307">
        <table:table-columns>
          <table:table-column table:style-name="TableColumn1308"/>
          <table:table-column table:style-name="TableColumn1309"/>
        </table:table-columns>
        <table:table-row table:style-name="TableRow1310">
          <table:table-cell table:style-name="TableCell1311">
            <text:p text:style-name="P1312">Nome Progetto:</text:p>
          </table:table-cell>
          <table:table-cell table:style-name="TableCell1313">
            <text:p text:style-name="P1314">Anno Pubblicazione</text:p>
          </table:table-cell>
        </table:table-row>
        <table:table-row table:style-name="TableRow1315">
          <table:table-cell table:style-name="TableCell1316">
            <text:p text:style-name="P1317">Nome Competitor:</text:p>
          </table:table-cell>
          <table:table-cell table:style-name="TableCell1318">
            <text:p text:style-name="P1319">Dimensione Competitor</text:p>
          </table:table-cell>
        </table:table-row>
        <table:table-row table:style-name="TableRow1320">
          <table:table-cell table:style-name="TableCell1321" table:number-columns-spanned="2">
            <text:p text:style-name="P1322">Struttura Aziendale/Societaria:</text:p>
          </table:table-cell>
          <table:covered-table-cell/>
        </table:table-row>
        <table:table-row table:style-name="TableRow1323">
          <table:table-cell table:style-name="TableCell1324" table:number-columns-spanned="2">
            <text:p text:style-name="P1325">Descrizione Progetto:</text:p>
          </table:table-cell>
          <table:covered-table-cell/>
        </table:table-row>
        <table:table-row table:style-name="TableRow1326">
          <table:table-cell table:style-name="TableCell1327" table:number-columns-spanned="2">
            <text:p text:style-name="P1328">Value Proposition:</text:p>
          </table:table-cell>
          <table:covered-table-cell/>
        </table:table-row>
        <table:table-row table:style-name="TableRow1329">
          <table:table-cell table:style-name="TableCell1330" table:number-columns-spanned="2">
            <text:p text:style-name="P1331">Customer Segments:</text:p>
          </table:table-cell>
          <table:covered-table-cell/>
        </table:table-row>
        <table:table-row table:style-name="TableRow1332">
          <table:table-cell table:style-name="TableCell1333" table:number-columns-spanned="2">
            <text:p text:style-name="P1334">Punti di Forza:</text:p>
          </table:table-cell>
          <table:covered-table-cell/>
        </table:table-row>
        <table:table-row table:style-name="TableRow1335">
          <table:table-cell table:style-name="TableCell1336" table:number-columns-spanned="2">
            <text:p text:style-name="P1337">Punti di Debolezza:</text:p>
          </table:table-cell>
          <table:covered-table-cell/>
        </table:table-row>
        <table:table-row table:style-name="TableRow1338">
          <table:table-cell table:style-name="TableCell1339" table:number-columns-spanned="2">
            <text:p text:style-name="P1340">Canali Utilizzati:</text:p>
          </table:table-cell>
          <table:covered-table-cell/>
        </table:table-row>
        <table:table-row table:style-name="TableRow1341">
          <table:table-cell table:style-name="TableCell1342" table:number-columns-spanned="2">
            <text:p text:style-name="P1343">Note</text:p>
          </table:table-cell>
          <table:covered-table-cell/>
        </table:table-row>
        <table:table-row table:style-name="TableRow1344">
          <table:table-cell table:style-name="TableCell1345" table:number-columns-spanned="2">
            <text:p text:style-name="P1346">Business Model</text:p>
          </table:table-cell>
          <table:covered-table-cell/>
        </table:table-row>
      </table:table>
      <text:soft-page-break/>
      <text:h text:style-name="P1347" text:outline-level="2">COMPETITOR n. 30</text:h>
      <table:table table:style-name="Table1348">
        <table:table-columns>
          <table:table-column table:style-name="TableColumn1349"/>
          <table:table-column table:style-name="TableColumn1350"/>
        </table:table-columns>
        <table:table-row table:style-name="TableRow1351">
          <table:table-cell table:style-name="TableCell1352">
            <text:p text:style-name="P1353">Nome Progetto:</text:p>
          </table:table-cell>
          <table:table-cell table:style-name="TableCell1354">
            <text:p text:style-name="P1355">Anno Pubblicazione</text:p>
          </table:table-cell>
        </table:table-row>
        <table:table-row table:style-name="TableRow1356">
          <table:table-cell table:style-name="TableCell1357">
            <text:p text:style-name="P1358">Nome Competitor:</text:p>
          </table:table-cell>
          <table:table-cell table:style-name="TableCell1359">
            <text:p text:style-name="P1360">Dimensione Competitor</text:p>
          </table:table-cell>
        </table:table-row>
        <table:table-row table:style-name="TableRow1361">
          <table:table-cell table:style-name="TableCell1362" table:number-columns-spanned="2">
            <text:p text:style-name="P1363">Struttura Aziendale/Societaria:</text:p>
          </table:table-cell>
          <table:covered-table-cell/>
        </table:table-row>
        <table:table-row table:style-name="TableRow1364">
          <table:table-cell table:style-name="TableCell1365" table:number-columns-spanned="2">
            <text:p text:style-name="P1366">Descrizione Progetto:</text:p>
          </table:table-cell>
          <table:covered-table-cell/>
        </table:table-row>
        <table:table-row table:style-name="TableRow1367">
          <table:table-cell table:style-name="TableCell1368" table:number-columns-spanned="2">
            <text:p text:style-name="P1369">Value Proposition:</text:p>
          </table:table-cell>
          <table:covered-table-cell/>
        </table:table-row>
        <table:table-row table:style-name="TableRow1370">
          <table:table-cell table:style-name="TableCell1371" table:number-columns-spanned="2">
            <text:p text:style-name="P1372">Customer Segments:</text:p>
          </table:table-cell>
          <table:covered-table-cell/>
        </table:table-row>
        <table:table-row table:style-name="TableRow1373">
          <table:table-cell table:style-name="TableCell1374" table:number-columns-spanned="2">
            <text:p text:style-name="P1375">Punti di Forza:</text:p>
          </table:table-cell>
          <table:covered-table-cell/>
        </table:table-row>
        <table:table-row table:style-name="TableRow1376">
          <table:table-cell table:style-name="TableCell1377" table:number-columns-spanned="2">
            <text:p text:style-name="P1378">Punti di Debolezza:</text:p>
          </table:table-cell>
          <table:covered-table-cell/>
        </table:table-row>
        <table:table-row table:style-name="TableRow1379">
          <table:table-cell table:style-name="TableCell1380" table:number-columns-spanned="2">
            <text:p text:style-name="P1381">Canali Utilizzati:</text:p>
          </table:table-cell>
          <table:covered-table-cell/>
        </table:table-row>
        <table:table-row table:style-name="TableRow1382">
          <table:table-cell table:style-name="TableCell1383" table:number-columns-spanned="2">
            <text:p text:style-name="P1384">Note</text:p>
          </table:table-cell>
          <table:covered-table-cell/>
        </table:table-row>
        <table:table-row table:style-name="TableRow1385">
          <table:table-cell table:style-name="TableCell1386" table:number-columns-spanned="2">
            <text:p text:style-name="P1387">Business Model</text:p>
          </table:table-cell>
          <table:covered-table-cell/>
        </table:table-row>
      </table:table>
      <text:soft-page-break/>
      <text:h text:style-name="P1388" text:outline-level="2">COMPETITOR n. 31</text:h>
      <table:table table:style-name="Table1389">
        <table:table-columns>
          <table:table-column table:style-name="TableColumn1390"/>
          <table:table-column table:style-name="TableColumn1391"/>
        </table:table-columns>
        <table:table-row table:style-name="TableRow1392">
          <table:table-cell table:style-name="TableCell1393">
            <text:p text:style-name="P1394">Nome Progetto:</text:p>
          </table:table-cell>
          <table:table-cell table:style-name="TableCell1395">
            <text:p text:style-name="P1396">Anno Pubblicazione</text:p>
          </table:table-cell>
        </table:table-row>
        <table:table-row table:style-name="TableRow1397">
          <table:table-cell table:style-name="TableCell1398">
            <text:p text:style-name="P1399">Nome Competitor:</text:p>
          </table:table-cell>
          <table:table-cell table:style-name="TableCell1400">
            <text:p text:style-name="P1401">Dimensione Competitor</text:p>
          </table:table-cell>
        </table:table-row>
        <table:table-row table:style-name="TableRow1402">
          <table:table-cell table:style-name="TableCell1403" table:number-columns-spanned="2">
            <text:p text:style-name="P1404">Struttura Aziendale/Societaria:</text:p>
          </table:table-cell>
          <table:covered-table-cell/>
        </table:table-row>
        <table:table-row table:style-name="TableRow1405">
          <table:table-cell table:style-name="TableCell1406" table:number-columns-spanned="2">
            <text:p text:style-name="P1407">Descrizione Progetto:</text:p>
          </table:table-cell>
          <table:covered-table-cell/>
        </table:table-row>
        <table:table-row table:style-name="TableRow1408">
          <table:table-cell table:style-name="TableCell1409" table:number-columns-spanned="2">
            <text:p text:style-name="P1410">Value Proposition:</text:p>
          </table:table-cell>
          <table:covered-table-cell/>
        </table:table-row>
        <table:table-row table:style-name="TableRow1411">
          <table:table-cell table:style-name="TableCell1412" table:number-columns-spanned="2">
            <text:p text:style-name="P1413">Customer Segments:</text:p>
          </table:table-cell>
          <table:covered-table-cell/>
        </table:table-row>
        <table:table-row table:style-name="TableRow1414">
          <table:table-cell table:style-name="TableCell1415" table:number-columns-spanned="2">
            <text:p text:style-name="P1416">Punti di Forza:</text:p>
          </table:table-cell>
          <table:covered-table-cell/>
        </table:table-row>
        <table:table-row table:style-name="TableRow1417">
          <table:table-cell table:style-name="TableCell1418" table:number-columns-spanned="2">
            <text:p text:style-name="P1419">Punti di Debolezza:</text:p>
          </table:table-cell>
          <table:covered-table-cell/>
        </table:table-row>
        <table:table-row table:style-name="TableRow1420">
          <table:table-cell table:style-name="TableCell1421" table:number-columns-spanned="2">
            <text:p text:style-name="P1422">Canali Utilizzati:</text:p>
          </table:table-cell>
          <table:covered-table-cell/>
        </table:table-row>
        <table:table-row table:style-name="TableRow1423">
          <table:table-cell table:style-name="TableCell1424" table:number-columns-spanned="2">
            <text:p text:style-name="P1425">Note</text:p>
          </table:table-cell>
          <table:covered-table-cell/>
        </table:table-row>
        <table:table-row table:style-name="TableRow1426">
          <table:table-cell table:style-name="TableCell1427" table:number-columns-spanned="2">
            <text:p text:style-name="P1428">Business Model</text:p>
          </table:table-cell>
          <table:covered-table-cell/>
        </table:table-row>
      </table:table>
      <text:soft-page-break/>
      <text:h text:style-name="P1429" text:outline-level="2">COMPETITOR n. 32</text:h>
      <table:table table:style-name="Table1430">
        <table:table-columns>
          <table:table-column table:style-name="TableColumn1431"/>
          <table:table-column table:style-name="TableColumn1432"/>
        </table:table-columns>
        <table:table-row table:style-name="TableRow1433">
          <table:table-cell table:style-name="TableCell1434">
            <text:p text:style-name="P1435">Nome Progetto:</text:p>
          </table:table-cell>
          <table:table-cell table:style-name="TableCell1436">
            <text:p text:style-name="P1437">Anno Pubblicazione</text:p>
          </table:table-cell>
        </table:table-row>
        <table:table-row table:style-name="TableRow1438">
          <table:table-cell table:style-name="TableCell1439">
            <text:p text:style-name="P1440">Nome Competitor:</text:p>
          </table:table-cell>
          <table:table-cell table:style-name="TableCell1441">
            <text:p text:style-name="P1442">Dimensione Competitor</text:p>
          </table:table-cell>
        </table:table-row>
        <table:table-row table:style-name="TableRow1443">
          <table:table-cell table:style-name="TableCell1444" table:number-columns-spanned="2">
            <text:p text:style-name="P1445">Struttura Aziendale/Societaria:</text:p>
          </table:table-cell>
          <table:covered-table-cell/>
        </table:table-row>
        <table:table-row table:style-name="TableRow1446">
          <table:table-cell table:style-name="TableCell1447" table:number-columns-spanned="2">
            <text:p text:style-name="P1448">Descrizione Progetto:</text:p>
          </table:table-cell>
          <table:covered-table-cell/>
        </table:table-row>
        <table:table-row table:style-name="TableRow1449">
          <table:table-cell table:style-name="TableCell1450" table:number-columns-spanned="2">
            <text:p text:style-name="P1451">Value Proposition:</text:p>
          </table:table-cell>
          <table:covered-table-cell/>
        </table:table-row>
        <table:table-row table:style-name="TableRow1452">
          <table:table-cell table:style-name="TableCell1453" table:number-columns-spanned="2">
            <text:p text:style-name="P1454">Customer Segments:</text:p>
          </table:table-cell>
          <table:covered-table-cell/>
        </table:table-row>
        <table:table-row table:style-name="TableRow1455">
          <table:table-cell table:style-name="TableCell1456" table:number-columns-spanned="2">
            <text:p text:style-name="P1457">Punti di Forza:</text:p>
          </table:table-cell>
          <table:covered-table-cell/>
        </table:table-row>
        <table:table-row table:style-name="TableRow1458">
          <table:table-cell table:style-name="TableCell1459" table:number-columns-spanned="2">
            <text:p text:style-name="P1460">Punti di Debolezza:</text:p>
          </table:table-cell>
          <table:covered-table-cell/>
        </table:table-row>
        <table:table-row table:style-name="TableRow1461">
          <table:table-cell table:style-name="TableCell1462" table:number-columns-spanned="2">
            <text:p text:style-name="P1463">Canali Utilizzati:</text:p>
          </table:table-cell>
          <table:covered-table-cell/>
        </table:table-row>
        <table:table-row table:style-name="TableRow1464">
          <table:table-cell table:style-name="TableCell1465" table:number-columns-spanned="2">
            <text:p text:style-name="P1466">Note</text:p>
          </table:table-cell>
          <table:covered-table-cell/>
        </table:table-row>
        <table:table-row table:style-name="TableRow1467">
          <table:table-cell table:style-name="TableCell1468" table:number-columns-spanned="2">
            <text:p text:style-name="P1469">Business Model</text:p>
          </table:table-cell>
          <table:covered-table-cell/>
        </table:table-row>
      </table:table>
      <text:soft-page-break/>
      <text:h text:style-name="Titolo2" text:outline-level="2">TECNOLOGIA n. 1</text:h>
      <text:p text:style-name="Standard"/>
      <table:table table:style-name="Table1470">
        <table:table-columns>
          <table:table-column table:style-name="TableColumn1471"/>
          <table:table-column table:style-name="TableColumn1472"/>
          <table:table-column table:style-name="TableColumn1473"/>
        </table:table-columns>
        <table:table-row table:style-name="TableRow1474">
          <table:table-cell table:style-name="TableCell1475">
            <text:p text:style-name="P1476">Nome Tecnologia:</text:p>
            <text:p text:style-name="P1477">Realtà Virtuale</text:p>
          </table:table-cell>
          <table:table-cell table:style-name="TableCell1478" table:number-columns-spanned="2">
            <text:p text:style-name="P1479">Anno Realizzazione</text:p>
          </table:table-cell>
          <table:covered-table-cell/>
        </table:table-row>
        <table:table-row table:style-name="TableRow1480">
          <table:table-cell table:style-name="TableCell1481">
            <text:p text:style-name="P1482">Nome Produttore:</text:p>
          </table:table-cell>
          <table:table-cell table:style-name="TableCell1483" table:number-columns-spanned="2">
            <text:p text:style-name="P1484">Dimensione Competitor</text:p>
          </table:table-cell>
          <table:covered-table-cell/>
        </table:table-row>
        <table:table-row table:style-name="TableRow1485">
          <table:table-cell table:style-name="TableCell1486" table:number-columns-spanned="3">
            <text:p text:style-name="P1487">Descrizione Tecnologia:</text:p>
          </table:table-cell>
          <table:covered-table-cell/>
          <table:covered-table-cell/>
        </table:table-row>
        <table:table-row table:style-name="TableRow1488">
          <table:table-cell table:style-name="TableCell1489" table:number-columns-spanned="2">
            <text:p text:style-name="P1490">Utilità per il Progetto:</text:p>
          </table:table-cell>
          <table:covered-table-cell/>
          <table:table-cell table:style-name="TableCell1491">
            <text:p text:style-name="P1492">Alta <text:s text:c="19"/>Media <text:s text:c="19"/>Bassa</text:p>
          </table:table-cell>
        </table:table-row>
        <table:table-row table:style-name="TableRow1493">
          <table:table-cell table:style-name="TableCell1494" table:number-columns-spanned="3">
            <text:p text:style-name="P1495">Reperibilità sul mercato:</text:p>
          </table:table-cell>
          <table:covered-table-cell/>
          <table:covered-table-cell/>
        </table:table-row>
        <table:table-row table:style-name="TableRow1496">
          <table:table-cell table:style-name="TableCell1497" table:number-columns-spanned="3">
            <text:p text:style-name="P1498">Prezzo:</text:p>
          </table:table-cell>
          <table:covered-table-cell/>
          <table:covered-table-cell/>
        </table:table-row>
        <table:table-row table:style-name="TableRow1499">
          <table:table-cell table:style-name="TableCell1500" table:number-columns-spanned="3">
            <text:p text:style-name="P1501">Note:</text:p>
          </table:table-cell>
          <table:covered-table-cell/>
          <table:covered-table-cell/>
        </table:table-row>
      </table:table>
      <text:p text:style-name="Standard"/>
      <text:soft-page-break/>
      <text:h text:style-name="Titolo2" text:outline-level="2">TECNOLOGIA n. 2</text:h>
      <text:p text:style-name="Standard"/>
      <table:table table:style-name="Table1502">
        <table:table-columns>
          <table:table-column table:style-name="TableColumn1503"/>
          <table:table-column table:style-name="TableColumn1504"/>
          <table:table-column table:style-name="TableColumn1505"/>
        </table:table-columns>
        <table:table-row table:style-name="TableRow1506">
          <table:table-cell table:style-name="TableCell1507">
            <text:p text:style-name="P1508">Nome Tecnologia:</text:p>
            <text:p text:style-name="P1509">Realtà Aumentata</text:p>
          </table:table-cell>
          <table:table-cell table:style-name="TableCell1510" table:number-columns-spanned="2">
            <text:p text:style-name="P1511">Anno Realizzazione</text:p>
          </table:table-cell>
          <table:covered-table-cell/>
        </table:table-row>
        <table:table-row table:style-name="TableRow1512">
          <table:table-cell table:style-name="TableCell1513">
            <text:p text:style-name="P1514">Nome Produttore:</text:p>
          </table:table-cell>
          <table:table-cell table:style-name="TableCell1515" table:number-columns-spanned="2">
            <text:p text:style-name="P1516">Dimensione Competitor</text:p>
          </table:table-cell>
          <table:covered-table-cell/>
        </table:table-row>
        <table:table-row table:style-name="TableRow1517">
          <table:table-cell table:style-name="TableCell1518" table:number-columns-spanned="3">
            <text:p text:style-name="P1519">Descrizione Tecnologia:</text:p>
          </table:table-cell>
          <table:covered-table-cell/>
          <table:covered-table-cell/>
        </table:table-row>
        <table:table-row table:style-name="TableRow1520">
          <table:table-cell table:style-name="TableCell1521" table:number-columns-spanned="2">
            <text:p text:style-name="P1522">Utilità per il Progetto:</text:p>
          </table:table-cell>
          <table:covered-table-cell/>
          <table:table-cell table:style-name="TableCell1523">
            <text:p text:style-name="P1524">Alta <text:s text:c="19"/>Media <text:s text:c="19"/>Bassa</text:p>
          </table:table-cell>
        </table:table-row>
        <table:table-row table:style-name="TableRow1525">
          <table:table-cell table:style-name="TableCell1526" table:number-columns-spanned="3">
            <text:p text:style-name="P1527">Reperibilità sul mercato:</text:p>
          </table:table-cell>
          <table:covered-table-cell/>
          <table:covered-table-cell/>
        </table:table-row>
        <table:table-row table:style-name="TableRow1528">
          <table:table-cell table:style-name="TableCell1529" table:number-columns-spanned="3">
            <text:p text:style-name="P1530">Prezzo:</text:p>
          </table:table-cell>
          <table:covered-table-cell/>
          <table:covered-table-cell/>
        </table:table-row>
        <table:table-row table:style-name="TableRow1531">
          <table:table-cell table:style-name="TableCell1532" table:number-columns-spanned="3">
            <text:p text:style-name="P1533">Note:</text:p>
          </table:table-cell>
          <table:covered-table-cell/>
          <table:covered-table-cell/>
        </table:table-row>
      </table:table>
      <text:p text:style-name="P1534"/>
      <text:soft-page-break/>
      <text:h text:style-name="P1535" text:outline-level="2">TECNOLOGIA n. 3</text:h>
      <text:p text:style-name="Standard"/>
      <table:table table:style-name="Table1536">
        <table:table-columns>
          <table:table-column table:style-name="TableColumn1537"/>
          <table:table-column table:style-name="TableColumn1538"/>
          <table:table-column table:style-name="TableColumn1539"/>
        </table:table-columns>
        <table:table-row table:style-name="TableRow1540">
          <table:table-cell table:style-name="TableCell1541">
            <text:p text:style-name="P1542">Nome Tecnologia:</text:p>
            <text:p text:style-name="P1543">Rendering 3D</text:p>
          </table:table-cell>
          <table:table-cell table:style-name="TableCell1544" table:number-columns-spanned="2">
            <text:p text:style-name="P1545">Anno Realizzazione</text:p>
          </table:table-cell>
          <table:covered-table-cell/>
        </table:table-row>
        <table:table-row table:style-name="TableRow1546">
          <table:table-cell table:style-name="TableCell1547">
            <text:p text:style-name="P1548">Nome Produttore:</text:p>
          </table:table-cell>
          <table:table-cell table:style-name="TableCell1549" table:number-columns-spanned="2">
            <text:p text:style-name="P1550">Dimensione Competitor</text:p>
          </table:table-cell>
          <table:covered-table-cell/>
        </table:table-row>
        <table:table-row table:style-name="TableRow1551">
          <table:table-cell table:style-name="TableCell1552" table:number-columns-spanned="3">
            <text:p text:style-name="P1553">Descrizione Tecnologia:</text:p>
          </table:table-cell>
          <table:covered-table-cell/>
          <table:covered-table-cell/>
        </table:table-row>
        <table:table-row table:style-name="TableRow1554">
          <table:table-cell table:style-name="TableCell1555" table:number-columns-spanned="2">
            <text:p text:style-name="P1556">Utilità per il Progetto:</text:p>
          </table:table-cell>
          <table:covered-table-cell/>
          <table:table-cell table:style-name="TableCell1557">
            <text:p text:style-name="P1558">Alta <text:s text:c="19"/>Media <text:s text:c="19"/>Bassa</text:p>
          </table:table-cell>
        </table:table-row>
        <table:table-row table:style-name="TableRow1559">
          <table:table-cell table:style-name="TableCell1560" table:number-columns-spanned="3">
            <text:p text:style-name="P1561">Reperibilità sul mercato:</text:p>
          </table:table-cell>
          <table:covered-table-cell/>
          <table:covered-table-cell/>
        </table:table-row>
        <table:table-row table:style-name="TableRow1562">
          <table:table-cell table:style-name="TableCell1563" table:number-columns-spanned="3">
            <text:p text:style-name="P1564">Prezzo:</text:p>
          </table:table-cell>
          <table:covered-table-cell/>
          <table:covered-table-cell/>
        </table:table-row>
        <table:table-row table:style-name="TableRow1565">
          <table:table-cell table:style-name="TableCell1566" table:number-columns-spanned="3">
            <text:p text:style-name="P1567">Note:</text:p>
          </table:table-cell>
          <table:covered-table-cell/>
          <table:covered-table-cell/>
        </table:table-row>
      </table:table>
      <text:p text:style-name="P1568"/>
      <text:soft-page-break/>
      <text:h text:style-name="P1569" text:outline-level="2">Posizionamento</text:h>
      <text:p text:style-name="Standard">Definire gli assi poi posizionare i competi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70"/>
      <text:soft-page-break/>
      <text:h text:style-name="P1571" text:outline-level="2">Trend</text:h>
      <table:table table:style-name="Table1572">
        <table:table-columns>
          <table:table-column table:style-name="TableColumn1573"/>
        </table:table-columns>
        <table:table-row table:style-name="TableRow1574">
          <table:table-cell table:style-name="TableCell1575">
            <text:p text:style-name="P1576">A breve termine:</text:p>
          </table:table-cell>
        </table:table-row>
        <table:table-row table:style-name="TableRow1577">
          <table:table-cell table:style-name="TableCell1578">
            <text:p text:style-name="P1579"/>
          </table:table-cell>
        </table:table-row>
        <table:table-row table:style-name="TableRow1580">
          <table:table-cell table:style-name="TableCell1581">
            <text:p text:style-name="P1582"/>
          </table:table-cell>
        </table:table-row>
        <table:table-row table:style-name="TableRow1583">
          <table:table-cell table:style-name="TableCell1584">
            <text:p text:style-name="P1585"/>
          </table:table-cell>
        </table:table-row>
        <table:table-row table:style-name="TableRow1586">
          <table:table-cell table:style-name="TableCell1587">
            <text:p text:style-name="P1588"/>
          </table:table-cell>
        </table:table-row>
        <table:table-row table:style-name="TableRow1589">
          <table:table-cell table:style-name="TableCell1590">
            <text:p text:style-name="P1591"/>
          </table:table-cell>
        </table:table-row>
        <table:table-row table:style-name="TableRow1592">
          <table:table-cell table:style-name="TableCell1593">
            <text:p text:style-name="P1594"/>
          </table:table-cell>
        </table:table-row>
        <table:table-row table:style-name="TableRow1595">
          <table:table-cell table:style-name="TableCell1596">
            <text:p text:style-name="P1597"/>
          </table:table-cell>
        </table:table-row>
        <table:table-row table:style-name="TableRow1598">
          <table:table-cell table:style-name="TableCell1599">
            <text:p text:style-name="P1600"/>
          </table:table-cell>
        </table:table-row>
        <table:table-row table:style-name="TableRow1601">
          <table:table-cell table:style-name="TableCell1602">
            <text:p text:style-name="P1603"/>
          </table:table-cell>
        </table:table-row>
        <table:table-row table:style-name="TableRow1604">
          <table:table-cell table:style-name="TableCell1605">
            <text:p text:style-name="P1606"/>
          </table:table-cell>
        </table:table-row>
        <table:table-row table:style-name="TableRow1607">
          <table:table-cell table:style-name="TableCell1608">
            <text:p text:style-name="P1609"/>
          </table:table-cell>
        </table:table-row>
        <table:table-row table:style-name="TableRow1610">
          <table:table-cell table:style-name="TableCell1611">
            <text:p text:style-name="P1612"/>
          </table:table-cell>
        </table:table-row>
      </table:table>
      <text:p text:style-name="Standard"/>
      <table:table table:style-name="Table1613">
        <table:table-columns>
          <table:table-column table:style-name="TableColumn1614"/>
        </table:table-columns>
        <table:table-row table:style-name="TableRow1615">
          <table:table-cell table:style-name="TableCell1616">
            <text:p text:style-name="P1617">A medio termine:</text:p>
          </table:table-cell>
        </table:table-row>
        <table:table-row table:style-name="TableRow1618">
          <table:table-cell table:style-name="TableCell1619">
            <text:p text:style-name="P1620"/>
          </table:table-cell>
        </table:table-row>
        <table:table-row table:style-name="TableRow1621">
          <table:table-cell table:style-name="TableCell1622">
            <text:p text:style-name="P1623"/>
          </table:table-cell>
        </table:table-row>
        <table:table-row table:style-name="TableRow1624">
          <table:table-cell table:style-name="TableCell1625">
            <text:p text:style-name="P1626"/>
          </table:table-cell>
        </table:table-row>
        <table:table-row table:style-name="TableRow1627">
          <table:table-cell table:style-name="TableCell1628">
            <text:p text:style-name="P1629"/>
          </table:table-cell>
        </table:table-row>
        <table:table-row table:style-name="TableRow1630">
          <table:table-cell table:style-name="TableCell1631">
            <text:p text:style-name="P1632"/>
          </table:table-cell>
        </table:table-row>
        <table:table-row table:style-name="TableRow1633">
          <table:table-cell table:style-name="TableCell1634">
            <text:p text:style-name="P1635"/>
          </table:table-cell>
        </table:table-row>
        <table:table-row table:style-name="TableRow1636">
          <table:table-cell table:style-name="TableCell1637">
            <text:p text:style-name="P1638"/>
          </table:table-cell>
        </table:table-row>
        <table:table-row table:style-name="TableRow1639">
          <table:table-cell table:style-name="TableCell1640">
            <text:p text:style-name="P1641"/>
          </table:table-cell>
        </table:table-row>
        <table:table-row table:style-name="TableRow1642">
          <table:table-cell table:style-name="TableCell1643">
            <text:p text:style-name="P1644"/>
          </table:table-cell>
        </table:table-row>
        <table:table-row table:style-name="TableRow1645">
          <table:table-cell table:style-name="TableCell1646">
            <text:p text:style-name="P1647"/>
          </table:table-cell>
        </table:table-row>
        <table:table-row table:style-name="TableRow1648">
          <table:table-cell table:style-name="TableCell1649">
            <text:p text:style-name="P1650"/>
          </table:table-cell>
        </table:table-row>
        <table:table-row table:style-name="TableRow1651">
          <table:table-cell table:style-name="TableCell1652">
            <text:p text:style-name="P1653"/>
          </table:table-cell>
        </table:table-row>
      </table:table>
      <text:h text:style-name="Titolo2" text:outline-level="2"/>
      <text:p text:style-name="Standard"/>
      <text:h text:style-name="Titolo1" text:outline-level="1">Conclusione sulla scelta del Tema</text:h>
      <table:table table:style-name="Table1654">
        <table:table-columns>
          <table:table-column table:style-name="TableColumn1655"/>
        </table:table-columns>
        <table:table-row table:style-name="TableRow1656">
          <table:table-cell table:style-name="TableCell1657">
            <text:p text:style-name="P1658"/>
          </table:table-cell>
        </table:table-row>
        <table:table-row table:style-name="TableRow1659">
          <table:table-cell table:style-name="TableCell1660">
            <text:p text:style-name="P1661"/>
          </table:table-cell>
        </table:table-row>
        <table:table-row table:style-name="TableRow1662">
          <table:table-cell table:style-name="TableCell1663">
            <text:p text:style-name="P1664"/>
          </table:table-cell>
        </table:table-row>
        <table:table-row table:style-name="TableRow1665">
          <table:table-cell table:style-name="TableCell1666">
            <text:p text:style-name="P1667"/>
          </table:table-cell>
        </table:table-row>
        <table:table-row table:style-name="TableRow1668">
          <table:table-cell table:style-name="TableCell1669">
            <text:p text:style-name="P1670"/>
          </table:table-cell>
        </table:table-row>
        <table:table-row table:style-name="TableRow1671">
          <table:table-cell table:style-name="TableCell1672">
            <text:p text:style-name="P1673"/>
          </table:table-cell>
        </table:table-row>
        <table:table-row table:style-name="TableRow1674">
          <table:table-cell table:style-name="TableCell1675">
            <text:p text:style-name="P1676"/>
          </table:table-cell>
        </table:table-row>
        <table:table-row table:style-name="TableRow1677">
          <table:table-cell table:style-name="TableCell1678">
            <text:p text:style-name="P1679"/>
          </table:table-cell>
        </table:table-row>
        <table:table-row table:style-name="TableRow1680">
          <table:table-cell table:style-name="TableCell1681">
            <text:p text:style-name="P1682"/>
          </table:table-cell>
        </table:table-row>
        <table:table-row table:style-name="TableRow1683">
          <table:table-cell table:style-name="TableCell1684">
            <text:p text:style-name="P1685"/>
          </table:table-cell>
        </table:table-row>
        <table:table-row table:style-name="TableRow1686">
          <table:table-cell table:style-name="TableCell1687">
            <text:p text:style-name="P1688"/>
          </table:table-cell>
        </table:table-row>
        <table:table-row table:style-name="TableRow1689">
          <table:table-cell table:style-name="TableCell1690">
            <text:p text:style-name="P1691"/>
          </table:table-cell>
        </table:table-row>
        <table:table-row table:style-name="TableRow1692">
          <table:table-cell table:style-name="TableCell1693">
            <text:p text:style-name="P1694"/>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695">Idea <text:s/>n. <text:s/>1 <text:s text:c="3"/></text:p>
      <text:p text:style-name="P1696"><text:span text:style-name="T1697">Descrizione:</text:span><text:span text:style-name="T1698"><text:s text:c="2"/></text:span><text:span text:style-name="T1699">Applicazione che ti assiste durante lo shopping online</text:span></text:p>
      <text:p text:style-name="P1700">Avere la possibilità di provare i vestiti su di sé oppure su un manichino con le proprie misure.</text:p>
      <text:p text:style-name="P1701">Grazie a degli occhiali di realtà aumentata, l’utente può visualizzare i vestiti direttamente su di sé (allo specchio).</text:p>
      <text:p text:style-name="P1702">I vestiti in catalogo vengono ricercati da più negozi (dai quali poi si potranno acquistare direttamente dal loro sito).</text:p>
      <text:p text:style-name="P1703">Inoltre l’applicazione offre assistenza per la scelta dei vestiti, proponendo in base ad uno stile, un tipo di evento, grazie ad un commesso virtuale.</text:p>
      <text:p text:style-name="P1704">Possibilità inoltre di salvare gli outfit preferiti e condivisione di essi su vari social.</text:p>
      <text:p text:style-name="P1705">La nostra startup crea il software, non gli occhialini di realtà aumentata (che sono già presenti sul mercato, perciò ci affideremo ai partner per integrarli).</text:p>
      <text:p text:style-name="P1706">L’applicazione può essere usata con AR, o anche senza (quindi con il manichino).</text:p>
      <text:p text:style-name="P1707"/>
      <text:p text:style-name="P1708"/>
      <text:p text:style-name="P1709">Idea <text:s/>n. 2 <text:s text:c="7"/></text:p>
      <text:p text:style-name="P1710">Descrizione:<text:s/>Ambiente virtuale dove progettare l’arredamento della propria casa</text:p>
      <text:p text:style-name="P1711">Visualizzazione dei mobili direttamente nella propria stanza, direttamente sullo schermo del proprio smartphone grazie alla realtà aumentata.</text:p>
      <text:p text:style-name="P1712">Oppure catturare la piantina della stanza grazie alla fotocamera a 360°, in modo da arredarla in seguito comodamente dal pc, o comunque non trovandosi sul luogo.</text:p>
      <text:p text:style-name="P1713">Per completezza e precisione, possibilità di inserire a mano le misure della stanza.</text:p>
      <text:p text:style-name="P1714">Personalizzazione dei colori dominanti della stanza e dello stile, in modo da avere consigli ed arredamenti automatici.</text:p>
      <text:p text:style-name="P1715">I mobili sono presi dal catalogo di diversi negozi.</text:p>
      <text:p text:style-name="P1716"/>
      <text:p text:style-name="P1717"/>
      <text:p text:style-name="P1718">Idea <text:s/>n. 3 <text:s text:c="4"/></text:p>
      <text:p text:style-name="P1719">Descrizione: <text:s/>Armatura sensoriale per maggiore coinvolgimento nei videogiochi</text:p>
      <text:p text:style-name="P1720">Armatura che si propone di portare ad un nuovo livello il videogiocatore. Permette di vivere il gioco in prima persona a 360 gradi.</text:p>
      <text:p text:style-name="P1721">Integrazione opzionale oppure no con visori di realtà virtuale (di altre aziende partner).</text:p>
      <text:p text:style-name="P1722">Questa armatura funge sia da recettore (quindi invia al giocatore elettrostimolazioni, sensazioni caldo/freddo, ecc), sia da controller (quindi ha sensori di movimento che fungono da controller per i movimenti del personaggio).</text:p>
      <text:p text:style-name="P1723">Personalizzazione dell’armatura con i gadget che si preferiscono (quindi variazione del prezzo in base alle scelte).</text:p>
      <text:p text:style-name="P1724"/>
      <text:p text:style-name="P1725"/>
      <text:p text:style-name="P1726">Idea <text:s/>n. 4 <text:s text:c="9"/></text:p>
      <text:p text:style-name="P1727">Descrizione: Poltrona sensoriale per una visione puù immersiva dei film</text:p>
      <text:p text:style-name="P1728">Creazione di una poltrona/armatura sensoriale per la visione dei film targetizzata ad utenti di età compresa tra i 14 e 30. E’ caratterizzata dalla presenza di attuatori, riscaldamento ad induzione e raffreddamento a liquido, occhiali 3d per film 3d, armatura fronte e retro + sedia (inizialmente scollegate). Si collega il retro dell’armatura alla sedia, ci si siede e si attacca la parte frontale dell’armatura con il retro, sedia e armatura successivamente si sincronizzano per produrre gli effetti desiderati.</text:p>
      <text:p text:style-name="P1729">Inoltre la sedia si muove e spruzza acqua nebulizzata.</text:p>
      <text:p text:style-name="P1730"/>
      <text:p text:style-name="P1731"/>
      <text:p text:style-name="P1732">Idea <text:s/>n. 5</text:p>
      <text:p text:style-name="P1733">Descrizione: Realtà virtuale per esercizi cardio</text:p>
      <text:p text:style-name="P1734">Visore VR per esercizi cardio: tapis-roulant o cyclette con visore virtuale extra da richiedere in palestra con musica integrata (per i suoni ambientali o per riprodurre la play list preferita), avatar di incoraggiamento che corre con te (coach virtuale), gratificazione al traguardo raggiunto (attraverso complimenti), acquisto di punti per i chilometri percorsi durante l’allenamento.</text:p>
      <text:p text:style-name="P1735"/>
      <text:p text:style-name="P1736"/>
      <text:p text:style-name="P1737">Idea n. 6 <text:s text:c="11"/></text:p>
      <text:p text:style-name="P1738">Descrizione: Tutor virtuale per la formazione dei nuovi assunti</text:p>
      <text:p text:style-name="P1739"/>
      <text:p text:style-name="P1740"/>
      <text:p text:style-name="P1741">Idea <text:s/>n. 7 <text:s text:c="10"/></text:p>
      <text:p text:style-name="P1742">Descrizione: Assistente virtuale per aiuto compiti per casa</text:p>
      <text:p text:style-name="P1743">Assistente virtuale per l’aiuto nei compiti a casa dei bambini con Gamification (stelline, caramelle, complimenti…).</text:p>
      <text:p text:style-name="P1744">E’ utile per le insegnanti per capire l’andamento della classe in base alla qualità delle spiegazioni e per spronare i bambini pigri delle scuole elementari a svolgere i compiti. L’assistente virtuale dovrà correggere i compiti non appena il bambino avrà terminato la scheda, mostrando il punteggio e la correzione delle risposte errate.</text:p>
      <text:p text:style-name="P1745"/>
      <text:p text:style-name="P1746"/>
      <text:p text:style-name="P1747">Idea n. 8 <text:s text:c="12"/></text:p>
      <text:p text:style-name="P1748"><text:span text:style-name="T1749">Descrizione: Realtà virtuale per anteprime mostre</text:span></text:p>
      <text:p text:style-name="P1750">Visori di realtà aumentata per<text:s/>la visualizzazione di musei virtuali a casa per vedere virtualmente un’anteprima del museo a favore della sua pubblicizzazione.</text:p>
      <text:p text:style-name="P1751"/>
      <text:p text:style-name="P1752"/>
      <text:p text:style-name="P1753">Idea n. 9 <text:s text:c="9"/></text:p>
      <text:p text:style-name="P1754">Descrizione: Realtà aumentata per visite ai musei</text:p>
      <text:p text:style-name="P1755">Integrazioni tramite realtà aumentata per la visualizzazione del museo presso i<text:s/>musei stessi fornendo maggiori informazioni sulle opere che si sta osservando, approfondendo l’esperienza legata alla visita rendendola più interessante e divertente.</text:p>
      <text:p text:style-name="P1756"/>
      <text:p text:style-name="P1757"/>
      <text:p text:style-name="P1758">Idea n. 10 <text:s text:c="6"/></text:p>
      <text:p text:style-name="P1759">Descrizione: Ambiente virtuale anti-stress con distruzione di oggetti</text:p>
      <text:p text:style-name="P1760">Ambiente in realtà virtuale con elementi distruttibili (anti-stress)</text:p>
      <text:p text:style-name="P1761">(es: le piazze principali di Padova come prato della valle, oppure musei, aule di scuola, stanze a tema). L’utente avrà la possibilità di selezionare le componenti che vuole distruggere ed i luoghi in cui poterlo fare. Possibilità di personalizzare gli spazi prendendo le foto originali e visualizzandole a 360°.</text:p>
      <text:p text:style-name="P1762"/>
      <text:h text:style-name="Titolo1" text:outline-level="1"/>
      <text:h text:style-name="Titolo1" text:outline-level="1">Selezione</text:h>
      <text:p text:style-name="Standard">Eseguite una sessione Kill&amp;Thrill sulle varie idee e scegliete le 2, 3 o 4 idee migliori.</text:p>
      <text:p text:style-name="Standard">Sulla base: dell’originalità, della fattibilità, della passione che vi suscitano.</text:p>
      <text:soft-page-break/>
      <text:p text:style-name="P1763"><text:span text:style-name="T1764">Idea n°1:<text:s/></text:span></text:p>
      <text:p text:style-name="P1765"><text:span text:style-name="T1766">Thrill</text:span><text:span text:style-name="T1767">: 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1768"><text:span text:style-name="T1769">Negativi</text:span><text:span text:style-name="T1770">: 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1771"/>
      <text:p text:style-name="P1772"><text:span text:style-name="T1773">Idea n°2:</text:span></text:p>
      <text:p text:style-name="P1774"><text:span text:style-name="T1775">Thrill</text:span><text:span text:style-name="T1776">: 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1777"><text:span text:style-name="T1778">Kill</text:span><text:span text:style-name="T1779">: Competitor Ikea, il dover conoscere tutte le misure dell’appartamento, insicurezza dovuta all’assenza del negozio fisico, difficoltà di adesione da parte dei negozi.</text:span></text:p>
      <text:p text:style-name="P1780"/>
      <text:p text:style-name="P1781"><text:span text:style-name="T1782">Idea n°3:</text:span></text:p>
      <text:p text:style-name="P1783"><text:span text:style-name="T1784">Thrill</text:span><text:span text:style-name="T1785">: possibilità di provare sensazioni più profonde, nuova concezione del proprio corpo, vasto pubblico (soprattutto nerd), innovativo.</text:span></text:p>
      <text:p text:style-name="P1786"><text:span text:style-name="T1787">Kill</text:span><text:span text:style-name="T1788">: problemi nel lavaggio, distogliere le persone dalla realtà, difficoltà di implementazione, gestione dei costi (molto elevati sul singolo individuo), non esistono videogiochi che rispecchiano quest’idea, diffidenza da parte dei genitori, molto specifica per il settore dei videogiochi.</text:span></text:p>
      <text:p text:style-name="P1789"/>
      <text:p text:style-name="P1790"><text:span text:style-name="T1791">Idea n°4:</text:span></text:p>
      <text:p text:style-name="P1792"><text:span text:style-name="T1793">Thrill:<text:s/></text:span><text:span text:style-name="T1794">Nuova esperienza di cinema, possibilità di vivere in maniera più profonda il film, maggiore immedesimazione, rilancio del 3D (migliorandolo), implementazione con nuova tecnologia: alta apertura nelle implementazioni (in ambiti diversi), da poter utilizzare a Gardaland.</text:span></text:p>
      <text:p text:style-name="P1795"><text:span text:style-name="T1796">Kill:<text:s/></text:span><text:span text:style-name="T1797">Costo molto elevato, le persone sono poco aperte a queste novità, rischio di fine come il 3d, percezioni spiacevoli sul corpo, esistenza di poltrone 9d, scarsa igiene (sudore).</text:span></text:p>
      <text:p text:style-name="P1798"/>
      <text:p text:style-name="P1799"><text:span text:style-name="T1800">Idea n°5:</text:span></text:p>
      <text:p text:style-name="P1801"><text:span text:style-name="T1802">Thrill</text:span><text:span text:style-name="T1803">: Incentivo per la gente pigra o annoiata a fare sport, cons</text:span><text:span text:style-name="T1804">apevolezza di essere seguiti,<text:s/></text:span><text:span text:style-name="T1805">risparmio sul personale, soddisfazione personale al raggiungimento dei traguardi, utilizzabile anche da casa in presenza di visore (ampliabile come mercato in altri contesti), incentivo ad avanzare in classifica.</text:span></text:p>
      <text:p text:style-name="P1806"><text:span text:style-name="T1807">Kill</text:span><text:span text:style-name="T1808">: Problemi igienici, scoraggiamento se ultimi in classifica, aumento del costo degli abbonamenti, sfiducia per tale novità, difficoltà per la comunicazione visore-attrezzo.</text:span></text:p>
      <text:p text:style-name="P1809"><text:span text:style-name="T1810"><text:s/></text:span><text:span text:style-name="T1811">Idea n°6:</text:span></text:p>
      <text:p text:style-name="P1812"><text:span text:style-name="T1813">Thrill:<text:s/></text:span><text:span text:style-name="T1814">Riduzione del personale per l’istruzione, maggior supporto per l’allievo, riduzione dei costi, possibilità di elaborare moduli aggiuntivi, disponibilità illimitata (a tutti gli orari).</text:span></text:p>
      <text:p text:style-name="P1815"><text:span text:style-name="T1816">Kill:<text:s/></text:span><text:span text:style-name="T181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1818"/>
      <text:p text:style-name="P1819"><text:span text:style-name="T1820">Idea n°7:</text:span></text:p>
      <text:p text:style-name="P1821"><text:span text:style-name="T1822">Thrill:<text:s/></text:span><text:span text:style-name="T1823">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1824"><text:span text:style-name="T1825">Kill:<text:s/></text:span><text:span text:style-name="T1826">Le istituzioni non lo utilizzano, le maestre anziane hanno problemi di usabilità, difficoltà di implementazione, alcuni bambini possono non avere gli strumenti per accedervi, copiare i compiti.</text:span></text:p>
      <text:p text:style-name="P1827"/>
      <text:p text:style-name="P1828"><text:span text:style-name="T1829">Idea n°8:</text:span></text:p>
      <text:p text:style-name="P1830"><text:span text:style-name="T1831">Thrill:<text:s/></text:span><text:span text:style-name="T1832">avere più informazioni riguardo a ciò che si sta guardando, accesso di un pubblico maggiore (anche chi non è istruito), opportunità per i proprietari del museo di presentarlo, attirare persone curiose, aumento degli incassi.<text:s/></text:span></text:p>
      <text:p text:style-name="P1833"><text:span text:style-name="T1834">Kill:<text:s/></text:span><text:span text:style-name="T1835">Non tutti potrebbero riuscire ad utilizzare questa tecnologia, vedere le opere dal vivo è meglio del digitale.</text:span></text:p>
      <text:p text:style-name="P1836"/>
      <text:p text:style-name="P1837"><text:span text:style-name="T1838">Idea n°9:</text:span></text:p>
      <text:p text:style-name="P1839"><text:span text:style-name="T1840">Thrill:</text:span><text:span text:style-name="T1841"><text:s/>maggiore esperienza, migliore alternativa all’audio guida, maggiori informazioni, maggiore interattività, maggiore incasso per i proprietari del museo, divertente per le famiglie con bambini, maggiore affluenza di clienti.</text:span></text:p>
      <text:p text:style-name="P1842"><text:span text:style-name="T1843">Kill:</text:span><text:span text:style-name="T1844"><text:s/>Aumento del costo, i clienti potrebbero non preferirlo a causa del costo, difficoltà nell’usabilità, clientela ristretta, personalizzazione dell’implementazione (in base alle opere), esistono già strumenti digitali interattivi per musei</text:span></text:p>
      <text:p text:style-name="P1845"/>
      <text:p text:style-name="P1846"><text:span text:style-name="T1847">Idea n°10:</text:span></text:p>
      <text:p text:style-name="P1848"><text:span text:style-name="T1849">Thrill:<text:s/></text:span><text:span text:style-name="T1850">costi ridotti rispetto le stanze vere, strumento anti-stress, terapeutico, ambiente di allenamento<text:s/></text:span><text:span text:style-name="T1851">per persone molto iraconde, in I</text:span><text:span text:style-name="T1852">talia ancora non esistono, adattamento a qualsiasi ambiente.</text:span></text:p>
      <text:p text:style-name="P1853"><text:span text:style-name="T1854">Kill:<text:s/></text:span><text:span text:style-name="T1855">non si ha la stessa percezione fisica rispetto ad una stanza v</text:span><text:span text:style-name="T1856">era, difficile implementazione per</text:span><text:span text:style-name="T1857"><text:s/>la virtualizzazione degli oggetti, costo elevato per la gestione, mercato scarso.</text:span></text:p>
      <text:p text:style-name="Standard"/>
      <text:h text:style-name="Titolo1" text:outline-level="1">Motivazione</text:h>
      <text:p text:style-name="Standard">Perché avete scelto quelle specifiche idee e scartato le altre?</text:p>
      <text:p text:style-name="P1858">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859">Idea n.1: Crediamo che sia un’esigenza avvertita da parte del mercato sia per la facilità nel vedersi gli abiti addosso che<text:s/>per ricevere consigli sull’outfit da parte del commesso virtuale. Inoltre nonostante l’idea sia già sorta a diversi competitor, non è ancora stata realizzata in modo da soddisfare del tutto i desideri e le esigente della nicchia di clienti che ne usufruirebbero.</text:p>
      <text:soft-page-break/>
      <text:p text:style-name="P1860">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ricca. <text:s/></text:p>
      <text:p text:style-name="P1861">Idea n.3: Questa idea ci appassionava particolarmente, e risultava abbastanza innovativa e rivoluzionaria. La fattibilità legata all’execution è ciò che più<text:s/>ci spaventa, in quanto non sappiamo se esistano le tecnologie necessarie all’effettiva realizzazione di questa<text:s/>né quali sono le implicazioni in ambito medico che comporta.</text:p>
      <text:soft-page-break/>
      <text:h text:style-name="P1862" text:outline-level="1">Bozze di Modello</text:h>
      <text:p text:style-name="Standard">Date un nome a ciascuna delle idee selezionate e sviluppate le prime bozze di Business Model</text:p>
      <text:p text:style-name="Standard">Cercate di completare tutti i settori della cornice che ritenete cruciali. Evidenziate in maniera diversa i percorsi generati da VP o CS differenti.</text:p>
      <text:p text:style-name="Standard">Per ciascun Modello e ciascun blocco chiave cercate di evidenziare le criticità secondo l'analisi SWOT.</text:p>
      <text:p text:style-name="Standard">Copiate il canvas e lo SWOT per ogni idea di cui si voglia sviluppare la bozza di business Model (almeno 2).</text:p>
      <text:p text:style-name="P1863">Idea n°1: Virtual Try On</text:p>
      <text:p text:style-name="P1864">Idea n°2: AR Home Design</text:p>
      <text:p text:style-name="P1865">Idea n°3: Second Skin</text:p>
      <text:p text:style-name="P1866"/>
      <text:p text:style-name="Standard"><draw:frame draw:z-index="0" draw:id="id1" draw:style-name="a1" draw:name="Object4" text:anchor-type="as-char" svg:x="0in" svg:y="0in" svg:width="6.14583in" svg:height="9.91667in" style:rel-width="scale" style:rel-height="scale"><draw:object-ole xlink:href="Object 1" xlink:type="simple" xlink:show="embed" xlink:actuate="onLoad"/><draw:image xlink:href="ObjectReplacements/Object 1" xlink:type="simple" xlink:show="embed" xlink:actuate="onLoad"/><svg:title/><svg:desc/></draw:frame></text:p>
      <table:table table:style-name="Table1867">
        <table:table-columns>
          <table:table-column table:style-name="TableColumn1868"/>
          <table:table-column table:style-name="TableColumn1869"/>
        </table:table-columns>
        <table:table-row table:style-name="TableRow1870">
          <table:table-cell table:style-name="TableCell1871" table:number-columns-spanned="2">
            <text:soft-page-break/>
            <text:p text:style-name="P1872">SWOT Generale dell'Idea:</text:p>
          </table:table-cell>
          <table:covered-table-cell/>
        </table:table-row>
        <table:table-row table:style-name="TableRow1873">
          <table:table-cell table:style-name="TableCell1874">
            <text:p text:style-name="P1875">Punti di Forza</text:p>
          </table:table-cell>
          <table:table-cell table:style-name="TableCell1876">
            <text:p text:style-name="P1877">Punti di Debolezza</text:p>
          </table:table-cell>
        </table:table-row>
        <table:table-row table:style-name="TableRow1878">
          <table:table-cell table:style-name="TableCell1879">
            <text:p text:style-name="P1880">Opportunità</text:p>
          </table:table-cell>
          <table:table-cell table:style-name="TableCell1881">
            <text:p text:style-name="P1882">Minacce</text:p>
          </table:table-cell>
        </table:table-row>
      </table:table>
      <text:p text:style-name="Standard"/>
      <text:p text:style-name="Standard"/>
      <text:p text:style-name="Standard">Punti salienti emersi dallo SWOT dei singoli blocchi:</text:p>
      <text:p text:style-name="Standard"/>
      <table:table table:style-name="Table1883">
        <table:table-columns>
          <table:table-column table:style-name="TableColumn1884"/>
        </table:table-columns>
        <table:table-row table:style-name="TableRow1885">
          <table:table-cell table:style-name="TableCell1886">
            <text:p text:style-name="P1887"/>
          </table:table-cell>
        </table:table-row>
        <table:table-row table:style-name="TableRow1888">
          <table:table-cell table:style-name="TableCell1889">
            <text:p text:style-name="P1890"/>
          </table:table-cell>
        </table:table-row>
        <table:table-row table:style-name="TableRow1891">
          <table:table-cell table:style-name="TableCell1892">
            <text:p text:style-name="P1893"/>
          </table:table-cell>
        </table:table-row>
        <table:table-row table:style-name="TableRow1894">
          <table:table-cell table:style-name="TableCell1895">
            <text:p text:style-name="P1896"/>
          </table:table-cell>
        </table:table-row>
        <table:table-row table:style-name="TableRow1897">
          <table:table-cell table:style-name="TableCell1898">
            <text:p text:style-name="P1899"/>
          </table:table-cell>
        </table:table-row>
        <table:table-row table:style-name="TableRow1900">
          <table:table-cell table:style-name="TableCell1901">
            <text:p text:style-name="P1902"/>
          </table:table-cell>
        </table:table-row>
        <table:table-row table:style-name="TableRow1903">
          <table:table-cell table:style-name="TableCell1904">
            <text:p text:style-name="P1905"/>
          </table:table-cell>
        </table:table-row>
        <table:table-row table:style-name="TableRow1906">
          <table:table-cell table:style-name="TableCell1907">
            <text:p text:style-name="P1908"/>
          </table:table-cell>
        </table:table-row>
        <table:table-row table:style-name="TableRow1909">
          <table:table-cell table:style-name="TableCell1910">
            <text:p text:style-name="P1911"/>
          </table:table-cell>
        </table:table-row>
        <table:table-row table:style-name="TableRow1912">
          <table:table-cell table:style-name="TableCell1913">
            <text:p text:style-name="P1914"/>
          </table:table-cell>
        </table:table-row>
        <table:table-row table:style-name="TableRow1915">
          <table:table-cell table:style-name="TableCell1916">
            <text:p text:style-name="P1917"/>
          </table:table-cell>
        </table:table-row>
        <table:table-row table:style-name="TableRow1918">
          <table:table-cell table:style-name="TableCell1919">
            <text:p text:style-name="P1920"/>
          </table:table-cell>
        </table:table-row>
        <table:table-row table:style-name="TableRow1921">
          <table:table-cell table:style-name="TableCell1922">
            <text:p text:style-name="P1923"/>
          </table:table-cell>
        </table:table-row>
        <table:table-row table:style-name="TableRow1924">
          <table:table-cell table:style-name="TableCell1925">
            <text:p text:style-name="P1926"/>
          </table:table-cell>
        </table:table-row>
        <table:table-row table:style-name="TableRow1927">
          <table:table-cell table:style-name="TableCell1928">
            <text:p text:style-name="P1929"/>
          </table:table-cell>
        </table:table-row>
      </table:table>
      <text:soft-page-break/>
      <text:h text:style-name="Titolo1" text:outline-level="1">Business Model Definitivo</text:h>
      <text:p text:style-name="Standard">Sulla base dei risultati dello SWOT sulle bozze di modelli selezionate l'Idea Definitiva.</text:p>
      <text:p text:style-name="Standard"/>
      <table:table table:style-name="Table1930">
        <table:table-columns>
          <table:table-column table:style-name="TableColumn1931"/>
        </table:table-columns>
        <table:table-row table:style-name="TableRow1932">
          <table:table-cell table:style-name="TableCell1933">
            <text:p text:style-name="P1934">Nome:</text:p>
          </table:table-cell>
        </table:table-row>
        <table:table-row table:style-name="TableRow1935">
          <table:table-cell table:style-name="TableCell1936">
            <text:p text:style-name="P1937"/>
            <text:p text:style-name="P1938">Descrizione:</text:p>
          </table:table-cell>
        </table:table-row>
        <table:table-row table:style-name="TableRow1939">
          <table:table-cell table:style-name="TableCell1940">
            <text:p text:style-name="P1941"/>
          </table:table-cell>
        </table:table-row>
        <table:table-row table:style-name="TableRow1942">
          <table:table-cell table:style-name="TableCell1943">
            <text:p text:style-name="P1944"/>
          </table:table-cell>
        </table:table-row>
        <table:table-row table:style-name="TableRow1945">
          <table:table-cell table:style-name="TableCell1946">
            <text:p text:style-name="P1947"/>
          </table:table-cell>
        </table:table-row>
        <table:table-row table:style-name="TableRow1948">
          <table:table-cell table:style-name="TableCell1949">
            <text:p text:style-name="P1950"/>
          </table:table-cell>
        </table:table-row>
        <table:table-row table:style-name="TableRow1951">
          <table:table-cell table:style-name="TableCell1952">
            <text:p text:style-name="P1953"/>
          </table:table-cell>
        </table:table-row>
        <table:table-row table:style-name="TableRow1954">
          <table:table-cell table:style-name="TableCell1955">
            <text:p text:style-name="P1956"/>
          </table:table-cell>
        </table:table-row>
        <table:table-row table:style-name="TableRow1957">
          <table:table-cell table:style-name="TableCell1958">
            <text:p text:style-name="P1959"/>
          </table:table-cell>
        </table:table-row>
        <table:table-row table:style-name="TableRow1960">
          <table:table-cell table:style-name="TableCell1961">
            <text:p text:style-name="P1962"/>
          </table:table-cell>
        </table:table-row>
        <table:table-row table:style-name="TableRow1963">
          <table:table-cell table:style-name="TableCell1964">
            <text:p text:style-name="P1965"/>
          </table:table-cell>
        </table:table-row>
        <table:table-row table:style-name="TableRow1966">
          <table:table-cell table:style-name="TableCell1967">
            <text:p text:style-name="P1968"/>
          </table:table-cell>
        </table:table-row>
        <table:table-row table:style-name="TableRow1969">
          <table:table-cell table:style-name="TableCell1970">
            <text:p text:style-name="P1971"/>
          </table:table-cell>
        </table:table-row>
        <table:table-row table:style-name="TableRow1972">
          <table:table-cell table:style-name="TableCell1973">
            <text:p text:style-name="P1974"/>
          </table:table-cell>
        </table:table-row>
        <table:table-row table:style-name="TableRow1975">
          <table:table-cell table:style-name="TableCell1976">
            <text:p text:style-name="P1977"/>
          </table:table-cell>
        </table:table-row>
        <table:table-row table:style-name="TableRow1978">
          <table:table-cell table:style-name="TableCell1979">
            <text:p text:style-name="P1980"/>
          </table:table-cell>
        </table:table-row>
        <table:table-row table:style-name="TableRow1981">
          <table:table-cell table:style-name="TableCell1982">
            <text:p text:style-name="P1983"/>
          </table:table-cell>
        </table:table-row>
        <table:table-row table:style-name="TableRow1984">
          <table:table-cell table:style-name="TableCell1985">
            <text:p text:style-name="P1986"/>
          </table:table-cell>
        </table:table-row>
        <table:table-row table:style-name="TableRow1987">
          <table:table-cell table:style-name="TableCell1988">
            <text:p text:style-name="P1989"/>
          </table:table-cell>
        </table:table-row>
        <table:table-row table:style-name="TableRow1990">
          <table:table-cell table:style-name="TableCell1991">
            <text:p text:style-name="P1992"/>
          </table:table-cell>
        </table:table-row>
        <table:table-row table:style-name="TableRow1993">
          <table:table-cell table:style-name="TableCell1994">
            <text:p text:style-name="P1995"/>
          </table:table-cell>
        </table:table-row>
        <table:table-row table:style-name="TableRow1996">
          <table:table-cell table:style-name="TableCell1997">
            <text:p text:style-name="P1998"/>
          </table:table-cell>
        </table:table-row>
        <table:table-row table:style-name="TableRow1999">
          <table:table-cell table:style-name="TableCell2000">
            <text:p text:style-name="P2001"/>
          </table:table-cell>
        </table:table-row>
        <table:table-row table:style-name="TableRow2002">
          <table:table-cell table:style-name="TableCell2003">
            <text:p text:style-name="P2004"/>
          </table:table-cell>
        </table:table-row>
        <table:table-row table:style-name="TableRow2005">
          <table:table-cell table:style-name="TableCell2006">
            <text:p text:style-name="P2007"/>
          </table:table-cell>
        </table:table-row>
        <table:table-row table:style-name="TableRow2008">
          <table:table-cell table:style-name="TableCell2009">
            <text:p text:style-name="P2010"/>
          </table:table-cell>
        </table:table-row>
        <table:table-row table:style-name="TableRow2011">
          <table:table-cell table:style-name="TableCell2012">
            <text:p text:style-name="P2013"/>
          </table:table-cell>
        </table:table-row>
        <table:table-row table:style-name="TableRow2014">
          <table:table-cell table:style-name="TableCell2015">
            <text:p text:style-name="P2016"/>
          </table:table-cell>
        </table:table-row>
        <table:table-row table:style-name="TableRow2017">
          <table:table-cell table:style-name="TableCell2018">
            <text:p text:style-name="P2019"/>
          </table:table-cell>
        </table:table-row>
        <table:table-row table:style-name="TableRow2020">
          <table:table-cell table:style-name="TableCell2021">
            <text:p text:style-name="P2022"/>
          </table:table-cell>
        </table:table-row>
        <table:table-row table:style-name="TableRow2023">
          <table:table-cell table:style-name="TableCell2024">
            <text:p text:style-name="P2025"/>
          </table:table-cell>
        </table:table-row>
        <table:table-row table:style-name="TableRow2026">
          <table:table-cell table:style-name="TableCell2027">
            <text:p text:style-name="P2028"/>
          </table:table-cell>
        </table:table-row>
        <table:table-row table:style-name="TableRow2029">
          <table:table-cell table:style-name="TableCell2030">
            <text:p text:style-name="P2031"/>
          </table:table-cell>
        </table:table-row>
        <table:table-row table:style-name="TableRow2032">
          <table:table-cell table:style-name="TableCell2033">
            <text:p text:style-name="P2034"/>
          </table:table-cell>
        </table:table-row>
        <table:table-row table:style-name="TableRow2035">
          <table:table-cell table:style-name="TableCell2036">
            <text:p text:style-name="P2037"/>
          </table:table-cell>
        </table:table-row>
        <table:table-row table:style-name="TableRow2038">
          <table:table-cell table:style-name="TableCell2039">
            <text:p text:style-name="P2040"/>
          </table:table-cell>
        </table:table-row>
        <table:table-row table:style-name="TableRow2041">
          <table:table-cell table:style-name="TableCell2042">
            <text:p text:style-name="P2043"/>
          </table:table-cell>
        </table:table-row>
        <table:table-row table:style-name="TableRow2044">
          <table:table-cell table:style-name="TableCell2045">
            <text:p text:style-name="P2046"/>
          </table:table-cell>
        </table:table-row>
        <table:table-row table:style-name="TableRow2047">
          <table:table-cell table:style-name="TableCell2048">
            <text:p text:style-name="P2049"/>
          </table:table-cell>
        </table:table-row>
        <table:table-row table:style-name="TableRow2050">
          <table:table-cell table:style-name="TableCell2051">
            <text:p text:style-name="P2052"/>
          </table:table-cell>
        </table:table-row>
        <table:table-row table:style-name="TableRow2053">
          <table:table-cell table:style-name="TableCell2054">
            <text:p text:style-name="P2055"/>
          </table:table-cell>
        </table:table-row>
        <table:table-row table:style-name="TableRow2056">
          <table:table-cell table:style-name="TableCell2057">
            <text:p text:style-name="P2058"/>
          </table:table-cell>
        </table:table-row>
        <table:table-row table:style-name="TableRow2059">
          <table:table-cell table:style-name="TableCell2060">
            <text:p text:style-name="P2061"/>
          </table:table-cell>
        </table:table-row>
        <table:table-row table:style-name="TableRow2062">
          <table:table-cell table:style-name="TableCell2063">
            <text:p text:style-name="P2064"/>
          </table:table-cell>
        </table:table-row>
        <table:table-row table:style-name="TableRow2065">
          <table:table-cell table:style-name="TableCell2066">
            <text:p text:style-name="P2067"/>
          </table:table-cell>
        </table:table-row>
      </table:table>
      <text:p text:style-name="Standard"><draw:frame draw:z-index="0" draw:id="id2" draw:style-name="a2" draw:name="Object5" text:anchor-type="as-char" svg:x="0in" svg:y="0in" svg:width="6.14583in" svg:height="9.91667in" style:rel-width="scale" style:rel-height="scale"><draw:object-ole xlink:href="Object 2" xlink:type="simple" xlink:show="embed" xlink:actuate="onLoad"/><draw:image xlink:href="ObjectReplacements/Object 2" xlink:type="simple" xlink:show="embed" xlink:actuate="onLoad"/><svg:title/><svg:desc/></draw:frame></text:p>
      <text:soft-page-break/>
      <text:h text:style-name="Titolo1"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068">
        <table:table-columns>
          <table:table-column table:style-name="TableColumn2069"/>
        </table:table-columns>
        <table:table-row table:style-name="TableRow2070">
          <table:table-cell table:style-name="TableCell2071">
            <text:p text:style-name="P2072"/>
          </table:table-cell>
        </table:table-row>
        <table:table-row table:style-name="TableRow2073">
          <table:table-cell table:style-name="TableCell2074">
            <text:p text:style-name="P2075"/>
          </table:table-cell>
        </table:table-row>
        <table:table-row table:style-name="TableRow2076">
          <table:table-cell table:style-name="TableCell2077">
            <text:p text:style-name="P2078"/>
          </table:table-cell>
        </table:table-row>
        <table:table-row table:style-name="TableRow2079">
          <table:table-cell table:style-name="TableCell2080">
            <text:p text:style-name="P2081"/>
          </table:table-cell>
        </table:table-row>
        <table:table-row table:style-name="TableRow2082">
          <table:table-cell table:style-name="TableCell2083">
            <text:p text:style-name="P2084"/>
          </table:table-cell>
        </table:table-row>
        <table:table-row table:style-name="TableRow2085">
          <table:table-cell table:style-name="TableCell2086">
            <text:p text:style-name="P2087"/>
          </table:table-cell>
        </table:table-row>
        <table:table-row table:style-name="TableRow2088">
          <table:table-cell table:style-name="TableCell2089">
            <text:p text:style-name="P2090"/>
          </table:table-cell>
        </table:table-row>
        <table:table-row table:style-name="TableRow2091">
          <table:table-cell table:style-name="TableCell2092">
            <text:p text:style-name="P2093"/>
          </table:table-cell>
        </table:table-row>
        <table:table-row table:style-name="TableRow2094">
          <table:table-cell table:style-name="TableCell2095">
            <text:p text:style-name="P2096"/>
          </table:table-cell>
        </table:table-row>
        <table:table-row table:style-name="TableRow2097">
          <table:table-cell table:style-name="TableCell2098">
            <text:p text:style-name="P2099"/>
          </table:table-cell>
        </table:table-row>
        <table:table-row table:style-name="TableRow2100">
          <table:table-cell table:style-name="TableCell2101">
            <text:p text:style-name="P2102"/>
          </table:table-cell>
        </table:table-row>
        <table:table-row table:style-name="TableRow2103">
          <table:table-cell table:style-name="TableCell2104">
            <text:p text:style-name="P2105"/>
          </table:table-cell>
        </table:table-row>
        <table:table-row table:style-name="TableRow2106">
          <table:table-cell table:style-name="TableCell2107">
            <text:p text:style-name="P2108"/>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row table:style-name="TableRow2124">
          <table:table-cell table:style-name="TableCell2125">
            <text:p text:style-name="P2126"/>
          </table:table-cell>
        </table:table-row>
        <table:table-row table:style-name="TableRow2127">
          <table:table-cell table:style-name="TableCell2128">
            <text:p text:style-name="P2129"/>
          </table:table-cell>
        </table:table-row>
        <table:table-row table:style-name="TableRow2130">
          <table:table-cell table:style-name="TableCell2131">
            <text:p text:style-name="P2132"/>
          </table:table-cell>
        </table:table-row>
        <table:table-row table:style-name="TableRow2133">
          <table:table-cell table:style-name="TableCell2134">
            <text:p text:style-name="P2135"/>
          </table:table-cell>
        </table:table-row>
      </table:table>
      <text:p text:style-name="Standard"/>
      <text:h text:style-name="Titolo1" text:outline-level="1">Note, Conclusioni e Commenti sul Progetto definitivo</text:h>
      <text:p text:style-name="Standard"/>
      <table:table table:style-name="Table2136">
        <table:table-columns>
          <table:table-column table:style-name="TableColumn2137"/>
        </table:table-columns>
        <table:table-row table:style-name="TableRow2138">
          <table:table-cell table:style-name="TableCell2139">
            <text:p text:style-name="P2140"/>
          </table:table-cell>
        </table:table-row>
        <table:table-row table:style-name="TableRow2141">
          <table:table-cell table:style-name="TableCell2142">
            <text:p text:style-name="P2143"/>
          </table:table-cell>
        </table:table-row>
        <table:table-row table:style-name="TableRow2144">
          <table:table-cell table:style-name="TableCell2145">
            <text:p text:style-name="P2146"/>
          </table:table-cell>
        </table:table-row>
        <table:table-row table:style-name="TableRow2147">
          <table:table-cell table:style-name="TableCell2148">
            <text:p text:style-name="P2149"/>
          </table:table-cell>
        </table:table-row>
        <table:table-row table:style-name="TableRow2150">
          <table:table-cell table:style-name="TableCell2151">
            <text:p text:style-name="P2152"/>
          </table:table-cell>
        </table:table-row>
        <table:table-row table:style-name="TableRow2153">
          <table:table-cell table:style-name="TableCell2154">
            <text:p text:style-name="P2155"/>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row table:style-name="TableRow2165">
          <table:table-cell table:style-name="TableCell2166">
            <text:p text:style-name="P2167"/>
          </table:table-cell>
        </table:table-row>
        <table:table-row table:style-name="TableRow2168">
          <table:table-cell table:style-name="TableCell2169">
            <text:p text:style-name="P2170"/>
          </table:table-cell>
        </table:table-row>
        <table:table-row table:style-name="TableRow2171">
          <table:table-cell table:style-name="TableCell2172">
            <text:p text:style-name="P2173"/>
          </table:table-cell>
        </table:table-row>
        <table:table-row table:style-name="TableRow2174">
          <table:table-cell table:style-name="TableCell2175">
            <text:p text:style-name="P2176"/>
          </table:table-cell>
        </table:table-row>
        <table:table-row table:style-name="TableRow2177">
          <table:table-cell table:style-name="TableCell2178">
            <text:p text:style-name="P2179"/>
          </table:table-cell>
        </table:table-row>
        <table:table-row table:style-name="TableRow2180">
          <table:table-cell table:style-name="TableCell2181">
            <text:p text:style-name="P2182"/>
          </table:table-cell>
        </table:table-row>
      </table:table>
      <text:p text:style-name="Standard"/>
      <text:soft-page-break/>
      <text:h text:style-name="Titolo1" text:outline-level="1">Clienti</text:h>
      <text:p text:style-name="Standard">Chi sono i clienti del progetto? Che caratteristiche demografiche hanno? Che valore possono trovare nel nostro prodotto/servizio?</text:p>
      <table:table table:style-name="Table2183">
        <table:table-columns>
          <table:table-column table:style-name="TableColumn2184"/>
        </table:table-columns>
        <table:table-row table:style-name="TableRow2185">
          <table:table-cell table:style-name="TableCell2186">
            <text:p text:style-name="P2187">Cliente <text:s/>n.: <text:s text:c="11"/>Descrizione:</text:p>
          </table:table-cell>
        </table:table-row>
        <table:table-row table:style-name="TableRow2188">
          <table:table-cell table:style-name="TableCell2189">
            <text:p text:style-name="P2190"/>
          </table:table-cell>
        </table:table-row>
        <table:table-row table:style-name="TableRow2191">
          <table:table-cell table:style-name="TableCell2192">
            <text:p text:style-name="P2193"/>
          </table:table-cell>
        </table:table-row>
        <table:table-row table:style-name="TableRow2194">
          <table:table-cell table:style-name="TableCell2195">
            <text:p text:style-name="P2196"/>
          </table:table-cell>
        </table:table-row>
        <table:table-row table:style-name="TableRow2197">
          <table:table-cell table:style-name="TableCell2198">
            <text:p text:style-name="P2199"/>
          </table:table-cell>
        </table:table-row>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
      <text:p text:style-name="Standard"/>
      <table:table table:style-name="Table2206">
        <table:table-columns>
          <table:table-column table:style-name="TableColumn2207"/>
        </table:table-columns>
        <table:table-row table:style-name="TableRow2208">
          <table:table-cell table:style-name="TableCell2209">
            <text:p text:style-name="P2210">Cliente <text:s/>n.: <text:s text:c="11"/>Descrizione:</text:p>
          </table:table-cell>
        </table:table-row>
        <table:table-row table:style-name="TableRow2211">
          <table:table-cell table:style-name="TableCell2212">
            <text:p text:style-name="P2213"/>
          </table:table-cell>
        </table:table-row>
        <table:table-row table:style-name="TableRow2214">
          <table:table-cell table:style-name="TableCell2215">
            <text:p text:style-name="P2216"/>
          </table:table-cell>
        </table:table-row>
        <table:table-row table:style-name="TableRow2217">
          <table:table-cell table:style-name="TableCell2218">
            <text:p text:style-name="P2219"/>
          </table:table-cell>
        </table:table-row>
        <table:table-row table:style-name="TableRow2220">
          <table:table-cell table:style-name="TableCell2221">
            <text:p text:style-name="P2222"/>
          </table:table-cell>
        </table:table-row>
        <table:table-row table:style-name="TableRow2223">
          <table:table-cell table:style-name="TableCell2224">
            <text:p text:style-name="P2225"/>
          </table:table-cell>
        </table:table-row>
        <table:table-row table:style-name="TableRow2226">
          <table:table-cell table:style-name="TableCell2227">
            <text:p text:style-name="P2228"/>
          </table:table-cell>
        </table:table-row>
      </table:table>
      <text:p text:style-name="Standard"/>
      <table:table table:style-name="Table2229">
        <table:table-columns>
          <table:table-column table:style-name="TableColumn2230"/>
        </table:table-columns>
        <table:table-row table:style-name="TableRow2231">
          <table:table-cell table:style-name="TableCell2232">
            <text:p text:style-name="P2233">Cliente <text:s/>n.: <text:s text:c="11"/>Descrizione:</text:p>
          </table:table-cell>
        </table:table-row>
        <table:table-row table:style-name="TableRow2234">
          <table:table-cell table:style-name="TableCell2235">
            <text:p text:style-name="P2236"/>
          </table:table-cell>
        </table:table-row>
        <table:table-row table:style-name="TableRow2237">
          <table:table-cell table:style-name="TableCell2238">
            <text:p text:style-name="P2239"/>
          </table:table-cell>
        </table:table-row>
        <table:table-row table:style-name="TableRow2240">
          <table:table-cell table:style-name="TableCell2241">
            <text:p text:style-name="P2242"/>
          </table:table-cell>
        </table:table-row>
        <table:table-row table:style-name="TableRow2243">
          <table:table-cell table:style-name="TableCell2244">
            <text:p text:style-name="P2245"/>
          </table:table-cell>
        </table:table-row>
        <table:table-row table:style-name="TableRow2246">
          <table:table-cell table:style-name="TableCell2247">
            <text:p text:style-name="P2248"/>
          </table:table-cell>
        </table:table-row>
        <table:table-row table:style-name="TableRow2249">
          <table:table-cell table:style-name="TableCell2250">
            <text:p text:style-name="P2251"/>
          </table:table-cell>
        </table:table-row>
      </table:table>
      <text:p text:style-name="Standard"/>
      <table:table table:style-name="Table2252">
        <table:table-columns>
          <table:table-column table:style-name="TableColumn2253"/>
        </table:table-columns>
        <table:table-row table:style-name="TableRow2254">
          <table:table-cell table:style-name="TableCell2255">
            <text:p text:style-name="P2256">Cliente <text:s/>n.: <text:s text:c="11"/>Descrizione:</text:p>
          </table:table-cell>
        </table:table-row>
        <table:table-row table:style-name="TableRow2257">
          <table:table-cell table:style-name="TableCell2258">
            <text:p text:style-name="P2259"/>
          </table:table-cell>
        </table:table-row>
        <table:table-row table:style-name="TableRow2260">
          <table:table-cell table:style-name="TableCell2261">
            <text:p text:style-name="P2262"/>
          </table:table-cell>
        </table:table-row>
        <table:table-row table:style-name="TableRow2263">
          <table:table-cell table:style-name="TableCell2264">
            <text:p text:style-name="P2265"/>
          </table:table-cell>
        </table:table-row>
        <table:table-row table:style-name="TableRow2266">
          <table:table-cell table:style-name="TableCell2267">
            <text:p text:style-name="P2268"/>
          </table:table-cell>
        </table:table-row>
        <table:table-row table:style-name="TableRow2269">
          <table:table-cell table:style-name="TableCell2270">
            <text:p text:style-name="P2271"/>
          </table:table-cell>
        </table:table-row>
        <table:table-row table:style-name="TableRow2272">
          <table:table-cell table:style-name="TableCell2273">
            <text:p text:style-name="P2274"/>
          </table:table-cell>
        </table:table-row>
      </table:table>
      <text:h text:style-name="Titolo1" text:outline-level="1"/>
      <text:p text:style-name="P2275"/>
      <text:soft-page-break/>
      <text:h text:style-name="P2276"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277">
        <table:table-columns>
          <table:table-column table:style-name="TableColumn2278"/>
        </table:table-columns>
        <table:table-row table:style-name="TableRow2279">
          <table:table-cell table:style-name="TableCell2280">
            <text:p text:style-name="P2281"/>
          </table:table-cell>
        </table:table-row>
        <table:table-row table:style-name="TableRow2282">
          <table:table-cell table:style-name="TableCell2283">
            <text:p text:style-name="P2284"/>
          </table:table-cell>
        </table:table-row>
        <table:table-row table:style-name="TableRow2285">
          <table:table-cell table:style-name="TableCell2286">
            <text:p text:style-name="P2287"/>
          </table:table-cell>
        </table:table-row>
        <table:table-row table:style-name="TableRow2288">
          <table:table-cell table:style-name="TableCell2289">
            <text:p text:style-name="P2290"/>
          </table:table-cell>
        </table:table-row>
        <table:table-row table:style-name="TableRow2291">
          <table:table-cell table:style-name="TableCell2292">
            <text:p text:style-name="P2293"/>
          </table:table-cell>
        </table:table-row>
        <table:table-row table:style-name="TableRow2294">
          <table:table-cell table:style-name="TableCell2295">
            <text:p text:style-name="P2296"/>
          </table:table-cell>
        </table:table-row>
        <table:table-row table:style-name="TableRow2297">
          <table:table-cell table:style-name="TableCell2298">
            <text:p text:style-name="P2299"/>
          </table:table-cell>
        </table:table-row>
        <table:table-row table:style-name="TableRow2300">
          <table:table-cell table:style-name="TableCell2301">
            <text:p text:style-name="P2302"/>
          </table:table-cell>
        </table:table-row>
        <table:table-row table:style-name="TableRow2303">
          <table:table-cell table:style-name="TableCell2304">
            <text:p text:style-name="P2305"/>
          </table:table-cell>
        </table:table-row>
        <table:table-row table:style-name="TableRow2306">
          <table:table-cell table:style-name="TableCell2307">
            <text:p text:style-name="P2308"/>
          </table:table-cell>
        </table:table-row>
        <table:table-row table:style-name="TableRow2309">
          <table:table-cell table:style-name="TableCell2310">
            <text:p text:style-name="P2311"/>
          </table:table-cell>
        </table:table-row>
      </table:table>
      <text:p text:style-name="Standard"/>
      <text:p text:style-name="P2312"/>
      <text:soft-page-break/>
      <text:h text:style-name="P2313"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314">
        <table:table-columns>
          <table:table-column table:style-name="TableColumn2315"/>
        </table:table-columns>
        <table:table-row table:style-name="TableRow2316">
          <table:table-cell table:style-name="TableCell2317">
            <text:p text:style-name="P2318"/>
          </table:table-cell>
        </table:table-row>
        <table:table-row table:style-name="TableRow2319">
          <table:table-cell table:style-name="TableCell2320">
            <text:p text:style-name="P2321"/>
          </table:table-cell>
        </table:table-row>
        <table:table-row table:style-name="TableRow2322">
          <table:table-cell table:style-name="TableCell2323">
            <text:p text:style-name="P2324"/>
          </table:table-cell>
        </table:table-row>
        <table:table-row table:style-name="TableRow2325">
          <table:table-cell table:style-name="TableCell2326">
            <text:p text:style-name="P2327"/>
          </table:table-cell>
        </table:table-row>
        <table:table-row table:style-name="TableRow2328">
          <table:table-cell table:style-name="TableCell2329">
            <text:p text:style-name="P2330"/>
          </table:table-cell>
        </table:table-row>
        <table:table-row table:style-name="TableRow2331">
          <table:table-cell table:style-name="TableCell2332">
            <text:p text:style-name="P2333"/>
          </table:table-cell>
        </table:table-row>
        <table:table-row table:style-name="TableRow2334">
          <table:table-cell table:style-name="TableCell2335">
            <text:p text:style-name="P2336"/>
          </table:table-cell>
        </table:table-row>
        <table:table-row table:style-name="TableRow2337">
          <table:table-cell table:style-name="TableCell2338">
            <text:p text:style-name="P2339"/>
          </table:table-cell>
        </table:table-row>
        <table:table-row table:style-name="TableRow2340">
          <table:table-cell table:style-name="TableCell2341">
            <text:p text:style-name="P2342"/>
          </table:table-cell>
        </table:table-row>
        <table:table-row table:style-name="TableRow2343">
          <table:table-cell table:style-name="TableCell2344">
            <text:p text:style-name="P2345"/>
          </table:table-cell>
        </table:table-row>
        <table:table-row table:style-name="TableRow2346">
          <table:table-cell table:style-name="TableCell2347">
            <text:p text:style-name="P2348"/>
          </table:table-cell>
        </table:table-row>
      </table:table>
      <text:p text:style-name="Standard"/>
      <text:p text:style-name="Standard">Quali sono le situazioni o i punti di contatto coi clienti?</text:p>
      <table:table table:style-name="Table2349">
        <table:table-columns>
          <table:table-column table:style-name="TableColumn2350"/>
        </table:table-columns>
        <table:table-row table:style-name="TableRow2351">
          <table:table-cell table:style-name="TableCell2352">
            <text:p text:style-name="P2353"/>
          </table:table-cell>
        </table:table-row>
        <table:table-row table:style-name="TableRow2354">
          <table:table-cell table:style-name="TableCell2355">
            <text:p text:style-name="P2356"/>
          </table:table-cell>
        </table:table-row>
        <table:table-row table:style-name="TableRow2357">
          <table:table-cell table:style-name="TableCell2358">
            <text:p text:style-name="P2359"/>
          </table:table-cell>
        </table:table-row>
        <table:table-row table:style-name="TableRow2360">
          <table:table-cell table:style-name="TableCell2361">
            <text:p text:style-name="P2362"/>
          </table:table-cell>
        </table:table-row>
        <table:table-row table:style-name="TableRow2363">
          <table:table-cell table:style-name="TableCell2364">
            <text:p text:style-name="P2365"/>
          </table:table-cell>
        </table:table-row>
        <table:table-row table:style-name="TableRow2366">
          <table:table-cell table:style-name="TableCell2367">
            <text:p text:style-name="P2368"/>
          </table:table-cell>
        </table:table-row>
        <table:table-row table:style-name="TableRow2369">
          <table:table-cell table:style-name="TableCell2370">
            <text:p text:style-name="P2371"/>
          </table:table-cell>
        </table:table-row>
        <table:table-row table:style-name="TableRow2372">
          <table:table-cell table:style-name="TableCell2373">
            <text:p text:style-name="P2374"/>
          </table:table-cell>
        </table:table-row>
        <table:table-row table:style-name="TableRow2375">
          <table:table-cell table:style-name="TableCell2376">
            <text:p text:style-name="P2377"/>
          </table:table-cell>
        </table:table-row>
        <table:table-row table:style-name="TableRow2378">
          <table:table-cell table:style-name="TableCell2379">
            <text:p text:style-name="P2380"/>
          </table:table-cell>
        </table:table-row>
        <table:table-row table:style-name="TableRow2381">
          <table:table-cell table:style-name="TableCell2382">
            <text:p text:style-name="P2383"/>
          </table:table-cell>
        </table:table-row>
      </table:table>
      <text:p text:style-name="Standard"/>
      <text:p text:style-name="Standard">Quanto costa la struttura di vendita? E che flusso di vendita genera? Qual è il costo di vendita per ogni prodotto/servizio?</text:p>
      <table:table table:style-name="Table2384">
        <table:table-columns>
          <table:table-column table:style-name="TableColumn2385"/>
        </table:table-columns>
        <table:table-row table:style-name="TableRow2386">
          <table:table-cell table:style-name="TableCell2387">
            <text:p text:style-name="P2388"/>
          </table:table-cell>
        </table:table-row>
        <table:table-row table:style-name="TableRow2389">
          <table:table-cell table:style-name="TableCell2390">
            <text:p text:style-name="P2391"/>
          </table:table-cell>
        </table:table-row>
        <table:table-row table:style-name="TableRow2392">
          <table:table-cell table:style-name="TableCell2393">
            <text:p text:style-name="P2394"/>
          </table:table-cell>
        </table:table-row>
        <table:table-row table:style-name="TableRow2395">
          <table:table-cell table:style-name="TableCell2396">
            <text:p text:style-name="P2397"/>
          </table:table-cell>
        </table:table-row>
        <table:table-row table:style-name="TableRow2398">
          <table:table-cell table:style-name="TableCell2399">
            <text:p text:style-name="P2400"/>
          </table:table-cell>
        </table:table-row>
        <table:table-row table:style-name="TableRow2401">
          <table:table-cell table:style-name="TableCell2402">
            <text:p text:style-name="P2403"/>
          </table:table-cell>
        </table:table-row>
        <table:table-row table:style-name="TableRow2404">
          <table:table-cell table:style-name="TableCell2405">
            <text:p text:style-name="P2406"/>
          </table:table-cell>
        </table:table-row>
        <table:table-row table:style-name="TableRow2407">
          <table:table-cell table:style-name="TableCell2408">
            <text:p text:style-name="P2409"/>
          </table:table-cell>
        </table:table-row>
        <table:table-row table:style-name="TableRow2410">
          <table:table-cell table:style-name="TableCell2411">
            <text:p text:style-name="P2412"/>
          </table:table-cell>
        </table:table-row>
        <table:table-row table:style-name="TableRow2413">
          <table:table-cell table:style-name="TableCell2414">
            <text:p text:style-name="P2415"/>
          </table:table-cell>
        </table:table-row>
        <table:table-row table:style-name="TableRow2416">
          <table:table-cell table:style-name="TableCell2417">
            <text:p text:style-name="P2418"/>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2419">
        <table:table-columns>
          <table:table-column table:style-name="TableColumn2420"/>
        </table:table-columns>
        <table:table-row table:style-name="TableRow2421">
          <table:table-cell table:style-name="TableCell2422">
            <text:p text:style-name="P2423"/>
          </table:table-cell>
        </table:table-row>
        <table:table-row table:style-name="TableRow2424">
          <table:table-cell table:style-name="TableCell2425">
            <text:p text:style-name="P2426"/>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
      <text:h text:style-name="Titolo2" text:outline-level="2">Selezione</text:h>
      <table:table table:style-name="Table2433">
        <table:table-columns>
          <table:table-column table:style-name="TableColumn2434"/>
        </table:table-columns>
        <table:table-row table:style-name="TableRow2435">
          <table:table-cell table:style-name="TableCell2436">
            <text:p text:style-name="P2437"/>
          </table:table-cell>
        </table:table-row>
        <table:table-row table:style-name="TableRow2438">
          <table:table-cell table:style-name="TableCell2439">
            <text:p text:style-name="P2440"/>
          </table:table-cell>
        </table:table-row>
        <table:table-row table:style-name="TableRow2441">
          <table:table-cell table:style-name="TableCell2442">
            <text:p text:style-name="P2443"/>
          </table:table-cell>
        </table:table-row>
        <table:table-row table:style-name="TableRow2444">
          <table:table-cell table:style-name="TableCell2445">
            <text:p text:style-name="P2446"/>
          </table:table-cell>
        </table:table-row>
      </table:table>
      <text:h text:style-name="Titolo2" text:outline-level="2">Acquisto</text:h>
      <table:table table:style-name="Table2447">
        <table:table-columns>
          <table:table-column table:style-name="TableColumn2448"/>
        </table:table-columns>
        <table:table-row table:style-name="TableRow2449">
          <table:table-cell table:style-name="TableCell2450">
            <text:p text:style-name="P2451"/>
          </table:table-cell>
        </table:table-row>
        <table:table-row table:style-name="TableRow2452">
          <table:table-cell table:style-name="TableCell2453">
            <text:p text:style-name="P2454"/>
          </table:table-cell>
        </table:table-row>
        <table:table-row table:style-name="TableRow2455">
          <table:table-cell table:style-name="TableCell2456">
            <text:p text:style-name="P2457"/>
          </table:table-cell>
        </table:table-row>
        <table:table-row table:style-name="TableRow2458">
          <table:table-cell table:style-name="TableCell2459">
            <text:p text:style-name="P2460"/>
          </table:table-cell>
        </table:table-row>
      </table:table>
      <text:h text:style-name="Titolo2" text:outline-level="2">Consegna</text:h>
      <table:table table:style-name="Table2461">
        <table:table-columns>
          <table:table-column table:style-name="TableColumn2462"/>
        </table:table-columns>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row table:style-name="TableRow2469">
          <table:table-cell table:style-name="TableCell2470">
            <text:p text:style-name="P2471"/>
          </table:table-cell>
        </table:table-row>
        <table:table-row table:style-name="TableRow2472">
          <table:table-cell table:style-name="TableCell2473">
            <text:p text:style-name="P2474"/>
          </table:table-cell>
        </table:table-row>
      </table:table>
      <text:h text:style-name="Titolo2" text:outline-level="2">Post-Vendita</text:h>
      <table:table table:style-name="Table2475">
        <table:table-columns>
          <table:table-column table:style-name="TableColumn2476"/>
        </table:table-columns>
        <table:table-row table:style-name="TableRow2477">
          <table:table-cell table:style-name="TableCell2478">
            <text:p text:style-name="P2479"/>
          </table:table-cell>
        </table:table-row>
        <table:table-row table:style-name="TableRow2480">
          <table:table-cell table:style-name="TableCell2481">
            <text:p text:style-name="P2482"/>
          </table:table-cell>
        </table:table-row>
        <table:table-row table:style-name="TableRow2483">
          <table:table-cell table:style-name="TableCell2484">
            <text:p text:style-name="P2485"/>
          </table:table-cell>
        </table:table-row>
        <table:table-row table:style-name="TableRow2486">
          <table:table-cell table:style-name="TableCell2487">
            <text:p text:style-name="P2488"/>
          </table:table-cell>
        </table:table-row>
      </table:table>
      <text:p text:style-name="Standard"/>
      <text:h text:style-name="Titolo1" text:outline-level="1"><text:s/></text:h>
      <text:p text:style-name="P2489"/>
      <text:soft-page-break/>
      <text:h text:style-name="P2490"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491">
        <table:table-columns>
          <table:table-column table:style-name="TableColumn2492"/>
        </table:table-columns>
        <table:table-row table:style-name="TableRow2493">
          <table:table-cell table:style-name="TableCell2494">
            <text:p text:style-name="P2495"/>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
      <text:h text:style-name="Titolo2" text:outline-level="2">Prezzi dei Competitor</text:h>
      <table:table table:style-name="Table2505">
        <table:table-columns>
          <table:table-column table:style-name="TableColumn2506"/>
        </table:table-columns>
        <table:table-row table:style-name="TableRow2507">
          <table:table-cell table:style-name="TableCell2508">
            <text:p text:style-name="P2509"/>
          </table:table-cell>
        </table:table-row>
        <table:table-row table:style-name="TableRow2510">
          <table:table-cell table:style-name="TableCell2511">
            <text:p text:style-name="P2512"/>
          </table:table-cell>
        </table:table-row>
        <table:table-row table:style-name="TableRow2513">
          <table:table-cell table:style-name="TableCell2514">
            <text:p text:style-name="P2515"/>
          </table:table-cell>
        </table:table-row>
        <table:table-row table:style-name="TableRow2516">
          <table:table-cell table:style-name="TableCell2517">
            <text:p text:style-name="P2518"/>
          </table:table-cell>
        </table:table-row>
      </table:table>
      <text:h text:style-name="Titolo2" text:outline-level="2">Valore Percepito / Disponibilità di Investimento</text:h>
      <table:table table:style-name="Table2519">
        <table:table-columns>
          <table:table-column table:style-name="TableColumn2520"/>
        </table:table-columns>
        <table:table-row table:style-name="TableRow2521">
          <table:table-cell table:style-name="TableCell2522">
            <text:p text:style-name="P2523"/>
          </table:table-cell>
        </table:table-row>
        <table:table-row table:style-name="TableRow2524">
          <table:table-cell table:style-name="TableCell2525">
            <text:p text:style-name="P2526"/>
          </table:table-cell>
        </table:table-row>
        <table:table-row table:style-name="TableRow2527">
          <table:table-cell table:style-name="TableCell2528">
            <text:p text:style-name="P2529"/>
          </table:table-cell>
        </table:table-row>
        <table:table-row table:style-name="TableRow2530">
          <table:table-cell table:style-name="TableCell2531">
            <text:p text:style-name="P2532"/>
          </table:table-cell>
        </table:table-row>
      </table:table>
      <text:p text:style-name="Standard"/>
      <text:p text:style-name="P2533"/>
      <text:soft-page-break/>
      <text:h text:style-name="P2534" text:outline-level="1">Budget</text:h>
      <text:p text:style-name="Standard">Eseguite un’analisi dei costi necessari per sostenere il progetto.</text:p>
      <text:p text:style-name="Standard"/>
      <text:p text:style-name="P2535"/>
      <table:table table:style-name="Table2536">
        <table:table-columns>
          <table:table-column table:style-name="TableColumn2537"/>
          <table:table-column table:style-name="TableColumn2538"/>
          <table:table-column table:style-name="TableColumn2539"/>
        </table:table-columns>
        <table:table-row table:style-name="TableRow2540">
          <table:table-cell table:style-name="TableCell2541">
            <text:h text:style-name="P2542" text:outline-level="1">Costi ANNO 1</text:h>
          </table:table-cell>
          <table:table-cell table:style-name="TableCell2543">
            <text:p text:style-name="P2544"/>
          </table:table-cell>
          <table:table-cell table:style-name="TableCell2545">
            <text:p text:style-name="P2546"/>
          </table:table-cell>
        </table:table-row>
        <table:table-row table:style-name="TableRow2547">
          <table:table-cell table:style-name="TableCell2548">
            <text:p text:style-name="P2549"/>
          </table:table-cell>
          <table:table-cell table:style-name="TableCell2550">
            <text:p text:style-name="P2551"/>
          </table:table-cell>
          <table:table-cell table:style-name="TableCell2552">
            <text:p text:style-name="P2553"/>
          </table:table-cell>
        </table:table-row>
        <table:table-row table:style-name="TableRow2554">
          <table:table-cell table:style-name="TableCell2555">
            <text:p text:style-name="P2556">Risorse Umane</text:p>
          </table:table-cell>
          <table:table-cell table:style-name="TableCell2557">
            <text:p text:style-name="P2558"/>
          </table:table-cell>
          <table:table-cell table:style-name="TableCell2559">
            <text:p text:style-name="P2560"/>
          </table:table-cell>
        </table:table-row>
        <table:table-row table:style-name="TableRow2561">
          <table:table-cell table:style-name="TableCell2562">
            <text:p text:style-name="P2563"/>
          </table:table-cell>
          <table:table-cell table:style-name="TableCell2564">
            <text:p text:style-name="P2565"/>
          </table:table-cell>
          <table:table-cell table:style-name="TableCell2566">
            <text:p text:style-name="P2567"/>
          </table:table-cell>
        </table:table-row>
        <table:table-row table:style-name="TableRow2568">
          <table:table-cell table:style-name="TableCell2569">
            <text:p text:style-name="P2570">Fondatori</text:p>
          </table:table-cell>
          <table:table-cell table:style-name="TableCell2571">
            <text:p text:style-name="P2572"/>
          </table:table-cell>
          <table:table-cell table:style-name="TableCell2573">
            <text:p text:style-name="P2574"/>
          </table:table-cell>
        </table:table-row>
        <table:table-row table:style-name="TableRow2575">
          <table:table-cell table:style-name="TableCell2576">
            <text:p text:style-name="P2577">nome</text:p>
          </table:table-cell>
          <table:table-cell table:style-name="TableCell2578">
            <text:p text:style-name="P2579">ruolo</text:p>
          </table:table-cell>
          <table:table-cell table:style-name="TableCell2580">
            <text:p text:style-name="P2581">stipendio lordo annuo</text:p>
          </table:table-cell>
        </table:table-row>
        <table:table-row table:style-name="TableRow2582">
          <table:table-cell table:style-name="TableCell2583">
            <text:p text:style-name="P2584"/>
          </table:table-cell>
          <table:table-cell table:style-name="TableCell2585">
            <text:p text:style-name="P2586"/>
          </table:table-cell>
          <table:table-cell table:style-name="TableCell2587">
            <text:p text:style-name="P2588"/>
          </table:table-cell>
        </table:table-row>
        <table:table-row table:style-name="TableRow2589">
          <table:table-cell table:style-name="TableCell2590">
            <text:p text:style-name="P2591"/>
          </table:table-cell>
          <table:table-cell table:style-name="TableCell2592">
            <text:p text:style-name="P2593"/>
          </table:table-cell>
          <table:table-cell table:style-name="TableCell2594">
            <text:p text:style-name="P2595"/>
          </table:table-cell>
        </table:table-row>
        <table:table-row table:style-name="TableRow2596">
          <table:table-cell table:style-name="TableCell2597">
            <text:p text:style-name="P2598"/>
          </table:table-cell>
          <table:table-cell table:style-name="TableCell2599">
            <text:p text:style-name="P2600"/>
          </table:table-cell>
          <table:table-cell table:style-name="TableCell2601">
            <text:p text:style-name="P2602"/>
          </table:table-cell>
        </table:table-row>
        <table:table-row table:style-name="TableRow2603">
          <table:table-cell table:style-name="TableCell2604">
            <text:p text:style-name="P2605"/>
          </table:table-cell>
          <table:table-cell table:style-name="TableCell2606">
            <text:p text:style-name="P2607"/>
          </table:table-cell>
          <table:table-cell table:style-name="TableCell2608">
            <text:p text:style-name="P2609"/>
          </table:table-cell>
        </table:table-row>
        <table:table-row table:style-name="TableRow2610">
          <table:table-cell table:style-name="TableCell2611">
            <text:p text:style-name="P2612"/>
          </table:table-cell>
          <table:table-cell table:style-name="TableCell2613">
            <text:p text:style-name="P2614"/>
          </table:table-cell>
          <table:table-cell table:style-name="TableCell2615">
            <text:p text:style-name="P2616"/>
          </table:table-cell>
        </table:table-row>
        <table:table-row table:style-name="TableRow2617">
          <table:table-cell table:style-name="TableCell2618">
            <text:p text:style-name="P2619"/>
          </table:table-cell>
          <table:table-cell table:style-name="TableCell2620">
            <text:p text:style-name="P2621"/>
          </table:table-cell>
          <table:table-cell table:style-name="TableCell2622">
            <text:p text:style-name="P2623"/>
          </table:table-cell>
        </table:table-row>
        <table:table-row table:style-name="TableRow2624">
          <table:table-cell table:style-name="TableCell2625">
            <text:p text:style-name="P2626">Staff</text:p>
          </table:table-cell>
          <table:table-cell table:style-name="TableCell2627">
            <text:p text:style-name="P2628"/>
          </table:table-cell>
          <table:table-cell table:style-name="TableCell2629">
            <text:p text:style-name="P2630"/>
          </table:table-cell>
        </table:table-row>
        <table:table-row table:style-name="TableRow2631">
          <table:table-cell table:style-name="TableCell2632">
            <text:p text:style-name="P2633">numero</text:p>
          </table:table-cell>
          <table:table-cell table:style-name="TableCell2634">
            <text:p text:style-name="P2635">ruolo</text:p>
          </table:table-cell>
          <table:table-cell table:style-name="TableCell2636">
            <text:p text:style-name="P2637">stipendio lordo annuo</text:p>
          </table:table-cell>
        </table:table-row>
        <table:table-row table:style-name="TableRow2638">
          <table:table-cell table:style-name="TableCell2639">
            <text:p text:style-name="P2640"/>
          </table:table-cell>
          <table:table-cell table:style-name="TableCell2641">
            <text:p text:style-name="P2642"/>
          </table:table-cell>
          <table:table-cell table:style-name="TableCell2643">
            <text:p text:style-name="P2644"/>
          </table:table-cell>
        </table:table-row>
        <table:table-row table:style-name="TableRow2645">
          <table:table-cell table:style-name="TableCell2646">
            <text:p text:style-name="P2647"/>
          </table:table-cell>
          <table:table-cell table:style-name="TableCell2648">
            <text:p text:style-name="P2649"/>
          </table:table-cell>
          <table:table-cell table:style-name="TableCell2650">
            <text:p text:style-name="P2651"/>
          </table:table-cell>
        </table:table-row>
        <table:table-row table:style-name="TableRow2652">
          <table:table-cell table:style-name="TableCell2653">
            <text:p text:style-name="P2654"/>
          </table:table-cell>
          <table:table-cell table:style-name="TableCell2655">
            <text:p text:style-name="P2656"/>
          </table:table-cell>
          <table:table-cell table:style-name="TableCell2657">
            <text:p text:style-name="P2658"/>
          </table:table-cell>
        </table:table-row>
        <table:table-row table:style-name="TableRow2659">
          <table:table-cell table:style-name="TableCell2660">
            <text:p text:style-name="P2661"/>
          </table:table-cell>
          <table:table-cell table:style-name="TableCell2662">
            <text:p text:style-name="P2663"/>
          </table:table-cell>
          <table:table-cell table:style-name="TableCell2664">
            <text:p text:style-name="P2665"/>
          </table:table-cell>
        </table:table-row>
        <table:table-row table:style-name="TableRow2666">
          <table:table-cell table:style-name="TableCell2667">
            <text:p text:style-name="P2668"/>
          </table:table-cell>
          <table:table-cell table:style-name="TableCell2669">
            <text:p text:style-name="P2670"/>
          </table:table-cell>
          <table:table-cell table:style-name="TableCell2671">
            <text:p text:style-name="P2672"/>
          </table:table-cell>
        </table:table-row>
        <table:table-row table:style-name="TableRow2673">
          <table:table-cell table:style-name="TableCell2674">
            <text:p text:style-name="P2675"/>
          </table:table-cell>
          <table:table-cell table:style-name="TableCell2676">
            <text:p text:style-name="P2677"/>
          </table:table-cell>
          <table:table-cell table:style-name="TableCell2678">
            <text:p text:style-name="P2679"/>
          </table:table-cell>
        </table:table-row>
        <table:table-row table:style-name="TableRow2680">
          <table:table-cell table:style-name="TableCell2681">
            <text:p text:style-name="P2682"/>
          </table:table-cell>
          <table:table-cell table:style-name="TableCell2683">
            <text:p text:style-name="P2684"/>
          </table:table-cell>
          <table:table-cell table:style-name="TableCell2685">
            <text:p text:style-name="P2686"/>
          </table:table-cell>
        </table:table-row>
        <table:table-row table:style-name="TableRow2687">
          <table:table-cell table:style-name="TableCell2688">
            <text:p text:style-name="P2689"/>
          </table:table-cell>
          <table:table-cell table:style-name="TableCell2690">
            <text:p text:style-name="P2691"/>
          </table:table-cell>
          <table:table-cell table:style-name="TableCell2692">
            <text:p text:style-name="P2693"/>
          </table:table-cell>
        </table:table-row>
        <table:table-row table:style-name="TableRow2694">
          <table:table-cell table:style-name="TableCell2695">
            <text:p text:style-name="P2696"/>
          </table:table-cell>
          <table:table-cell table:style-name="TableCell2697">
            <text:p text:style-name="P2698"/>
          </table:table-cell>
          <table:table-cell table:style-name="TableCell2699">
            <text:p text:style-name="P2700"/>
          </table:table-cell>
        </table:table-row>
        <table:table-row table:style-name="TableRow2701">
          <table:table-cell table:style-name="TableCell2702">
            <text:p text:style-name="P2703"/>
          </table:table-cell>
          <table:table-cell table:style-name="TableCell2704">
            <text:p text:style-name="P2705"/>
          </table:table-cell>
          <table:table-cell table:style-name="TableCell2706">
            <text:p text:style-name="P2707"/>
          </table:table-cell>
        </table:table-row>
        <table:table-row table:style-name="TableRow2708">
          <table:table-cell table:style-name="TableCell2709">
            <text:p text:style-name="P2710">Risorse Fisiche</text:p>
          </table:table-cell>
          <table:table-cell table:style-name="TableCell2711">
            <text:p text:style-name="P2712"/>
          </table:table-cell>
          <table:table-cell table:style-name="TableCell2713">
            <text:p text:style-name="P2714"/>
          </table:table-cell>
        </table:table-row>
        <table:table-row table:style-name="TableRow2715">
          <table:table-cell table:style-name="TableCell2716">
            <text:p text:style-name="P2717">Locali</text:p>
          </table:table-cell>
          <table:table-cell table:style-name="TableCell2718">
            <text:p text:style-name="P2719"/>
          </table:table-cell>
          <table:table-cell table:style-name="TableCell2720">
            <text:p text:style-name="P2721">Costo Annuale/Fisso</text:p>
          </table:table-cell>
        </table:table-row>
        <table:table-row table:style-name="TableRow2722">
          <table:table-cell table:style-name="TableCell2723">
            <text:p text:style-name="P2724"/>
          </table:table-cell>
          <table:table-cell table:style-name="TableCell2725">
            <text:p text:style-name="P2726"/>
          </table:table-cell>
          <table:table-cell table:style-name="TableCell2727">
            <text:p text:style-name="P2728"/>
          </table:table-cell>
        </table:table-row>
        <table:table-row table:style-name="TableRow2729">
          <table:table-cell table:style-name="TableCell2730">
            <text:p text:style-name="P2731"/>
          </table:table-cell>
          <table:table-cell table:style-name="TableCell2732">
            <text:p text:style-name="P2733"/>
          </table:table-cell>
          <table:table-cell table:style-name="TableCell2734">
            <text:p text:style-name="P2735"/>
          </table:table-cell>
        </table:table-row>
        <table:table-row table:style-name="TableRow2736">
          <table:table-cell table:style-name="TableCell2737">
            <text:p text:style-name="P2738"/>
          </table:table-cell>
          <table:table-cell table:style-name="TableCell2739">
            <text:p text:style-name="P2740"/>
          </table:table-cell>
          <table:table-cell table:style-name="TableCell2741">
            <text:p text:style-name="P2742"/>
          </table:table-cell>
        </table:table-row>
        <table:table-row table:style-name="TableRow2743">
          <table:table-cell table:style-name="TableCell2744" table:number-columns-spanned="2">
            <text:p text:style-name="P2745">Strutture/Macchinari/Software</text:p>
          </table:table-cell>
          <table:covered-table-cell/>
          <table:table-cell table:style-name="TableCell2746">
            <text:p text:style-name="P2747">Costo Annuale/Fisso</text:p>
          </table:table-cell>
        </table:table-row>
        <table:table-row table:style-name="TableRow2748">
          <table:table-cell table:style-name="TableCell2749">
            <text:p text:style-name="P2750"/>
          </table:table-cell>
          <table:table-cell table:style-name="TableCell2751">
            <text:p text:style-name="P2752"/>
          </table:table-cell>
          <table:table-cell table:style-name="TableCell2753">
            <text:p text:style-name="P2754"/>
          </table:table-cell>
        </table:table-row>
        <table:table-row table:style-name="TableRow2755">
          <table:table-cell table:style-name="TableCell2756">
            <text:p text:style-name="P2757"/>
          </table:table-cell>
          <table:table-cell table:style-name="TableCell2758">
            <text:p text:style-name="P2759"/>
          </table:table-cell>
          <table:table-cell table:style-name="TableCell2760">
            <text:p text:style-name="P2761"/>
          </table:table-cell>
        </table:table-row>
        <table:table-row table:style-name="TableRow2762">
          <table:table-cell table:style-name="TableCell2763">
            <text:p text:style-name="P2764"/>
          </table:table-cell>
          <table:table-cell table:style-name="TableCell2765">
            <text:p text:style-name="P2766"/>
          </table:table-cell>
          <table:table-cell table:style-name="TableCell2767">
            <text:p text:style-name="P2768"/>
          </table:table-cell>
        </table:table-row>
        <table:table-row table:style-name="TableRow2769">
          <table:table-cell table:style-name="TableCell2770">
            <text:p text:style-name="P2771"/>
          </table:table-cell>
          <table:table-cell table:style-name="TableCell2772">
            <text:p text:style-name="P2773"/>
          </table:table-cell>
          <table:table-cell table:style-name="TableCell2774">
            <text:p text:style-name="P2775"/>
          </table:table-cell>
        </table:table-row>
        <table:table-row table:style-name="TableRow2776">
          <table:table-cell table:style-name="TableCell2777">
            <text:p text:style-name="P2778"/>
          </table:table-cell>
          <table:table-cell table:style-name="TableCell2779">
            <text:p text:style-name="P2780"/>
          </table:table-cell>
          <table:table-cell table:style-name="TableCell2781">
            <text:p text:style-name="P2782"/>
          </table:table-cell>
        </table:table-row>
        <table:table-row table:style-name="TableRow2783">
          <table:table-cell table:style-name="TableCell2784">
            <text:p text:style-name="P2785"/>
          </table:table-cell>
          <table:table-cell table:style-name="TableCell2786">
            <text:p text:style-name="P2787"/>
          </table:table-cell>
          <table:table-cell table:style-name="TableCell2788">
            <text:p text:style-name="P2789"/>
          </table:table-cell>
        </table:table-row>
        <table:table-row table:style-name="TableRow2790">
          <table:table-cell table:style-name="TableCell2791">
            <text:p text:style-name="P2792"/>
          </table:table-cell>
          <table:table-cell table:style-name="TableCell2793">
            <text:p text:style-name="P2794"/>
          </table:table-cell>
          <table:table-cell table:style-name="TableCell2795">
            <text:p text:style-name="P2796"/>
          </table:table-cell>
        </table:table-row>
        <table:table-row table:style-name="TableRow2797">
          <table:table-cell table:style-name="TableCell2798">
            <text:p text:style-name="P2799"/>
          </table:table-cell>
          <table:table-cell table:style-name="TableCell2800">
            <text:p text:style-name="P2801"/>
          </table:table-cell>
          <table:table-cell table:style-name="TableCell2802">
            <text:p text:style-name="P2803"/>
          </table:table-cell>
        </table:table-row>
        <table:table-row table:style-name="TableRow2804">
          <table:table-cell table:style-name="TableCell2805">
            <text:p text:style-name="P2806"/>
          </table:table-cell>
          <table:table-cell table:style-name="TableCell2807">
            <text:p text:style-name="P2808"/>
          </table:table-cell>
          <table:table-cell table:style-name="TableCell2809">
            <text:p text:style-name="P2810"/>
          </table:table-cell>
        </table:table-row>
        <table:table-row table:style-name="TableRow2811">
          <table:table-cell table:style-name="TableCell2812">
            <text:p text:style-name="P2813"/>
          </table:table-cell>
          <table:table-cell table:style-name="TableCell2814">
            <text:p text:style-name="P2815"/>
          </table:table-cell>
          <table:table-cell table:style-name="TableCell2816">
            <text:p text:style-name="P2817"/>
          </table:table-cell>
        </table:table-row>
        <table:table-row table:style-name="TableRow2818">
          <table:table-cell table:style-name="TableCell2819">
            <text:p text:style-name="P2820"/>
          </table:table-cell>
          <table:table-cell table:style-name="TableCell2821">
            <text:p text:style-name="P2822"/>
          </table:table-cell>
          <table:table-cell table:style-name="TableCell2823">
            <text:p text:style-name="P2824"/>
          </table:table-cell>
        </table:table-row>
        <table:table-row table:style-name="TableRow2825">
          <table:table-cell table:style-name="TableCell2826">
            <text:p text:style-name="P2827"/>
          </table:table-cell>
          <table:table-cell table:style-name="TableCell2828">
            <text:p text:style-name="P2829"/>
          </table:table-cell>
          <table:table-cell table:style-name="TableCell2830">
            <text:p text:style-name="P2831"/>
          </table:table-cell>
        </table:table-row>
        <table:table-row table:style-name="TableRow2832">
          <table:table-cell table:style-name="TableCell2833">
            <text:p text:style-name="P2834"/>
          </table:table-cell>
          <table:table-cell table:style-name="TableCell2835">
            <text:p text:style-name="P2836"/>
          </table:table-cell>
          <table:table-cell table:style-name="TableCell2837">
            <text:p text:style-name="P2838"/>
          </table:table-cell>
        </table:table-row>
        <table:table-row table:style-name="TableRow2839">
          <table:table-cell table:style-name="TableCell2840">
            <text:p text:style-name="P2841"/>
          </table:table-cell>
          <table:table-cell table:style-name="TableCell2842">
            <text:p text:style-name="P2843"/>
          </table:table-cell>
          <table:table-cell table:style-name="TableCell2844">
            <text:p text:style-name="P2845"/>
          </table:table-cell>
        </table:table-row>
        <table:table-row table:style-name="TableRow2846">
          <table:table-cell table:style-name="TableCell2847">
            <text:p text:style-name="P2848"/>
          </table:table-cell>
          <table:table-cell table:style-name="TableCell2849">
            <text:p text:style-name="P2850"/>
          </table:table-cell>
          <table:table-cell table:style-name="TableCell2851">
            <text:p text:style-name="P2852"/>
          </table:table-cell>
        </table:table-row>
        <table:table-row table:style-name="TableRow2853">
          <table:table-cell table:style-name="TableCell2854">
            <text:p text:style-name="P2855"/>
          </table:table-cell>
          <table:table-cell table:style-name="TableCell2856">
            <text:p text:style-name="P2857"/>
          </table:table-cell>
          <table:table-cell table:style-name="TableCell2858">
            <text:p text:style-name="P2859"/>
          </table:table-cell>
        </table:table-row>
        <table:table-row table:style-name="TableRow2860">
          <table:table-cell table:style-name="TableCell2861">
            <text:p text:style-name="P2862"/>
          </table:table-cell>
          <table:table-cell table:style-name="TableCell2863">
            <text:p text:style-name="P2864"/>
          </table:table-cell>
          <table:table-cell table:style-name="TableCell2865">
            <text:p text:style-name="P2866"/>
          </table:table-cell>
        </table:table-row>
        <table:table-row table:style-name="TableRow2867">
          <table:table-cell table:style-name="TableCell2868">
            <text:p text:style-name="P2869">Risorse Intellettuali</text:p>
          </table:table-cell>
          <table:table-cell table:style-name="TableCell2870">
            <text:p text:style-name="P2871"/>
          </table:table-cell>
          <table:table-cell table:style-name="TableCell2872">
            <text:p text:style-name="P2873"/>
          </table:table-cell>
        </table:table-row>
        <table:table-row table:style-name="TableRow2874">
          <table:table-cell table:style-name="TableCell2875">
            <text:p text:style-name="P2876">Brevetti</text:p>
          </table:table-cell>
          <table:table-cell table:style-name="TableCell2877">
            <text:p text:style-name="P2878"/>
          </table:table-cell>
          <table:table-cell table:style-name="TableCell2879">
            <text:p text:style-name="P2880">Costo Annuale/Fisso</text:p>
          </table:table-cell>
        </table:table-row>
        <table:table-row table:style-name="TableRow2881">
          <table:table-cell table:style-name="TableCell2882">
            <text:p text:style-name="P2883"/>
          </table:table-cell>
          <table:table-cell table:style-name="TableCell2884">
            <text:p text:style-name="P2885"/>
          </table:table-cell>
          <table:table-cell table:style-name="TableCell2886">
            <text:p text:style-name="P2887"/>
          </table:table-cell>
        </table:table-row>
        <table:table-row table:style-name="TableRow2888">
          <table:table-cell table:style-name="TableCell2889">
            <text:p text:style-name="P2890"/>
          </table:table-cell>
          <table:table-cell table:style-name="TableCell2891">
            <text:p text:style-name="P2892"/>
          </table:table-cell>
          <table:table-cell table:style-name="TableCell2893">
            <text:p text:style-name="P2894"/>
          </table:table-cell>
        </table:table-row>
        <table:table-row table:style-name="TableRow2895">
          <table:table-cell table:style-name="TableCell2896">
            <text:p text:style-name="P2897"/>
          </table:table-cell>
          <table:table-cell table:style-name="TableCell2898">
            <text:p text:style-name="P2899"/>
          </table:table-cell>
          <table:table-cell table:style-name="TableCell2900">
            <text:p text:style-name="P2901"/>
          </table:table-cell>
        </table:table-row>
        <table:table-row table:style-name="TableRow2902">
          <table:table-cell table:style-name="TableCell2903">
            <text:p text:style-name="P2904"/>
          </table:table-cell>
          <table:table-cell table:style-name="TableCell2905">
            <text:p text:style-name="P2906"/>
          </table:table-cell>
          <table:table-cell table:style-name="TableCell2907">
            <text:p text:style-name="P2908"/>
          </table:table-cell>
        </table:table-row>
        <table:table-row table:style-name="TableRow2909">
          <table:table-cell table:style-name="TableCell2910">
            <text:p text:style-name="P2911"/>
          </table:table-cell>
          <table:table-cell table:style-name="TableCell2912">
            <text:p text:style-name="P2913"/>
          </table:table-cell>
          <table:table-cell table:style-name="TableCell2914">
            <text:p text:style-name="P2915"/>
          </table:table-cell>
        </table:table-row>
        <table:table-row table:style-name="TableRow2916">
          <table:table-cell table:style-name="TableCell2917">
            <text:p text:style-name="P2918"/>
          </table:table-cell>
          <table:table-cell table:style-name="TableCell2919">
            <text:p text:style-name="P2920"/>
          </table:table-cell>
          <table:table-cell table:style-name="TableCell2921">
            <text:p text:style-name="P2922"/>
          </table:table-cell>
        </table:table-row>
        <table:table-row table:style-name="TableRow2923">
          <table:table-cell table:style-name="TableCell2924">
            <text:p text:style-name="P2925"/>
          </table:table-cell>
          <table:table-cell table:style-name="TableCell2926">
            <text:p text:style-name="P2927"/>
          </table:table-cell>
          <table:table-cell table:style-name="TableCell2928">
            <text:p text:style-name="P2929"/>
          </table:table-cell>
        </table:table-row>
        <table:table-row table:style-name="TableRow2930">
          <table:table-cell table:style-name="TableCell2931">
            <text:p text:style-name="P2932"/>
          </table:table-cell>
          <table:table-cell table:style-name="TableCell2933">
            <text:p text:style-name="P2934"/>
          </table:table-cell>
          <table:table-cell table:style-name="TableCell2935">
            <text:p text:style-name="P2936"/>
          </table:table-cell>
        </table:table-row>
        <table:table-row table:style-name="TableRow2937">
          <table:table-cell table:style-name="TableCell2938">
            <text:p text:style-name="P2939"/>
          </table:table-cell>
          <table:table-cell table:style-name="TableCell2940">
            <text:p text:style-name="P2941"/>
          </table:table-cell>
          <table:table-cell table:style-name="TableCell2942">
            <text:p text:style-name="P2943"/>
          </table:table-cell>
        </table:table-row>
        <table:table-row table:style-name="TableRow2944">
          <table:table-cell table:style-name="TableCell2945">
            <text:p text:style-name="P2946"/>
          </table:table-cell>
          <table:table-cell table:style-name="TableCell2947">
            <text:p text:style-name="P2948"/>
          </table:table-cell>
          <table:table-cell table:style-name="TableCell2949">
            <text:p text:style-name="P2950"/>
          </table:table-cell>
        </table:table-row>
        <table:table-row table:style-name="TableRow2951">
          <table:table-cell table:style-name="TableCell2952">
            <text:p text:style-name="P2953"/>
          </table:table-cell>
          <table:table-cell table:style-name="TableCell2954">
            <text:p text:style-name="P2955"/>
          </table:table-cell>
          <table:table-cell table:style-name="TableCell2956">
            <text:p text:style-name="P2957"/>
          </table:table-cell>
        </table:table-row>
        <table:table-row table:style-name="TableRow2958">
          <table:table-cell table:style-name="TableCell2959">
            <text:p text:style-name="P2960"/>
          </table:table-cell>
          <table:table-cell table:style-name="TableCell2961">
            <text:p text:style-name="P2962"/>
          </table:table-cell>
          <table:table-cell table:style-name="TableCell2963">
            <text:p text:style-name="P2964"/>
          </table:table-cell>
        </table:table-row>
        <table:table-row table:style-name="TableRow2965">
          <table:table-cell table:style-name="TableCell2966">
            <text:p text:style-name="P2967">Altri Costi Fissi</text:p>
          </table:table-cell>
          <table:table-cell table:style-name="TableCell2968">
            <text:p text:style-name="P2969"/>
          </table:table-cell>
          <table:table-cell table:style-name="TableCell2970">
            <text:p text:style-name="P2971"/>
          </table:table-cell>
        </table:table-row>
        <table:table-row table:style-name="TableRow2972">
          <table:table-cell table:style-name="TableCell2973">
            <text:p text:style-name="P2974">Burocrazia</text:p>
          </table:table-cell>
          <table:table-cell table:style-name="TableCell2975">
            <text:p text:style-name="P2976"/>
          </table:table-cell>
          <table:table-cell table:style-name="TableCell2977">
            <text:p text:style-name="P2978">Costo Annuale/Fisso</text:p>
          </table:table-cell>
        </table:table-row>
        <table:table-row table:style-name="TableRow2979">
          <table:table-cell table:style-name="TableCell2980">
            <text:p text:style-name="P2981"/>
          </table:table-cell>
          <table:table-cell table:style-name="TableCell2982">
            <text:p text:style-name="P2983"/>
          </table:table-cell>
          <table:table-cell table:style-name="TableCell2984">
            <text:p text:style-name="P2985"/>
          </table:table-cell>
        </table:table-row>
        <table:table-row table:style-name="TableRow2986">
          <table:table-cell table:style-name="TableCell2987">
            <text:p text:style-name="P2988"/>
          </table:table-cell>
          <table:table-cell table:style-name="TableCell2989">
            <text:p text:style-name="P2990"/>
          </table:table-cell>
          <table:table-cell table:style-name="TableCell2991">
            <text:p text:style-name="P2992"/>
          </table:table-cell>
        </table:table-row>
        <table:table-row table:style-name="TableRow2993">
          <table:table-cell table:style-name="TableCell2994">
            <text:p text:style-name="P2995"/>
          </table:table-cell>
          <table:table-cell table:style-name="TableCell2996">
            <text:p text:style-name="P2997"/>
          </table:table-cell>
          <table:table-cell table:style-name="TableCell2998">
            <text:p text:style-name="P2999"/>
          </table:table-cell>
        </table:table-row>
        <table:table-row table:style-name="TableRow3000">
          <table:table-cell table:style-name="TableCell3001">
            <text:p text:style-name="P3002"/>
          </table:table-cell>
          <table:table-cell table:style-name="TableCell3003">
            <text:p text:style-name="P3004"/>
          </table:table-cell>
          <table:table-cell table:style-name="TableCell3005">
            <text:p text:style-name="P3006"/>
          </table:table-cell>
        </table:table-row>
        <table:table-row table:style-name="TableRow3007">
          <table:table-cell table:style-name="TableCell3008">
            <text:p text:style-name="P3009"/>
          </table:table-cell>
          <table:table-cell table:style-name="TableCell3010">
            <text:p text:style-name="P3011"/>
          </table:table-cell>
          <table:table-cell table:style-name="TableCell3012">
            <text:p text:style-name="P3013"/>
          </table:table-cell>
        </table:table-row>
        <table:table-row table:style-name="TableRow3014">
          <table:table-cell table:style-name="TableCell3015">
            <text:p text:style-name="P3016"/>
          </table:table-cell>
          <table:table-cell table:style-name="TableCell3017">
            <text:p text:style-name="P3018"/>
          </table:table-cell>
          <table:table-cell table:style-name="TableCell3019">
            <text:p text:style-name="P3020"/>
          </table:table-cell>
        </table:table-row>
        <table:table-row table:style-name="TableRow3021">
          <table:table-cell table:style-name="TableCell3022">
            <text:p text:style-name="P3023"/>
          </table:table-cell>
          <table:table-cell table:style-name="TableCell3024">
            <text:p text:style-name="P3025"/>
          </table:table-cell>
          <table:table-cell table:style-name="TableCell3026">
            <text:p text:style-name="P3027"/>
          </table:table-cell>
        </table:table-row>
        <table:table-row table:style-name="TableRow3028">
          <table:table-cell table:style-name="TableCell3029">
            <text:p text:style-name="P3030"/>
          </table:table-cell>
          <table:table-cell table:style-name="TableCell3031">
            <text:p text:style-name="P3032"/>
          </table:table-cell>
          <table:table-cell table:style-name="TableCell3033">
            <text:p text:style-name="P3034"/>
          </table:table-cell>
        </table:table-row>
        <table:table-row table:style-name="TableRow3035">
          <table:table-cell table:style-name="TableCell3036">
            <text:p text:style-name="P3037">Costi Variabili</text:p>
          </table:table-cell>
          <table:table-cell table:style-name="TableCell3038">
            <text:p text:style-name="P3039"/>
          </table:table-cell>
          <table:table-cell table:style-name="TableCell3040">
            <text:p text:style-name="P3041"/>
          </table:table-cell>
        </table:table-row>
        <table:table-row table:style-name="TableRow3042">
          <table:table-cell table:style-name="TableCell3043">
            <text:p text:style-name="P3044"/>
          </table:table-cell>
          <table:table-cell table:style-name="TableCell3045">
            <text:p text:style-name="P3046"/>
          </table:table-cell>
          <table:table-cell table:style-name="TableCell3047">
            <text:p text:style-name="P3048">Costo per unità di Prodotto</text:p>
          </table:table-cell>
        </table:table-row>
        <table:table-row table:style-name="TableRow3049">
          <table:table-cell table:style-name="TableCell3050">
            <text:p text:style-name="P3051"/>
          </table:table-cell>
          <table:table-cell table:style-name="TableCell3052">
            <text:p text:style-name="P3053"/>
          </table:table-cell>
          <table:table-cell table:style-name="TableCell3054">
            <text:p text:style-name="P3055"/>
          </table:table-cell>
        </table:table-row>
        <table:table-row table:style-name="TableRow3056">
          <table:table-cell table:style-name="TableCell3057">
            <text:p text:style-name="P3058"/>
          </table:table-cell>
          <table:table-cell table:style-name="TableCell3059">
            <text:p text:style-name="P3060"/>
          </table:table-cell>
          <table:table-cell table:style-name="TableCell3061">
            <text:p text:style-name="P3062"/>
          </table:table-cell>
        </table:table-row>
        <table:table-row table:style-name="TableRow3063">
          <table:table-cell table:style-name="TableCell3064">
            <text:p text:style-name="P3065"/>
          </table:table-cell>
          <table:table-cell table:style-name="TableCell3066">
            <text:p text:style-name="P3067"/>
          </table:table-cell>
          <table:table-cell table:style-name="TableCell3068">
            <text:p text:style-name="P3069"/>
          </table:table-cell>
        </table:table-row>
        <table:table-row table:style-name="TableRow3070">
          <table:table-cell table:style-name="TableCell3071">
            <text:p text:style-name="P3072"/>
          </table:table-cell>
          <table:table-cell table:style-name="TableCell3073">
            <text:p text:style-name="P3074"/>
          </table:table-cell>
          <table:table-cell table:style-name="TableCell3075">
            <text:p text:style-name="P3076"/>
          </table:table-cell>
        </table:table-row>
      </table:table>
      <text:p text:style-name="Standard"/>
      <text:p text:style-name="Standard"/>
      <text:p text:style-name="P3077"/>
      <table:table table:style-name="Table3078">
        <table:table-columns>
          <table:table-column table:style-name="TableColumn3079"/>
          <table:table-column table:style-name="TableColumn3080"/>
          <table:table-column table:style-name="TableColumn3081"/>
        </table:table-columns>
        <table:table-row table:style-name="TableRow3082">
          <table:table-cell table:style-name="TableCell3083">
            <text:h text:style-name="P3084" text:outline-level="1">Costi ANNO 2</text:h>
          </table:table-cell>
          <table:table-cell table:style-name="TableCell3085">
            <text:p text:style-name="P3086"/>
          </table:table-cell>
          <table:table-cell table:style-name="TableCell3087">
            <text:p text:style-name="P3088"/>
          </table:table-cell>
        </table:table-row>
        <table:table-row table:style-name="TableRow3089">
          <table:table-cell table:style-name="TableCell3090">
            <text:p text:style-name="P3091"/>
          </table:table-cell>
          <table:table-cell table:style-name="TableCell3092">
            <text:p text:style-name="P3093"/>
          </table:table-cell>
          <table:table-cell table:style-name="TableCell3094">
            <text:p text:style-name="P3095"/>
          </table:table-cell>
        </table:table-row>
        <table:table-row table:style-name="TableRow3096">
          <table:table-cell table:style-name="TableCell3097">
            <text:p text:style-name="P3098">Risorse Umane</text:p>
          </table:table-cell>
          <table:table-cell table:style-name="TableCell3099">
            <text:p text:style-name="P3100"/>
          </table:table-cell>
          <table:table-cell table:style-name="TableCell3101">
            <text:p text:style-name="P3102"/>
          </table:table-cell>
        </table:table-row>
        <table:table-row table:style-name="TableRow3103">
          <table:table-cell table:style-name="TableCell3104">
            <text:p text:style-name="P3105"/>
          </table:table-cell>
          <table:table-cell table:style-name="TableCell3106">
            <text:p text:style-name="P3107"/>
          </table:table-cell>
          <table:table-cell table:style-name="TableCell3108">
            <text:p text:style-name="P3109"/>
          </table:table-cell>
        </table:table-row>
        <table:table-row table:style-name="TableRow3110">
          <table:table-cell table:style-name="TableCell3111">
            <text:p text:style-name="P3112">Fondatori</text:p>
          </table:table-cell>
          <table:table-cell table:style-name="TableCell3113">
            <text:p text:style-name="P3114"/>
          </table:table-cell>
          <table:table-cell table:style-name="TableCell3115">
            <text:p text:style-name="P3116"/>
          </table:table-cell>
        </table:table-row>
        <table:table-row table:style-name="TableRow3117">
          <table:table-cell table:style-name="TableCell3118">
            <text:p text:style-name="P3119">nome</text:p>
          </table:table-cell>
          <table:table-cell table:style-name="TableCell3120">
            <text:p text:style-name="P3121">ruolo</text:p>
          </table:table-cell>
          <table:table-cell table:style-name="TableCell3122">
            <text:p text:style-name="P3123">stipendio lordo annuo</text:p>
          </table:table-cell>
        </table:table-row>
        <table:table-row table:style-name="TableRow3124">
          <table:table-cell table:style-name="TableCell3125">
            <text:p text:style-name="P3126"/>
          </table:table-cell>
          <table:table-cell table:style-name="TableCell3127">
            <text:p text:style-name="P3128"/>
          </table:table-cell>
          <table:table-cell table:style-name="TableCell3129">
            <text:p text:style-name="P3130"/>
          </table:table-cell>
        </table:table-row>
        <table:table-row table:style-name="TableRow3131">
          <table:table-cell table:style-name="TableCell3132">
            <text:p text:style-name="P3133"/>
          </table:table-cell>
          <table:table-cell table:style-name="TableCell3134">
            <text:p text:style-name="P3135"/>
          </table:table-cell>
          <table:table-cell table:style-name="TableCell3136">
            <text:p text:style-name="P3137"/>
          </table:table-cell>
        </table:table-row>
        <table:table-row table:style-name="TableRow3138">
          <table:table-cell table:style-name="TableCell3139">
            <text:p text:style-name="P3140"/>
          </table:table-cell>
          <table:table-cell table:style-name="TableCell3141">
            <text:p text:style-name="P3142"/>
          </table:table-cell>
          <table:table-cell table:style-name="TableCell3143">
            <text:p text:style-name="P3144"/>
          </table:table-cell>
        </table:table-row>
        <table:table-row table:style-name="TableRow3145">
          <table:table-cell table:style-name="TableCell3146">
            <text:p text:style-name="P3147"/>
          </table:table-cell>
          <table:table-cell table:style-name="TableCell3148">
            <text:p text:style-name="P3149"/>
          </table:table-cell>
          <table:table-cell table:style-name="TableCell3150">
            <text:p text:style-name="P3151"/>
          </table:table-cell>
        </table:table-row>
        <table:table-row table:style-name="TableRow3152">
          <table:table-cell table:style-name="TableCell3153">
            <text:p text:style-name="P3154"/>
          </table:table-cell>
          <table:table-cell table:style-name="TableCell3155">
            <text:p text:style-name="P3156"/>
          </table:table-cell>
          <table:table-cell table:style-name="TableCell3157">
            <text:p text:style-name="P3158"/>
          </table:table-cell>
        </table:table-row>
        <table:table-row table:style-name="TableRow3159">
          <table:table-cell table:style-name="TableCell3160">
            <text:p text:style-name="P3161"/>
          </table:table-cell>
          <table:table-cell table:style-name="TableCell3162">
            <text:p text:style-name="P3163"/>
          </table:table-cell>
          <table:table-cell table:style-name="TableCell3164">
            <text:p text:style-name="P3165"/>
          </table:table-cell>
        </table:table-row>
        <table:table-row table:style-name="TableRow3166">
          <table:table-cell table:style-name="TableCell3167">
            <text:p text:style-name="P3168">Staff</text:p>
          </table:table-cell>
          <table:table-cell table:style-name="TableCell3169">
            <text:p text:style-name="P3170"/>
          </table:table-cell>
          <table:table-cell table:style-name="TableCell3171">
            <text:p text:style-name="P3172"/>
          </table:table-cell>
        </table:table-row>
        <table:table-row table:style-name="TableRow3173">
          <table:table-cell table:style-name="TableCell3174">
            <text:p text:style-name="P3175">numero</text:p>
          </table:table-cell>
          <table:table-cell table:style-name="TableCell3176">
            <text:p text:style-name="P3177">ruolo</text:p>
          </table:table-cell>
          <table:table-cell table:style-name="TableCell3178">
            <text:p text:style-name="P3179">stipendio lordo annuo</text:p>
          </table:table-cell>
        </table:table-row>
        <table:table-row table:style-name="TableRow3180">
          <table:table-cell table:style-name="TableCell3181">
            <text:p text:style-name="P3182"/>
          </table:table-cell>
          <table:table-cell table:style-name="TableCell3183">
            <text:p text:style-name="P3184"/>
          </table:table-cell>
          <table:table-cell table:style-name="TableCell3185">
            <text:p text:style-name="P3186"/>
          </table:table-cell>
        </table:table-row>
        <table:table-row table:style-name="TableRow3187">
          <table:table-cell table:style-name="TableCell3188">
            <text:p text:style-name="P3189"/>
          </table:table-cell>
          <table:table-cell table:style-name="TableCell3190">
            <text:p text:style-name="P3191"/>
          </table:table-cell>
          <table:table-cell table:style-name="TableCell3192">
            <text:p text:style-name="P3193"/>
          </table:table-cell>
        </table:table-row>
        <table:table-row table:style-name="TableRow3194">
          <table:table-cell table:style-name="TableCell3195">
            <text:p text:style-name="P3196"/>
          </table:table-cell>
          <table:table-cell table:style-name="TableCell3197">
            <text:p text:style-name="P3198"/>
          </table:table-cell>
          <table:table-cell table:style-name="TableCell3199">
            <text:p text:style-name="P3200"/>
          </table:table-cell>
        </table:table-row>
        <table:table-row table:style-name="TableRow3201">
          <table:table-cell table:style-name="TableCell3202">
            <text:p text:style-name="P3203"/>
          </table:table-cell>
          <table:table-cell table:style-name="TableCell3204">
            <text:p text:style-name="P3205"/>
          </table:table-cell>
          <table:table-cell table:style-name="TableCell3206">
            <text:p text:style-name="P3207"/>
          </table:table-cell>
        </table:table-row>
        <table:table-row table:style-name="TableRow3208">
          <table:table-cell table:style-name="TableCell3209">
            <text:p text:style-name="P3210"/>
          </table:table-cell>
          <table:table-cell table:style-name="TableCell3211">
            <text:p text:style-name="P3212"/>
          </table:table-cell>
          <table:table-cell table:style-name="TableCell3213">
            <text:p text:style-name="P3214"/>
          </table:table-cell>
        </table:table-row>
        <table:table-row table:style-name="TableRow3215">
          <table:table-cell table:style-name="TableCell3216">
            <text:p text:style-name="P3217"/>
          </table:table-cell>
          <table:table-cell table:style-name="TableCell3218">
            <text:p text:style-name="P3219"/>
          </table:table-cell>
          <table:table-cell table:style-name="TableCell3220">
            <text:p text:style-name="P3221"/>
          </table:table-cell>
        </table:table-row>
        <table:table-row table:style-name="TableRow3222">
          <table:table-cell table:style-name="TableCell3223">
            <text:p text:style-name="P3224"/>
          </table:table-cell>
          <table:table-cell table:style-name="TableCell3225">
            <text:p text:style-name="P3226"/>
          </table:table-cell>
          <table:table-cell table:style-name="TableCell3227">
            <text:p text:style-name="P3228"/>
          </table:table-cell>
        </table:table-row>
        <table:table-row table:style-name="TableRow3229">
          <table:table-cell table:style-name="TableCell3230">
            <text:p text:style-name="P3231"/>
          </table:table-cell>
          <table:table-cell table:style-name="TableCell3232">
            <text:p text:style-name="P3233"/>
          </table:table-cell>
          <table:table-cell table:style-name="TableCell3234">
            <text:p text:style-name="P3235"/>
          </table:table-cell>
        </table:table-row>
        <table:table-row table:style-name="TableRow3236">
          <table:table-cell table:style-name="TableCell3237">
            <text:p text:style-name="P3238"/>
          </table:table-cell>
          <table:table-cell table:style-name="TableCell3239">
            <text:p text:style-name="P3240"/>
          </table:table-cell>
          <table:table-cell table:style-name="TableCell3241">
            <text:p text:style-name="P3242"/>
          </table:table-cell>
        </table:table-row>
        <table:table-row table:style-name="TableRow3243">
          <table:table-cell table:style-name="TableCell3244">
            <text:p text:style-name="P3245"/>
          </table:table-cell>
          <table:table-cell table:style-name="TableCell3246">
            <text:p text:style-name="P3247"/>
          </table:table-cell>
          <table:table-cell table:style-name="TableCell3248">
            <text:p text:style-name="P3249"/>
          </table:table-cell>
        </table:table-row>
        <table:table-row table:style-name="TableRow3250">
          <table:table-cell table:style-name="TableCell3251">
            <text:p text:style-name="P3252">Risorse Fisiche</text:p>
          </table:table-cell>
          <table:table-cell table:style-name="TableCell3253">
            <text:p text:style-name="P3254"/>
          </table:table-cell>
          <table:table-cell table:style-name="TableCell3255">
            <text:p text:style-name="P3256"/>
          </table:table-cell>
        </table:table-row>
        <table:table-row table:style-name="TableRow3257">
          <table:table-cell table:style-name="TableCell3258">
            <text:p text:style-name="P3259">Locali</text:p>
          </table:table-cell>
          <table:table-cell table:style-name="TableCell3260">
            <text:p text:style-name="P3261"/>
          </table:table-cell>
          <table:table-cell table:style-name="TableCell3262">
            <text:p text:style-name="P3263">Costo Annuale/Fisso</text:p>
          </table:table-cell>
        </table:table-row>
        <table:table-row table:style-name="TableRow3264">
          <table:table-cell table:style-name="TableCell3265">
            <text:p text:style-name="P3266"/>
          </table:table-cell>
          <table:table-cell table:style-name="TableCell3267">
            <text:p text:style-name="P3268"/>
          </table:table-cell>
          <table:table-cell table:style-name="TableCell3269">
            <text:p text:style-name="P3270"/>
          </table:table-cell>
        </table:table-row>
        <table:table-row table:style-name="TableRow3271">
          <table:table-cell table:style-name="TableCell3272">
            <text:p text:style-name="P3273"/>
          </table:table-cell>
          <table:table-cell table:style-name="TableCell3274">
            <text:p text:style-name="P3275"/>
          </table:table-cell>
          <table:table-cell table:style-name="TableCell3276">
            <text:p text:style-name="P3277"/>
          </table:table-cell>
        </table:table-row>
        <table:table-row table:style-name="TableRow3278">
          <table:table-cell table:style-name="TableCell3279">
            <text:p text:style-name="P3280"/>
          </table:table-cell>
          <table:table-cell table:style-name="TableCell3281">
            <text:p text:style-name="P3282"/>
          </table:table-cell>
          <table:table-cell table:style-name="TableCell3283">
            <text:p text:style-name="P3284"/>
          </table:table-cell>
        </table:table-row>
        <table:table-row table:style-name="TableRow3285">
          <table:table-cell table:style-name="TableCell3286" table:number-columns-spanned="2">
            <text:p text:style-name="P3287">Strutture/Macchinari/Software</text:p>
          </table:table-cell>
          <table:covered-table-cell/>
          <table:table-cell table:style-name="TableCell3288">
            <text:p text:style-name="P3289">Costo Annuale/Fisso</text:p>
          </table:table-cell>
        </table:table-row>
        <table:table-row table:style-name="TableRow3290">
          <table:table-cell table:style-name="TableCell3291">
            <text:p text:style-name="P3292"/>
          </table:table-cell>
          <table:table-cell table:style-name="TableCell3293">
            <text:p text:style-name="P3294"/>
          </table:table-cell>
          <table:table-cell table:style-name="TableCell3295">
            <text:p text:style-name="P3296"/>
          </table:table-cell>
        </table:table-row>
        <table:table-row table:style-name="TableRow3297">
          <table:table-cell table:style-name="TableCell3298">
            <text:p text:style-name="P3299"/>
          </table:table-cell>
          <table:table-cell table:style-name="TableCell3300">
            <text:p text:style-name="P3301"/>
          </table:table-cell>
          <table:table-cell table:style-name="TableCell3302">
            <text:p text:style-name="P3303"/>
          </table:table-cell>
        </table:table-row>
        <table:table-row table:style-name="TableRow3304">
          <table:table-cell table:style-name="TableCell3305">
            <text:p text:style-name="P3306"/>
          </table:table-cell>
          <table:table-cell table:style-name="TableCell3307">
            <text:p text:style-name="P3308"/>
          </table:table-cell>
          <table:table-cell table:style-name="TableCell3309">
            <text:p text:style-name="P3310"/>
          </table:table-cell>
        </table:table-row>
        <table:table-row table:style-name="TableRow3311">
          <table:table-cell table:style-name="TableCell3312">
            <text:p text:style-name="P3313"/>
          </table:table-cell>
          <table:table-cell table:style-name="TableCell3314">
            <text:p text:style-name="P3315"/>
          </table:table-cell>
          <table:table-cell table:style-name="TableCell3316">
            <text:p text:style-name="P3317"/>
          </table:table-cell>
        </table:table-row>
        <table:table-row table:style-name="TableRow3318">
          <table:table-cell table:style-name="TableCell3319">
            <text:p text:style-name="P3320"/>
          </table:table-cell>
          <table:table-cell table:style-name="TableCell3321">
            <text:p text:style-name="P3322"/>
          </table:table-cell>
          <table:table-cell table:style-name="TableCell3323">
            <text:p text:style-name="P3324"/>
          </table:table-cell>
        </table:table-row>
        <table:table-row table:style-name="TableRow3325">
          <table:table-cell table:style-name="TableCell3326">
            <text:p text:style-name="P3327"/>
          </table:table-cell>
          <table:table-cell table:style-name="TableCell3328">
            <text:p text:style-name="P3329"/>
          </table:table-cell>
          <table:table-cell table:style-name="TableCell3330">
            <text:p text:style-name="P3331"/>
          </table:table-cell>
        </table:table-row>
        <table:table-row table:style-name="TableRow3332">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
          </table:table-cell>
          <table:table-cell table:style-name="TableCell3342">
            <text:p text:style-name="P3343"/>
          </table:table-cell>
          <table:table-cell table:style-name="TableCell3344">
            <text:p text:style-name="P3345"/>
          </table:table-cell>
        </table:table-row>
        <table:table-row table:style-name="TableRow3346">
          <table:table-cell table:style-name="TableCell3347">
            <text:p text:style-name="P3348"/>
          </table:table-cell>
          <table:table-cell table:style-name="TableCell3349">
            <text:p text:style-name="P3350"/>
          </table:table-cell>
          <table:table-cell table:style-name="TableCell3351">
            <text:p text:style-name="P3352"/>
          </table:table-cell>
        </table:table-row>
        <table:table-row table:style-name="TableRow3353">
          <table:table-cell table:style-name="TableCell3354">
            <text:p text:style-name="P3355"/>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
          </table:table-cell>
          <table:table-cell table:style-name="TableCell3370">
            <text:p text:style-name="P3371"/>
          </table:table-cell>
          <table:table-cell table:style-name="TableCell3372">
            <text:p text:style-name="P3373"/>
          </table:table-cell>
        </table:table-row>
        <table:table-row table:style-name="TableRow3374">
          <table:table-cell table:style-name="TableCell3375">
            <text:p text:style-name="P3376"/>
          </table:table-cell>
          <table:table-cell table:style-name="TableCell3377">
            <text:p text:style-name="P3378"/>
          </table:table-cell>
          <table:table-cell table:style-name="TableCell3379">
            <text:p text:style-name="P3380"/>
          </table:table-cell>
        </table:table-row>
        <table:table-row table:style-name="TableRow3381">
          <table:table-cell table:style-name="TableCell3382">
            <text:p text:style-name="P3383"/>
          </table:table-cell>
          <table:table-cell table:style-name="TableCell3384">
            <text:p text:style-name="P3385"/>
          </table:table-cell>
          <table:table-cell table:style-name="TableCell3386">
            <text:p text:style-name="P3387"/>
          </table:table-cell>
        </table:table-row>
        <table:table-row table:style-name="TableRow3388">
          <table:table-cell table:style-name="TableCell3389">
            <text:p text:style-name="P3390"/>
          </table:table-cell>
          <table:table-cell table:style-name="TableCell3391">
            <text:p text:style-name="P3392"/>
          </table:table-cell>
          <table:table-cell table:style-name="TableCell3393">
            <text:p text:style-name="P3394"/>
          </table:table-cell>
        </table:table-row>
        <table:table-row table:style-name="TableRow3395">
          <table:table-cell table:style-name="TableCell3396">
            <text:p text:style-name="P3397"/>
          </table:table-cell>
          <table:table-cell table:style-name="TableCell3398">
            <text:p text:style-name="P3399"/>
          </table:table-cell>
          <table:table-cell table:style-name="TableCell3400">
            <text:p text:style-name="P3401"/>
          </table:table-cell>
        </table:table-row>
        <table:table-row table:style-name="TableRow3402">
          <table:table-cell table:style-name="TableCell3403">
            <text:p text:style-name="P3404"/>
          </table:table-cell>
          <table:table-cell table:style-name="TableCell3405">
            <text:p text:style-name="P3406"/>
          </table:table-cell>
          <table:table-cell table:style-name="TableCell3407">
            <text:p text:style-name="P3408"/>
          </table:table-cell>
        </table:table-row>
        <table:table-row table:style-name="TableRow3409">
          <table:table-cell table:style-name="TableCell3410">
            <text:p text:style-name="P3411">Risorse Intellettuali</text:p>
          </table:table-cell>
          <table:table-cell table:style-name="TableCell3412">
            <text:p text:style-name="P3413"/>
          </table:table-cell>
          <table:table-cell table:style-name="TableCell3414">
            <text:p text:style-name="P3415"/>
          </table:table-cell>
        </table:table-row>
        <table:table-row table:style-name="TableRow3416">
          <table:table-cell table:style-name="TableCell3417">
            <text:p text:style-name="P3418">Brevetti</text:p>
          </table:table-cell>
          <table:table-cell table:style-name="TableCell3419">
            <text:p text:style-name="P3420"/>
          </table:table-cell>
          <table:table-cell table:style-name="TableCell3421">
            <text:p text:style-name="P3422">Costo Annuale/Fisso</text:p>
          </table:table-cell>
        </table:table-row>
        <table:table-row table:style-name="TableRow3423">
          <table:table-cell table:style-name="TableCell3424">
            <text:p text:style-name="P3425"/>
          </table:table-cell>
          <table:table-cell table:style-name="TableCell3426">
            <text:p text:style-name="P3427"/>
          </table:table-cell>
          <table:table-cell table:style-name="TableCell3428">
            <text:p text:style-name="P3429"/>
          </table:table-cell>
        </table:table-row>
        <table:table-row table:style-name="TableRow3430">
          <table:table-cell table:style-name="TableCell3431">
            <text:p text:style-name="P3432"/>
          </table:table-cell>
          <table:table-cell table:style-name="TableCell3433">
            <text:p text:style-name="P3434"/>
          </table:table-cell>
          <table:table-cell table:style-name="TableCell3435">
            <text:p text:style-name="P3436"/>
          </table:table-cell>
        </table:table-row>
        <table:table-row table:style-name="TableRow3437">
          <table:table-cell table:style-name="TableCell3438">
            <text:p text:style-name="P3439"/>
          </table:table-cell>
          <table:table-cell table:style-name="TableCell3440">
            <text:p text:style-name="P3441"/>
          </table:table-cell>
          <table:table-cell table:style-name="TableCell3442">
            <text:p text:style-name="P3443"/>
          </table:table-cell>
        </table:table-row>
        <table:table-row table:style-name="TableRow3444">
          <table:table-cell table:style-name="TableCell3445">
            <text:p text:style-name="P3446"/>
          </table:table-cell>
          <table:table-cell table:style-name="TableCell3447">
            <text:p text:style-name="P3448"/>
          </table:table-cell>
          <table:table-cell table:style-name="TableCell3449">
            <text:p text:style-name="P3450"/>
          </table:table-cell>
        </table:table-row>
        <table:table-row table:style-name="TableRow3451">
          <table:table-cell table:style-name="TableCell3452">
            <text:p text:style-name="P3453"/>
          </table:table-cell>
          <table:table-cell table:style-name="TableCell3454">
            <text:p text:style-name="P3455"/>
          </table:table-cell>
          <table:table-cell table:style-name="TableCell3456">
            <text:p text:style-name="P3457"/>
          </table:table-cell>
        </table:table-row>
        <table:table-row table:style-name="TableRow3458">
          <table:table-cell table:style-name="TableCell3459">
            <text:p text:style-name="P3460"/>
          </table:table-cell>
          <table:table-cell table:style-name="TableCell3461">
            <text:p text:style-name="P3462"/>
          </table:table-cell>
          <table:table-cell table:style-name="TableCell3463">
            <text:p text:style-name="P3464"/>
          </table:table-cell>
        </table:table-row>
        <table:table-row table:style-name="TableRow3465">
          <table:table-cell table:style-name="TableCell3466">
            <text:p text:style-name="P3467"/>
          </table:table-cell>
          <table:table-cell table:style-name="TableCell3468">
            <text:p text:style-name="P3469"/>
          </table:table-cell>
          <table:table-cell table:style-name="TableCell3470">
            <text:p text:style-name="P3471"/>
          </table:table-cell>
        </table:table-row>
        <table:table-row table:style-name="TableRow3472">
          <table:table-cell table:style-name="TableCell3473">
            <text:p text:style-name="P3474"/>
          </table:table-cell>
          <table:table-cell table:style-name="TableCell3475">
            <text:p text:style-name="P3476"/>
          </table:table-cell>
          <table:table-cell table:style-name="TableCell3477">
            <text:p text:style-name="P3478"/>
          </table:table-cell>
        </table:table-row>
        <table:table-row table:style-name="TableRow3479">
          <table:table-cell table:style-name="TableCell3480">
            <text:p text:style-name="P3481"/>
          </table:table-cell>
          <table:table-cell table:style-name="TableCell3482">
            <text:p text:style-name="P3483"/>
          </table:table-cell>
          <table:table-cell table:style-name="TableCell3484">
            <text:p text:style-name="P3485"/>
          </table:table-cell>
        </table:table-row>
        <table:table-row table:style-name="TableRow3486">
          <table:table-cell table:style-name="TableCell3487">
            <text:p text:style-name="P3488"/>
          </table:table-cell>
          <table:table-cell table:style-name="TableCell3489">
            <text:p text:style-name="P3490"/>
          </table:table-cell>
          <table:table-cell table:style-name="TableCell3491">
            <text:p text:style-name="P3492"/>
          </table:table-cell>
        </table:table-row>
        <table:table-row table:style-name="TableRow3493">
          <table:table-cell table:style-name="TableCell3494">
            <text:p text:style-name="P3495"/>
          </table:table-cell>
          <table:table-cell table:style-name="TableCell3496">
            <text:p text:style-name="P3497"/>
          </table:table-cell>
          <table:table-cell table:style-name="TableCell3498">
            <text:p text:style-name="P3499"/>
          </table:table-cell>
        </table:table-row>
        <table:table-row table:style-name="TableRow3500">
          <table:table-cell table:style-name="TableCell3501">
            <text:p text:style-name="P3502"/>
          </table:table-cell>
          <table:table-cell table:style-name="TableCell3503">
            <text:p text:style-name="P3504"/>
          </table:table-cell>
          <table:table-cell table:style-name="TableCell3505">
            <text:p text:style-name="P3506"/>
          </table:table-cell>
        </table:table-row>
        <table:table-row table:style-name="TableRow3507">
          <table:table-cell table:style-name="TableCell3508">
            <text:p text:style-name="P3509">Altri Costi Fissi</text:p>
          </table:table-cell>
          <table:table-cell table:style-name="TableCell3510">
            <text:p text:style-name="P3511"/>
          </table:table-cell>
          <table:table-cell table:style-name="TableCell3512">
            <text:p text:style-name="P3513"/>
          </table:table-cell>
        </table:table-row>
        <table:table-row table:style-name="TableRow3514">
          <table:table-cell table:style-name="TableCell3515">
            <text:p text:style-name="P3516">Burocrazia</text:p>
          </table:table-cell>
          <table:table-cell table:style-name="TableCell3517">
            <text:p text:style-name="P3518"/>
          </table:table-cell>
          <table:table-cell table:style-name="TableCell3519">
            <text:p text:style-name="P3520">Costo Annuale/Fisso</text:p>
          </table:table-cell>
        </table:table-row>
        <table:table-row table:style-name="TableRow3521">
          <table:table-cell table:style-name="TableCell3522">
            <text:p text:style-name="P3523"/>
          </table:table-cell>
          <table:table-cell table:style-name="TableCell3524">
            <text:p text:style-name="P3525"/>
          </table:table-cell>
          <table:table-cell table:style-name="TableCell3526">
            <text:p text:style-name="P3527"/>
          </table:table-cell>
        </table:table-row>
        <table:table-row table:style-name="TableRow3528">
          <table:table-cell table:style-name="TableCell3529">
            <text:p text:style-name="P3530"/>
          </table:table-cell>
          <table:table-cell table:style-name="TableCell3531">
            <text:p text:style-name="P3532"/>
          </table:table-cell>
          <table:table-cell table:style-name="TableCell3533">
            <text:p text:style-name="P3534"/>
          </table:table-cell>
        </table:table-row>
        <table:table-row table:style-name="TableRow3535">
          <table:table-cell table:style-name="TableCell3536">
            <text:p text:style-name="P3537"/>
          </table:table-cell>
          <table:table-cell table:style-name="TableCell3538">
            <text:p text:style-name="P3539"/>
          </table:table-cell>
          <table:table-cell table:style-name="TableCell3540">
            <text:p text:style-name="P3541"/>
          </table:table-cell>
        </table:table-row>
        <table:table-row table:style-name="TableRow3542">
          <table:table-cell table:style-name="TableCell3543">
            <text:p text:style-name="P3544"/>
          </table:table-cell>
          <table:table-cell table:style-name="TableCell3545">
            <text:p text:style-name="P3546"/>
          </table:table-cell>
          <table:table-cell table:style-name="TableCell3547">
            <text:p text:style-name="P3548"/>
          </table:table-cell>
        </table:table-row>
        <table:table-row table:style-name="TableRow3549">
          <table:table-cell table:style-name="TableCell3550">
            <text:p text:style-name="P3551"/>
          </table:table-cell>
          <table:table-cell table:style-name="TableCell3552">
            <text:p text:style-name="P3553"/>
          </table:table-cell>
          <table:table-cell table:style-name="TableCell3554">
            <text:p text:style-name="P3555"/>
          </table:table-cell>
        </table:table-row>
        <table:table-row table:style-name="TableRow3556">
          <table:table-cell table:style-name="TableCell3557">
            <text:p text:style-name="P3558"/>
          </table:table-cell>
          <table:table-cell table:style-name="TableCell3559">
            <text:p text:style-name="P3560"/>
          </table:table-cell>
          <table:table-cell table:style-name="TableCell3561">
            <text:p text:style-name="P3562"/>
          </table:table-cell>
        </table:table-row>
        <table:table-row table:style-name="TableRow3563">
          <table:table-cell table:style-name="TableCell3564">
            <text:p text:style-name="P3565"/>
          </table:table-cell>
          <table:table-cell table:style-name="TableCell3566">
            <text:p text:style-name="P3567"/>
          </table:table-cell>
          <table:table-cell table:style-name="TableCell3568">
            <text:p text:style-name="P3569"/>
          </table:table-cell>
        </table:table-row>
        <table:table-row table:style-name="TableRow3570">
          <table:table-cell table:style-name="TableCell3571">
            <text:p text:style-name="P3572"/>
          </table:table-cell>
          <table:table-cell table:style-name="TableCell3573">
            <text:p text:style-name="P3574"/>
          </table:table-cell>
          <table:table-cell table:style-name="TableCell3575">
            <text:p text:style-name="P3576"/>
          </table:table-cell>
        </table:table-row>
        <table:table-row table:style-name="TableRow3577">
          <table:table-cell table:style-name="TableCell3578">
            <text:p text:style-name="P3579">Costi Variabili</text:p>
          </table:table-cell>
          <table:table-cell table:style-name="TableCell3580">
            <text:p text:style-name="P3581"/>
          </table:table-cell>
          <table:table-cell table:style-name="TableCell3582">
            <text:p text:style-name="P3583"/>
          </table:table-cell>
        </table:table-row>
        <table:table-row table:style-name="TableRow3584">
          <table:table-cell table:style-name="TableCell3585">
            <text:p text:style-name="P3586"/>
          </table:table-cell>
          <table:table-cell table:style-name="TableCell3587">
            <text:p text:style-name="P3588"/>
          </table:table-cell>
          <table:table-cell table:style-name="TableCell3589">
            <text:p text:style-name="P3590">Costo per unità di Prodotto</text:p>
          </table:table-cell>
        </table:table-row>
        <table:table-row table:style-name="TableRow3591">
          <table:table-cell table:style-name="TableCell3592">
            <text:p text:style-name="P3593"/>
          </table:table-cell>
          <table:table-cell table:style-name="TableCell3594">
            <text:p text:style-name="P3595"/>
          </table:table-cell>
          <table:table-cell table:style-name="TableCell3596">
            <text:p text:style-name="P3597"/>
          </table:table-cell>
        </table:table-row>
        <table:table-row table:style-name="TableRow3598">
          <table:table-cell table:style-name="TableCell3599">
            <text:p text:style-name="P3600"/>
          </table:table-cell>
          <table:table-cell table:style-name="TableCell3601">
            <text:p text:style-name="P3602"/>
          </table:table-cell>
          <table:table-cell table:style-name="TableCell3603">
            <text:p text:style-name="P3604"/>
          </table:table-cell>
        </table:table-row>
        <table:table-row table:style-name="TableRow3605">
          <table:table-cell table:style-name="TableCell3606">
            <text:p text:style-name="P3607"/>
          </table:table-cell>
          <table:table-cell table:style-name="TableCell3608">
            <text:p text:style-name="P3609"/>
          </table:table-cell>
          <table:table-cell table:style-name="TableCell3610">
            <text:p text:style-name="P3611"/>
          </table:table-cell>
        </table:table-row>
        <table:table-row table:style-name="TableRow3612">
          <table:table-cell table:style-name="TableCell3613">
            <text:p text:style-name="P3614"/>
          </table:table-cell>
          <table:table-cell table:style-name="TableCell3615">
            <text:p text:style-name="P3616"/>
          </table:table-cell>
          <table:table-cell table:style-name="TableCell3617">
            <text:p text:style-name="P3618"/>
          </table:table-cell>
        </table:table-row>
      </table:table>
      <text:p text:style-name="Standard"/>
      <text:p text:style-name="P3619"/>
      <table:table table:style-name="Table3620">
        <table:table-columns>
          <table:table-column table:style-name="TableColumn3621"/>
          <table:table-column table:style-name="TableColumn3622"/>
          <table:table-column table:style-name="TableColumn3623"/>
        </table:table-columns>
        <table:table-row table:style-name="TableRow3624">
          <table:table-cell table:style-name="TableCell3625">
            <text:h text:style-name="P3626" text:outline-level="1">Costi ANNO 3</text:h>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P3640">Risorse Umane</text:p>
          </table:table-cell>
          <table:table-cell table:style-name="TableCell3641">
            <text:p text:style-name="P3642"/>
          </table:table-cell>
          <table:table-cell table:style-name="TableCell3643">
            <text:p text:style-name="P3644"/>
          </table:table-cell>
        </table:table-row>
        <table:table-row table:style-name="TableRow3645">
          <table:table-cell table:style-name="TableCell3646">
            <text:p text:style-name="P3647"/>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Fondatori</text:p>
          </table:table-cell>
          <table:table-cell table:style-name="TableCell3655">
            <text:p text:style-name="P3656"/>
          </table:table-cell>
          <table:table-cell table:style-name="TableCell3657">
            <text:p text:style-name="P3658"/>
          </table:table-cell>
        </table:table-row>
        <table:table-row table:style-name="TableRow3659">
          <table:table-cell table:style-name="TableCell3660">
            <text:p text:style-name="P3661">nome</text:p>
          </table:table-cell>
          <table:table-cell table:style-name="TableCell3662">
            <text:p text:style-name="P3663">ruolo</text:p>
          </table:table-cell>
          <table:table-cell table:style-name="TableCell3664">
            <text:p text:style-name="P3665">stipendio lordo annuo</text:p>
          </table:table-cell>
        </table:table-row>
        <table:table-row table:style-name="TableRow3666">
          <table:table-cell table:style-name="TableCell3667">
            <text:p text:style-name="P3668"/>
          </table:table-cell>
          <table:table-cell table:style-name="TableCell3669">
            <text:p text:style-name="P3670"/>
          </table:table-cell>
          <table:table-cell table:style-name="TableCell3671">
            <text:p text:style-name="P3672"/>
          </table:table-cell>
        </table:table-row>
        <table:table-row table:style-name="TableRow3673">
          <table:table-cell table:style-name="TableCell3674">
            <text:p text:style-name="P3675"/>
          </table:table-cell>
          <table:table-cell table:style-name="TableCell3676">
            <text:p text:style-name="P3677"/>
          </table:table-cell>
          <table:table-cell table:style-name="TableCell3678">
            <text:p text:style-name="P3679"/>
          </table:table-cell>
        </table:table-row>
        <table:table-row table:style-name="TableRow3680">
          <table:table-cell table:style-name="TableCell3681">
            <text:p text:style-name="P3682"/>
          </table:table-cell>
          <table:table-cell table:style-name="TableCell3683">
            <text:p text:style-name="P3684"/>
          </table:table-cell>
          <table:table-cell table:style-name="TableCell3685">
            <text:p text:style-name="P3686"/>
          </table:table-cell>
        </table:table-row>
        <table:table-row table:style-name="TableRow3687">
          <table:table-cell table:style-name="TableCell3688">
            <text:p text:style-name="P3689"/>
          </table:table-cell>
          <table:table-cell table:style-name="TableCell3690">
            <text:p text:style-name="P3691"/>
          </table:table-cell>
          <table:table-cell table:style-name="TableCell3692">
            <text:p text:style-name="P3693"/>
          </table:table-cell>
        </table:table-row>
        <table:table-row table:style-name="TableRow3694">
          <table:table-cell table:style-name="TableCell3695">
            <text:p text:style-name="P3696"/>
          </table:table-cell>
          <table:table-cell table:style-name="TableCell3697">
            <text:p text:style-name="P3698"/>
          </table:table-cell>
          <table:table-cell table:style-name="TableCell3699">
            <text:p text:style-name="P3700"/>
          </table:table-cell>
        </table:table-row>
        <table:table-row table:style-name="TableRow3701">
          <table:table-cell table:style-name="TableCell3702">
            <text:p text:style-name="P3703"/>
          </table:table-cell>
          <table:table-cell table:style-name="TableCell3704">
            <text:p text:style-name="P3705"/>
          </table:table-cell>
          <table:table-cell table:style-name="TableCell3706">
            <text:p text:style-name="P3707"/>
          </table:table-cell>
        </table:table-row>
        <table:table-row table:style-name="TableRow3708">
          <table:table-cell table:style-name="TableCell3709">
            <text:p text:style-name="P3710">Staff</text:p>
          </table:table-cell>
          <table:table-cell table:style-name="TableCell3711">
            <text:p text:style-name="P3712"/>
          </table:table-cell>
          <table:table-cell table:style-name="TableCell3713">
            <text:p text:style-name="P3714"/>
          </table:table-cell>
        </table:table-row>
        <table:table-row table:style-name="TableRow3715">
          <table:table-cell table:style-name="TableCell3716">
            <text:p text:style-name="P3717">numero</text:p>
          </table:table-cell>
          <table:table-cell table:style-name="TableCell3718">
            <text:p text:style-name="P3719">ruolo</text:p>
          </table:table-cell>
          <table:table-cell table:style-name="TableCell3720">
            <text:p text:style-name="P3721">stipendio lordo annuo</text:p>
          </table:table-cell>
        </table:table-row>
        <table:table-row table:style-name="TableRow3722">
          <table:table-cell table:style-name="TableCell3723">
            <text:p text:style-name="P3724"/>
          </table:table-cell>
          <table:table-cell table:style-name="TableCell3725">
            <text:p text:style-name="P3726"/>
          </table:table-cell>
          <table:table-cell table:style-name="TableCell3727">
            <text:p text:style-name="P3728"/>
          </table:table-cell>
        </table:table-row>
        <table:table-row table:style-name="TableRow3729">
          <table:table-cell table:style-name="TableCell3730">
            <text:p text:style-name="P3731"/>
          </table:table-cell>
          <table:table-cell table:style-name="TableCell3732">
            <text:p text:style-name="P3733"/>
          </table:table-cell>
          <table:table-cell table:style-name="TableCell3734">
            <text:p text:style-name="P3735"/>
          </table:table-cell>
        </table:table-row>
        <table:table-row table:style-name="TableRow3736">
          <table:table-cell table:style-name="TableCell3737">
            <text:p text:style-name="P3738"/>
          </table:table-cell>
          <table:table-cell table:style-name="TableCell3739">
            <text:p text:style-name="P3740"/>
          </table:table-cell>
          <table:table-cell table:style-name="TableCell3741">
            <text:p text:style-name="P3742"/>
          </table:table-cell>
        </table:table-row>
        <table:table-row table:style-name="TableRow3743">
          <table:table-cell table:style-name="TableCell3744">
            <text:p text:style-name="P3745"/>
          </table:table-cell>
          <table:table-cell table:style-name="TableCell3746">
            <text:p text:style-name="P3747"/>
          </table:table-cell>
          <table:table-cell table:style-name="TableCell3748">
            <text:p text:style-name="P3749"/>
          </table:table-cell>
        </table:table-row>
        <table:table-row table:style-name="TableRow3750">
          <table:table-cell table:style-name="TableCell3751">
            <text:p text:style-name="P3752"/>
          </table:table-cell>
          <table:table-cell table:style-name="TableCell3753">
            <text:p text:style-name="P3754"/>
          </table:table-cell>
          <table:table-cell table:style-name="TableCell3755">
            <text:p text:style-name="P3756"/>
          </table:table-cell>
        </table:table-row>
        <table:table-row table:style-name="TableRow3757">
          <table:table-cell table:style-name="TableCell3758">
            <text:p text:style-name="P3759"/>
          </table:table-cell>
          <table:table-cell table:style-name="TableCell3760">
            <text:p text:style-name="P3761"/>
          </table:table-cell>
          <table:table-cell table:style-name="TableCell3762">
            <text:p text:style-name="P3763"/>
          </table:table-cell>
        </table:table-row>
        <table:table-row table:style-name="TableRow3764">
          <table:table-cell table:style-name="TableCell3765">
            <text:p text:style-name="P3766"/>
          </table:table-cell>
          <table:table-cell table:style-name="TableCell3767">
            <text:p text:style-name="P3768"/>
          </table:table-cell>
          <table:table-cell table:style-name="TableCell3769">
            <text:p text:style-name="P3770"/>
          </table:table-cell>
        </table:table-row>
        <table:table-row table:style-name="TableRow3771">
          <table:table-cell table:style-name="TableCell3772">
            <text:p text:style-name="P3773"/>
          </table:table-cell>
          <table:table-cell table:style-name="TableCell3774">
            <text:p text:style-name="P3775"/>
          </table:table-cell>
          <table:table-cell table:style-name="TableCell3776">
            <text:p text:style-name="P3777"/>
          </table:table-cell>
        </table:table-row>
        <table:table-row table:style-name="TableRow3778">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row>
        <table:table-row table:style-name="TableRow3792">
          <table:table-cell table:style-name="TableCell3793">
            <text:p text:style-name="P3794">Risorse Fisiche</text:p>
          </table:table-cell>
          <table:table-cell table:style-name="TableCell3795">
            <text:p text:style-name="P3796"/>
          </table:table-cell>
          <table:table-cell table:style-name="TableCell3797">
            <text:p text:style-name="P3798"/>
          </table:table-cell>
        </table:table-row>
        <table:table-row table:style-name="TableRow3799">
          <table:table-cell table:style-name="TableCell3800">
            <text:p text:style-name="P3801">Locali</text:p>
          </table:table-cell>
          <table:table-cell table:style-name="TableCell3802">
            <text:p text:style-name="P3803"/>
          </table:table-cell>
          <table:table-cell table:style-name="TableCell3804">
            <text:p text:style-name="P3805">Costo Annuale/Fisso</text:p>
          </table:table-cell>
        </table:table-row>
        <table:table-row table:style-name="TableRow3806">
          <table:table-cell table:style-name="TableCell3807">
            <text:p text:style-name="P3808"/>
          </table:table-cell>
          <table:table-cell table:style-name="TableCell3809">
            <text:p text:style-name="P3810"/>
          </table:table-cell>
          <table:table-cell table:style-name="TableCell3811">
            <text:p text:style-name="P3812"/>
          </table:table-cell>
        </table:table-row>
        <table:table-row table:style-name="TableRow3813">
          <table:table-cell table:style-name="TableCell3814">
            <text:p text:style-name="P3815"/>
          </table:table-cell>
          <table:table-cell table:style-name="TableCell3816">
            <text:p text:style-name="P3817"/>
          </table:table-cell>
          <table:table-cell table:style-name="TableCell3818">
            <text:p text:style-name="P3819"/>
          </table:table-cell>
        </table:table-row>
        <table:table-row table:style-name="TableRow3820">
          <table:table-cell table:style-name="TableCell3821">
            <text:p text:style-name="P3822"/>
          </table:table-cell>
          <table:table-cell table:style-name="TableCell3823">
            <text:p text:style-name="P3824"/>
          </table:table-cell>
          <table:table-cell table:style-name="TableCell3825">
            <text:p text:style-name="P3826"/>
          </table:table-cell>
        </table:table-row>
        <table:table-row table:style-name="TableRow3827">
          <table:table-cell table:style-name="TableCell3828" table:number-columns-spanned="2">
            <text:p text:style-name="P3829">Strutture/Macchinari/Software</text:p>
          </table:table-cell>
          <table:covered-table-cell/>
          <table:table-cell table:style-name="TableCell3830">
            <text:p text:style-name="P3831">Costo Annuale/Fisso</text:p>
          </table:table-cell>
        </table:table-row>
        <table:table-row table:style-name="TableRow3832">
          <table:table-cell table:style-name="TableCell3833">
            <text:p text:style-name="P3834"/>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
          </table:table-cell>
          <table:table-cell table:style-name="TableCell3849">
            <text:p text:style-name="P3850"/>
          </table:table-cell>
          <table:table-cell table:style-name="TableCell3851">
            <text:p text:style-name="P3852"/>
          </table:table-cell>
        </table:table-row>
        <table:table-row table:style-name="TableRow3853">
          <table:table-cell table:style-name="TableCell3854">
            <text:p text:style-name="P3855"/>
          </table:table-cell>
          <table:table-cell table:style-name="TableCell3856">
            <text:p text:style-name="P3857"/>
          </table:table-cell>
          <table:table-cell table:style-name="TableCell3858">
            <text:p text:style-name="P3859"/>
          </table:table-cell>
        </table:table-row>
        <table:table-row table:style-name="TableRow3860">
          <table:table-cell table:style-name="TableCell3861">
            <text:p text:style-name="P3862"/>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ext:p text:style-name="P3869"/>
          </table:table-cell>
          <table:table-cell table:style-name="TableCell3870">
            <text:p text:style-name="P3871"/>
          </table:table-cell>
          <table:table-cell table:style-name="TableCell3872">
            <text:p text:style-name="P3873"/>
          </table:table-cell>
        </table:table-row>
        <table:table-row table:style-name="TableRow3874">
          <table:table-cell table:style-name="TableCell3875">
            <text:p text:style-name="P3876"/>
          </table:table-cell>
          <table:table-cell table:style-name="TableCell3877">
            <text:p text:style-name="P3878"/>
          </table:table-cell>
          <table:table-cell table:style-name="TableCell3879">
            <text:p text:style-name="P3880"/>
          </table:table-cell>
        </table:table-row>
        <table:table-row table:style-name="TableRow3881">
          <table:table-cell table:style-name="TableCell3882">
            <text:p text:style-name="P3883"/>
          </table:table-cell>
          <table:table-cell table:style-name="TableCell3884">
            <text:p text:style-name="P3885"/>
          </table:table-cell>
          <table:table-cell table:style-name="TableCell3886">
            <text:p text:style-name="P3887"/>
          </table:table-cell>
        </table:table-row>
        <table:table-row table:style-name="TableRow3888">
          <table:table-cell table:style-name="TableCell3889">
            <text:p text:style-name="P3890"/>
          </table:table-cell>
          <table:table-cell table:style-name="TableCell3891">
            <text:p text:style-name="P3892"/>
          </table:table-cell>
          <table:table-cell table:style-name="TableCell3893">
            <text:p text:style-name="P3894"/>
          </table:table-cell>
        </table:table-row>
        <table:table-row table:style-name="TableRow3895">
          <table:table-cell table:style-name="TableCell3896">
            <text:p text:style-name="P3897"/>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
          </table:table-cell>
          <table:table-cell table:style-name="TableCell3905">
            <text:p text:style-name="P3906"/>
          </table:table-cell>
          <table:table-cell table:style-name="TableCell3907">
            <text:p text:style-name="P3908"/>
          </table:table-cell>
        </table:table-row>
        <table:table-row table:style-name="TableRow3909">
          <table:table-cell table:style-name="TableCell3910">
            <text:p text:style-name="P3911"/>
          </table:table-cell>
          <table:table-cell table:style-name="TableCell3912">
            <text:p text:style-name="P3913"/>
          </table:table-cell>
          <table:table-cell table:style-name="TableCell3914">
            <text:p text:style-name="P3915"/>
          </table:table-cell>
        </table:table-row>
        <table:table-row table:style-name="TableRow3916">
          <table:table-cell table:style-name="TableCell3917">
            <text:p text:style-name="P3918"/>
          </table:table-cell>
          <table:table-cell table:style-name="TableCell3919">
            <text:p text:style-name="P3920"/>
          </table:table-cell>
          <table:table-cell table:style-name="TableCell3921">
            <text:p text:style-name="P3922"/>
          </table:table-cell>
        </table:table-row>
        <table:table-row table:style-name="TableRow3923">
          <table:table-cell table:style-name="TableCell3924">
            <text:p text:style-name="P3925"/>
          </table:table-cell>
          <table:table-cell table:style-name="TableCell3926">
            <text:p text:style-name="P3927"/>
          </table:table-cell>
          <table:table-cell table:style-name="TableCell3928">
            <text:p text:style-name="P3929"/>
          </table:table-cell>
        </table:table-row>
        <table:table-row table:style-name="TableRow3930">
          <table:table-cell table:style-name="TableCell3931">
            <text:p text:style-name="P3932"/>
          </table:table-cell>
          <table:table-cell table:style-name="TableCell3933">
            <text:p text:style-name="P3934"/>
          </table:table-cell>
          <table:table-cell table:style-name="TableCell3935">
            <text:p text:style-name="P3936"/>
          </table:table-cell>
        </table:table-row>
        <table:table-row table:style-name="TableRow3937">
          <table:table-cell table:style-name="TableCell3938">
            <text:p text:style-name="P3939"/>
          </table:table-cell>
          <table:table-cell table:style-name="TableCell3940">
            <text:p text:style-name="P3941"/>
          </table:table-cell>
          <table:table-cell table:style-name="TableCell3942">
            <text:p text:style-name="P3943"/>
          </table:table-cell>
        </table:table-row>
        <table:table-row table:style-name="TableRow3944">
          <table:table-cell table:style-name="TableCell3945">
            <text:p text:style-name="P3946"/>
          </table:table-cell>
          <table:table-cell table:style-name="TableCell3947">
            <text:p text:style-name="P3948"/>
          </table:table-cell>
          <table:table-cell table:style-name="TableCell3949">
            <text:p text:style-name="P3950"/>
          </table:table-cell>
        </table:table-row>
        <table:table-row table:style-name="TableRow3951">
          <table:table-cell table:style-name="TableCell3952">
            <text:p text:style-name="P3953">Risorse Intellettuali</text:p>
          </table:table-cell>
          <table:table-cell table:style-name="TableCell3954">
            <text:p text:style-name="P3955"/>
          </table:table-cell>
          <table:table-cell table:style-name="TableCell3956">
            <text:p text:style-name="P3957"/>
          </table:table-cell>
        </table:table-row>
        <table:table-row table:style-name="TableRow3958">
          <table:table-cell table:style-name="TableCell3959">
            <text:p text:style-name="P3960">Brevetti</text:p>
          </table:table-cell>
          <table:table-cell table:style-name="TableCell3961">
            <text:p text:style-name="P3962"/>
          </table:table-cell>
          <table:table-cell table:style-name="TableCell3963">
            <text:p text:style-name="P3964">Costo Annuale/Fisso</text:p>
          </table:table-cell>
        </table:table-row>
        <table:table-row table:style-name="TableRow3965">
          <table:table-cell table:style-name="TableCell3966">
            <text:p text:style-name="P3967"/>
          </table:table-cell>
          <table:table-cell table:style-name="TableCell3968">
            <text:p text:style-name="P3969"/>
          </table:table-cell>
          <table:table-cell table:style-name="TableCell3970">
            <text:p text:style-name="P3971"/>
          </table:table-cell>
        </table:table-row>
        <table:table-row table:style-name="TableRow3972">
          <table:table-cell table:style-name="TableCell3973">
            <text:p text:style-name="P3974"/>
          </table:table-cell>
          <table:table-cell table:style-name="TableCell3975">
            <text:p text:style-name="P3976"/>
          </table:table-cell>
          <table:table-cell table:style-name="TableCell3977">
            <text:p text:style-name="P3978"/>
          </table:table-cell>
        </table:table-row>
        <table:table-row table:style-name="TableRow3979">
          <table:table-cell table:style-name="TableCell3980">
            <text:p text:style-name="P3981"/>
          </table:table-cell>
          <table:table-cell table:style-name="TableCell3982">
            <text:p text:style-name="P3983"/>
          </table:table-cell>
          <table:table-cell table:style-name="TableCell3984">
            <text:p text:style-name="P3985"/>
          </table:table-cell>
        </table:table-row>
        <table:table-row table:style-name="TableRow3986">
          <table:table-cell table:style-name="TableCell3987">
            <text:p text:style-name="P3988"/>
          </table:table-cell>
          <table:table-cell table:style-name="TableCell3989">
            <text:p text:style-name="P3990"/>
          </table:table-cell>
          <table:table-cell table:style-name="TableCell3991">
            <text:p text:style-name="P3992"/>
          </table:table-cell>
        </table:table-row>
        <table:table-row table:style-name="TableRow3993">
          <table:table-cell table:style-name="TableCell3994">
            <text:p text:style-name="P3995"/>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P4002"/>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P4009"/>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ext:p text:style-name="P4016"/>
          </table:table-cell>
          <table:table-cell table:style-name="TableCell4017">
            <text:p text:style-name="P4018"/>
          </table:table-cell>
          <table:table-cell table:style-name="TableCell4019">
            <text:p text:style-name="P4020"/>
          </table:table-cell>
        </table:table-row>
        <table:table-row table:style-name="TableRow4021">
          <table:table-cell table:style-name="TableCell4022">
            <text:p text:style-name="P4023"/>
          </table:table-cell>
          <table:table-cell table:style-name="TableCell4024">
            <text:p text:style-name="P4025"/>
          </table:table-cell>
          <table:table-cell table:style-name="TableCell4026">
            <text:p text:style-name="P4027"/>
          </table:table-cell>
        </table:table-row>
        <table:table-row table:style-name="TableRow4028">
          <table:table-cell table:style-name="TableCell4029">
            <text:p text:style-name="P4030"/>
          </table:table-cell>
          <table:table-cell table:style-name="TableCell4031">
            <text:p text:style-name="P4032"/>
          </table:table-cell>
          <table:table-cell table:style-name="TableCell4033">
            <text:p text:style-name="P4034"/>
          </table:table-cell>
        </table:table-row>
        <table:table-row table:style-name="TableRow4035">
          <table:table-cell table:style-name="TableCell4036">
            <text:p text:style-name="P4037"/>
          </table:table-cell>
          <table:table-cell table:style-name="TableCell4038">
            <text:p text:style-name="P4039"/>
          </table:table-cell>
          <table:table-cell table:style-name="TableCell4040">
            <text:p text:style-name="P4041"/>
          </table:table-cell>
        </table:table-row>
        <table:table-row table:style-name="TableRow4042">
          <table:table-cell table:style-name="TableCell4043">
            <text:p text:style-name="P4044"/>
          </table:table-cell>
          <table:table-cell table:style-name="TableCell4045">
            <text:p text:style-name="P4046"/>
          </table:table-cell>
          <table:table-cell table:style-name="TableCell4047">
            <text:p text:style-name="P4048"/>
          </table:table-cell>
        </table:table-row>
        <table:table-row table:style-name="TableRow4049">
          <table:table-cell table:style-name="TableCell4050">
            <text:p text:style-name="P4051">Altri Costi Fissi</text:p>
          </table:table-cell>
          <table:table-cell table:style-name="TableCell4052">
            <text:p text:style-name="P4053"/>
          </table:table-cell>
          <table:table-cell table:style-name="TableCell4054">
            <text:p text:style-name="P4055"/>
          </table:table-cell>
        </table:table-row>
        <table:table-row table:style-name="TableRow4056">
          <table:table-cell table:style-name="TableCell4057">
            <text:p text:style-name="P4058">Burocrazia</text:p>
          </table:table-cell>
          <table:table-cell table:style-name="TableCell4059">
            <text:p text:style-name="P4060"/>
          </table:table-cell>
          <table:table-cell table:style-name="TableCell4061">
            <text:p text:style-name="P4062">Costo Annuale/Fisso</text:p>
          </table:table-cell>
        </table:table-row>
        <table:table-row table:style-name="TableRow4063">
          <table:table-cell table:style-name="TableCell4064">
            <text:p text:style-name="P4065"/>
          </table:table-cell>
          <table:table-cell table:style-name="TableCell4066">
            <text:p text:style-name="P4067"/>
          </table:table-cell>
          <table:table-cell table:style-name="TableCell4068">
            <text:p text:style-name="P4069"/>
          </table:table-cell>
        </table:table-row>
        <table:table-row table:style-name="TableRow4070">
          <table:table-cell table:style-name="TableCell4071">
            <text:p text:style-name="P4072"/>
          </table:table-cell>
          <table:table-cell table:style-name="TableCell4073">
            <text:p text:style-name="P4074"/>
          </table:table-cell>
          <table:table-cell table:style-name="TableCell4075">
            <text:p text:style-name="P4076"/>
          </table:table-cell>
        </table:table-row>
        <table:table-row table:style-name="TableRow4077">
          <table:table-cell table:style-name="TableCell4078">
            <text:p text:style-name="P4079"/>
          </table:table-cell>
          <table:table-cell table:style-name="TableCell4080">
            <text:p text:style-name="P4081"/>
          </table:table-cell>
          <table:table-cell table:style-name="TableCell4082">
            <text:p text:style-name="P4083"/>
          </table:table-cell>
        </table:table-row>
        <table:table-row table:style-name="TableRow4084">
          <table:table-cell table:style-name="TableCell4085">
            <text:p text:style-name="P4086"/>
          </table:table-cell>
          <table:table-cell table:style-name="TableCell4087">
            <text:p text:style-name="P4088"/>
          </table:table-cell>
          <table:table-cell table:style-name="TableCell4089">
            <text:p text:style-name="P4090"/>
          </table:table-cell>
        </table:table-row>
        <table:table-row table:style-name="TableRow4091">
          <table:table-cell table:style-name="TableCell4092">
            <text:p text:style-name="P4093"/>
          </table:table-cell>
          <table:table-cell table:style-name="TableCell4094">
            <text:p text:style-name="P4095"/>
          </table:table-cell>
          <table:table-cell table:style-name="TableCell4096">
            <text:p text:style-name="P4097"/>
          </table:table-cell>
        </table:table-row>
        <table:table-row table:style-name="TableRow4098">
          <table:table-cell table:style-name="TableCell4099">
            <text:p text:style-name="P4100"/>
          </table:table-cell>
          <table:table-cell table:style-name="TableCell4101">
            <text:p text:style-name="P4102"/>
          </table:table-cell>
          <table:table-cell table:style-name="TableCell4103">
            <text:p text:style-name="P4104"/>
          </table:table-cell>
        </table:table-row>
        <table:table-row table:style-name="TableRow4105">
          <table:table-cell table:style-name="TableCell4106">
            <text:p text:style-name="P4107"/>
          </table:table-cell>
          <table:table-cell table:style-name="TableCell4108">
            <text:p text:style-name="P4109"/>
          </table:table-cell>
          <table:table-cell table:style-name="TableCell4110">
            <text:p text:style-name="P4111"/>
          </table:table-cell>
        </table:table-row>
        <table:table-row table:style-name="TableRow4112">
          <table:table-cell table:style-name="TableCell4113">
            <text:p text:style-name="P4114"/>
          </table:table-cell>
          <table:table-cell table:style-name="TableCell4115">
            <text:p text:style-name="P4116"/>
          </table:table-cell>
          <table:table-cell table:style-name="TableCell4117">
            <text:p text:style-name="P4118"/>
          </table:table-cell>
        </table:table-row>
        <table:table-row table:style-name="TableRow4119">
          <table:table-cell table:style-name="TableCell4120">
            <text:p text:style-name="P4121">Costi Variabili</text:p>
          </table:table-cell>
          <table:table-cell table:style-name="TableCell4122">
            <text:p text:style-name="P4123"/>
          </table:table-cell>
          <table:table-cell table:style-name="TableCell4124">
            <text:p text:style-name="P4125"/>
          </table:table-cell>
        </table:table-row>
        <table:table-row table:style-name="TableRow4126">
          <table:table-cell table:style-name="TableCell4127">
            <text:p text:style-name="P4128"/>
          </table:table-cell>
          <table:table-cell table:style-name="TableCell4129">
            <text:p text:style-name="P4130"/>
          </table:table-cell>
          <table:table-cell table:style-name="TableCell4131">
            <text:p text:style-name="P4132">Costo per unità di Prodotto</text:p>
          </table:table-cell>
        </table:table-row>
        <table:table-row table:style-name="TableRow4133">
          <table:table-cell table:style-name="TableCell4134">
            <text:p text:style-name="P4135"/>
          </table:table-cell>
          <table:table-cell table:style-name="TableCell4136">
            <text:p text:style-name="P4137"/>
          </table:table-cell>
          <table:table-cell table:style-name="TableCell4138">
            <text:p text:style-name="P4139"/>
          </table:table-cell>
        </table:table-row>
        <table:table-row table:style-name="TableRow4140">
          <table:table-cell table:style-name="TableCell4141">
            <text:p text:style-name="P4142"/>
            <text:p text:style-name="P4143"/>
            <text:p text:style-name="P4144"/>
            <text:p text:style-name="P4145"/>
            <text:p text:style-name="P4146"/>
            <text:p text:style-name="P4147"/>
          </table:table-cell>
          <table:table-cell table:style-name="TableCell4148">
            <text:p text:style-name="P4149"/>
          </table:table-cell>
          <table:table-cell table:style-name="TableCell4150">
            <text:p text:style-name="P4151"/>
          </table:table-cell>
        </table:table-row>
      </table:table>
      <text:p text:style-name="Standard"/>
      <text:p text:style-name="P4152"/>
      <table:table table:style-name="Table4153">
        <table:table-columns>
          <table:table-column table:style-name="TableColumn4154"/>
          <table:table-column table:style-name="TableColumn4155"/>
          <table:table-column table:style-name="TableColumn4156"/>
        </table:table-columns>
        <table:table-row table:style-name="TableRow4157">
          <table:table-cell table:style-name="TableCell4158">
            <text:h text:style-name="P4159" text:outline-level="1">Ricavi</text:h>
          </table:table-cell>
          <table:table-cell table:style-name="TableCell4160">
            <text:p text:style-name="P4161"/>
          </table:table-cell>
          <table:table-cell table:style-name="TableCell4162">
            <text:p text:style-name="P4163"/>
          </table:table-cell>
        </table:table-row>
        <table:table-row table:style-name="TableRow4164">
          <table:table-cell table:style-name="TableCell4165">
            <text:p text:style-name="P4166"/>
          </table:table-cell>
          <table:table-cell table:style-name="TableCell4167">
            <text:p text:style-name="P4168"/>
          </table:table-cell>
          <table:table-cell table:style-name="TableCell4169">
            <text:p text:style-name="P4170"/>
          </table:table-cell>
        </table:table-row>
        <table:table-row table:style-name="TableRow4171">
          <table:table-cell table:style-name="TableCell4172">
            <text:p text:style-name="P4173">Costo unitario Prodotto 1</text:p>
          </table:table-cell>
          <table:table-cell table:style-name="TableCell4174">
            <text:p text:style-name="P4175"/>
          </table:table-cell>
          <table:table-cell table:style-name="TableCell4176">
            <text:p text:style-name="P4177"/>
          </table:table-cell>
        </table:table-row>
        <table:table-row table:style-name="TableRow4178">
          <table:table-cell table:style-name="TableCell4179">
            <text:p text:style-name="P4180"/>
          </table:table-cell>
          <table:table-cell table:style-name="TableCell4181">
            <text:p text:style-name="P4182"/>
          </table:table-cell>
          <table:table-cell table:style-name="TableCell4183">
            <text:p text:style-name="P4184"/>
          </table:table-cell>
        </table:table-row>
        <table:table-row table:style-name="TableRow4185">
          <table:table-cell table:style-name="TableCell4186">
            <text:p text:style-name="P4187"/>
          </table:table-cell>
          <table:table-cell table:style-name="TableCell4188">
            <text:p text:style-name="P4189"/>
          </table:table-cell>
          <table:table-cell table:style-name="TableCell4190">
            <text:p text:style-name="P4191"/>
          </table:table-cell>
        </table:table-row>
        <table:table-row table:style-name="TableRow4192">
          <table:table-cell table:style-name="TableCell4193">
            <text:p text:style-name="P4194">Mercato Potenziale Prodotto 1</text:p>
          </table:table-cell>
          <table:table-cell table:style-name="TableCell4195">
            <text:p text:style-name="P4196"/>
          </table:table-cell>
          <table:table-cell table:style-name="TableCell4197">
            <text:p text:style-name="P4198"/>
          </table:table-cell>
        </table:table-row>
        <table:table-row table:style-name="TableRow4199">
          <table:table-cell table:style-name="TableCell4200">
            <text:p text:style-name="P4201"/>
          </table:table-cell>
          <table:table-cell table:style-name="TableCell4202">
            <text:p text:style-name="P4203"/>
          </table:table-cell>
          <table:table-cell table:style-name="TableCell4204">
            <text:p text:style-name="P4205"/>
          </table:table-cell>
        </table:table-row>
        <table:table-row table:style-name="TableRow4206">
          <table:table-cell table:style-name="TableCell4207">
            <text:p text:style-name="P4208"/>
          </table:table-cell>
          <table:table-cell table:style-name="TableCell4209">
            <text:p text:style-name="P4210"/>
          </table:table-cell>
          <table:table-cell table:style-name="TableCell4211">
            <text:p text:style-name="P4212"/>
          </table:table-cell>
        </table:table-row>
        <table:table-row table:style-name="TableRow4213">
          <table:table-cell table:style-name="TableCell4214">
            <text:p text:style-name="P4215">Vendite Anno 1</text:p>
          </table:table-cell>
          <table:table-cell table:style-name="TableCell4216">
            <text:p text:style-name="P4217"/>
          </table:table-cell>
          <table:table-cell table:style-name="TableCell4218">
            <text:p text:style-name="P4219">Ricavi</text:p>
          </table:table-cell>
        </table:table-row>
        <table:table-row table:style-name="TableRow4220">
          <table:table-cell table:style-name="TableCell4221">
            <text:p text:style-name="P4222"/>
          </table:table-cell>
          <table:table-cell table:style-name="TableCell4223">
            <text:p text:style-name="P4224"/>
          </table:table-cell>
          <table:table-cell table:style-name="TableCell4225">
            <text:p text:style-name="P4226"/>
          </table:table-cell>
        </table:table-row>
        <table:table-row table:style-name="TableRow4227">
          <table:table-cell table:style-name="TableCell4228">
            <text:p text:style-name="P4229"/>
          </table:table-cell>
          <table:table-cell table:style-name="TableCell4230">
            <text:p text:style-name="P4231"/>
          </table:table-cell>
          <table:table-cell table:style-name="TableCell4232">
            <text:p text:style-name="P4233"/>
          </table:table-cell>
        </table:table-row>
        <table:table-row table:style-name="TableRow4234">
          <table:table-cell table:style-name="TableCell4235">
            <text:p text:style-name="P4236"/>
          </table:table-cell>
          <table:table-cell table:style-name="TableCell4237">
            <text:p text:style-name="P4238"/>
          </table:table-cell>
          <table:table-cell table:style-name="TableCell4239">
            <text:p text:style-name="P4240"/>
          </table:table-cell>
        </table:table-row>
        <table:table-row table:style-name="TableRow4241">
          <table:table-cell table:style-name="TableCell4242">
            <text:p text:style-name="P4243">Vendite Anno 2</text:p>
          </table:table-cell>
          <table:table-cell table:style-name="TableCell4244">
            <text:p text:style-name="P4245"/>
          </table:table-cell>
          <table:table-cell table:style-name="TableCell4246">
            <text:p text:style-name="P4247">Ricavi</text:p>
          </table:table-cell>
        </table:table-row>
        <table:table-row table:style-name="TableRow4248">
          <table:table-cell table:style-name="TableCell4249">
            <text:p text:style-name="P4250"/>
          </table:table-cell>
          <table:table-cell table:style-name="TableCell4251">
            <text:p text:style-name="P4252"/>
          </table:table-cell>
          <table:table-cell table:style-name="TableCell4253">
            <text:p text:style-name="P4254"/>
          </table:table-cell>
        </table:table-row>
        <table:table-row table:style-name="TableRow4255">
          <table:table-cell table:style-name="TableCell4256">
            <text:p text:style-name="P4257"/>
          </table:table-cell>
          <table:table-cell table:style-name="TableCell4258">
            <text:p text:style-name="P4259"/>
          </table:table-cell>
          <table:table-cell table:style-name="TableCell4260">
            <text:p text:style-name="P4261"/>
          </table:table-cell>
        </table:table-row>
        <table:table-row table:style-name="TableRow4262">
          <table:table-cell table:style-name="TableCell4263">
            <text:p text:style-name="P4264"/>
          </table:table-cell>
          <table:table-cell table:style-name="TableCell4265">
            <text:p text:style-name="P4266"/>
          </table:table-cell>
          <table:table-cell table:style-name="TableCell4267">
            <text:p text:style-name="P4268"/>
          </table:table-cell>
        </table:table-row>
        <table:table-row table:style-name="TableRow4269">
          <table:table-cell table:style-name="TableCell4270">
            <text:p text:style-name="P4271">Vendite Anno 3</text:p>
          </table:table-cell>
          <table:table-cell table:style-name="TableCell4272">
            <text:p text:style-name="P4273"/>
          </table:table-cell>
          <table:table-cell table:style-name="TableCell4274">
            <text:p text:style-name="P4275">Ricavi</text:p>
          </table:table-cell>
        </table:table-row>
        <table:table-row table:style-name="TableRow4276">
          <table:table-cell table:style-name="TableCell4277">
            <text:p text:style-name="P4278"/>
          </table:table-cell>
          <table:table-cell table:style-name="TableCell4279">
            <text:p text:style-name="P4280"/>
          </table:table-cell>
          <table:table-cell table:style-name="TableCell4281">
            <text:p text:style-name="P4282"/>
          </table:table-cell>
        </table:table-row>
        <table:table-row table:style-name="TableRow4283">
          <table:table-cell table:style-name="TableCell4284">
            <text:p text:style-name="P4285"/>
          </table:table-cell>
          <table:table-cell table:style-name="TableCell4286">
            <text:p text:style-name="P4287"/>
          </table:table-cell>
          <table:table-cell table:style-name="TableCell4288">
            <text:p text:style-name="P4289"/>
          </table:table-cell>
        </table:table-row>
        <table:table-row table:style-name="TableRow4290">
          <table:table-cell table:style-name="TableCell4291">
            <text:p text:style-name="P4292"/>
          </table:table-cell>
          <table:table-cell table:style-name="TableCell4293">
            <text:p text:style-name="P4294"/>
          </table:table-cell>
          <table:table-cell table:style-name="TableCell4295">
            <text:p text:style-name="P4296"/>
          </table:table-cell>
        </table:table-row>
        <table:table-row table:style-name="TableRow4297">
          <table:table-cell table:style-name="TableCell4298">
            <text:p text:style-name="P4299"/>
          </table:table-cell>
          <table:table-cell table:style-name="TableCell4300">
            <text:p text:style-name="P4301"/>
          </table:table-cell>
          <table:table-cell table:style-name="TableCell4302">
            <text:p text:style-name="P4303"/>
          </table:table-cell>
        </table:table-row>
        <table:table-row table:style-name="TableRow4304">
          <table:table-cell table:style-name="TableCell4305">
            <text:p text:style-name="P4306">Costo unitario Prodotto 2</text:p>
          </table:table-cell>
          <table:table-cell table:style-name="TableCell4307">
            <text:p text:style-name="P4308"/>
          </table:table-cell>
          <table:table-cell table:style-name="TableCell4309">
            <text:p text:style-name="P4310"/>
          </table:table-cell>
        </table:table-row>
        <table:table-row table:style-name="TableRow4311">
          <table:table-cell table:style-name="TableCell4312">
            <text:p text:style-name="P4313"/>
          </table:table-cell>
          <table:table-cell table:style-name="TableCell4314">
            <text:p text:style-name="P4315"/>
          </table:table-cell>
          <table:table-cell table:style-name="TableCell4316">
            <text:p text:style-name="P4317"/>
          </table:table-cell>
        </table:table-row>
        <table:table-row table:style-name="TableRow4318">
          <table:table-cell table:style-name="TableCell4319">
            <text:p text:style-name="P4320"/>
          </table:table-cell>
          <table:table-cell table:style-name="TableCell4321">
            <text:p text:style-name="P4322"/>
          </table:table-cell>
          <table:table-cell table:style-name="TableCell4323">
            <text:p text:style-name="P4324"/>
          </table:table-cell>
        </table:table-row>
        <table:table-row table:style-name="TableRow4325">
          <table:table-cell table:style-name="TableCell4326">
            <text:p text:style-name="P4327">Mercato Potenziale Prodotto 2</text:p>
          </table:table-cell>
          <table:table-cell table:style-name="TableCell4328">
            <text:p text:style-name="P4329"/>
          </table:table-cell>
          <table:table-cell table:style-name="TableCell4330">
            <text:p text:style-name="P4331"/>
          </table:table-cell>
        </table:table-row>
        <table:table-row table:style-name="TableRow4332">
          <table:table-cell table:style-name="TableCell4333">
            <text:p text:style-name="P4334"/>
          </table:table-cell>
          <table:table-cell table:style-name="TableCell4335">
            <text:p text:style-name="P4336"/>
          </table:table-cell>
          <table:table-cell table:style-name="TableCell4337">
            <text:p text:style-name="P4338"/>
          </table:table-cell>
        </table:table-row>
        <table:table-row table:style-name="TableRow4339">
          <table:table-cell table:style-name="TableCell4340">
            <text:p text:style-name="P4341"/>
          </table:table-cell>
          <table:table-cell table:style-name="TableCell4342">
            <text:p text:style-name="P4343"/>
          </table:table-cell>
          <table:table-cell table:style-name="TableCell4344">
            <text:p text:style-name="P4345"/>
          </table:table-cell>
        </table:table-row>
        <table:table-row table:style-name="TableRow4346">
          <table:table-cell table:style-name="TableCell4347">
            <text:p text:style-name="P4348">Vendite Anno 1</text:p>
          </table:table-cell>
          <table:table-cell table:style-name="TableCell4349">
            <text:p text:style-name="P4350"/>
          </table:table-cell>
          <table:table-cell table:style-name="TableCell4351">
            <text:p text:style-name="P4352">Ricavi</text:p>
          </table:table-cell>
        </table:table-row>
        <table:table-row table:style-name="TableRow4353">
          <table:table-cell table:style-name="TableCell4354">
            <text:p text:style-name="P4355"/>
          </table:table-cell>
          <table:table-cell table:style-name="TableCell4356">
            <text:p text:style-name="P4357"/>
          </table:table-cell>
          <table:table-cell table:style-name="TableCell4358">
            <text:p text:style-name="P4359"/>
          </table:table-cell>
        </table:table-row>
        <table:table-row table:style-name="TableRow4360">
          <table:table-cell table:style-name="TableCell4361">
            <text:p text:style-name="P4362"/>
          </table:table-cell>
          <table:table-cell table:style-name="TableCell4363">
            <text:p text:style-name="P4364"/>
          </table:table-cell>
          <table:table-cell table:style-name="TableCell4365">
            <text:p text:style-name="P4366"/>
          </table:table-cell>
        </table:table-row>
        <table:table-row table:style-name="TableRow4367">
          <table:table-cell table:style-name="TableCell4368">
            <text:p text:style-name="P4369"/>
          </table:table-cell>
          <table:table-cell table:style-name="TableCell4370">
            <text:p text:style-name="P4371"/>
          </table:table-cell>
          <table:table-cell table:style-name="TableCell4372">
            <text:p text:style-name="P4373"/>
          </table:table-cell>
        </table:table-row>
        <table:table-row table:style-name="TableRow4374">
          <table:table-cell table:style-name="TableCell4375">
            <text:p text:style-name="P4376">Vendite Anno 2</text:p>
          </table:table-cell>
          <table:table-cell table:style-name="TableCell4377">
            <text:p text:style-name="P4378"/>
          </table:table-cell>
          <table:table-cell table:style-name="TableCell4379">
            <text:p text:style-name="P4380">Ricavi</text:p>
          </table:table-cell>
        </table:table-row>
        <table:table-row table:style-name="TableRow4381">
          <table:table-cell table:style-name="TableCell4382">
            <text:p text:style-name="P4383"/>
          </table:table-cell>
          <table:table-cell table:style-name="TableCell4384">
            <text:p text:style-name="P4385"/>
          </table:table-cell>
          <table:table-cell table:style-name="TableCell4386">
            <text:p text:style-name="P4387"/>
          </table:table-cell>
        </table:table-row>
        <table:table-row table:style-name="TableRow4388">
          <table:table-cell table:style-name="TableCell4389">
            <text:p text:style-name="P4390"/>
          </table:table-cell>
          <table:table-cell table:style-name="TableCell4391">
            <text:p text:style-name="P4392"/>
          </table:table-cell>
          <table:table-cell table:style-name="TableCell4393">
            <text:p text:style-name="P4394"/>
          </table:table-cell>
        </table:table-row>
        <table:table-row table:style-name="TableRow4395">
          <table:table-cell table:style-name="TableCell4396">
            <text:p text:style-name="P4397"/>
          </table:table-cell>
          <table:table-cell table:style-name="TableCell4398">
            <text:p text:style-name="P4399"/>
          </table:table-cell>
          <table:table-cell table:style-name="TableCell4400">
            <text:p text:style-name="P4401"/>
          </table:table-cell>
        </table:table-row>
        <table:table-row table:style-name="TableRow4402">
          <table:table-cell table:style-name="TableCell4403">
            <text:p text:style-name="P4404">Vendite Anno 3</text:p>
          </table:table-cell>
          <table:table-cell table:style-name="TableCell4405">
            <text:p text:style-name="P4406"/>
          </table:table-cell>
          <table:table-cell table:style-name="TableCell4407">
            <text:p text:style-name="P4408">Ricavi</text:p>
          </table:table-cell>
        </table:table-row>
        <table:table-row table:style-name="TableRow4409">
          <table:table-cell table:style-name="TableCell4410">
            <text:p text:style-name="P4411"/>
          </table:table-cell>
          <table:table-cell table:style-name="TableCell4412">
            <text:p text:style-name="P4413"/>
          </table:table-cell>
          <table:table-cell table:style-name="TableCell4414">
            <text:p text:style-name="P4415"/>
          </table:table-cell>
        </table:table-row>
        <table:table-row table:style-name="TableRow4416">
          <table:table-cell table:style-name="TableCell4417">
            <text:p text:style-name="P4418"/>
          </table:table-cell>
          <table:table-cell table:style-name="TableCell4419">
            <text:p text:style-name="P4420"/>
          </table:table-cell>
          <table:table-cell table:style-name="TableCell4421">
            <text:p text:style-name="P4422"/>
          </table:table-cell>
        </table:table-row>
        <table:table-row table:style-name="TableRow4423">
          <table:table-cell table:style-name="TableCell4424">
            <text:p text:style-name="P4425"/>
          </table:table-cell>
          <table:table-cell table:style-name="TableCell4426">
            <text:p text:style-name="P4427"/>
          </table:table-cell>
          <table:table-cell table:style-name="TableCell4428">
            <text:p text:style-name="P4429"/>
          </table:table-cell>
        </table:table-row>
        <table:table-row table:style-name="TableRow4430">
          <table:table-cell table:style-name="TableCell4431">
            <text:p text:style-name="P4432"/>
          </table:table-cell>
          <table:table-cell table:style-name="TableCell4433">
            <text:p text:style-name="P4434"/>
          </table:table-cell>
          <table:table-cell table:style-name="TableCell4435">
            <text:p text:style-name="P4436"/>
          </table:table-cell>
        </table:table-row>
      </table:table>
      <text:p text:style-name="Standard"/>
      <text:p text:style-name="P44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Analisi di Breakeven ( e EBITDA)</text:h>
      <table:table table:style-name="Table4438">
        <table:table-columns>
          <table:table-column table:style-name="TableColumn4439"/>
        </table:table-columns>
        <table:table-row table:style-name="TableRow4440">
          <table:table-cell table:style-name="TableCell4441">
            <text:p text:style-name="P4442">Il breakeven verrà raggiunto…</text:p>
          </table:table-cell>
        </table:table-row>
        <table:table-row table:style-name="TableRow4443">
          <table:table-cell table:style-name="TableCell4444">
            <text:p text:style-name="P4445"/>
          </table:table-cell>
        </table:table-row>
        <table:table-row table:style-name="TableRow4446">
          <table:table-cell table:style-name="TableCell4447">
            <text:p text:style-name="P4448"/>
          </table:table-cell>
        </table:table-row>
        <table:table-row table:style-name="TableRow4449">
          <table:table-cell table:style-name="TableCell4450">
            <text:p text:style-name="P4451"/>
          </table:table-cell>
        </table:table-row>
        <table:table-row table:style-name="TableRow4452">
          <table:table-cell table:style-name="TableCell4453">
            <text:p text:style-name="P4454"/>
          </table:table-cell>
        </table:table-row>
        <table:table-row table:style-name="TableRow4455">
          <table:table-cell table:style-name="TableCell4456">
            <text:p text:style-name="P4457"/>
          </table:table-cell>
        </table:table-row>
        <table:table-row table:style-name="TableRow4458">
          <table:table-cell table:style-name="TableCell4459">
            <text:p text:style-name="P4460"/>
          </table:table-cell>
        </table:table-row>
        <table:table-row table:style-name="TableRow4461">
          <table:table-cell table:style-name="TableCell4462">
            <text:p text:style-name="P4463"/>
          </table:table-cell>
        </table:table-row>
        <table:table-row table:style-name="TableRow4464">
          <table:table-cell table:style-name="TableCell4465">
            <text:p text:style-name="P4466"/>
          </table:table-cell>
        </table:table-row>
        <table:table-row table:style-name="TableRow4467">
          <table:table-cell table:style-name="TableCell4468">
            <text:p text:style-name="P4469"/>
          </table:table-cell>
        </table:table-row>
        <table:table-row table:style-name="TableRow4470">
          <table:table-cell table:style-name="TableCell4471">
            <text:p text:style-name="P4472"/>
          </table:table-cell>
        </table:table-row>
        <table:table-row table:style-name="TableRow4473">
          <table:table-cell table:style-name="TableCell4474">
            <text:p text:style-name="P4475"/>
          </table:table-cell>
        </table:table-row>
        <table:table-row table:style-name="TableRow4476">
          <table:table-cell table:style-name="TableCell4477">
            <text:p text:style-name="P4478"/>
          </table:table-cell>
        </table:table-row>
      </table:table>
      <text:h text:style-name="Titolo2" text:outline-level="2"/>
      <text:soft-page-break/>
      <text:h text:style-name="P4479" text:outline-level="1">Metriche e Assumptions</text:h>
      <text:p text:style-name="Standard">Che metriche è necessario raggiungere per assicurarsi il successo? Che metriche pensate di poter mantenere (assumptions) e perché? Sulla base di cosa?</text:p>
      <table:table table:style-name="Table4480">
        <table:table-columns>
          <table:table-column table:style-name="TableColumn4481"/>
        </table:table-columns>
        <table:table-row table:style-name="TableRow4482">
          <table:table-cell table:style-name="TableCell4483">
            <text:p text:style-name="P4484"/>
          </table:table-cell>
        </table:table-row>
        <table:table-row table:style-name="TableRow4485">
          <table:table-cell table:style-name="TableCell4486">
            <text:p text:style-name="P4487"/>
          </table:table-cell>
        </table:table-row>
        <table:table-row table:style-name="TableRow4488">
          <table:table-cell table:style-name="TableCell4489">
            <text:p text:style-name="P4490"/>
          </table:table-cell>
        </table:table-row>
        <table:table-row table:style-name="TableRow4491">
          <table:table-cell table:style-name="TableCell4492">
            <text:p text:style-name="P4493"/>
          </table:table-cell>
        </table:table-row>
        <table:table-row table:style-name="TableRow4494">
          <table:table-cell table:style-name="TableCell4495">
            <text:p text:style-name="P4496"/>
          </table:table-cell>
        </table:table-row>
        <table:table-row table:style-name="TableRow4497">
          <table:table-cell table:style-name="TableCell4498">
            <text:p text:style-name="P4499"/>
          </table:table-cell>
        </table:table-row>
        <table:table-row table:style-name="TableRow4500">
          <table:table-cell table:style-name="TableCell4501">
            <text:p text:style-name="P4502"/>
          </table:table-cell>
        </table:table-row>
        <table:table-row table:style-name="TableRow4503">
          <table:table-cell table:style-name="TableCell4504">
            <text:p text:style-name="P4505"/>
          </table:table-cell>
        </table:table-row>
        <table:table-row table:style-name="TableRow4506">
          <table:table-cell table:style-name="TableCell4507">
            <text:p text:style-name="P4508"/>
          </table:table-cell>
        </table:table-row>
        <table:table-row table:style-name="TableRow4509">
          <table:table-cell table:style-name="TableCell4510">
            <text:p text:style-name="P4511"/>
          </table:table-cell>
        </table:table-row>
        <table:table-row table:style-name="TableRow4512">
          <table:table-cell table:style-name="TableCell4513">
            <text:p text:style-name="P4514"/>
          </table:table-cell>
        </table:table-row>
        <table:table-row table:style-name="TableRow4515">
          <table:table-cell table:style-name="TableCell4516">
            <text:p text:style-name="P4517"/>
          </table:table-cell>
        </table:table-row>
        <table:table-row table:style-name="TableRow4518">
          <table:table-cell table:style-name="TableCell4519">
            <text:p text:style-name="P4520"/>
          </table:table-cell>
        </table:table-row>
        <table:table-row table:style-name="TableRow4521">
          <table:table-cell table:style-name="TableCell4522">
            <text:p text:style-name="P4523"/>
          </table:table-cell>
        </table:table-row>
        <table:table-row table:style-name="TableRow4524">
          <table:table-cell table:style-name="TableCell4525">
            <text:p text:style-name="P4526"/>
          </table:table-cell>
        </table:table-row>
        <table:table-row table:style-name="TableRow4527">
          <table:table-cell table:style-name="TableCell4528">
            <text:p text:style-name="P4529"/>
          </table:table-cell>
        </table:table-row>
        <table:table-row table:style-name="TableRow4530">
          <table:table-cell table:style-name="TableCell4531">
            <text:p text:style-name="P4532"/>
          </table:table-cell>
        </table:table-row>
        <table:table-row table:style-name="TableRow4533">
          <table:table-cell table:style-name="TableCell4534">
            <text:p text:style-name="P4535"/>
          </table:table-cell>
        </table:table-row>
        <table:table-row table:style-name="TableRow4536">
          <table:table-cell table:style-name="TableCell4537">
            <text:p text:style-name="P4538"/>
          </table:table-cell>
        </table:table-row>
        <table:table-row table:style-name="TableRow4539">
          <table:table-cell table:style-name="TableCell4540">
            <text:p text:style-name="P4541"/>
          </table:table-cell>
        </table:table-row>
        <table:table-row table:style-name="TableRow4542">
          <table:table-cell table:style-name="TableCell4543">
            <text:p text:style-name="P4544"/>
          </table:table-cell>
        </table:table-row>
        <table:table-row table:style-name="TableRow4545">
          <table:table-cell table:style-name="TableCell4546">
            <text:p text:style-name="P4547"/>
          </table:table-cell>
        </table:table-row>
        <table:table-row table:style-name="TableRow4548">
          <table:table-cell table:style-name="TableCell4549">
            <text:p text:style-name="P4550"/>
          </table:table-cell>
        </table:table-row>
        <table:table-row table:style-name="TableRow4551">
          <table:table-cell table:style-name="TableCell4552">
            <text:p text:style-name="P4553"/>
          </table:table-cell>
        </table:table-row>
        <table:table-row table:style-name="TableRow4554">
          <table:table-cell table:style-name="TableCell4555">
            <text:p text:style-name="P4556"/>
          </table:table-cell>
        </table:table-row>
        <table:table-row table:style-name="TableRow4557">
          <table:table-cell table:style-name="TableCell4558">
            <text:p text:style-name="P4559"/>
          </table:table-cell>
        </table:table-row>
        <table:table-row table:style-name="TableRow4560">
          <table:table-cell table:style-name="TableCell4561">
            <text:p text:style-name="P4562"/>
          </table:table-cell>
        </table:table-row>
        <table:table-row table:style-name="TableRow4563">
          <table:table-cell table:style-name="TableCell4564">
            <text:p text:style-name="P4565"/>
          </table:table-cell>
        </table:table-row>
        <table:table-row table:style-name="TableRow4566">
          <table:table-cell table:style-name="TableCell4567">
            <text:p text:style-name="P4568"/>
          </table:table-cell>
        </table:table-row>
        <table:table-row table:style-name="TableRow4569">
          <table:table-cell table:style-name="TableCell4570">
            <text:p text:style-name="P4571"/>
          </table:table-cell>
        </table:table-row>
        <table:table-row table:style-name="TableRow4572">
          <table:table-cell table:style-name="TableCell4573">
            <text:p text:style-name="P4574"/>
          </table:table-cell>
        </table:table-row>
        <table:table-row table:style-name="TableRow4575">
          <table:table-cell table:style-name="TableCell4576">
            <text:p text:style-name="P4577"/>
          </table:table-cell>
        </table:table-row>
        <table:table-row table:style-name="TableRow4578">
          <table:table-cell table:style-name="TableCell4579">
            <text:p text:style-name="P4580"/>
          </table:table-cell>
        </table:table-row>
        <table:table-row table:style-name="TableRow4581">
          <table:table-cell table:style-name="TableCell4582">
            <text:p text:style-name="P4583"/>
          </table:table-cell>
        </table:table-row>
        <table:table-row table:style-name="TableRow4584">
          <table:table-cell table:style-name="TableCell4585">
            <text:p text:style-name="P4586"/>
          </table:table-cell>
        </table:table-row>
        <table:table-row table:style-name="TableRow4587">
          <table:table-cell table:style-name="TableCell4588">
            <text:p text:style-name="P4589"/>
          </table:table-cell>
        </table:table-row>
        <table:table-row table:style-name="TableRow4590">
          <table:table-cell table:style-name="TableCell4591">
            <text:p text:style-name="P4592"/>
          </table:table-cell>
        </table:table-row>
        <table:table-row table:style-name="TableRow4593">
          <table:table-cell table:style-name="TableCell4594">
            <text:p text:style-name="P4595"/>
          </table:table-cell>
        </table:table-row>
        <table:table-row table:style-name="TableRow4596">
          <table:table-cell table:style-name="TableCell4597">
            <text:p text:style-name="P4598"/>
          </table:table-cell>
        </table:table-row>
        <table:table-row table:style-name="TableRow4599">
          <table:table-cell table:style-name="TableCell4600">
            <text:p text:style-name="P4601"/>
          </table:table-cell>
        </table:table-row>
        <table:table-row table:style-name="TableRow4602">
          <table:table-cell table:style-name="TableCell4603">
            <text:p text:style-name="P4604"/>
          </table:table-cell>
        </table:table-row>
        <table:table-row table:style-name="TableRow4605">
          <table:table-cell table:style-name="TableCell4606">
            <text:p text:style-name="P4607"/>
          </table:table-cell>
        </table:table-row>
        <table:table-row table:style-name="TableRow4608">
          <table:table-cell table:style-name="TableCell4609">
            <text:p text:style-name="P4610"/>
          </table:table-cell>
        </table:table-row>
        <table:table-row table:style-name="TableRow4611">
          <table:table-cell table:style-name="TableCell4612">
            <text:p text:style-name="P4613"/>
          </table:table-cell>
        </table:table-row>
        <table:table-row table:style-name="TableRow4614">
          <table:table-cell table:style-name="TableCell4615">
            <text:p text:style-name="P4616"/>
          </table:table-cell>
        </table:table-row>
        <table:table-row table:style-name="TableRow4617">
          <table:table-cell table:style-name="TableCell4618">
            <text:p text:style-name="P4619"/>
          </table:table-cell>
        </table:table-row>
      </table:table>
      <text:soft-page-break/>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620">
        <table:table-columns>
          <table:table-column table:style-name="TableColumn4621"/>
        </table:table-columns>
        <table:table-row table:style-name="TableRow4622">
          <table:table-cell table:style-name="TableCell4623">
            <text:p text:style-name="P4624"/>
          </table:table-cell>
        </table:table-row>
        <table:table-row table:style-name="TableRow4625">
          <table:table-cell table:style-name="TableCell4626">
            <text:p text:style-name="P4627"/>
          </table:table-cell>
        </table:table-row>
        <table:table-row table:style-name="TableRow4628">
          <table:table-cell table:style-name="TableCell4629">
            <text:p text:style-name="P4630"/>
          </table:table-cell>
        </table:table-row>
        <table:table-row table:style-name="TableRow4631">
          <table:table-cell table:style-name="TableCell4632">
            <text:p text:style-name="P4633"/>
          </table:table-cell>
        </table:table-row>
        <table:table-row table:style-name="TableRow4634">
          <table:table-cell table:style-name="TableCell4635">
            <text:p text:style-name="P4636"/>
          </table:table-cell>
        </table:table-row>
        <table:table-row table:style-name="TableRow4637">
          <table:table-cell table:style-name="TableCell4638">
            <text:p text:style-name="P4639"/>
          </table:table-cell>
        </table:table-row>
        <table:table-row table:style-name="TableRow4640">
          <table:table-cell table:style-name="TableCell4641">
            <text:p text:style-name="P4642"/>
          </table:table-cell>
        </table:table-row>
        <table:table-row table:style-name="TableRow4643">
          <table:table-cell table:style-name="TableCell4644">
            <text:p text:style-name="P4645"/>
          </table:table-cell>
        </table:table-row>
        <table:table-row table:style-name="TableRow4646">
          <table:table-cell table:style-name="TableCell4647">
            <text:p text:style-name="P4648"/>
          </table:table-cell>
        </table:table-row>
        <table:table-row table:style-name="TableRow4649">
          <table:table-cell table:style-name="TableCell4650">
            <text:p text:style-name="P4651"/>
          </table:table-cell>
        </table:table-row>
        <table:table-row table:style-name="TableRow4652">
          <table:table-cell table:style-name="TableCell4653">
            <text:p text:style-name="P4654"/>
          </table:table-cell>
        </table:table-row>
        <table:table-row table:style-name="TableRow4655">
          <table:table-cell table:style-name="TableCell4656">
            <text:p text:style-name="P4657"/>
          </table:table-cell>
        </table:table-row>
        <table:table-row table:style-name="TableRow4658">
          <table:table-cell table:style-name="TableCell4659">
            <text:p text:style-name="P4660"/>
          </table:table-cell>
        </table:table-row>
        <table:table-row table:style-name="TableRow4661">
          <table:table-cell table:style-name="TableCell4662">
            <text:p text:style-name="P4663"/>
          </table:table-cell>
        </table:table-row>
        <table:table-row table:style-name="TableRow4664">
          <table:table-cell table:style-name="TableCell4665">
            <text:p text:style-name="P4666"/>
          </table:table-cell>
        </table:table-row>
        <table:table-row table:style-name="TableRow4667">
          <table:table-cell table:style-name="TableCell4668">
            <text:p text:style-name="P4669"/>
          </table:table-cell>
        </table:table-row>
        <table:table-row table:style-name="TableRow4670">
          <table:table-cell table:style-name="TableCell4671">
            <text:p text:style-name="P4672"/>
          </table:table-cell>
        </table:table-row>
        <table:table-row table:style-name="TableRow4673">
          <table:table-cell table:style-name="TableCell4674">
            <text:p text:style-name="P4675"/>
          </table:table-cell>
        </table:table-row>
        <table:table-row table:style-name="TableRow4676">
          <table:table-cell table:style-name="TableCell4677">
            <text:p text:style-name="P4678"/>
          </table:table-cell>
        </table:table-row>
        <table:table-row table:style-name="TableRow4679">
          <table:table-cell table:style-name="TableCell4680">
            <text:p text:style-name="P4681"/>
          </table:table-cell>
        </table:table-row>
        <table:table-row table:style-name="TableRow4682">
          <table:table-cell table:style-name="TableCell4683">
            <text:p text:style-name="P4684"/>
          </table:table-cell>
        </table:table-row>
        <table:table-row table:style-name="TableRow4685">
          <table:table-cell table:style-name="TableCell4686">
            <text:p text:style-name="P4687"/>
          </table:table-cell>
        </table:table-row>
        <table:table-row table:style-name="TableRow4688">
          <table:table-cell table:style-name="TableCell4689">
            <text:p text:style-name="P4690"/>
          </table:table-cell>
        </table:table-row>
        <table:table-row table:style-name="TableRow4691">
          <table:table-cell table:style-name="TableCell4692">
            <text:p text:style-name="P4693"/>
          </table:table-cell>
        </table:table-row>
        <table:table-row table:style-name="TableRow4694">
          <table:table-cell table:style-name="TableCell4695">
            <text:p text:style-name="P4696"/>
          </table:table-cell>
        </table:table-row>
        <table:table-row table:style-name="TableRow4697">
          <table:table-cell table:style-name="TableCell4698">
            <text:p text:style-name="P4699"/>
          </table:table-cell>
        </table:table-row>
        <table:table-row table:style-name="TableRow4700">
          <table:table-cell table:style-name="TableCell4701">
            <text:p text:style-name="P4702"/>
          </table:table-cell>
        </table:table-row>
        <table:table-row table:style-name="TableRow4703">
          <table:table-cell table:style-name="TableCell4704">
            <text:p text:style-name="P4705"/>
          </table:table-cell>
        </table:table-row>
        <table:table-row table:style-name="TableRow4706">
          <table:table-cell table:style-name="TableCell4707">
            <text:p text:style-name="P4708"/>
          </table:table-cell>
        </table:table-row>
        <table:table-row table:style-name="TableRow4709">
          <table:table-cell table:style-name="TableCell4710">
            <text:p text:style-name="P4711"/>
          </table:table-cell>
        </table:table-row>
        <table:table-row table:style-name="TableRow4712">
          <table:table-cell table:style-name="TableCell4713">
            <text:p text:style-name="P4714"/>
          </table:table-cell>
        </table:table-row>
        <table:table-row table:style-name="TableRow4715">
          <table:table-cell table:style-name="TableCell4716">
            <text:p text:style-name="P4717"/>
          </table:table-cell>
        </table:table-row>
        <table:table-row table:style-name="TableRow4718">
          <table:table-cell table:style-name="TableCell4719">
            <text:p text:style-name="P4720"/>
          </table:table-cell>
        </table:table-row>
        <table:table-row table:style-name="TableRow4721">
          <table:table-cell table:style-name="TableCell4722">
            <text:p text:style-name="P4723"/>
          </table:table-cell>
        </table:table-row>
        <table:table-row table:style-name="TableRow4724">
          <table:table-cell table:style-name="TableCell4725">
            <text:p text:style-name="P4726"/>
          </table:table-cell>
        </table:table-row>
        <table:table-row table:style-name="TableRow4727">
          <table:table-cell table:style-name="TableCell4728">
            <text:p text:style-name="P4729"/>
          </table:table-cell>
        </table:table-row>
        <table:table-row table:style-name="TableRow4730">
          <table:table-cell table:style-name="TableCell4731">
            <text:p text:style-name="P4732"/>
          </table:table-cell>
        </table:table-row>
        <table:table-row table:style-name="TableRow4733">
          <table:table-cell table:style-name="TableCell4734">
            <text:p text:style-name="P4735"/>
          </table:table-cell>
        </table:table-row>
        <table:table-row table:style-name="TableRow4736">
          <table:table-cell table:style-name="TableCell4737">
            <text:p text:style-name="P4738"/>
          </table:table-cell>
        </table:table-row>
        <table:table-row table:style-name="TableRow4739">
          <table:table-cell table:style-name="TableCell4740">
            <text:p text:style-name="P4741"/>
          </table:table-cell>
        </table:table-row>
        <table:table-row table:style-name="TableRow4742">
          <table:table-cell table:style-name="TableCell4743">
            <text:p text:style-name="P4744"/>
          </table:table-cell>
        </table:table-row>
        <table:table-row table:style-name="TableRow4745">
          <table:table-cell table:style-name="TableCell4746">
            <text:p text:style-name="P4747"/>
          </table:table-cell>
        </table:table-row>
        <table:table-row table:style-name="TableRow4748">
          <table:table-cell table:style-name="TableCell4749">
            <text:p text:style-name="P4750"/>
          </table:table-cell>
        </table:table-row>
        <table:table-row table:style-name="TableRow4751">
          <table:table-cell table:style-name="TableCell4752">
            <text:p text:style-name="P4753"/>
          </table:table-cell>
        </table:table-row>
        <table:table-row table:style-name="TableRow4754">
          <table:table-cell table:style-name="TableCell4755">
            <text:p text:style-name="P4756"/>
          </table:table-cell>
        </table:table-row>
        <table:table-row table:style-name="TableRow4757">
          <table:table-cell table:style-name="TableCell4758">
            <text:p text:style-name="P4759"/>
          </table:table-cell>
        </table:table-row>
      </table:table>
      <text:soft-page-break/>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760">Anno 1</text:p>
      <text:p text:style-name="Standard"/>
      <table:table table:style-name="Table4761">
        <table:table-columns>
          <table:table-column table:style-name="TableColumn4762"/>
        </table:table-columns>
        <table:table-row table:style-name="TableRow4763">
          <table:table-cell table:style-name="TableCell4764">
            <text:p text:style-name="P4765"/>
          </table:table-cell>
        </table:table-row>
        <table:table-row table:style-name="TableRow4766">
          <table:table-cell table:style-name="TableCell4767">
            <text:p text:style-name="P4768"/>
          </table:table-cell>
        </table:table-row>
        <table:table-row table:style-name="TableRow4769">
          <table:table-cell table:style-name="TableCell4770">
            <text:p text:style-name="P4771"/>
          </table:table-cell>
        </table:table-row>
        <table:table-row table:style-name="TableRow4772">
          <table:table-cell table:style-name="TableCell4773">
            <text:p text:style-name="P4774"/>
          </table:table-cell>
        </table:table-row>
        <table:table-row table:style-name="TableRow4775">
          <table:table-cell table:style-name="TableCell4776">
            <text:p text:style-name="P4777"/>
          </table:table-cell>
        </table:table-row>
        <table:table-row table:style-name="TableRow4778">
          <table:table-cell table:style-name="TableCell4779">
            <text:p text:style-name="P4780"/>
          </table:table-cell>
        </table:table-row>
        <table:table-row table:style-name="TableRow4781">
          <table:table-cell table:style-name="TableCell4782">
            <text:p text:style-name="P4783"/>
          </table:table-cell>
        </table:table-row>
        <table:table-row table:style-name="TableRow4784">
          <table:table-cell table:style-name="TableCell4785">
            <text:p text:style-name="P4786"/>
          </table:table-cell>
        </table:table-row>
        <table:table-row table:style-name="TableRow4787">
          <table:table-cell table:style-name="TableCell4788">
            <text:p text:style-name="P4789"/>
          </table:table-cell>
        </table:table-row>
        <table:table-row table:style-name="TableRow4790">
          <table:table-cell table:style-name="TableCell4791">
            <text:p text:style-name="P4792"/>
          </table:table-cell>
        </table:table-row>
      </table:table>
      <text:p text:style-name="Standard"/>
      <text:p text:style-name="P4793">Anno 2</text:p>
      <text:p text:style-name="Standard"/>
      <table:table table:style-name="Table4794">
        <table:table-columns>
          <table:table-column table:style-name="TableColumn4795"/>
        </table:table-columns>
        <table:table-row table:style-name="TableRow4796">
          <table:table-cell table:style-name="TableCell4797">
            <text:p text:style-name="P4798"/>
          </table:table-cell>
        </table:table-row>
        <table:table-row table:style-name="TableRow4799">
          <table:table-cell table:style-name="TableCell4800">
            <text:p text:style-name="P4801"/>
          </table:table-cell>
        </table:table-row>
        <table:table-row table:style-name="TableRow4802">
          <table:table-cell table:style-name="TableCell4803">
            <text:p text:style-name="P4804"/>
          </table:table-cell>
        </table:table-row>
        <table:table-row table:style-name="TableRow4805">
          <table:table-cell table:style-name="TableCell4806">
            <text:p text:style-name="P4807"/>
          </table:table-cell>
        </table:table-row>
        <table:table-row table:style-name="TableRow4808">
          <table:table-cell table:style-name="TableCell4809">
            <text:p text:style-name="P4810"/>
          </table:table-cell>
        </table:table-row>
        <table:table-row table:style-name="TableRow4811">
          <table:table-cell table:style-name="TableCell4812">
            <text:p text:style-name="P4813"/>
          </table:table-cell>
        </table:table-row>
        <table:table-row table:style-name="TableRow4814">
          <table:table-cell table:style-name="TableCell4815">
            <text:p text:style-name="P4816"/>
          </table:table-cell>
        </table:table-row>
        <table:table-row table:style-name="TableRow4817">
          <table:table-cell table:style-name="TableCell4818">
            <text:p text:style-name="P4819"/>
          </table:table-cell>
        </table:table-row>
        <table:table-row table:style-name="TableRow4820">
          <table:table-cell table:style-name="TableCell4821">
            <text:p text:style-name="P4822"/>
          </table:table-cell>
        </table:table-row>
        <table:table-row table:style-name="TableRow4823">
          <table:table-cell table:style-name="TableCell4824">
            <text:p text:style-name="P4825"/>
          </table:table-cell>
        </table:table-row>
      </table:table>
      <text:p text:style-name="Standard"/>
      <text:p text:style-name="P4826">Anno 3</text:p>
      <text:p text:style-name="Standard"/>
      <table:table table:style-name="Table4827">
        <table:table-columns>
          <table:table-column table:style-name="TableColumn4828"/>
        </table:table-columns>
        <table:table-row table:style-name="TableRow4829">
          <table:table-cell table:style-name="TableCell4830">
            <text:p text:style-name="P4831"/>
          </table:table-cell>
        </table:table-row>
        <table:table-row table:style-name="TableRow4832">
          <table:table-cell table:style-name="TableCell4833">
            <text:p text:style-name="P4834"/>
          </table:table-cell>
        </table:table-row>
        <table:table-row table:style-name="TableRow4835">
          <table:table-cell table:style-name="TableCell4836">
            <text:p text:style-name="P4837"/>
          </table:table-cell>
        </table:table-row>
        <table:table-row table:style-name="TableRow4838">
          <table:table-cell table:style-name="TableCell4839">
            <text:p text:style-name="P4840"/>
          </table:table-cell>
        </table:table-row>
        <table:table-row table:style-name="TableRow4841">
          <table:table-cell table:style-name="TableCell4842">
            <text:p text:style-name="P4843"/>
          </table:table-cell>
        </table:table-row>
        <table:table-row table:style-name="TableRow4844">
          <table:table-cell table:style-name="TableCell4845">
            <text:p text:style-name="P4846"/>
          </table:table-cell>
        </table:table-row>
        <table:table-row table:style-name="TableRow4847">
          <table:table-cell table:style-name="TableCell4848">
            <text:p text:style-name="P4849"/>
          </table:table-cell>
        </table:table-row>
        <table:table-row table:style-name="TableRow4850">
          <table:table-cell table:style-name="TableCell4851">
            <text:p text:style-name="P4852"/>
          </table:table-cell>
        </table:table-row>
        <table:table-row table:style-name="TableRow4853">
          <table:table-cell table:style-name="TableCell4854">
            <text:p text:style-name="P4855"/>
          </table:table-cell>
        </table:table-row>
        <table:table-row table:style-name="TableRow4856">
          <table:table-cell table:style-name="TableCell4857">
            <text:p text:style-name="P4858"/>
          </table:table-cell>
        </table:table-row>
      </table:table>
      <text:soft-page-break/>
      <text:h text:style-name="Titolo1" text:outline-level="1">Note, Conclusioni e Commenti</text:h>
      <text:p text:style-name="Standard"/>
      <table:table table:style-name="Table4859">
        <table:table-columns>
          <table:table-column table:style-name="TableColumn4860"/>
        </table:table-columns>
        <table:table-row table:style-name="TableRow4861">
          <table:table-cell table:style-name="TableCell4862">
            <text:p text:style-name="P4863"/>
          </table:table-cell>
        </table:table-row>
        <table:table-row table:style-name="TableRow4864">
          <table:table-cell table:style-name="TableCell4865">
            <text:p text:style-name="P4866"/>
          </table:table-cell>
        </table:table-row>
        <table:table-row table:style-name="TableRow4867">
          <table:table-cell table:style-name="TableCell4868">
            <text:p text:style-name="P4869"/>
          </table:table-cell>
        </table:table-row>
        <table:table-row table:style-name="TableRow4870">
          <table:table-cell table:style-name="TableCell4871">
            <text:p text:style-name="P4872"/>
          </table:table-cell>
        </table:table-row>
        <table:table-row table:style-name="TableRow4873">
          <table:table-cell table:style-name="TableCell4874">
            <text:p text:style-name="P4875"/>
          </table:table-cell>
        </table:table-row>
        <table:table-row table:style-name="TableRow4876">
          <table:table-cell table:style-name="TableCell4877">
            <text:p text:style-name="P4878"/>
          </table:table-cell>
        </table:table-row>
        <table:table-row table:style-name="TableRow4879">
          <table:table-cell table:style-name="TableCell4880">
            <text:p text:style-name="P4881"/>
          </table:table-cell>
        </table:table-row>
        <table:table-row table:style-name="TableRow4882">
          <table:table-cell table:style-name="TableCell4883">
            <text:p text:style-name="P4884"/>
          </table:table-cell>
        </table:table-row>
        <table:table-row table:style-name="TableRow4885">
          <table:table-cell table:style-name="TableCell4886">
            <text:p text:style-name="P4887"/>
          </table:table-cell>
        </table:table-row>
        <table:table-row table:style-name="TableRow4888">
          <table:table-cell table:style-name="TableCell4889">
            <text:p text:style-name="P4890"/>
          </table:table-cell>
        </table:table-row>
        <table:table-row table:style-name="TableRow4891">
          <table:table-cell table:style-name="TableCell4892">
            <text:p text:style-name="P4893"/>
          </table:table-cell>
        </table:table-row>
        <table:table-row table:style-name="TableRow4894">
          <table:table-cell table:style-name="TableCell4895">
            <text:p text:style-name="P4896"/>
          </table:table-cell>
        </table:table-row>
        <table:table-row table:style-name="TableRow4897">
          <table:table-cell table:style-name="TableCell4898">
            <text:p text:style-name="P4899"/>
          </table:table-cell>
        </table:table-row>
        <table:table-row table:style-name="TableRow4900">
          <table:table-cell table:style-name="TableCell4901">
            <text:p text:style-name="P4902"/>
          </table:table-cell>
        </table:table-row>
        <table:table-row table:style-name="TableRow4903">
          <table:table-cell table:style-name="TableCell4904">
            <text:p text:style-name="P4905"/>
          </table:table-cell>
        </table:table-row>
        <table:table-row table:style-name="TableRow4906">
          <table:table-cell table:style-name="TableCell4907">
            <text:p text:style-name="P4908"/>
          </table:table-cell>
        </table:table-row>
        <table:table-row table:style-name="TableRow4909">
          <table:table-cell table:style-name="TableCell4910">
            <text:p text:style-name="P4911"/>
          </table:table-cell>
        </table:table-row>
        <table:table-row table:style-name="TableRow4912">
          <table:table-cell table:style-name="TableCell4913">
            <text:p text:style-name="P4914"/>
          </table:table-cell>
        </table:table-row>
        <table:table-row table:style-name="TableRow4915">
          <table:table-cell table:style-name="TableCell4916">
            <text:p text:style-name="P4917"/>
          </table:table-cell>
        </table:table-row>
        <table:table-row table:style-name="TableRow4918">
          <table:table-cell table:style-name="TableCell4919">
            <text:p text:style-name="P4920"/>
          </table:table-cell>
        </table:table-row>
        <table:table-row table:style-name="TableRow4921">
          <table:table-cell table:style-name="TableCell4922">
            <text:p text:style-name="P4923"/>
          </table:table-cell>
        </table:table-row>
        <table:table-row table:style-name="TableRow4924">
          <table:table-cell table:style-name="TableCell4925">
            <text:p text:style-name="P4926"/>
          </table:table-cell>
        </table:table-row>
        <table:table-row table:style-name="TableRow4927">
          <table:table-cell table:style-name="TableCell4928">
            <text:p text:style-name="P4929"/>
          </table:table-cell>
        </table:table-row>
        <table:table-row table:style-name="TableRow4930">
          <table:table-cell table:style-name="TableCell4931">
            <text:p text:style-name="P4932"/>
          </table:table-cell>
        </table:table-row>
        <table:table-row table:style-name="TableRow4933">
          <table:table-cell table:style-name="TableCell4934">
            <text:p text:style-name="P4935"/>
          </table:table-cell>
        </table:table-row>
        <table:table-row table:style-name="TableRow4936">
          <table:table-cell table:style-name="TableCell4937">
            <text:p text:style-name="P4938"/>
          </table:table-cell>
        </table:table-row>
        <table:table-row table:style-name="TableRow4939">
          <table:table-cell table:style-name="TableCell4940">
            <text:p text:style-name="P4941"/>
          </table:table-cell>
        </table:table-row>
        <table:table-row table:style-name="TableRow4942">
          <table:table-cell table:style-name="TableCell4943">
            <text:p text:style-name="P4944"/>
          </table:table-cell>
        </table:table-row>
        <table:table-row table:style-name="TableRow4945">
          <table:table-cell table:style-name="TableCell4946">
            <text:p text:style-name="P4947"/>
          </table:table-cell>
        </table:table-row>
        <table:table-row table:style-name="TableRow4948">
          <table:table-cell table:style-name="TableCell4949">
            <text:p text:style-name="P4950"/>
          </table:table-cell>
        </table:table-row>
        <table:table-row table:style-name="TableRow4951">
          <table:table-cell table:style-name="TableCell4952">
            <text:p text:style-name="P4953"/>
          </table:table-cell>
        </table:table-row>
        <table:table-row table:style-name="TableRow4954">
          <table:table-cell table:style-name="TableCell4955">
            <text:p text:style-name="P4956"/>
          </table:table-cell>
        </table:table-row>
        <table:table-row table:style-name="TableRow4957">
          <table:table-cell table:style-name="TableCell4958">
            <text:p text:style-name="P4959"/>
          </table:table-cell>
        </table:table-row>
        <table:table-row table:style-name="TableRow4960">
          <table:table-cell table:style-name="TableCell4961">
            <text:p text:style-name="P4962"/>
          </table:table-cell>
        </table:table-row>
        <table:table-row table:style-name="TableRow4963">
          <table:table-cell table:style-name="TableCell4964">
            <text:p text:style-name="P4965"/>
          </table:table-cell>
        </table:table-row>
        <table:table-row table:style-name="TableRow4966">
          <table:table-cell table:style-name="TableCell4967">
            <text:p text:style-name="P4968"/>
          </table:table-cell>
        </table:table-row>
        <table:table-row table:style-name="TableRow4969">
          <table:table-cell table:style-name="TableCell4970">
            <text:p text:style-name="P4971"/>
          </table:table-cell>
        </table:table-row>
        <table:table-row table:style-name="TableRow4972">
          <table:table-cell table:style-name="TableCell4973">
            <text:p text:style-name="P4974"/>
          </table:table-cell>
        </table:table-row>
        <table:table-row table:style-name="TableRow4975">
          <table:table-cell table:style-name="TableCell4976">
            <text:p text:style-name="P4977"/>
          </table:table-cell>
        </table:table-row>
        <table:table-row table:style-name="TableRow4978">
          <table:table-cell table:style-name="TableCell4979">
            <text:p text:style-name="P4980"/>
          </table:table-cell>
        </table:table-row>
        <table:table-row table:style-name="TableRow4981">
          <table:table-cell table:style-name="TableCell4982">
            <text:p text:style-name="P4983"/>
          </table:table-cell>
        </table:table-row>
        <table:table-row table:style-name="TableRow4984">
          <table:table-cell table:style-name="TableCell4985">
            <text:p text:style-name="P4986"/>
          </table:table-cell>
        </table:table-row>
        <table:table-row table:style-name="TableRow4987">
          <table:table-cell table:style-name="TableCell4988">
            <text:p text:style-name="P4989"/>
          </table:table-cell>
        </table:table-row>
        <table:table-row table:style-name="TableRow4990">
          <table:table-cell table:style-name="TableCell4991">
            <text:p text:style-name="P4992"/>
          </table:table-cell>
        </table:table-row>
        <table:table-row table:style-name="TableRow4993">
          <table:table-cell table:style-name="TableCell4994">
            <text:p text:style-name="P4995"/>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Arial Black" fo:font-weight="bold" style:font-weight-asian="bold" style:font-weight-complex="bold" fo:color="#000000"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Arial" fo:font-weight="bold" style:font-weight-asian="bold" style:font-weight-complex="bold" fo:color="#000000"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color="#80808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style:letter-kerning="true"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text:list-style style:name="Nessunelenco1" style:display-name="Nessun elenco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eWeb" style:display-name="Normale (Web)" style:family="paragraph" style:parent-style-name="Normale">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2</meta:initial-creator>
    <dc:creator>Silvia Colucci</dc:creator>
    <meta:creation-date>2018-05-17T14:12:00Z</meta:creation-date>
    <dc:date>2018-05-17T14:12:00Z</dc:date>
    <meta:print-date>2012-02-24T09:19: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3" meta:paragraph-count="76" meta:word-count="5694" meta:character-count="38079" meta:row-count="270" meta:non-whitespace-character-count="32461"/>
  </office:meta>
</office:document-meta>
</file>